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410_L.jpg=</text:p>
      <text:p text:style-name="Standard">200.</text:p>
      <text:p text:style-name="Standard">Lune xxii. maii capitulantibus dominis .</text:p>
      <text:p text:style-name="Standard">Aguenin</text:p>
      <text:p text:style-name="Standard">Succentore</text:p>
      <text:p text:style-name="Standard">Ordeimonte</text:p>
      <text:p text:style-name="Standard">Paren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Cotin</text:p>
      <text:p text:style-name="Standard">Monnet</text:p>
      <text:p text:style-name="Standard">Gaillon</text:p>
      <text:p text:style-name="Standard">Boullardi</text:p>
      <text:p text:style-name="Standard">Despars</text:p>
      <text:p text:style-name="Standard">Barre</text:p>
      <text:p text:style-name="Standard">Haultny</text:p>
      <text:p text:style-name="Standard">P. Thomas</text:p>
      <text:p text:style-name="Standard">Percheti</text:p>
      <text:p text:style-name="Standard">Burdelot</text:p>
      <text:p text:style-name="Standard">Poytevin</text:p>
      <text:p text:style-name="Standard">Bouchier</text:p>
      <text:p text:style-name="Standard">Fresnoy</text:p>
      <text:p text:style-name="Standard">Fraxinis</text:p>
      <text:p text:style-name="Standard">Michault Totee a adjourné messeigneurs a demain contre Hennequin de Breban fa</text:p>
      <text:p text:style-name="Standard">pluseurs deffaulx</text:p>
      <text:p text:style-name="Standard">Item yceulx contre Jehan de Pierre facte a cause de Saint Anian pour</text:p>
      <text:p text:style-name="Standard">veoir tauxer despens.</text:p>
      <text:p text:style-name="Standard">Ad supplicacionem notarii capituli data est ei licenciam eundi in partibus Belvacensis</text:p>
      <text:p text:style-name="Standard">De notario capituli</text:p>
      <text:p text:style-name="Standard">pro octo diebus</text:p>
      <text:p text:style-name="Standard">Adjounement</text:p>
      <text:p text:style-name="Standard">Mercurii xxiiii maii capitulantibus dominis</text:p>
      <text:p text:style-name="Standard">Archidiacono de Josayo</text:p>
      <text:p text:style-name="Standard">Victri</text:p>
      <text:p text:style-name="Standard"><text:soft-page-break/>Succentore.</text:p>
      <text:p text:style-name="Standard">Mondidier</text:p>
      <text:p text:style-name="Standard">Cancellario</text:p>
      <text:p text:style-name="Standard">Paillardi</text:p>
      <text:p text:style-name="Standard">Ordeimonte</text:p>
      <text:p text:style-name="Standard">Aguenin</text:p>
      <text:p text:style-name="Standard">Percheti</text:p>
      <text:p text:style-name="Standard">Parenti</text:p>
      <text:p text:style-name="Standard">Chacy</text:p>
      <text:p text:style-name="Standard">Vayli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Haultny</text:p>
      <text:p text:style-name="Standard">Boullardi</text:p>
      <text:p text:style-name="Standard">Poytevin</text:p>
      <text:p text:style-name="Standard">Despars</text:p>
      <text:p text:style-name="Standard">Fresnoy</text:p>
      <text:p text:style-name="Standard">Super requesta provisorum Sancti Sepulcri qui petunt recipi m. Jo. de</text:p>
      <text:p text:style-name="Standard">Bosco ad prebendam dicte ecclesie Sepulcri quam nuper possidebat deffuncti</text:p>
      <text:p text:style-name="Standard">magistri Michael Pelote / et hoc vigore eorum presentacionis alias et hodie hic exhibitis</text:p>
      <text:p text:style-name="Standard">responsum est eisdem quod tradant omnia munimenta de quibus se voluerint in...</text:p>
      <text:p text:style-name="Standard">in hac parte penes notarium Capituli infra primum capitulum / et ad illam diem</text:p>
      <text:p text:style-name="Standard">respondebitur.</text:p>
      <text:p text:style-name="Standard">i</text:p>
      <text:p text:style-name="Standard">Succentor</text:p>
      <text:p text:style-name="Standard">constituti et nominati sunt procuratores capituli in congregacione Bicturensis de proximo f...</text:p>
      <text:p text:style-name="Standard">procuratores constituti in</text:p>
      <text:p text:style-name="Standard">Cancellarius</text:p>
      <text:p text:style-name="Standard">et fierit instrucciones que videbuntur in capitulo et ad hoc deputantur</text:p>
      <text:p text:style-name="Standard">congregacione Bicturensi</text:p>
      <text:p text:style-name="Standard">penitenciarius</text:p>
      <text:p text:style-name="Standard">Archidiaconus de Josayo Succentor Cancellarius Cotin et Vayli</text:p>
      <text:p text:style-name="Standard"><text:soft-page-break/>Bastardi</text:p>
      <text:p text:style-name="Standard">Sohier</text:p>
      <text:p text:style-name="Standard">De Croces</text:p>
      <text:p text:style-name="Standard">extra</text:p>
      <text:p text:style-name="Standard">Du Drac</text:p>
      <text:p text:style-name="Standard">Archidiacono de Josayo } excusatis</text:p>
      <text:p text:style-name="Standard">Bussi }</text:p>
      <text:p text:style-name="Standard">Pion extra</text:p>
      <text:p text:style-name="Standard">De provisoribus</text:p>
      <text:p text:style-name="Standard">Sepulcri</text:p>
      <text:p text:style-name="Standard">P. Thomas</text:p>
      <text:p text:style-name="Standard">Burdelot</text:p>
      <text:p text:style-name="Standard">Fraxinis</text:p>
      <text:p text:style-name="Standard">Bastardi</text:p>
      <text:p text:style-name="Standard">Sohier</text:p>
      <text:p text:style-name="Standard">Barre} excusatis</text:p>
      <text:p text:style-name="Standard">Bussi }</text:p>
      <text:p text:style-name="Standard">Pion extra</text:p>
      <text:p text:style-name="Standard">Fresnoy infirmo</text:p>
      <text:p text:style-name="Standard">extra</text:p>
      <text:p text:style-name="Standard">Du Drac</text:p>
      <text:p text:style-name="Standard">De Croces</text:p>
      <text:p text:style-name="Standard">=FRAN_0393_05411_L.jpg=</text:p>
      <text:p text:style-name="Standard">Collacio scolarium</text:p>
      <text:p text:style-name="Standard">De domino de</text:p>
      <text:p text:style-name="Standard">Bethune</text:p>
      <text:p text:style-name="Standard">De motivis traditis per</text:p>
      <text:p text:style-name="Standard">provisores Sepulcri</text:p>
      <text:p text:style-name="Standard">pro prebenda Sepulcri</text:p>
      <text:p text:style-name="Standard">De capellania Sancti</text:p>
      <text:p text:style-name="Standard">Mederici</text:p>
      <text:p text:style-name="Standard">cccclii .</text:p>
      <text:p text:style-name="Standard">201.</text:p>
      <text:p text:style-name="Standard">Audita relacione domini Succentoris ad hoc commissi scolle domini Cantoris apud</text:p>
      <text:p text:style-name="Standard">Sanctum Marcellum prope Par. collate sunt magistro Jo. Vedasti clerico magistro in artibus</text:p>
      <text:p text:style-name="Standard">Attrebatensis diocesis .</text:p>
      <text:p text:style-name="Standard"><text:soft-page-break/>Super requesta hic facta ex parte domini Cardinalis d'Estouteville</text:p>
      <text:p text:style-name="Standard">legati apostolice per dominos Archiepiscopum Remensem et episcopum de Cornuaille pro</text:p>
      <text:p text:style-name="Standard">domino de Bethune petente graciam seu terminum sibi dari trium mensium</text:p>
      <text:p text:style-name="Standard">solvendi arreragia debita etc. et duos vel tres annos reddimendi redditus principale</text:p>
      <text:p text:style-name="Standard">placet dominis contemplacione ipsius domini cardinalis dare eidem domino</text:p>
      <text:p text:style-name="Standard">de Bethune inducias seu terminum duorum vel trium mensium de</text:p>
      <text:p text:style-name="Standard">dictis arreragiis solvendis / dum tamen tradat securitatem / seu</text:p>
      <text:p text:style-name="Standard">caucionem solvendi dicta arreragia . Et respectu principalis nichil innovabitur</text:p>
      <text:p text:style-name="Standard">Et ad dicendum responsum de premissiis dicto domino cardinali commictuntur</text:p>
      <text:p text:style-name="Standard">domini Archidiaconus de Josayo et Cancellarius</text:p>
      <text:p text:style-name="Standard">Veneris post octavam</text:p>
      <text:p text:style-name="Standard">ascensionis Domini xxvi maii</text:p>
      <text:p text:style-name="Standard">capitulantibus dominis</text:p>
      <text:p text:style-name="Standard">Succentore</text:p>
      <text:p text:style-name="Standard">Aguenin</text:p>
      <text:p text:style-name="Standard">Ordeimonte</text:p>
      <text:p text:style-name="Standard">Bastardi</text:p>
      <text:p text:style-name="Standard">Parenti</text:p>
      <text:p text:style-name="Standard">Sohier</text:p>
      <text:p text:style-name="Standard">Chacy</text:p>
      <text:p text:style-name="Standard">Vayli</text:p>
      <text:p text:style-name="Standard">Boullardi</text:p>
      <text:p text:style-name="Standard">Breton</text:p>
      <text:p text:style-name="Standard">Jerson</text:p>
      <text:p text:style-name="Standard">Gaillon</text:p>
      <text:p text:style-name="Standard">Archidiacono de Josayo excusato</text:p>
      <text:p text:style-name="Standard">Fourbeur</text:p>
      <text:p text:style-name="Standard">Barre</text:p>
      <text:p text:style-name="Standard">Bussi</text:p>
      <text:p text:style-name="Standard">Haultny</text:p>
      <text:p text:style-name="Standard">Monneti</text:p>
      <text:p text:style-name="Standard">De ᑕroces</text:p>
      <text:p text:style-name="Standard">Du ᗞrac</text:p>
      <text:p text:style-name="Standard">Despars</text:p>
      <text:p text:style-name="Standard">Cotin</text:p>
      <text:p text:style-name="Standard">Percheti</text:p>
      <text:p text:style-name="Standard"><text:soft-page-break/>P Thomas</text:p>
      <text:p text:style-name="Standard">Poytevin</text:p>
      <text:p text:style-name="Standard">Burdelot</text:p>
      <text:p text:style-name="Standard">Victri</text:p>
      <text:p text:style-name="Standard">Fraxinis</text:p>
      <text:p text:style-name="Standard">Mondidier</text:p>
      <text:p text:style-name="Standard">Pion</text:p>
      <text:p text:style-name="Standard">Hodie gubernatores seu provisores Sepulcri tradiderunt eorum motiva</text:p>
      <text:p text:style-name="Standard">in scriptis et ea que tradere voluerunt pro facto precedente dicti loci ad quam peciit</text:p>
      <text:p text:style-name="Standard">prout alias recipi m. Jo. de Bosco / et pecierunt habere responsum capituli super hoc</text:p>
      <text:p text:style-name="Standard">Super quo commictuntur magistri Ste. de Mondidier . Jo. Aguenin et de Fraxinis</text:p>
      <text:p text:style-name="Standard">ad videndum audiendum et refferendum</text:p>
      <text:p text:style-name="Standard">Hodie magister Guido Mendine virtute licterarum dicti domini legati peciit recipi ad</text:p>
      <text:p text:style-name="Standard">capellaniam Sancti Mederici que fuit A. Russi sibi voll per dictum legatum super</text:p>
      <text:p text:style-name="Standard">quo nichil actum est</text:p>
      <text:p text:style-name="Standard">Dominica xxviii maii fuit festum penthecostis domini</text:p>
      <text:p text:style-name="Standard">Lune}</text:p>
      <text:p text:style-name="Standard">Mercurii sequenti propter solennitatem dicti festi</text:p>
      <text:p text:style-name="Standard">=FRAN_0393_05412_L.jpg=</text:p>
      <text:p text:style-name="Standard">202.</text:p>
      <text:p text:style-name="Standard">Veneris post Penthecostes iia juiiii capitulantibus dominis</text:p>
      <text:p text:style-name="Standard">Archidiacono de Josayo</text:p>
      <text:p text:style-name="Standard">Mondidier</text:p>
      <text:p text:style-name="Standard">Succentore</text:p>
      <text:p text:style-name="Standard">Burdelot</text:p>
      <text:p text:style-name="Standard">Cancellario</text:p>
      <text:p text:style-name="Standard">Aguenin</text:p>
      <text:p text:style-name="Standard">Pion</text:p>
      <text:p text:style-name="Standard">Ordeimonte</text:p>
      <text:p text:style-name="Standard">Poytevin</text:p>
      <text:p text:style-name="Standard">Sohier</text:p>
      <text:p text:style-name="Standard">Chacy</text:p>
      <text:p text:style-name="Standard">Victri</text:p>
      <text:p text:style-name="Standard">Fraxinis</text:p>
      <text:p text:style-name="Standard">Breton</text:p>
      <text:p text:style-name="Standard">Paislard</text:p>
      <text:p text:style-name="Standard"><text:soft-page-break/>Bussi</text:p>
      <text:p text:style-name="Standard">Cotin</text:p>
      <text:p text:style-name="Standard">Parenti</text:p>
      <text:p text:style-name="Standard">Boullardi</text:p>
      <text:p text:style-name="Standard">Gaillon</text:p>
      <text:p text:style-name="Standard">Jerson</text:p>
      <text:p text:style-name="Standard">De Croces ex</text:p>
      <text:p text:style-name="Standard">Barre</text:p>
      <text:p text:style-name="Standard">Fourbeur</text:p>
      <text:p text:style-name="Standard">Haultny</text:p>
      <text:p text:style-name="Standard">Monneti</text:p>
      <text:p text:style-name="Standard">Du Drac</text:p>
      <text:p text:style-name="Standard">Despars</text:p>
      <text:p text:style-name="Standard">Parcheri</text:p>
      <text:p text:style-name="Standard">PTthomas</text:p>
      <text:p text:style-name="Standard">Hodie magister Ste. Toussi ut procurator m. V. de Croces se opposuit ne aliqu</text:p>
      <text:p text:style-name="Standard">Opsio ad preber</text:p>
      <text:p text:style-name="Standard">Sepulcri</text:p>
      <text:p text:style-name="Standard">recipiatur ad suam prebendam Sepulcri nec confratur alieni ipso magistro V. in audits</text:p>
      <text:p text:style-name="Standard">et promisit facere fidem de procuratorio infra diem lune proxime</text:p>
      <text:p text:style-name="Standard">*</text:p>
      <text:p text:style-name="Standard">Super facto prigina.</text:p>
      <text:p text:style-name="Standard">te</text:p>
      <text:p text:style-name="Standard">Super facto praginacione Xanccionis et presertim collaciones beneficiorum</text:p>
      <text:p text:style-name="Standard">cogniua certarum annatarum et eleccionum fuit ordinatum quod die lune proxime deliberabus</text:p>
      <text:p text:style-name="Standard">Sanctionis</text:p>
      <text:p text:style-name="Standard">et Concludetur.</text:p>
      <text:p text:style-name="Standard">Optacio factaper Hodie magister Guido Burdelot canonicus Par. optavit grossos suos fructus</text:p>
      <text:p text:style-name="Standard">m. G. Burdebot apud $P$ Yvry loco defuncti m. H. de Fresnoy.</text:p>
      <text:p text:style-name="Standard">Super requesta magistrorum seu provisorum Sepulcri petentis prout aliar recipi</text:p>
      <text:p text:style-name="Standard">m. Jo. de Bosco ad prebendam dicti Sepulcri quam possidet nunc m. V. de</text:p>
      <text:p text:style-name="Standard">croces responsum est eisdem quod procurator dicti m. V. De Croces / et m. Jo.</text:p>
      <text:p text:style-name="Standard">Epp</text:p>
      <text:p text:style-name="Standard">Du Drac qui eandem contulant dutomr V. se opposuerant ne aliquis</text:p>
      <text:p text:style-name="Standard">de provisoribus Sepulcri recipiatur ad eandem nec conferatur alii$ alicui alteri ipso magistro V. in audt</text:p>
      <text:p text:style-name="Standard">per prebendam dicte ecclesie</text:p>
      <text:p text:style-name="Standard"><text:soft-page-break/>et quod domini facient jus et justiciam vincumque.</text:p>
      <text:p text:style-name="Standard">abbi in jeuniis iiiior temporum post pentecostes revidini in xs.</text:p>
      <text:p text:style-name="Standard">Promotus ad</text:p>
      <text:p text:style-name="Standard">dominus G. Dei gracia Par. episcopus sacros ordines celebrans in sua superiori cum</text:p>
      <text:p text:style-name="Standard">ordines.</text:p>
      <text:p text:style-name="Standard">promovit Jo. ducis alias Mathei capellanu in ecclesia Sancti Benedicti capellanie</text:p>
      <text:p text:style-name="Standard">ad altare Sancti Joannis Euvangei dyaconis ad presbyteratus ordinem favente ali</text:p>
      <text:p text:style-name="Standard">=FRAN_0393_05413_L.jpg=</text:p>
      <text:p text:style-name="Standard">Lune vta juniii capitulantibus dominis.</text:p>
      <text:p text:style-name="Standard">Archidiacono de Josayo</text:p>
      <text:p text:style-name="Standard">Poytevin</text:p>
      <text:p text:style-name="Standard">Despars</text:p>
      <text:p text:style-name="Standard">Succentore</text:p>
      <text:p text:style-name="Standard">De Croces</text:p>
      <text:p text:style-name="Standard">P. Thomas</text:p>
      <text:p text:style-name="Standard">Ordeimonte</text:p>
      <text:p text:style-name="Standard">Victri</text:p>
      <text:p text:style-name="Standard">Burdelot</text:p>
      <text:p text:style-name="Standard">Chacy</text:p>
      <text:p text:style-name="Standard">Mondidier</text:p>
      <text:p text:style-name="Standard">Breton</text:p>
      <text:p text:style-name="Standard">Paillard</text:p>
      <text:p text:style-name="Standard">Bouchier</text:p>
      <text:p text:style-name="Standard">Cotin</text:p>
      <text:p text:style-name="Standard">Fraxinis</text:p>
      <text:p text:style-name="Standard">Aguenin</text:p>
      <text:p text:style-name="Standard">Gaillon</text:p>
      <text:p text:style-name="Standard">Parenti</text:p>
      <text:p text:style-name="Standard">Pion</text:p>
      <text:p text:style-name="Standard">Barre</text:p>
      <text:p text:style-name="Standard">Bastardi</text:p>
      <text:p text:style-name="Standard">Haultny</text:p>
      <text:p text:style-name="Standard">Jerson</text:p>
      <text:p text:style-name="Standard">Sohier</text:p>
      <text:p text:style-name="Standard">Du Drac</text:p>
      <text:p text:style-name="Standard">Fourbeur</text:p>
      <text:p text:style-name="Standard"><text:soft-page-break/>Percheti</text:p>
      <text:p text:style-name="Standard">Monneti</text:p>
      <text:p text:style-name="Standard">Boullardi</text:p>
      <text:p text:style-name="Standard">Bussi excusato</text:p>
      <text:p text:style-name="Standard">Audita relacione m. V. De Croces canonici et officiarii ecclesie Par. qui retulit reperisse</text:p>
      <text:p text:style-name="Standard">hominem qui offert dare et solvere lxviii s. p. redditus gallice Rachetables de quadam</text:p>
      <text:p text:style-name="Standard">De domo in vico de</text:p>
      <text:p text:style-name="Standard">domo in vico de La Charronnerie . Placet dominis quod ipse officiarius tradat</text:p>
      <text:p text:style-name="Standard">la Charronnerie</text:p>
      <text:p text:style-name="Standard">eam pro dictis lxviii s. redditus si non possit plus habere et super hoc remictitur</text:p>
      <text:p text:style-name="Standard">sue discrecioni.</text:p>
      <text:p text:style-name="Standard">De processu de</text:p>
      <text:p text:style-name="Standard">Audita relacione m. V. de Croces pro processu de Aubergenville pendentes in</text:p>
      <text:p text:style-name="Standard">Aubergenville</text:p>
      <text:p text:style-name="Standard">parlamento vocatur magister G. Cotin aut alter dominorum canonicorum de quo poterit habere copiam</text:p>
      <text:p text:style-name="Standard">pro habendo consilium ecclesie super hoc</text:p>
      <text:p text:style-name="Standard">Hodie m. Jo. du Drac V. de Croces Ste. Pion . et Jo. Bastardi canonicus Par.</text:p>
      <text:p text:style-name="Standard">qui fuerunt in festo Ascencionis domini novissime preterito / apud Liricantum</text:p>
      <text:p text:style-name="Standard">fecuerant suam relacionem de facto dicte ecclesie et de regimine ministrorum</text:p>
      <text:p text:style-name="Standard">Relacio facta de</text:p>
      <text:p text:style-name="Standard">Super quo ordinatum est quod de peccuniis receptis per dictum Du Drac et debitis</text:p>
      <text:p text:style-name="Standard">Liricantu</text:p>
      <text:p text:style-name="Standard">per eum ipse tradet prout obtulit nunc C. scuta auri aut plus que</text:p>
      <text:p text:style-name="Standard">ponentur in thesauro ecclesie / et Super residuo tradet xxv. scuta</text:p>
      <text:p text:style-name="Standard">auri magistro puerorum chori pro expensis dictorum puerorum et super hoc habebit mandatum</text:p>
      <text:p text:style-name="Standard">Capituli Et respectu provisionis faciende in dicta ecclesia domini alias ad hoc</text:p>
      <text:p text:style-name="Standard">commissi videbunt et providebunt</text:p>
      <text:p text:style-name="Standard">cccc lii°.</text:p>
      <text:p text:style-name="Standard">203.</text:p>
      <text:p text:style-name="Standard">=FRAN_0393_05414_L.jpg=</text:p>
      <text:p text:style-name="Standard">204.</text:p>
      <text:p text:style-name="Standard">Mercurii viia junii capitulantibus dominis</text:p>
      <text:p text:style-name="Standard">Archidiacono de Josayo</text:p>
      <text:p text:style-name="Standard">Succentore</text:p>
      <text:p text:style-name="Standard">Aguenin</text:p>
      <text:p text:style-name="Standard">Ordeimonte</text:p>
      <text:p text:style-name="Standard"><text:soft-page-break/>Victri</text:p>
      <text:p text:style-name="Standard">Chacy</text:p>
      <text:p text:style-name="Standard">Paillardi</text:p>
      <text:p text:style-name="Standard">Breton</text:p>
      <text:p text:style-name="Standard">Parenti</text:p>
      <text:p text:style-name="Standard">Cotin</text:p>
      <text:p text:style-name="Standard">Jerson</text:p>
      <text:p text:style-name="Standard">Barre</text:p>
      <text:p text:style-name="Standard">Fourbeur</text:p>
      <text:p text:style-name="Standard">Haultny</text:p>
      <text:p text:style-name="Standard">Monneti</text:p>
      <text:p text:style-name="Standard">Percheti</text:p>
      <text:p text:style-name="Standard">Despars</text:p>
      <text:p text:style-name="Standard">De Croces</text:p>
      <text:p text:style-name="Standard">P Thomas</text:p>
      <text:p text:style-name="Standard">Poytevin</text:p>
      <text:p text:style-name="Standard">Fraxinis</text:p>
      <text:p text:style-name="Standard">habeat m. V. de Croces mandatum capituli de solvendo magister R. Le Fourbeur</text:p>
      <text:p text:style-name="Standard">De magistro R. Le Fourbeur</text:p>
      <text:p text:style-name="Standard">pro magistro V. de Croces</text:p>
      <text:p text:style-name="Standard">vii £. vi s. par. sibi debitas per finem suorum compotorum</text:p>
      <text:p text:style-name="Standard">Fiat convocacio ad veneris proxime pro quadam capellania Sancti Mederici</text:p>
      <text:p text:style-name="Standard">De capellania Sancti</text:p>
      <text:p text:style-name="Standard">Mederici</text:p>
      <text:p text:style-name="Standard">quam sibi conferri petit quidem</text:p>
      <text:p text:style-name="Standard">Hodie Johannes Aubin mediantibus licteris collacionis domini episcopi Par. hic</text:p>
      <text:p text:style-name="Standard">visis . Salvo jure cujusdam fuit receptus ad matriculariam</text:p>
      <text:p text:style-name="Standard">Recepcio matricularii</text:p>
      <text:p text:style-name="Standard">laycalem ecclesie Par. tunc vacantem per obitum Roberti Doc / Et $hoc$</text:p>
      <text:p text:style-name="Standard">layci ecclesie Parisiensis</text:p>
      <text:p text:style-name="Standard">in possessionem positus per tradicionem $vig$ virge Et juravit in forma</text:p>
      <text:p text:style-name="Standard">ut continetur in parvo pastorali . ubi incipit vous jurez etc.</text:p>
      <text:p text:style-name="Standard">De quadam domo in vico des Menestiers de qua hic locutus est m.</text:p>
      <text:p text:style-name="Standard">De quadam domo in vico</text:p>
      <text:p text:style-name="Standard">V. de Croces Super qua capitulum percipit xii s. redditus . Placet dominis quod tradatur</text:p>
      <text:p text:style-name="Standard">des Menestiers</text:p>
      <text:p text:style-name="Standard"><text:soft-page-break/>pro xxxii s. redditus factis prius proclamacionibus expensis accipientibus</text:p>
      <text:p text:style-name="Standard">Commissi pro Haultny contra</text:p>
      <text:p text:style-name="Standard">Aguenin }</text:p>
      <text:p text:style-name="Standard">videbunt scripturas et munimenta tradenda per m. R.</text:p>
      <text:p text:style-name="Standard">de Fresnes }</text:p>
      <text:p text:style-name="Standard">priorem de Duello</text:p>
      <text:p text:style-name="Standard">Haultny contra priorem de Duello.</text:p>
      <text:p text:style-name="Standard">Requiratur dominus Par. episcopus ex parte capituli quod non velit confere prebendam Sancti</text:p>
      <text:p text:style-name="Standard">Sepulcri quam nunc possidet magister V. V. de Croces excollacione canonici Par. in</text:p>
      <text:p text:style-name="Standard">turno que fuit deffuncti m. Michaelis Pelote ad et quam vult</text:p>
      <text:p text:style-name="Standard">sibi conferri per capitulum magistro Jo. de Bosco vigore nominacionis provisorum</text:p>
      <text:p text:style-name="Standard">dicti Sepulcri / Et ostendatur eidem domino Par. causa quare non</text:p>
      <text:p text:style-name="Standard">debet nec potest eam conferre jure devoluto aut per recusiones</text:p>
      <text:p text:style-name="Standard">suos alias per dominum Succentorem</text:p>
      <text:p text:style-name="Standard">Bastardi</text:p>
      <text:p text:style-name="Standard">Sohier</text:p>
      <text:p text:style-name="Standard">Mondidier</text:p>
      <text:p text:style-name="Standard">Boullardi</text:p>
      <text:p text:style-name="Standard">Gaillon</text:p>
      <text:p text:style-name="Standard">excusatis</text:p>
      <text:p text:style-name="Standard">Bussi</text:p>
      <text:p text:style-name="Standard">Pion</text:p>
      <text:p text:style-name="Standard">Burdelot presente</text:p>
      <text:p text:style-name="Standard">De prebenda Sancti</text:p>
      <text:p text:style-name="Standard">Sepulcri</text:p>
      <text:p text:style-name="Standard">=FRAN_0393_05415_L.jpg=</text:p>
      <text:p text:style-name="Standard">Veneris in crastinum Sancti Sacramensis ix jui capitulantibus dominis</text:p>
      <text:p text:style-name="Standard">Veneris in crastinum Sancti Sacramenti ix junii capitulantibus dominis</text:p>
      <text:p text:style-name="Standard">Archidiacono de Josayo</text:p>
      <text:p text:style-name="Standard">Archidiacono de Josayo</text:p>
      <text:p text:style-name="Standard">Poytevin</text:p>
      <text:p text:style-name="Standard">Poytevin</text:p>
      <text:p text:style-name="Standard">Victri</text:p>
      <text:p text:style-name="Standard">Victri</text:p>
      <text:p text:style-name="Standard">Succentore</text:p>
      <text:p text:style-name="Standard">Succentore</text:p>
      <text:p text:style-name="Standard"><text:soft-page-break/>De Croces</text:p>
      <text:p text:style-name="Standard">De Croces</text:p>
      <text:p text:style-name="Standard">Burrdelot</text:p>
      <text:p text:style-name="Standard">Burdelot</text:p>
      <text:p text:style-name="Standard">Ordeimonte</text:p>
      <text:p text:style-name="Standard">Ordeimonte</text:p>
      <text:p text:style-name="Standard">Aguenin</text:p>
      <text:p text:style-name="Standard">Aguenin</text:p>
      <text:p text:style-name="Standard">Fraxinis</text:p>
      <text:p text:style-name="Standard">Fraxinis</text:p>
      <text:p text:style-name="Standard">Chacy</text:p>
      <text:p text:style-name="Standard">Chacy</text:p>
      <text:p text:style-name="Standard">Paillard</text:p>
      <text:p text:style-name="Standard">Paillard</text:p>
      <text:p text:style-name="Standard">Pion</text:p>
      <text:p text:style-name="Standard">Pion</text:p>
      <text:p text:style-name="Standard">Breton</text:p>
      <text:p text:style-name="Standard">Breton</text:p>
      <text:p text:style-name="Standard">Parenti</text:p>
      <text:p text:style-name="Standard">Parenti</text:p>
      <text:p text:style-name="Standard">Bastardi</text:p>
      <text:p text:style-name="Standard">Bastardi</text:p>
      <text:p text:style-name="Standard">Cotin</text:p>
      <text:p text:style-name="Standard">Cotin</text:p>
      <text:p text:style-name="Standard">Jerson</text:p>
      <text:p text:style-name="Standard">Jerson</text:p>
      <text:p text:style-name="Standard">Sohier</text:p>
      <text:p text:style-name="Standard">Sohier</text:p>
      <text:p text:style-name="Standard">Gaillon</text:p>
      <text:p text:style-name="Standard">Gaillon</text:p>
      <text:p text:style-name="Standard">Fourbeur</text:p>
      <text:p text:style-name="Standard">Fourbeur</text:p>
      <text:p text:style-name="Standard">Mondidier</text:p>
      <text:p text:style-name="Standard">Mondidier</text:p>
      <text:p text:style-name="Standard">Barre</text:p>
      <text:p text:style-name="Standard">Barre</text:p>
      <text:p text:style-name="Standard"><text:soft-page-break/>Haultny</text:p>
      <text:p text:style-name="Standard">Haultny</text:p>
      <text:p text:style-name="Standard">Monneti</text:p>
      <text:p text:style-name="Standard">Monneti</text:p>
      <text:p text:style-name="Standard">Boullardi</text:p>
      <text:p text:style-name="Standard">Boullardi</text:p>
      <text:p text:style-name="Standard">Despars</text:p>
      <text:p text:style-name="Standard">Despars</text:p>
      <text:p text:style-name="Standard">Bussi excusatos</text:p>
      <text:p text:style-name="Standard">Bussi excusato</text:p>
      <text:p text:style-name="Standard">Du Drac</text:p>
      <text:p text:style-name="Standard">Du Drac</text:p>
      <text:p text:style-name="Standard">Parcheri</text:p>
      <text:p text:style-name="Standard">Percheti</text:p>
      <text:p text:style-name="Standard">P Thomas</text:p>
      <text:p text:style-name="Standard">P Thomas</text:p>
      <text:p text:style-name="Standard">Loys viguereux a adjourné messeigneurs a de Damain en viii. jours contre</text:p>
      <text:p text:style-name="Standard">Loys Viguereux a adjourné messegneurs a de damain en viii. jours contre</text:p>
      <text:p text:style-name="Standard">droyn Jaquin pour veoir enterenier certaines lettres royaulx et a ffesto semestest</text:p>
      <text:p text:style-name="Standard">ᗞroyn Jaquin pour veoir enteriner certaines lettres royaulx et a respondre se mestier est</text:p>
      <text:p text:style-name="Standard">Super</text:p>
      <text:p text:style-name="Standard">$Super$</text:p>
      <text:p text:style-name="Standard">Succentor } deputantur ad audiendum m. Jo. Pain et Charr super sua requesta</text:p>
      <text:p text:style-name="Standard">Succentor} deputantur ad audiendum m. Jo. Pain et Chair super sua requesta</text:p>
      <text:p text:style-name="Standard">Ordeimonte pro quadam domo sita ante ecclesiam carnelitarum quam petit habere</text:p>
      <text:p text:style-name="Standard">Ordeimonte } pro quadam domo sita ante ecclesiam carmelitarum quam petit habere</text:p>
      <text:p text:style-name="Standard">et quam dum viveret inhabitabat magistri Ymes Lo Et super requeste</text:p>
      <text:p text:style-name="Standard">et quam dum viveret inhabitabat magister Ymes. $la$ Et super requesta</text:p>
      <text:p text:style-name="Standard">quam facit videlicet ut fiat sibi de pa. proctuo toru. pro par. ad causam domus sue de</text:p>
      <text:p text:style-name="Standard">quam facit videlicet ut fiat sibi de $par prot$ tor. pro par. ad causam domus sue de</text:p>
      <text:p text:style-name="Standard">Montturry.</text:p>
      <text:p text:style-name="Standard">Mont Cuiry.</text:p>
      <text:p text:style-name="Standard">C. scutis per</text:p>
      <text:p text:style-name="Standard">ᗞe C. scutis per M.</text:p>
      <text:p text:style-name="Standard">Hodie dominus Succentor tradidit et exhibuit in capitulo nomine m. Jo. Du Drac C.</text:p>
      <text:p text:style-name="Standard">Hodie dominus Succentor tradidit et exhibuit in capitulo nomine m. Jo. Du Drac C.</text:p>
      <text:p text:style-name="Standard"><text:soft-page-break/>Du Drac</text:p>
      <text:p text:style-name="Standard">Jo. du Drac</text:p>
      <text:p text:style-name="Standard">scuta auri de peccunis Liricantus secundum ordinacionem ccapiti nuper factam pro ponenido</text:p>
      <text:p text:style-name="Standard">scuta auri de peccuniis Liricantus secundum ordinacionem caiati nuper factam pro ponendo</text:p>
      <text:p text:style-name="Standard">in thesaro in custodia.</text:p>
      <text:p text:style-name="Standard">in thesauro in custodia.</text:p>
      <text:p text:style-name="Standard">Hodie provisores Sepulcri supplicacionis sibi fieri graciam seu moderacionem</text:p>
      <text:p text:style-name="Standard">Hodie provisores Sepulcri supplicanit sibi fieri graciam seu moderacionem</text:p>
      <text:p text:style-name="Standard">de xi l. v. s. p. debitis pro processione que fit in dicta ecclesia Sepulcri dominica</text:p>
      <text:p text:style-name="Standard">de xi. £ v s. par. debitis quod processione que fit in dicta ecclesia Sepulcri dominica</text:p>
      <text:p text:style-name="Standard">post Sacramentis . Super quo ordinatum est quod solvant solum pro ista vie epl.</text:p>
      <text:p text:style-name="Standard">post Sacramentum . Super quo ordinatum est quod solvant solum pro ista vice ix £.</text:p>
      <text:p text:style-name="Standard">v s. pr. loco dictarum xi l. v s. Et hoc de gracia et sine prejudicio dictarum</text:p>
      <text:p text:style-name="Standard">v s. pa. loco dictarum xi l. v. s. Et hoc de gracia et sine prejudicio dictarum</text:p>
      <text:p text:style-name="Standard">vi l. v s. p. par tempore futuro.</text:p>
      <text:p text:style-name="Standard">xi £. v s. p. pro tempore futuro.</text:p>
      <text:p text:style-name="Standard">CCCC lii°</text:p>
      <text:p text:style-name="Standard">CCCC lii°.</text:p>
      <text:p text:style-name="Standard">=FRAN_0393_05416_L.jpg=</text:p>
      <text:p text:style-name="Standard">Collacio capellanie</text:p>
      <text:p text:style-name="Standard">Sancti Mederici</text:p>
      <text:p text:style-name="Standard">206.</text:p>
      <text:p text:style-name="Standard">Capellaniam ad altare sanctorum Blasii et Katherine in ecclesia Sancti Mederici</text:p>
      <text:p text:style-name="Standard">Par. fundata vacans per obitum defuncti domini Alani Le Roux qui obiit</text:p>
      <text:p text:style-name="Standard">jamdiu est ut dicitur Salvo jure cujuslibet collata est magistro Guidoni</text:p>
      <text:p text:style-name="Standard">Mendine presbytero servitori domini Guillelmi Grantsire iurominni Et hoc de</text:p>
      <text:p text:style-name="Standard">consensu m. P. d'Orgemont canonici Par. existentis in turno suo etc et cujuslibet</text:p>
      <text:p text:style-name="Standard">alterius qui juravit in forma / et fuit installatus</text:p>
      <text:p text:style-name="Standard">Dudrac } videbunt et visitabunt domum de L'Ours et du Lion spectantem pueris</text:p>
      <text:p text:style-name="Standard">De domo de L'Ours</text:p>
      <text:p text:style-name="Standard">Camerarius } chori / et communicabunt cum illo homine qui vult habere</text:p>
      <text:p text:style-name="Standard">et du Lyon</text:p>
      <text:p text:style-name="Standard">eam ut retulit idem Camerarius</text:p>
      <text:p text:style-name="Standard">Super requesta de Freville responsum est quod domini videbunt tradicionem</text:p>
      <text:p text:style-name="Standard">Super requesta</text:p>
      <text:p text:style-name="Standard">super hoc factam</text:p>
      <text:p text:style-name="Standard"><text:soft-page-break/>de Freville</text:p>
      <text:p text:style-name="Standard">Capellania ad altare Sanctorum Jo. et Envangeliste in ecclesia Par. vacans per</text:p>
      <text:p text:style-name="Standard">resignacionem domini P. Coque ex causa permutacionis et non alias faciende cum Symone</text:p>
      <text:p text:style-name="Standard">Michiel $presbytero$ ad capellaniam Sancte Katherine in ecclesia Montismartirum</text:p>
      <text:p text:style-name="Standard">Collacio capellanie</text:p>
      <text:p text:style-name="Standard">Salvo jure cujuslibet collata est eidem Symoni in persona m. Dy</text:p>
      <text:p text:style-name="Standard">Le Herpeur ejus procuratoris / qui juravit in forma / et fuit installatus</text:p>
      <text:p text:style-name="Standard">prestito prius juramento quod in hujusmodi resignacione non intervenient fraux etc.</text:p>
      <text:p text:style-name="Standard">Prebenda dyaconalis Sancti Johannis Rotundi vacans per assecucionem</text:p>
      <text:p text:style-name="Standard">prebende dyaconalis Sancti Dyonisii de Passu quam possidebat dominus</text:p>
      <text:p text:style-name="Standard">Collacio prebende Sancti</text:p>
      <text:p text:style-name="Standard">Jo. Valeti per dominum Germanum Watree pacifice assecute Salvo</text:p>
      <text:p text:style-name="Standard">Jo. Rotundi</text:p>
      <text:p text:style-name="Standard">jure cujuslibet collata est domino P. Coque presbytero qui juravit in forma</text:p>
      <text:p text:style-name="Standard">et fuit installatus</text:p>
      <text:p text:style-name="Standard">Prebenda dyaconalis Sancti Dyonisii de Passu quam possidebat dominus Johannes</text:p>
      <text:p text:style-name="Standard">Valet vacans per assecucionem prebende sacerdotalis dicti Sancti Dionisii per ipsum</text:p>
      <text:p text:style-name="Standard">Collacio prebende Sancti</text:p>
      <text:p text:style-name="Standard">assecute Salvo jure cujuslibet collata est domino Germano Watree presbytero</text:p>
      <text:p text:style-name="Standard">ᗞyonisii de Passu</text:p>
      <text:p text:style-name="Standard">qui juravit in forma et fuit installatus</text:p>
      <text:p text:style-name="Standard">Prebenda Sacerdotalis Sancti Dyonisii de Passu quam possidebat dominus Sephanus</text:p>
      <text:p text:style-name="Standard">Collacio prebende dicti</text:p>
      <text:p text:style-name="Standard">Michiel / vacans per assecucionem magne vicarie ecclesie Par. quam obtinebat</text:p>
      <text:p text:style-name="Standard">Sancti Dyonisi</text:p>
      <text:p text:style-name="Standard">magister Jo. Fournier et perantea m. N. Marinet deffunctus Salvo jure cujuslibet</text:p>
      <text:p text:style-name="Standard">collata est domino Johanni Valet presbytero qui juravit in forma et fuit installatus</text:p>
      <text:p text:style-name="Standard">Magna vicaria ecclesie Par. quam nuper obtinebat magister Jo. Fournier vacans per</text:p>
      <text:p text:style-name="Standard">resignacionem m. Dy. Comitis procuratoris et nomine procuratorio dicti m. Jo. Fournier ex causa permutacionis</text:p>
      <text:p text:style-name="Standard">et non alias faciende de ipsa cum suis juribus etc. $salvo jure cujuslibet collata est$</text:p>
      <text:p text:style-name="Standard">cum domino Stephanum Michiel presbytero ad capellaniam in honore sanctorum Jacobi et Juliani in ecclesia</text:p>
      <text:p text:style-name="Standard">Vicarie</text:p>
      <text:p text:style-name="Standard">parrochiali Sancti Gervasii Par. fundatam Salvo jure cujuslibet collata est dicto domino</text:p>
      <text:p text:style-name="Standard">Michiel qui juravit in forma et fuit instullatus prestito prius juramento quod in hujusmodi</text:p>
      <text:p text:style-name="Standard"><text:soft-page-break/>non intervenient fraus etc. Et hoc vigore licterarum $no$ presentacionis domini abbatis</text:p>
      <text:p text:style-name="Standard">Sancti Mauri</text:p>
      <text:p text:style-name="Standard">=FRAN_0393_05417_L.jpg=</text:p>
      <text:p text:style-name="Standard">cccc lii°.</text:p>
      <text:p text:style-name="Standard">Lune post Sacramenti xiia junii capitulantibus dominis.</text:p>
      <text:p text:style-name="Standard">Succentore</text:p>
      <text:p text:style-name="Standard">Jerson</text:p>
      <text:p text:style-name="Standard">Cancellario</text:p>
      <text:p text:style-name="Standard">Mondidier</text:p>
      <text:p text:style-name="Standard">Ordeimonte</text:p>
      <text:p text:style-name="Standard">Fourbeur</text:p>
      <text:p text:style-name="Standard">Chacy</text:p>
      <text:p text:style-name="Standard">Parenti</text:p>
      <text:p text:style-name="Standard">Breton</text:p>
      <text:p text:style-name="Standard">Monneti</text:p>
      <text:p text:style-name="Standard">Gaillon</text:p>
      <text:p text:style-name="Standard">Despars</text:p>
      <text:p text:style-name="Standard">Haultny</text:p>
      <text:p text:style-name="Standard">P Thomas</text:p>
      <text:p text:style-name="Standard">Percheti</text:p>
      <text:p text:style-name="Standard">Sohier</text:p>
      <text:p text:style-name="Standard">Poytevin</text:p>
      <text:p text:style-name="Standard">Boullardi</text:p>
      <text:p text:style-name="Standard">De Croces</text:p>
      <text:p text:style-name="Standard">Bussi excusato</text:p>
      <text:p text:style-name="Standard">Aguenin</text:p>
      <text:p text:style-name="Standard">Super requesta habitancium de Bruyere petencium sibi fieri graciam seu moderacionem</text:p>
      <text:p text:style-name="Standard">ad tres annos et pro tribus annis de summa xx. £. per ipsos debitis pro taillia.</text:p>
      <text:p text:style-name="Standard">Placet dominis facere graciam et et moderacionem ut petitur videlicet usque ad tres annos</text:p>
      <text:p text:style-name="Standard">et pro tribus annis dumtaxat / solvendo pro quolibet anno dictorum trium annorum</text:p>
      <text:p text:style-name="Standard">viii £. par. termino sancti Remigii novissime preterito in hoc compresso . Et hoc sine</text:p>
      <text:p text:style-name="Standard">prejudicio pro tempore futuro dictarum xx. £.</text:p>
      <text:p text:style-name="Standard">Domus in vico de la Charronnerie prope Sanctum Innocencium ad intersignum Sancti Anchonii</text:p>
      <text:p text:style-name="Standard">la Charronerie</text:p>
      <text:p text:style-name="Standard">de qua hic locutus est magister V. de Croces officiarius anniversariorum tradita est Philizoto</text:p>
      <text:p text:style-name="Standard">s</text:p>
      <text:p text:style-name="Standard"><text:soft-page-break/>Chabasse . pro vii £. par. redditus solvendis videlicet illis de xvxx iiii £. et iiii £. in capitulo Par.</text:p>
      <text:p text:style-name="Standard">cum onere census . et poterit redimere dictas iiii £. par. Capituli</text:p>
      <text:p text:style-name="Standard">De habitantibus</text:p>
      <text:p text:style-name="Standard">de Bruyere</text:p>
      <text:p text:style-name="Standard">Archidiaconus de Josayo</text:p>
      <text:p text:style-name="Standard">excusatis</text:p>
      <text:p text:style-name="Standard">Barre</text:p>
      <text:p text:style-name="Standard">Victri</text:p>
      <text:p text:style-name="Standard">Bastardi</text:p>
      <text:p text:style-name="Standard">Cotin</text:p>
      <text:p text:style-name="Standard">207.</text:p>
      <text:p text:style-name="Standard">Mercurii xiiiia junii capitulantibus dominis.</text:p>
      <text:p text:style-name="Standard">Archidiacono de Josayo</text:p>
      <text:p text:style-name="Standard">Poytevin</text:p>
      <text:p text:style-name="Standard">Succentore</text:p>
      <text:p text:style-name="Standard">Percheti</text:p>
      <text:p text:style-name="Standard">Cancellario</text:p>
      <text:p text:style-name="Standard">De Croces</text:p>
      <text:p text:style-name="Standard">Ordeimonte</text:p>
      <text:p text:style-name="Standard">Victri</text:p>
      <text:p text:style-name="Standard">Chacy</text:p>
      <text:p text:style-name="Standard">Aguenin</text:p>
      <text:p text:style-name="Standard">Jerson</text:p>
      <text:p text:style-name="Standard">Breton</text:p>
      <text:p text:style-name="Standard">Mondidier</text:p>
      <text:p text:style-name="Standard">Cotin</text:p>
      <text:p text:style-name="Standard">Gaillon</text:p>
      <text:p text:style-name="Standard">Fourbeur</text:p>
      <text:p text:style-name="Standard">Barre</text:p>
      <text:p text:style-name="Standard">Parenti</text:p>
      <text:p text:style-name="Standard">Monneti</text:p>
      <text:p text:style-name="Standard">Haultny</text:p>
      <text:p text:style-name="Standard">Despars</text:p>
      <text:p text:style-name="Standard">Du Drac</text:p>
      <text:p text:style-name="Standard">P Thomas</text:p>
      <text:p text:style-name="Standard">Instrucciones</text:p>
      <text:p text:style-name="Standard"><text:soft-page-break/>Fiat convocacio ad veneris a videndum instrucciones compositas pro</text:p>
      <text:p text:style-name="Standard">facto concilii prelatorum Super facto pragmatice sanccionis</text:p>
      <text:p text:style-name="Standard">Ad supplicacionem domini P. Coque nunc canonici Sancti $Dyonisii$ dyaconi Sancti Johannis</text:p>
      <text:p text:style-name="Standard">ᗞe domino P. Quoque</text:p>
      <text:p text:style-name="Standard">Rotundi Placet dominis quod ipse sit de provisione sicut alii canonici dicti sancti</text:p>
      <text:p text:style-name="Standard">Jo. Rotundi.</text:p>
      <text:p text:style-name="Standard">Fraxinis</text:p>
      <text:p text:style-name="Standard">Sohier</text:p>
      <text:p text:style-name="Standard">Bastardi</text:p>
      <text:p text:style-name="Standard">Boullardi</text:p>
      <text:p text:style-name="Standard">Bussi excusato</text:p>
      <text:p text:style-name="Standard">=FRAN_0393_05418_L.jpg=</text:p>
      <text:p text:style-name="Standard">208.</text:p>
      <text:p text:style-name="Standard">Magna vicaria ecclesie Par. quam nuper possidebat magister P. Halle.</text:p>
      <text:p text:style-name="Standard">vacans ad presens per resignacionem domini Jo. Valeti ejus procuratoris ad hoc fundati</text:p>
      <text:p text:style-name="Standard">ex causa permutacionis faciende et non alias cum magistro Henrico Romani ad canonicatum</text:p>
      <text:p text:style-name="Standard">et prebendam Sancti Petri de Tinchebray in ecclesia Sancti Guillelmi de Moritonio</text:p>
      <text:p text:style-name="Standard">diocesis Abbrincensis Salvo jure cujuslibet prestito prius juramento quod in hujusmodi</text:p>
      <text:p text:style-name="Standard">Collacio et postmodum</text:p>
      <text:p text:style-name="Standard">resirgnacione non intervenient fraus dolus etc. / mediante licteris presentacionis domini</text:p>
      <text:p text:style-name="Standard">resignacione magne vicarie</text:p>
      <text:p text:style-name="Standard">abbatis Sancti Victoris prope Par. collata est cum suis juribus etc. prefato magistro</text:p>
      <text:p text:style-name="Standard">Henrico Romani qui juravit in forma ut in parvo pastorali continetur</text:p>
      <text:p text:style-name="Standard">Quasiquidem collacione sic facta immediate dictus magister H. Romani resignavit in</text:p>
      <text:p text:style-name="Standard">manu capitulo dictam magnam vicariam ex causa permutacionis et non alias</text:p>
      <text:p text:style-name="Standard">faciende cum domino Jo. de Marconne ad capellaniam Sancti Ludovici in ecclesia Sancti</text:p>
      <text:p text:style-name="Standard">Marcelli prope Par. quam resignacionem domini admiserunt et juraverunt quod in hujusmodi</text:p>
      <text:p text:style-name="Standard">resignacione non intervenient fraus dolus etc. sed non fuit collata pro presenti</text:p>
      <text:p text:style-name="Standard">Domini</text:p>
      <text:p text:style-name="Standard">Archidiaconus de Josayo }</text:p>
      <text:p text:style-name="Standard">Succentor }</text:p>
      <text:p text:style-name="Standard">commictuntur ad loquendum cum preposito et majore et nonnullis</text:p>
      <text:p text:style-name="Standard">Cancellarius }</text:p>
      <text:p text:style-name="Standard">parrochianis de Liricantu super requesta ipsorum petencium habere cum</text:p>
      <text:p text:style-name="Standard">Du Drac }</text:p>
      <text:p text:style-name="Standard">dominis concordiam et pacem super eorum debatis factum</text:p>
      <text:p text:style-name="Standard"><text:soft-page-break/>De Croces }</text:p>
      <text:p text:style-name="Standard">ecclesie dicti loci tangentibus et ipsos audiendum et refferendum</text:p>
      <text:p text:style-name="Standard">Super requesta domini archidiaconi de Josayo alterius executorum deffuncti m. Jo.</text:p>
      <text:p text:style-name="Standard">Chuffart petentis habere a Capitulo quictanciam de summa et bonis contentis in</text:p>
      <text:p text:style-name="Standard">De domino Archidiacono</text:p>
      <text:p text:style-name="Standard">compotis execucionis dicti deffuncti positis in thesauro ecclesie que concernunt</text:p>
      <text:p text:style-name="Standard">de $joy$ Josayo</text:p>
      <text:p text:style-name="Standard">porcionem Capituli super residuo bonorum dicti deffuncti legatorum $die$ ecclesie Par.</text:p>
      <text:p text:style-name="Standard">Placet dominis quod ipse habeat dictam quictanciam capituli que fiet ad relacionem</text:p>
      <text:p text:style-name="Standard">fabricatorum</text:p>
      <text:p text:style-name="Standard">Commissi pro parrochianis</text:p>
      <text:p text:style-name="Standard">Liricantus.</text:p>
      <text:p text:style-name="Standard">Veneris xvi juni capitulantibus dominis</text:p>
      <text:p text:style-name="Standard">Despars</text:p>
      <text:p text:style-name="Standard">Archidiacono de Josayo De Croces</text:p>
      <text:p text:style-name="Standard">Burdelot</text:p>
      <text:p text:style-name="Standard">Victri</text:p>
      <text:p text:style-name="Standard">Succentore</text:p>
      <text:p text:style-name="Standard">Fraxinis</text:p>
      <text:p text:style-name="Standard">Paillard</text:p>
      <text:p text:style-name="Standard">Cancellario</text:p>
      <text:p text:style-name="Standard">Sohier</text:p>
      <text:p text:style-name="Standard">Aguenin</text:p>
      <text:p text:style-name="Standard">Ordeimonte</text:p>
      <text:p text:style-name="Standard">Bastardi</text:p>
      <text:p text:style-name="Standard">Jerson</text:p>
      <text:p text:style-name="Standard">Chacy</text:p>
      <text:p text:style-name="Standard">Mondidier</text:p>
      <text:p text:style-name="Standard">Boullardi</text:p>
      <text:p text:style-name="Standard">Breton</text:p>
      <text:p text:style-name="Standard">Fourbeur</text:p>
      <text:p text:style-name="Standard">Renouart</text:p>
      <text:p text:style-name="Standard">Cotin</text:p>
      <text:p text:style-name="Standard">Parenti</text:p>
      <text:p text:style-name="Standard">Bussi } excusatis</text:p>
      <text:p text:style-name="Standard">Gaillon</text:p>
      <text:p text:style-name="Standard"><text:soft-page-break/>Monneti</text:p>
      <text:p text:style-name="Standard">P. Thomas }</text:p>
      <text:p text:style-name="Standard">Barre</text:p>
      <text:p text:style-name="Standard">Pion</text:p>
      <text:p text:style-name="Standard">Haultny</text:p>
      <text:p text:style-name="Standard">Amoveatur quoquomodo sit Jo. Barbazan a domo fabrice quam ipse nunc</text:p>
      <text:p text:style-name="Standard">De. Jo. Barbazan</text:p>
      <text:p text:style-name="Standard">inhabitat pro pluribus causis.</text:p>
      <text:p text:style-name="Standard">=FRAN_0393_05419_L.jpg=</text:p>
      <text:p text:style-name="Standard">cccc lii°</text:p>
      <text:p text:style-name="Standard">De Stephano Gasse commorante in domo Azinii rigati de amovendo ipsum</text:p>
      <text:p text:style-name="Standard">De Stephano</text:p>
      <text:p text:style-name="Standard">vel non provideat Camerarius clericus.</text:p>
      <text:p text:style-name="Standard">Inquiratur de homine qui vult vendere redditu ecclesie prout hic retulit magister</text:p>
      <text:p text:style-name="Standard">Johannes Bastardi</text:p>
      <text:p text:style-name="Standard">Audita relacione et oppinione domini Archidiaconus de Josayo tradatur ut melius</text:p>
      <text:p text:style-name="Standard">De quadam masura</text:p>
      <text:p text:style-name="Standard">securius et utilius poterit quedam masura de qua hic locutus est dictus</text:p>
      <text:p text:style-name="Standard">tradenda</text:p>
      <text:p text:style-name="Standard">dominus Archidiaconus de Josayo in qua continetur gallice ung journeau de terre apud</text:p>
      <text:p text:style-name="Standard">ipsa prius proclamata</text:p>
      <text:p text:style-name="Standard">Fructus prebende $que$ que fuit defuncti m. H. de Fresnoy quos optavit magister</text:p>
      <text:p text:style-name="Standard">Optacio fructus</text:p>
      <text:p text:style-name="Standard">Guido Burdelot apud Yvriacum expediti et deliberati sunt per capitulum</text:p>
      <text:p text:style-name="Standard">prebende et expedicio</text:p>
      <text:p text:style-name="Standard">eidem magistro Guidoni hoc requirenti nisi alius canonicus antiquior optavit in</text:p>
      <text:p text:style-name="Standard">Capitulo</text:p>
      <text:p text:style-name="Standard">Magna vicaria ecclesie Par. nuper vacans per resignacionem m. H. Romani ex causa</text:p>
      <text:p text:style-name="Standard">permutacionis et non alias faciende cum domino Jo. de Marconnelle ad capellaniam</text:p>
      <text:p text:style-name="Standard">ad altare Sancti Ludovici in ecclesia collegiata Sancti Marcelli prope Parisius Salvo jure</text:p>
      <text:p text:style-name="Standard">Collacio magne</text:p>
      <text:p text:style-name="Standard">cujuslibet collata est dicto domino Jo. de Marconnelle qui juravit in forma</text:p>
      <text:p text:style-name="Standard">vicarie ecclesie Par.</text:p>
      <text:p text:style-name="Standard">et fuit installatus et solvit xxxiiii s.p. ut est consuetum Et hoc mediante licteris</text:p>
      <text:p text:style-name="Standard">presentacionis domini Abbato Sancti Victoris prope Parisius</text:p>
      <text:p text:style-name="Standard">Placet dominis de Capitulo Par. et sunt concordes quod quedam masura tenens</text:p>
      <text:p text:style-name="Standard"><text:soft-page-break/>Hardino censive de Ayencourt et certe terre continentes gallice J. Journel site</text:p>
      <text:p text:style-name="Standard">apud Dommeillian quas solebat possidere Arnulphus Maquet</text:p>
      <text:p text:style-name="Standard">De quibusdam masura</text:p>
      <text:p text:style-name="Standard">terris apud</text:p>
      <text:p text:style-name="Standard">ad causam sue ad presens uxr et per antea uxtr Jacobi Potart que solebant debere</text:p>
      <text:p text:style-name="Standard">Ayencourt</text:p>
      <text:p text:style-name="Standard">Capitulo Par. ad causam terre capituli de Ayencourt xx s. p. per annum tradantur</text:p>
      <text:p text:style-name="Standard">Petro Tetelin videlicet pro xviii s. p. pro quolibet anno loco dictorum xx s. postquam</text:p>
      <text:p text:style-name="Standard">tamen dicte masura et terre remanseruit capitulo ipsarum masure et terrarum</text:p>
      <text:p text:style-name="Standard">proculamacionibus prius factis et perfectis secundum tenorem licterarum regiarum publicatarum in loco</text:p>
      <text:p text:style-name="Standard">de Mondidier ad requestum dicti capituli.</text:p>
      <text:p text:style-name="Standard">Gasse</text:p>
      <text:p text:style-name="Standard">De homine qui vult</text:p>
      <text:p text:style-name="Standard">vendere redditus</text:p>
      <text:p text:style-name="Standard">209.</text:p>
      <text:p text:style-name="Standard">=FRAN_0393_05420_L.jpg=</text:p>
      <text:p text:style-name="Standard">210.</text:p>
      <text:p text:style-name="Standard">Lune xixa junii capitulantibus dominis</text:p>
      <text:p text:style-name="Standard">Succentore</text:p>
      <text:p text:style-name="Standard">Fourbeur</text:p>
      <text:p text:style-name="Standard">Cancellario</text:p>
      <text:p text:style-name="Standard">Pion</text:p>
      <text:p text:style-name="Standard">Parenti</text:p>
      <text:p text:style-name="Standard">Penitenciario</text:p>
      <text:p text:style-name="Standard">Monneti</text:p>
      <text:p text:style-name="Standard">Boullardi</text:p>
      <text:p text:style-name="Standard">Ordeimonte</text:p>
      <text:p text:style-name="Standard">Despars</text:p>
      <text:p text:style-name="Standard">Archidiacono de Josayo</text:p>
      <text:p text:style-name="Standard">Chacy</text:p>
      <text:p text:style-name="Standard">Burdelot</text:p>
      <text:p text:style-name="Standard">Cotin</text:p>
      <text:p text:style-name="Standard">Breton</text:p>
      <text:p text:style-name="Standard">Bussi</text:p>
      <text:p text:style-name="Standard">Gaillon</text:p>
      <text:p text:style-name="Standard"><text:soft-page-break/>Bouchier</text:p>
      <text:p text:style-name="Standard">Victri</text:p>
      <text:p text:style-name="Standard">Barre</text:p>
      <text:p text:style-name="Standard">Fraxinis</text:p>
      <text:p text:style-name="Standard">Paillardi</text:p>
      <text:p text:style-name="Standard">} excusatis</text:p>
      <text:p text:style-name="Standard">Haultny</text:p>
      <text:p text:style-name="Standard">Sohier</text:p>
      <text:p text:style-name="Standard">Aguenin</text:p>
      <text:p text:style-name="Standard">Percheti</text:p>
      <text:p text:style-name="Standard">Bastardi</text:p>
      <text:p text:style-name="Standard">P Thomas</text:p>
      <text:p text:style-name="Standard">De Croces</text:p>
      <text:p text:style-name="Standard">Renouart</text:p>
      <text:p text:style-name="Standard">Jerson</text:p>
      <text:p text:style-name="Standard">Super requesta domicille la $Jeu Gencienne petentis moderacionem</text:p>
      <text:p text:style-name="Standard">De domicella le</text:p>
      <text:p text:style-name="Standard">de tranverso Sancti Bricii pro tribus annis . Audita relacione officiarii</text:p>
      <text:p text:style-name="Standard">Gencienne</text:p>
      <text:p text:style-name="Standard">anniversariorum differatur negocium usque ad primum Capitulum et interim videatur</text:p>
      <text:p text:style-name="Standard">lictere et brevetum tradicionis novissime facte</text:p>
      <text:p text:style-name="Standard">Fiat preceptum ex parte capituli Johanni Barbazan ut $recep$ recedat a domo</text:p>
      <text:p text:style-name="Standard">fabrice quam ipse nunc occuppat et permictat dominus Germanum Watree</text:p>
      <text:p text:style-name="Standard">ibidem manere.</text:p>
      <text:p text:style-name="Standard">Mercurii xxi junii capitulantibus dominis.</text:p>
      <text:p text:style-name="Standard">Archidiacono de Josayo</text:p>
      <text:p text:style-name="Standard">Victri</text:p>
      <text:p text:style-name="Standard">Succentore</text:p>
      <text:p text:style-name="Standard">Paillard</text:p>
      <text:p text:style-name="Standard">Cancellario</text:p>
      <text:p text:style-name="Standard">Aguenin</text:p>
      <text:p text:style-name="Standard">Penitenciario</text:p>
      <text:p text:style-name="Standard">Jerson</text:p>
      <text:p text:style-name="Standard">Ordeimonte</text:p>
      <text:p text:style-name="Standard">Fourbeur</text:p>
      <text:p text:style-name="Standard">Chacy</text:p>
      <text:p text:style-name="Standard"><text:soft-page-break/>Parenti</text:p>
      <text:p text:style-name="Standard">Breton</text:p>
      <text:p text:style-name="Standard">Monneti</text:p>
      <text:p text:style-name="Standard">Barre</text:p>
      <text:p text:style-name="Standard">Despars</text:p>
      <text:p text:style-name="Standard">Haultny</text:p>
      <text:p text:style-name="Standard">P Thomas</text:p>
      <text:p text:style-name="Standard">Du Drac</text:p>
      <text:p text:style-name="Standard">Burdelot</text:p>
      <text:p text:style-name="Standard">De Croces</text:p>
      <text:p text:style-name="Standard">Fraxinis</text:p>
      <text:p text:style-name="Standard">Succentor Domini</text:p>
      <text:p text:style-name="Standard">De nepote m.</text:p>
      <text:p text:style-name="Standard">commictuntur ad tractandum cum nepote magistri Guillelmi Colini super</text:p>
      <text:p text:style-name="Standard">Cancellarius</text:p>
      <text:p text:style-name="Standard">G. Colin</text:p>
      <text:p text:style-name="Standard">De Croces</text:p>
      <text:p text:style-name="Standard">Summam viii £. par. sibi debita . viso prius transporto sibi facto</text:p>
      <text:p text:style-name="Standard">Ordeimonte</text:p>
      <text:p text:style-name="Standard">processiones</text:p>
      <text:p text:style-name="Standard">Fiant processiones generales die dominica proxima</text:p>
      <text:p text:style-name="Standard">Sohier</text:p>
      <text:p text:style-name="Standard">Bastardi</text:p>
      <text:p text:style-name="Standard">Renouart</text:p>
      <text:p text:style-name="Standard">Boullardi</text:p>
      <text:p text:style-name="Standard">Pion extra</text:p>
      <text:p text:style-name="Standard">Cotin</text:p>
      <text:p text:style-name="Standard">Gaillon } excusatis</text:p>
      <text:p text:style-name="Standard">Bussi</text:p>
      <text:p text:style-name="Standard">=FRAN_0393_05421_L.jpg=</text:p>
      <text:p text:style-name="Standard">procuratorum</text:p>
      <text:p text:style-name="Standard">Domini constituerunt eorum procuratores apud Meledunum Joachinem Pinchon corsset</text:p>
      <text:p text:style-name="Standard">Sy. Pinchon Ste.Pasquier et nominandos per officium anniversariorum ad agendum</text:p>
      <text:p text:style-name="Standard">et defferendum etc.</text:p>
      <text:p text:style-name="Standard">Instruatur dominus archidiaconus de Josayo ut audiat compotum seu statum</text:p>
      <text:p text:style-name="Standard">De receptore</text:p>
      <text:p text:style-name="Standard"><text:soft-page-break/>receptoris d'Oultrebays.</text:p>
      <text:p text:style-name="Standard">d'Oultrebays</text:p>
      <text:p text:style-name="Standard">Super requesta Henrici Taroti expectetur usque ad veneris et</text:p>
      <text:p text:style-name="Standard">Taroti</text:p>
      <text:p text:style-name="Standard">non proferatur usque tunc sentencia</text:p>
      <text:p text:style-name="Standard">Super requesta domicelle de Mery placet dominis quod pro isto anno</text:p>
      <text:p text:style-name="Standard">dumtaxat solvat solum medietatem summe ad quam traditam fuerit</text:p>
      <text:p text:style-name="Standard">De domina de</text:p>
      <text:p text:style-name="Standard">ad firmam transversiu Sancti Bricii proviso quod faciat fidem de tradicione</text:p>
      <text:p text:style-name="Standard">Mery.</text:p>
      <text:p text:style-name="Standard">hujusmodi firme et hoc sicut factam fuit pro anno preterito</text:p>
      <text:p text:style-name="Standard">Citetur receptor d'Oultreboys ad certam diem competentem</text:p>
      <text:p text:style-name="Standard">Constitucio</text:p>
      <text:p text:style-name="Standard">cccc lii°</text:p>
      <text:p text:style-name="Standard">De receptore</text:p>
      <text:p text:style-name="Standard">d'Oultreboys</text:p>
      <text:p text:style-name="Standard">Veneris xxiii junii capitulantibus dominis</text:p>
      <text:p text:style-name="Standard">Succentore</text:p>
      <text:p text:style-name="Standard">Fraxinis</text:p>
      <text:p text:style-name="Standard">Victri</text:p>
      <text:p text:style-name="Standard">Cancellario</text:p>
      <text:p text:style-name="Standard">Sohier</text:p>
      <text:p text:style-name="Standard">Paillardi</text:p>
      <text:p text:style-name="Standard">Penitenciario</text:p>
      <text:p text:style-name="Standard">Bastardi</text:p>
      <text:p text:style-name="Standard">Jerson</text:p>
      <text:p text:style-name="Standard">Ordeimonte</text:p>
      <text:p text:style-name="Standard">Renouart</text:p>
      <text:p text:style-name="Standard">Fourbeur</text:p>
      <text:p text:style-name="Standard">Chacy</text:p>
      <text:p text:style-name="Standard">Pion</text:p>
      <text:p text:style-name="Standard">Parenti</text:p>
      <text:p text:style-name="Standard">Breton</text:p>
      <text:p text:style-name="Standard">Boullardi</text:p>
      <text:p text:style-name="Standard">Monneti</text:p>
      <text:p text:style-name="Standard">Gaillon</text:p>
      <text:p text:style-name="Standard"><text:soft-page-break/>Archidiacono de Josayo</text:p>
      <text:p text:style-name="Standard">Despars</text:p>
      <text:p text:style-name="Standard">Barre</text:p>
      <text:p text:style-name="Standard">Cotin</text:p>
      <text:p text:style-name="Standard">P Thomas</text:p>
      <text:p text:style-name="Standard">$Ha$ Du Drac</text:p>
      <text:p text:style-name="Standard">Haultny</text:p>
      <text:p text:style-name="Standard">{ excusatis</text:p>
      <text:p text:style-name="Standard">Burdelot</text:p>
      <text:p text:style-name="Standard">De Croces</text:p>
      <text:p text:style-name="Standard">Bussi</text:p>
      <text:p text:style-name="Standard">Bouchier</text:p>
      <text:p text:style-name="Standard">Aguenin</text:p>
      <text:p text:style-name="Standard">Adjournement ou</text:p>
      <text:p text:style-name="Standard">N. Bretin a signifié a messeigneurs la premiere criee a lundit de la mayson qui</text:p>
      <text:p text:style-name="Standard">significacion</text:p>
      <text:p text:style-name="Standard">fut mestre Denis de Maurroy en la rue neuve Saint Merry</text:p>
      <text:p text:style-name="Standard">De scolaribus collegii</text:p>
      <text:p text:style-name="Standard">Domini provisores collegii xviii scolarium appunctuabunt Bursarios dicti</text:p>
      <text:p text:style-name="Standard">scolarium</text:p>
      <text:p text:style-name="Standard">collegii et religiosos domus Dei Super eorum debatis</text:p>
      <text:p text:style-name="Standard">Hodie m. P. Laduré clericus domini L. Raguier exhibuit supra buffetum</text:p>
      <text:p text:style-name="Standard">Hodie m. P. Laduré clericus domini L Raguier exhibuit supra buffetum</text:p>
      <text:p text:style-name="Standard">De xxxix scutis cum dimidio</text:p>
      <text:p text:style-name="Standard">capituli xxxix scuta auri cum dimidio debita per finem sui compoti que tradita</text:p>
      <text:p text:style-name="Standard">traditis magistro V. de Croces</text:p>
      <text:p text:style-name="Standard">sunt de mandato Capituli magistro V. De Croces.</text:p>
      <text:p text:style-name="Standard">211.</text:p>
      <text:p text:style-name="Standard">=FRAN_0393_05422_L.jpg=</text:p>
      <text:p text:style-name="Standard">De capellanis communitatis</text:p>
      <text:p text:style-name="Standard">certum summam consignatam in manu grefferii curie parlamenti per domiuo episcopum Par.</text:p>
      <text:p text:style-name="Standard">Super requesta capellanorum commutatis ecclesie Par. petentis sibi reddi et restitui</text:p>
      <text:p text:style-name="Standard">et eis debitam per dictum dominum episcopum . nichil actum est</text:p>
      <text:p text:style-name="Standard">De vicario presentato</text:p>
      <text:p text:style-name="Standard">hodie dominus Laurencius Lendin canonicus Sancti Sepulcri Par. presentavit in suum</text:p>
      <text:p text:style-name="Standard">vicarium</text:p>
      <text:p text:style-name="Standard"><text:soft-page-break/>Liricantu nuper fecerunt descendere et portare extra villam capsam Sancti Maturini</text:p>
      <text:p text:style-name="Standard">Audita relacione m. Jo. Du Drac canonici Par. qui retulit qualiter habitantes de</text:p>
      <text:p text:style-name="Standard">non obstante opposicione procuratoris seu receptoris capituli / et absque consensu vicarii</text:p>
      <text:p text:style-name="Standard">De Liricantu</text:p>
      <text:p text:style-name="Standard">loci $ordi$ et quod prior de Nemours fecit ibidem servicium. Ordinatum est quod idem</text:p>
      <text:p text:style-name="Standard">Du Drac et magister Jo. Bastardi facient fieri informacionem et facient</text:p>
      <text:p text:style-name="Standard">super hoc memorias ad consulandum materiam</text:p>
      <text:p text:style-name="Standard">De processionibus</text:p>
      <text:p text:style-name="Standard">Dominus cancellarius ecclesie commictitur ad conferendum cum domino episcopo Par. pro processionibus</text:p>
      <text:p text:style-name="Standard">generalibus</text:p>
      <text:p text:style-name="Standard">faciendis generalibus</text:p>
      <text:p text:style-name="Standard">H Taroti</text:p>
      <text:p text:style-name="Standard">Super requesta Henrici $tatori$ Taroti prisionriarii capituli requirentis crimen</text:p>
      <text:p text:style-name="Standard">sui delicti converti in Civilem differatur negocium usque ad lune</text:p>
      <text:p text:style-name="Standard">Collacio bursarum</text:p>
      <text:p text:style-name="Standard">Burse collegii xviii vacantes per resignacionem et dimissionem aut alias Johannis</text:p>
      <text:p text:style-name="Standard">Gervasii Collate sunt Oudeto Joffridi Cathalanensis</text:p>
      <text:p text:style-name="Standard">212.</text:p>
      <text:p text:style-name="Standard">=FRAN_0393_05423_L.jpg=</text:p>
      <text:p text:style-name="Standard">Capitulum Generale sancti Johannis Baptiste $anno domini$di d</text:p>
      <text:p text:style-name="Standard">Incipit die lune in c'astinum festi Eligii xxvi junii anno cccc°</text:p>
      <text:p text:style-name="Standard">quinquagesimo secundo Et fuerunt ad capitulum et lucrati sunt domini et</text:p>
      <text:p text:style-name="Standard">magistri infrascripti . Johannes de Courcellis archidiaconus de Josayo . Johannes de Oliva</text:p>
      <text:p text:style-name="Standard">succentor . Robertus Cibolle Cancellarius . Thomas de Courcellis penitenciarius</text:p>
      <text:p text:style-name="Standard">Petrus de Ordeimonte . Petrus de Chacy . Guillelmus Britonis . Guillelmus</text:p>
      <text:p text:style-name="Standard">Cotin. Rogerus de Gaillon . Jacobus Barre. Radulphus Haultny Johannes</text:p>
      <text:p text:style-name="Standard">Du Drac . Johannes de Bussi. Vincencius de Croces Theobaldus de Victri Johannes</text:p>
      <text:p text:style-name="Standard">Sunt xxxii. presentes</text:p>
      <text:p text:style-name="Standard">cuilibet ii s. valent lxiiii s.i</text:p>
      <text:p text:style-name="Standard">Paillard Johannes Aguenin Thomas de Jerson Engerrandus Parenti</text:p>
      <text:p text:style-name="Standard">Radulfus le Fourbeur Johannes Monneti Jacobus Despars Petrus Thomas</text:p>
      <text:p text:style-name="Standard">Guido Burdelot Martinus de Fraxinis Guillelmus Sohier Johannes</text:p>
      <text:p text:style-name="Standard">Bastardi Stephanus Pion . Karolus Boullardi . H. Renouart G. Morain</text:p>
      <text:p text:style-name="Standard">P. Boucher. Absentibus vero dominis F. episcopo Andegavensis Archidiacono Par. qui non</text:p>
      <text:p text:style-name="Standard">habet vocem in capitulo magistro Jo. Sellarii Archidiacono Brie non habente vocem in capitulo</text:p>
      <text:p text:style-name="Standard"><text:soft-page-break/>quia non est canonicus prebendatus Decanatu litigiosa inter magistros G. Cotin et Jo. de Vayli</text:p>
      <text:p text:style-name="Standard">cantoria litigiosa inter magistros Jo. Paillard et Jo. Bastardi . Absentibus eciam et</text:p>
      <text:p text:style-name="Standard">in remotis agentibus magistris Ja. Percheti R. de Fontanis Ro. Poytevin. Jo. Le Biseul</text:p>
      <text:p text:style-name="Standard">Leoneto Guerinet Ste. de Mondidier G. DAuge . Jo. de Brolio . Guichardo</text:p>
      <text:p text:style-name="Standard">de Tho . Jo. de Vayli . G. Picardi G. d'Estampis Ja. de Luchapto Martino</text:p>
      <text:p text:style-name="Standard">Picardi. Ceteris dominis canonicis Par.</text:p>
      <text:p text:style-name="Standard">CCCC lii°</text:p>
      <text:p text:style-name="Standard">213.</text:p>
      <text:p text:style-name="Standard">Istud capitulum durat per quinque dies et lucratur quilibet canonicum presens per qualibet die</text:p>
      <text:p text:style-name="Standard">ii. s. quos debet solvere camerarius clericus et quos debet magister Ste. pion camerarius</text:p>
      <text:p text:style-name="Standard">Et est ordinatum principaliter pro totis negociis ecclesie</text:p>
      <text:p text:style-name="Standard">Secuntur prebende foranee</text:p>
      <text:p text:style-name="Standard">Primo prebenda decanatus litigiosa intser magistros G. Cotin. et Jo. de Vayli</text:p>
      <text:p text:style-name="Standard">Item cantoria inter magistros Jo. Paillard et Jo. Bastardi</text:p>
      <text:p text:style-name="Standard">Prebende foranee</text:p>
      <text:p text:style-name="Standard">Item semiprebenda que fuit m. Jo. de Bellavalle litigiosa inter magistros P.</text:p>
      <text:p text:style-name="Standard">de Brena / et G. Hubert / que ut dicit collata est cuidem per resignacionem</text:p>
      <text:p text:style-name="Standard">dicti m. G. ad quam nullus adhuc est receptus</text:p>
      <text:p text:style-name="Standard">Item prebenda que fuit m. Jo. Daucy nunc episcopi d quam nullus</text:p>
      <text:p text:style-name="Standard">adhuc est receptus.</text:p>
      <text:p text:style-name="Standard">Item prebenda defuncti H. defresnoy nunc deffuncti d quam nullus est</text:p>
      <text:p text:style-name="Standard">adhuc receptus</text:p>
      <text:p text:style-name="Standard">=FRAN_0393_05424_L.jpg=</text:p>
      <text:p text:style-name="Standard">Provisores fabrice</text:p>
      <text:p text:style-name="Standard">Provisores fabrice ecclesie presunt pro isto anno domini $archidiaconus de josayo$</text:p>
      <text:p text:style-name="Standard">$Cancellarius$ . Cancellarius Penitenciarius et Victri.</text:p>
      <text:p text:style-name="Standard">Provisores domus dei</text:p>
      <text:p text:style-name="Standard">Provisores et ad audiendum compota domus Dei Par. sunt archidiaconus de</text:p>
      <text:p text:style-name="Standard">visitatores collegiorum</text:p>
      <text:p text:style-name="Standard">Josayo Cancellarius et Penitenciarius</text:p>
      <text:p text:style-name="Standard">Visitatores collegiorum sunt domini Succentor T. de Courcellis et Jerson</text:p>
      <text:p text:style-name="Standard">Visitatores ecclesiarum</text:p>
      <text:p text:style-name="Standard">x</text:p>
      <text:p text:style-name="Standard">Visitatores ecclesiarum sunt domini archidiaconus de Josayo Succentor Cancellarius</text:p>
      <text:p text:style-name="Standard">Cotin Monneti et Jerson.</text:p>
      <text:p text:style-name="Standard">Visitatores</text:p>
      <text:p text:style-name="Standard"><text:soft-page-break/>capellaniarum</text:p>
      <text:p text:style-name="Standard">Visitatores capellaniarum sunt domini Succentor et Ordeimonte</text:p>
      <text:p text:style-name="Standard">niarum</text:p>
      <text:p text:style-name="Standard">cartarum</text:p>
      <text:p text:style-name="Standard">d</text:p>
      <text:p text:style-name="Standard">visitatores cartarum thesauri T. Jerson et Monneti</text:p>
      <text:p text:style-name="Standard">ᑕommissis ad</text:p>
      <text:p text:style-name="Standard">prebendas foraneas</text:p>
      <text:p text:style-name="Standard">Magister V. de Croces commissus est ad recipiendum prebendas foraneas sic</text:p>
      <text:p text:style-name="Standard">quod reddet compotum</text:p>
      <text:p text:style-name="Standard">Declaracio prebendarum</text:p>
      <text:p text:style-name="Standard">foranearum</text:p>
      <text:p text:style-name="Standard">*</text:p>
      <text:p text:style-name="Standard">Hodie domini declaraverunt predictas prebendas fore et esse foraneas</text:p>
      <text:p text:style-name="Standard">De instruccionibus hodie fuerunt hic lecte quodam instrucciones in galico composite per dominum</text:p>
      <text:p text:style-name="Standard">lectis</text:p>
      <text:p text:style-name="Standard">Succentorem quibus lectis domini fuerunt oppinionis differre usque ad diem</text:p>
      <text:p text:style-name="Standard">crastinam hora septima ad videndum quid erit super hoc agendum</text:p>
      <text:p text:style-name="Standard">ᗅd supplicacionem domini P. Guiardi capellani in ecclesia Par. et custodis brachii</text:p>
      <text:p text:style-name="Standard">Andree conceditur eidem licenciam eundi ad Nostram ᗞominam de Puteo pro duobus</text:p>
      <text:p text:style-name="Standard">mensibus / loco cujus dominus Jo. Perriere presbyter faciet officium in s</text:p>
      <text:p text:style-name="Standard">Super requesta Henrici Taroti prisionarii capituli petentis graciam / et suam</text:p>
      <text:p text:style-name="Standard">penitenciam criminalem converti in civilem . Placet dominis quod quod off</text:p>
      <text:p text:style-name="Standard">capituli profrat suam sienam et quod hujusmodi crimnalis convertatur in c</text:p>
      <text:p text:style-name="Standard">petit</text:p>
      <text:p text:style-name="Standard">De domino LLeudin</text:p>
      <text:p text:style-name="Standard">pro suo vicario.</text:p>
      <text:p text:style-name="Standard">Hodie dominus Johannes Avenel presbyter presentatus per dominum Laurencium Lendin</text:p>
      <text:p text:style-name="Standard">Sepulcri in suum vicarium ibidem fuit receptus et fuit installatum in choro</text:p>
      <text:p text:style-name="Standard">Par. et dicti Sepulcri ecclesiarum.</text:p>
      <text:p text:style-name="Standard">214</text:p>
      <text:p text:style-name="Standard">ᗞe domino P.</text:p>
      <text:p text:style-name="Standard">ᗞe Henrico</text:p>
      <text:p text:style-name="Standard">=FRAN_0393_05425_L.jpg=</text:p>
      <text:p text:style-name="Standard">Martis xxvii junii secunda dicti capituli generalis fuerunt</text:p>
      <text:p text:style-name="Standard">ad capitulum domini</text:p>
      <text:p text:style-name="Standard"><text:soft-page-break/>Sohier</text:p>
      <text:p text:style-name="Standard">Archidiacono de Josayo</text:p>
      <text:p text:style-name="Standard">Victri</text:p>
      <text:p text:style-name="Standard">Bastardi</text:p>
      <text:p text:style-name="Standard">Succentor</text:p>
      <text:p text:style-name="Standard">Morin</text:p>
      <text:p text:style-name="Standard">Pion</text:p>
      <text:p text:style-name="Standard">Cancellario</text:p>
      <text:p text:style-name="Standard">. Boullardi</text:p>
      <text:p text:style-name="Standard">Renouart</text:p>
      <text:p text:style-name="Standard">Penitenciario</text:p>
      <text:p text:style-name="Standard">Aguenin</text:p>
      <text:p text:style-name="Standard">Jerson</text:p>
      <text:p text:style-name="Standard">P. Bouchier</text:p>
      <text:p text:style-name="Standard">Ordeimonte</text:p>
      <text:p text:style-name="Standard">Parenti</text:p>
      <text:p text:style-name="Standard">Bussi</text:p>
      <text:p text:style-name="Standard">Chacy</text:p>
      <text:p text:style-name="Standard">Paillardi</text:p>
      <text:p text:style-name="Standard">excusatis</text:p>
      <text:p text:style-name="Standard">Fourbeur</text:p>
      <text:p text:style-name="Standard">Breton</text:p>
      <text:p text:style-name="Standard">Monneti</text:p>
      <text:p text:style-name="Standard">De Croces extra</text:p>
      <text:p text:style-name="Standard">Cotin</text:p>
      <text:p text:style-name="Standard">Gaillon</text:p>
      <text:p text:style-name="Standard">Despars</text:p>
      <text:p text:style-name="Standard">Barre</text:p>
      <text:p text:style-name="Standard">Burdelot</text:p>
      <text:p text:style-name="Standard">Haultny</text:p>
      <text:p text:style-name="Standard">P Thomas</text:p>
      <text:p text:style-name="Standard">Du Drac</text:p>
      <text:p text:style-name="Standard">Fraxinis</text:p>
      <text:p text:style-name="Standard">Quia prout hic relatum est quod Johannes Picardi vult erigere</text:p>
      <text:p text:style-name="Standard">unum pressorium sive torcular apud Baigneux ideo deputaiti sunt</text:p>
      <text:p text:style-name="Standard">ad loquendum super hoc cum ipso domini Cancellarius et Bastardi et refferendum</text:p>
      <text:p text:style-name="Standard"><text:soft-page-break/>Ordinutum est quod die crastina pulsetur capitulum hora sexta de mane</text:p>
      <text:p text:style-name="Standard">et finatur hora septima / et in aliis capitulis sequentes generalibus</text:p>
      <text:p text:style-name="Standard">pulsetur hora quinta et finiatur in hoia sexta de mane/ et sic</text:p>
      <text:p text:style-name="Standard">in aliis capitulis generalibus pro annis futuris.</text:p>
      <text:p text:style-name="Standard">De sociis ecclesie</text:p>
      <text:p text:style-name="Standard">Mandantur omnes socii de choro ut veniant in capitulo audituri</text:p>
      <text:p text:style-name="Standard">aliqua sibi dicenda ex parte capituli</text:p>
      <text:p text:style-name="Standard">De domo des Creneaulx in vico de Bethesi quam alias obtulit</text:p>
      <text:p text:style-name="Standard">capere quidem Grainville provisores domus p. Dei Par. loquantur</text:p>
      <text:p text:style-name="Standard">cum magistro dicte domus Dei super hoc et appunctuabunt</text:p>
      <text:p text:style-name="Standard">Sunt xxxii</text:p>
      <text:p text:style-name="Standard">valent lxiiii .</text:p>
      <text:p text:style-name="Standard">cccc lii°</text:p>
      <text:p text:style-name="Standard">De magistro Johanne</text:p>
      <text:p text:style-name="Standard">Picardi</text:p>
      <text:p text:style-name="Standard">De pulsacione</text:p>
      <text:p text:style-name="Standard">capituli generalis</text:p>
      <text:p text:style-name="Standard">215 .</text:p>
      <text:p text:style-name="Standard">De domo des</text:p>
      <text:p text:style-name="Standard">Creneaulxx</text:p>
      <text:p text:style-name="Standard">=FRAN_0393_05426_L.jpg=</text:p>
      <text:p text:style-name="Standard">216.</text:p>
      <text:p text:style-name="Standard">Mercurii xxviii junii iiia dicti capituli generalis fuerunt</text:p>
      <text:p text:style-name="Standard">Sunt xxx cuilibet</text:p>
      <text:p text:style-name="Standard">ad capitulum domini</text:p>
      <text:p text:style-name="Standard">ii s. valent lx s.</text:p>
      <text:p text:style-name="Standard">Archidiaconus de Josayo</text:p>
      <text:p text:style-name="Standard">Victri</text:p>
      <text:p text:style-name="Standard">Succentor</text:p>
      <text:p text:style-name="Standard">Sohier</text:p>
      <text:p text:style-name="Standard">Paillardi</text:p>
      <text:p text:style-name="Standard">Cancellarius</text:p>
      <text:p text:style-name="Standard">Bastardi</text:p>
      <text:p text:style-name="Standard">Aguenin</text:p>
      <text:p text:style-name="Standard">Penitenciarius</text:p>
      <text:p text:style-name="Standard">Pion</text:p>
      <text:p text:style-name="Standard"><text:soft-page-break/>Ordeimonte</text:p>
      <text:p text:style-name="Standard">Jerson</text:p>
      <text:p text:style-name="Standard">Bouchier</text:p>
      <text:p text:style-name="Standard">Chacy</text:p>
      <text:p text:style-name="Standard">Parenti</text:p>
      <text:p text:style-name="Standard">Breton</text:p>
      <text:p text:style-name="Standard">Fourbeur</text:p>
      <text:p text:style-name="Standard">Bussi</text:p>
      <text:p text:style-name="Standard">Boullardi</text:p>
      <text:p text:style-name="Standard">Cotin</text:p>
      <text:p text:style-name="Standard">Monneti</text:p>
      <text:p text:style-name="Standard">De Croces extra</text:p>
      <text:p text:style-name="Standard">Gaillon</text:p>
      <text:p text:style-name="Standard">Despars</text:p>
      <text:p text:style-name="Standard">Barre</text:p>
      <text:p text:style-name="Standard">Burdelot</text:p>
      <text:p text:style-name="Standard">Haultny</text:p>
      <text:p text:style-name="Standard">P. Thomas</text:p>
      <text:p text:style-name="Standard">Du Drac</text:p>
      <text:p text:style-name="Standard">Fraxinis</text:p>
      <text:p text:style-name="Standard">Tradendo per nepotem magistri Guillelmi Colini compotum dicti magistri</text:p>
      <text:p text:style-name="Standard">et ejus nepote</text:p>
      <text:p text:style-name="Standard">Guillelmi penes capitulum de administracione puerorum $capituli$ chori trandu</text:p>
      <text:p text:style-name="Standard">sibi quictancia de dicto compoto et exoneracio ejusdem ac eciam quinque</text:p>
      <text:p text:style-name="Standard">scuta auri per composicionem cum ipso nepote factam</text:p>
      <text:p text:style-name="Standard">Hic fuerunt lecte instrucciones mittende Bicturis / quibus lectis</text:p>
      <text:p text:style-name="Standard">De instruccionibus</text:p>
      <text:p text:style-name="Standard">positum est in deliberacione quid agendum / et habita deliberacione domini</text:p>
      <text:p text:style-name="Standard">et procuratoribus capituli</text:p>
      <text:p text:style-name="Standard">sunt oppinionis quod teneatur pragmatica xanccio secundum instrucciones</text:p>
      <text:p text:style-name="Standard">predictas que tradentur procuratoribus capituli qui nominati sunt domini</text:p>
      <text:p text:style-name="Standard">Cancellarius penitenciarius Mondidier Jerson et Bastardi et eorum quilibet</text:p>
      <text:p text:style-name="Standard">et habebunt suas distribuciones maxime illi qui occuppabunt</text:p>
      <text:p text:style-name="Standard">matutinarum</text:p>
      <text:p text:style-name="Standard">Montandin et Notin renunciaverunt suis officiis modo consueto</text:p>
      <text:p text:style-name="Standard">s</text:p>
      <text:p text:style-name="Standard"><text:soft-page-break/>Watree</text:p>
      <text:p text:style-name="Standard">Ordinatum est quod domini Johannes Valeti et Germanus Watree tenebuntr</text:p>
      <text:p text:style-name="Standard">solvere eorum recepciones / et nichilomius differetur usque sabbati proxime</text:p>
      <text:p text:style-name="Standard">De molendino de quo hic locutus m. Ste. Pion Placeat dominis</text:p>
      <text:p text:style-name="Standard">molendino</text:p>
      <text:p text:style-name="Standard">quod tradatur ut petit et pro precio quo habuit anno preterto.</text:p>
      <text:p text:style-name="Standard">Jovis fuit festum apostolorum Petri et Pauli</text:p>
      <text:p text:style-name="Standard">Veneris fuit festum commemoracionis Sancti Pa</text:p>
      <text:p text:style-name="Standard">=FRAN_0393_05427_L.jpg=</text:p>
      <text:p text:style-name="Standard">Sunt $xxix valent lviiis.$</text:p>
      <text:p text:style-name="Standard">Sabbati prima julii iiiia dicti capituli generalis fuerunt ad capitulum et lucramuti</text:p>
      <text:p text:style-name="Standard">Sunt xxv valent l s.</text:p>
      <text:p text:style-name="Standard">suunt domini et magistri</text:p>
      <text:p text:style-name="Standard">Archidiaconus de Josayo</text:p>
      <text:p text:style-name="Standard">Victri</text:p>
      <text:p text:style-name="Standard">Succentor</text:p>
      <text:p text:style-name="Standard">Pion</text:p>
      <text:p text:style-name="Standard">Aguenin</text:p>
      <text:p text:style-name="Standard">Cancellarius</text:p>
      <text:p text:style-name="Standard">Bussi excusatus</text:p>
      <text:p text:style-name="Standard">Jerson</text:p>
      <text:p text:style-name="Standard">Penitenciarius</text:p>
      <text:p text:style-name="Standard">De Croces extra</text:p>
      <text:p text:style-name="Standard">Fourbeur</text:p>
      <text:p text:style-name="Standard">Ordeimonte</text:p>
      <text:p text:style-name="Standard">Boullardi excusatus</text:p>
      <text:p text:style-name="Standard">Chacy</text:p>
      <text:p text:style-name="Standard">Monneti</text:p>
      <text:p text:style-name="Standard">Ordinatum est quod licencietur ab ecclesia dominus</text:p>
      <text:p text:style-name="Standard">Dominus Jo. Buyer</text:p>
      <text:p text:style-name="Standard">Breton</text:p>
      <text:p text:style-name="Standard">Despars</text:p>
      <text:p text:style-name="Standard">Jo. Buyer tamquam clericus matutinarum</text:p>
      <text:p text:style-name="Standard">Cotin</text:p>
      <text:p text:style-name="Standard">Burdelot</text:p>
      <text:p text:style-name="Standard">et dicatur sibi quod provideat sibi alibi</text:p>
      <text:p text:style-name="Standard"><text:soft-page-break/>Gaillon</text:p>
      <text:p text:style-name="Standard">P Thomas</text:p>
      <text:p text:style-name="Standard">infra octo dies Et hoc propter deffectus</text:p>
      <text:p text:style-name="Standard">Barre</text:p>
      <text:p text:style-name="Standard">Fraxinis</text:p>
      <text:p text:style-name="Standard">et negligencias quos commictit cotidie</text:p>
      <text:p text:style-name="Standard">Haultny</text:p>
      <text:p text:style-name="Standard">Sohier</text:p>
      <text:p text:style-name="Standard">Hodie venerabilis vir magister Johannes Luillier presbyter sacre Theologie professor canonicus Par.</text:p>
      <text:p text:style-name="Standard">Salvo jure cujuslibet fuit receptus ad canonicatum et prebendam ecclesie Par. quos nuper</text:p>
      <text:p text:style-name="Standard">obtinebat et possidebat magister Guillelmus Morin nuper vacantem per resignacionem ipsius magistri</text:p>
      <text:p text:style-name="Standard">Guillelmi aut ejus procuratoris in manibus domini episcopi Par. factam et admissam ex causa tamen</text:p>
      <text:p text:style-name="Standard">permutacionis faciende et non alias de ipsis canonicatum et prebenda cum dicto magistro Guillelmus ad parrochialem ecclesiam</text:p>
      <text:p text:style-name="Standard">de Longo vado . quiquidem magister Johannes Luillier juravit in forma et fuit installatus</text:p>
      <text:p text:style-name="Standard">et solvit jura assueta / Et hoc vigore licterarum collacionis ipsius domini Par. episcopi quarum tenor</text:p>
      <text:p text:style-name="Standard">sequitur et est talis . Guillelmus miseracione divina episcopus Par. dilecto nobis in Christo</text:p>
      <text:p text:style-name="Standard">doctissimo viro magistro Johanni Luilier presbytero sacre Theoligie professori salutem in domino</text:p>
      <text:p text:style-name="Standard">canonicatum et prebendam ecclesie nostre Par. ad collacionem provisionem et omnimdam disposicionem</text:p>
      <text:p text:style-name="Standard">nostram pleno jure spectantes liberos nunc et vacantes per resignacionem venerabilis et circumspecti viri</text:p>
      <text:p text:style-name="Standard">magistri Ursini Thiboust presbyteri in sacra pagina professoris procuratoris ad hoc sufficienter</text:p>
      <text:p text:style-name="Standard">et legitime fundati prout nobis constitit ac nomine procuratorio venerabilis et scientificii</text:p>
      <text:p text:style-name="Standard">viri magistri Guillelmi Morin presbyteri in artibus magistri ipsorum canonicatus et prebende ultimi et</text:p>
      <text:p text:style-name="Standard">immediate possessois causa tamen permutacionis et non alias de eisdem canonicatu et prebenda vobiscum $faciende$</text:p>
      <text:p text:style-name="Standard">fiende ad parrochialem ecclesiam de Longo vado Andegaviensis diocesis quam nuper obtinere</text:p>
      <text:p text:style-name="Standard">dicebatis in manibus nostris sponte factam et per nos admissam vobis meritorum</text:p>
      <text:p text:style-name="Standard">vestrorum intuitu contulimus et conferimus ac de illis providemus cum suis juribus</text:p>
      <text:p text:style-name="Standard">et pertinenciis universis de eisdem vos investientis et in eisdem instituentis per tradicionem</text:p>
      <text:p text:style-name="Standard">nostrarum presencium licterarum et concessionem recepto tamen ab eodem procuratore resignacione juramento</text:p>
      <text:p text:style-name="Standard">in talibus permutacionibus fieri solito et consueto videlicet quod in hujusmodi resignacione non intervenit</text:p>
      <text:p text:style-name="Standard">aut interveniet fraus dolus symonia seu quevissalia paccio illicita ac consimili</text:p>
      <text:p text:style-name="Standard">juramento per vos prestito ceterisque per vos prestitis in talibus debitis et patrari solitis</text:p>
      <text:p text:style-name="Standard"><text:soft-page-break/>juramentis Quocirca dilectis fratribus nostris Decano et capitulo predicte nostre Par. ecclesie</text:p>
      <text:p text:style-name="Standard">tenore presencium mandatum quatinus vos vel procuratorem vestrum nomine vestro et pro vobis ad dictos canonicatum</text:p>
      <text:p text:style-name="Standard">et prebendam juraque eorumdem et pertinenciis universis recipiant et admictant ac in corporalem</text:p>
      <text:p text:style-name="Standard">realem et actualem possessionem ipsorum indicant ut moris est / vosque in suum et dicte</text:p>
      <text:p text:style-name="Standard">ecclesie Par. canonicatum recipiant atque fratrem stallum in choro et locum in capitulo cum plenitudine</text:p>
      <text:p text:style-name="Standard">juris canonici prefate nostre Par. ecclesie vobis seu dicto procuratori vestro pro vobis assignate ac de</text:p>
      <text:p text:style-name="Standard">dictorum canonicati et prebende fructibus redditus et juribus universis respondeant et ab aliis faciant</text:p>
      <text:p text:style-name="Standard">plene et integre responderi / adhibitis tamen solenitatibus in talibus assuetis jureque cujuslibet</text:p>
      <text:p text:style-name="Standard">in omnibus semper salvo. Datum Par. sub sigillo camere nostre anno Domini m° cccc. lii° die</text:p>
      <text:p text:style-name="Standard">xxviii mensis junii. Sic signatum de precepto domini Le Herpeur</text:p>
      <text:p text:style-name="Standard">Collacio facta est</text:p>
      <text:p text:style-name="Standard">CCCC°. lii°</text:p>
      <text:p text:style-name="Standard">Recepcio canonici Par.</text:p>
      <text:p text:style-name="Standard">Cx fr.</text:p>
      <text:p text:style-name="Standard">217.</text:p>
      <text:p text:style-name="Standard">=FRAN_0393_05428_L.jpg=</text:p>
      <text:p text:style-name="Standard">Sunt xxix cuilibet</text:p>
      <text:p text:style-name="Standard">ii s. valent lvii s.</text:p>
      <text:p text:style-name="Standard">218.</text:p>
      <text:p text:style-name="Standard">Lune tercia julii quinta et ultima dicti capituli generalis fuerunt ad capitulum</text:p>
      <text:p text:style-name="Standard">Domini</text:p>
      <text:p text:style-name="Standard">Archidiaconus de Josayo</text:p>
      <text:p text:style-name="Standard">Succentor</text:p>
      <text:p text:style-name="Standard">Victri</text:p>
      <text:p text:style-name="Standard">Fraxinis</text:p>
      <text:p text:style-name="Standard">Paillard</text:p>
      <text:p text:style-name="Standard">Cancellarius</text:p>
      <text:p text:style-name="Standard">Aguenin</text:p>
      <text:p text:style-name="Standard">Sohier</text:p>
      <text:p text:style-name="Standard">Penitenciarius</text:p>
      <text:p text:style-name="Standard">Jerson</text:p>
      <text:p text:style-name="Standard">Pion</text:p>
      <text:p text:style-name="Standard">Ordeimonte</text:p>
      <text:p text:style-name="Standard">Parenti</text:p>
      <text:p text:style-name="Standard"><text:soft-page-break/>Bouchier</text:p>
      <text:p text:style-name="Standard">Chacy</text:p>
      <text:p text:style-name="Standard">Fourbeur</text:p>
      <text:p text:style-name="Standard">Boullardi</text:p>
      <text:p text:style-name="Standard">Breton</text:p>
      <text:p text:style-name="Standard">Monneti</text:p>
      <text:p text:style-name="Standard">De Croces</text:p>
      <text:p text:style-name="Standard">Cotin</text:p>
      <text:p text:style-name="Standard">Haultny</text:p>
      <text:p text:style-name="Standard">} exusati</text:p>
      <text:p text:style-name="Standard">Gaillon</text:p>
      <text:p text:style-name="Standard">Despars</text:p>
      <text:p text:style-name="Standard">Bussi excusatus</text:p>
      <text:p text:style-name="Standard">Barre</text:p>
      <text:p text:style-name="Standard">Burdelot</text:p>
      <text:p text:style-name="Standard">Du Drac</text:p>
      <text:p text:style-name="Standard">P Thomas</text:p>
      <text:p text:style-name="Standard">De instruccionibus</text:p>
      <text:p text:style-name="Standard">Preceptum est michi notario capituli per idem capitulum quod ego signarem procuracionem</text:p>
      <text:p text:style-name="Standard">capituli.</text:p>
      <text:p text:style-name="Standard">et instrucciones traditas domino Succentor mictente Bicturis in congregacione</text:p>
      <text:p text:style-name="Standard">prelatorum etc.</text:p>
      <text:p text:style-name="Standard">Hodie capitulum acceptavit legatum factum pueris chori per deffunctum</text:p>
      <text:p text:style-name="Standard">m. Jo. Chuffart in suo testamento de quadam domo prope de la Tabletorie</text:p>
      <text:p text:style-name="Standard">in uno Sancti Dionisi Par. ad intersignum</text:p>
      <text:p text:style-name="Standard">ad onus contentum</text:p>
      <text:p text:style-name="Standard">in testamento dicti deffuncti et obligavit se iddem capitulum de faciendo obitum seu servicium</text:p>
      <text:p text:style-name="Standard">De executoribus magistri</text:p>
      <text:p text:style-name="Standard">solennum mediante hujusmodi legato . et est ordinatum quod scribatur in Martirologio chori</text:p>
      <text:p text:style-name="Standard">Jo. Chuffart</text:p>
      <text:p text:style-name="Standard">hujusmodi Obitus ut consuetum est / Et hodie dominus archidiaconus de Josayo alter executorum</text:p>
      <text:p text:style-name="Standard">dicti deffuncti exhibuit certos titulos tangentes dictam domum et domum de</text:p>
      <text:p text:style-name="Standard">Sancto Marcello ad reponendum in thesauro ecclesie / et ordinatum est quod fiant et habeant</text:p>
      <text:p text:style-name="Standard">executores dicti deffuncti licteras Capituli de hujusmodi acceptacione dictorum legatorum</text:p>
      <text:p text:style-name="Standard">in forma debita</text:p>
      <text:p text:style-name="Standard">Ad supplicacionem domini Johannis Marconnelle magni vicarii in ecclesia Par. placet</text:p>
      <text:p text:style-name="Standard"><text:soft-page-break/>De domino Johanne</text:p>
      <text:p text:style-name="Standard">dominis quod ipse sit de provisione ecclesie sicut est dominus P. Varlet proviso quod</text:p>
      <text:p text:style-name="Standard">Marconnelle</text:p>
      <text:p text:style-name="Standard">faciat debitum suum prout facere obtulit et promisit</text:p>
      <text:p text:style-name="Standard">Martis in festo Sancti Martini est iiiia die julii processio ecclesie Par. ivit</text:p>
      <text:p text:style-name="Standard">ad ecclesiam $dict$ Sancti Martini et post missam et alia suffragia ibidem</text:p>
      <text:p text:style-name="Standard">decantata ut solitum est ipsa processio ivit ad capitulum dicte ecclesie seu monasterii / more</text:p>
      <text:p text:style-name="Standard">consueto Et ibidem dominus archidiaconus de Josayo inquisivit a fratre Guillelmo de Bri</text:p>
      <text:p text:style-name="Standard">religioso dicte ecclesie et $ibidem$ locumtente prioris loci an essent ibidem aliqui prisionarii</text:p>
      <text:p text:style-name="Standard">qui deberent capitulo Par. reddi et $st$ restitui secundum composiciones alias factas</text:p>
      <text:p text:style-name="Standard">quiquidem facter Guillelmus Asservit quod nulli erant de quibus peticione et responsione</text:p>
      <text:p text:style-name="Standard">dominus archidiaconus nomine dicti capituli peciit ame notario publico instrumentum etc. presentibus domini</text:p>
      <text:p text:style-name="Standard">Ro. Cibolle . T. de Courcelles P. Quatre Livres et pluribus aliis de ecclesia Par.</text:p>
      <text:p text:style-name="Standard">De processione</text:p>
      <text:p text:style-name="Standard">Sancti Martini</text:p>
      <text:p text:style-name="Standard">=FRAN_0393_05429_L.jpg=</text:p>
      <text:p text:style-name="Standard">cccc lii°.</text:p>
      <text:p text:style-name="Standard">cccc lii°</text:p>
      <text:p text:style-name="Standard">Mercurii quinta julii capitulantibus dominis</text:p>
      <text:p text:style-name="Standard">Mercurii quinta jui capitulantibus dominis</text:p>
      <text:p text:style-name="Standard">Archidiacono de Josayo</text:p>
      <text:p text:style-name="Standard">Archidiacono de Josayo</text:p>
      <text:p text:style-name="Standard">Aguenin</text:p>
      <text:p text:style-name="Standard">Aguenin</text:p>
      <text:p text:style-name="Standard">Cancellario</text:p>
      <text:p text:style-name="Standard">Cancellariuo sz</text:p>
      <text:p text:style-name="Standard">Jerson</text:p>
      <text:p text:style-name="Standard">Jerson</text:p>
      <text:p text:style-name="Standard">Penitenciario</text:p>
      <text:p text:style-name="Standard">Penitenciario</text:p>
      <text:p text:style-name="Standard">Ordeimonte</text:p>
      <text:p text:style-name="Standard">Ordeimonte</text:p>
      <text:p text:style-name="Standard">Parenti</text:p>
      <text:p text:style-name="Standard">Parenti</text:p>
      <text:p text:style-name="Standard">Chacy</text:p>
      <text:p text:style-name="Standard"><text:soft-page-break/>Chacy</text:p>
      <text:p text:style-name="Standard">Fourbeur</text:p>
      <text:p text:style-name="Standard">Fourbeur</text:p>
      <text:p text:style-name="Standard">Breton</text:p>
      <text:p text:style-name="Standard">Breton</text:p>
      <text:p text:style-name="Standard">Monneti</text:p>
      <text:p text:style-name="Standard">Monneti</text:p>
      <text:p text:style-name="Standard">Cotin</text:p>
      <text:p text:style-name="Standard">Cotin</text:p>
      <text:p text:style-name="Standard">Despars</text:p>
      <text:p text:style-name="Standard">Despars</text:p>
      <text:p text:style-name="Standard">Gaillon</text:p>
      <text:p text:style-name="Standard">Gaillon</text:p>
      <text:p text:style-name="Standard">Burdelot</text:p>
      <text:p text:style-name="Standard">Burdelot</text:p>
      <text:p text:style-name="Standard">Barre</text:p>
      <text:p text:style-name="Standard">Barre</text:p>
      <text:p text:style-name="Standard">P Thomas</text:p>
      <text:p text:style-name="Standard">P Thomas</text:p>
      <text:p text:style-name="Standard">Victri</text:p>
      <text:p text:style-name="Standard">Victri</text:p>
      <text:p text:style-name="Standard">Fraxinis</text:p>
      <text:p text:style-name="Standard">Fraxinis</text:p>
      <text:p text:style-name="Standard">Paillard</text:p>
      <text:p text:style-name="Standard">Paillard</text:p>
      <text:p text:style-name="Standard">Sohier</text:p>
      <text:p text:style-name="Standard">Sohier</text:p>
      <text:p text:style-name="Standard">Pion</text:p>
      <text:p text:style-name="Standard">Pion</text:p>
      <text:p text:style-name="Standard">Hodie magister Jo. Notin clericus matutinarum supplicavit dominis prout alias quod sibi vellent</text:p>
      <text:p text:style-name="Standard">Hodie magister Jo. Notin clericus matutinarum supplicavit dominis prout alias quod sibi vellent</text:p>
      <text:p text:style-name="Standard">dare licenciam defferendi habitum $es$ ecclesie et sibi facere aliquam gratuitatem quando</text:p>
      <text:p text:style-name="Standard">dare licenciatu deffunctdi habitum $es ecclesie et sibi facere aliquam gratintis qudo</text:p>
      <text:p text:style-name="Standard">De $dom$ magistro Jo.</text:p>
      <text:p text:style-name="Standard">Dodan magistro Jo.</text:p>
      <text:p text:style-name="Standard">veniet in ecclesia faciendo debitum suum horis quibus ipse veniet super quo placet</text:p>
      <text:p text:style-name="Standard"><text:soft-page-break/>veniet in ecclesia faciendo debitum suum horis quibus ipse veniet Super quo placet</text:p>
      <text:p text:style-name="Standard">Notin</text:p>
      <text:p text:style-name="Standard">notari</text:p>
      <text:p text:style-name="Standard">dominis et sibi conceditur in favorem studii quod defferat habitum ecclesie et quod veniat</text:p>
      <text:p text:style-name="Standard">dominis et sibi conceditur in favorem studii quod defferat habitum ecclesie et quod veniat</text:p>
      <text:p text:style-name="Standard">ad ecclesiam et secundum quod faciet debitum in missa et vesperis domini facient sibi</text:p>
      <text:p text:style-name="Standard">ad ecclesiam et secundum quod faciet debitum in missa et vesperis domini facient sibi</text:p>
      <text:p text:style-name="Standard">aliquam gratuitatem</text:p>
      <text:p text:style-name="Standard">aliquam gratintis</text:p>
      <text:p text:style-name="Standard">De uno hostio faciendo</text:p>
      <text:p text:style-name="Standard">Aarchoscio facero magister Ste. Pion camerarius clericus oneratus est defucendo fieri unum hostum</text:p>
      <text:p text:style-name="Standard">magister Ste. Pion Camerarius clericus oneratus est de faciendo fieri unum hostium</text:p>
      <text:p text:style-name="Standard">la Sante Marine</text:p>
      <text:p text:style-name="Standard">la sact marine lan introitu Ruelle Sancte Marine $v$ versus et prope ecclesiam Sancti Johannnis</text:p>
      <text:p text:style-name="Standard">in introitu ruelle Saincte Marine $vu$ versus et prope ecclesiam Sancti Johannis</text:p>
      <text:p text:style-name="Standard">Rotundi.</text:p>
      <text:p text:style-name="Standard">Rotundi.</text:p>
      <text:p text:style-name="Standard">Ordinatum est quod requiratur ex parte capituli dominus prepositus Par. ut velit facere</text:p>
      <text:p text:style-name="Standard">Ordinatum est quod requiratur ex parte capituli dominus prepositus Par. ut velit facere</text:p>
      <text:p text:style-name="Standard">expulsari a Civitate Parisiensi / et maxime a vico Sancti Petri ad boves et circiter</text:p>
      <text:p text:style-name="Standard">expulsari a Civitate Par. / et maxime a vico Sancti Petri ad Bones et circiter</text:p>
      <text:p text:style-name="Standard">ᗞe mulieribus</text:p>
      <text:p text:style-name="Standard">Demulieribus</text:p>
      <text:p text:style-name="Standard">omnes mulieres meretrices / et quod loquatur cum illis qui habent ibidem</text:p>
      <text:p text:style-name="Standard">omnes mulieres meretrites et quod loquatur cum illis qui habent ibidem</text:p>
      <text:p text:style-name="Standard">expulsandis</text:p>
      <text:p text:style-name="Standard">copulsand</text:p>
      <text:p text:style-name="Standard">domos ut provideant super hoc et de hoc oneratus est magister Ste. Pion</text:p>
      <text:p text:style-name="Standard">domos ut provideant super hoc . et de hoc oneratus est magister Ste. Pion</text:p>
      <text:p text:style-name="Standard">Camerarius clericus</text:p>
      <text:p text:style-name="Standard">Camerarius clericus.</text:p>
      <text:p text:style-name="Standard">Magister T. de Victri alter provisorum fabrice commissus est ad loquendum cum Johanne</text:p>
      <text:p text:style-name="Standard">Magister T. de Victri aliter provisorum fabrice commissus est ad loquendum cum Johanne</text:p>
      <text:p text:style-name="Standard">de Jo. Barbazan</text:p>
      <text:p text:style-name="Standard">Jo. Barbapin</text:p>
      <text:p text:style-name="Standard">Barbazan commorante in domo fabrice et matriculario $cle$ layco dicte</text:p>
      <text:p text:style-name="Standard"><text:soft-page-break/>Barbazan commorancte in domo fabrite et smnutorculario ela layco dicte</text:p>
      <text:p text:style-name="Standard">ecclesie ut sit melioris regiminis quam sit de presenti et ut expulset suam</text:p>
      <text:p text:style-name="Standard">ecclesie ut sit melioris reguliunis quam sit depresenti et ut expulset suam</text:p>
      <text:p text:style-name="Standard">pedisecam.</text:p>
      <text:p text:style-name="Standard">Pedistecum.</text:p>
      <text:p text:style-name="Standard">Hodie quidem firminus Hellant peciit vigore quarumdem licterarum apostolicarum</text:p>
      <text:p text:style-name="Standard">Hodie quidem firmius hellant peciit vigore quarumdem licterarum apostolicam</text:p>
      <text:p text:style-name="Standard">recipi ad capellaniam Sancti Johannis Baptiste in ecclesia Par. nuper vacante</text:p>
      <text:p text:style-name="Standard">recipi ad capellaniam Sancti Johannis Baptiste in ecclesia Par. nuper vacante</text:p>
      <text:p text:style-name="Standard">=FRAN_0393_05430_L.jpg=</text:p>
      <text:p text:style-name="Standard">Sunt xxviii</text:p>
      <text:p text:style-name="Standard">Veneris viia julii capitulantibus dominis</text:p>
      <text:p text:style-name="Standard">Archidiacono de Josayo</text:p>
      <text:p text:style-name="Standard">Cancellario</text:p>
      <text:p text:style-name="Standard">Victri</text:p>
      <text:p text:style-name="Standard">Paillardi</text:p>
      <text:p text:style-name="Standard">Penitenciario</text:p>
      <text:p text:style-name="Standard">Aguenin</text:p>
      <text:p text:style-name="Standard">Chacy</text:p>
      <text:p text:style-name="Standard">Ordeimonte</text:p>
      <text:p text:style-name="Standard">Jerson</text:p>
      <text:p text:style-name="Standard">Breton</text:p>
      <text:p text:style-name="Standard">Parenti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Despars</text:p>
      <text:p text:style-name="Standard">Haultny</text:p>
      <text:p text:style-name="Standard">P. Thomas</text:p>
      <text:p text:style-name="Standard">De Croces</text:p>
      <text:p text:style-name="Standard">Fraxinis</text:p>
      <text:p text:style-name="Standard">Super requesta m. P. Cousinot petentis habere responsionem super alias p</text:p>
      <text:p text:style-name="Standard">De magistro P. Cousinot</text:p>
      <text:p text:style-name="Standard">ipsum petitum occasione domus sue prope domum de la Queue de Regnart ordinatum est</text:p>
      <text:p text:style-name="Standard"><text:soft-page-break/>quod videatur et visitetur per juratos ecclesie et refferatur . vocato Camerario clerico</text:p>
      <text:p text:style-name="Standard">Colin Garnot sergent a signifié a messeigneurs qu'il a mis en la main du</text:p>
      <text:p text:style-name="Standard">Significacion</text:p>
      <text:p text:style-name="Standard">roy a la requeste de Jehan Lambert et sa femme pour racheter iiii £</text:p>
      <text:p text:style-name="Standard">que ceulx de Saint Aignen prennent</text:p>
      <text:p text:style-name="Standard">Fuit convocacio ad primum capitulum pro facto capellanie Sancti Johannis Baptiste</text:p>
      <text:p text:style-name="Standard">Convocacio</text:p>
      <text:p text:style-name="Standard">in ecclesia Par. ad quam vult recipi quidem Firminus Herbant et se tenerunt</text:p>
      <text:p text:style-name="Standard">pro convocatis domini presentes</text:p>
      <text:p text:style-name="Standard">220.</text:p>
      <text:p text:style-name="Standard">Lune xa julii capitulantibus dominis</text:p>
      <text:p text:style-name="Standard">Archidiacono de Josayo</text:p>
      <text:p text:style-name="Standard">Victri</text:p>
      <text:p text:style-name="Standard">Cancellario</text:p>
      <text:p text:style-name="Standard">De Croces</text:p>
      <text:p text:style-name="Standard">Penitenciario</text:p>
      <text:p text:style-name="Standard">Paillardi</text:p>
      <text:p text:style-name="Standard">Ordeimonte</text:p>
      <text:p text:style-name="Standard">Aguenin</text:p>
      <text:p text:style-name="Standard">Chacy</text:p>
      <text:p text:style-name="Standard">Jerson</text:p>
      <text:p text:style-name="Standard">Breton</text:p>
      <text:p text:style-name="Standard">Parenti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Despars</text:p>
      <text:p text:style-name="Standard">Du Drac</text:p>
      <text:p text:style-name="Standard">Burdelot</text:p>
      <text:p text:style-name="Standard">Ad requestam m. Jo. Monneti canonici Par. placet dominis quod quidem parvus puer</text:p>
      <text:p text:style-name="Standard">de quodam puero</text:p>
      <text:p text:style-name="Standard">recipiatur cum pueris chori ecclesie . Sumptibus tamen et expensis parentum</text:p>
      <text:p text:style-name="Standard">et amicorum ipsius pueri in victu et vestimentis.</text:p>
      <text:p text:style-name="Standard">Magister Ja. Guion peciit satisfieri et solvi de sua capellania in ecclesia Par. ad altare</text:p>
      <text:p text:style-name="Standard"><text:soft-page-break/>Magister Ja. Guion</text:p>
      <text:p text:style-name="Standard">Sancti Bartholomei ad causam domus de Britania in vico Cithare . Super quo</text:p>
      <text:p text:style-name="Standard">nichil actum est</text:p>
      <text:p text:style-name="Standard">Sohier</text:p>
      <text:p text:style-name="Standard">Pion</text:p>
      <text:p text:style-name="Standard">Bouchier</text:p>
      <text:p text:style-name="Standard">Boullardi</text:p>
      <text:p text:style-name="Standard">Luillier</text:p>
      <text:p text:style-name="Standard">Bussi excuato</text:p>
      <text:p text:style-name="Standard">Succentore extra</text:p>
      <text:p text:style-name="Standard">Fraxinis</text:p>
      <text:p text:style-name="Standard">Sohier</text:p>
      <text:p text:style-name="Standard">Pion</text:p>
      <text:p text:style-name="Standard">Boullardi</text:p>
      <text:p text:style-name="Standard">Luillier</text:p>
      <text:p text:style-name="Standard">P Thomas</text:p>
      <text:p text:style-name="Standard">Succentor extra</text:p>
      <text:p text:style-name="Standard">Bussi excusato</text:p>
      <text:p text:style-name="Standard">=FRAN_0393_05431_L.jpg=</text:p>
      <text:p text:style-name="Standard">cccc. lii°.</text:p>
      <text:p text:style-name="Standard">Hodie capicerius et nonnulli canonici Sancti Stephani de Gressibus pecierunt</text:p>
      <text:p text:style-name="Standard">De capicerio et canonicis</text:p>
      <text:p text:style-name="Standard">habere consensum capituli et licteras de approbamus de $du$ duabus licteris hic exhibitis</text:p>
      <text:p text:style-name="Standard">sancti Stephani de Gressibus</text:p>
      <text:p text:style-name="Standard">confectis super tradicione nonnullarum domorum quequidem lictere tradite sunt ad visitandum</text:p>
      <text:p text:style-name="Standard">et refferendum magistris Jo. Aguenin . et Martino de Fraxinis. Item petunt</text:p>
      <text:p text:style-name="Standard">duo modia grani aut sultem partem pro rata</text:p>
      <text:p text:style-name="Standard">Super requesta canonicorum Sancti Dionisi de Passu petencium exhibicionem et</text:p>
      <text:p text:style-name="Standard">de canonici Sancti</text:p>
      <text:p text:style-name="Standard">ostencionem nonnullorum compotorum capituli pro producendo in causa mota</text:p>
      <text:p text:style-name="Standard">Dionisii.</text:p>
      <text:p text:style-name="Standard">inter ipsas partes silicet capitulum et dictos canonicum nichil actum est</text:p>
      <text:p text:style-name="Standard">Vocavi</text:p>
      <text:p text:style-name="Standard">Vocatus est dominus Laurencius Leudin canonicus Sepulcri citatus ex officio contra promotore</text:p>
      <text:p text:style-name="Standard">capituli qui non comparuit.</text:p>
      <text:p text:style-name="Standard">Quia casus nuper accidit videlicet quod magister Jo. Angot notarius publicus vigore licterarum</text:p>
      <text:p text:style-name="Standard"><text:soft-page-break/>collacionis domini Senonensis posuit in possessionem corporalem canonicatus et prebende ecclesie Sancti</text:p>
      <text:p text:style-name="Standard">Sepulcri magistrum Johannem de Bosco / et quia dominus Laurenci Leudin canonicus et</text:p>
      <text:p text:style-name="Standard">distributor in dicta ecclesia tradidit eidem magistro Jo. suas distribuciones / et non</text:p>
      <text:p text:style-name="Standard">Magistro V. de Croces qui prius fuerat ad hoc receptus et installatus ex parte et excollacione</text:p>
      <text:p text:style-name="Standard">capituli / ordinatum est quod fiat deffectum contra dictum dominum Laurencium ut emendum casum</text:p>
      <text:p text:style-name="Standard">pro eo quod non tradidit dicto magistro V. suas distribuciones sed tradidit eidem magistro Johanni</text:p>
      <text:p text:style-name="Standard">et quia non prestitit juramentum de fideliter exercendo officium distributoris et quod citetur dictus</text:p>
      <text:p text:style-name="Standard">Magister Jo. ex officio . Et respectu materie principalis loquetur cum consilio videlicet super</text:p>
      <text:p text:style-name="Standard">eo quod dictus Angot posuit eundem de Bosco in dicta possessione et super eo quod deffert</text:p>
      <text:p text:style-name="Standard">habitum ecclesie . idem de Bosco.</text:p>
      <text:p text:style-name="Standard">ma</text:p>
      <text:p text:style-name="Standard">Capellania ad altare Sancti Johannis Baptiste in ecclesia Par. quam nuper et ultimate</text:p>
      <text:p text:style-name="Standard">possidebat Robertus Forester / et per antea possidebat dum viveret deffunctus</text:p>
      <text:p text:style-name="Standard">magister P. Hemon pro qua ad hodie fit convocacio / et ad quam nuper peciit recipi</text:p>
      <text:p text:style-name="Standard">Firminus Hellant vigore quarumdem licterarum apostolicarum vacans ad presens per puram</text:p>
      <text:p text:style-name="Standard">et simplicem resignacionem ipsius Roberti in manibus capituli factam et admissam Salvo</text:p>
      <text:p text:style-name="Standard">cujuslibet collata est dicto Firmino Hellant presenti et requirenti postquam ipse Firminus</text:p>
      <text:p text:style-name="Standard">sponte renunciavit eidem capellanie et juri eidem capellanie per ipsum pretensorum vigore et</text:p>
      <text:p text:style-name="Standard">auctoritate collacionis sibi facte auctoritate apostolica per mortem dicti m. P. Hemon quiquidem</text:p>
      <text:p text:style-name="Standard">Firminus juravit in forma et fuit installatus et solvit jura assueta videlicet xx s. p.</text:p>
      <text:p text:style-name="Standard">Et hoc de consensu et sine prejudicio Turni m. Ro. Cibolle nunc existentis in</text:p>
      <text:p text:style-name="Standard">suo parvo turno necnon et magistri P. d'Orgemont et aliorum canonicorum Par. sequente</text:p>
      <text:p text:style-name="Standard">De magistro Jo. de</text:p>
      <text:p text:style-name="Standard">Bosco</text:p>
      <text:p text:style-name="Standard">221.</text:p>
      <text:p text:style-name="Standard">Collacio capellanie</text:p>
      <text:p text:style-name="Standard">Bezon</text:p>
      <text:p text:style-name="Standard">Prorogetur usque ad annum terminus datus magistro Jo. de Bezon de redimendo</text:p>
      <text:p text:style-name="Standard">certum redditus per ipsum nuper ecclesie Parisiensis venditum.</text:p>
      <text:p text:style-name="Standard">=FRAN_0393_05432_L.jpg=</text:p>
      <text:p text:style-name="Standard">222.</text:p>
      <text:p text:style-name="Standard">Mercurii xiia juli capitulantibus dominis</text:p>
      <text:p text:style-name="Standard">Archidiacono de Josayo</text:p>
      <text:p text:style-name="Standard">Paillard</text:p>
      <text:p text:style-name="Standard">Cancellario</text:p>
      <text:p text:style-name="Standard"><text:soft-page-break/>Aguenin</text:p>
      <text:p text:style-name="Standard">Penitenciario</text:p>
      <text:p text:style-name="Standard">Ordeimonte</text:p>
      <text:p text:style-name="Standard">Jerson</text:p>
      <text:p text:style-name="Standard">Chacy</text:p>
      <text:p text:style-name="Standard">Parenti</text:p>
      <text:p text:style-name="Standard">Breton</text:p>
      <text:p text:style-name="Standard">Fourbeur</text:p>
      <text:p text:style-name="Standard">Cotin</text:p>
      <text:p text:style-name="Standard">Monneti</text:p>
      <text:p text:style-name="Standard">Gaillon</text:p>
      <text:p text:style-name="Standard">Despars</text:p>
      <text:p text:style-name="Standard">Barre</text:p>
      <text:p text:style-name="Standard">Burdelot</text:p>
      <text:p text:style-name="Standard">De Croces</text:p>
      <text:p text:style-name="Standard">P Thomas</text:p>
      <text:p text:style-name="Standard">Victri</text:p>
      <text:p text:style-name="Standard">Fraxinis</text:p>
      <text:p text:style-name="Standard">Ordeimonte}</text:p>
      <text:p text:style-name="Standard">commictuntur ad videndum quandam domum in vico de Champrose de</text:p>
      <text:p text:style-name="Standard">Camerarius</text:p>
      <text:p text:style-name="Standard">qua hic locutus idem camerarius vocatis operariis juratis</text:p>
      <text:p text:style-name="Standard">Positum est in deliberacione quid erit agendum et quomodo poterit procedi contra</text:p>
      <text:p text:style-name="Standard">illos qui nolunt solvere suas decimas / videlicet per monicionem domini Cardinalis</text:p>
      <text:p text:style-name="Standard">legati aut per mandatum regis sive alias per justiciam Super quo ordinatum est</text:p>
      <text:p text:style-name="Standard">$pro$ de una monicio</text:p>
      <text:p text:style-name="Standard">quod obtineatur ab eodem domino cardinali una monicio sive a domino Abbate Sancte Genovefe</text:p>
      <text:p text:style-name="Standard">obtinenda</text:p>
      <text:p text:style-name="Standard">conservatore ecclesie et quod super hoc scribatur domino Succentor Et nichilominus domini sunt</text:p>
      <text:p text:style-name="Standard">oppinionis quod dum dominus Parisiensis venerit quod loquatur secum super hoc et ut faciat</text:p>
      <text:p text:style-name="Standard">congregari suum clerum ad videndum quid erit agendum</text:p>
      <text:p text:style-name="Standard">De domino vice domino</text:p>
      <text:p text:style-name="Standard">Ordinatum est quod fiat execucio contra dominum vicedominum Ambianensis pro hiis</text:p>
      <text:p text:style-name="Standard">Ambianensis</text:p>
      <text:p text:style-name="Standard">que debet ecclesie Par. et de hoc oneratus est magister V. De Croces.</text:p>
      <text:p text:style-name="Standard">Ordinatum est quod incarcertur Jacobus Parvi clericus matutinarum propter sua</text:p>
      <text:p text:style-name="Standard"><text:soft-page-break/>De Jacobo Parvi</text:p>
      <text:p text:style-name="Standard">demerita et quod interrogetur per m. G. Britonis ad hoc commissum</text:p>
      <text:p text:style-name="Standard">Du Drac</text:p>
      <text:p text:style-name="Standard">Fraxinis</text:p>
      <text:p text:style-name="Standard">loquantur cum magistro Johanne Bureau pro facto puerorum</text:p>
      <text:p text:style-name="Standard">chori</text:p>
      <text:p text:style-name="Standard">Audita relacione m. $Jo$ Martini de Fraxinis alterius commissorum</text:p>
      <text:p text:style-name="Standard">De capicerio et</text:p>
      <text:p text:style-name="Standard">ad hoc Placet dominis et approbaverunt tradicionem factam per capicerium</text:p>
      <text:p text:style-name="Standard">Canonicis Sancti Ste.</text:p>
      <text:p text:style-name="Standard">et canonicos Sancti Stephani de Gressibus de quibusdam domibus</text:p>
      <text:p text:style-name="Standard">eisdem spectantibus de quibus hic locutum est</text:p>
      <text:p text:style-name="Standard">Josas</text:p>
      <text:p text:style-name="Standard">De canonicis Sancti Dionisii</text:p>
      <text:p text:style-name="Standard">Cancellarius } tractabunt cum canonicis Sancti Dionisii de Passu super</text:p>
      <text:p text:style-name="Standard">de Passu</text:p>
      <text:p text:style-name="Standard">Cotin</text:p>
      <text:p text:style-name="Standard">Paillardi</text:p>
      <text:p text:style-name="Standard">eorum debatis et peticionibus factis capitulo et refferent</text:p>
      <text:p text:style-name="Standard">De Croces</text:p>
      <text:p text:style-name="Standard">Commissi pro</text:p>
      <text:p text:style-name="Standard">quadam domo</text:p>
      <text:p text:style-name="Standard">Sohier</text:p>
      <text:p text:style-name="Standard">Pion</text:p>
      <text:p text:style-name="Standard">Luillier</text:p>
      <text:p text:style-name="Standard">Boullard</text:p>
      <text:p text:style-name="Standard">Succentore extra</text:p>
      <text:p text:style-name="Standard">Haultny</text:p>
      <text:p text:style-name="Standard">Bussi excusato</text:p>
      <text:p text:style-name="Standard">=FRAN_0393_05433_L.jpg=</text:p>
      <text:p text:style-name="Standard">ccc lii°.</text:p>
      <text:p text:style-name="Standard">De promotore capituli Par. actore contra dominum Laurencium Lendin presbyterum canonicum Sancti</text:p>
      <text:p text:style-name="Standard">Sepulcri Par. Citatum ex officio super deffectu etc. reum . Promotor proposuit</text:p>
      <text:p text:style-name="Standard">quod licet ipse reus sit subditus et justiciabilis capituli et juravit servare jura capituli</text:p>
      <text:p text:style-name="Standard">nichilominus tamen ipse reus nuper tradidit tamquam distributor in dicta ecclesia</text:p>
      <text:p text:style-name="Standard">Sancti Sepulcri magistro Johanni de Bosco suas distribuciones tamquam canonico dicte</text:p>
      <text:p text:style-name="Standard"><text:soft-page-break/>ecclesie Sepulcri et in stallo ibidem per m. Jo. Angot notarium publicum virtute</text:p>
      <text:p text:style-name="Standard">licterarum collacionis domini Senonensis licet ipse reus bene sciverit ipsum magistrum Johannem</text:p>
      <text:p text:style-name="Standard">de Bosco non fuisse receptum in ecclesia Par. nec fuisse installatum po parte</text:p>
      <text:p text:style-name="Standard">De domino Laurencio</text:p>
      <text:p text:style-name="Standard">dicti capituli in choro dicte ecclesie Sepulcri salutem non constiterat sibi ipsum</text:p>
      <text:p text:style-name="Standard">Lendin et procuratore</text:p>
      <text:p text:style-name="Standard">de Bosco $ix$ fuisse receptum in dicto capitulo nec fuisse installatum ex parte</text:p>
      <text:p text:style-name="Standard">dicti capituli / et ipsas distribuciones recusaverat et recusavit tradere magistro Vincencio</text:p>
      <text:p text:style-name="Standard">De Croces canonico dicte ecclesie Sepulcri qui alias prius et per antea fuerit receptus</text:p>
      <text:p text:style-name="Standard">per capitulum et ibidem installatus ex parte dicti capituli quodque ipse reus pluries</text:p>
      <text:p text:style-name="Standard">excercuit dictum officium distribucionis absque prestacione juramenti in capitulo Par. quod</text:p>
      <text:p text:style-name="Standard">facere non debebat nec poterat Idem reus id est non poterat nec debat facere</text:p>
      <text:p text:style-name="Standard">dictam distribucionem donec et quousque fecerit et prestaverit juramentum in capitulo de</text:p>
      <text:p text:style-name="Standard">hujusmodi distribucione debite facienda Concludum idem promotor contra dictum reum quod</text:p>
      <text:p text:style-name="Standard">ipse incarceraretur et emendaret hujusmodi casum seu delictum vel offensam</text:p>
      <text:p text:style-name="Standard">Item proposuit contra dictum magistrum Johannem de Bosco ad hodie ex officio similiter citato quod ipse</text:p>
      <text:p text:style-name="Standard">defferebat / habitum ecclesie Par. in dicta ecclesia Sancti Sepulcri tamquam canonicum sine scitu</text:p>
      <text:p text:style-name="Standard">et licencia Capituli et tamen non fuerat receptus per capitulum nec installatus</text:p>
      <text:p text:style-name="Standard">ex parte dicti capituli Concludum quod hujusmodi habitus ab ipso amoveretur et emendaret</text:p>
      <text:p text:style-name="Standard">Super quibus partibus ipsis a Capitulo absentitibus et demum ad Capitulum revocatis primo dictus</text:p>
      <text:p text:style-name="Standard">dominus Laurencius juratus dicere veritatem confessus fuit tradidisse dicto magistro Johanni</text:p>
      <text:p text:style-name="Standard">de Bosco suus distribuciones hujusmodi et quod non constiterat sibi quod ipse de Bosco fuisset</text:p>
      <text:p text:style-name="Standard">ad hoc receptus nec installatus ex parte capituli et quod dicto magistro V. recusaverat dictus</text:p>
      <text:p text:style-name="Standard">suus distribuciones tradere / et hoc quia erant ipsi simul contendentes et in debato</text:p>
      <text:p text:style-name="Standard">et respectu alterius casus propositi per promotorem videlicet pro eo quod ipse fecerat hujusmodi</text:p>
      <text:p text:style-name="Standard">distribuciones absque prestacione juramenti in capitulo respondit quod hoc ignorabat quod</text:p>
      <text:p text:style-name="Standard">deberet prestare juramentum et quod magister Ymbertus alias fecerat hujusmodi distribuciones in dicta</text:p>
      <text:p text:style-name="Standard">ecclesia sine prestacione dicti juramenti respectu vero hujusmodi distribucionis facte dicto</text:p>
      <text:p text:style-name="Standard">de Bosco Emendavit in capitulo in manu domini Archidiaconi de Josayo presidente in capitulo</text:p>
      <text:p text:style-name="Standard">presentibus dominis Cancellario Fraxinis Aguenin Burdelot Pion et pluribus aliis</text:p>
      <text:p text:style-name="Standard">cui fuit injuctum sub pena exccommunicacionis et xx. marcharum argenti ne amplius tradat</text:p>
      <text:p text:style-name="Standard">eidem magistro Jo. de Bosco aliquas distribuciones occasione hujusmodi donec alias fuerit super hoc ordinatum</text:p>
      <text:p text:style-name="Standard">prefato vero de Bosco ibidem presenti fuit inhibitum sub penis predictis ne amplius</text:p>
      <text:p text:style-name="Standard">defferat hujusmodi habitum absque licenciam capituli nec se reputet pro canonico dicte ecclesie sancti</text:p>
      <text:p text:style-name="Standard"><text:soft-page-break/>Sepulcri quousque alias fuerit ordinatum Item fuit injunctum sub illis penis cunonicis dicti</text:p>
      <text:p text:style-name="Standard">Sepulcri in persona m. Ymberti ibidem presentis ne ipsum de Bosco $dep$ reputatur procurator</text:p>
      <text:p text:style-name="Standard">ipsius ecclesie Sepulcri . presentibus quibussupra.</text:p>
      <text:p text:style-name="Standard">De Bosco et promotore</text:p>
      <text:p text:style-name="Standard">223.</text:p>
      <text:p text:style-name="Standard">=FRAN_0393_05434_L.jpg=</text:p>
      <text:p text:style-name="Standard">224.</text:p>
      <text:p text:style-name="Standard">Veneris xiiiia juli capitulantibus dominis .</text:p>
      <text:p text:style-name="Standard">Archidiacono de Josayo</text:p>
      <text:p text:style-name="Standard">Aguenin</text:p>
      <text:p text:style-name="Standard">Fraxinis</text:p>
      <text:p text:style-name="Standard">Cancellario</text:p>
      <text:p text:style-name="Standard">Paillard</text:p>
      <text:p text:style-name="Standard">Sohier</text:p>
      <text:p text:style-name="Standard">Penitenciario</text:p>
      <text:p text:style-name="Standard">Bastardi</text:p>
      <text:p text:style-name="Standard">Ordeimonte</text:p>
      <text:p text:style-name="Standard">Jerson</text:p>
      <text:p text:style-name="Standard">Pion</text:p>
      <text:p text:style-name="Standard">Chacy</text:p>
      <text:p text:style-name="Standard">Parenti</text:p>
      <text:p text:style-name="Standard">Bouchier</text:p>
      <text:p text:style-name="Standard">Breton</text:p>
      <text:p text:style-name="Standard">Fourbeur</text:p>
      <text:p text:style-name="Standard">Luillier</text:p>
      <text:p text:style-name="Standard">Cotin</text:p>
      <text:p text:style-name="Standard">Monneti</text:p>
      <text:p text:style-name="Standard">Gaillon</text:p>
      <text:p text:style-name="Standard">Despars</text:p>
      <text:p text:style-name="Standard">Boullardi</text:p>
      <text:p text:style-name="Standard">Barre</text:p>
      <text:p text:style-name="Standard">Succentore} extra</text:p>
      <text:p text:style-name="Standard">Burdelot</text:p>
      <text:p text:style-name="Standard">De Croces</text:p>
      <text:p text:style-name="Standard">Haultny</text:p>
      <text:p text:style-name="Standard">Victri</text:p>
      <text:p text:style-name="Standard"><text:soft-page-break/>P Thomas</text:p>
      <text:p text:style-name="Standard">Bussi excusato</text:p>
      <text:p text:style-name="Standard">Hodie m. Symon Chapitaut vigore quarumdem licterarum universitatis Par.</text:p>
      <text:p text:style-name="Standard">Inhibuit capitulo sub certis penis $ne$ ne actemptent in personam</text:p>
      <text:p text:style-name="Standard">m. Jo. de Bosco scolaris Cui responsum est quod domini $pca$ precavebunt</text:p>
      <text:p text:style-name="Standard">se de male capiendo.</text:p>
      <text:p text:style-name="Standard">Domini</text:p>
      <text:p text:style-name="Standard">Archidiaconus</text:p>
      <text:p text:style-name="Standard">et nonnulli alii canonici acceptaverunt diem $lune$ sabbati</text:p>
      <text:p text:style-name="Standard">Cancellarius</text:p>
      <text:p text:style-name="Standard">Cotin}</text:p>
      <text:p text:style-name="Standard">proxime hora vesperorum pro facto m. Jo. Picardi et canonicorum</text:p>
      <text:p text:style-name="Standard">Ordeimonte</text:p>
      <text:p text:style-name="Standard">Sancti Dionisii de Passu</text:p>
      <text:p text:style-name="Standard">De Croces</text:p>
      <text:p text:style-name="Standard">Barre</text:p>
      <text:p text:style-name="Standard">Super debato inter capitulum Par. et capitulum Sancti Germani Autissiodorensis occasione</text:p>
      <text:p text:style-name="Standard">de Sancto Germano</text:p>
      <text:p text:style-name="Standard">nonnullarum scolarum commictuntur domini Jo. Paillard et Camerarius</text:p>
      <text:p text:style-name="Standard">Autissiodorensis</text:p>
      <text:p text:style-name="Standard">ad loquendum super hoc cum consilio ecclesie et refferendum</text:p>
      <text:p text:style-name="Standard">De Jacolo Parvi</text:p>
      <text:p text:style-name="Standard">Expeditus est hic a carceribus capituli Ja. Parvi clericus matutinarum</text:p>
      <text:p text:style-name="Standard">Cui injunctum est quod se regat melius de cetero quam fecit alias privabitur.</text:p>
      <text:p text:style-name="Standard">Burse collegii octodecim scolarium quas nuper obtinebat Egidius</text:p>
      <text:p text:style-name="Standard">Collacio bursarum</text:p>
      <text:p text:style-name="Standard">figuli alias Throchin vacantes per ejus absentiam et non residenciam etc.</text:p>
      <text:p text:style-name="Standard">xviii scolarium</text:p>
      <text:p text:style-name="Standard">aut alias collate sunt per capitulum Michaeli Durandi.</text:p>
      <text:p text:style-name="Standard">Fiat gracia et moderacio illis de collegio Sancti Bernardi pro</text:p>
      <text:p text:style-name="Standard">de Sancto Bernardi</text:p>
      <text:p text:style-name="Standard">isto anno de par. pro turonensi videlicet xxv £. p. pro xxv £. t. proviso</text:p>
      <text:p text:style-name="Standard">quod Abbas de Vallecerneoyo similiter faciat capitulo Par. alias non.</text:p>
      <text:p text:style-name="Standard">Jo. de Bosco</text:p>
      <text:p text:style-name="Standard">Jo. Picardi</text:p>
      <text:p text:style-name="Standard">canonici Sancti Dionisii</text:p>
      <text:p text:style-name="Standard"><text:soft-page-break/>=FRAN_0393_05435_L.jpg=</text:p>
      <text:p text:style-name="Standard">Lune xvii julii capitulantibus dominis</text:p>
      <text:p text:style-name="Standard">Archidiacono de Josayo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Jerson</text:p>
      <text:p text:style-name="Standard">Chacy</text:p>
      <text:p text:style-name="Standard">Parenti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Despars</text:p>
      <text:p text:style-name="Standard">Haultny</text:p>
      <text:p text:style-name="Standard">Burdelot</text:p>
      <text:p text:style-name="Standard">De Croces</text:p>
      <text:p text:style-name="Standard">P Thomas</text:p>
      <text:p text:style-name="Standard">Hodie Johannes de Marceilly adjournavit capitulum ad diem crastinam hora</text:p>
      <text:p text:style-name="Standard">de provisoribus</text:p>
      <text:p text:style-name="Standard">ixa de mane ad portalem Sepulcri visurum poni execucioniem quasdam licteras</text:p>
      <text:p text:style-name="Standard">Sepulcri</text:p>
      <text:p text:style-name="Standard">regias obtentas ex parte provisorum dicti Sepulcri gallice de Complainte . propter quod</text:p>
      <text:p text:style-name="Standard">commictuntur domini Ordeimonte De Croces et Fraxinis ad loquendum super hoc cum consilio.</text:p>
      <text:p text:style-name="Standard">Canteleu</text:p>
      <text:p text:style-name="Standard">Super debato seu questione inter m. G. Canteleu reum citatum et dominum Johannem</text:p>
      <text:p text:style-name="Standard">Loubloyer</text:p>
      <text:p text:style-name="Standard">Loubloyer actorem deputantur domini Cancellarius Fraxinis et Jerson ad concordandum</text:p>
      <text:p text:style-name="Standard">ipsos visis videndis et audiendis</text:p>
      <text:p text:style-name="Standard">De Henrico</text:p>
      <text:p text:style-name="Standard">Super requesta . H. Taroti petentis suam penitenciam seu sentenciam converti videlicet</text:p>
      <text:p text:style-name="Standard"><text:soft-page-break/>Taroti</text:p>
      <text:p text:style-name="Standard">Criminalem in Civilem ordinatum est quod supersedeatur usque ad octo vel quinque dies</text:p>
      <text:p text:style-name="Standard">et postea deliberatur.</text:p>
      <text:p text:style-name="Standard">Cancellarius</text:p>
      <text:p text:style-name="Standard">Cajart</text:p>
      <text:p text:style-name="Standard">Domini { penitenciarius</text:p>
      <text:p text:style-name="Standard">videbunt et visitabunt m. P. de Jart qui nunc infirmatus est</text:p>
      <text:p text:style-name="Standard">Ordeimonte</text:p>
      <text:p text:style-name="Standard">examinabunt ipsum de sua constienciam.</text:p>
      <text:p text:style-name="Standard">collacio bursarum</text:p>
      <text:p text:style-name="Standard">Placet quod conferantur burse collegii xviii. scolarium vacantes per absenciam Hervey Merrien</text:p>
      <text:p text:style-name="Standard">octodecim scolarium</text:p>
      <text:p text:style-name="Standard">Guillelmo Guillotin diocesis Cenomanensis</text:p>
      <text:p text:style-name="Standard">Audita relacione m. Martini de Fraxinis alterius ad hoc commissorum domini approbaverunt</text:p>
      <text:p text:style-name="Standard">Tradicionem factam per capicerium et canonicos $dac$ Sancti Stephani de Gressibus Johanni</text:p>
      <text:p text:style-name="Standard">Barrant et suis heredibus etc. coram duobus notariis Castalleti anno cccc xlviii° iiia marcii</text:p>
      <text:p text:style-name="Standard">Ste. de Gressibus</text:p>
      <text:p text:style-name="Standard">de duabus domibus et masuris sitis in vico des Bretons una videlicet magna nuncupata</text:p>
      <text:p text:style-name="Standard">des Creneaulx / altera parva contigua unacum masura contigua alteri parve domui et masure</text:p>
      <text:p text:style-name="Standard">ex uno latere et ex alio latere domui pertinentis collegio Lexoviensi videlicet pro et mediante xi s. p.</text:p>
      <text:p text:style-name="Standard">pro fundo terre et xxi s. p. redditus.</text:p>
      <text:p text:style-name="Standard">Item tradicionem de una alia domo cum suis curie jardino etc sitis in magno vico dicti Sancti Stephani</text:p>
      <text:p text:style-name="Standard">et de rengo ejusdem ecclesie ad oppositum collegii Choletorum tenente ex una parte domui et</text:p>
      <text:p text:style-name="Standard">herereditagio dictorum canonicorum et ex alia parte cuidem alee pertinentis collegio Lexoviensi factam</text:p>
      <text:p text:style-name="Standard">P. Le Beau laboratori pro vi d. fundi terre et lx s. p. incremento censis seu redditus et</text:p>
      <text:p text:style-name="Standard">super hoc fuerunt facte lictere capituli de approbamus partibus ipsis.</text:p>
      <text:p text:style-name="Standard">Et fuit injunctum dictis capicerio et canonicatis in persona domini Jo. Valeti alterius canonicorum et eorum procuratori</text:p>
      <text:p text:style-name="Standard">ne de cetero faciant aliquas tales tradiciones nisi de consensu capituli prius petito et obtento</text:p>
      <text:p text:style-name="Standard">cccc lii°.</text:p>
      <text:p text:style-name="Standard">Fraxinis</text:p>
      <text:p text:style-name="Standard">Sohier</text:p>
      <text:p text:style-name="Standard">Bastardi</text:p>
      <text:p text:style-name="Standard">Pion</text:p>
      <text:p text:style-name="Standard">Luillier</text:p>
      <text:p text:style-name="Standard"><text:soft-page-break/>Boullard</text:p>
      <text:p text:style-name="Standard">Succentore extra</text:p>
      <text:p text:style-name="Standard">Bussi excusatis</text:p>
      <text:p text:style-name="Standard">225.</text:p>
      <text:p text:style-name="Standard">=FRAN_0393_05436_L.jpg=</text:p>
      <text:p text:style-name="Standard">226.</text:p>
      <text:p text:style-name="Standard">Mercurii xixa julii capitulantibus dominis</text:p>
      <text:p text:style-name="Standard">Archidiacono de Josayo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i</text:p>
      <text:p text:style-name="Standard">Ordeimonte</text:p>
      <text:p text:style-name="Standard">Jerson</text:p>
      <text:p text:style-name="Standard">Chacy</text:p>
      <text:p text:style-name="Standard">Parenti</text:p>
      <text:p text:style-name="Standard">Breton</text:p>
      <text:p text:style-name="Standard">Fourbeur</text:p>
      <text:p text:style-name="Standard">Cotin</text:p>
      <text:p text:style-name="Standard">Monneti</text:p>
      <text:p text:style-name="Standard">Gaillon</text:p>
      <text:p text:style-name="Standard">Despars</text:p>
      <text:p text:style-name="Standard">Barre</text:p>
      <text:p text:style-name="Standard">Haultny</text:p>
      <text:p text:style-name="Standard">P Thomas</text:p>
      <text:p text:style-name="Standard">De Croces</text:p>
      <text:p text:style-name="Standard">Fraxinis</text:p>
      <text:p text:style-name="Standard">Magister Ja. Barre canonicus Par. loco de Courtecanche alterius capellanorum Sancti Marcialis in ecclesia Par.</text:p>
      <text:p text:style-name="Standard">cum domino Johanne Buyer altero capellanorum dicte capellanie commictitur ad tractandum provideandum</text:p>
      <text:p text:style-name="Standard">et ordinandum super facto torcularius de Conis La Ville de quo hic locutum est</text:p>
      <text:p text:style-name="Standard">Audita relacione m. V. De Croces placet dominis quod Thomas Rollon sit</text:p>
      <text:p text:style-name="Standard">de certis tabellioni</text:p>
      <text:p text:style-name="Standard">serviens capituli Par. apud Villesi et Chivergny Et quidem Michael de</text:p>
      <text:p text:style-name="Standard"><text:soft-page-break/>preposito et servienti</text:p>
      <text:p text:style-name="Standard">Neezel sit prepositus apud Aubergenville Et quidem alius Jo. Bouart</text:p>
      <text:p text:style-name="Standard">ordinatis</text:p>
      <text:p text:style-name="Standard">sit tabellio apud Liricantum et quidem Jo. Lebon sit serviens apud Liricantum</text:p>
      <text:p text:style-name="Standard">audita super hoc relacione m. R. Haultny</text:p>
      <text:p text:style-name="Standard">pro facto de Ory</text:p>
      <text:p text:style-name="Standard">Audita relacione m. V. de Croces dictum est sibi quod ipse vadat apud</text:p>
      <text:p text:style-name="Standard">$Silvact$ Silvanectensem et commictitur ad tractandum et ordinandum super facto</text:p>
      <text:p text:style-name="Standard">de Ory.</text:p>
      <text:p text:style-name="Standard">habeat camerarius clericus mandatum Capituli de solvendo expensis seu misias</text:p>
      <text:p text:style-name="Standard">faciendi occasione prosecucionis cause inchoate contra nonnullas candelarias</text:p>
      <text:p text:style-name="Standard">De candelariis</text:p>
      <text:p text:style-name="Standard">parvisii ex parte domine de la Roche pro quibus candellariis domini sunt oppinionis</text:p>
      <text:p text:style-name="Standard">parvisii.</text:p>
      <text:p text:style-name="Standard">capere garandiam maxime de illis que vendunt in parvisio et in terra</text:p>
      <text:p text:style-name="Standard">ei dominio capituli et non de aliis.</text:p>
      <text:p text:style-name="Standard">Domini</text:p>
      <text:p text:style-name="Standard">Commissi pro domo</text:p>
      <text:p text:style-name="Standard">Bastardi} visitabunt domum m. Jo. Le Moustardier quam nunc tenet</text:p>
      <text:p text:style-name="Standard">Camerarius</text:p>
      <text:p text:style-name="Standard">et occuppat m. R. Haultny</text:p>
      <text:p text:style-name="Standard">Super requesta Johannis de Saint Latin et Johannis Cordier nepotorum et</text:p>
      <text:p text:style-name="Standard">de Jo. de Saint latin</text:p>
      <text:p text:style-name="Standard">heredis defuncti m. Jo. Voignon petentis moderacionem de xi gallice barilz vini</text:p>
      <text:p text:style-name="Standard">et Jo. Cordier</text:p>
      <text:p text:style-name="Standard">per ipsos debitis ad causam torcularis de Esponne per dictum Voignonalias ibidem</text:p>
      <text:p text:style-name="Standard">constructi . Placet dominis quod hinc usque ad quinque annos solvant solum</text:p>
      <text:p text:style-name="Standard">pro quolibet anno .vi. gallice barilz et sine prejudicio pro tempore futuro.</text:p>
      <text:p text:style-name="Standard">pro capellania Sancti</text:p>
      <text:p text:style-name="Standard">Marcialis</text:p>
      <text:p text:style-name="Standard">Sohier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Succentore extra</text:p>
      <text:p text:style-name="Standard"><text:soft-page-break/>Bussi excusato</text:p>
      <text:p text:style-name="Standard">Burdelot excusato</text:p>
      <text:p text:style-name="Standard">De Moustardier</text:p>
      <text:p text:style-name="Standard">=FRAN_0393_05437_L.jpg=</text:p>
      <text:p text:style-name="Standard">cccc° lii°</text:p>
      <text:p text:style-name="Standard">Veneris xxi julii capitulantibus dominis</text:p>
      <text:p text:style-name="Standard">Cancellario</text:p>
      <text:p text:style-name="Standard">Aguenin</text:p>
      <text:p text:style-name="Standard">Penitenciario</text:p>
      <text:p text:style-name="Standard">Jerson</text:p>
      <text:p text:style-name="Standard">Ordeimonte</text:p>
      <text:p text:style-name="Standard">Parenti</text:p>
      <text:p text:style-name="Standard">Chacy</text:p>
      <text:p text:style-name="Standard">Fourbeur</text:p>
      <text:p text:style-name="Standard">Breton</text:p>
      <text:p text:style-name="Standard">Monneti</text:p>
      <text:p text:style-name="Standard">Gaillon</text:p>
      <text:p text:style-name="Standard">Barre</text:p>
      <text:p text:style-name="Standard">Burdelot</text:p>
      <text:p text:style-name="Standard">Haultny</text:p>
      <text:p text:style-name="Standard">P. Thomas</text:p>
      <text:p text:style-name="Standard">Fraxinis</text:p>
      <text:p text:style-name="Standard">De Croces</text:p>
      <text:p text:style-name="Standard">Sohier</text:p>
      <text:p text:style-name="Standard">Victri</text:p>
      <text:p text:style-name="Standard">Bastardi</text:p>
      <text:p text:style-name="Standard">Officium sergenterie ecclesie Par. vacans ad presens per puram resignacionem Reginaldi Moreau</text:p>
      <text:p text:style-name="Standard">collatum est Laurencii Coleau carnifici in parvisio qui juravit diligenter excercere etc</text:p>
      <text:p text:style-name="Standard">Preceptum est magistro R. Haultny quod afferat in scriptis partes reparacionem per ipsum</text:p>
      <text:p text:style-name="Standard">Haultny pro domo de</text:p>
      <text:p text:style-name="Standard">factarum in domo claustrali m. Jo. Le Monstardier / et eciam tradicionem</text:p>
      <text:p text:style-name="Standard">Monstardier</text:p>
      <text:p text:style-name="Standard">sibi factam de dicta domo.</text:p>
      <text:p text:style-name="Standard">officium sergenterie</text:p>
      <text:p text:style-name="Standard">Cum lis discordia aut processus moveretur seu moveri speraretur in capitulo Par.</text:p>
      <text:p text:style-name="Standard">inter dominum Germanum Calard presbyterum alterum iiiior matriculariorum ecclesie Par. actorem</text:p>
      <text:p text:style-name="Standard"><text:soft-page-break/>ex una Et capellanos antique communitatis ecclesie predicte deffensores partibus ex alia super eo videlicet</text:p>
      <text:p text:style-name="Standard">quod dictus actor petebat et requirebat recipi et admicti prout fuerant sui predecessores</text:p>
      <text:p text:style-name="Standard">matricularii clerici dicte ecclesie recepti in dicta communitate et ad distribuciones et emolumenta</text:p>
      <text:p text:style-name="Standard">ejusdem Et dicti capellani dicebant de contrario / videlicet quod dictus reus non erat</text:p>
      <text:p text:style-name="Standard">capellanis in dicta ecclesia sed erat solum matricularius et per consequens ex quo</text:p>
      <text:p text:style-name="Standard">De domino Germano</text:p>
      <text:p text:style-name="Standard">non capellanus non debebat recipi / quia $no$ nullus non debelat ibidem recipi nisi esset</text:p>
      <text:p text:style-name="Standard">Calardi et</text:p>
      <text:p text:style-name="Standard">capellanis Allegante huicinde aliquas raciones Super quo ad evitandum processus inter</text:p>
      <text:p text:style-name="Standard">capellanis communitatis</text:p>
      <text:p text:style-name="Standard">partes ipsas fuerunt commissi per capitulum venerabiles viri magistri Johannes Aguenin et</text:p>
      <text:p text:style-name="Standard">Martinus de Fraxinis canonici Par. ad audiendum partes summarie et de plano et</text:p>
      <text:p text:style-name="Standard">ad faciendum eisdem jus et justiciam Tandem et finaliter traditis huncinde erga</text:p>
      <text:p text:style-name="Standard">dictos commissarios quicquid tradere voluerunt et auditis ipsis partibus $cle$ videlicet</text:p>
      <text:p text:style-name="Standard">dicto actore / et magistro P. Morain procuratore dicte communitatis et nomine procuratorio ejusdem et se faciendo</text:p>
      <text:p text:style-name="Standard">fortem ejusdem in hoc parte et pro capellanis ejusdem . Citatisque et convocatis $ad$ per empcm</text:p>
      <text:p text:style-name="Standard">in capitulo ad hodie continita a die mercurii ultimate preterita pluribus capellanis dicte communitatis</text:p>
      <text:p text:style-name="Standard">videlicet dominis Ja Bernardi G. Le gros Jo. Alant E. de Fonte T. Fournier G. de la Merelle</text:p>
      <text:p text:style-name="Standard">M. de Sancto Martino Philippo Dongny Jo. Magistri H. Guzian R. Maleprobati G. Huberti P.</text:p>
      <text:p text:style-name="Standard">Morain G. de Rinay Jo. Morain Jo. Pierre ad audiendum hujusmodi ordinandum dictorum</text:p>
      <text:p text:style-name="Standard">commissorum dictaque die hodie advenientes / et dictis capellanis sic citatis et expectis evocatis</text:p>
      <text:p text:style-name="Standard">et non comparentibus exceptis dicto actore / et dicto magistro P. Morain ut procuratore predicto</text:p>
      <text:p text:style-name="Standard">et se faciendo fortem ut supra dicti commissarii ex ordinacione capituli et de consensu dictorum</text:p>
      <text:p text:style-name="Standard">actoris et procuratoris dicte communitatis eorum sentencia seu ordinacio protulerunt in hunc modum</text:p>
      <text:p text:style-name="Standard">Verte</text:p>
      <text:p text:style-name="Standard">Pion</text:p>
      <text:p text:style-name="Standard">Luillier</text:p>
      <text:p text:style-name="Standard">Boullardi</text:p>
      <text:p text:style-name="Standard">Archidiacono de Josayo</text:p>
      <text:p text:style-name="Standard">Cotin</text:p>
      <text:p text:style-name="Standard">Bussi</text:p>
      <text:p text:style-name="Standard">excusato</text:p>
      <text:p text:style-name="Standard">Paillardi</text:p>
      <text:p text:style-name="Standard">Succentore extra</text:p>
      <text:p text:style-name="Standard"><text:soft-page-break/>227.</text:p>
      <text:p text:style-name="Standard">=FRAN_0393_05438_L.jpg=</text:p>
      <text:p text:style-name="Standard">Sentencia</text:p>
      <text:p text:style-name="Standard">228.</text:p>
      <text:p text:style-name="Standard">Apisoi nomine invocato visis presentis cause processu peticione actis licteris</text:p>
      <text:p text:style-name="Standard">munitatis ejusdem compotinobis exhibitis possessionibusque suorum predecessorum</text:p>
      <text:p text:style-name="Standard">litis contestis reorum ac racionibus hincinde appunctuamento audiendi jus summarie</text:p>
      <text:p text:style-name="Standard">et de plano super propositis et exhibitis et omnibus visis que nos et antecessorum nostrum</text:p>
      <text:p text:style-name="Standard">monere potuerunt et debuerunt in hac parte habito super hiis juris peritorum consilio</text:p>
      <text:p text:style-name="Standard">per hanc nostram sentenciam quam pro tribunali sedentes Deum protules habentem</text:p>
      <text:p text:style-name="Standard">in hiis formiis scriptis dicimus et declaramus predictum actorem fore ac</text:p>
      <text:p text:style-name="Standard">esse debere de societate et communitate reorum ipsum assoriari ac recipi cum predicte</text:p>
      <text:p text:style-name="Standard">reus et per ipsos in fratrem et socium dicte communitati antique in fructibus redditibus</text:p>
      <text:p text:style-name="Standard">proventibus et emolumentis ejusdem ipsumque associamus de prestenitis fructibus ac</text:p>
      <text:p text:style-name="Standard">expensas hujus cause catenti et ex causa A quaquidem suam non fuit</text:p>
      <text:p text:style-name="Standard">appellatam aut de appellando protestatus sed eidem sinie acquiesserunt idem actor</text:p>
      <text:p text:style-name="Standard">et procurator dicte comunaiois nomine quo supra</text:p>
      <text:p text:style-name="Standard">=FRAN_0393_05439_L.jpg=</text:p>
      <text:p text:style-name="Standard">cccc lii°</text:p>
      <text:p text:style-name="Standard">Lune xxiiii julii capitulantibus dominis</text:p>
      <text:p text:style-name="Standard">Archidiacono de Josayo</text:p>
      <text:p text:style-name="Standard">Succentore</text:p>
      <text:p text:style-name="Standard">Victri</text:p>
      <text:p text:style-name="Standard">Cancellario</text:p>
      <text:p text:style-name="Standard">De Croces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Chacy</text:p>
      <text:p text:style-name="Standard">Jerson</text:p>
      <text:p text:style-name="Standard">Breton</text:p>
      <text:p text:style-name="Standard">Parenti</text:p>
      <text:p text:style-name="Standard">Cotin</text:p>
      <text:p text:style-name="Standard">Fourbeur</text:p>
      <text:p text:style-name="Standard">Gaillon</text:p>
      <text:p text:style-name="Standard"><text:soft-page-break/>Monneti</text:p>
      <text:p text:style-name="Standard">Barre</text:p>
      <text:p text:style-name="Standard">Despars</text:p>
      <text:p text:style-name="Standard">Haultny</text:p>
      <text:p text:style-name="Standard">P Thomas</text:p>
      <text:p text:style-name="Standard">Du Drac</text:p>
      <text:p text:style-name="Standard">Burdelot</text:p>
      <text:p text:style-name="Standard">Fraxinis</text:p>
      <text:p text:style-name="Standard">Guillaume Coulon a intimé a messeigneurs et maistre Estienne Pion aux jours de Paris</text:p>
      <text:p text:style-name="Standard">pour Estienne</text:p>
      <text:p text:style-name="Standard">Jehan</text:p>
      <text:p text:style-name="Standard">adjourne messeigneurs et les chapellains de la communauté contre Regnault</text:p>
      <text:p text:style-name="Standard">Riant a oir une response et une sommacion a mercredi prochain</text:p>
      <text:p text:style-name="Standard">De firma de Arainville de qua hic locutus est De Croces quam petit quidem</text:p>
      <text:p text:style-name="Standard">De firma de</text:p>
      <text:p text:style-name="Standard">Arainville</text:p>
      <text:p text:style-name="Standard">ad iiiixx annos audita relacione dicti De Croces officiarii provideat idem officiarius ut melius</text:p>
      <text:p text:style-name="Standard">et utilius poterit.</text:p>
      <text:p text:style-name="Standard">De Terra de Ory</text:p>
      <text:p text:style-name="Standard">De Ory de qua hic locutus est similiter idem officiarius faciat et provideat</text:p>
      <text:p text:style-name="Standard">ad suam discrecionem et refferat</text:p>
      <text:p text:style-name="Standard">de Resignacione</text:p>
      <text:p text:style-name="Standard">Resignacio quam vult et intendit facere Cajart de sua capellania in ecclesia Par.</text:p>
      <text:p text:style-name="Standard">de Cajart</text:p>
      <text:p text:style-name="Standard">differatur usque ad primum capitulum</text:p>
      <text:p text:style-name="Standard">Hodie magister Jo. Paillard canonicus Par. / et de parentela defuncti domini Philipi de Molins</text:p>
      <text:p text:style-name="Standard">De distribucione</text:p>
      <text:p text:style-name="Standard">olim episcopi Morinensis requisivit dominos quod fiat distribucio manualis in</text:p>
      <text:p text:style-name="Standard">in obitui domini</text:p>
      <text:p text:style-name="Standard">Episcopi Morinensis</text:p>
      <text:p text:style-name="Standard">obitu dicte deffuncti qui fiet ultima die huius mensis / actento quod redditus</text:p>
      <text:p text:style-name="Standard">de Ayencourt supra quo dictus obitus fundatus est recipitur. Super quo</text:p>
      <text:p text:style-name="Standard">nichil conclusum est</text:p>
      <text:p text:style-name="Standard">Hodie dominus Succentor fecit suam relacionem de sua commissione sibi tradita</text:p>
      <text:p text:style-name="Standard">in consilio Bicturicensis in congregacione prelatorum et retulit se dedisse suam</text:p>
      <text:p text:style-name="Standard">De relacione</text:p>
      <text:p text:style-name="Standard"><text:soft-page-break/>oppinionem secundum suas instructiones et secundum quod continetur in quadam cedula</text:p>
      <text:p text:style-name="Standard">domini Succentoris</text:p>
      <text:p text:style-name="Standard">parva signa regis hic lecta / de qua relacione domini fuerunt bene contenti</text:p>
      <text:p text:style-name="Standard">et eidem regraciaverunt domini quibus ipse se recommendavit pro suis penis laboribus</text:p>
      <text:p text:style-name="Standard">et interesse ibidem et apud Carnotum habitis Super quo nichil aliud actum est</text:p>
      <text:p text:style-name="Standard">Intimacion</text:p>
      <text:p text:style-name="Standard">adjournemnt</text:p>
      <text:p text:style-name="Standard">Sohier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De Brollio</text:p>
      <text:p text:style-name="Standard">Bussi excusato</text:p>
      <text:p text:style-name="Standard">229.</text:p>
      <text:p text:style-name="Standard">=FRAN_0393_05440_L.jpg=</text:p>
      <text:p text:style-name="Standard">230.</text:p>
      <text:p text:style-name="Standard">De Henrico</text:p>
      <text:p text:style-name="Standard">Taroci clerico</text:p>
      <text:p text:style-name="Standard">Visa et actenta requesta seu supplicacione hic tradita pro parte Henrici</text:p>
      <text:p text:style-name="Standard">Taroci prisionarii detenti in carceribus capituli pro causis in registro</text:p>
      <text:p text:style-name="Standard">Incarceratorum declaratis qui nuper fuit condempnatus per capitulum usque</text:p>
      <text:p text:style-name="Standard">ad sex menses ad $pen$ parendum penitenciam in dictis carceribus computato</text:p>
      <text:p text:style-name="Standard">tempore quo fuit detentus in dictis carceribus et per alios sex</text:p>
      <text:p text:style-name="Standard">menses Bannitus a villa et Civitate Par. Placet dominis commutare</text:p>
      <text:p text:style-name="Standard">Crimem in Civili et quod ex nunc expediatur a dictis carceribus</text:p>
      <text:p text:style-name="Standard">proviso quod statim recedat a Parisius et quod amplius non revertatur</text:p>
      <text:p text:style-name="Standard">usque post dictos menses sex Sic eciam quod primitus solvit pro emenda</text:p>
      <text:p text:style-name="Standard">in promptu $pr$ iiiior scuta auri pro emenda et quod satisfaciet</text:p>
      <text:p text:style-name="Standard">promotori notario et jeaulario capituli . alias non.</text:p>
      <text:p text:style-name="Standard">Mercurii in festo translacionis Sancti Marcelli congregantibus dominis</text:p>
      <text:p text:style-name="Standard">$in revestiario ecclesie Par.$ post Ave regina supra Cuvam in ecclesia Parisiensi</text:p>
      <text:p text:style-name="Standard">videlicet Cancellario Chacy Gaillon Barre Haultny Pion Monneti</text:p>
      <text:p text:style-name="Standard">Ordeimonte Fourbeur et pluribus aliis dominis canonicis Par. audita relacione</text:p>
      <text:p text:style-name="Standard">notarii qui cum magistro P. Morain promotore capituli de mandato capituli fecit</text:p>
      <text:p text:style-name="Standard">De Jo. Montandouin</text:p>
      <text:p text:style-name="Standard"><text:soft-page-break/>informaciones super hoc fuit per ipsos dominos conclusum quod Johannes Montandouin</text:p>
      <text:p text:style-name="Standard">et Jacobo Parin</text:p>
      <text:p text:style-name="Standard">et Jacobus Parin clerici matutinarum ducerentur in carceribus Capituli</text:p>
      <text:p text:style-name="Standard">et ibi manerent per octo dies cum pane et aqua solum pro eo quod ipsi</text:p>
      <text:p text:style-name="Standard">fuerunt hac nocte circa primam et $sde$ secundam horas post mediam noctem</text:p>
      <text:p text:style-name="Standard">et intraverunt porchiam gallice le Porche domus du Chasteau ante parvisio</text:p>
      <text:p text:style-name="Standard">Nostre Domine / et ibidem deportantes secum unam torchiam pulsaverunt</text:p>
      <text:p text:style-name="Standard">pluries et fortiter ad hostium cujusdam Johannete La Hazande / et ad plura</text:p>
      <text:p text:style-name="Standard">alia hostia ibidem existencia / et quia fecerunt magnum scandalum ibidem</text:p>
      <text:p text:style-name="Standard">Veneris xxviii julii fuit festum Sancte Anne</text:p>
      <text:p text:style-name="Standard">Sabbati sequenti xxix julii in revestiario ecclesie post vesperas</text:p>
      <text:p text:style-name="Standard">congregatis dominis Archidiacono de Josayo Succentor Cancellario penitenciario</text:p>
      <text:p text:style-name="Standard">Ordeimonte Cotin Gaillon De Croces Pion Boucher Sohier Victri</text:p>
      <text:p text:style-name="Standard">Renouart recitata que materia processus moti in capitulum et canonicos Sancti</text:p>
      <text:p text:style-name="Standard">De canonicis Sancti</text:p>
      <text:p text:style-name="Standard">Dionisii de Passu . finaliter fuerunt commissi domini archidiaconus de Josayo</text:p>
      <text:p text:style-name="Standard">Dionisii de Passu</text:p>
      <text:p text:style-name="Standard">Cancellarius Cotin De Croces et Pion ad loquendum cum ipsis canonicatus et ad tractandum</text:p>
      <text:p text:style-name="Standard">cum ipsis vises prius eorum articulis et deffensione sive aliquid eis promictendo</text:p>
      <text:p text:style-name="Standard">nec passando condempnacionem sed differat negocium magis quam fieri poterit</text:p>
      <text:p text:style-name="Standard">et loquatur cum ipsis cuilibet ad $pato$ partem.</text:p>
      <text:p text:style-name="Standard">=FRAN_0393_05441_L.jpg=</text:p>
      <text:p text:style-name="Standard">Lune ultima julii capitulantibus dominis.</text:p>
      <text:p text:style-name="Standard">Archidacono de Josayo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Paillard</text:p>
      <text:p text:style-name="Standard">Ordeimonte</text:p>
      <text:p text:style-name="Standard">Jerson</text:p>
      <text:p text:style-name="Standard">Chacy</text:p>
      <text:p text:style-name="Standard">Monneti</text:p>
      <text:p text:style-name="Standard">De Brollio</text:p>
      <text:p text:style-name="Standard">Breton</text:p>
      <text:p text:style-name="Standard"><text:soft-page-break/>Cotin</text:p>
      <text:p text:style-name="Standard">Parenti</text:p>
      <text:p text:style-name="Standard">Gaillon</text:p>
      <text:p text:style-name="Standard">Fourbeur</text:p>
      <text:p text:style-name="Standard">Barre</text:p>
      <text:p text:style-name="Standard">Despars</text:p>
      <text:p text:style-name="Standard">Haultny</text:p>
      <text:p text:style-name="Standard">P. Thomas</text:p>
      <text:p text:style-name="Standard">Du Drac</text:p>
      <text:p text:style-name="Standard">Burdelot</text:p>
      <text:p text:style-name="Standard">Sohier</text:p>
      <text:p text:style-name="Standard">Hodie m. Franciscus de Vacaria ut procurator m. P. de Cajart infirmi</text:p>
      <text:p text:style-name="Standard">Resignacio capellanie</text:p>
      <text:p text:style-name="Standard">resignavit capellaniam dicti de Cajart quam nunc ipse possidet in ecclesia Par.</text:p>
      <text:p text:style-name="Standard">ex causa permutacionis et non alias faciende cum Petro du Puis alias Cajart super quo nichil actum est</text:p>
      <text:p text:style-name="Standard">Tradidi sunt domino Johanni Huon presbytero merelli macicoterie ecclesie et</text:p>
      <text:p text:style-name="Standard">clericorum matutinarum ad distribuendum qui juravit hoc facere debite et</text:p>
      <text:p text:style-name="Standard">diligenter.</text:p>
      <text:p text:style-name="Standard">collacio bursarum</text:p>
      <text:p text:style-name="Standard">Conferantur Burse collegii xviii. scolarium vacantes per resignacione Johannis</text:p>
      <text:p text:style-name="Standard">xviii. scolarium</text:p>
      <text:p text:style-name="Standard">Viani . Johanni Pioti clerico Bicturicensis diocesis</text:p>
      <text:p text:style-name="Standard">de quadam appellacione</text:p>
      <text:p text:style-name="Standard">Ad requestam Michelete de Cressi Petrus Tassier hostiarius</text:p>
      <text:p text:style-name="Standard">interjecta</text:p>
      <text:p text:style-name="Standard">Curie parlamenti intimavit capitulo quandam appelacionem per ipsam interjectam</text:p>
      <text:p text:style-name="Standard">Super requesta m. Jo. Picardi hic exhibita ex parte ipsius pro facto</text:p>
      <text:p text:style-name="Standard">cujusdam Torcularis de Layaco quod vult erigere ibidem deputantur domini archidiaconus</text:p>
      <text:p text:style-name="Standard">De Josayo . Cancellarius . de Brollio et Victri ad loquendum cum ipso tractandum</text:p>
      <text:p text:style-name="Standard">et sunt domini oppinionis quod fiat ei omnimoda gracia quam bonomodo fieri poterit</text:p>
      <text:p text:style-name="Standard">recognoscendo tamen per ipsum jus capituli etc.</text:p>
      <text:p text:style-name="Standard">Lundovicius Baron</text:p>
      <text:p text:style-name="Standard">vocati sunt ad hostium capituli per. Jo.</text:p>
      <text:p text:style-name="Standard">Jo. Maquereau</text:p>
      <text:p text:style-name="Standard">du Chastenet hostiarium capituli</text:p>
      <text:p text:style-name="Standard">Colinus Vaillant</text:p>
      <text:p text:style-name="Standard"><text:soft-page-break/>Blesot Grium</text:p>
      <text:p text:style-name="Standard">omnes citati auctoritate privilegiorum contra procuratorem ecclesie ad causam</text:p>
      <text:p text:style-name="Standard">Colinus Tuniere</text:p>
      <text:p text:style-name="Standard">officii horarum respondere qui non venerunt contumaces</text:p>
      <text:p text:style-name="Standard">Richardus Bernier</text:p>
      <text:p text:style-name="Standard">cccc lii°.</text:p>
      <text:p text:style-name="Standard">De merellis</text:p>
      <text:p text:style-name="Standard">Fraxinis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De Cameraco</text:p>
      <text:p text:style-name="Standard">Renouart</text:p>
      <text:p text:style-name="Standard">Bussi</text:p>
      <text:p text:style-name="Standard">excusatis</text:p>
      <text:p text:style-name="Standard">Aguenin</text:p>
      <text:p text:style-name="Standard">231.</text:p>
      <text:p text:style-name="Standard">De magistro Jo.</text:p>
      <text:p text:style-name="Standard">Picardi</text:p>
      <text:p text:style-name="Standard">=FRAN_0393_05442_L.jpg=</text:p>
      <text:p text:style-name="Standard">232.</text:p>
      <text:p text:style-name="Standard">Paillard</text:p>
      <text:p text:style-name="Standard">Orgemont</text:p>
      <text:p text:style-name="Standard">Haultny</text:p>
      <text:p text:style-name="Standard">Hodie m. Jo. Paillard peciit habere responsionem sue requeste alias facte ad</text:p>
      <text:p text:style-name="Standard">quod fiat distribucio manualis in obitu domini Philippi de Molins . Et similter</text:p>
      <text:p text:style-name="Standard">requisivit m. P. d'Orgemont quod fiat similiter distribucio in obitu sue anniversarii</text:p>
      <text:p text:style-name="Standard">Super quo ordinatum est quod fiat tabula</text:p>
      <text:p text:style-name="Standard">Ad supplicacionem m. R. Haultny canonici Par. placet dominis quod ipse habeat suas</text:p>
      <text:p text:style-name="Standard">nem</text:p>
      <text:p text:style-name="Standard">distribuciones pro diebus quibus ipse nuper fuit occuppatus pro eundo et</text:p>
      <text:p text:style-name="Standard">redeundo de Parisius apud Ardresiacum pro decimis ibidem tradendis</text:p>
      <text:p text:style-name="Standard">et apud Liricantum pro negotiis nonnullorum canonicorum Par. ibidem prebendatorum</text:p>
      <text:p text:style-name="Standard">et assignatorum</text:p>
      <text:p text:style-name="Standard">Audita relacione m. R. Haultny canonici Par. qui retulit fecisse deportari</text:p>
      <text:p text:style-name="Standard"><text:soft-page-break/>et conduci apud Bonolium prope Gonnessiam duo vel tria miliaria</text:p>
      <text:p text:style-name="Standard">tegularum pro neccessariis reparacionibus ibidem faciendi in granchia dicti loci Placet</text:p>
      <text:p text:style-name="Standard">dominis quod possit et vabeat dictam tegulam ibidem ponere et convertere in reparacionibus</text:p>
      <text:p text:style-name="Standard">dicte Granchie et aliis locis neccessariis / et quod dicta tegula sibi defaiti</text:p>
      <text:p text:style-name="Standard">et allocatur prout debebit fieri de jure et racione</text:p>
      <text:p text:style-name="Standard">Haultny</text:p>
      <text:p text:style-name="Standard">=FRAN_0393_05443_L.jpg=</text:p>
      <text:p text:style-name="Standard">CCCC lii°</text:p>
      <text:p text:style-name="Standard">Anno domini m° cccc lii° die mercurii secunda augusti dominus Johannes</text:p>
      <text:p text:style-name="Standard">Souvegny habitum ecclesie Par. defferens . et receptor</text:p>
      <text:p text:style-name="Standard">per capitulum ad recipiendum jura ecclesie Liricantu pro capitulo d</text:p>
      <text:p text:style-name="Standard">Comparens in capitulo Par. / et accusatus per quasdam Jo. Bourdier et Benedictum Boussart</text:p>
      <text:p text:style-name="Standard">dicti loci de Liricantu dicentes ipsum dominum Jo. quandam $ipsos$ ipsorum Bourdier et Boussart</text:p>
      <text:p text:style-name="Standard">consanguineam vennisse in sua camera de nocte et ipsam carnaliter cognovisse</text:p>
      <text:p text:style-name="Standard">se reddidit in carceribus capituli prisionarius $cap$ de mandato post quam ipse</text:p>
      <text:p text:style-name="Standard">super hoc interrogatus confessus fuit ipsam fuisse in sua domo seu camera de</text:p>
      <text:p text:style-name="Standard">nocte pro accendendo suam candelam . pro interrogando ipsum pleno</text:p>
      <text:p text:style-name="Standard">ad hoc et alias et ad ipsum interrogandum deputati sunt domini archidiaconus de Josas</text:p>
      <text:p text:style-name="Standard">Martinus de Fraxinis $et offic$ Jo. Bastardi officialis Capituli</text:p>
      <text:p text:style-name="Standard">Die jovis sequente tercia augusti</text:p>
      <text:p text:style-name="Standard">Dominus Johannes de Souvegny presbyter $antedictus$ commissus per capitulum ad</text:p>
      <text:p text:style-name="Standard">recipiendum oblaciones et jura ecclesie Liricantu et ad adjuvandum ad faciendum divinum</text:p>
      <text:p text:style-name="Standard">servicium ibidem habitum ecclesie Par. defferens et ob hoc justicialis et subditus dicti capituli</text:p>
      <text:p text:style-name="Standard">qui hesterna die de mandato dicti capituli se reddidit prisionarium in carceribus</text:p>
      <text:p text:style-name="Standard">dicti capituli ad standum juri. pro eo quod ipse erat accusatus per quosdam Johannem</text:p>
      <text:p text:style-name="Standard">Bourdier et Benedictum Bourssart dicti loci de Liricantu se dicentes consanguines</text:p>
      <text:p text:style-name="Standard">cujusdam Colete uxoris Johannis Arrault dicti loci de Liricantu super eo quod</text:p>
      <text:p text:style-name="Standard">sibi imponebatur quod ipse seducerat dictam Coletam uxorem dicti Johannis</text:p>
      <text:p text:style-name="Standard">Arrault per verba et promissiones aut alias taliter quod $loqu$ ipse loprisus die</text:p>
      <text:p text:style-name="Standard">lune ultimate preterita duperat ipsam Coletam de nocte in domo ipsius</text:p>
      <text:p text:style-name="Standard">loquotis et cubuit cum ipsa et eum carnaliter cognovit et ipsa reperta nuda</text:p>
      <text:p text:style-name="Standard">fuit in lecto suo / Et super plura alia delicta sibi imposita . fuit</text:p>
      <text:p text:style-name="Standard">ipse dominus Johannes adductus coram dominis Archidiacono de Josayo Succentore Cotin et</text:p>
      <text:p text:style-name="Standard">Bastardi officiali capituli ad hoc commissis per capitulum tunc in dictis carceribus</text:p>
      <text:p text:style-name="Standard">existentibus / Et post juram per ipsum prestitum dicere veritatem interrogtatus primo</text:p>
      <text:p text:style-name="Standard">an ipse cognoverit ipsam Coletam uxorem dicti Arrault et quomodo ipsam</text:p>
      <text:p text:style-name="Standard"><text:soft-page-break/>vocabatur et dictus ejus maritus dixit quod ipsa vocabatur Coleta et dictis</text:p>
      <text:p text:style-name="Standard">eius maritus Johannes Arrault interrogatus qua noticia et a quo tempore</text:p>
      <text:p text:style-name="Standard">cognovit dictum Coletam dixit quod ab anno citra vel circiter et quo morabat</text:p>
      <text:p text:style-name="Standard">prope domum ipsius Lequantis et communicabat multociens in domo sua videlicet ipsius</text:p>
      <text:p text:style-name="Standard">viixx x</text:p>
      <text:p text:style-name="Standard">233.</text:p>
      <text:p text:style-name="Standard">=FRAN_0393_05444_L.jpg=</text:p>
      <text:p text:style-name="Standard">364</text:p>
      <text:p text:style-name="Standard">.</text:p>
      <text:p text:style-name="Standard">loquatis / et eciam dictus ejus maritus aliquando dicit eciam et de</text:p>
      <text:p text:style-name="Standard">ipse loquans quod quia multi murmurabant de ipsis propter tales frequentacio</text:p>
      <text:p text:style-name="Standard">dixit eidem Colete quod non veniret amplius ita pablice et magis</text:p>
      <text:p text:style-name="Standard">in horis extraordinariis / quequidem Coleta ivit depost amsu</text:p>
      <text:p text:style-name="Standard">avunculum suum in Buto ville et depost non communicant</text:p>
      <text:p text:style-name="Standard">cum dicto loquete usque post festum Sancti Johannis Baptiste novissime</text:p>
      <text:p text:style-name="Standard">et depost dictum festum Sancti Johannis ipsa Coleta venit morataur</text:p>
      <text:p text:style-name="Standard">ecclesiam dicti loci Liricantus / et pluries frequentavit cum dicto</text:p>
      <text:p text:style-name="Standard">extra domum suam prope ipsam ecclesiam et cum $va$ vicuri publice</text:p>
      <text:p text:style-name="Standard">si eam cognoverit carnaliter et a quo tempore $dex$ dicit</text:p>
      <text:p text:style-name="Standard">lune ultimate preterita ipsa loquens venit ad domum ipsius</text:p>
      <text:p text:style-name="Standard">nocte circa decimam horam et intravit domum ipsam et qu pre</text:p>
      <text:p text:style-name="Standard">quod quidem homo transseans per vicum viderat eam intrare</text:p>
      <text:p text:style-name="Standard">loquas dixit eidem $loqprati$ Colete quod recederet ad evitandum scandalum</text:p>
      <text:p text:style-name="Standard">que statim accendit suam $es$ candelam et recessit inter</text:p>
      <text:p text:style-name="Standard">si ipsa depost ibidem venerit dicit quod sic infra dimidiam horam</text:p>
      <text:p text:style-name="Standard">intravit domum suam / et postmodum se cubuit in lero dicti loq</text:p>
      <text:p text:style-name="Standard">et ipse loquans cum ipsam . Interrogata si eam cognovit caa</text:p>
      <text:p text:style-name="Standard">quod sic. Interrogatus si scivit quod ipsa esset puella dicit quod sic</text:p>
      <text:p text:style-name="Standard">videtur quod non quia non percepit aliquam diffrenciam</text:p>
      <text:p text:style-name="Standard">intercogis si fuerit reperta nuda cum ipso Loquate in lecto suo</text:p>
      <text:p text:style-name="Standard">et si reddidit ipsam nudam vel in camisia dicit</text:p>
      <text:p text:style-name="Standard">sed $redi$ reddidit eam indutam sicut venerat</text:p>
      <text:p text:style-name="Standard">quod ipsa fuerit alias diffamata dicit quod non de veu</text:p>
      <text:p text:style-name="Standard">pluries audivit murmurare . Interrogatus si ipse Loquate</text:p>
      <text:p text:style-name="Standard">propter hoc sibi promiserit dicit quod non interrogatus si se velit</text:p>
      <text:p text:style-name="Standard">dicte Colecte an seduciter ipsam dicit quod non sed quid</text:p>
      <text:p text:style-name="Standard"><text:soft-page-break/>sua sponte fecit et sine aliqua promissione . Interrogatus</text:p>
      <text:p text:style-name="Standard">ipsam audiverit in confessione dicit quod sic semel au</text:p>
      <text:p text:style-name="Standard">conjugata interrogatus maritus dicte Colecte erat ip</text:p>
      <text:p text:style-name="Standard">lune absens a dicta villa Liricantus dicit quod sic interrogatus</text:p>
      <text:p text:style-name="Standard">ipsa die ad coffrum dicte ecclesie et si aliquid ibidem ceperit</text:p>
      <text:p text:style-name="Standard">quia prepositus dicti loci eum impedivit . Interrogatus si ceperit a</text:p>
      <text:p text:style-name="Standard">=FRAN_0393_05445_L.jpg=</text:p>
      <text:p text:style-name="Standard">cccc lii°.</text:p>
      <text:p text:style-name="Standard">Mercurii secunda augusti capitulantibus dominis</text:p>
      <text:p text:style-name="Standard">Archidiacono de Josayo</text:p>
      <text:p text:style-name="Standard">Victri</text:p>
      <text:p text:style-name="Standard">Succentore</text:p>
      <text:p text:style-name="Standard">Aguenin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De Brollio</text:p>
      <text:p text:style-name="Standard">Chacy</text:p>
      <text:p text:style-name="Standard">Jerson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Despars</text:p>
      <text:p text:style-name="Standard">Barre</text:p>
      <text:p text:style-name="Standard">Haultny</text:p>
      <text:p text:style-name="Standard">P Thomas</text:p>
      <text:p text:style-name="Standard">De Croces</text:p>
      <text:p text:style-name="Standard">Burdelot</text:p>
      <text:p text:style-name="Standard">Hodie magister Symon Chapiteau intimavit capitulo quandam appellacionem per m. Jo. de Bosco</text:p>
      <text:p text:style-name="Standard">De quadm appelacione</text:p>
      <text:p text:style-name="Standard">occacione prebende Sancti Sepulcri $pex$ interjectam exhibens copiam instrumenti et peciit</text:p>
      <text:p text:style-name="Standard">apostolos cui assignata $d$ est dies ad viiia si sit dies capitularis finant ad</text:p>
      <text:p text:style-name="Standard"><text:soft-page-break/>intimata</text:p>
      <text:p text:style-name="Standard">$pl$ primum capitulum sequens ad respondendum eidem super ipsis apostolicis dandum vel non</text:p>
      <text:p text:style-name="Standard">Hodie magister Johannes Laurens ut procurator m. P. de Cajart resignavit in manibus</text:p>
      <text:p text:style-name="Standard">Capituli suam capellanam Sancte Katherine in ecclesia Par. ex causa permutacionis</text:p>
      <text:p text:style-name="Standard">et non alias faciende cum Petro Dupuis alias Cajart ejus nepote ad prebendam</text:p>
      <text:p text:style-name="Standard">Sancti Mederici de Linays Super quo nichil actum est.</text:p>
      <text:p text:style-name="Standard">Hodie magister m. Jo. Paillard peciit habere responsum de sua requesta alias facta</text:p>
      <text:p text:style-name="Standard">De Obitu domini</text:p>
      <text:p text:style-name="Standard">episcopi Morinensis</text:p>
      <text:p text:style-name="Standard">scilicet quod fiat distribucio manualis in obitu sui avunculi episcopi quondam</text:p>
      <text:p text:style-name="Standard">Morinensis dicens quod non sufficit sibi fieri tabula Super quo nichil actum est</text:p>
      <text:p text:style-name="Standard">Domini</text:p>
      <text:p text:style-name="Standard">Archidiaconus de Josayo } vocato officiali capituli deputantur ad interrogandum dominum Jo. de Souvegny</text:p>
      <text:p text:style-name="Standard">Cotin et</text:p>
      <text:p text:style-name="Standard">vicarium Liricantum hic presentem / et ad faciendum ejus processum in carceribus</text:p>
      <text:p text:style-name="Standard">De domino Jo. de</text:p>
      <text:p text:style-name="Standard">Fraxinis</text:p>
      <text:p text:style-name="Standard">postquam fuit hic interrogatus in pleno capitulo pro facto cujusdam</text:p>
      <text:p text:style-name="Standard">Souvegny</text:p>
      <text:p text:style-name="Standard">mulieris Liricantus quam ut dicitur carnaliter cognovit unde venit magnum scandalum</text:p>
      <text:p text:style-name="Standard">cui fuit injunctum se reddere in dictis carceribus capituli</text:p>
      <text:p text:style-name="Standard">De Ja. Linage</text:p>
      <text:p text:style-name="Standard">Ad supplicacionem Ja. Linague hic factam per m. T. de Victri Placet dominis sibi</text:p>
      <text:p text:style-name="Standard">dare unum superlicium ad usum ecclesie</text:p>
      <text:p text:style-name="Standard">De magistro Petro</text:p>
      <text:p text:style-name="Standard">Normant</text:p>
      <text:p text:style-name="Standard">Prorogatus est terminus m. P. Le Normant usque ad dimidium annum</text:p>
      <text:p text:style-name="Standard">ut supra de non veniendo ad matutinas</text:p>
      <text:p text:style-name="Standard">De Domo Dei Parisiensi</text:p>
      <text:p text:style-name="Standard">Commictuntur provisores domus Dei Par. ad videndum et refferendum de commodo vel</text:p>
      <text:p text:style-name="Standard">incommodo de contentis in quadam eorum requesta ipsorum de Domo Dei</text:p>
      <text:p text:style-name="Standard">Resignacio capellanie</text:p>
      <text:p text:style-name="Standard">Sohier</text:p>
      <text:p text:style-name="Standard">Fraxinis</text:p>
      <text:p text:style-name="Standard">Bastardi</text:p>
      <text:p text:style-name="Standard"><text:soft-page-break/>Pion</text:p>
      <text:p text:style-name="Standard">Luillier</text:p>
      <text:p text:style-name="Standard">Boullardi</text:p>
      <text:p text:style-name="Standard">De Cameraco</text:p>
      <text:p text:style-name="Standard">Du Drac</text:p>
      <text:p text:style-name="Standard">Bussi} excusatis</text:p>
      <text:p text:style-name="Standard">235.</text:p>
      <text:p text:style-name="Standard">=FRAN_0393_05446_L.jpg=</text:p>
      <text:p text:style-name="Standard">236.</text:p>
      <text:p text:style-name="Standard">Veneris iiiia augusti capitulantibus dominis.</text:p>
      <text:p text:style-name="Standard">Archidiacono de Josayo</text:p>
      <text:p text:style-name="Standard">Bussi excusato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Ordeimonte</text:p>
      <text:p text:style-name="Standard">Paillard</text:p>
      <text:p text:style-name="Standard">Chacy</text:p>
      <text:p text:style-name="Standard">Parenti</text:p>
      <text:p text:style-name="Standard">Breton</text:p>
      <text:p text:style-name="Standard">De Brollio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Despars</text:p>
      <text:p text:style-name="Standard">Du Drac</text:p>
      <text:p text:style-name="Standard">P. Thomas</text:p>
      <text:p text:style-name="Standard">Hodie venerabilis vir magister Johannes Bureau subdyaconus Canonicus Par.</text:p>
      <text:p text:style-name="Standard">Salvo jure cujuslibet fuit receptus ad canonicatum et prebendam ecclesie</text:p>
      <text:p text:style-name="Standard">Par. quos nuper obtinebat reverendus in Christo pater dominus Johannes Daucy ad</text:p>
      <text:p text:style-name="Standard"><text:soft-page-break/>Episcopatum Lingonensis assumptus nuper liberos et vacantes per munus consecracionem</text:p>
      <text:p text:style-name="Standard">Recepcio magistri</text:p>
      <text:p text:style-name="Standard">eidem reverendo patri impensum sine per resignacionem dicti reverendi patris ante dictam suam</text:p>
      <text:p text:style-name="Standard">Jo. Bureau canonici Par.</text:p>
      <text:p text:style-name="Standard">Dei gracia Par. episcopum collatam Et hoc in personam magistri Jacobi Guion</text:p>
      <text:p text:style-name="Standard">procuratoris substituendi quiquidem procurator substitutus juravit in forma nomine quo</text:p>
      <text:p text:style-name="Standard">supra / et fuit installatus in choro et in capitulo Par. et solvit jura assueta</text:p>
      <text:p text:style-name="Standard">Sequitur aut tenor dictaruma collacionis dicti domini episcopi Parisiensis sub hac forma</text:p>
      <text:p text:style-name="Standard">Guillelmus miseracione divina episcopus Parisiensis dilecto nobis in Christo venerabilis viro Johanni</text:p>
      <text:p text:style-name="Standard">Bureau subdiacono salutem in domino canonicatum et prebendam ecclesie nostre Par. quod</text:p>
      <text:p text:style-name="Standard">in eadem obtinebat reverendus in Christo pater dominus Johannes Daucy ad episcopatum Lingonensum</text:p>
      <text:p text:style-name="Standard">assumptus ultimus et immediate eorumdem canonicatus et prebende pacificus possessor</text:p>
      <text:p text:style-name="Standard">ad collacionem provisionem et omnimodam disposicionem nostram pleno jure spectante liber</text:p>
      <text:p text:style-name="Standard">nunc et vacantes per munus consecracionis eidem reverendo patri prout fertur imper</text:p>
      <text:p text:style-name="Standard">sive per resignacionem dicti reverendi patris ante dictam suam consecracionem factam</text:p>
      <text:p text:style-name="Standard">certis protestacionibus admissam aut alias quovismodo iidem canonicatus et preben</text:p>
      <text:p text:style-name="Standard">vacare noscantur vobis contulimus et conferimus ac de illis providemus</text:p>
      <text:p text:style-name="Standard">cum suis juribus et pertinenciis universis . de eisdem vos investientes et in eisdem in</text:p>
      <text:p text:style-name="Standard">per tradicionem nostrarum presencium licterarum et concessionem Quocirca dilectis</text:p>
      <text:p text:style-name="Standard">nostris Decano et capitulo prefate ecclesie nostre Par. tenore presencium mandamus</text:p>
      <text:p text:style-name="Standard">quatinus vos vel procuratorem vestrum nomine vestro et pro vobis ad dictos canonicatum et preben</text:p>
      <text:p text:style-name="Standard">juraque eorumdem et pertinenciis universis recipiant et admictant et in corporalem</text:p>
      <text:p text:style-name="Standard">et actualem possessionem ipsorum inducant ut moris est vosque in suum et dominum</text:p>
      <text:p text:style-name="Standard">canonicum recipiant atque fratrem stallum in choro et locum in capitulo c</text:p>
      <text:p text:style-name="Standard">plenitudine juris canonici prefate Par. ecclesie vobis seu $p$ dicto $vostro$ procuratori vostro</text:p>
      <text:p text:style-name="Standard">assigna ac de dictorum canonicatus et prebende fructibus redditus emolumentis et juribus $p$</text:p>
      <text:p text:style-name="Standard">respondeant et ab aliis quorum intererit faciant integre responderi</text:p>
      <text:p text:style-name="Standard">tamen et adhibitis solennitatibus in talibus assuetis jure nostro et quolibet alieno in</text:p>
      <text:p text:style-name="Standard">semper salvis. Datum Par. sub sigillo camere nostre anno Domini m° cccc° lii°.</text:p>
      <text:p text:style-name="Standard">xixa mensis junii Sic signatum De precepto domini D. Le Herpeur</text:p>
      <text:p text:style-name="Standard">Burdelot</text:p>
      <text:p text:style-name="Standard">Sohier</text:p>
      <text:p text:style-name="Standard">Fraxinis</text:p>
      <text:p text:style-name="Standard">Pion</text:p>
      <text:p text:style-name="Standard">Bouchier</text:p>
      <text:p text:style-name="Standard"><text:soft-page-break/>Luillier</text:p>
      <text:p text:style-name="Standard">Boullardi</text:p>
      <text:p text:style-name="Standard">Bastardi</text:p>
      <text:p text:style-name="Standard">=FRAN_0393_05447_L.jpg=</text:p>
      <text:p text:style-name="Standard">Anno cccc lii°. die veneris iiiia Augusti</text:p>
      <text:p text:style-name="Standard">Significacion</text:p>
      <text:p text:style-name="Standard">Jehan Porchet a signifié a messeigneurs qu'ilz soyent demain a Saint Germain</text:p>
      <text:p text:style-name="Standard">l'Auxerroys a heure de X. heures pour ramener a fait certaines complaintes</text:p>
      <text:p text:style-name="Standard">pour le fait des escoles . Super quo deputantur Camerarius Fraxinis et procuratore</text:p>
      <text:p text:style-name="Standard">capituli ad interessendum</text:p>
      <text:p text:style-name="Standard">de thesaurario</text:p>
      <text:p text:style-name="Standard">Domini se congregabunt hodie in ecclesia Par. pro facto dominorum thesauriorum</text:p>
      <text:p text:style-name="Standard">Magister Johannes Bastardi officialis capituli faciet processum domini Johannis de Souvegny</text:p>
      <text:p text:style-name="Standard">vicarii seu commissarii apud Liricantum nunc in carceribus capituli Par. prisioniarium . et magister Johannes</text:p>
      <text:p text:style-name="Standard">Monnet ibit apud Liricantum et faciet informacionem super suo regimne et vita</text:p>
      <text:p text:style-name="Standard">et super sibi impositis / et videbit in coffro existente in dicta ecclesia Liricantus quid erit</text:p>
      <text:p text:style-name="Standard">de domino Johanne</text:p>
      <text:p text:style-name="Standard">ibidem pro ipso et pro capitulo presente aliquo ex parte ipsius presentis deputato aut deputando</text:p>
      <text:p text:style-name="Standard">de Souvegny</text:p>
      <text:p text:style-name="Standard">et apportabit ipse Monnet peccunias quas ibidem reperiet / et interim advisabitur</text:p>
      <text:p text:style-name="Standard">de uno alio ibidem commictendo loco ipsius domini Johannis</text:p>
      <text:p text:style-name="Standard">Lune viia Augusti capitulantibus dominis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Chacy</text:p>
      <text:p text:style-name="Standard">Paillardi</text:p>
      <text:p text:style-name="Standard">Parenti</text:p>
      <text:p text:style-name="Standard">Breton</text:p>
      <text:p text:style-name="Standard">Cotin</text:p>
      <text:p text:style-name="Standard">De Brollio</text:p>
      <text:p text:style-name="Standard"><text:soft-page-break/>Gaillon</text:p>
      <text:p text:style-name="Standard">Jerson</text:p>
      <text:p text:style-name="Standard">Barre</text:p>
      <text:p text:style-name="Standard">Monneti</text:p>
      <text:p text:style-name="Standard">Haultny</text:p>
      <text:p text:style-name="Standard">Fourbeur</text:p>
      <text:p text:style-name="Standard">Bussi</text:p>
      <text:p text:style-name="Standard">Despars</text:p>
      <text:p text:style-name="Standard">P Thomas</text:p>
      <text:p text:style-name="Standard">Significacion</text:p>
      <text:p text:style-name="Standard">N. Bretin sergent a signifié a messeigneurs la premiere criee a demain d'une</text:p>
      <text:p text:style-name="Standard">vielle masure en la rue de Bievre pres de Quiquempoit et est a iiii sols.</text:p>
      <text:p text:style-name="Standard">De P. Dupuis</text:p>
      <text:p text:style-name="Standard">Ordinatum est quod Petrus Dupuis alias Cajart qui petit recipi ad capellaniam sancte</text:p>
      <text:p text:style-name="Standard">alias Cajart</text:p>
      <text:p text:style-name="Standard">Katherine in ecclesia Par. examinabitur et videbitur si fuerit capax seu sufficiens</text:p>
      <text:p text:style-name="Standard">ad hoc et postmadum deliberabitur ad primum capitulum de recipiando vel non recipendo ipsum</text:p>
      <text:p text:style-name="Standard">visa $v$ tamen prius ejus fundacione</text:p>
      <text:p text:style-name="Standard">Fiat lictera certificacione de perdicione seu amissione lictere thesauri pro</text:p>
      <text:p text:style-name="Standard">facto regalie.</text:p>
      <text:p text:style-name="Standard">237.</text:p>
      <text:p text:style-name="Standard">Burdelot</text:p>
      <text:p text:style-name="Standard">Sohier</text:p>
      <text:p text:style-name="Standard">Fraxinis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De Cameraco</text:p>
      <text:p text:style-name="Standard">Archidiacono de Josayo excusato</text:p>
      <text:p text:style-name="Standard">De quadam lictera</text:p>
      <text:p text:style-name="Standard">facienda</text:p>
      <text:p text:style-name="Standard">=FRAN_0393_05448_L.jpg=</text:p>
      <text:p text:style-name="Standard">Ordinatum est quod magister V. De Croces et Jo. Pierre ibunt apud Liricantum</text:p>
      <text:p text:style-name="Standard">De domino Jo.</text:p>
      <text:p text:style-name="Standard">cum magistro Jo. Monneti / Et respectu elargicionis domini Jo. de Souvegny</text:p>
      <text:p text:style-name="Standard"><text:soft-page-break/>de Souvegny</text:p>
      <text:p text:style-name="Standard">domini sunt oppinionis quod elargiatur usque ad regressum dictorum commissorum</text:p>
      <text:p text:style-name="Standard">et tunc poterit elargiri per villam</text:p>
      <text:p text:style-name="Standard">Hodie magister Jo. de Bussi nuper et magister Jo. Le sellier nunc curati de Suciaco</text:p>
      <text:p text:style-name="Standard">De magistris Jo. de Bussi</text:p>
      <text:p text:style-name="Standard">pecierunt solvi et satisfieri quilibet pro rata. videlicet dictus de Bussi de</text:p>
      <text:p text:style-name="Standard">tribus annis scilicet mcccc xlix .L. et Li. et dictus Le Sellier ab eodem tempore</text:p>
      <text:p text:style-name="Standard">Jo. Le Sellier</text:p>
      <text:p text:style-name="Standard">ad causam Cx s. p. quos dicunt debere percipere quolibet anno ad causam dicte</text:p>
      <text:p text:style-name="Standard">cure super pedagio seu traverso Sancti Bricii Super quo $ordinatum est quod dm$</text:p>
      <text:p text:style-name="Standard">oneratus est officiarus videlicet de Croces de solvendo dicto de bussi loco xvi l. x s. octo lb p.</text:p>
      <text:p text:style-name="Standard">per composicionem pro dictis tribus annis / et componat cum ipsis / et fiat eis</text:p>
      <text:p text:style-name="Standard">satisfaccionem pro rata et super hoc habuit mundatum capituli</text:p>
      <text:p text:style-name="Standard">238.</text:p>
      <text:p text:style-name="Standard">Mercurii in vigillia Sancti Laurenciis ixa augusti capitulantibus dominis</text:p>
      <text:p text:style-name="Standard">Archidiacono de Josayo</text:p>
      <text:p text:style-name="Standard">Aguenin</text:p>
      <text:p text:style-name="Standard">Bastardi</text:p>
      <text:p text:style-name="Standard">Succentore</text:p>
      <text:p text:style-name="Standard">Paillardi</text:p>
      <text:p text:style-name="Standard">De Croces</text:p>
      <text:p text:style-name="Standard">Parenti</text:p>
      <text:p text:style-name="Standard">Cancellario</text:p>
      <text:p text:style-name="Standard">Bouchier</text:p>
      <text:p text:style-name="Standard">Penitenciario</text:p>
      <text:p text:style-name="Standard">De Brollio</text:p>
      <text:p text:style-name="Standard">Boullardi</text:p>
      <text:p text:style-name="Standard">Jerson</text:p>
      <text:p text:style-name="Standard">Chacy</text:p>
      <text:p text:style-name="Standard">Monneti extra</text:p>
      <text:p text:style-name="Standard">Ordeimonte</text:p>
      <text:p text:style-name="Standard">Fourbeur</text:p>
      <text:p text:style-name="Standard">Bussi } excusatis</text:p>
      <text:p text:style-name="Standard">Breton</text:p>
      <text:p text:style-name="Standard">Luillier</text:p>
      <text:p text:style-name="Standard">Pion</text:p>
      <text:p text:style-name="Standard"><text:soft-page-break/>Cotin</text:p>
      <text:p text:style-name="Standard">Despars</text:p>
      <text:p text:style-name="Standard">Gaillon</text:p>
      <text:p text:style-name="Standard">Burdelot</text:p>
      <text:p text:style-name="Standard">Barre infirmo</text:p>
      <text:p text:style-name="Standard">P Thomas</text:p>
      <text:p text:style-name="Standard">Haultny</text:p>
      <text:p text:style-name="Standard">Fraxinis</text:p>
      <text:p text:style-name="Standard">Du Drac</text:p>
      <text:p text:style-name="Standard">Sohier</text:p>
      <text:p text:style-name="Standard">Tradat magister V. de Croces magistro Jo. Louchart dimidum scutum auri pro suo salario</text:p>
      <text:p text:style-name="Standard">De dimidio scuto tradendo</text:p>
      <text:p text:style-name="Standard">pro processu facto super quadam monasteria concessa capitulo per dominum cardinalem de S</text:p>
      <text:p text:style-name="Standard">per m. V. de Croces</text:p>
      <text:p text:style-name="Standard">Legatum etc contra detentores bonorum ecclesie</text:p>
      <text:p text:style-name="Standard">Fiat obitus seu anniversarium anni revoluti pro deffuncto domino Clemente Melloti</text:p>
      <text:p text:style-name="Standard">De aniversario domini</text:p>
      <text:p text:style-name="Standard">videlicet die crastina vigilie et die sequenti missa / et super distribucione</text:p>
      <text:p text:style-name="Standard">Cle. Melloti</text:p>
      <text:p text:style-name="Standard">quam volunt facere sui executores loquetur cum ipsis</text:p>
      <text:p text:style-name="Standard">Hodie magister Symon Chapitaut petiit habere apostolos in causa apellacionis m. Jo. de</text:p>
      <text:p text:style-name="Standard">Apostoli refutatorii</text:p>
      <text:p text:style-name="Standard">Bosco prout alias peciit cui dati sunt refutatorii per dominum Archidiaconum de</text:p>
      <text:p text:style-name="Standard">dati</text:p>
      <text:p text:style-name="Standard">Josayo presidentem in capitulo secundum deliberacionem capituli ut modo</text:p>
      <text:p text:style-name="Standard">=FRAN_0393_05449_L.jpg=</text:p>
      <text:p text:style-name="Standard">CCCC lii°.</text:p>
      <text:p text:style-name="Standard">Hic vise sunt due minute una videlicet pro parte capituli et altera pro parte</text:p>
      <text:p text:style-name="Standard">De magistro Jo. Picardi</text:p>
      <text:p text:style-name="Standard">pro torculari de Lay</text:p>
      <text:p text:style-name="Standard">m. Jo. Picardi pro facto torculariis de Lay composite Super quo placet</text:p>
      <text:p text:style-name="Standard">dominis quod fiat secundum minutam dicti m. Jo. Picardi correctam per dominum</text:p>
      <text:p text:style-name="Standard">Archidiaconum de Josayo.</text:p>
      <text:p text:style-name="Standard">De magistro J. Barre</text:p>
      <text:p text:style-name="Standard">Hodie magister Jo. Barre supplicat quod possit lucrari et habere suas processiones</text:p>
      <text:p text:style-name="Standard">ordinarias ipso existente in ecclesia actenta ejus debilitate et senectute</text:p>
      <text:p text:style-name="Standard"><text:soft-page-break/>Super quo nichil actum est</text:p>
      <text:p text:style-name="Standard">processiones</text:p>
      <text:p text:style-name="Standard">Ordinatum est quod insequando mandatum et ordinacionem regis fiant</text:p>
      <text:p text:style-name="Standard">generales</text:p>
      <text:p text:style-name="Standard">processiones generales solennes die sabbati proxime que dies erit xiia augusti</text:p>
      <text:p text:style-name="Standard">pro recuperacione totius Normanie videlicet apud Sanctum Germanum de pratis</text:p>
      <text:p text:style-name="Standard">et quod defferatur capsa Sancti Justini.</text:p>
      <text:p text:style-name="Standard">Capellania ad altare Sancte Katherine vacans ad presens per resignacionem m. $P Cajart</text:p>
      <text:p text:style-name="Standard">in ecclesia Par.</text:p>
      <text:p text:style-name="Standard">Collacio capellanie</text:p>
      <text:p text:style-name="Standard">$dictecap$ m. Jo. Laurens procuratoris et nomine procuratorio m. P. Cajart dicte</text:p>
      <text:p text:style-name="Standard">ecclesie Par.</text:p>
      <text:p text:style-name="Standard">capellanie ultimi possessoris ex causa permutacionis ad prebendam sancti Mederici de Linays cum Petro</text:p>
      <text:p text:style-name="Standard">Dupuis alias Cajart. Salvo jure cujuslibet collata est dicto Petro Dupuis</text:p>
      <text:p text:style-name="Standard">presenti qui juravit in forma et fuit installatus etc. prestito prius hincinde</text:p>
      <text:p text:style-name="Standard">juramento quod in hujusmodi resignacione non intervenient fraus dolus etc.</text:p>
      <text:p text:style-name="Standard">Elargicio domini</text:p>
      <text:p text:style-name="Standard">Elargiatur per claustrum dominus Johannes de Souvegny presbyter nunc in</text:p>
      <text:p text:style-name="Standard">Jo. de Souvegny</text:p>
      <text:p text:style-name="Standard">prisionarius detentus in carceribus capituli Par.</text:p>
      <text:p text:style-name="Standard">Retencio m. Ste.</text:p>
      <text:p text:style-name="Standard">Fabri</text:p>
      <text:p text:style-name="Standard">Retineatur magister Stephanus Fabri in pensionsem et consiliarium sive advocatum</text:p>
      <text:p text:style-name="Standard">Capituli in curia parlamenti ad vadia consueta.</text:p>
      <text:p text:style-name="Standard">239.</text:p>
      <text:p text:style-name="Standard">Obiit Cajart</text:p>
      <text:p text:style-name="Standard">Jovis decima augusti de nocte obiit dominus Petrus Cajart presbyter dum</text:p>
      <text:p text:style-name="Standard">viveret capellanus in ecclesia Par. ad altare Sancte Katherine</text:p>
      <text:p text:style-name="Standard">=FRAN_0393_05450_L.jpg=</text:p>
      <text:p text:style-name="Standard">240.</text:p>
      <text:p text:style-name="Standard">Veneris xia augusti capitulantibus dominis</text:p>
      <text:p text:style-name="Standard">Succentore</text:p>
      <text:p text:style-name="Standard">Paillard</text:p>
      <text:p text:style-name="Standard">Cancellario</text:p>
      <text:p text:style-name="Standard">Parenti</text:p>
      <text:p text:style-name="Standard"><text:soft-page-break/>Penitenciario</text:p>
      <text:p text:style-name="Standard">Jerson</text:p>
      <text:p text:style-name="Standard">Ordeimonte</text:p>
      <text:p text:style-name="Standard">Luillier</text:p>
      <text:p text:style-name="Standard">Chacy</text:p>
      <text:p text:style-name="Standard">Despars</text:p>
      <text:p text:style-name="Standard">Breton</text:p>
      <text:p text:style-name="Standard">Gaillon</text:p>
      <text:p text:style-name="Standard">P Thomas</text:p>
      <text:p text:style-name="Standard">Haultny</text:p>
      <text:p text:style-name="Standard">Fraxinis</text:p>
      <text:p text:style-name="Standard">Aguenin</text:p>
      <text:p text:style-name="Standard">Sohier</text:p>
      <text:p text:style-name="Standard">Audita relacione domini Succentor Placet dominis quod quidem carnuifex et ejus uxor</text:p>
      <text:p text:style-name="Standard">de una filia</text:p>
      <text:p text:style-name="Standard">de Meldis habeant unam filiam de pueris existentibus in ecclesia Par. gallice dela</text:p>
      <text:p text:style-name="Standard">de la couche</text:p>
      <text:p text:style-name="Standard">couche Sic quod se obligant de regendo et gubernando $et alia sibi$</text:p>
      <text:p text:style-name="Standard">dictam filiam / et de querendo sibi omnia neccessaria</text:p>
      <text:p text:style-name="Standard">G.</text:p>
      <text:p text:style-name="Standard">Melloti</text:p>
      <text:p text:style-name="Standard">Hodie magister Galesius Gourdin capellanus in ecclesia Par. emendavit eo quod ipse</text:p>
      <text:p text:style-name="Standard">dedit de manu supra collum domini Egidii Richier presbyteri postquam ipse dominus Egidius</text:p>
      <text:p text:style-name="Standard">sibi dederat unam alapam .</text:p>
      <text:p text:style-name="Standard">Fiant hodie vigie et die crastina missa pro deffuncto domino Clemente</text:p>
      <text:p text:style-name="Standard">Melloti pro suo obitu sive anniversario anni revoluti</text:p>
      <text:p text:style-name="Standard">Lune xiiii augusti capitulantibus dominis</text:p>
      <text:p text:style-name="Standard">Archidiacono de Josayo</text:p>
      <text:p text:style-name="Standard">P. Thomas</text:p>
      <text:p text:style-name="Standard">De Croces</text:p>
      <text:p text:style-name="Standard">Succentore</text:p>
      <text:p text:style-name="Standard">Paillardi</text:p>
      <text:p text:style-name="Standard">Fraxinis</text:p>
      <text:p text:style-name="Standard">Cancellario</text:p>
      <text:p text:style-name="Standard">Aguenin</text:p>
      <text:p text:style-name="Standard">Sohier</text:p>
      <text:p text:style-name="Standard"><text:soft-page-break/>penitenciario</text:p>
      <text:p text:style-name="Standard">Parenti</text:p>
      <text:p text:style-name="Standard">Bastardi</text:p>
      <text:p text:style-name="Standard">Chacy</text:p>
      <text:p text:style-name="Standard">De Brollio</text:p>
      <text:p text:style-name="Standard">Pion</text:p>
      <text:p text:style-name="Standard">Ordeimonte</text:p>
      <text:p text:style-name="Standard">Jerson</text:p>
      <text:p text:style-name="Standard">De Cameraco</text:p>
      <text:p text:style-name="Standard">Breton</text:p>
      <text:p text:style-name="Standard">Monneti</text:p>
      <text:p text:style-name="Standard">Boullard</text:p>
      <text:p text:style-name="Standard">Cotin</text:p>
      <text:p text:style-name="Standard">Bussi excusato</text:p>
      <text:p text:style-name="Standard">Gaillon</text:p>
      <text:p text:style-name="Standard">Luillier</text:p>
      <text:p text:style-name="Standard">Barre }infirmis</text:p>
      <text:p text:style-name="Standard">Despars</text:p>
      <text:p text:style-name="Standard">Haultny</text:p>
      <text:p text:style-name="Standard">Fourbeur</text:p>
      <text:p text:style-name="Standard">Du Drac</text:p>
      <text:p text:style-name="Standard">Burdelot</text:p>
      <text:p text:style-name="Standard">Victri excusato</text:p>
      <text:p text:style-name="Standard">Domini</text:p>
      <text:p text:style-name="Standard">Archidiaconus de Josayo</text:p>
      <text:p text:style-name="Standard">commictuntur ad passandum nomine Capituli Tractatum factum</text:p>
      <text:p text:style-name="Standard">Du Drac }</text:p>
      <text:p text:style-name="Standard">De Torculari</text:p>
      <text:p text:style-name="Standard">inter capitulum et m. Johannem Picardi pro facto Torcularis</text:p>
      <text:p text:style-name="Standard">de Layaco</text:p>
      <text:p text:style-name="Standard">de Layaco secundum tenorem minute super hoc confecte</text:p>
      <text:p text:style-name="Standard">De Cameraco</text:p>
      <text:p text:style-name="Standard">Boullardi</text:p>
      <text:p text:style-name="Standard">Barre infirmis</text:p>
      <text:p text:style-name="Standard">Fourbeur</text:p>
      <text:p text:style-name="Standard">Bussi excusato</text:p>
      <text:p text:style-name="Standard"><text:soft-page-break/>Monneti } extra</text:p>
      <text:p text:style-name="Standard">Pion</text:p>
      <text:p text:style-name="Standard">De Croces presente</text:p>
      <text:p text:style-name="Standard">=FRAN_0393_05451_L.jpg=</text:p>
      <text:p text:style-name="Standard">cccc° lii°.</text:p>
      <text:p text:style-name="Standard">Hodie magister Jo. Monneti . presente domino Jo. Pierre fecit suam relacionem</text:p>
      <text:p text:style-name="Standard">de commissione sibi tradita pro facto domini Jo. de Souvegny presbyteri et retulit</text:p>
      <text:p text:style-name="Standard">fecisse informacionem de $suis$ vita et regimine dicti de Souvegny et audivisse</text:p>
      <text:p text:style-name="Standard">plures testes etc. Et exhibuerunt peccunie per eos recepte de Liricantus. Super quo</text:p>
      <text:p text:style-name="Standard">audita ejus relacione quo ad faciendum ejus processum deputantur domini alias</text:p>
      <text:p text:style-name="Standard">ad hoc commissi / et ad videndum peccunias predictas deputantur domini</text:p>
      <text:p text:style-name="Standard">Archidiaconus de Josayo du Drac et dictus Monneti . Et sunt domini oppinionis</text:p>
      <text:p text:style-name="Standard">quod dictus dominus Johannes de Souvegny non amplius mictantur apud Liricantum</text:p>
      <text:p text:style-name="Standard">sed commictatur dominus P. Valet aut dominus P. Normanni.</text:p>
      <text:p text:style-name="Standard">Die martis xv. augusti magister Ro. Cibolle canonicus et canonicus Par. existens in suo</text:p>
      <text:p text:style-name="Standard">parvo turno . contulit cum protestacionibus assuetis Roberto Le Forest ejus clerico capellaniam</text:p>
      <text:p text:style-name="Standard">ad altare sanctorum Jo. $Anne$ evangeliste et Andree quam possidebat deffunctus magister P. Cajart in</text:p>
      <text:p text:style-name="Standard">ecclesia Sancti Mederici Par. per ipsius Cajart obitum vacante presentibus in ecclesia Par.</text:p>
      <text:p text:style-name="Standard">magistro V. De Croces et domino Jo. Foulon presbyteris . testibus etc.</text:p>
      <text:p text:style-name="Standard">De peccuniis</text:p>
      <text:p text:style-name="Standard">Liricantus et de</text:p>
      <text:p text:style-name="Standard">domino Jo. de</text:p>
      <text:p text:style-name="Standard">Souvegny</text:p>
      <text:p text:style-name="Standard">Collacio capellanie</text:p>
      <text:p text:style-name="Standard">Mercurii x ligusie xvia august capitulantibus dominis</text:p>
      <text:p text:style-name="Standard">Succentore</text:p>
      <text:p text:style-name="Standard">Jerson</text:p>
      <text:p text:style-name="Standard">Archidiacono de Josayo</text:p>
      <text:p text:style-name="Standard">Cancellario</text:p>
      <text:p text:style-name="Standard">Luillier</text:p>
      <text:p text:style-name="Standard">Cotin</text:p>
      <text:p text:style-name="Standard">Penitenciario</text:p>
      <text:p text:style-name="Standard">Despars</text:p>
      <text:p text:style-name="Standard">Bussi</text:p>
      <text:p text:style-name="Standard">Ordeimonte</text:p>
      <text:p text:style-name="Standard"><text:soft-page-break/>Fraxinis</text:p>
      <text:p text:style-name="Standard">Victri</text:p>
      <text:p text:style-name="Standard">excusatis</text:p>
      <text:p text:style-name="Standard">Chacy</text:p>
      <text:p text:style-name="Standard">Breton</text:p>
      <text:p text:style-name="Standard">Sohier</text:p>
      <text:p text:style-name="Standard">De Brollio</text:p>
      <text:p text:style-name="Standard">Gaillon</text:p>
      <text:p text:style-name="Standard">Pion</text:p>
      <text:p text:style-name="Standard">Bastardi</text:p>
      <text:p text:style-name="Standard">Haultny</text:p>
      <text:p text:style-name="Standard">De Cameraco</text:p>
      <text:p text:style-name="Standard">P Thomas</text:p>
      <text:p text:style-name="Standard">De Croces</text:p>
      <text:p text:style-name="Standard">Boullardi</text:p>
      <text:p text:style-name="Standard">Parenti</text:p>
      <text:p text:style-name="Standard">Barre in missa</text:p>
      <text:p text:style-name="Standard">Monneti</text:p>
      <text:p text:style-name="Standard">Fourbeur infirmo</text:p>
      <text:p text:style-name="Standard">De xviii scolarum</text:p>
      <text:p text:style-name="Standard">Ordinatum est quod dicatur ex parte capituli magistro domus Dei Par. quod ipse de cetero tradi faciat</text:p>
      <text:p text:style-name="Standard">prout alias fuit ordinatum bursariis collegii xviii scolarum panem vinum</text:p>
      <text:p text:style-name="Standard">et potagium / et quod cesset processus hincinde inchoatus</text:p>
      <text:p text:style-name="Standard">Dicatur ex parte capituli provisoribus domus Dei Par. quod ipsi provideant super regimine</text:p>
      <text:p text:style-name="Standard">religiosorum domus Dei Par.</text:p>
      <text:p text:style-name="Standard">De processionnibus</text:p>
      <text:p text:style-name="Standard">Fiant processiones generales ad Sanctum Bernardum et de die scilicet veneris aut dominica</text:p>
      <text:p text:style-name="Standard">generalibus faciendis</text:p>
      <text:p text:style-name="Standard">conferatur cum domino episcopo Parisiensi</text:p>
      <text:p text:style-name="Standard">P Cortillier</text:p>
      <text:p text:style-name="Standard">Terminus alias datus Philippo Courtillier reddendi certum redditum vendi capitulo prorogatus</text:p>
      <text:p text:style-name="Standard">est usque ad annum</text:p>
      <text:p text:style-name="Standard">241.</text:p>
      <text:p text:style-name="Standard">De religiosis Domus</text:p>
      <text:p text:style-name="Standard">Dei Parisiensis</text:p>
      <text:p text:style-name="Standard">=FRAN_0393_05452_L.jpg=</text:p>
      <text:p text:style-name="Standard"><text:soft-page-break/>Collacio capellanie</text:p>
      <text:p text:style-name="Standard">Hodie magister Ro. Cibolle cancellarius et canonicus Parisiensis existens in suo magno turno contulit</text:p>
      <text:p text:style-name="Standard">nichil valuit</text:p>
      <text:p text:style-name="Standard">cum protestacionbus assuetis capellaniam sancte Katherine vacantem in ecclesia Par. per obitum m. P. de Cajart</text:p>
      <text:p text:style-name="Standard">presentibus in ecclesia Par. magistris Egidio Marie et Jo. Minere</text:p>
      <text:p text:style-name="Standard">Hodie positum est in deliberacione utrum capellania ad altare Sancte Katherine in ecclesia Par.</text:p>
      <text:p text:style-name="Standard">nuper possidebat deffuncti dominus P. Cajart presbyter qui obiit die jovis ultimate preterita</text:p>
      <text:p text:style-name="Standard">que fuit x. hujus mensis augusti circa xia horam ante mediem noctam et quam</text:p>
      <text:p text:style-name="Standard">possidet P. Dupuis alias Cajart per collacionem sibi factam per capitulum die mercurii ix.</text:p>
      <text:p text:style-name="Standard">mensis augusti ex causa permutacionis facte per procuratorem dicti domini P. de Pajart de dicta</text:p>
      <text:p text:style-name="Standard">capellania cum dicto P. Dupuis ad canonicatum et prebendam Sancti Mederici de Linais sit vacantem</text:p>
      <text:p text:style-name="Standard">et cadat in turno vel non actento quod ipse dominus P. Cajart tempore dicte collacionis</text:p>
      <text:p text:style-name="Standard">erat infirmus a qua infirmate decessit ipsa die jovis Super quo habita deliberacione</text:p>
      <text:p text:style-name="Standard">declaratum est per capitulum quod ipsa capellaniam cadit in turno a die mortis dicti casi</text:p>
      <text:p text:style-name="Standard">et quod canonicatum ille qui est in turno debet et tenetur eam conferre.</text:p>
      <text:p text:style-name="Standard">242.</text:p>
      <text:p text:style-name="Standard">De capellania de</text:p>
      <text:p text:style-name="Standard">Cajart</text:p>
      <text:p text:style-name="Standard">Veneris xviii augusti capitulantibus dominis</text:p>
      <text:p text:style-name="Standard">Archidiacono de Josayo</text:p>
      <text:p text:style-name="Standard">Succentore</text:p>
      <text:p text:style-name="Standard">Victri</text:p>
      <text:p text:style-name="Standard">Sohier</text:p>
      <text:p text:style-name="Standard">Cancellario</text:p>
      <text:p text:style-name="Standard">Aguenin</text:p>
      <text:p text:style-name="Standard">Boullardi</text:p>
      <text:p text:style-name="Standard">Parenti</text:p>
      <text:p text:style-name="Standard">Bastardi</text:p>
      <text:p text:style-name="Standard">Penitenciario</text:p>
      <text:p text:style-name="Standard">Paillard</text:p>
      <text:p text:style-name="Standard">Pion</text:p>
      <text:p text:style-name="Standard">Ordeimonte</text:p>
      <text:p text:style-name="Standard">Monneti</text:p>
      <text:p text:style-name="Standard">Mondidier</text:p>
      <text:p text:style-name="Standard">Chacy</text:p>
      <text:p text:style-name="Standard"><text:soft-page-break/>Jerson</text:p>
      <text:p text:style-name="Standard">Bussi }excusatis</text:p>
      <text:p text:style-name="Standard">Breton</text:p>
      <text:p text:style-name="Standard">Cotin</text:p>
      <text:p text:style-name="Standard">Luillier</text:p>
      <text:p text:style-name="Standard">DDe Brollio</text:p>
      <text:p text:style-name="Standard">Gaillon</text:p>
      <text:p text:style-name="Standard">Despars</text:p>
      <text:p text:style-name="Standard">Fourbeur infirmo</text:p>
      <text:p text:style-name="Standard">Barre</text:p>
      <text:p text:style-name="Standard">Burdelot</text:p>
      <text:p text:style-name="Standard">P. Thomas excusato</text:p>
      <text:p text:style-name="Standard">Haultny</text:p>
      <text:p text:style-name="Standard">Fraxinis</text:p>
      <text:p text:style-name="Standard">De Croces presente</text:p>
      <text:p text:style-name="Standard">Hodie dominus Jo. Morain et P. Genenoys executores defuncti m. P. Cajart exhibuerunt testamentum</text:p>
      <text:p text:style-name="Standard">defuncti et requisiverunt ipsum poni in forma auctentica et publica etc. ac expediri bonorum et commissus</text:p>
      <text:p text:style-name="Standard">Submissio executorum</text:p>
      <text:p text:style-name="Standard">de Cajart</text:p>
      <text:p text:style-name="Standard">aliquem ad videndum fieri inventarium Et submiserunt execucionem capitulo Et juraverunt</text:p>
      <text:p text:style-name="Standard">executores fideliter excercere et reddere bonum compotum etc et restituere omnes licteras etc et ad interessendum</text:p>
      <text:p text:style-name="Standard">commissus est De Croces.</text:p>
      <text:p text:style-name="Standard">Medii</text:p>
      <text:p text:style-name="Standard">Ad requestum nonnullorum liberorum ec de Medunta data est dilacio sive gallice souffrance</text:p>
      <text:p text:style-name="Standard">usque ad tres annos / et $d$ magister V. De Croces providit</text:p>
      <text:p text:style-name="Standard">procuratore Liricantus</text:p>
      <text:p text:style-name="Standard">De domino P Famuli</text:p>
      <text:p text:style-name="Standard">Commictatur dominus P Famuli ad regimen cure Liricantus loco vicarii ibidem exeuntis</text:p>
      <text:p text:style-name="Standard">et tractabitur cum ipso</text:p>
      <text:p text:style-name="Standard">Lune xxia Augusti capitulantibus dominis</text:p>
      <text:p text:style-name="Standard">Succentore</text:p>
      <text:p text:style-name="Standard">Monneti</text:p>
      <text:p text:style-name="Standard">De Cameraco</text:p>
      <text:p text:style-name="Standard">Cancellario</text:p>
      <text:p text:style-name="Standard"><text:soft-page-break/>Jerson</text:p>
      <text:p text:style-name="Standard">Mondidier</text:p>
      <text:p text:style-name="Standard">Penitenciario</text:p>
      <text:p text:style-name="Standard">Ordeimonte</text:p>
      <text:p text:style-name="Standard">Luillier</text:p>
      <text:p text:style-name="Standard">Boullardi</text:p>
      <text:p text:style-name="Standard">Despars</text:p>
      <text:p text:style-name="Standard">Archidiaconus de Josayo</text:p>
      <text:p text:style-name="Standard">Chacy</text:p>
      <text:p text:style-name="Standard">Burdelot</text:p>
      <text:p text:style-name="Standard">Cotin</text:p>
      <text:p text:style-name="Standard">Breton</text:p>
      <text:p text:style-name="Standard">Fraxinis</text:p>
      <text:p text:style-name="Standard">Bussi</text:p>
      <text:p text:style-name="Standard">Gaillon</text:p>
      <text:p text:style-name="Standard">Sohier</text:p>
      <text:p text:style-name="Standard">Victri</text:p>
      <text:p text:style-name="Standard">Barre</text:p>
      <text:p text:style-name="Standard">De Brollio</text:p>
      <text:p text:style-name="Standard">Haultny</text:p>
      <text:p text:style-name="Standard">Bastardi</text:p>
      <text:p text:style-name="Standard">Pion</text:p>
      <text:p text:style-name="Standard">Fourbeur</text:p>
      <text:p text:style-name="Standard">De Croces</text:p>
      <text:p text:style-name="Standard">Commissi pro domibus de</text:p>
      <text:p text:style-name="Standard">l'Ours du Lion et de</text:p>
      <text:p text:style-name="Standard">Provideat Camerarius domuii de L'Ours et du Lion et De Croces domui de Judearia secundum</text:p>
      <text:p text:style-name="Standard">Bouchier</text:p>
      <text:p text:style-name="Standard">P Thomas</text:p>
      <text:p text:style-name="Standard">=FRAN_0393_05453_L.jpg=</text:p>
      <text:p text:style-name="Standard">Capitulum Generale Sancti</text:p>
      <text:p text:style-name="Standard">Bartholomei anni m cccc lii. Incipit die mercurii xxiiia</text:p>
      <text:p text:style-name="Standard">augusti in vigillia dicti festi Et fuerunt ad capitulum et lucrati</text:p>
      <text:p text:style-name="Standard">sunt domini et magistri infrascripti videlicet Johannes de Oliva succentor</text:p>
      <text:p text:style-name="Standard">Robertus Cibolle cancellarius Thomas de Courcellis penitenciarius Petrus</text:p>
      <text:p text:style-name="Standard">d'Orgemont . Petrus de Chacy . Guillelmus Britonis . Rogerus de</text:p>
      <text:p text:style-name="Standard"><text:soft-page-break/>Gaillon . Jacobus Barre . Radulphus Haultny. Johannes de Bussi</text:p>
      <text:p text:style-name="Standard">Vincencius De Croces . Johannes Aguenin . Engerannus Parenti Stephanus</text:p>
      <text:p text:style-name="Standard">de Mondidier . Johannes de Brollio . Johannes de Vaily . Thomas</text:p>
      <text:p text:style-name="Standard">Jerson Johannes Monneti Johannes Luillier . Jacobus Despars Guido</text:p>
      <text:p text:style-name="Standard">Burdelot . Petrus Thomas . Guillelmus Sohier Johannes Bastardi</text:p>
      <text:p text:style-name="Standard">Stephanus Pion . Petrus Bouchier . Ambrosius de Cameraco. Karolus</text:p>
      <text:p text:style-name="Standard">Boullardi Philippus de Longollio . Radulfus Le Fourbeur infirmus . Johannes</text:p>
      <text:p text:style-name="Standard">de Courcellis archidiaconus de Josayo . Guillemus Cotin Theobaldus de Victri</text:p>
      <text:p text:style-name="Standard">excusati.</text:p>
      <text:p text:style-name="Standard">Istud capitulum generale incipit in vigillia Sancti Bartholomei et durat</text:p>
      <text:p text:style-name="Standard">per quinque dies et lucratur quilibet canonicus vi s. p. pro qualibet die quos</text:p>
      <text:p text:style-name="Standard">det solvere Camerarius clericus et quos non solvit pro isto anno magister Ste.</text:p>
      <text:p text:style-name="Standard">Pion Camerarius Et est ordinatum principaliter ad audiendum compotum</text:p>
      <text:p text:style-name="Standard">dicti Camerarii seu ejus statum et ad ipsum continuendum vel de alio providendum</text:p>
      <text:p text:style-name="Standard">Hodie Robertus Le Forestier clericus mediante licteris collacionis m. Ro. Cibolle</text:p>
      <text:p text:style-name="Standard">cancellarii et canonici Par. fuit receptus Salvo jure cujusibet ad capellaniam</text:p>
      <text:p text:style-name="Standard">Receptio capellani</text:p>
      <text:p text:style-name="Standard">Sancti Mederici</text:p>
      <text:p text:style-name="Standard">ad altare sanctorum Johannis Euvangeliste et Andree nuper vacante per obitum</text:p>
      <text:p text:style-name="Standard">defuncti m. P. Cajart et eidem Roberto per dictum m. Ro. Cibolle in</text:p>
      <text:p text:style-name="Standard">suo pervoturno collatam qui juravit in forma et fuit installatus etc.</text:p>
      <text:p text:style-name="Standard">Continuacio camerarii</text:p>
      <text:p text:style-name="Standard">Magister Stephanus Pion continuatus est pro isto anno ad officium camere</text:p>
      <text:p text:style-name="Standard">Domini</text:p>
      <text:p text:style-name="Standard">deputati pro</text:p>
      <text:p text:style-name="Standard">Archidaconus de Josayo }</text:p>
      <text:p text:style-name="Standard">Camerario</text:p>
      <text:p text:style-name="Standard">Succentor</text:p>
      <text:p text:style-name="Standard">Deputantur et commictuntur ad videndum in facto officii</text:p>
      <text:p text:style-name="Standard">Barre</text:p>
      <text:p text:style-name="Standard">Camere quomodo poterit eidem provideri et refferendum</text:p>
      <text:p text:style-name="Standard">De Croces</text:p>
      <text:p text:style-name="Standard">Victri</text:p>
      <text:p text:style-name="Standard">Domini sunt oppinonis quod mictatur apud Liricantum dominum P. Normanni</text:p>
      <text:p text:style-name="Standard">casu quo ipse ibidem ire prout erat dominus Jo. de Souvegny sive loco ejus</text:p>
      <text:p text:style-name="Standard">Sunt xxxiii cuilibet</text:p>
      <text:p text:style-name="Standard"><text:soft-page-break/>vi s. valent</text:p>
      <text:p text:style-name="Standard">cccc lii.</text:p>
      <text:p text:style-name="Standard">Cxxii f.</text:p>
      <text:p text:style-name="Standard">243.</text:p>
      <text:p text:style-name="Standard">Liricantus</text:p>
      <text:p text:style-name="Standard">=FRAN_0393_05454_L.jpg=</text:p>
      <text:p text:style-name="Standard">Domini</text:p>
      <text:p text:style-name="Standard">Archidiacono de Josayo</text:p>
      <text:p text:style-name="Standard">Succentor</text:p>
      <text:p text:style-name="Standard">commissi pro Vinoni</text:p>
      <text:p text:style-name="Standard">Cancellarius</text:p>
      <text:p text:style-name="Standard">capellaniarum Barre</text:p>
      <text:p text:style-name="Standard">De Croces</text:p>
      <text:p text:style-name="Standard">Mondidier</text:p>
      <text:p text:style-name="Standard">Victri</text:p>
      <text:p text:style-name="Standard">Magister Vincencius De Croces officiarius etc. oneratus est de mitteru</text:p>
      <text:p text:style-name="Standard">de domino vice domino minoribus expensis quam fieri poterit erga dominum vice dominum Ambiaeim pro ficituo</text:p>
      <text:p text:style-name="Standard">Ambianensis</text:p>
      <text:p text:style-name="Standard">execucionis contra ipsum pro denarious per ipsum ecclesie debitis.</text:p>
      <text:p text:style-name="Standard">Collacio Bursarum Burse collegii xviii scolarum Par. vacantes per resignacionem Hervey Merrien</text:p>
      <text:p text:style-name="Standard">collate sunt Jacobo penori dicesis Cathalaniti</text:p>
      <text:p text:style-name="Standard">244.</text:p>
      <text:p text:style-name="Standard">commictuntur ad videndum et providendum super facto</text:p>
      <text:p text:style-name="Standard">unionis nonnullarum capellaniarum ecclesie Par. faciende</text:p>
      <text:p text:style-name="Standard">vigore licterarum domini Cardinalis d'Estouteville</text:p>
      <text:p text:style-name="Standard">legati etc. et ad eligendum judicem pro faciendo</text:p>
      <text:p text:style-name="Standard">processum super hoc</text:p>
      <text:p text:style-name="Standard">Veneris in festo sancti Ludovici xxv augusti iida dicti</text:p>
      <text:p text:style-name="Standard">Capituli generalis fuerunt ad capitulum domini</text:p>
      <text:p text:style-name="Standard">Sunt xxxiii.</text:p>
      <text:p text:style-name="Standard">Archidiacono de Josayo . Succentor . Cancellarius Penitenciarius. Ordeimonte . Chacy</text:p>
      <text:p text:style-name="Standard">Breton . Cotin . Gaillon . Barre . Haultny . De Croces . Victri . Aguenin</text:p>
      <text:p text:style-name="Standard">de Brolio Vayli Jerson . Monneti Paillard Mondidier Fourbeur</text:p>
      <text:p text:style-name="Standard">Luillier Despars . Burdelot Sohier P Thomas Bastardi Pion</text:p>
      <text:p text:style-name="Standard">Boullardi Bouchier de Cameraco Fraxinis . Bussi excusatis</text:p>
      <text:p text:style-name="Standard"><text:soft-page-break/>Audita relacione magistrorum Ro. Cibelle Jo. Aguenin et Jo. Bastardi ad hoc commissorum</text:p>
      <text:p text:style-name="Standard">qui retulerunt quod magister R. Haultny obtulit exponere in reparacionibus domus</text:p>
      <text:p text:style-name="Standard">Jo. Le Monstardier xl f. ultra reparaciones per ipsum ibidem jam factas proviso</text:p>
      <text:p text:style-name="Standard">quod domini velint ipsum exonerare de reparacionibus sue prime domus . Super quo</text:p>
      <text:p text:style-name="Standard">in absencia dicti Haultny domini fuerunt oppinionis quod tradatur eidem</text:p>
      <text:p text:style-name="Standard">dicta domus Le Moustardier exponendo ibidem dictos xl f. in dictis</text:p>
      <text:p text:style-name="Standard">reparacionibus neccessaris ultra alias reparaciones ibidem factas Sic quod per</text:p>
      <text:p text:style-name="Standard">obitum non tenebitur ulterius ad reparaciones dicte domus Le Moustardier</text:p>
      <text:p text:style-name="Standard">Tamen non exonerabitur de reparacionibus dicte sue prime domus ut petit</text:p>
      <text:p text:style-name="Standard">ista deliberacio fuit sibi recitata qui noluit eam acceptare</text:p>
      <text:p text:style-name="Standard">Haultny</text:p>
      <text:p text:style-name="Standard">=FRAN_0393_05455_L.jpg=</text:p>
      <text:p text:style-name="Standard">cccc lii°.</text:p>
      <text:p text:style-name="Standard">Commissi pro</text:p>
      <text:p text:style-name="Standard">Dominus archidiaconus de Josayo et nonnulli alii domini loquantur cum dominis</text:p>
      <text:p text:style-name="Standard">Liricantu</text:p>
      <text:p text:style-name="Standard">P. Varlet et P. Le Normant proeundo apud Liricantum pro</text:p>
      <text:p text:style-name="Standard">regumine ecclesie sancti</text:p>
      <text:p text:style-name="Standard">Placet dominis quod dominus Parisiensis teneatur quictus de hiis que debet ecclesie Par.</text:p>
      <text:p text:style-name="Standard">De domino Par.</text:p>
      <text:p text:style-name="Standard">pro isto anno prout in anno preterito dum tamen velit passare</text:p>
      <text:p text:style-name="Standard">declaracionem jurium debitorum ecclesie per ipsum</text:p>
      <text:p text:style-name="Standard">Sabbati xxvi augusti tercia dicti capituli generalis fuerunt</text:p>
      <text:p text:style-name="Standard">ad capitulum et lucrati sunt domini.</text:p>
      <text:p text:style-name="Standard">Sunt. xxxvi</text:p>
      <text:p text:style-name="Standard">Succentor. Cancellarius . Penitenciarius . Ordeimonte . Chacy . Breton.</text:p>
      <text:p text:style-name="Standard">. Gaillon . Barre . Haultny . De Croces . Aguenin Victri . Paillardi</text:p>
      <text:p text:style-name="Standard">Parenti . de Brolio . Vaili . Jerson . Monneti . Mondidier . Fourbeur</text:p>
      <text:p text:style-name="Standard">. Luillier. Despars . Burdelot . Sohier . Pion . de Longollio . Boullardi</text:p>
      <text:p text:style-name="Standard">Boucher . Fraxinis de / Cameraco . Poytevin . Archidiaconus de Josayo excusatus</text:p>
      <text:p text:style-name="Standard">. Cotin . Bussi . P. Thomas . Bastardi excusati.</text:p>
      <text:p text:style-name="Standard">Hodie magister Jo. Maillard renunciavit in capitulo Par. scolis quas tenebat</text:p>
      <text:p text:style-name="Standard">in vico Lotricum ex dono et collacione decani et capituli Sancti Germani</text:p>
      <text:p text:style-name="Standard">resignacion et collacio</text:p>
      <text:p text:style-name="Standard">Autissiodorensis et reddidit capitulo suas licteras quas habebat ex hujusmodi collacione</text:p>
      <text:p text:style-name="Standard">scolarum</text:p>
      <text:p text:style-name="Standard"><text:soft-page-break/>quia ut dixit sibi constiterat quod spectabant ad collacionem domini Cantoris Par.</text:p>
      <text:p text:style-name="Standard">Supplicans dominis quod vellent sibi conferre loco domini Cantoris</text:p>
      <text:p text:style-name="Standard">quod sic factum est dum $di$ tamen fuerit repertus ad hoc ydoneus et sufficiens</text:p>
      <text:p text:style-name="Standard">per dominum Succentorem ad hoc commissum.</text:p>
      <text:p text:style-name="Standard">Audita relacione magistrorum V. De Croces et Ste. Pion Placet dominis quod</text:p>
      <text:p text:style-name="Standard">Commissi pro</text:p>
      <text:p text:style-name="Standard">certis vendis</text:p>
      <text:p text:style-name="Standard">capiatur magis quam poterit fieri de certis ventis tangentis domum Dei Par. et</text:p>
      <text:p text:style-name="Standard">ad hoc commictuntur. cancellarius et dicti officiarii.</text:p>
      <text:p text:style-name="Standard">commissi pro quodam</text:p>
      <text:p text:style-name="Standard">Magistri V. De Croces } commictuntur ad loquendum et tractandum cum quodam molendinario</text:p>
      <text:p text:style-name="Standard">Molendinario</text:p>
      <text:p text:style-name="Standard">Ste. Pion de quo hic locutus est dictus Pion qui debet certas peccunias</text:p>
      <text:p text:style-name="Standard">$dicto$ capitulo de dicto molendino et refferendum</text:p>
      <text:p text:style-name="Standard">245.</text:p>
      <text:p text:style-name="Standard">=FRAN_0393_05456_L.jpg=</text:p>
      <text:p text:style-name="Standard">246.</text:p>
      <text:p text:style-name="Standard">Sunt xxxvi.</text:p>
      <text:p text:style-name="Standard">Lune in festo Sancti Augustini capitulantibus dominis iiiia dicti capituli generalis</text:p>
      <text:p text:style-name="Standard">fuerunt ad capitulum et lucrati sunt domini</text:p>
      <text:p text:style-name="Standard">Archidiaconus de Josayo . Succentor. Cancellarius . Penitenciarius . Ordeimonte . Chacy</text:p>
      <text:p text:style-name="Standard">Breton . Cotin . Gaillon . Barre . de Longollio . De Croces Poytevin</text:p>
      <text:p text:style-name="Standard">Aguenin . Paillard . Parenti . De Brollio . Vayli . Jerson . Monneti</text:p>
      <text:p text:style-name="Standard">Mondidier . Victri . Fourbeur . Luillier . Despars . Sohier . Bastardi</text:p>
      <text:p text:style-name="Standard">Boullardi . Fraxinis . Bouchier . de Cameraco . Pion . Haultny excusatus</text:p>
      <text:p text:style-name="Standard">Bussi infirmus Burdelot . P. Thomas excusati.</text:p>
      <text:p text:style-name="Standard">Hodie magister Ro. Poytevin canonicus Par. existens in suo magno turno ad beneficia</text:p>
      <text:p text:style-name="Standard">.</text:p>
      <text:p text:style-name="Standard">conferenda . Contulit in ecclesia Par. Johanni Parvi subdiaconus diocesis Remensis</text:p>
      <text:p text:style-name="Standard">Collacio capellanie</text:p>
      <text:p text:style-name="Standard">capellaniam Sancte Katherine vacantem in ecclesia $sancti mederici$ Parisiensi</text:p>
      <text:p text:style-name="Standard">per obitum m P. Cajart presentibus domino Johanne Morain presbytero et Guillelmo</text:p>
      <text:p text:style-name="Standard">clerici clerico diocesis Rothomagensis. Cum protestacionibus etc.</text:p>
      <text:p text:style-name="Standard">Hodie Johannes Parvi $ele$ subditus Remensis diocesis Salvo jure cujuslibet</text:p>
      <text:p text:style-name="Standard">fuit receptus ad capellaniam ad altare Sancte Katherine in ecclesia</text:p>
      <text:p text:style-name="Standard">Recepcio capellani</text:p>
      <text:p text:style-name="Standard"><text:soft-page-break/>Par. fundatam nuper vacante per obitum deffuncti m. P. Cajart / et sibi</text:p>
      <text:p text:style-name="Standard">hodie collatam per m. Ro. Poytevin canonicum Par. existentem in magno turno</text:p>
      <text:p text:style-name="Standard">ad beneficia conferenda qui juravit in forma . ad quod se opposuit</text:p>
      <text:p text:style-name="Standard">P. Dupuis alias Cajart nuper ad eandem receptus</text:p>
      <text:p text:style-name="Standard">Audita relacione m. G. Cotin qui retulit alias vidisse licteras appelacionis</text:p>
      <text:p text:style-name="Standard">pro Liricantu</text:p>
      <text:p text:style-name="Standard">et alia munimenta pro facto vicarii Liricantus per que constat quod vicarius</text:p>
      <text:p text:style-name="Standard">est revocabilis ad nutum . et habita super hoc deliberacione ordinatus</text:p>
      <text:p text:style-name="Standard">est quod loquatur super hoc cum domino P. Valeti vel domino P. Normani</text:p>
      <text:p text:style-name="Standard">utrum voluerunt ibidem ire et pro quo precio et specialiter cum dicto P. Valeti</text:p>
      <text:p text:style-name="Standard">=FRAN_0393_05457_L.jpg=</text:p>
      <text:p text:style-name="Standard">Mercurii penultima augusti quinta et ultima dicti capituli</text:p>
      <text:p text:style-name="Standard">generalis fuerunt ad capitulum domini.</text:p>
      <text:p text:style-name="Standard">Archidiaconus de Josayo . Succentor . Cancellarius . Penitenciarius . Ordeimonte . Chacy .</text:p>
      <text:p text:style-name="Standard">Breton . Gaillon . Barre . Haultny De Croces . Aguenin</text:p>
      <text:p text:style-name="Standard">Mondidier . Paillard . Parenti . Jerson . Monneti de Brolio.</text:p>
      <text:p text:style-name="Standard">Fourbeur Luillier . Poytevin . Despars . Burdelot . P Thomas.</text:p>
      <text:p text:style-name="Standard">Bastardi . Sohier . Boullardi . Fraxinis . Boucher . de Cameraco</text:p>
      <text:p text:style-name="Standard">de Longollio . Pion . Bussi excusatus Victri excusatus . Cotin</text:p>
      <text:p text:style-name="Standard">excusatus</text:p>
      <text:p text:style-name="Standard">In facto vicarii Liricantus . Conclusum est quod dominus P. Varleti presbyter magnus</text:p>
      <text:p text:style-name="Standard">vicarius in ecclesia Par. mictetur apud Liricantum ut vicarius ibidem loco domini</text:p>
      <text:p text:style-name="Standard">Dionisii Patoulle qui $ab$ vicariatu amovebitur et habebit idem dominus P.</text:p>
      <text:p text:style-name="Standard">licteram capituli vicarii ad nutum sive ad voluntatem capituli / et</text:p>
      <text:p text:style-name="Standard">habebit pro suis juribus seu vadiis duo modia bladi et duo modia vini</text:p>
      <text:p text:style-name="Standard">et francum pro suis juribus parrochialibus sic quod tenebitur gubernare dictum dominum</text:p>
      <text:p text:style-name="Standard">Dionisii . et habebit suas distribucionses usque ad</text:p>
      <text:p text:style-name="Standard">quod noluit</text:p>
      <text:p text:style-name="Standard">acceptare idem dominus P.</text:p>
      <text:p text:style-name="Standard">Visa et actenta supplicacione Henrici Taroti prisionarius capituli placet dominis sibi</text:p>
      <text:p text:style-name="Standard">De Henrico</text:p>
      <text:p text:style-name="Standard">remictere emendam suam et quod expediatur omnio a carceribus capituli satisfaccio</text:p>
      <text:p text:style-name="Standard">Taroti</text:p>
      <text:p text:style-name="Standard">prius per eum facta jeaulario capituli promotori et notario de eorum salariis</text:p>
      <text:p text:style-name="Standard">et remictuntur sibi penitenciam sibi injuncte vel banissement gallice et alie.</text:p>
      <text:p text:style-name="Standard">De domo P. de</text:p>
      <text:p text:style-name="Standard"><text:soft-page-break/>Thuyy</text:p>
      <text:p text:style-name="Standard">Dominus succentor vocato officiario commictitur ad visitandum domum P. de Thuri in</text:p>
      <text:p text:style-name="Standard">Civitate et refferendum.</text:p>
      <text:p text:style-name="Standard">Collacio bursarum</text:p>
      <text:p text:style-name="Standard">Placet dominis conferre Bursas collegii xviii scolarium vacantes per absenciam</text:p>
      <text:p text:style-name="Standard">xviii scolarium.</text:p>
      <text:p text:style-name="Standard">aut alias magistri Girardi Godrie Ricardo Estienne</text:p>
      <text:p text:style-name="Standard">pro clericis</text:p>
      <text:p text:style-name="Standard">Succentor }</text:p>
      <text:p text:style-name="Standard">domini</text:p>
      <text:p text:style-name="Standard">loquantur cum domino Jo. Varlet vel domino Jo. Marconnelle</text:p>
      <text:p text:style-name="Standard">matutinarum</text:p>
      <text:p text:style-name="Standard">Cancellarius</text:p>
      <text:p text:style-name="Standard">De Croces</text:p>
      <text:p text:style-name="Standard">pro faciendo officium procuratoris clericorum matutinarum et non</text:p>
      <text:p text:style-name="Standard">habebunt ultra x l. pro suis vadiis</text:p>
      <text:p text:style-name="Standard">Sunt xxxv.</text:p>
      <text:p text:style-name="Standard">cccc lii°.</text:p>
      <text:p text:style-name="Standard">De vicario</text:p>
      <text:p text:style-name="Standard">Liricantus</text:p>
      <text:p text:style-name="Standard">247.</text:p>
      <text:p text:style-name="Standard">=FRAN_0393_05458_L.jpg=</text:p>
      <text:p text:style-name="Standard">248.</text:p>
      <text:p text:style-name="Standard">Veneris in festo Sancti Egidii prima septembris capitulantibus dominis</text:p>
      <text:p text:style-name="Standard">Succentore</text:p>
      <text:p text:style-name="Standard">Jerson</text:p>
      <text:p text:style-name="Standard">Fraxinis</text:p>
      <text:p text:style-name="Standard">Penitenciario</text:p>
      <text:p text:style-name="Standard">Monneti</text:p>
      <text:p text:style-name="Standard">De Cameraco</text:p>
      <text:p text:style-name="Standard">Chacy</text:p>
      <text:p text:style-name="Standard">De Brollio</text:p>
      <text:p text:style-name="Standard">de Longollio</text:p>
      <text:p text:style-name="Standard">Breton</text:p>
      <text:p text:style-name="Standard">Ordeimonte</text:p>
      <text:p text:style-name="Standard">Fourbeur</text:p>
      <text:p text:style-name="Standard"><text:soft-page-break/>Parenti</text:p>
      <text:p text:style-name="Standard">Gaillon</text:p>
      <text:p text:style-name="Standard">Luillier</text:p>
      <text:p text:style-name="Standard">Archidiacono de Josayo</text:p>
      <text:p text:style-name="Standard">Barre</text:p>
      <text:p text:style-name="Standard">Poytevin</text:p>
      <text:p text:style-name="Standard">Cotin</text:p>
      <text:p text:style-name="Standard">Haultny</text:p>
      <text:p text:style-name="Standard">Despars</text:p>
      <text:p text:style-name="Standard">Bussi</text:p>
      <text:p text:style-name="Standard">Du Drac</text:p>
      <text:p text:style-name="Standard">Burdelot</text:p>
      <text:p text:style-name="Standard">Aguenin</text:p>
      <text:p text:style-name="Standard">Victri</text:p>
      <text:p text:style-name="Standard">Sohier</text:p>
      <text:p text:style-name="Standard">Paillardi</text:p>
      <text:p text:style-name="Standard">De Croces</text:p>
      <text:p text:style-name="Standard">Boullardi</text:p>
      <text:p text:style-name="Standard">Mondidier } excusatis</text:p>
      <text:p text:style-name="Standard">P Thomas</text:p>
      <text:p text:style-name="Standard">Bastardi</text:p>
      <text:p text:style-name="Standard">de magistro domus</text:p>
      <text:p text:style-name="Standard">Compareat ad primum capitulum magister domus Dei Par.</text:p>
      <text:p text:style-name="Standard">Pion</text:p>
      <text:p text:style-name="Standard">et scolaribus collegii</text:p>
      <text:p text:style-name="Standard">responsurus Super requesta scolarium collegii</text:p>
      <text:p text:style-name="Standard">xviii $scorum$ scolarium</text:p>
      <text:p text:style-name="Standard">xviii scolarium</text:p>
      <text:p text:style-name="Standard">presentacio literarum</text:p>
      <text:p text:style-name="Standard">Hodie magister Johannes Billoys presentavit capitulo suas licteras nominacionis</text:p>
      <text:p text:style-name="Standard">universitatis</text:p>
      <text:p text:style-name="Standard">universitatis Par. ad beneficia sibi confrenda de data m. cccc $l$ xli. xiii marcii</text:p>
      <text:p text:style-name="Standard">Hodie domini $de$ capitulanti consenserunt quod certa magna peccunia auri</text:p>
      <text:p text:style-name="Standard">spectanta ut dicitur domino duci Britanie . ordinata per curiam parlamenti</text:p>
      <text:p text:style-name="Standard">consignari in thesauro ecclesie Par. ibidem consignetur et apponatur</text:p>
      <text:p text:style-name="Standard">De peccuniis in</text:p>
      <text:p text:style-name="Standard"><text:soft-page-break/>in uno coffro ferri de coffris ecclesie ita tamen quod ecclesia nec capitulum</text:p>
      <text:p text:style-name="Standard">thesauro conservantis</text:p>
      <text:p text:style-name="Standard">Par. non capient neque capiet onus hujusmodi consignacionis seu conservatur</text:p>
      <text:p text:style-name="Standard">ad suum periculum et de hoc protestatus est idem capitulum expresse presentibus</text:p>
      <text:p text:style-name="Standard">dominis tunc capitulantibus.</text:p>
      <text:p text:style-name="Standard">Ita est G de Rivery</text:p>
      <text:p text:style-name="Standard">=FRAN_0393_05459_L.jpg=</text:p>
      <text:p text:style-name="Standard">cccc lii°</text:p>
      <text:p text:style-name="Standard">Lune iiiia septembris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Aguenin</text:p>
      <text:p text:style-name="Standard">P Thomas</text:p>
      <text:p text:style-name="Standard">Cancellario</text:p>
      <text:p text:style-name="Standard">Parenti</text:p>
      <text:p text:style-name="Standard">Sohier</text:p>
      <text:p text:style-name="Standard">Penitenciario</text:p>
      <text:p text:style-name="Standard">Jerson</text:p>
      <text:p text:style-name="Standard">Fraxinis</text:p>
      <text:p text:style-name="Standard">Ordeimonte</text:p>
      <text:p text:style-name="Standard">Monneti</text:p>
      <text:p text:style-name="Standard">Bouchier</text:p>
      <text:p text:style-name="Standard">Chacy</text:p>
      <text:p text:style-name="Standard">De Brollio</text:p>
      <text:p text:style-name="Standard">De Cameraco</text:p>
      <text:p text:style-name="Standard">Mondidier</text:p>
      <text:p text:style-name="Standard">Breton</text:p>
      <text:p text:style-name="Standard">de Longollio</text:p>
      <text:p text:style-name="Standard">Cotin</text:p>
      <text:p text:style-name="Standard">Fourbeur</text:p>
      <text:p text:style-name="Standard">Pion</text:p>
      <text:p text:style-name="Standard">Gaillon</text:p>
      <text:p text:style-name="Standard">Luillier</text:p>
      <text:p text:style-name="Standard">Bussi</text:p>
      <text:p text:style-name="Standard"><text:soft-page-break/>Barre</text:p>
      <text:p text:style-name="Standard">Poytevin</text:p>
      <text:p text:style-name="Standard">Victri</text:p>
      <text:p text:style-name="Standard">} excusatis</text:p>
      <text:p text:style-name="Standard">Haultny</text:p>
      <text:p text:style-name="Standard">Despars</text:p>
      <text:p text:style-name="Standard">Paillardi</text:p>
      <text:p text:style-name="Standard">Du Drac</text:p>
      <text:p text:style-name="Standard">Burdelot</text:p>
      <text:p text:style-name="Standard">Bastardi</text:p>
      <text:p text:style-name="Standard">Jehan Ausoult a adjourné messeigneurs a demain contre les religieux de</text:p>
      <text:p text:style-name="Standard">adjournement</text:p>
      <text:p text:style-name="Standard">Saint Magloire a Respondre</text:p>
      <text:p text:style-name="Standard">Audiantur et videantur status seu compotus domini Jo. de Souvegny / et</text:p>
      <text:p text:style-name="Standard">Comissi pro domino</text:p>
      <text:p text:style-name="Standard">m. Jo. Du Drac de recepta Liricantus Et ad hoc deputantur domini</text:p>
      <text:p text:style-name="Standard">Jo. de Souvegny</text:p>
      <text:p text:style-name="Standard">Archidiaconus de Josayo . Succentor et Cancellarius.</text:p>
      <text:p text:style-name="Standard">De domino de la</text:p>
      <text:p text:style-name="Standard">Tremoulle</text:p>
      <text:p text:style-name="Standard">De domino de la Tremoulle de quo hic locutus est magister V. de Croces ostendantur</text:p>
      <text:p text:style-name="Standard">tituli capitulo.</text:p>
      <text:p text:style-name="Standard">Audita relacione domini archidiaconus de Josayo Placet dominis quod ipse et m.</text:p>
      <text:p text:style-name="Standard">T. de Victri intendant ad emendam x. scuta auri redditus a Thoma</text:p>
      <text:p text:style-name="Standard">Commissi</text:p>
      <text:p text:style-name="Standard">Hoston Anglico.</text:p>
      <text:p text:style-name="Standard">Constitucio</text:p>
      <text:p text:style-name="Standard">Hodie domini constituerunt eorum procuratorem apud Andresiacum Guillelmum</text:p>
      <text:p text:style-name="Standard">procuratoris.</text:p>
      <text:p text:style-name="Standard">le Comte ad agendum et deffenendum.</text:p>
      <text:p text:style-name="Standard">Collacio bursarum</text:p>
      <text:p text:style-name="Standard">Burse collegii xviii. scolarium vacantes per puram resignacionem N. Le</text:p>
      <text:p text:style-name="Standard">xviii scolarium</text:p>
      <text:p text:style-name="Standard">Saunier collate sunt Michael le Saunier diocesis Constanciensis.</text:p>
      <text:p text:style-name="Standard">A viiie a fere foy par Girard Genevoys procureur de Symon Goyer</text:p>
      <text:p text:style-name="Standard">Causa</text:p>
      <text:p text:style-name="Standard"><text:soft-page-break/>demandeur en cas d'amendement de son adjournement dont il</text:p>
      <text:p text:style-name="Standard">se vante avoir fait a hui ou aultre jour continué oudit cas d'amende</text:p>
      <text:p text:style-name="Standard">contre Jehan Mignon deffendeur oudit cas.</text:p>
      <text:p text:style-name="Standard">249.</text:p>
      <text:p text:style-name="Standard">=FRAN_0393_05460_L.jpg=</text:p>
      <text:p text:style-name="Standard">250.</text:p>
      <text:p text:style-name="Standard">Mercurii via septembris capitulantibus dominis.</text:p>
      <text:p text:style-name="Standard">Succentore</text:p>
      <text:p text:style-name="Standard">P. Thomas</text:p>
      <text:p text:style-name="Standard">Bastardi</text:p>
      <text:p text:style-name="Standard">Cancellario</text:p>
      <text:p text:style-name="Standard">Sohier</text:p>
      <text:p text:style-name="Standard">Parenti</text:p>
      <text:p text:style-name="Standard">Penitenciario</text:p>
      <text:p text:style-name="Standard">Fraxinis</text:p>
      <text:p text:style-name="Standard">Jerson</text:p>
      <text:p text:style-name="Standard">Ordeimonte</text:p>
      <text:p text:style-name="Standard">De Brolio</text:p>
      <text:p text:style-name="Standard">Bouchier</text:p>
      <text:p text:style-name="Standard">Chacy</text:p>
      <text:p text:style-name="Standard">Monneti</text:p>
      <text:p text:style-name="Standard">de Longollio</text:p>
      <text:p text:style-name="Standard">Breton</text:p>
      <text:p text:style-name="Standard">Mondidier</text:p>
      <text:p text:style-name="Standard">de Cameraco</text:p>
      <text:p text:style-name="Standard">Cotin</text:p>
      <text:p text:style-name="Standard">Fourbeur</text:p>
      <text:p text:style-name="Standard">Pion</text:p>
      <text:p text:style-name="Standard">Gaillon</text:p>
      <text:p text:style-name="Standard">Poytevin</text:p>
      <text:p text:style-name="Standard">Archidiacono de Josayo excusato</text:p>
      <text:p text:style-name="Standard">Barre</text:p>
      <text:p text:style-name="Standard">Luillier</text:p>
      <text:p text:style-name="Standard">De Croces</text:p>
      <text:p text:style-name="Standard">Bussi</text:p>
      <text:p text:style-name="Standard">Despars</text:p>
      <text:p text:style-name="Standard"><text:soft-page-break/>Victri</text:p>
      <text:p text:style-name="Standard">Haultny extra</text:p>
      <text:p text:style-name="Standard">Burdelot</text:p>
      <text:p text:style-name="Standard">Aguenin</text:p>
      <text:p text:style-name="Standard">Boullardi</text:p>
      <text:p text:style-name="Standard">Paillard</text:p>
      <text:p text:style-name="Standard">Fiat quictancia domino Episcopo Par. de debitis per ipsum ecclesie prout in anno preterito</text:p>
      <text:p text:style-name="Standard">Hodie dominus Johannes Pierre presbyter capellanus in ecclesia Par. constitutus et</text:p>
      <text:p text:style-name="Standard">Jo. Pierre procurator</text:p>
      <text:p text:style-name="Standard">ordinatus est per capitulum procurator clericorum matutinarum ad recipiendum</text:p>
      <text:p text:style-name="Standard">clericorum matutinarum.</text:p>
      <text:p text:style-name="Standard">eorum jura etc et redditus compotum agendum et defferendum in forma</text:p>
      <text:p text:style-name="Standard">Ordinatum est quod de peccuniis receptis a domino Johanne de Souvegny</text:p>
      <text:p text:style-name="Standard">de xii scutis traditis</text:p>
      <text:p text:style-name="Standard">de oblacione Liricantus tradantur dicto domino Johanni Pierre procuratori clericorum</text:p>
      <text:p text:style-name="Standard">Jo. Pierre</text:p>
      <text:p text:style-name="Standard">matutinarum per modum mutui xii. scuta auri de et pro quibus</text:p>
      <text:p text:style-name="Standard">restituentis tradet suam cedulam</text:p>
      <text:p text:style-name="Standard">Hodie post capitulum tentum immediate per dominos supra cuvam congregatos</text:p>
      <text:p text:style-name="Standard">fuit ordinatum ad requestam heredum et executorum deffuncti domini P.</text:p>
      <text:p text:style-name="Standard">De executoribus de</text:p>
      <text:p text:style-name="Standard">Cajart</text:p>
      <text:p text:style-name="Standard">Cajart quod de et super bonis dicte execucionis ipsi heredes et executores caperent</text:p>
      <text:p text:style-name="Standard">usque ad valorem et summam xxiiii l. p. Sic quod residuum remaneat</text:p>
      <text:p text:style-name="Standard">de domino Par.</text:p>
      <text:p text:style-name="Standard">Veneris viiia septembris fuit festum nativitatis beate Marie virginis</text:p>
      <text:p text:style-name="Standard">festum</text:p>
      <text:p text:style-name="Standard">=FRAN_0393_05461_L.jpg=</text:p>
      <text:p text:style-name="Standard">Lune xia septembris capitulantibus dominis.</text:p>
      <text:p text:style-name="Standard">Succentore</text:p>
      <text:p text:style-name="Standard">Aguenin</text:p>
      <text:p text:style-name="Standard">Paillardi</text:p>
      <text:p text:style-name="Standard">Boullardi</text:p>
      <text:p text:style-name="Standard">Cancellario</text:p>
      <text:p text:style-name="Standard">Penitenciario</text:p>
      <text:p text:style-name="Standard">Mondidier</text:p>
      <text:p text:style-name="Standard"><text:soft-page-break/>Sohier</text:p>
      <text:p text:style-name="Standard">Fraxinis</text:p>
      <text:p text:style-name="Standard">Ordeimonte</text:p>
      <text:p text:style-name="Standard">Parenti</text:p>
      <text:p text:style-name="Standard">de Longollio</text:p>
      <text:p text:style-name="Standard">Chacy</text:p>
      <text:p text:style-name="Standard">Jerson</text:p>
      <text:p text:style-name="Standard">Breton</text:p>
      <text:p text:style-name="Standard">De Brolio</text:p>
      <text:p text:style-name="Standard">De Cameraco</text:p>
      <text:p text:style-name="Standard">Bastardi</text:p>
      <text:p text:style-name="Standard">Gaillon</text:p>
      <text:p text:style-name="Standard">Monnet</text:p>
      <text:p text:style-name="Standard">Pion</text:p>
      <text:p text:style-name="Standard">Barre</text:p>
      <text:p text:style-name="Standard">Fourbeur</text:p>
      <text:p text:style-name="Standard">Haultny</text:p>
      <text:p text:style-name="Standard">Archidiacono de Josayo</text:p>
      <text:p text:style-name="Standard">Jerson</text:p>
      <text:p text:style-name="Standard">Bussi } excusatis</text:p>
      <text:p text:style-name="Standard">Du Drac</text:p>
      <text:p text:style-name="Standard">Luillier</text:p>
      <text:p text:style-name="Standard">Cotin</text:p>
      <text:p text:style-name="Standard">De Croces</text:p>
      <text:p text:style-name="Standard">Despars</text:p>
      <text:p text:style-name="Standard">P. Thomas</text:p>
      <text:p text:style-name="Standard">Victri</text:p>
      <text:p text:style-name="Standard">Burdelot</text:p>
      <text:p text:style-name="Standard">Canonicatus et prebenda ecclesie Sancti Mederici Par. quos nuper obtinebat et</text:p>
      <text:p text:style-name="Standard">possidebat magister T. de Victri nunc vacantes per ejus resignacionem factam hodie in manu</text:p>
      <text:p text:style-name="Standard">capituli ex causa permutacionis et non alias cum Johanne Baillet clerico de Parisius</text:p>
      <text:p text:style-name="Standard">Collacio prebende sancti</text:p>
      <text:p text:style-name="Standard">ad capellaniam Sancti Michaelis retro magnum altare ecclesie seu monasterii</text:p>
      <text:p text:style-name="Standard">Mederici</text:p>
      <text:p text:style-name="Standard">beate Genovefe in monte Par. Salvo jure cujuslibet prestito prius hincinde</text:p>
      <text:p text:style-name="Standard">juramento quod in hujusmodi resignacione et permutacione non intervenient fraus dolus etc. Collati</text:p>
      <text:p text:style-name="Standard"><text:soft-page-break/>sunt dicto Johanni Baillet qui juravit in forma / et fuit installatus</text:p>
      <text:p text:style-name="Standard">in choris Parisisiensi et dicti Sancti Mederici ecclesiarum.</text:p>
      <text:p text:style-name="Standard">Hodie dominus Johannes Pierre presbyter procurator clericorum matutinarum juravit</text:p>
      <text:p text:style-name="Standard">Juramentum prestitum per</text:p>
      <text:p text:style-name="Standard">dominum Jo. Pierre</text:p>
      <text:p text:style-name="Standard">et promisit fideliter debite et diligenter excercere officium procuratorem dictorum clericorum</text:p>
      <text:p text:style-name="Standard">necnon obedire reverenter et honorem exhibere capitulo et reddere compotum et reliqua</text:p>
      <text:p text:style-name="Standard">capitulo et solvere dictos clericos et maxime sex qui sunt de presenti.</text:p>
      <text:p text:style-name="Standard">De scolaribus xviii</text:p>
      <text:p text:style-name="Standard">scolarium</text:p>
      <text:p text:style-name="Standard">hodie scolares collegii xviii. scolarium exhibuerunt hic aliqua munimenta</text:p>
      <text:p text:style-name="Standard">contra religiosos domus Dei Par. pro facto dicti collegii</text:p>
      <text:p text:style-name="Standard">Causa</text:p>
      <text:p text:style-name="Standard">A troys sepmaines de Chenart procurur de Jehan Mignon contre</text:p>
      <text:p text:style-name="Standard">Girard Genevoys procureur de Symon Goyer estat absence audit</text:p>
      <text:p text:style-name="Standard">Genenoys</text:p>
      <text:p text:style-name="Standard">cccc lii°</text:p>
      <text:p text:style-name="Standard">251.</text:p>
      <text:p text:style-name="Standard">=FRAN_0393_05462_L.jpg=</text:p>
      <text:p text:style-name="Standard">Sunt xxxiii.</text:p>
      <text:p text:style-name="Standard">252.</text:p>
      <text:p text:style-name="Standard">Mercurii xiii septembris capitulantibus dominis</text:p>
      <text:p text:style-name="Standard">Succentore</text:p>
      <text:p text:style-name="Standard">Paillard</text:p>
      <text:p text:style-name="Standard">Fraxinis</text:p>
      <text:p text:style-name="Standard">Cancellario</text:p>
      <text:p text:style-name="Standard">Parenti</text:p>
      <text:p text:style-name="Standard">Bouchier</text:p>
      <text:p text:style-name="Standard">Penitenciario</text:p>
      <text:p text:style-name="Standard">Jerson</text:p>
      <text:p text:style-name="Standard">de Longollio</text:p>
      <text:p text:style-name="Standard">Ordeimonte</text:p>
      <text:p text:style-name="Standard">De Brolio</text:p>
      <text:p text:style-name="Standard">de Cameraco</text:p>
      <text:p text:style-name="Standard">Chacy</text:p>
      <text:p text:style-name="Standard">Monneti</text:p>
      <text:p text:style-name="Standard"><text:soft-page-break/>Mondidier</text:p>
      <text:p text:style-name="Standard">Breton</text:p>
      <text:p text:style-name="Standard">Fourbeur</text:p>
      <text:p text:style-name="Standard">Pion</text:p>
      <text:p text:style-name="Standard">Cotin</text:p>
      <text:p text:style-name="Standard">Luillier</text:p>
      <text:p text:style-name="Standard">Gaillon</text:p>
      <text:p text:style-name="Standard">Archidiacono de Josayo } excusatis</text:p>
      <text:p text:style-name="Standard">Barre</text:p>
      <text:p text:style-name="Standard">Despars</text:p>
      <text:p text:style-name="Standard">Bussi</text:p>
      <text:p text:style-name="Standard">Haultny</text:p>
      <text:p text:style-name="Standard">Burdelot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Aguenin</text:p>
      <text:p text:style-name="Standard">Sohier</text:p>
      <text:p text:style-name="Standard">Colin de Bretaumont a adjourné messeigneurs a demain contre Guillaume</text:p>
      <text:p text:style-name="Standard">Nicolas en cas de peril pour l'ostel de la Chievre</text:p>
      <text:p text:style-name="Standard">Tractatum est inter capitulum et dominum Johannem Laurens presbyterum capellanum in</text:p>
      <text:p text:style-name="Standard">ecclesia Par. de et pro faciendo receptam. et medietatem servicii ecclesie</text:p>
      <text:p text:style-name="Standard">Liricantus pro uno anno prout faciebat dominus Johannes de Souvegny</text:p>
      <text:p text:style-name="Standard">Et propter hoc habebit pro omnibus L. f. cum una cauda vini</text:p>
      <text:p text:style-name="Standard">ibidem quod ipse acceptavit Et juravit facere debitum suum</text:p>
      <text:p text:style-name="Standard">et reddere compotum et reliqua etc propter quod domini constituerunt</text:p>
      <text:p text:style-name="Standard">ipsum eorum procuratorem ad recipendum fructus et jura etc. agendum et defferendum</text:p>
      <text:p text:style-name="Standard">Audita relacione magistrorum P. d'Orgemont et P. de Chacy ad hoc</text:p>
      <text:p text:style-name="Standard">De capellanis communitatis</text:p>
      <text:p text:style-name="Standard">commissorum domini ratifficaverunt et approbaverunt tractatum factum</text:p>
      <text:p text:style-name="Standard">et magistro Sy de Rueil</text:p>
      <text:p text:style-name="Standard">inter capellanos communutatis ecclesie Par. et m. Symonem de Rueil de</text:p>
      <text:p text:style-name="Standard">et pro domo de la Mongerie.</text:p>
      <text:p text:style-name="Standard">$Pbr$</text:p>
      <text:p text:style-name="Standard">Publicatur tractis facti inter capitulum et m. Jo. Picardi de</text:p>
      <text:p text:style-name="Standard"><text:soft-page-break/>hic visum.</text:p>
      <text:p text:style-name="Standard">adjournement.</text:p>
      <text:p text:style-name="Standard">Liricantus</text:p>
      <text:p text:style-name="Standard">Picardi</text:p>
      <text:p text:style-name="Standard">=FRAN_0393_05463_L.jpg=</text:p>
      <text:p text:style-name="Standard">Veneris xv. septembris capitulantibus dominis</text:p>
      <text:p text:style-name="Standard">Succentore</text:p>
      <text:p text:style-name="Standard">Aguenin</text:p>
      <text:p text:style-name="Standard">Luillier</text:p>
      <text:p text:style-name="Standard">Cancellario</text:p>
      <text:p text:style-name="Standard">Paillardi</text:p>
      <text:p text:style-name="Standard">Fraxinis</text:p>
      <text:p text:style-name="Standard">Penitenciario</text:p>
      <text:p text:style-name="Standard">Parenti</text:p>
      <text:p text:style-name="Standard">Burdelot</text:p>
      <text:p text:style-name="Standard">Ordeimonte</text:p>
      <text:p text:style-name="Standard">Mondidier</text:p>
      <text:p text:style-name="Standard">Boullardi</text:p>
      <text:p text:style-name="Standard">Chacy</text:p>
      <text:p text:style-name="Standard">De Brolio</text:p>
      <text:p text:style-name="Standard">P Thomas</text:p>
      <text:p text:style-name="Standard">Breton</text:p>
      <text:p text:style-name="Standard">Victri</text:p>
      <text:p text:style-name="Standard">Sohier</text:p>
      <text:p text:style-name="Standard">Gaillon</text:p>
      <text:p text:style-name="Standard">Jerson</text:p>
      <text:p text:style-name="Standard">Barre</text:p>
      <text:p text:style-name="Standard">Bouchier</text:p>
      <text:p text:style-name="Standard">Monneti</text:p>
      <text:p text:style-name="Standard">Archidiacono de Josayo</text:p>
      <text:p text:style-name="Standard">Haultny</text:p>
      <text:p text:style-name="Standard">Despars</text:p>
      <text:p text:style-name="Standard">Cotin</text:p>
      <text:p text:style-name="Standard">Du Drac</text:p>
      <text:p text:style-name="Standard">de Cameraco</text:p>
      <text:p text:style-name="Standard">Bussi</text:p>
      <text:p text:style-name="Standard"><text:soft-page-break/>De Croces</text:p>
      <text:p text:style-name="Standard">Fourbeur</text:p>
      <text:p text:style-name="Standard">Pion</text:p>
      <text:p text:style-name="Standard">Gaultier Ferbout a adjourné messeigneurs a demain contre monseigneur de Meaulx</text:p>
      <text:p text:style-name="Standard">a cause de Saint Eloy a Paris pour une maison. present Genevoys</text:p>
      <text:p text:style-name="Standard">Commissi pro pane</text:p>
      <text:p text:style-name="Standard">capituli</text:p>
      <text:p text:style-name="Standard">Domini Succentor } loquantur cum magistro Jo. Du Drac pro facto panis Capituli</text:p>
      <text:p text:style-name="Standard">Cancellarius</text:p>
      <text:p text:style-name="Standard">Aujourd'ui est comparu en chapitre Jehan Veau contre messire Nicole Moret presbtre</text:p>
      <text:p text:style-name="Standard">adjourné par Jehan de la Voirie par vertu d'une commission de Chapitre</text:p>
      <text:p text:style-name="Standard">Causa</text:p>
      <text:p text:style-name="Standard">qui n'estoyt point seellee et pour ce disoit que l'ajournement</text:p>
      <text:p text:style-name="Standard">n'estoyt nul lequel aussi a appellé en parlement ou cas que</text:p>
      <text:p text:style-name="Standard">ou vourroyt baillier deffaut contre lui</text:p>
      <text:p text:style-name="Standard">cccc lii°</text:p>
      <text:p text:style-name="Standard">Adjournement</text:p>
      <text:p text:style-name="Standard">253.</text:p>
      <text:p text:style-name="Standard">Lune xviii septembris capitulantibus domini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i</text:p>
      <text:p text:style-name="Standard">Ordeimonte</text:p>
      <text:p text:style-name="Standard">Parenti</text:p>
      <text:p text:style-name="Standard">Chacy</text:p>
      <text:p text:style-name="Standard">De Brolio</text:p>
      <text:p text:style-name="Standard">Breton</text:p>
      <text:p text:style-name="Standard">Mondidier</text:p>
      <text:p text:style-name="Standard">Cotin</text:p>
      <text:p text:style-name="Standard">Jerson</text:p>
      <text:p text:style-name="Standard">Gaillon</text:p>
      <text:p text:style-name="Standard">Fourbeur</text:p>
      <text:p text:style-name="Standard">Barre</text:p>
      <text:p text:style-name="Standard"><text:soft-page-break/>Monneti</text:p>
      <text:p text:style-name="Standard">Haultny</text:p>
      <text:p text:style-name="Standard">Despars</text:p>
      <text:p text:style-name="Standard">Du Drac</text:p>
      <text:p text:style-name="Standard">De Cameraco</text:p>
      <text:p text:style-name="Standard">De Croces</text:p>
      <text:p text:style-name="Standard">Fraxinis</text:p>
      <text:p text:style-name="Standard">Boullardi</text:p>
      <text:p text:style-name="Standard">P. Thomas</text:p>
      <text:p text:style-name="Standard">Sohier</text:p>
      <text:p text:style-name="Standard">Pion</text:p>
      <text:p text:style-name="Standard">Bastardi</text:p>
      <text:p text:style-name="Standard">archidiaconus de Josas } excusatis</text:p>
      <text:p text:style-name="Standard">Bussi</text:p>
      <text:p text:style-name="Standard">Burdelot</text:p>
      <text:p text:style-name="Standard">Bouchier</text:p>
      <text:p text:style-name="Standard">=FRAN_0393_05464_L.jpg=</text:p>
      <text:p text:style-name="Standard">Hodie magister Martinus de Fraxinis tradidit summam xliii scutorum</text:p>
      <text:p text:style-name="Standard">De peccunia tradita</text:p>
      <text:p text:style-name="Standard">et xiii s. p. alias consignata que summa facit summam</text:p>
      <text:p text:style-name="Standard">per m. M. de Fraxinis</text:p>
      <text:p text:style-name="Standard">que fuit reposita in thesauro ecclesie ubi capta fuerant per dominos provisores fabrice</text:p>
      <text:p text:style-name="Standard">videlicet archidiaconus de Josayo cancellarius penitenciarius et Victri.</text:p>
      <text:p text:style-name="Standard">Collacio scolarium</text:p>
      <text:p text:style-name="Standard">Placet dominis conferre scolas in parrochia Sancti Benedicti magistro</text:p>
      <text:p text:style-name="Standard">Idem</text:p>
      <text:p text:style-name="Standard">Johanni Vast</text:p>
      <text:p text:style-name="Standard">Item scolas in parrochia Marie Magdalene domino Johanni Le Drapier presbytero</text:p>
      <text:p text:style-name="Standard">Hodie domini constituerunt eorum procuratorem m. Jo. de Oliva succentor et</text:p>
      <text:p text:style-name="Standard">de collegio de</text:p>
      <text:p text:style-name="Standard">canonicum ecclesie Par. ad passandum in curia parlamenti nomine capituli appunctuamentum</text:p>
      <text:p text:style-name="Standard">La Marche</text:p>
      <text:p text:style-name="Standard">factum inter capitulum et collegium de la Marche occasione certi redditus</text:p>
      <text:p text:style-name="Standard">in quo dictum collegium fuit condempnatum erga</text:p>
      <text:p text:style-name="Standard">Placet dominis quod magister Jo. du Drac faciat receptam et misiam de</text:p>
      <text:p text:style-name="Standard">de magistro Jo. Du Drac</text:p>
      <text:p text:style-name="Standard"><text:soft-page-break/>peccuniis per dominum Johannem de Souvegny nuper traditis / et</text:p>
      <text:p text:style-name="Standard">quod habeat mandatum capituli de tradendo super hoc tria scuta auis et</text:p>
      <text:p text:style-name="Standard">octo albos pro bulla unionis capellaniarum ecclesie nuper obtenta adomino</text:p>
      <text:p text:style-name="Standard">Cardinali d'Estouteville legato</text:p>
      <text:p text:style-name="Standard">254.</text:p>
      <text:p text:style-name="Standard">Hodie dominus Johannes de Souvegny presbyter nuper receptor Liricantus</text:p>
      <text:p text:style-name="Standard">Emendavit in manu domini archidiaconi de Josayo presidentis in capitulo</text:p>
      <text:p text:style-name="Standard">casum per ipsum nuper commissum apud Liricantum secundum suam confessionem</text:p>
      <text:p text:style-name="Standard">in registro incarceratorum scriptam / que emenda alias taxabitur</text:p>
      <text:p text:style-name="Standard">De domino Johanne de</text:p>
      <text:p text:style-name="Standard">et ordinabitur de eadem solvenda vel non / Cui ad ejus requestam</text:p>
      <text:p text:style-name="Standard">Souvegny</text:p>
      <text:p text:style-name="Standard">data est licencia eundi usque ad Sanctum Mathurinum sic quod ipse juravit</text:p>
      <text:p text:style-name="Standard">stare juri etc. et peciit veniam de commissiis per ipsum secundum ejus</text:p>
      <text:p text:style-name="Standard">confessionem</text:p>
      <text:p text:style-name="Standard">E.</text:p>
      <text:p text:style-name="Standard">=FRAN_0393_05465_L.jpg=</text:p>
      <text:p text:style-name="Standard">cccc lii°</text:p>
      <text:p text:style-name="Standard">Mercurii xx septembris capitulantibus dominis.</text:p>
      <text:p text:style-name="Standard">Archidiacono de Josayo</text:p>
      <text:p text:style-name="Standard">De Croces</text:p>
      <text:p text:style-name="Standard">De Cameraco</text:p>
      <text:p text:style-name="Standard">Succentore</text:p>
      <text:p text:style-name="Standard">Victri</text:p>
      <text:p text:style-name="Standard">Fraxinis</text:p>
      <text:p text:style-name="Standard">Cancellario</text:p>
      <text:p text:style-name="Standard">Aguenin</text:p>
      <text:p text:style-name="Standard">Burdelot</text:p>
      <text:p text:style-name="Standard">Ordeimonte</text:p>
      <text:p text:style-name="Standard">Paillardi</text:p>
      <text:p text:style-name="Standard">Boullardi</text:p>
      <text:p text:style-name="Standard">Chacy</text:p>
      <text:p text:style-name="Standard">Parenti</text:p>
      <text:p text:style-name="Standard">P. Thomas</text:p>
      <text:p text:style-name="Standard">Breton</text:p>
      <text:p text:style-name="Standard">De Brolio</text:p>
      <text:p text:style-name="Standard"><text:soft-page-break/>Sohier</text:p>
      <text:p text:style-name="Standard">Cotin</text:p>
      <text:p text:style-name="Standard">Mondidier</text:p>
      <text:p text:style-name="Standard">Pion</text:p>
      <text:p text:style-name="Standard">Gaillon</text:p>
      <text:p text:style-name="Standard">Jerson</text:p>
      <text:p text:style-name="Standard">Bastardi</text:p>
      <text:p text:style-name="Standard">Barre</text:p>
      <text:p text:style-name="Standard">Haultny</text:p>
      <text:p text:style-name="Standard">Fourbeur</text:p>
      <text:p text:style-name="Standard">Bussi excusato</text:p>
      <text:p text:style-name="Standard">Monnet</text:p>
      <text:p text:style-name="Standard">Du Drac</text:p>
      <text:p text:style-name="Standard">Despars</text:p>
      <text:p text:style-name="Standard">Conclusum est et placet dominis quod tradatur magistro Radulphi Haultny canonico Par. absente</text:p>
      <text:p text:style-name="Standard">domum claustralem que fuit m. Jo. Le Moustardier ad vitam suam dumtaxa</text:p>
      <text:p text:style-name="Standard">Sic quod ipse tenebitur exponere infra festum Sancti Martini hoc proxime xxx fr. in reparacionibus</text:p>
      <text:p text:style-name="Standard">dicte domus magis neccessariis / dicto et ordinacioni capituli aut juratorum etc.</text:p>
      <text:p text:style-name="Standard">ita quod ipsis expositis tenebitur dictam domum tenere in tali statu quo erit quando</text:p>
      <text:p text:style-name="Standard">dicti xxx f. erunt expositi . / nec poterit aliquid petere capitulo de reparacionibus</text:p>
      <text:p text:style-name="Standard">per ipsum alias in dicta domo jam factis / nec ipsum capitulum cogere aut cogi facere</text:p>
      <text:p text:style-name="Standard">de faciendo ibidem aliquas reparaciones dicto durante tempore . Ymo capitulum manebit</text:p>
      <text:p text:style-name="Standard">quictum et exoneratum erga ipsum et suos nec propter hoc exonerabitur a reparacionibus</text:p>
      <text:p text:style-name="Standard">domus sue principalis quam nunc ipse tenet quod nunc accipit</text:p>
      <text:p text:style-name="Standard">Archidiaconus de Josayo</text:p>
      <text:p text:style-name="Standard">commictuntur ad audiendum compotum seu statum m.</text:p>
      <text:p text:style-name="Standard">domini</text:p>
      <text:p text:style-name="Standard">{ Succentor }</text:p>
      <text:p text:style-name="Standard">V. De Croces de officio horarum et refferendum.</text:p>
      <text:p text:style-name="Standard">Cancellarius</text:p>
      <text:p text:style-name="Standard">Instrucciones</text:p>
      <text:p text:style-name="Standard">Hodie fuerunt hic lecte instrucciones tradende domino Johanni Laurens</text:p>
      <text:p text:style-name="Standard">pro Liricantu</text:p>
      <text:p text:style-name="Standard">procuratori et receptori capituli apud Liricantum que fuerunt sic passate et</text:p>
      <text:p text:style-name="Standard">fuerunt composite per magistrum V. De Croces</text:p>
      <text:p text:style-name="Standard">Archidiacono de Josayo</text:p>
      <text:p text:style-name="Standard"><text:soft-page-break/>Succentor</text:p>
      <text:p text:style-name="Standard">commictuntur ad visitandum licteras et cartas ecclesie</text:p>
      <text:p text:style-name="Standard">domini "Cotin</text:p>
      <text:p text:style-name="Standard">existentes in thesauro ecclesie / et ad ponendum ipsas in suis</text:p>
      <text:p text:style-name="Standard">"Penitenciarius</text:p>
      <text:p text:style-name="Standard">Ordeimonte</text:p>
      <text:p text:style-name="Standard">locis.</text:p>
      <text:p text:style-name="Standard">P Thomas</text:p>
      <text:p text:style-name="Standard">Victri</text:p>
      <text:p text:style-name="Standard">Haultny</text:p>
      <text:p text:style-name="Standard">255.</text:p>
      <text:p text:style-name="Standard">De Croces</text:p>
      <text:p text:style-name="Standard">Commissi pro</text:p>
      <text:p text:style-name="Standard">licteris ecclesie</text:p>
      <text:p text:style-name="Standard">=FRAN_0393_05466_L.jpg=</text:p>
      <text:p text:style-name="Standard">256.</text:p>
      <text:p text:style-name="Standard">Veneris xxii septembris capitulantibus dominis .</text:p>
      <text:p text:style-name="Standard">Archidiacono de Josayo</text:p>
      <text:p text:style-name="Standard">Victri</text:p>
      <text:p text:style-name="Standard">Fraxinis</text:p>
      <text:p text:style-name="Standard">Succentore</text:p>
      <text:p text:style-name="Standard">Aguenin</text:p>
      <text:p text:style-name="Standard">Burdelot</text:p>
      <text:p text:style-name="Standard">Cancellario</text:p>
      <text:p text:style-name="Standard">Mondidier</text:p>
      <text:p text:style-name="Standard">Bouchier</text:p>
      <text:p text:style-name="Standard">Penitenciario</text:p>
      <text:p text:style-name="Standard">De Brolio</text:p>
      <text:p text:style-name="Standard">Boullardi</text:p>
      <text:p text:style-name="Standard">Ordeimonte</text:p>
      <text:p text:style-name="Standard">Paillard</text:p>
      <text:p text:style-name="Standard">P Thomas</text:p>
      <text:p text:style-name="Standard">Chacy</text:p>
      <text:p text:style-name="Standard">Parenti</text:p>
      <text:p text:style-name="Standard">Sohier</text:p>
      <text:p text:style-name="Standard">Breton</text:p>
      <text:p text:style-name="Standard"><text:soft-page-break/>Jerson</text:p>
      <text:p text:style-name="Standard">Bastardi</text:p>
      <text:p text:style-name="Standard">Cotin</text:p>
      <text:p text:style-name="Standard">Fourbeur</text:p>
      <text:p text:style-name="Standard">Haultny extra</text:p>
      <text:p text:style-name="Standard">Gaillon</text:p>
      <text:p text:style-name="Standard">Monneti</text:p>
      <text:p text:style-name="Standard">Bussi} excusatis</text:p>
      <text:p text:style-name="Standard">Barre</text:p>
      <text:p text:style-name="Standard">De Croces</text:p>
      <text:p text:style-name="Standard">Despars</text:p>
      <text:p text:style-name="Standard">Pion</text:p>
      <text:p text:style-name="Standard">De Cameraco</text:p>
      <text:p text:style-name="Standard">Ordinatum est quod magister V. de Croces officiarius etc ibit cum domino Archidiacono de</text:p>
      <text:p text:style-name="Standard">Josayo apud Ayencourt ad visitandum reparaciones ibidem factas ex parte</text:p>
      <text:p text:style-name="Standard">dicti domini archidiaconis . et refferendum . eciam ad audiendum compotum recepcionis</text:p>
      <text:p text:style-name="Standard">de Oultrebays / et ad ipsum deponendum et alium instituendum si videatur eis</text:p>
      <text:p text:style-name="Standard">expediens et ad ipsum cogendum seu cogi faciendum ad reddendum ipsum compotum</text:p>
      <text:p text:style-name="Standard">et super hoc fiet eis procuratorem seu commissarium / et lucrabitur et habebit</text:p>
      <text:p text:style-name="Standard">ipse dominus archidiaconus suas distribuciones eundo et redeuendo et ibidem stando</text:p>
      <text:p text:style-name="Standard">Requiratur et obtineatur ex parte capituli Par. per Camerarium clericum ejusdem capituli</text:p>
      <text:p text:style-name="Standard">De quadam muliere</text:p>
      <text:p text:style-name="Standard">a justicia seculari quedam mulier nuper capta in juridicione dicti capituli</text:p>
      <text:p text:style-name="Standard">requirenda</text:p>
      <text:p text:style-name="Standard">de qua hic locutus est magister Jo. Bastardi qui faciet diligenciam de</text:p>
      <text:p text:style-name="Standard">solicitando dictum camerarium / et remictatur causa in requestis si facere</text:p>
      <text:p text:style-name="Standard">possit</text:p>
      <text:p text:style-name="Standard">Actentis gratis serviciis que facit cothidie aut sepe ecclesie magister</text:p>
      <text:p text:style-name="Standard">De magistro P. Bouchier</text:p>
      <text:p text:style-name="Standard">P. Bouchier canonicus Par. in cancellaria et alibi / et que speratur facere</text:p>
      <text:p text:style-name="Standard">pro suo pane capituli</text:p>
      <text:p text:style-name="Standard">Placet dominis quod habeat et lucratur suum panem $cali$ capituli quibus</text:p>
      <text:p text:style-name="Standard">voluerit habere</text:p>
      <text:p text:style-name="Standard">Commissi pro</text:p>
      <text:p text:style-name="Standard">Ayencourt</text:p>
      <text:p text:style-name="Standard">$loquatur magistro V. de Croces$</text:p>
      <text:p text:style-name="Standard"><text:soft-page-break/>$pro uno appunctuamento$</text:p>
      <text:p text:style-name="Standard">Sabbati in jenuniis iiiior temporum post festum $alta$ exaltacionis sancte Crucis</text:p>
      <text:p text:style-name="Standard">Reverendus in Christo pater dominus G. Dei gracia Par. episcopus sacros ordines celebrans in sua</text:p>
      <text:p text:style-name="Standard">superiori capella episcopali promovit ad presentacionem capituli m. Touss. Confranc</text:p>
      <text:p text:style-name="Standard">et m. Martinum de Fraxinis</text:p>
      <text:p text:style-name="Standard">capellanum in ecclesia Par. clericum ad accolitatum etc</text:p>
      <text:p text:style-name="Standard">canonicum Par. dyaconum ad presbyteratum ordinatum favente altissimo</text:p>
      <text:p text:style-name="Standard">promoti ad</text:p>
      <text:p text:style-name="Standard">ordines</text:p>
      <text:p text:style-name="Standard">=FRAN_0393_05467_L.jpg=</text:p>
      <text:p text:style-name="Standard">Lune xxv septembris capitulantibus dominis.</text:p>
      <text:p text:style-name="Standard">Succentore</text:p>
      <text:p text:style-name="Standard">Aguenin</text:p>
      <text:p text:style-name="Standard">Cancellarius</text:p>
      <text:p text:style-name="Standard">Paillard</text:p>
      <text:p text:style-name="Standard">Penitenciario</text:p>
      <text:p text:style-name="Standard">Parenti</text:p>
      <text:p text:style-name="Standard">Ordeimonte</text:p>
      <text:p text:style-name="Standard">Mondidier</text:p>
      <text:p text:style-name="Standard">Chacy</text:p>
      <text:p text:style-name="Standard">De Brolio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Haultny</text:p>
      <text:p text:style-name="Standard">Despars</text:p>
      <text:p text:style-name="Standard">De Croces</text:p>
      <text:p text:style-name="Standard">De Cameraco</text:p>
      <text:p text:style-name="Standard">Victri</text:p>
      <text:p text:style-name="Standard">Fraxinis</text:p>
      <text:p text:style-name="Standard">Visis et actentis licteris G. Lenormant capitulo Par. directis pro facto cujusdem</text:p>
      <text:p text:style-name="Standard">servitoris seu subditi capituli apud Chauny qui detinetur prisionarius ibidem</text:p>
      <text:p text:style-name="Standard"><text:soft-page-break/>ex parte justicie dicti loci / et petit $prosu$ provisionem ordinatum est quod loquatur</text:p>
      <text:p text:style-name="Standard">super hoc cum consilio ecclesie</text:p>
      <text:p text:style-name="Standard">Super requesta provisorum Sepulcri petentis habere commissarios ex parte</text:p>
      <text:p text:style-name="Standard">Capituli pro pacificendo et ordinando de turno pro facto prebende dicti Sepulcri</text:p>
      <text:p text:style-name="Standard">de qua est contencio inter m. V. De Croces / et m. Jo. de Bosco . ordinatum</text:p>
      <text:p text:style-name="Standard">est quod videantur eorum galice advertissemens ad quod non consensit idem</text:p>
      <text:p text:style-name="Standard">De Croces</text:p>
      <text:p text:style-name="Standard">cccc lii°.</text:p>
      <text:p text:style-name="Standard">Chauny</text:p>
      <text:p text:style-name="Standard">De provisoribus</text:p>
      <text:p text:style-name="Standard">Sepulcri</text:p>
      <text:p text:style-name="Standard">Burdelot</text:p>
      <text:p text:style-name="Standard">Boullardi</text:p>
      <text:p text:style-name="Standard">P Thomas</text:p>
      <text:p text:style-name="Standard">Pion</text:p>
      <text:p text:style-name="Standard">Bastardi</text:p>
      <text:p text:style-name="Standard">Sohier</text:p>
      <text:p text:style-name="Standard">Bouchier</text:p>
      <text:p text:style-name="Standard">Archidiacono de Josayo } excusatis</text:p>
      <text:p text:style-name="Standard">Bussi</text:p>
      <text:p text:style-name="Standard">257.</text:p>
      <text:p text:style-name="Standard">Mercurii in festo Sanctorum Cosme et Damiani xxvii septembris capitulantibus dominis</text:p>
      <text:p text:style-name="Standard">Archidiacono de Josayo</text:p>
      <text:p text:style-name="Standard">De Croces</text:p>
      <text:p text:style-name="Standard">De Cameraco</text:p>
      <text:p text:style-name="Standard">Succentore</text:p>
      <text:p text:style-name="Standard">Victri</text:p>
      <text:p text:style-name="Standard">Fraxinis</text:p>
      <text:p text:style-name="Standard">Cancellario</text:p>
      <text:p text:style-name="Standard">Aguenin</text:p>
      <text:p text:style-name="Standard">Boullardi infirmo</text:p>
      <text:p text:style-name="Standard">Mondidier</text:p>
      <text:p text:style-name="Standard">Penitenciario</text:p>
      <text:p text:style-name="Standard">P Thomas</text:p>
      <text:p text:style-name="Standard">Ordeimonte</text:p>
      <text:p text:style-name="Standard">De Brolio</text:p>
      <text:p text:style-name="Standard"><text:soft-page-break/>Sohier</text:p>
      <text:p text:style-name="Standard">Paillardi</text:p>
      <text:p text:style-name="Standard">Chacy</text:p>
      <text:p text:style-name="Standard">Bastardi</text:p>
      <text:p text:style-name="Standard">Parenti</text:p>
      <text:p text:style-name="Standard">Breton</text:p>
      <text:p text:style-name="Standard">Bouchier</text:p>
      <text:p text:style-name="Standard">Jerson</text:p>
      <text:p text:style-name="Standard">Cotin</text:p>
      <text:p text:style-name="Standard">Pion excusato</text:p>
      <text:p text:style-name="Standard">Gaillon</text:p>
      <text:p text:style-name="Standard">Fourbeur</text:p>
      <text:p text:style-name="Standard">Haultny</text:p>
      <text:p text:style-name="Standard">} excusatis</text:p>
      <text:p text:style-name="Standard">Monneti</text:p>
      <text:p text:style-name="Standard">Barre</text:p>
      <text:p text:style-name="Standard">Bussi</text:p>
      <text:p text:style-name="Standard">Despars</text:p>
      <text:p text:style-name="Standard">Du Drac</text:p>
      <text:p text:style-name="Standard">Burdelot</text:p>
      <text:p text:style-name="Standard">=FRAN_0393_05468_L.jpg=</text:p>
      <text:p text:style-name="Standard">Viso hic et lecto quoddam arresto parlamenti pro officio stacionum obtento alias</text:p>
      <text:p text:style-name="Standard">De domino episcopo Par.</text:p>
      <text:p text:style-name="Standard">Contra dominum episcopum Parisiensem Ad loquendum cum domino episcopo Par. / ut passet condempnacionem</text:p>
      <text:p text:style-name="Standard">seu declaracionem de debitis etc. commictuntur domini archidiaconus de Josayo</text:p>
      <text:p text:style-name="Standard">Succentor Ordeimonte et Victri.</text:p>
      <text:p text:style-name="Standard">Magister V. De Croces officiarius tractabit cum domino P. de Tuillieres milite pro</text:p>
      <text:p text:style-name="Standard">arreragiis per ipsum ecclesie debitis officio horarum pro censibus redditus et vinagiis</text:p>
      <text:p text:style-name="Standard">de suis hereditagiis apud Victri de toto tempore et maxime de tempore quo</text:p>
      <text:p text:style-name="Standard">Tuillieres</text:p>
      <text:p text:style-name="Standard">rex intravit villam quod fuit cccc xxxvi usque ad tempus quo G Jolii</text:p>
      <text:p text:style-name="Standard">cepit firmam dicti loci videlicet pro viii. scutis si non potest plus habere</text:p>
      <text:p text:style-name="Standard">258.</text:p>
      <text:p text:style-name="Standard">De domino P. de</text:p>
      <text:p text:style-name="Standard">Festum</text:p>
      <text:p text:style-name="Standard"><text:soft-page-break/>Veneris xxix septembris fuit festum Sancti Michaelis.</text:p>
      <text:p text:style-name="Standard">Lune iida octobris capitulantibus dominis.</text:p>
      <text:p text:style-name="Standard">Succentore</text:p>
      <text:p text:style-name="Standard">Mondidier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Fourbeur</text:p>
      <text:p text:style-name="Standard">Breton</text:p>
      <text:p text:style-name="Standard">De Brolio</text:p>
      <text:p text:style-name="Standard">Cotin</text:p>
      <text:p text:style-name="Standard">Fraxinis</text:p>
      <text:p text:style-name="Standard">Gaillon</text:p>
      <text:p text:style-name="Standard">Barre</text:p>
      <text:p text:style-name="Standard">Despars</text:p>
      <text:p text:style-name="Standard">Victri</text:p>
      <text:p text:style-name="Standard">Boullardi</text:p>
      <text:p text:style-name="Standard">Aguenin</text:p>
      <text:p text:style-name="Standard">Sohier</text:p>
      <text:p text:style-name="Standard">Paillard</text:p>
      <text:p text:style-name="Standard">Pion</text:p>
      <text:p text:style-name="Standard">Hodie domini Jo. Celenote N. LeTerrier Curati Jo. Foulon P. Gay alias</text:p>
      <text:p text:style-name="Standard">De canonici Sancti Johannis</text:p>
      <text:p text:style-name="Standard">Quoque canonici Sancti Jo. Rotundi constituerunt eorum procuratorem . Hugonem Paté</text:p>
      <text:p text:style-name="Standard">Rotundi</text:p>
      <text:p text:style-name="Standard">eorum concanonicum ad recipiendum eorum jura quictandum etc. agendum et defferendum</text:p>
      <text:p text:style-name="Standard">in forma consueta.</text:p>
      <text:p text:style-name="Standard">Collacio Bursarum</text:p>
      <text:p text:style-name="Standard">Burse collegii xviii scolarium vacantes per absentiam Gerardus Godrie collate sunt</text:p>
      <text:p text:style-name="Standard">xviii. scolarium</text:p>
      <text:p text:style-name="Standard">Johanni Chandebrue clerico diocesis Cenomanensis</text:p>
      <text:p text:style-name="Standard">Archidiacono de Josayo</text:p>
      <text:p text:style-name="Standard">Haultny</text:p>
      <text:p text:style-name="Standard">{ excusatis</text:p>
      <text:p text:style-name="Standard"><text:soft-page-break/>Bussi</text:p>
      <text:p text:style-name="Standard">P Thomas</text:p>
      <text:p text:style-name="Standard">De Croces extra</text:p>
      <text:p text:style-name="Standard">=FRAN_0393_05469_L.jpg=</text:p>
      <text:p text:style-name="Standard">cccc lii°.</text:p>
      <text:p text:style-name="Standard">Hodie provisores ecclesie Sepulcri exhibuerunt in capitulo eorum motiva</text:p>
      <text:p text:style-name="Standard">De magistris V. de Croces</text:p>
      <text:p text:style-name="Standard">pro facto prebende dicte ecclesie de qua est contencio inter m. V. De Croces / et m.</text:p>
      <text:p text:style-name="Standard">et Jo. de Bosco</text:p>
      <text:p text:style-name="Standard">Jo. de Bosco / et se retulerunt super hoc dicto et ordinacioni magistrorum Jo. de</text:p>
      <text:p text:style-name="Standard">Oliva et m. Martini de Fraxinis . Super quo nichil aliud actum est</text:p>
      <text:p text:style-name="Standard">Super requesta scolarium collegii xviii scolarium conquerencium contra</text:p>
      <text:p text:style-name="Standard">De scolaribus xviii.</text:p>
      <text:p text:style-name="Standard">religiosos domus Dei Par. nichil actum est</text:p>
      <text:p text:style-name="Standard">scolarium</text:p>
      <text:p text:style-name="Standard">Ad supplicacionem et requestam m. T. de Victri canonici Par. domini approbaverunt ratificaverunt</text:p>
      <text:p text:style-name="Standard">et confirmaverunt donum $factum$ seu transportum factum per ipsum m. T.</text:p>
      <text:p text:style-name="Standard">capiceriis canonicis capellanis et communitati ecclesie $Par$ Sancti Mederici Par. de quinquaginta</text:p>
      <text:p text:style-name="Standard">solidiis et sex denariis Par. grossi census quos idem magister T. percipit super pluribus</text:p>
      <text:p text:style-name="Standard">hereditagiis in villa et territorio de Villeta Sancti Lazari prope Par.</text:p>
      <text:p text:style-name="Standard">in licteris Castalleti Par. ut dicitur lacius declaratis in censiva $dicte$ capituli Par.</text:p>
      <text:p text:style-name="Standard">De capiceriis et</text:p>
      <text:p text:style-name="Standard">existentibus Et consenserunt ipsi domini capitulantes quod dicti capicerii canonici capellani et</text:p>
      <text:p text:style-name="Standard">canonicis Sancti Mederici</text:p>
      <text:p text:style-name="Standard">commutatis possint et valeant premissis tenere tamquam in manu mortua libere</text:p>
      <text:p text:style-name="Standard">et sine contradiccione im perpetuum absque aliqua $ale$ summa seu financia solvenda</text:p>
      <text:p text:style-name="Standard">in futurum Salvis tamen in omnibus aliis dicti capituli juribus / et super hoc</text:p>
      <text:p text:style-name="Standard">habuerunt licteras capituli de Approbamus et consensu dicti capituli</text:p>
      <text:p text:style-name="Standard">259.</text:p>
      <text:p text:style-name="Standard">Mercurii iiiia octobris capitulantibus dominis.</text:p>
      <text:p text:style-name="Standard">Archidiacono de Josayo</text:p>
      <text:p text:style-name="Standard">Victri</text:p>
      <text:p text:style-name="Standard">Despars</text:p>
      <text:p text:style-name="Standard">Succentore</text:p>
      <text:p text:style-name="Standard">de Cameraco</text:p>
      <text:p text:style-name="Standard">Aguenin</text:p>
      <text:p text:style-name="Standard"><text:soft-page-break/>Penitenciario</text:p>
      <text:p text:style-name="Standard">Paillard</text:p>
      <text:p text:style-name="Standard">Burdelot</text:p>
      <text:p text:style-name="Standard">Ordeimonte</text:p>
      <text:p text:style-name="Standard">De Brollio</text:p>
      <text:p text:style-name="Standard">Boullardi</text:p>
      <text:p text:style-name="Standard">Chacy</text:p>
      <text:p text:style-name="Standard">P Thomas</text:p>
      <text:p text:style-name="Standard">Mondidier</text:p>
      <text:p text:style-name="Standard">Breton</text:p>
      <text:p text:style-name="Standard">Jerson</text:p>
      <text:p text:style-name="Standard">Sohier</text:p>
      <text:p text:style-name="Standard">Cotin</text:p>
      <text:p text:style-name="Standard">Monneti</text:p>
      <text:p text:style-name="Standard">Pion</text:p>
      <text:p text:style-name="Standard">Gaillon</text:p>
      <text:p text:style-name="Standard">Fourbeur</text:p>
      <text:p text:style-name="Standard">Bastardi</text:p>
      <text:p text:style-name="Standard">Barre</text:p>
      <text:p text:style-name="Standard">Parenti</text:p>
      <text:p text:style-name="Standard">Bussi excusato</text:p>
      <text:p text:style-name="Standard">Haultny</text:p>
      <text:p text:style-name="Standard">Fraxinis</text:p>
      <text:p text:style-name="Standard">De Croces extra</text:p>
      <text:p text:style-name="Standard">Du Drac</text:p>
      <text:p text:style-name="Standard">Adjournement</text:p>
      <text:p text:style-name="Standard">Jehan Diche a adjourné messeigneurs a demain contre Pierre Pilatre a respondre</text:p>
      <text:p text:style-name="Standard">=FRAN_0393_05470_L.jpg=</text:p>
      <text:p text:style-name="Standard">260.</text:p>
      <text:p text:style-name="Standard">Hodie magister R. Haultny retulit quod non vult capere domum de Monstardier</text:p>
      <text:p text:style-name="Standard">secundum deliberacionem Capituli nuper factum Cui responsum est super sua</text:p>
      <text:p text:style-name="Standard">Haultny</text:p>
      <text:p text:style-name="Standard">requesta que continet duo membra / quod domini sunt deliberati capere pro se</text:p>
      <text:p text:style-name="Standard">dictam domum et quod afferat suas quictancias quas domini videbunt et postea</text:p>
      <text:p text:style-name="Standard">odinabitur super hoc</text:p>
      <text:p text:style-name="Standard">Domini</text:p>
      <text:p text:style-name="Standard"><text:soft-page-break/>Succentor</text:p>
      <text:p text:style-name="Standard">loquantur cum mercatoribus de quibus hic locutus est dictus</text:p>
      <text:p text:style-name="Standard">Deputati pro blado</text:p>
      <text:p text:style-name="Standard">Du Drac }</text:p>
      <text:p text:style-name="Standard">Victri</text:p>
      <text:p text:style-name="Standard">Du Drac pro emendo Bladum pro faciendo panem capituli quia</text:p>
      <text:p text:style-name="Standard">Fraxinis</text:p>
      <text:p text:style-name="Standard">dictus Du Drac retulit quod ipsi offerunt tradere sextarium pro</text:p>
      <text:p text:style-name="Standard">ix s. p. aut cum aliis pro habendo meliorem forum si possit fieri</text:p>
      <text:p text:style-name="Standard">Veneris via octobris capitulantibus dominis</text:p>
      <text:p text:style-name="Standard">Succentore</text:p>
      <text:p text:style-name="Standard">Paillard</text:p>
      <text:p text:style-name="Standard">Sohier</text:p>
      <text:p text:style-name="Standard">Pion</text:p>
      <text:p text:style-name="Standard">Ordeimonte</text:p>
      <text:p text:style-name="Standard">Parenti</text:p>
      <text:p text:style-name="Standard">Bastardi</text:p>
      <text:p text:style-name="Standard">Chacy</text:p>
      <text:p text:style-name="Standard">Monneti</text:p>
      <text:p text:style-name="Standard">P. Bouchier</text:p>
      <text:p text:style-name="Standard">Breton</text:p>
      <text:p text:style-name="Standard">Fourbeur</text:p>
      <text:p text:style-name="Standard">Mondidier</text:p>
      <text:p text:style-name="Standard">Cotin</text:p>
      <text:p text:style-name="Standard">Fraxinis</text:p>
      <text:p text:style-name="Standard">Gaillon</text:p>
      <text:p text:style-name="Standard">Archidiacono de Josayo</text:p>
      <text:p text:style-name="Standard">Despars</text:p>
      <text:p text:style-name="Standard">Barre</text:p>
      <text:p text:style-name="Standard">De Croces</text:p>
      <text:p text:style-name="Standard">Haultny</text:p>
      <text:p text:style-name="Standard">De Cameraco</text:p>
      <text:p text:style-name="Standard">Penitenciario</text:p>
      <text:p text:style-name="Standard">Victri</text:p>
      <text:p text:style-name="Standard">Burdelot</text:p>
      <text:p text:style-name="Standard">Jerson</text:p>
      <text:p text:style-name="Standard"><text:soft-page-break/>{ excusatis</text:p>
      <text:p text:style-name="Standard">Boullard</text:p>
      <text:p text:style-name="Standard">Aguenin</text:p>
      <text:p text:style-name="Standard">P Thomas</text:p>
      <text:p text:style-name="Standard">Bussi</text:p>
      <text:p text:style-name="Standard">De Cura de</text:p>
      <text:p text:style-name="Standard">Fiat informacio si Cura de Civilly sit vacans ad presens vel non per</text:p>
      <text:p text:style-name="Standard">Civillyaco</text:p>
      <text:p text:style-name="Standard">mortem domini Philippi.</text:p>
      <text:p text:style-name="Standard">Collacio scolarium</text:p>
      <text:p text:style-name="Standard">Super requesta domini Johannis de Buy petentis habere scolas in hospin e</text:p>
      <text:p text:style-name="Standard">Super requesta domini Johannis de Buy petentis habere scolas in hospicio XVxx</text:p>
      <text:p text:style-name="Standard">cecorum Placet dominis quod habeat / ut predecessor suis.</text:p>
      <text:p text:style-name="Standard">Hodie in Capitulo P. Tassier hostiarius Curie parlamenti presente m. Gauffrido</text:p>
      <text:p text:style-name="Standard">Melleti capellano ad altare beate Marie. Magdalene in ecclesia Par. requisivit quod ipse</text:p>
      <text:p text:style-name="Standard">Magister Gauffridus traderet claves dicte capellanie pro faciendo alteras claves</text:p>
      <text:p text:style-name="Standard">pro quodam alio qui obtinuit nuper licteras de complainte in curia parlamenti</text:p>
      <text:p text:style-name="Standard">contra ipsum m. Gau. occasione dicte capellanie ut comiteretur aliquis ad deserviendum</text:p>
      <text:p text:style-name="Standard">eidem capellanie propter debatum parcium / cui dictum est quod traderet dictas licteras</text:p>
      <text:p text:style-name="Standard">ut domini eas viderent quas tradidit magistro Jo. Aguenin et nichil aliud etc</text:p>
      <text:p text:style-name="Standard">pro capellania beate Marie</text:p>
      <text:p text:style-name="Standard">Magdalene</text:p>
      <text:p text:style-name="Standard">=FRAN_0393_05471_L.jpg=</text:p>
      <text:p text:style-name="Standard">cccc lii°.</text:p>
      <text:p text:style-name="Standard">$Adjourn$ Causa</text:p>
      <text:p text:style-name="Standard">Symon Gouyer deffendeur contre Chenart procureur de Jehan</text:p>
      <text:p text:style-name="Standard">Mignon appellé par Adenet Coleau sergent etc.</text:p>
      <text:p text:style-name="Standard">A viiie a faire foy par Jehan Veau de l'ajournement dont il se vante</text:p>
      <text:p text:style-name="Standard">Causa</text:p>
      <text:p text:style-name="Standard">contre Genevoys procureur de messire Nicole Morel prestre.</text:p>
      <text:p text:style-name="Standard">Hodie postquam magister Jo. de Bosco se submisit omnino ordinacioni dominorum capituli Par.</text:p>
      <text:p text:style-name="Standard">super debato moto inter ipsum et m. V. De Croces occasione prebende Sepulcri Par.</text:p>
      <text:p text:style-name="Standard">Declaracio prebende</text:p>
      <text:p text:style-name="Standard">prefati domini capitulantes declaraverunt in presencia dicti m. Jo. de Bosco quod collacio</text:p>
      <text:p text:style-name="Standard">Sepulcri.</text:p>
      <text:p text:style-name="Standard">facta dicto magistro V. est bona et valida et quod sibi fuit collata in turno</text:p>
      <text:p text:style-name="Standard"><text:soft-page-break/>canonici illius qui eam sibi contulit . A quaquidem declaracione seu ordinacione</text:p>
      <text:p text:style-name="Standard">ipse magister Jo. de Bosco non appellavit nec contradixit</text:p>
      <text:p text:style-name="Standard">Lune ixa octobris fuit festum Sancti Dionisii.</text:p>
      <text:p text:style-name="Standard">Festum</text:p>
      <text:p text:style-name="Standard">Mercurii xia octobris capitulantibus dominis.</text:p>
      <text:p text:style-name="Standard">Burdelot</text:p>
      <text:p text:style-name="Standard">Succentore</text:p>
      <text:p text:style-name="Standard">Aguenin</text:p>
      <text:p text:style-name="Standard">Paillardi</text:p>
      <text:p text:style-name="Standard">Penitenciario</text:p>
      <text:p text:style-name="Standard">Boullardi</text:p>
      <text:p text:style-name="Standard">Ordeimonte</text:p>
      <text:p text:style-name="Standard">Parenti</text:p>
      <text:p text:style-name="Standard">P Thomas</text:p>
      <text:p text:style-name="Standard">Chacy</text:p>
      <text:p text:style-name="Standard">Jerson</text:p>
      <text:p text:style-name="Standard">Sohier</text:p>
      <text:p text:style-name="Standard">Monneti</text:p>
      <text:p text:style-name="Standard">Breton</text:p>
      <text:p text:style-name="Standard">Bastardi</text:p>
      <text:p text:style-name="Standard">Gaillon</text:p>
      <text:p text:style-name="Standard">Fourbeur</text:p>
      <text:p text:style-name="Standard">Archidiacono de Josayo} extra</text:p>
      <text:p text:style-name="Standard">Barre</text:p>
      <text:p text:style-name="Standard">De Brollio</text:p>
      <text:p text:style-name="Standard">Haultny</text:p>
      <text:p text:style-name="Standard">De Croces</text:p>
      <text:p text:style-name="Standard">Fraxinis</text:p>
      <text:p text:style-name="Standard">Du Drac</text:p>
      <text:p text:style-name="Standard">Pion</text:p>
      <text:p text:style-name="Standard">Despars</text:p>
      <text:p text:style-name="Standard">Victri</text:p>
      <text:p text:style-name="Standard">Bussi excusato</text:p>
      <text:p text:style-name="Standard">De Cameraco</text:p>
      <text:p text:style-name="Standard">De procuratore ecclesie ad causam dignitatis succentoris ecclesie Par. quam nunc possidet et</text:p>
      <text:p text:style-name="Standard">obtinet magister Jo. de Oliva actor . Contra Jo. du Molin reum citatum auctoritate privilegiorum etc.</text:p>
      <text:p text:style-name="Standard"><text:soft-page-break/>Ad xv. ad faciendum fidem ex parte dicti rei de processu ut dicit inchoato coram</text:p>
      <text:p text:style-name="Standard">abbate Sancte Genovefe de et pro eadem materia cum dicto de Oliva pro accione mandato M.</text:p>
      <text:p text:style-name="Standard">Sy. Chapitaut . et reo per m. Jo. Le Fourbeur ejus procuratorem ut dicit</text:p>
      <text:p text:style-name="Standard">Causa pro</text:p>
      <text:p text:style-name="Standard">protestantem de non consenciente in capitulum tamquam judices in hac parte etc. et de suis</text:p>
      <text:p text:style-name="Standard">expensis etc. Cui injuctum quod nichil actempet in prejudicium juridicionis et privilegiorum</text:p>
      <text:p text:style-name="Standard">capituli sub pena $ in$ contenta in dictis privilegiis et aliis penis juris actore eciam</text:p>
      <text:p text:style-name="Standard">protestante de suis dampnis interesse et expensis racione retardi processus.</text:p>
      <text:p text:style-name="Standard">Et quia dictus de Oliva peciit adjunctionem capituli contradictum de Molendino occasione injuriarum</text:p>
      <text:p text:style-name="Standard">sib dictarum ut dixi domini non sunt ad hoc oppinonis sed fiat primo informacio</text:p>
      <text:p text:style-name="Standard">Cxxx</text:p>
      <text:p text:style-name="Standard">261.</text:p>
      <text:p text:style-name="Standard">succentoria</text:p>
      <text:p text:style-name="Standard">=FRAN_0393_05472_L.jpg=</text:p>
      <text:p text:style-name="Standard">De capellania beate marie</text:p>
      <text:p text:style-name="Standard">Magdalene</text:p>
      <text:p text:style-name="Standard">262.</text:p>
      <text:p text:style-name="Standard">Ordinatum est quod Claves capellanie beate Marie Magdalene in ecclesia Par. de qua est</text:p>
      <text:p text:style-name="Standard">contencio inter magistrum Gauffridrum Melleti capellanum ejusdem . et quendam alium</text:p>
      <text:p text:style-name="Standard">in eadem jus habere pretendentem tradentur magistro R. Le Fourbeur canonico Par. ad</text:p>
      <text:p text:style-name="Standard">deserviendum eidem propter debatum parcium per P. Tassier hostiarium parlamenti ex parte</text:p>
      <text:p text:style-name="Standard">dicte curie parlamenti ad hoc commissum que sibi tradite sunt</text:p>
      <text:p text:style-name="Standard">Facta est de die hodierna lictera capituli Par. capiceriis canonicis capellanis et communitati</text:p>
      <text:p text:style-name="Standard">Pro capiceriis canonicis</text:p>
      <text:p text:style-name="Standard">ecclesie Sancti Mederici de confirmacione doni facti eisdem per m.T. de Victri</text:p>
      <text:p text:style-name="Standard">de l. s. vi d. census super pluribus hereditagiis apud villam sancti Lazari</text:p>
      <text:p text:style-name="Standard">Mederici</text:p>
      <text:p text:style-name="Standard">existentibus in qua quidem lictera continetur admortizacio de premissis</text:p>
      <text:p text:style-name="Standard">capellanis et communitate sancti</text:p>
      <text:p text:style-name="Standard">Veneris xiii octobris capitulantibus dominis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Fourbeur</text:p>
      <text:p text:style-name="Standard"><text:soft-page-break/>Breton</text:p>
      <text:p text:style-name="Standard">De Brollio</text:p>
      <text:p text:style-name="Standard">Gaillon</text:p>
      <text:p text:style-name="Standard">Fraxinis</text:p>
      <text:p text:style-name="Standard">Barre</text:p>
      <text:p text:style-name="Standard">Haultny</text:p>
      <text:p text:style-name="Standard">ᗞespars</text:p>
      <text:p text:style-name="Standard">De Cameraco</text:p>
      <text:p text:style-name="Standard">Victri</text:p>
      <text:p text:style-name="Standard">Burdelot</text:p>
      <text:p text:style-name="Standard">Paillardi</text:p>
      <text:p text:style-name="Standard">Parenti</text:p>
      <text:p text:style-name="Standard">Boullardi</text:p>
      <text:p text:style-name="Standard">Processiones</text:p>
      <text:p text:style-name="Standard">Fiant processiones generales die dominica proxima ad Carmelitas pro</text:p>
      <text:p text:style-name="Standard">generales</text:p>
      <text:p text:style-name="Standard">bona disposicione temporum</text:p>
      <text:p text:style-name="Standard">Commissi pro quadam</text:p>
      <text:p text:style-name="Standard">Barre } Vocato magistro Jo. James commictuntur ad videndum quandam domum in vico</text:p>
      <text:p text:style-name="Standard">domo in clauso Brunelli</text:p>
      <text:p text:style-name="Standard">Monnet } clausi Brunelli tangentem clericos matutinarum pro qua supplicat m</text:p>
      <text:p text:style-name="Standard">Ja. Merati.</text:p>
      <text:p text:style-name="Standard">Cause</text:p>
      <text:p text:style-name="Standard">Jehan Beau deffault contre Genevoys procureur messire N. Morel</text:p>
      <text:p text:style-name="Standard">assignacion appelle Jehan du Chastenet .</text:p>
      <text:p text:style-name="Standard">Sohier</text:p>
      <text:p text:style-name="Standard">Aguenin</text:p>
      <text:p text:style-name="Standard">Bouchier</text:p>
      <text:p text:style-name="Standard">ᗅrchidiacono de Josayo</text:p>
      <text:p text:style-name="Standard">Succentore</text:p>
      <text:p text:style-name="Standard">De Croces</text:p>
      <text:p text:style-name="Standard">Pion</text:p>
      <text:p text:style-name="Standard">Bussi</text:p>
      <text:p text:style-name="Standard">P Thomas } excusatis</text:p>
      <text:p text:style-name="Standard">=FRAN_0393_05473_L.jpg=</text:p>
      <text:p text:style-name="Standard">Lune xvi octobris capitulantibus dominis .</text:p>
      <text:p text:style-name="Standard"><text:soft-page-break/>Succentore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Jerson</text:p>
      <text:p text:style-name="Standard">Chacy</text:p>
      <text:p text:style-name="Standard">Monneti</text:p>
      <text:p text:style-name="Standard">Breton</text:p>
      <text:p text:style-name="Standard">Fourbeur</text:p>
      <text:p text:style-name="Standard">Gaillon</text:p>
      <text:p text:style-name="Standard">De Brolio</text:p>
      <text:p text:style-name="Standard">Barre</text:p>
      <text:p text:style-name="Standard">Fraxinis</text:p>
      <text:p text:style-name="Standard">Haultny</text:p>
      <text:p text:style-name="Standard">Despars</text:p>
      <text:p text:style-name="Standard">Du Drac</text:p>
      <text:p text:style-name="Standard">de Cameraco</text:p>
      <text:p text:style-name="Standard">Victri</text:p>
      <text:p text:style-name="Standard">Burdelot</text:p>
      <text:p text:style-name="Standard">Hodie magistr Jo. de Bosco / mediantibus licteris presentacionis provisorum ecclesie Sepulcri</text:p>
      <text:p text:style-name="Standard">existencium in eorum turno ad presentandum etc fuit receptus Salvo jure cujuslibet</text:p>
      <text:p text:style-name="Standard">Ad capellaniam Sancte Margarete in dicta ecclesia fundatam tunc vacantem per obitum</text:p>
      <text:p text:style-name="Standard">m. Jo. Turmeau qui juravit in forma et fuit installatus in choris Par. et</text:p>
      <text:p text:style-name="Standard">dicti Sepulcri ecclesiarum et solvit xx s. par. pro sua recepcione ut moris est</text:p>
      <text:p text:style-name="Standard">Et quia fuit motus processus inter ipsos provisores et capitulum necnon magistrum</text:p>
      <text:p text:style-name="Standard">V. De Croces et dictum m. Jo. de Bosco occasione prebende dicti Sepulcri quam nuper</text:p>
      <text:p text:style-name="Standard">dum viveret possidebat magister Michael Pelote fuit et est ordinatum de</text:p>
      <text:p text:style-name="Standard">consensu omnium parcium hincinde quod Collacio facta dicto magistro V. tenebitur et</text:p>
      <text:p text:style-name="Standard">Ordinacio super</text:p>
      <text:p text:style-name="Standard">valebit pro capitulo Par. sine pro turno capituli / Et quod iddem capitulum actenta hujusmodi</text:p>
      <text:p text:style-name="Standard">facto prebende loci</text:p>
      <text:p text:style-name="Standard">presentacione dicte capellanie et per eandem presentacionem / est et erit in suo turno</text:p>
      <text:p text:style-name="Standard">ad conferendum primum beneficium vacaturum de dictis beneficiis Sepulcri</text:p>
      <text:p text:style-name="Standard">Et respectu casus novitatis nuper impetrati ex parte dictorum provisorum</text:p>
      <text:p text:style-name="Standard"><text:soft-page-break/>et quicquid exinde factum fuit nichil valebit et pro nichillo reputabitur et</text:p>
      <text:p text:style-name="Standard">tamquam gallice non advenu Et hoc de consensu omnium parcium predictarum</text:p>
      <text:p text:style-name="Standard">scilicet capituli provisorum De Croces et de $s$ Bosco.</text:p>
      <text:p text:style-name="Standard">Relacio de terra</text:p>
      <text:p text:style-name="Standard">Hodie dominus Cancellarius fecit suam relacionem de terra de Tourny</text:p>
      <text:p text:style-name="Standard">de Tourny</text:p>
      <text:p text:style-name="Standard">propter quod ordinatum est quod obtineatur a rege lictera ad placitandum per procuratorem</text:p>
      <text:p text:style-name="Standard">et scribatur ex parte capituli procuratore capituli</text:p>
      <text:p text:style-name="Standard">cccc lii°.</text:p>
      <text:p text:style-name="Standard">Collacio capellanie</text:p>
      <text:p text:style-name="Standard">Sepulcri</text:p>
      <text:p text:style-name="Standard">Boullardi</text:p>
      <text:p text:style-name="Standard">P Thomas</text:p>
      <text:p text:style-name="Standard">Sohier</text:p>
      <text:p text:style-name="Standard">Bouchier</text:p>
      <text:p text:style-name="Standard">Bastardi</text:p>
      <text:p text:style-name="Standard">Aguenin</text:p>
      <text:p text:style-name="Standard">Archidiacono de Josayo } extra</text:p>
      <text:p text:style-name="Standard">De Croces</text:p>
      <text:p text:style-name="Standard">Pion</text:p>
      <text:p text:style-name="Standard">Bussi excusato</text:p>
      <text:p text:style-name="Standard">Mercurii xviii octobris fuit festum Sancti Luce Euvangeliste</text:p>
      <text:p text:style-name="Standard">=FRAN_0393_05474_L.jpg=</text:p>
      <text:p text:style-name="Standard">264.</text:p>
      <text:p text:style-name="Standard">Veneris xx . octobris capitulantibus dominis .</text:p>
      <text:p text:style-name="Standard">De Croces</text:p>
      <text:p text:style-name="Standard">Succentore</text:p>
      <text:p text:style-name="Standard">Paillardi</text:p>
      <text:p text:style-name="Standard">Cancellario</text:p>
      <text:p text:style-name="Standard">Parenti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Fourbeur</text:p>
      <text:p text:style-name="Standard"><text:soft-page-break/>Breton</text:p>
      <text:p text:style-name="Standard">Gaillon</text:p>
      <text:p text:style-name="Standard">De Brolio</text:p>
      <text:p text:style-name="Standard">Barre</text:p>
      <text:p text:style-name="Standard">Fraxinis</text:p>
      <text:p text:style-name="Standard">Haultny</text:p>
      <text:p text:style-name="Standard">Despars</text:p>
      <text:p text:style-name="Standard">Bussi</text:p>
      <text:p text:style-name="Standard">de Cameraco</text:p>
      <text:p text:style-name="Standard">Victri</text:p>
      <text:p text:style-name="Standard">Hodie magister $Jo$ Johannes de Oliva restituit magistro V. de Croces presenti prout confessus</text:p>
      <text:p text:style-name="Standard">De xx f. traditis magistro de</text:p>
      <text:p text:style-name="Standard">est idem m. V. xx. f. quos nuper receperat a quadam domicella pro terra de</text:p>
      <text:p text:style-name="Standard">Croces per m. Jo. de</text:p>
      <text:p text:style-name="Standard">Oliva</text:p>
      <text:p text:style-name="Standard">Cuy et de Quesnoy.</text:p>
      <text:p text:style-name="Standard">Magister Jo. Bastardi pronunciet suam ordinacionem in causa mota et pendente</text:p>
      <text:p text:style-name="Standard">Causa domini</text:p>
      <text:p text:style-name="Standard">inter dominum episcopum Baiocensem / et m. V. Textoris</text:p>
      <text:p text:style-name="Standard">Baiocensis</text:p>
      <text:p text:style-name="Standard">Super requesta dominorum Ste. Michel . Jo. Loubloyer Ste. Regis</text:p>
      <text:p text:style-name="Standard">Andree Wote et Philippi Infantis petencium aliam provisionem quam habent videlicet</text:p>
      <text:p text:style-name="Standard">Commissi pro canonicis</text:p>
      <text:p text:style-name="Standard">Sancti Dionisii</text:p>
      <text:p text:style-name="Standard">quod habeant xvi d. pro qualibet die Commictuntur domini Succentor Cancellarius</text:p>
      <text:p text:style-name="Standard">penitenciarius Ordeimonte et Barre / ad advisandum super hoc et refferendum</text:p>
      <text:p text:style-name="Standard">Remictatur causa m. Germani Rapine pro domo de L'Ours et du Lion</text:p>
      <text:p text:style-name="Standard">Rapine</text:p>
      <text:p text:style-name="Standard">in requestis</text:p>
      <text:p text:style-name="Standard">vocato domino Johanne Pierre deputantur ad conficiendum</text:p>
      <text:p text:style-name="Standard">Domini { Jo. Aguenin</text:p>
      <text:p text:style-name="Standard">Jo. Paillard quictanciam seu minutam quictanciam tradende ex parte prioris</text:p>
      <text:p text:style-name="Standard">Sancti Martini de Campis Capitulo.</text:p>
      <text:p text:style-name="Standard">Fiat convocacio ad lune proxime pro cura de Civillyaco que est declarata</text:p>
      <text:p text:style-name="Standard">pro cura de</text:p>
      <text:p text:style-name="Standard">Civilliaco</text:p>
      <text:p text:style-name="Standard"><text:soft-page-break/>vacans pro qua supplicavit m. Rad. Le Fourbeur</text:p>
      <text:p text:style-name="Standard">ad barram</text:p>
      <text:p text:style-name="Standard">Officium sergenterie ecclesie vacans per semplicem resignacionem Johannis Pichon</text:p>
      <text:p text:style-name="Standard">Collacio officii</text:p>
      <text:p text:style-name="Standard">collatum est Gauffrido d'Avalon custurario qui juravit etc</text:p>
      <text:p text:style-name="Standard">sergenterie</text:p>
      <text:p text:style-name="Standard">Burdelot</text:p>
      <text:p text:style-name="Standard">Boullardi</text:p>
      <text:p text:style-name="Standard">P Thomas</text:p>
      <text:p text:style-name="Standard">Sohier</text:p>
      <text:p text:style-name="Standard">Aguenin</text:p>
      <text:p text:style-name="Standard">Renouart</text:p>
      <text:p text:style-name="Standard">Archidiacono de Josayo } excusatis</text:p>
      <text:p text:style-name="Standard">Pion</text:p>
      <text:p text:style-name="Standard">Bastardi</text:p>
      <text:p text:style-name="Standard">=FRAN_0393_05475_L.jpg=</text:p>
      <text:p text:style-name="Standard">cccc lii°.</text:p>
      <text:p text:style-name="Standard">Lune xxiiia octobris capitulantibus dominis.</text:p>
      <text:p text:style-name="Standard">Succentore</text:p>
      <text:p text:style-name="Standard">Cancellario</text:p>
      <text:p text:style-name="Standard">De Croces</text:p>
      <text:p text:style-name="Standard">Penitenciario</text:p>
      <text:p text:style-name="Standard">Victri</text:p>
      <text:p text:style-name="Standard">Ordeimonte</text:p>
      <text:p text:style-name="Standard">Paillardi</text:p>
      <text:p text:style-name="Standard">Chacy</text:p>
      <text:p text:style-name="Standard">Parenti</text:p>
      <text:p text:style-name="Standard">Breto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Du Drac</text:p>
      <text:p text:style-name="Standard">Fraxinis</text:p>
      <text:p text:style-name="Standard"><text:soft-page-break/>Aguenin</text:p>
      <text:p text:style-name="Standard">Despars</text:p>
      <text:p text:style-name="Standard">Ordinatum est quod dominus Cancellarius ecclesie videlicet m. Ro. Cibolle presentabit ad</text:p>
      <text:p text:style-name="Standard">de cura de</text:p>
      <text:p text:style-name="Standard">Civilliaco</text:p>
      <text:p text:style-name="Standard">parrochialem ecclesiam de Civillyaco vacantes tamquam existens in suo turno parvo</text:p>
      <text:p text:style-name="Standard">postquam m. R. Le Fourbeur se desistit ab eadem pro qua nuper supplicaverat</text:p>
      <text:p text:style-name="Standard">Audita relacione m. Jo. Paillard alterius ad hoc commissorum placet</text:p>
      <text:p text:style-name="Standard">dominis acceptare tractatum factum inter capitulum et priorem Sancti Martini</text:p>
      <text:p text:style-name="Standard">De Capitulo Par. et priore</text:p>
      <text:p text:style-name="Standard">de Campis secundum formam cujusdem cedule seu minute hic lecte</text:p>
      <text:p text:style-name="Standard">Sancti Martini de Campis</text:p>
      <text:p text:style-name="Standard">de forma faciendi quictanciam / et se informabit officiarius Camere de quadam</text:p>
      <text:p text:style-name="Standard">censiva etc. / et declarabit in suis compotis</text:p>
      <text:p text:style-name="Standard">De Cameraco</text:p>
      <text:p text:style-name="Standard">Burdelot</text:p>
      <text:p text:style-name="Standard">Boullardi</text:p>
      <text:p text:style-name="Standard">P Thomas</text:p>
      <text:p text:style-name="Standard">Sohier</text:p>
      <text:p text:style-name="Standard">Bastardi</text:p>
      <text:p text:style-name="Standard">Renouart</text:p>
      <text:p text:style-name="Standard">Pion</text:p>
      <text:p text:style-name="Standard">Archidiacono de Josayo } excusatis</text:p>
      <text:p text:style-name="Standard">Bussi excusato</text:p>
      <text:p text:style-name="Standard">Hodie per deliberacionem Capituli fuerunt recepta xiiii scuta auri pro principali</text:p>
      <text:p text:style-name="Standard">a magistro Johanne Bureau / et xxii scuta auri et viii s. p. pro arreragiis</text:p>
      <text:p text:style-name="Standard">debitis ad causam xxv s. p. redditus quos hodie ipse m. Jo. Bureau redimit</text:p>
      <text:p text:style-name="Standard">a capitulo Par. de xl s. par. quos pueri chori ecclesie Par. percipiunt super quadam</text:p>
      <text:p text:style-name="Standard">platea seu masura in vico de Marinaulx prout continetur in</text:p>
      <text:p text:style-name="Standard">Breveto Castalleti super hoc confecto existente in thesauro ecclesie / et hoc</text:p>
      <text:p text:style-name="Standard">de xii annis cum domino.</text:p>
      <text:p text:style-name="Standard">265.</text:p>
      <text:p text:style-name="Standard">Bureau</text:p>
      <text:p text:style-name="Standard">=FRAN_0393_05476_L.jpg=</text:p>
      <text:p text:style-name="Standard">266.</text:p>
      <text:p text:style-name="Standard">Mercurii xxv octobris capitulantibus dominis.</text:p>
      <text:p text:style-name="Standard"><text:soft-page-break/>Succentore</text:p>
      <text:p text:style-name="Standard">Aguenin</text:p>
      <text:p text:style-name="Standard">Cancellario</text:p>
      <text:p text:style-name="Standard">Bastardi</text:p>
      <text:p text:style-name="Standard">Penitenciario</text:p>
      <text:p text:style-name="Standard">Parenti</text:p>
      <text:p text:style-name="Standard">Ordeimonte</text:p>
      <text:p text:style-name="Standard">Jerson</text:p>
      <text:p text:style-name="Standard">Chacy</text:p>
      <text:p text:style-name="Standard">Monneti</text:p>
      <text:p text:style-name="Standard">Breton</text:p>
      <text:p text:style-name="Standard">Fourbeur</text:p>
      <text:p text:style-name="Standard">Gaillon</text:p>
      <text:p text:style-name="Standard">Fraxinis</text:p>
      <text:p text:style-name="Standard">Barre</text:p>
      <text:p text:style-name="Standard">Despars</text:p>
      <text:p text:style-name="Standard">Haultny</text:p>
      <text:p text:style-name="Standard">De Cameraco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Hodie dominus archidiaconus de Brya requisivit dominos ut vellent commictere alterum majorem</text:p>
      <text:p text:style-name="Standard">de domino Archidiacono Brie</text:p>
      <text:p text:style-name="Standard">apud Suciacum loco allius qui nunc est. Super quo domini sunt oppinionis</text:p>
      <text:p text:style-name="Standard">pro majore de Sucyaco</text:p>
      <text:p text:style-name="Standard">quod primo faciat informacio super hoc et inquiratur a prebendariis loci et</text:p>
      <text:p text:style-name="Standard">quod nichil innovetur. donec et quousque audiantur ipsi prebendarii</text:p>
      <text:p text:style-name="Standard">Guilbert</text:p>
      <text:p text:style-name="Standard">De Jacobo</text:p>
      <text:p text:style-name="Standard">Recipiantur peccunie Jacobi Guillebert / et hodie presentibus dominis et magistris</text:p>
      <text:p text:style-name="Standard">de Gaillon De Croces et Aguenin ipse Guilbert promisit restituere xxv s.p.</text:p>
      <text:p text:style-name="Standard">receptos per m. L. Raguier casu quo non .</text:p>
      <text:p text:style-name="Standard">De synodo dominorum</text:p>
      <text:p text:style-name="Standard">Placet dominis honorare synodum dominorum Archidiaconorum</text:p>
      <text:p text:style-name="Standard">Archidiaconorum</text:p>
      <text:p text:style-name="Standard"><text:soft-page-break/>Sohier</text:p>
      <text:p text:style-name="Standard">Renouart</text:p>
      <text:p text:style-name="Standard">Archidiacono de Josayo } excusatis</text:p>
      <text:p text:style-name="Standard">Pion extra</text:p>
      <text:p text:style-name="Standard">Bussi excusato</text:p>
      <text:p text:style-name="Standard">=FRAN_0393_05477_L.jpg=</text:p>
      <text:p text:style-name="Standard">Sunt xxix Cuilibet</text:p>
      <text:p text:style-name="Standard">Veneris in Vigillia sanctorum Symonis</text:p>
      <text:p text:style-name="Standard">et Jude xxvii octobris prima capituli generalis dicti festi fuerunt ad</text:p>
      <text:p text:style-name="Standard">capitulum et lucrati sunt domini et magistri infrascripti . videlicet Johannes de</text:p>
      <text:p text:style-name="Standard">Courcellis ᗅrchidiaconus de Josayo extra . Johannes de Oliva Succentor . Robertus Cibolle</text:p>
      <text:p text:style-name="Standard">cancellarius .Thoma de Courcellis penitenciarius . Petrus de Ordeimonte . Petrus</text:p>
      <text:p text:style-name="Standard">de Chacy . Guillelmus Britonis . Rogerus de Gaillon . Jacobus Barre . Radulfus</text:p>
      <text:p text:style-name="Standard">Haultny . Vincencius De Croces . Theobaldus de Victri . Johannes Paillard</text:p>
      <text:p text:style-name="Standard">Engerrannus Parenti . Johannes Monneti . Thoma de Jerson . Radulphus</text:p>
      <text:p text:style-name="Standard">Le Fourbeur . Martinus de Fraxinis . Jacobus Despars . Ambrosius</text:p>
      <text:p text:style-name="Standard">de Cameraco . Karolus Boullardi. Guillelmus Sohier . Hector Renouart</text:p>
      <text:p text:style-name="Standard">Johannes Bastardi Petrus Bouchier . Guido Burdelot . Johannes du ᗞrac infirmus</text:p>
      <text:p text:style-name="Standard">Johannes de Bussi excusatus . Stephanus Pion extra</text:p>
      <text:p text:style-name="Standard">ii s. valent lviii s.</text:p>
      <text:p text:style-name="Standard">lii°</text:p>
      <text:p text:style-name="Standard">Istud capitulum durat per iiiior dies et lucratur quilibet canonicus Par. pro qualibet</text:p>
      <text:p text:style-name="Standard">die ii s.p. quos debet solvere officiarius horarum . et quos solvit magister V. de</text:p>
      <text:p text:style-name="Standard">Croces nunc officiarius dicti officii . Et est ordinatum dictum capitulum particulariter</text:p>
      <text:p text:style-name="Standard">ad audiendum compotum seu statum dicti officiarii . et ad ipsum continuandum</text:p>
      <text:p text:style-name="Standard">vel de alio providendum .</text:p>
      <text:p text:style-name="Standard">Ordinatum est quod m. V. de Croces continuatur pro isto anno in suo officio horarum etc.</text:p>
      <text:p text:style-name="Standard">Et quod de cetero reddantur compota officiorum in capitulo statim post capitula</text:p>
      <text:p text:style-name="Standard">generalia ut omnes domini possint ea videre et scire statum ecclesie / et expectabitur</text:p>
      <text:p text:style-name="Standard">dominus archidiaconus de Josayo alter commissorum ad audiendum dictum compotum qui ut dicit</text:p>
      <text:p text:style-name="Standard">de proximo veniet .</text:p>
      <text:p text:style-name="Standard">Hodie magister V. de Croces fecit suam relacionem de suo viagio facto apud Ayencourt</text:p>
      <text:p text:style-name="Standard">Relacio m. V.</text:p>
      <text:p text:style-name="Standard">Oultrebays et de domino vicedomino ᗅmbiacensi de Viry de leschelles et aliis pluribus</text:p>
      <text:p text:style-name="Standard">De Croces</text:p>
      <text:p text:style-name="Standard">Locis et retulit multa fecisse pro bono ecclesie unde domini fuerunt bene contenti</text:p>
      <text:p text:style-name="Standard"><text:soft-page-break/>et inte cetum retulit tradidisse unum furnum pro viii s. redditus cuidem homini que tenebere</text:p>
      <text:p text:style-name="Standard">manutenere in bono statu / fecit eciam execucionem contra dictum dominum vicedominum</text:p>
      <text:p text:style-name="Standard">de illis de sancto</text:p>
      <text:p text:style-name="Standard">Pro solvendo illis de Sancto Martino de Campis que sibi debentur per composicionem cum</text:p>
      <text:p text:style-name="Standard">eis novissime et nuper factam capiatur medietas peccuniarum super officio panis</text:p>
      <text:p text:style-name="Standard">et alia medietas pars super officio anniversariorum</text:p>
      <text:p text:style-name="Standard">Cxxxiiii</text:p>
      <text:p text:style-name="Standard">267.</text:p>
      <text:p text:style-name="Standard">ᗞe compotis</text:p>
      <text:p text:style-name="Standard">audiendis</text:p>
      <text:p text:style-name="Standard">=FRAN_0393_05478_L.jpg=</text:p>
      <text:p text:style-name="Standard">Sunt xxviii cuilibet</text:p>
      <text:p text:style-name="Standard">Lune penultima octobris iia dicti capituli generalis fuerunt ad capitulum et lucrati sunt</text:p>
      <text:p text:style-name="Standard">ii s. valent lvi s.</text:p>
      <text:p text:style-name="Standard">Domini Succentor Cancellarius . Penitenciarius Ordeimonte . Chacy Breton . Gaillon</text:p>
      <text:p text:style-name="Standard">Barre . Haultny Du Drac . Victri De Croces . Parenti . Monneti Jerson</text:p>
      <text:p text:style-name="Standard">Fourbeur Fraxinis Despars . de Cameraco . Boullardi . P Thomas</text:p>
      <text:p text:style-name="Standard">Sohier . P. Bouchier . Burdelot Bastardi Archidiaconus de Josayo extra Bussi</text:p>
      <text:p text:style-name="Standard">excusato . Pion extra</text:p>
      <text:p text:style-name="Standard">De Johanne de</text:p>
      <text:p text:style-name="Standard">Ad supplicacionem Johannis de Riquebourc capitanei de Liricantu / Placet dominis</text:p>
      <text:p text:style-name="Standard">Richebourc</text:p>
      <text:p text:style-name="Standard">sibi dare de gracia pro gratis serviciis ecclesie per ipsum impensatis apud Liricantu</text:p>
      <text:p text:style-name="Standard">unam marcham argenti non tamen ut capitaneus</text:p>
      <text:p text:style-name="Standard">De una marcha</text:p>
      <text:p text:style-name="Standard">Placet dominis quod per modum mutui tradatur cuidem homini tenenti molendinum de</text:p>
      <text:p text:style-name="Standard">una marcha argenti Sic quod obligat se et dictum molendinum ad restituendum</text:p>
      <text:p text:style-name="Standard">dictam summam</text:p>
      <text:p text:style-name="Standard">De canonicis Sancti Jo.</text:p>
      <text:p text:style-name="Standard">Super requesta canonicorum Sancti Johannis Rotundi petentis provisionem de xx d.</text:p>
      <text:p text:style-name="Standard">Rotundi</text:p>
      <text:p text:style-name="Standard">pro quadam die videlicet de iiii d. ultra eorum provisionem que est de xvi d.</text:p>
      <text:p text:style-name="Standard">ponatur in dilacione.</text:p>
      <text:p text:style-name="Standard">Loubloyer</text:p>
      <text:p text:style-name="Standard">Hodie domini Johannes Loubloyer et Jo. Huon pecierunt habere provisiones xx s.d.</text:p>
      <text:p text:style-name="Standard">Huon</text:p>
      <text:p text:style-name="Standard"><text:soft-page-break/>pro qualibet die / et ipsi offerunt venire ad parvus horas.</text:p>
      <text:p text:style-name="Standard">Super requesta m. Symonis Chapitaut et Guillelmi Navet bedelli</text:p>
      <text:p text:style-name="Standard">universitatis Par. $reque pont$ petencium ex parte domini rectoris universitatis Par.</text:p>
      <text:p text:style-name="Standard">De domino episcopo</text:p>
      <text:p text:style-name="Standard">Bajocensis et magistro</text:p>
      <text:p text:style-name="Standard">remicti coram eo per capitulum causam motam inter dominum episcopum Baiocensem</text:p>
      <text:p text:style-name="Standard">Victore Textoris</text:p>
      <text:p text:style-name="Standard">et m. Victorem Textoris in capitulo Par. occasione cujusdam Biblie in qua causa</text:p>
      <text:p text:style-name="Standard">dominus officialis capituli jam dedit suam sentenciam contra dictum Textoris a qua</text:p>
      <text:p text:style-name="Standard">sentencia idem magister Sy ut dixtit appellavit. Ordinatum est quo differatur</text:p>
      <text:p text:style-name="Standard">negocium usque ad diem crastinam ad dandum super hoc responsum</text:p>
      <text:p text:style-name="Standard">Ordinatum est quod tradantur per notarium capituli magistro Ar. magistro puerorum chori xxi</text:p>
      <text:p text:style-name="Standard">De magistro Ar. magistro</text:p>
      <text:p text:style-name="Standard">puerorum chori</text:p>
      <text:p text:style-name="Standard">scuta auri et vii s. par. nuper receptis a magistro Jo. Bureau de arreragiis</text:p>
      <text:p text:style-name="Standard">xxv s.p. redditus de xl s.p. redditus quos ipsi pueri percipiunt super quadam platea</text:p>
      <text:p text:style-name="Standard">seu masura in vico des Arsis seu</text:p>
      <text:p text:style-name="Standard">De capsa Liricantus de qua hic locutum est domini sunt oppinionis quod</text:p>
      <text:p text:style-name="Standard">capellanus loci habeat facultatem eam deponandi aliquibus diebus quando populus</text:p>
      <text:p text:style-name="Standard">ibidem affluet</text:p>
      <text:p text:style-name="Standard">268.</text:p>
      <text:p text:style-name="Standard">argenti tradenda</text:p>
      <text:p text:style-name="Standard">De capsa</text:p>
      <text:p text:style-name="Standard">Liricantus</text:p>
      <text:p text:style-name="Standard">=FRAN_0393_05479_L.jpg=</text:p>
      <text:p text:style-name="Standard">Martis in vigillia omnium sanctorum ultima octobris tercia dicti capituli</text:p>
      <text:p text:style-name="Standard">generalis fuerunt ad capitulum et lucrati sunt domini et magistri Succentor.</text:p>
      <text:p text:style-name="Standard">Cancellarius. Ordeimonte . Chacy . Breton . Gaillon . Barre . Haultny</text:p>
      <text:p text:style-name="Standard">Du Drac . De Croces . Victri . Paillard Parenti Monneti Jerson.</text:p>
      <text:p text:style-name="Standard">. Fourbeur . Fraxinis . Despars . De Cameraco . Boullardi . P Thomas</text:p>
      <text:p text:style-name="Standard">Sohier . Bouchier . Burdelot . Bastardi . Bussi excusatus . Pion extra</text:p>
      <text:p text:style-name="Standard">Archidiacono de Josayo extra</text:p>
      <text:p text:style-name="Standard">de licteris de complainte</text:p>
      <text:p text:style-name="Standard">Magister Jo. Du Drac se oneravit de recuperando a procuratore $pal$ parlamenti licteras</text:p>
      <text:p text:style-name="Standard">recuperandis</text:p>
      <text:p text:style-name="Standard">de complainte pro facto Liricantus.</text:p>
      <text:p text:style-name="Standard"><text:soft-page-break/>Sunt xxviii cuilibet</text:p>
      <text:p text:style-name="Standard">ii. s. valent lvi s.</text:p>
      <text:p text:style-name="Standard">cccc lii°</text:p>
      <text:p text:style-name="Standard">Domini { Succentor }</text:p>
      <text:p text:style-name="Standard">ibunt erga dominum rectorem universitatis pro facto cause mote</text:p>
      <text:p text:style-name="Standard">Cancellarius</text:p>
      <text:p text:style-name="Standard">Commissi erga dominum</text:p>
      <text:p text:style-name="Standard">Fraxinis</text:p>
      <text:p text:style-name="Standard">inter dominum episcopum Bajocensem et m. Victorem textoris occasione</text:p>
      <text:p text:style-name="Standard">Rectorem</text:p>
      <text:p text:style-name="Standard">cujusdam Biblie / pro pacificendo negocioum vocatis et auditis</text:p>
      <text:p text:style-name="Standard">partibus seu eorum procuratoribus.</text:p>
      <text:p text:style-name="Standard">De preposito et serviente</text:p>
      <text:p text:style-name="Standard">Matheus Despiez prepositus</text:p>
      <text:p text:style-name="Standard">apud Chenevieres</text:p>
      <text:p text:style-name="Standard">apud villam de Harcourt dictam Chenevieres</text:p>
      <text:p text:style-name="Standard">Et Droco Petit serviens in parrochia d'Andresi ordinati sunt et prestiterunt juramentum</text:p>
      <text:p text:style-name="Standard">269.</text:p>
      <text:p text:style-name="Standard">Mercurii prima novembris fuit festum omnium sanctorum</text:p>
      <text:p text:style-name="Standard">Jovis fuit festum commemoracionis deffunctorm</text:p>
      <text:p text:style-name="Standard">Veneris fuit festum Sancti Marcelli</text:p>
      <text:p text:style-name="Standard">Festa</text:p>
      <text:p text:style-name="Standard">=FRAN_0393_05480_L.jpg=</text:p>
      <text:p text:style-name="Standard">Sabbati iiiia novembris iiiia et ultima dicti Capituli generalis fuerunt ad</text:p>
      <text:p text:style-name="Standard">Sunt xxvi cuilibet</text:p>
      <text:p text:style-name="Standard">Capitulum et lucrati sunt domini et magistri Archidiaconus de Josayo . Succentor</text:p>
      <text:p text:style-name="Standard">ii s. valent . lii. s.</text:p>
      <text:p text:style-name="Standard">Cancellarius . Penitenciarius . Ordeimonte . Chacy . Breton . Gaillon . Barre</text:p>
      <text:p text:style-name="Standard">Haultny . Du Drac . De Croces . Victri . Aguenin . Monneti Jerson</text:p>
      <text:p text:style-name="Standard">Fourbeur . Despars . de Cameraco Boullardi Sohier Burdelot</text:p>
      <text:p text:style-name="Standard">Bastardi . Parenti . Bussi excusatus . Pion extra</text:p>
      <text:p text:style-name="Standard">Ordinatum est quod fiat forum cum Guillelmo Thibout boulengario pro faciendo panem</text:p>
      <text:p text:style-name="Standard">Capituli pro isto anno . videlicet pro ix s. pro sextario si noluit facere pro minori</text:p>
      <text:p text:style-name="Standard">De G. Thibout</text:p>
      <text:p text:style-name="Standard">precio Et quia petit C. scuta ex mutuo . loquentur com ipso domini archidiaconus de</text:p>
      <text:p text:style-name="Standard">pro pane capituli</text:p>
      <text:p text:style-name="Standard"><text:soft-page-break/>Josayo et Du Drac</text:p>
      <text:p text:style-name="Standard">Visis hic licteris domini Johannis Laurens receptoris apud Liricantum petentis et</text:p>
      <text:p text:style-name="Standard">et supplicatis sibi tradi unam caudam vini ibidem existentem . Placet</text:p>
      <text:p text:style-name="Standard">dominis quod ipsa cauda vini et vinum predictem appreciantur et sibi tradantur pro precio</text:p>
      <text:p text:style-name="Standard">De domino Johanne</text:p>
      <text:p text:style-name="Standard">quo apprecientur . Et si dominus Jo. de Souvegny ibidem capellanus pecierit eam</text:p>
      <text:p text:style-name="Standard">Laurens</text:p>
      <text:p text:style-name="Standard">ipse habebit precium ejusdem vini / et defalcabitur eidem domino Jo. Laurens</text:p>
      <text:p text:style-name="Standard">super sua pensione . Et super hoc scribetur ipsi domino Jo. Laurens</text:p>
      <text:p text:style-name="Standard">270.</text:p>
      <text:p text:style-name="Standard">Remictuntur Johanni Cressonalle arreragia xl s. p. redditus debita officio anniversarum</text:p>
      <text:p text:style-name="Standard">mediantibus xx s. p. redditus capiendis super domo sua in vico Sancti Jacobi</text:p>
      <text:p text:style-name="Standard">De Johanne</text:p>
      <text:p text:style-name="Standard">ad intersignum des Connins . et sive prejudicio predictorum xl s. p. redditus et</text:p>
      <text:p text:style-name="Standard">Cressonaille</text:p>
      <text:p text:style-name="Standard">super hoc fit Brevetum Castalleti . et habuit licteram capituli super hoc</text:p>
      <text:p text:style-name="Standard">Fiat lictera servienti apud Lirican de data qua hujusmodi officium fuit concessa</text:p>
      <text:p text:style-name="Standard">alias</text:p>
      <text:p text:style-name="Standard">De serviente apud</text:p>
      <text:p text:style-name="Standard">Liricantu</text:p>
      <text:p text:style-name="Standard">=FRAN_0393_05481_L.jpg=</text:p>
      <text:p text:style-name="Standard">Lune via novembris capitulantibus dominis</text:p>
      <text:p text:style-name="Standard">Archidiacono de Josayo</text:p>
      <text:p text:style-name="Standard">Succentore</text:p>
      <text:p text:style-name="Standard">Parenti</text:p>
      <text:p text:style-name="Standard">Penitenciario</text:p>
      <text:p text:style-name="Standard">Monne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Barre</text:p>
      <text:p text:style-name="Standard">Fraxinis</text:p>
      <text:p text:style-name="Standard">Haultny</text:p>
      <text:p text:style-name="Standard">Despars</text:p>
      <text:p text:style-name="Standard">Ordeimonte</text:p>
      <text:p text:style-name="Standard"><text:soft-page-break/>De Cameraco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Aguenin</text:p>
      <text:p text:style-name="Standard">Sohier</text:p>
      <text:p text:style-name="Standard">Nichil conclusum est in presenti capitulo quod debeat hic scribi licet de pluribus hic</text:p>
      <text:p text:style-name="Standard">fuerit locutum.</text:p>
      <text:p text:style-name="Standard">CCCC lii°</text:p>
      <text:p text:style-name="Standard">Bastardi</text:p>
      <text:p text:style-name="Standard">Bussi</text:p>
      <text:p text:style-name="Standard">Gaillon } excusatis</text:p>
      <text:p text:style-name="Standard">Pion camerario extra</text:p>
      <text:p text:style-name="Standard">Mercurii viiia novembris capitulantibus dominis.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Monne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Gaillon</text:p>
      <text:p text:style-name="Standard">Fraxinis</text:p>
      <text:p text:style-name="Standard">Haultny</text:p>
      <text:p text:style-name="Standard">Despars</text:p>
      <text:p text:style-name="Standard">Du Drac</text:p>
      <text:p text:style-name="Standard">De Cameraco</text:p>
      <text:p text:style-name="Standard">Victri</text:p>
      <text:p text:style-name="Standard"><text:soft-page-break/>Boullardi</text:p>
      <text:p text:style-name="Standard">Archidiaconus de Josayo</text:p>
      <text:p text:style-name="Standard">ad hoc commissi fecerunt eorum relacionem de Compotis</text:p>
      <text:p text:style-name="Standard">Domini {</text:p>
      <text:p text:style-name="Standard">Succentor</text:p>
      <text:p text:style-name="Standard">m. V. De Croces de officio horarum de Anno CCCCli°</text:p>
      <text:p text:style-name="Standard">Cancellarius</text:p>
      <text:p text:style-name="Standard">Super requesta Egidii de Leau tabellionis de Andresiaco petentis graciam de Arreragiis</text:p>
      <text:p text:style-name="Standard">xxiiii. solidorum redditus ad causam cujusdam insule apud Andresiacum continentem dimidium arpenti</text:p>
      <text:p text:style-name="Standard">et quod fiat sibi moderacio dicti redditus pro octo solidiis redditus . remictitur discericioni dicti</text:p>
      <text:p text:style-name="Standard">officiarii horarum omnino ut cupiat de ipsis arreragiis quicquid poterit et si aliquid</text:p>
      <text:p text:style-name="Standard">possit et eciam de tradendo ad tempus et de precio etc.</text:p>
      <text:p text:style-name="Standard">271.</text:p>
      <text:p text:style-name="Standard">P Thomas</text:p>
      <text:p text:style-name="Standard">Sohier</text:p>
      <text:p text:style-name="Standard">Burdelot</text:p>
      <text:p text:style-name="Standard">Bastardi</text:p>
      <text:p text:style-name="Standard">Barre in missa</text:p>
      <text:p text:style-name="Standard">Bussi excusato</text:p>
      <text:p text:style-name="Standard">Pion camerario extra</text:p>
      <text:p text:style-name="Standard">De compotis</text:p>
      <text:p text:style-name="Standard">De Egidio</text:p>
      <text:p text:style-name="Standard">s</text:p>
      <text:p text:style-name="Standard">de Leau</text:p>
      <text:p text:style-name="Standard">=FRAN_0393_05482_L.jpg=</text:p>
      <text:p text:style-name="Standard">272</text:p>
      <text:p text:style-name="Standard">Super requesta domini archidiaconi de Josayo tenentis terram de Ayencourt</text:p>
      <text:p text:style-name="Standard">offerentis tradere et restituere Capitulo hujusmodi terram in statu in quo est de</text:p>
      <text:p text:style-name="Standard">presenti restitendo sibi misias ibidem racionabiliter factas prout dixit apparere per</text:p>
      <text:p text:style-name="Standard">quictanciam reparacionum ibidem factarum / aut quod tradendo per ipsum ultra alias</text:p>
      <text:p text:style-name="Standard">per ipsum tradita iiC l. exponentis in reparacionibus et aliis neccessariis quod sibi tradatur</text:p>
      <text:p text:style-name="Standard">hujusmodi terra usque ad .l. annos modo et forma quibus nunc eam tenet</text:p>
      <text:p text:style-name="Standard">De terra de Ayencourt</text:p>
      <text:p text:style-name="Standard">Sic quod ipse obierit infra dictum tempus heredes sui possint eam tenere</text:p>
      <text:p text:style-name="Standard">pro domino Ar. de Josayo</text:p>
      <text:p text:style-name="Standard"><text:soft-page-break/>loco sui ipsam terram usque ad dictum temus . Super quo domini non sunt</text:p>
      <text:p text:style-name="Standard">oppinionis quod sibi tradatur sic ad hujusmodi tempus Sed sunt oppinionis</text:p>
      <text:p text:style-name="Standard">quod domini Succentor Cancellarius et De Croces loquantur cum ipso de alio modo</text:p>
      <text:p text:style-name="Standard">faciendo et refferant.</text:p>
      <text:p text:style-name="Standard">Veneris xa. novembris capitulantibus dominis.</text:p>
      <text:p text:style-name="Standard">Monneti</text:p>
      <text:p text:style-name="Standard">Bastardi</text:p>
      <text:p text:style-name="Standard">Cancellario</text:p>
      <text:p text:style-name="Standard">Jerson</text:p>
      <text:p text:style-name="Standard">P. Bouchier</text:p>
      <text:p text:style-name="Standard">Penitenciario</text:p>
      <text:p text:style-name="Standard">Ordeimonte</text:p>
      <text:p text:style-name="Standard">Fourbeur</text:p>
      <text:p text:style-name="Standard">Archidiacono Josayo</text:p>
      <text:p text:style-name="Standard">Parenti</text:p>
      <text:p text:style-name="Standard">Chacy</text:p>
      <text:p text:style-name="Standard">Du Drac</text:p>
      <text:p text:style-name="Standard">Breton</text:p>
      <text:p text:style-name="Standard">Despars</text:p>
      <text:p text:style-name="Standard">Bussi } excusatis</text:p>
      <text:p text:style-name="Standard">Gaillon</text:p>
      <text:p text:style-name="Standard">Boullardi</text:p>
      <text:p text:style-name="Standard">Paillard</text:p>
      <text:p text:style-name="Standard">Barre</text:p>
      <text:p text:style-name="Standard">P Thomas</text:p>
      <text:p text:style-name="Standard">Haultny</text:p>
      <text:p text:style-name="Standard">De Croces</text:p>
      <text:p text:style-name="Standard">Sohier</text:p>
      <text:p text:style-name="Standard">Pion extra</text:p>
      <text:p text:style-name="Standard">Victri</text:p>
      <text:p text:style-name="Standard">Burdelot</text:p>
      <text:p text:style-name="Standard">Audita relacione magistrorum Jacobi Barre et Johannis Monneti ad hoc commissorum</text:p>
      <text:p text:style-name="Standard">Super contentis in requesta magistri Jacobi Merati . Placet dominis</text:p>
      <text:p text:style-name="Standard">sib facere moderacionem ad vitam suam dumtaxat de redditu quem</text:p>
      <text:p text:style-name="Standard">debet clericis matutinarum super domo sua in domo clausi Brunelli</text:p>
      <text:p text:style-name="Standard">videlicet de ix l. p. ad C s. p. sive pro C s. p. proviso quod faciat fieri</text:p>
      <text:p text:style-name="Standard"><text:soft-page-break/>reparaciones neccessarias taxatas per magistrum Johannem James</text:p>
      <text:p text:style-name="Standard">Habeant canonici Sancti Aniani sua compota de quibus hic locutus est</text:p>
      <text:p text:style-name="Standard">Sancti Aniani</text:p>
      <text:p text:style-name="Standard">magister Jacobus Barre tradendo cedulam de recepisse</text:p>
      <text:p text:style-name="Standard">Magister Jacobus</text:p>
      <text:p text:style-name="Standard">Merati</text:p>
      <text:p text:style-name="Standard">De compotis</text:p>
      <text:p text:style-name="Standard">=FRAN_0393_05483_L.jpg=</text:p>
      <text:p text:style-name="Standard">Lune xiiia noi capitulantibus dominis</text:p>
      <text:p text:style-name="Standard">Archidiacono de Josayo</text:p>
      <text:p text:style-name="Standard">Succentore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Monnet</text:p>
      <text:p text:style-name="Standard">Chacy</text:p>
      <text:p text:style-name="Standard">Jerson</text:p>
      <text:p text:style-name="Standard">Breton</text:p>
      <text:p text:style-name="Standard">Fraxinis</text:p>
      <text:p text:style-name="Standard">Ordeimonte</text:p>
      <text:p text:style-name="Standard">De Cameraro</text:p>
      <text:p text:style-name="Standard">Gaillon</text:p>
      <text:p text:style-name="Standard">Aguenin</text:p>
      <text:p text:style-name="Standard">Barre</text:p>
      <text:p text:style-name="Standard">Boullardi</text:p>
      <text:p text:style-name="Standard">De Croces</text:p>
      <text:p text:style-name="Standard">Sohier</text:p>
      <text:p text:style-name="Standard">CCCC lii.</text:p>
      <text:p text:style-name="Standard">capitulu gerale Pulsetur die crastina capitulum generale sancti Martini hoc hora via de mane</text:p>
      <text:p text:style-name="Standard">de octo scutris</text:p>
      <text:p text:style-name="Standard">De terra de Viersi de qua hic locutus est magister V. de Croces Tradat</text:p>
      <text:p text:style-name="Standard">tradendis</text:p>
      <text:p text:style-name="Standard">idem De Croces octo scuta auri homini de quo ipse hic locutus est</text:p>
      <text:p text:style-name="Standard">Placet dominis quod ostendantur per m. V. de Croces officialum etc. lictere origensioe</text:p>
      <text:p text:style-name="Standard">De licteris ongi</text:p>
      <text:p text:style-name="Standard"><text:soft-page-break/>de quibus ipse hice locutus est videlicet</text:p>
      <text:p text:style-name="Standard">oscende</text:p>
      <text:p text:style-name="Standard">Pion</text:p>
      <text:p text:style-name="Standard">Burdelot</text:p>
      <text:p text:style-name="Standard">Parenti</text:p>
      <text:p text:style-name="Standard">Mondidier</text:p>
      <text:p text:style-name="Standard">P Thomas</text:p>
      <text:p text:style-name="Standard">Despars</text:p>
      <text:p text:style-name="Standard">Bussi excusato</text:p>
      <text:p text:style-name="Standard">Haultny</text:p>
      <text:p text:style-name="Standard">Fourbeur in missa</text:p>
      <text:p text:style-name="Standard">773</text:p>
      <text:p text:style-name="Standard">=FRAN_0393_05484_L.jpg=</text:p>
      <text:p text:style-name="Standard">Sn .xxx. Guilbet</text:p>
      <text:p text:style-name="Standard">Sunt xxx. Cuilibet</text:p>
      <text:p text:style-name="Standard">Martis in crastinum festi sancti Gendulphi</text:p>
      <text:p text:style-name="Standard">Martis in crastinum festi Santi Gendulphi</text:p>
      <text:p text:style-name="Standard">i sols val</text:p>
      <text:p text:style-name="Standard">vi s. valent</text:p>
      <text:p text:style-name="Standard">xiiiia novembris prima capituli generalis sancti Martini hiemalis fuerunt</text:p>
      <text:p text:style-name="Standard">xiiii novembris prima capituli generalis Sancti Martini hiemalis fuerunt</text:p>
      <text:p text:style-name="Standard">ad capitulum et lucrati fuerunt domini infrascripti videlicet archidiaconus de</text:p>
      <text:p text:style-name="Standard">ad capitulum et lucrati fuerunt domini infrascripti videlicet / archidiaconus de</text:p>
      <text:p text:style-name="Standard">Josayo . Succentor . Cancellarius . Penitenciarius . Ordeimonte Chacy . Breton</text:p>
      <text:p text:style-name="Standard">Josayo . Succentor . Cancellarius . Penitenciarius . Ordeimonte Chacy Breton</text:p>
      <text:p text:style-name="Standard">Gaillon . Barre . Haultny. Du ᗞrac . De Croces Aguenin</text:p>
      <text:p text:style-name="Standard">Gaillon . Barre . Haultny . Du Drac . De Croces . Aguenin</text:p>
      <text:p text:style-name="Standard">Paillard . Monneti . Parenti . Jerson . Fourbeur . Fraxinis</text:p>
      <text:p text:style-name="Standard">Paillard . Monneti . Parenti . Jerson . Fourbeur . Fraxinis</text:p>
      <text:p text:style-name="Standard">Boullard Sohier . Pion . Bouchier . Burdelot Mondidier</text:p>
      <text:p text:style-name="Standard">Boullard Sohier . Pion . Bouchier . Burdelot / Mondidier</text:p>
      <text:p text:style-name="Standard">P. Thomas. De Cameraco . Bussi excusatus . Victri . Despars excusatus</text:p>
      <text:p text:style-name="Standard">P. Thomas . De Cameraco . Bussi excusatus . Victri . Despars excusatus</text:p>
      <text:p text:style-name="Standard">Istud capitulum durat per iiiior dies et lucratur quilibet canonicus pro qualibet</text:p>
      <text:p text:style-name="Standard">Istud capitulum durat per iiiior dies et lucratur quilibet canonicus pro qualibet</text:p>
      <text:p text:style-name="Standard">die v s. p. et pro prima die quilibet vi s. p. quos debent solvere officiarii</text:p>
      <text:p text:style-name="Standard"><text:soft-page-break/>die v s. p. et pro prima die quilibet vi s. par. quos debent solvere officiarii</text:p>
      <text:p text:style-name="Standard">anniversariorum et vini et quos solvit pro ista vice magister Vincencius de Croces</text:p>
      <text:p text:style-name="Standard">anniversariorum et vini et quos solvit pro ista vice magister Vincencius de Croces</text:p>
      <text:p text:style-name="Standard">canonicus et officiarius dictorum officiorum et est ordinatum principaliter ad</text:p>
      <text:p text:style-name="Standard">canonicus et officiarius dictorum officiorum et est ordinatum principaliter ad</text:p>
      <text:p text:style-name="Standard">audiendum compota dictorum officiorum et ad ipsos continuandum vel de</text:p>
      <text:p text:style-name="Standard">audiendum compota dictorum officiorum et ad ipsos continuandum vel de</text:p>
      <text:p text:style-name="Standard">aliis providendum .</text:p>
      <text:p text:style-name="Standard">aliis providendum.</text:p>
      <text:p text:style-name="Standard">Capellania d'Oultrebays ad presentacionem capituli spectans declaratur vacans</text:p>
      <text:p text:style-name="Standard">Capellania d'Oultrebays ad presentacionem capituli spectans declaratur vacans</text:p>
      <text:p text:style-name="Standard">per obitum Johannis de Chailli ultimi possessoris eiusdem audita prius</text:p>
      <text:p text:style-name="Standard">per obitum Johannis de Chailli ultimi possessoris ejusdem audita prius</text:p>
      <text:p text:style-name="Standard">Declaracio</text:p>
      <text:p text:style-name="Standard">Declaracio</text:p>
      <text:p text:style-name="Standard">vacacionis</text:p>
      <text:p text:style-name="Standard">vacacionis</text:p>
      <text:p text:style-name="Standard">relacione magistri Johannis du ᗞrac canonici Par. qui retulit ipsum de Chailli</text:p>
      <text:p text:style-name="Standard">relacione magistri Johannis Du Drac canonici Par. qui retulit ipsum de Chailli</text:p>
      <text:p text:style-name="Standard">capellanie</text:p>
      <text:p text:style-name="Standard">capellanie</text:p>
      <text:p text:style-name="Standard">fore deffunctum presente magistro Petro d'Orgemont existente in turno parvo</text:p>
      <text:p text:style-name="Standard">fore deffunctum presente magistro Petro d'Orgemont existente in turno parvo</text:p>
      <text:p text:style-name="Standard">Dampnart</text:p>
      <text:p text:style-name="Standard">Dampnart</text:p>
      <text:p text:style-name="Standard">Commictitur discrecioni m. Vincencii de Croces officiarii de tractando</text:p>
      <text:p text:style-name="Standard">Commictitur discrecioni m. Vincencii de Croces officiarii de tractando</text:p>
      <text:p text:style-name="Standard">cum quibusdam hominibus pro firma de ᗞampnart et refferendo</text:p>
      <text:p text:style-name="Standard">cum quibusdam hominibus pro firma de Dampniart et refferendo</text:p>
      <text:p text:style-name="Standard">Magister Vincencius de Croces oneratus est de scribendo apud Leschelles</text:p>
      <text:p text:style-name="Standard">Magister Vincencius de Croces oneratus est de scribendo apud Leschelles</text:p>
      <text:p text:style-name="Standard">Leschelles</text:p>
      <text:p text:style-name="Standard">Leschelles</text:p>
      <text:p text:style-name="Standard">prope Jongny / ad sciendum quantum poterit valere domus.</text:p>
      <text:p text:style-name="Standard">prope Joigny / ad sciendum quantum poterit valere domus etc</text:p>
      <text:p text:style-name="Standard">274</text:p>
      <text:p text:style-name="Standard"><text:soft-page-break/>274.</text:p>
      <text:p text:style-name="Standard">=FRAN_0393_05485_L.jpg=</text:p>
      <text:p text:style-name="Standard">cccc. lii.</text:p>
      <text:p text:style-name="Standard">Mercurii xv novembris iida dicti capituli generalis fuerunt ad</text:p>
      <text:p text:style-name="Standard">Sunt xxx. Cuilibet</text:p>
      <text:p text:style-name="Standard">capitulum / et lucrati sunt domini Archidiaconus de Josas . Succentor . Cancellarius</text:p>
      <text:p text:style-name="Standard">v s. valent</text:p>
      <text:p text:style-name="Standard">Penitenciarius . Ordeimonte Chacy . Breton . Gaillon . Barre . Haultny</text:p>
      <text:p text:style-name="Standard">Du Drac De Croces Victri . Parenti . Monneti . Jerson . Fourbeur</text:p>
      <text:p text:style-name="Standard">Fraxinis . Despars . Boullardi . Sohier . Pion . Bouchier</text:p>
      <text:p text:style-name="Standard">Burdelot . P. Thomas . De Cameraco . Aguenin . Bussi excusatus.</text:p>
      <text:p text:style-name="Standard">Paillard . Mondidier excusati.</text:p>
      <text:p text:style-name="Standard">Ordinatum est quod magister Vincencius de Croces continuatur ad officium</text:p>
      <text:p text:style-name="Standard">anniversariorum pro isto anno et injungatur omnibus officiariis quod de cetero</text:p>
      <text:p text:style-name="Standard">reddant sua compota de suis officiis maxime de magnis officiis</text:p>
      <text:p text:style-name="Standard">De magistro V. De Croces}</text:p>
      <text:p text:style-name="Standard">infra tres menses post lapsum terminum dictorum officiorum sub pena x. £ par.</text:p>
      <text:p text:style-name="Standard">et aliis officiariis }</text:p>
      <text:p text:style-name="Standard">aut quod afferant sua compota in quolibet termino supra buffetum et tunc</text:p>
      <text:p text:style-name="Standard">poterunt petere dilacionem si non fuerunt prompti ad ipsa reddenda presentibus</text:p>
      <text:p text:style-name="Standard">ad hoc magistris R. Haultny . Barre Pion. Du Drac et De Croces qui</text:p>
      <text:p text:style-name="Standard">habent redere sua compota.</text:p>
      <text:p text:style-name="Standard">Magister Stephanus Pion vel magister Vincencius De Croces commictuntur ad faciendum adjournari</text:p>
      <text:p text:style-name="Standard">de domino Archiepiscopo</text:p>
      <text:p text:style-name="Standard">dominum archiepiscopum Senonensem qui debet ecclesie certas summas per suas cedulas</text:p>
      <text:p text:style-name="Standard">Senonensi</text:p>
      <text:p text:style-name="Standard">Commissi</text:p>
      <text:p text:style-name="Standard">Domini Succentor} loquantur cum executoribus deffuncti m. Johannis Chuffart</text:p>
      <text:p text:style-name="Standard">Chuffart</text:p>
      <text:p text:style-name="Standard">Cancellarius</text:p>
      <text:p text:style-name="Standard">pro facto Torcularis de Fontaneto / et refferent</text:p>
      <text:p text:style-name="Standard">275.</text:p>
      <text:p text:style-name="Standard">=FRAN_0393_05486_L.jpg=</text:p>
      <text:p text:style-name="Standard">276.</text:p>
      <text:p text:style-name="Standard">Sunt xxx . Cuilibet</text:p>
      <text:p text:style-name="Standard">v s. valent</text:p>
      <text:p text:style-name="Standard"><text:soft-page-break/>Jovis xvi novembris tercia dicti capituli generalis fuerunt ad capitulum</text:p>
      <text:p text:style-name="Standard">et lucrati sunt domini Succentor . Cancellarius . Penitenciarius . Ordeimonte</text:p>
      <text:p text:style-name="Standard">Chacy . Breton . Gaillon . Barre . Haultny Du Drac Victri</text:p>
      <text:p text:style-name="Standard">De Croces . Mondidier Paillard . Parenti Monneti . Jerson .</text:p>
      <text:p text:style-name="Standard">Fourbeur Fraxinis . Despars . Boullard . Sohier . Pion . Bouchier</text:p>
      <text:p text:style-name="Standard">Burdelot P Thomas . De Cameraco . Archidiaconus de Josayo excusatus</text:p>
      <text:p text:style-name="Standard">Bussi Aguenin excusati</text:p>
      <text:p text:style-name="Standard">De domo que fuit Petri de $Thumery$ quam alias peciit habere a</text:p>
      <text:p text:style-name="Standard">Thury</text:p>
      <text:p text:style-name="Standard">capitulo magister Andreas Le Roy. de qua hic locutum est magister Jacobus</text:p>
      <text:p text:style-name="Standard">De domo P. de Thury</text:p>
      <text:p text:style-name="Standard">Barre cum officiario commissus est ad inquirendum de proclamacionibus</text:p>
      <text:p text:style-name="Standard">factis de dicta domo prout retulit dictus Barre . et ad videndum</text:p>
      <text:p text:style-name="Standard">dictam domum interim deputantur domini Succentor Du Drac. Victri et</text:p>
      <text:p text:style-name="Standard">De Croces et refferendum.</text:p>
      <text:p text:style-name="Standard">De Croces</text:p>
      <text:p text:style-name="Standard">Habeat magister V. de Croces officiarius etc. mandatum capituli de xv. scutoris</text:p>
      <text:p text:style-name="Standard">traditis priori Sancti Martini de Campis</text:p>
      <text:p text:style-name="Standard">Ste. Fabri</text:p>
      <text:p text:style-name="Standard">Fiat lictera magistro Ste. Fabri advocato in parlamento retencionis consiliarii</text:p>
      <text:p text:style-name="Standard">et advocati capituli ad vadia C. s.p. pro quolibet anno.</text:p>
      <text:p text:style-name="Standard">Commissi { Haultny } Domini</text:p>
      <text:p text:style-name="Standard">Barre</text:p>
      <text:p text:style-name="Standard">Ordeimonte.</text:p>
      <text:p text:style-name="Standard">{ Gaillon }</text:p>
      <text:p text:style-name="Standard">deputantur ad audiendum et examinandum compota</text:p>
      <text:p text:style-name="Standard">Monneti</text:p>
      <text:p text:style-name="Standard">magistrorum R. Haultny et Ja. Barre et refferendum</text:p>
      <text:p text:style-name="Standard">P. Thomas</text:p>
      <text:p text:style-name="Standard">difficultates.</text:p>
      <text:p text:style-name="Standard">Super domino de Moreil alias de Bethune petente graciam seu moderacionem</text:p>
      <text:p text:style-name="Standard">De domino de</text:p>
      <text:p text:style-name="Standard">de debitis per ipsum ecclesie responsum est quod conveniat cum domino Archidiacono</text:p>
      <text:p text:style-name="Standard">Bethune</text:p>
      <text:p text:style-name="Standard">de Josayo de summa quam debet et hoc facto et raportato in capitulo</text:p>
      <text:p text:style-name="Standard">domini deliberabunt et sibi respondebunt</text:p>
      <text:p text:style-name="Standard"><text:soft-page-break/>ooo-</text:p>
      <text:p text:style-name="Standard">De domo m. Ro .</text:p>
      <text:p text:style-name="Standard">Arrestantur ex parte capituli locagia domus claustralis m. Ro. de</text:p>
      <text:p text:style-name="Standard">de Fontanis</text:p>
      <text:p text:style-name="Standard">Fontanis in manu m. Jo. Le Bar commorantis in dicta domo</text:p>
      <text:p text:style-name="Standard">pro reparacionibus dicte domus</text:p>
      <text:p text:style-name="Standard">=FRAN_0393_05487_L.jpg=</text:p>
      <text:p text:style-name="Standard">cccc. lii</text:p>
      <text:p text:style-name="Standard">Veneris xvii novembris iiiia et ultima dicti capituli generalis fuerunt</text:p>
      <text:p text:style-name="Standard">Sunt xxx cuilibet</text:p>
      <text:p text:style-name="Standard">ad capitulum et lucrati sunt domini Archidiaconus de Josayo Succentor . Cancellarius</text:p>
      <text:p text:style-name="Standard">Penitenciarius . Ordeimonte . Chacy . Breton . Gaillon Barre . Haultny</text:p>
      <text:p text:style-name="Standard">Du Drac . De Croces . Victri . Aguenin . Paillard Parenti Mondidier</text:p>
      <text:p text:style-name="Standard">Jerson . Monneti . Fourbeur . Fraxinis . Despars . Sohier . Pion.</text:p>
      <text:p text:style-name="Standard">Burdelot P Thomas . De Cameraco . Boullard infirmus . Bussi . Bouchier</text:p>
      <text:p text:style-name="Standard">excusati.</text:p>
      <text:p text:style-name="Standard">Placet dominis quod tradendo im promptu per dominum de Bethune ducenta</text:p>
      <text:p text:style-name="Standard">scuta auri super hoc que debet ecclesie pro Ave $re$ Regina expertetur</text:p>
      <text:p text:style-name="Standard">de residuo solvendo usque ad Pascha proxime.</text:p>
      <text:p text:style-name="Standard">Dictum est magistro Vincencio De Croces quod dicat illis de Sancto Victore quod veniat</text:p>
      <text:p text:style-name="Standard">De illis de</text:p>
      <text:p text:style-name="Standard">in capitulo pro tractando et componendo cum eis alioquin $nichil$</text:p>
      <text:p text:style-name="Standard">Sancto Victore</text:p>
      <text:p text:style-name="Standard">nichil solvatur eis / sed arrestantur omnia que petunt.</text:p>
      <text:p text:style-name="Standard">Ja. Despars</text:p>
      <text:p text:style-name="Standard">Placet dominis quod magister Jacobus Despars lucretur et habeat suas distribuciones</text:p>
      <text:p text:style-name="Standard">in omnibus et per omnia.</text:p>
      <text:p text:style-name="Standard">v s. valent</text:p>
      <text:p text:style-name="Standard">De domino</text:p>
      <text:p text:style-name="Standard">Bethune</text:p>
      <text:p text:style-name="Standard">277</text:p>
      <text:p text:style-name="Standard">Lune xx. novembris capitulantibus dominis</text:p>
      <text:p text:style-name="Standard">Succentore</text:p>
      <text:p text:style-name="Standard">Paillard</text:p>
      <text:p text:style-name="Standard">Cancellario</text:p>
      <text:p text:style-name="Standard">Parenti</text:p>
      <text:p text:style-name="Standard"><text:soft-page-break/>Penitenciario</text:p>
      <text:p text:style-name="Standard">Mondidier</text:p>
      <text:p text:style-name="Standard">Ordeimonte</text:p>
      <text:p text:style-name="Standard">Jerson</text:p>
      <text:p text:style-name="Standard">Chacy.</text:p>
      <text:p text:style-name="Standard">Monneti</text:p>
      <text:p text:style-name="Standard">Breton</text:p>
      <text:p text:style-name="Standard">Fourbeur</text:p>
      <text:p text:style-name="Standard">Gaillon</text:p>
      <text:p text:style-name="Standard">Fraxinis</text:p>
      <text:p text:style-name="Standard">Barre</text:p>
      <text:p text:style-name="Standard">Despars</text:p>
      <text:p text:style-name="Standard">Haultny</text:p>
      <text:p text:style-name="Standard">Boullardi</text:p>
      <text:p text:style-name="Standard">Aguenin</text:p>
      <text:p text:style-name="Standard">Du Drac excusato</text:p>
      <text:p text:style-name="Standard">De Croces extra</text:p>
      <text:p text:style-name="Standard">De clerico matutitunarum</text:p>
      <text:p text:style-name="Standard">Recipiatur ille socius de quo hic locutus est dominus Succentor in clericum matutinarum</text:p>
      <text:p text:style-name="Standard">recipiendo.</text:p>
      <text:p text:style-name="Standard">si reperiatur ad hoc sufficiens.</text:p>
      <text:p text:style-name="Standard">Sohier</text:p>
      <text:p text:style-name="Standard">Burdelot</text:p>
      <text:p text:style-name="Standard">P. Thomas</text:p>
      <text:p text:style-name="Standard">De Cameraco</text:p>
      <text:p text:style-name="Standard">De Brolio</text:p>
      <text:p text:style-name="Standard">Archidiacono de Josayo</text:p>
      <text:p text:style-name="Standard">Bussi</text:p>
      <text:p text:style-name="Standard">Victri</text:p>
      <text:p text:style-name="Standard">Pion</text:p>
      <text:p text:style-name="Standard">=FRAN_0393_05488_L.jpg=</text:p>
      <text:p text:style-name="Standard">278.</text:p>
      <text:p text:style-name="Standard">Hodie magister Arnulphus magister puerorum chori ecclesie Par. peciit habere peccuniam</text:p>
      <text:p text:style-name="Standard">pro regimine et expensa puerorum chori et habere commissarios ad audiendum sua</text:p>
      <text:p text:style-name="Standard">De magistro puerorum</text:p>
      <text:p text:style-name="Standard">compota de Anno preterito Super quo deputantur Ordeimonte et</text:p>
      <text:p text:style-name="Standard"><text:soft-page-break/>chori</text:p>
      <text:p text:style-name="Standard">Barre . ad audiendum ipsa compota / et ipsis compotis auditis halebit</text:p>
      <text:p text:style-name="Standard">peccuniam.</text:p>
      <text:p text:style-name="Standard">Domini { Archidiaconus de Josayo } videbunt cum officiariis ecclesie que beneficia ad</text:p>
      <text:p text:style-name="Standard">De beneficiis</text:p>
      <text:p text:style-name="Standard">{ Cancellarius }</text:p>
      <text:p text:style-name="Standard">{ Ordeimonte } vigore licterarum domini Cardinalis d'Estouteville</text:p>
      <text:p text:style-name="Standard">collacionem capituli Par. spectantes poterunt uniri ecclesie</text:p>
      <text:p text:style-name="Standard">uniendis</text:p>
      <text:p text:style-name="Standard">legati apostolici nuper capitulo Par.s concessorum</text:p>
      <text:p text:style-name="Standard">Super requesta m. P. de Brena petentis domum suam visitari et</text:p>
      <text:p text:style-name="Standard">De Brena</text:p>
      <text:p text:style-name="Standard">domum capelle m. Jo. de Conflans $Super quo$ deputantur magister Jo de</text:p>
      <text:p text:style-name="Standard">brolio / et Jo. Aguenin.</text:p>
      <text:p text:style-name="Standard">Domini { Cancellarius }</text:p>
      <text:p text:style-name="Standard">{ Penitenciarius }</text:p>
      <text:p text:style-name="Standard">videbunt et visitabunt domum et statum puerorum chori qui</text:p>
      <text:p text:style-name="Standard">petunt camisias et albas / et refferent ut provideatur eis</text:p>
      <text:p text:style-name="Standard">Super requesta domini archidiaconi de Josayo alias facta pro facto de</text:p>
      <text:p text:style-name="Standard">Josas pro</text:p>
      <text:p text:style-name="Standard">Ayencourt videlicet pro fundacione x l. pro suo obitu faciendo de quo</text:p>
      <text:p text:style-name="Standard">obitu suo</text:p>
      <text:p text:style-name="Standard">hic locutus est magister Jo. Paillard deputantur domini illi qui nuper</text:p>
      <text:p text:style-name="Standard">fuerunt commissi et ad refferendum</text:p>
      <text:p text:style-name="Standard">Domini mei</text:p>
      <text:p text:style-name="Standard">Archidiaconus de Josayo} ibunt erga dominum Archiepiscopum Senonensis tam pro</text:p>
      <text:p text:style-name="Standard">commissi pro domino</text:p>
      <text:p text:style-name="Standard">Cancellarius }</text:p>
      <text:p text:style-name="Standard">Senonensis</text:p>
      <text:p text:style-name="Standard">Victri et } facto peccuniarum per ipsum debitarum ecclesie quam pro</text:p>
      <text:p text:style-name="Standard">Monneti }</text:p>
      <text:p text:style-name="Standard">facto Lirirantus et refferent</text:p>
      <text:p text:style-name="Standard">Super requesta executorum et heredum m. Jo. Fortier et Katherine</text:p>
      <text:p text:style-name="Standard">De domo m. Philipi</text:p>
      <text:p text:style-name="Standard">de Beaunes Placet dominis in favorem Colini Laurens facere graciam</text:p>
      <text:p text:style-name="Standard">Dongny</text:p>
      <text:p text:style-name="Standard"><text:soft-page-break/>et moderacionem de par. pro turonensi pro isto anno / videlicet de lx s. p.</text:p>
      <text:p text:style-name="Standard">redditus quos camera ecclesie percipit super domo quam inhabitat nunc</text:p>
      <text:p text:style-name="Standard">m. Philippus Dongny.</text:p>
      <text:p text:style-name="Standard">=FRAN_0393_05489_L.jpg=</text:p>
      <text:p text:style-name="Standard">CCCC $liiii$ lii.</text:p>
      <text:p text:style-name="Standard">279.</text:p>
      <text:p text:style-name="Standard">Mercurii</text:p>
      <text:p text:style-name="Standard">xxii novembris capitulantibus dominis</text:p>
      <text:p text:style-name="Standard">Archidiacono de Josayo</text:p>
      <text:p text:style-name="Standard">Victri</text:p>
      <text:p text:style-name="Standard">De Brollio</text:p>
      <text:p text:style-name="Standard">Succentore</text:p>
      <text:p text:style-name="Standard">Aguenin</text:p>
      <text:p text:style-name="Standard">Cancellario</text:p>
      <text:p text:style-name="Standard">Parenti</text:p>
      <text:p text:style-name="Standard">P Thomas</text:p>
      <text:p text:style-name="Standard">Mondidier</text:p>
      <text:p text:style-name="Standard">Bussi</text:p>
      <text:p text:style-name="Standard">Penitenciario</text:p>
      <text:p text:style-name="Standard">Jerson</text:p>
      <text:p text:style-name="Standard">Paillard</text:p>
      <text:p text:style-name="Standard">} excusatis</text:p>
      <text:p text:style-name="Standard">Ordeimonte</text:p>
      <text:p text:style-name="Standard">Despars</text:p>
      <text:p text:style-name="Standard">Chacy</text:p>
      <text:p text:style-name="Standard">Monneti</text:p>
      <text:p text:style-name="Standard">Breton</text:p>
      <text:p text:style-name="Standard">De ᑕroces extra</text:p>
      <text:p text:style-name="Standard">Fourbeur</text:p>
      <text:p text:style-name="Standard">Gaillon</text:p>
      <text:p text:style-name="Standard">Fraxinis</text:p>
      <text:p text:style-name="Standard">Barre</text:p>
      <text:p text:style-name="Standard">Haultny</text:p>
      <text:p text:style-name="Standard">Boullardi</text:p>
      <text:p text:style-name="Standard">Pion</text:p>
      <text:p text:style-name="Standard">Hodie per deliberacionem capituli domini acceptaverunt oblacionem factam</text:p>
      <text:p text:style-name="Standard"><text:soft-page-break/>per dominum archidiaconum de Josas videlicet per m. Jo. de Courcelles et regraciaverunt</text:p>
      <text:p text:style-name="Standard">eidem de hujusmodi oblacione scilicet eo quod ipse obtulit et promisit de suo proprio</text:p>
      <text:p text:style-name="Standard">exponere infra tres annos proxime</text:p>
      <text:p text:style-name="Standard">l.p. ultra alias ii C £ jam $ibid$</text:p>
      <text:p text:style-name="Standard">expositas ex parte ipsius videlicet in reparacionibus stannorum et molendini ac aliorum</text:p>
      <text:p text:style-name="Standard">edificiorum neccessariorum ville et terre de Ayencourt quam ipse tenet a capitulo</text:p>
      <text:p text:style-name="Standard">usque ad xxv annos a die xx febrarii M CCCC xlix . prout in licteris super hoc</text:p>
      <text:p text:style-name="Standard">confectis continetur que sunt in thesauro ecclesie quequidem stanna et molendinum / ac</text:p>
      <text:p text:style-name="Standard">alia edificia indigent magnis et sumptuosis reparacionibus Et hiis mediantibus</text:p>
      <text:p text:style-name="Standard">concessum est eidem fieri singulis annis post ejus decessum ejus obitus</text:p>
      <text:p text:style-name="Standard">solennis temporibus perpetuis in ecclesii Par. in die per eum aut ejus executores</text:p>
      <text:p text:style-name="Standard">assignato pro animabus ipsius et suorum parencium amicorum et benefactorum</text:p>
      <text:p text:style-name="Standard">in quo obitu distribuentur x l. p. capiende primo super revenutis et</text:p>
      <text:p text:style-name="Standard">redditis dicti loci et inscribetur martilogio chori ecclesie si quod eciam si</text:p>
      <text:p text:style-name="Standard">contingat ipsi decedere ante tempus dictorum xxv annorum usque ad quodam</text:p>
      <text:p text:style-name="Standard">tempus per licteras predictas ejus heredes aut causam ipsius habentes dictam villam</text:p>
      <text:p text:style-name="Standard">$terram tenen$ cum suis pertinenciis poterunt retinere / statim post dictum decessum</text:p>
      <text:p text:style-name="Standard">dicti heredes seu causam habenti tenebuntur ultra pensione xx l. p. ad quem</text:p>
      <text:p text:style-name="Standard">tenet dictam terram per alias licteras solvere super dictis revenutis aliam</text:p>
      <text:p text:style-name="Standard">summam x l. p. pro dicto obitu celebrando quamdiu de dicta villa seu terra</text:p>
      <text:p text:style-name="Standard">gavisi fuerunt Et super hoc fuerunt facte lictere capituli dumtuxat que</text:p>
      <text:p text:style-name="Standard">transiverunt in cupitulo quarum copia est in thesauro signata signo manuali</text:p>
      <text:p text:style-name="Standard">dicti domini archidiaconi .</text:p>
      <text:p text:style-name="Standard">De domino Archidiacono</text:p>
      <text:p text:style-name="Standard">de Josayo</text:p>
      <text:p text:style-name="Standard">=FRAN_0393_05490_L.jpg=</text:p>
      <text:p text:style-name="Standard">280.</text:p>
      <text:p text:style-name="Standard">Super requesta Johannis Le Bourguegnon petentis graciam seu</text:p>
      <text:p text:style-name="Standard">moderacionem sibi fieri de et pro sua domo in vico clausi Brunelli</text:p>
      <text:p text:style-name="Standard">de arreragiis per ipsum debitis ad causam iiii £ par. redditus quas percipiunt</text:p>
      <text:p text:style-name="Standard">clerici matutinarum super dicta domo . Placet dominis facere graciam</text:p>
      <text:p text:style-name="Standard">De Johanne Le</text:p>
      <text:p text:style-name="Standard">de parisii pro tornacensi de Arreragiis pro isto Anno dumtaxat proviso quod gracia</text:p>
      <text:p text:style-name="Standard">Bourguegnon</text:p>
      <text:p text:style-name="Standard">hujusmodi convertatur in reparacionibus neccessariis et quod solvat residuum impromptu</text:p>
      <text:p text:style-name="Standard">alias gracia nulla</text:p>
      <text:p text:style-name="Standard"><text:soft-page-break/>{ Archidiaconus de Josayo }</text:p>
      <text:p text:style-name="Standard">{ Succentore }</text:p>
      <text:p text:style-name="Standard">Commictuntur ad loquendum et tractandum cum religiis</text:p>
      <text:p text:style-name="Standard">{ Cancellarius }</text:p>
      <text:p text:style-name="Standard">Sancti Victoris super questionibus et materiis</text:p>
      <text:p text:style-name="Standard">{ Penitenciarius }</text:p>
      <text:p text:style-name="Standard">{ Ordeimonte }</text:p>
      <text:p text:style-name="Standard">motis inter capitulum et ipsos et refferendum</text:p>
      <text:p text:style-name="Standard">{ Barre }</text:p>
      <text:p text:style-name="Standard">de Religiosis Sancti</text:p>
      <text:p text:style-name="Standard">Victoris</text:p>
      <text:p text:style-name="Standard">Hodie magister Stephanus Pion Camerarius Clericus exhibuit in Capitulo Par.</text:p>
      <text:p text:style-name="Standard">supra Buffetum mensuras Capituli videlicet quartam pintam</text:p>
      <text:p text:style-name="Standard">Copinam et dimidum sextarium de Cupro quas ut dixit nuper et</text:p>
      <text:p text:style-name="Standard">de novo fieri fecerat excepta quarta quam non fecerat fieri</text:p>
      <text:p text:style-name="Standard">De mensuris</text:p>
      <text:p text:style-name="Standard">Quibus sic exhibitis conclusum est quod de cetero vendatur vinum</text:p>
      <text:p text:style-name="Standard">Capituli</text:p>
      <text:p text:style-name="Standard">ad mensuram capituli et maxime in claustro et in juridicione</text:p>
      <text:p text:style-name="Standard">capituli Et preceptum est eidem Camerario presenti quod hujusmodi negocium</text:p>
      <text:p text:style-name="Standard">faciat poni execucioni</text:p>
      <text:p text:style-name="Standard">=FRAN_0393_05491_L.jpg=</text:p>
      <text:p text:style-name="Standard">cccc. lii.</text:p>
      <text:p text:style-name="Standard">Veneris xxiiii novembris Capitulantibus dominis</text:p>
      <text:p text:style-name="Standard">Archidiacono de Josayo</text:p>
      <text:p text:style-name="Standard">Succentore</text:p>
      <text:p text:style-name="Standard">Jerson</text:p>
      <text:p text:style-name="Standard">Cancellario</text:p>
      <text:p text:style-name="Standard">Monneti</text:p>
      <text:p text:style-name="Standard">Fourbeur</text:p>
      <text:p text:style-name="Standard">Penitenciario</text:p>
      <text:p text:style-name="Standard">Ordeimonte</text:p>
      <text:p text:style-name="Standard">Fraxinis</text:p>
      <text:p text:style-name="Standard">Chacy</text:p>
      <text:p text:style-name="Standard">Boullard</text:p>
      <text:p text:style-name="Standard">Breton</text:p>
      <text:p text:style-name="Standard"><text:soft-page-break/>Pion</text:p>
      <text:p text:style-name="Standard">Gaillon</text:p>
      <text:p text:style-name="Standard">P Thomas</text:p>
      <text:p text:style-name="Standard">Barre</text:p>
      <text:p text:style-name="Standard">De Brollio</text:p>
      <text:p text:style-name="Standard">Haultny</text:p>
      <text:p text:style-name="Standard">Mondidier</text:p>
      <text:p text:style-name="Standard">Parenti</text:p>
      <text:p text:style-name="Standard">De Croces extra</text:p>
      <text:p text:style-name="Standard">Michael spé</text:p>
      <text:p text:style-name="Standard">Datum est licenciatm Michaeli spé ecclesie eundi die dominica proxime ad nupcias</text:p>
      <text:p text:style-name="Standard">sive festum cujusdam de sua parentela</text:p>
      <text:p text:style-name="Standard">Hodie visa et lecta fuit minuta composita de et super obitu domini Archidiaconis</text:p>
      <text:p text:style-name="Standard">De obitu domini</text:p>
      <text:p text:style-name="Standard">de Josayo faciendo et solvendo super terra de Ayencourt que transiit</text:p>
      <text:p text:style-name="Standard">Archidiacono de Josayo</text:p>
      <text:p text:style-name="Standard">in capitulo</text:p>
      <text:p text:style-name="Standard">A d'ui en viii jours a fere foy par Genevoys procureur de messire Nicole Morel</text:p>
      <text:p text:style-name="Standard">causa</text:p>
      <text:p text:style-name="Standard">prebstre de l'ajournement dont il se vante contre Jehan Veau ad adjuger</text:p>
      <text:p text:style-name="Standard">ung deffault / et comparuit</text:p>
      <text:p text:style-name="Standard">Bussi }</text:p>
      <text:p text:style-name="Standard">Aguenin }</text:p>
      <text:p text:style-name="Standard">Victri } excusatis</text:p>
      <text:p text:style-name="Standard">Paillard }</text:p>
      <text:p text:style-name="Standard">Despars }</text:p>
      <text:p text:style-name="Standard">281.</text:p>
      <text:p text:style-name="Standard">Lune xxviia novembris capitulantibus dominis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arenti</text:p>
      <text:p text:style-name="Standard">Penitenciario</text:p>
      <text:p text:style-name="Standard"><text:soft-page-break/>Ordeimonte</text:p>
      <text:p text:style-name="Standard">Jerson</text:p>
      <text:p text:style-name="Standard">Mondidier</text:p>
      <text:p text:style-name="Standard">Chacy</text:p>
      <text:p text:style-name="Standard">Breton</text:p>
      <text:p text:style-name="Standard">Monnet</text:p>
      <text:p text:style-name="Standard">Fourbeur</text:p>
      <text:p text:style-name="Standard">Gaillon</text:p>
      <text:p text:style-name="Standard">Barre</text:p>
      <text:p text:style-name="Standard">Fraxinis</text:p>
      <text:p text:style-name="Standard">Haultny</text:p>
      <text:p text:style-name="Standard">Boullardi</text:p>
      <text:p text:style-name="Standard">Sohier</text:p>
      <text:p text:style-name="Standard">Burdelot</text:p>
      <text:p text:style-name="Standard">De Brolio</text:p>
      <text:p text:style-name="Standard">Bussi</text:p>
      <text:p text:style-name="Standard">Victri } excusatis</text:p>
      <text:p text:style-name="Standard">Despars }</text:p>
      <text:p text:style-name="Standard">Pion</text:p>
      <text:p text:style-name="Standard">=FRAN_0393_05492_L.jpg=</text:p>
      <text:p text:style-name="Standard">De quodam molendino</text:p>
      <text:p text:style-name="Standard">Super requesta uxoris cujusdam molendinarii petentis sibi deliberari</text:p>
      <text:p text:style-name="Standard">suos equos arrestatos / ordinatum est quod Camerarius provideat</text:p>
      <text:p text:style-name="Standard">Super requesta magistri Jacobi Pourrecte capellani ad altare Sancti Ludovici</text:p>
      <text:p text:style-name="Standard">in ecclesia Par. petentis licencia sibi dari ut possit tradere iiiior arpenta</text:p>
      <text:p text:style-name="Standard">vinearum existencia apud Suciatum spectantes dicte sue capellanie videlicet pro vii s.p.</text:p>
      <text:p text:style-name="Standard">redditus pro quolibet arpento . responsum est eidem quod faciat ipsis proclamari</text:p>
      <text:p text:style-name="Standard">in ecclesia parrochiali loci huic usque ad festum natvivitatis domini proxime pro ipsis tradendis</text:p>
      <text:p text:style-name="Standard">ad tempus et non imperpetuum / et postmodum deliberabitur.</text:p>
      <text:p text:style-name="Standard">Hodie magister Vincencius De Croces canonicius et officiarius ecclesie Par. retulit</text:p>
      <text:p text:style-name="Standard">in capitulo Par. qualiter m. Egidius de Victri nuper est renunciavit cuidem</text:p>
      <text:p text:style-name="Standard">Salsaye gallice Saulsoye / et quod reperit homines qui offerunt ipsam capere</text:p>
      <text:p text:style-name="Standard">a capitulo et dare certam summam videlicet xxxii s. p. redditus super quo</text:p>
      <text:p text:style-name="Standard">De quadam Salsaya</text:p>
      <text:p text:style-name="Standard">audita relacione dicti m. $p$ V. De Croces qui peciit an solveretur</text:p>
      <text:p text:style-name="Standard">et de Inviolata</text:p>
      <text:p text:style-name="Standard"><text:soft-page-break/>amplius distribucione de Inviolata in instanti festo Sancti Saturnini</text:p>
      <text:p text:style-name="Standard">Sancti Saturnini.</text:p>
      <text:p text:style-name="Standard">que debet capi super dicta salsaya / ordinatum est quod actenta diminucione</text:p>
      <text:p text:style-name="Standard">dicti redditus quod hujusmodi distribucio fiat solum pro duobus diebus videlicet in</text:p>
      <text:p text:style-name="Standard">vigillia et in die / quousque alias super hoc fuerit provisum</text:p>
      <text:p text:style-name="Standard">Audita relacione magistri Vincencii De Croces officiarii etc. placet</text:p>
      <text:p text:style-name="Standard">dominis facere moderacionem de lx l. debitis apud Tourny proviso</text:p>
      <text:p text:style-name="Standard">quod solvuntur ad monetum pridie seu loci</text:p>
      <text:p text:style-name="Standard">de receptore</text:p>
      <text:p text:style-name="Standard">Placet eciam eisdem dominis quod eorum receptor habeat solum pro tempore</text:p>
      <text:p text:style-name="Standard">de Tourny</text:p>
      <text:p text:style-name="Standard">preterito pro suis vadiis pro quolibet anno in festum prout computavit</text:p>
      <text:p text:style-name="Standard">sibi idem magister V. De Croces et pro tempore futuro solum xl s.p.</text:p>
      <text:p text:style-name="Standard">282.</text:p>
      <text:p text:style-name="Standard">De capellania</text:p>
      <text:p text:style-name="Standard">sancti Ludovici</text:p>
      <text:p text:style-name="Standard">Tourny</text:p>
      <text:p text:style-name="Standard">=FRAN_0393_05493_L.jpg=</text:p>
      <text:p text:style-name="Standard">cccc $liiii°$ lii°</text:p>
      <text:p text:style-name="Standard">Mercurii penultima mensis novembris capitulantibus dominis</text:p>
      <text:p text:style-name="Standard">Archidiacono de Josayo</text:p>
      <text:p text:style-name="Standard">Boullardi</text:p>
      <text:p text:style-name="Standard">De Croces</text:p>
      <text:p text:style-name="Standard">Succentore</text:p>
      <text:p text:style-name="Standard">Sohier</text:p>
      <text:p text:style-name="Standard">Victri</text:p>
      <text:p text:style-name="Standard">Cancellario</text:p>
      <text:p text:style-name="Standard">Burdelot</text:p>
      <text:p text:style-name="Standard">Jerson</text:p>
      <text:p text:style-name="Standard">Penitenciario</text:p>
      <text:p text:style-name="Standard">P Thomas</text:p>
      <text:p text:style-name="Standard">Paillard</text:p>
      <text:p text:style-name="Standard">Ordeimonte</text:p>
      <text:p text:style-name="Standard">De Brolio</text:p>
      <text:p text:style-name="Standard">Parenti</text:p>
      <text:p text:style-name="Standard">Chacy</text:p>
      <text:p text:style-name="Standard"><text:soft-page-break/>Aguenin</text:p>
      <text:p text:style-name="Standard">Mondidier</text:p>
      <text:p text:style-name="Standard">Breton</text:p>
      <text:p text:style-name="Standard">Haultny</text:p>
      <text:p text:style-name="Standard">Monneti</text:p>
      <text:p text:style-name="Standard">excusatis</text:p>
      <text:p text:style-name="Standard">Gaillon</text:p>
      <text:p text:style-name="Standard">Despars</text:p>
      <text:p text:style-name="Standard">Fourbeur</text:p>
      <text:p text:style-name="Standard">Barre</text:p>
      <text:p text:style-name="Standard">Pion extra</text:p>
      <text:p text:style-name="Standard">Fraxinis</text:p>
      <text:p text:style-name="Standard">Du Drac</text:p>
      <text:p text:style-name="Standard">Anno domini millesimo CCCC° quinquagesimo secundo die mercurii penultima</text:p>
      <text:p text:style-name="Standard">mensis novembris / venerababilis vir magister Guillelmus Sohier canonicus Par. / ut</text:p>
      <text:p text:style-name="Standard">procurator et nomine procuratorio discreti viri magistri Johannis Quadrigarii</text:p>
      <text:p text:style-name="Standard">clerici magistri in artibus canonici Parisiensis licteratorie fundatus Salvo jure</text:p>
      <text:p text:style-name="Standard">cujuslibet fuit receptus ad canonicatum et prebendam ecclesie Parisiensis</text:p>
      <text:p text:style-name="Standard">quos nuper obtinebat in eadem dum viveret deffunctus magister Herveus de</text:p>
      <text:p text:style-name="Standard">Fresnoy / per ejus obitum nuper vacantes / et eidem magistro Johanni Quadrigarii</text:p>
      <text:p text:style-name="Standard">collatos / per dominum episcopum Par. / quiquidem procurator nomine quo supra juravit</text:p>
      <text:p text:style-name="Standard">in forma solvit jura assueta videlicet xxii £ x s. p. pro sua recepcione et</text:p>
      <text:p text:style-name="Standard">fuit installatus in choro dumtaxat videlicet in bassis sedibus Et hoc</text:p>
      <text:p text:style-name="Standard">mediante licteris collacionis dicti domini episcopi quarum tenor sequitur et est talis</text:p>
      <text:p text:style-name="Standard">Guillelmus miseracione divina episcopus Par. dilecto nobis in Christo magistro Johanni</text:p>
      <text:p text:style-name="Standard">Quadrigarii clerico in artibus magistro Salutem in domino canonicatum et prebendam</text:p>
      <text:p text:style-name="Standard">ecclesie nostre Parisiensis quos nuper obtinebat in eadem deffuncti venerabilis vir magister Herveus</text:p>
      <text:p text:style-name="Standard">du Fresnoy ad collacionem nostram et omnimodam disposicionem pleno jure spectantes liberos</text:p>
      <text:p text:style-name="Standard">ad presens et vacantes per obitum ipsius deffuncti magistri Hervey du Fresnoy seu alias</text:p>
      <text:p text:style-name="Standard">quovismodo vacare noscuntur vobis vestrorum meritorum intuitu contulimus et</text:p>
      <text:p text:style-name="Standard">conferimus ac eciam de illis cum suis omnibus juribus et pertinenciis universis provideus</text:p>
      <text:p text:style-name="Standard">investientes vos de eisdem per concessionem nostrarum presencium licterarum Quocirca dilectis</text:p>
      <text:p text:style-name="Standard">fratribus nostris decano et capitulo dicte nostre Par. ecclesie mandatum quatinus vos vel</text:p>
      <text:p text:style-name="Standard">procuratorem vestrum nomine vestro et pro vobis ad dictos canonicatum et prebendam</text:p>
      <text:p text:style-name="Standard">juraque et pertinenciis eorumdem recipiant et admictant ac in corporalem realem</text:p>
      <text:p text:style-name="Standard">et actualem possessionem ipsorum inducant vosque in suum et ipsius ecclesie nostre Par.</text:p>
      <text:p text:style-name="Standard"><text:soft-page-break/>canonicum recipiant atque fratrem stallum in choro et locum in capitulo ipsius ecclesie</text:p>
      <text:p text:style-name="Standard">cum plenitudine juris canonici ut moris vobis aut dicto vestro procuratori pro</text:p>
      <text:p text:style-name="Standard">vobis assignando / ac vobis seu dicto procuratori vestro pro vobis de ipsorum canonicatus</text:p>
      <text:p text:style-name="Standard">et prebende fructibus redditus proventibus juribus emolumentis et obvencionbus universis respondeant</text:p>
      <text:p text:style-name="Standard">et ab aliis faciant integre responderi servatis tamen et adhibitis solennitatibus</text:p>
      <text:p text:style-name="Standard">in talibus consuetis datum apud Montem Lechericum sub sigillo camere nostre</text:p>
      <text:p text:style-name="Standard">Anno domini m°. cccc°. quinquantesimo secundo die secunda mensis junii. Sic signatum</text:p>
      <text:p text:style-name="Standard">.Collacio facta est</text:p>
      <text:p text:style-name="Standard">de precepto domini . D. Le Herpeur</text:p>
      <text:p text:style-name="Standard">Recepcio canonici Par.</text:p>
      <text:p text:style-name="Standard">208</text:p>
      <text:p text:style-name="Standard">=FRAN_0393_05494_L.jpg=</text:p>
      <text:p text:style-name="Standard">284.</text:p>
      <text:p text:style-name="Standard">Fiat convocacio ad lune proxime pro capellania d'Oultrebays / et terminus</text:p>
      <text:p text:style-name="Standard">De capellania</text:p>
      <text:p text:style-name="Standard">d'Oultrebays</text:p>
      <text:p text:style-name="Standard">m. Petri d'Orgemont canonici Par. de presentando eidem differetur usque ad viii°</text:p>
      <text:p text:style-name="Standard">vel xv dies aut alias quousque fuerit super hoc ordinatum</text:p>
      <text:p text:style-name="Standard">Super requesta cujusdam Johannis Marcel pro quadam domo de qua huc</text:p>
      <text:p text:style-name="Standard">Jo. Marcel</text:p>
      <text:p text:style-name="Standard">Locutus est magister V. de Croces nichil actum est</text:p>
      <text:p text:style-name="Standard">Ordeimonte } capituli dati sunt commissarii in causa m. Jo. de Oliva</text:p>
      <text:p text:style-name="Standard">m. Jo. de Oliva</text:p>
      <text:p text:style-name="Standard">officialis } et</text:p>
      <text:p text:style-name="Standard">servitoris</text:p>
      <text:p text:style-name="Standard">Commissi in causa</text:p>
      <text:p text:style-name="Standard">festum</text:p>
      <text:p text:style-name="Standard">Veneris prima decembris fuit festum Sancti Eligii</text:p>
      <text:p text:style-name="Standard">Lune iiiia decembris capitulantibus dominis</text:p>
      <text:p text:style-name="Standard">Archidiacono de Josayo</text:p>
      <text:p text:style-name="Standard">Paillard</text:p>
      <text:p text:style-name="Standard">Succentore</text:p>
      <text:p text:style-name="Standard">Victri</text:p>
      <text:p text:style-name="Standard">Cancellario</text:p>
      <text:p text:style-name="Standard">Jerson</text:p>
      <text:p text:style-name="Standard">Penitenciario</text:p>
      <text:p text:style-name="Standard"><text:soft-page-break/>Parenti</text:p>
      <text:p text:style-name="Standard">Chacy</text:p>
      <text:p text:style-name="Standard">Mondidier</text:p>
      <text:p text:style-name="Standard">Breton</text:p>
      <text:p text:style-name="Standard">Monneti</text:p>
      <text:p text:style-name="Standard">Gaillon</text:p>
      <text:p text:style-name="Standard">Fourbeur</text:p>
      <text:p text:style-name="Standard">Barre</text:p>
      <text:p text:style-name="Standard">Fraxinis</text:p>
      <text:p text:style-name="Standard">Haultny</text:p>
      <text:p text:style-name="Standard">Boullardi</text:p>
      <text:p text:style-name="Standard">De Croces</text:p>
      <text:p text:style-name="Standard">Sohier</text:p>
      <text:p text:style-name="Standard">Vocatus est ad hostium capituli per Johannem du Chastenet Johannes du Mes</text:p>
      <text:p text:style-name="Standard">Citatus auctoritate privilegiorum ad instantem procuratoris ecclesie ad causam officii horarum</text:p>
      <text:p text:style-name="Standard">quo non comparuit</text:p>
      <text:p text:style-name="Standard">Deffectus</text:p>
      <text:p text:style-name="Standard">Pion</text:p>
      <text:p text:style-name="Standard">Burdelot</text:p>
      <text:p text:style-name="Standard">P Thomas</text:p>
      <text:p text:style-name="Standard">De Brolio</text:p>
      <text:p text:style-name="Standard">Aguenin</text:p>
      <text:p text:style-name="Standard">Ordeimonte infirmo</text:p>
      <text:p text:style-name="Standard">Bussi } excusatis</text:p>
      <text:p text:style-name="Standard">Despars</text:p>
      <text:p text:style-name="Standard">=FRAN_0393_05495_L.jpg=</text:p>
      <text:p text:style-name="Standard">De scolaribus</text:p>
      <text:p text:style-name="Standard">xviii. scolarium</text:p>
      <text:p text:style-name="Standard">Dominus penitenciarius commictitur ad recipiendum videndum et refferendum ea que</text:p>
      <text:p text:style-name="Standard">volunt tradere domini commissarii ex parte scolarium collegii xviii. scolarium</text:p>
      <text:p text:style-name="Standard">De quadam fossa</text:p>
      <text:p text:style-name="Standard">Ordinatum est quod camerarius clericus $ibede$ ibit ad quandam fossam</text:p>
      <text:p text:style-name="Standard">piscium de qua hic locutum est et faciet eam proclamari.</text:p>
      <text:p text:style-name="Standard">Commissi</text:p>
      <text:p text:style-name="Standard">domini</text:p>
      <text:p text:style-name="Standard">{ Succentor }</text:p>
      <text:p text:style-name="Standard"><text:soft-page-break/>{ Camerarius }</text:p>
      <text:p text:style-name="Standard">Loquantur cum domino Symone Peletin presbytero pro domo</text:p>
      <text:p text:style-name="Standard">Azini Rigati quam petit habere titulo locati</text:p>
      <text:p text:style-name="Standard">Placet dominis quod presentetur ex parte capituli Par. domino episcopo Ambianensis ad</text:p>
      <text:p text:style-name="Standard">capellaniam d'Oultrebays nunc vacantem per obitum Johannis de</text:p>
      <text:p text:style-name="Standard">De capellania</text:p>
      <text:p text:style-name="Standard">d'Oultreboys</text:p>
      <text:p text:style-name="Standard">Chailli ultimi possessoris ejusdem pro qua ad hodie fit convocacio</text:p>
      <text:p text:style-name="Standard">Et quod reservetur magistro P. d'Orgemont turnus suus parvus</text:p>
      <text:p text:style-name="Standard">Capellania ad altare Sancti Nicolay in ecclesia Sancti Benedicti</text:p>
      <text:p text:style-name="Standard">Collacio capellanie sancti</text:p>
      <text:p text:style-name="Standard">benedicti vacans ad presens ut dicitur per professionem Petri Fouchier</text:p>
      <text:p text:style-name="Standard">Nicolay in Sancto</text:p>
      <text:p text:style-name="Standard">religiosi professi / collata est domino Guillelmo de Rivery notario capituli super hoc</text:p>
      <text:p text:style-name="Standard">benedicto</text:p>
      <text:p text:style-name="Standard">supplicati jure devoluto etc</text:p>
      <text:p text:style-name="Standard">Audita relacione m. Vincencii de Croces canonici et officiarii ecclesie Parisiensis</text:p>
      <text:p text:style-name="Standard">De furno faciendo</text:p>
      <text:p text:style-name="Standard">Preceptum est eidem ut faciat fieri unum furnum bannerium apud</text:p>
      <text:p text:style-name="Standard">apud Cristollium</text:p>
      <text:p text:style-name="Standard">$Balneolas$ Cristollium.</text:p>
      <text:p text:style-name="Standard">Magister Vincencius de Croces canonicus et officiarius tradet et solvet pro pueris</text:p>
      <text:p text:style-name="Standard">per m. De Crocer</text:p>
      <text:p text:style-name="Standard">chori eorum magistro iiiior scuta auri de quibus hic locuti sunt domini Canctellarius</text:p>
      <text:p text:style-name="Standard">et penitenciarius pro emendo telam ad faciendum albas et camisias pro ipsis</text:p>
      <text:p text:style-name="Standard">pueris.</text:p>
      <text:p text:style-name="Standard">CCCC lii°</text:p>
      <text:p text:style-name="Standard">285.</text:p>
      <text:p text:style-name="Standard">Mercurii via decembris fuit festum Sancti Nicolay hoc</text:p>
      <text:p text:style-name="Standard">veneris viiia decembris fuit festum concepcionis beate Marie virginis</text:p>
      <text:p text:style-name="Standard">=FRAN_0393_05496_L.jpg=</text:p>
      <text:p text:style-name="Standard">286.</text:p>
      <text:p text:style-name="Standard">Lune xia decembris capitulantibus dominis.</text:p>
      <text:p text:style-name="Standard">Archidiacono de Josayo.</text:p>
      <text:p text:style-name="Standard">Monneti</text:p>
      <text:p text:style-name="Standard">Succentore</text:p>
      <text:p text:style-name="Standard"><text:soft-page-break/>Jerson</text:p>
      <text:p text:style-name="Standard">Cancellario</text:p>
      <text:p text:style-name="Standard">Fraxinis</text:p>
      <text:p text:style-name="Standard">Penitenciario</text:p>
      <text:p text:style-name="Standard">Chacy</text:p>
      <text:p text:style-name="Standard">Boullardi</text:p>
      <text:p text:style-name="Standard">Breton</text:p>
      <text:p text:style-name="Standard">De Brolio</text:p>
      <text:p text:style-name="Standard">Cotin</text:p>
      <text:p text:style-name="Standard">Pion</text:p>
      <text:p text:style-name="Standard">Barre</text:p>
      <text:p text:style-name="Standard">P Thomas</text:p>
      <text:p text:style-name="Standard">Haultny</text:p>
      <text:p text:style-name="Standard">Fourbeur</text:p>
      <text:p text:style-name="Standard">De Croces</text:p>
      <text:p text:style-name="Standard">Aguenin</text:p>
      <text:p text:style-name="Standard">Sohier</text:p>
      <text:p text:style-name="Standard">Guillaume Coulon a adjourné messeigneurs a samedi contre Engerran Freron</text:p>
      <text:p text:style-name="Standard">pour oïr une requeste a declarer s'ilz vouldront aucune chose</text:p>
      <text:p text:style-name="Standard">pretendre et demander a aucuns heritages qui furent Pierre</text:p>
      <text:p text:style-name="Standard">la Cheroye assiz au mesnil madame Roche</text:p>
      <text:p text:style-name="Standard">Burse collegii Forteti quas nuper tenebat Johannes Bellefoye ad</text:p>
      <text:p text:style-name="Standard">Collacio bursarum</text:p>
      <text:p text:style-name="Standard">presens vacantes per ejus absenciam a dicto collegio $a$ Collate sunt</text:p>
      <text:p text:style-name="Standard">Forteti</text:p>
      <text:p text:style-name="Standard">Symoni de Saint Benoyt super hoc supplicanti</text:p>
      <text:p text:style-name="Standard">Placet dominis quod Camerarius clericus tradat domino Symoni Peletin</text:p>
      <text:p text:style-name="Standard">De domo Azini</text:p>
      <text:p text:style-name="Standard">capellano in ecclesia Par. ad suam vitam dumtaxat per modum locagii</text:p>
      <text:p text:style-name="Standard">Rigati</text:p>
      <text:p text:style-name="Standard">domum Azini rigati ante parvisium videlicet pro xviii f. locagii pro quolibet anno</text:p>
      <text:p text:style-name="Standard">Super requesta domini de Montmorency petentis moderacionem</text:p>
      <text:p text:style-name="Standard">de lvi £. x s. debitis pro termino sancti Johannis Baptiste novissime preterite</text:p>
      <text:p text:style-name="Standard">De domino de</text:p>
      <text:p text:style-name="Standard">videlicet pro xl. £.p. Placet dominis quod solvat solum xlii £.</text:p>
      <text:p text:style-name="Standard">Montmorecy</text:p>
      <text:p text:style-name="Standard"><text:soft-page-break/>loco dictarum lvi £. x s. par. pro ista vice proviso quod solvat impromptu</text:p>
      <text:p text:style-name="Standard">alias gracia nulla</text:p>
      <text:p text:style-name="Standard">Dominus Succentor loco d'Orgemont commictitur cum magistro Jacobo Barre</text:p>
      <text:p text:style-name="Standard">Commissi ad audiendum</text:p>
      <text:p text:style-name="Standard">compotum magistri puerorum</text:p>
      <text:p text:style-name="Standard">ad audiendum compotum m. Arnulphi magistri puerorum chori de receptis</text:p>
      <text:p text:style-name="Standard">et misiis dictorum puerorum et refferendum</text:p>
      <text:p text:style-name="Standard">Super requesta P. de Charnieres petentis habere certam vineam</text:p>
      <text:p text:style-name="Standard">que fuit Roberti Belle Elle sitam apud Andresiacum quam peciit</text:p>
      <text:p text:style-name="Standard">P. de Charmeres</text:p>
      <text:p text:style-name="Standard">habere imperpetuum pro ii s. par. redditus pro omnibus omneibus . Commitu</text:p>
      <text:p text:style-name="Standard">discrecioni m. V. De Croces officiarii de tradendo ipsam bectrim</text:p>
      <text:p text:style-name="Standard">et utilius poterit</text:p>
      <text:p text:style-name="Standard">adjournement</text:p>
      <text:p text:style-name="Standard">Ordeimonte infimo</text:p>
      <text:p text:style-name="Standard">Gaillon</text:p>
      <text:p text:style-name="Standard">Bussi</text:p>
      <text:p text:style-name="Standard">Vitri</text:p>
      <text:p text:style-name="Standard">{ excusatis</text:p>
      <text:p text:style-name="Standard">Despars</text:p>
      <text:p text:style-name="Standard">Du Drac</text:p>
      <text:p text:style-name="Standard">=FRAN_0393_05497_L.jpg=</text:p>
      <text:p text:style-name="Standard">Mercurii xiiia decembris capitulantibus dominis</text:p>
      <text:p text:style-name="Standard">Archidiacono de Josayo</text:p>
      <text:p text:style-name="Standard">De Croces</text:p>
      <text:p text:style-name="Standard">Sohier</text:p>
      <text:p text:style-name="Standard">Succentore</text:p>
      <text:p text:style-name="Standard">Victri</text:p>
      <text:p text:style-name="Standard">Burdelot</text:p>
      <text:p text:style-name="Standard">Cancellario</text:p>
      <text:p text:style-name="Standard">Aguenin</text:p>
      <text:p text:style-name="Standard">Pion</text:p>
      <text:p text:style-name="Standard">Penitenciario</text:p>
      <text:p text:style-name="Standard">Chacy</text:p>
      <text:p text:style-name="Standard">de Parenti</text:p>
      <text:p text:style-name="Standard">P Thomas</text:p>
      <text:p text:style-name="Standard"><text:soft-page-break/>Breton</text:p>
      <text:p text:style-name="Standard">Mondidier</text:p>
      <text:p text:style-name="Standard">Bastardi</text:p>
      <text:p text:style-name="Standard">Cotin</text:p>
      <text:p text:style-name="Standard">Monneti</text:p>
      <text:p text:style-name="Standard">Fourbeur</text:p>
      <text:p text:style-name="Standard">Gaillon</text:p>
      <text:p text:style-name="Standard">Jerson</text:p>
      <text:p text:style-name="Standard">Ordeimonte</text:p>
      <text:p text:style-name="Standard">Barre</text:p>
      <text:p text:style-name="Standard">Bussi</text:p>
      <text:p text:style-name="Standard">} excusatis</text:p>
      <text:p text:style-name="Standard">Fraxinis</text:p>
      <text:p text:style-name="Standard">Haultny</text:p>
      <text:p text:style-name="Standard">De Brolio</text:p>
      <text:p text:style-name="Standard">Paillardi infirmo</text:p>
      <text:p text:style-name="Standard">Du Drac</text:p>
      <text:p text:style-name="Standard">Boullardi</text:p>
      <text:p text:style-name="Standard">Adjournement</text:p>
      <text:p text:style-name="Standard">Jehan Le Fevre a adjourné messeigneurs a demain / Contre doyen et</text:p>
      <text:p text:style-name="Standard">Chapytre de Saint Marceau a respondre</text:p>
      <text:p text:style-name="Standard">Jehan diche a adjourné messeigneurs a demain contre $cont$ Pierre Pilatre</text:p>
      <text:p text:style-name="Standard">adjournement</text:p>
      <text:p text:style-name="Standard">pour veoir adjuger le prouffit de ung deffault</text:p>
      <text:p text:style-name="Standard">De domino Abbate</text:p>
      <text:p text:style-name="Standard">Hodie dominus Abbas de Chaume obtulit tradere per declaracionem</text:p>
      <text:p text:style-name="Standard">de Chaume</text:p>
      <text:p text:style-name="Standard">terras sibi spectantes ut dicitur apud Versi</text:p>
      <text:p text:style-name="Standard">In causa mota inter m. Egidum Bourgoys / actorem et m. Johannem de</text:p>
      <text:p text:style-name="Standard">Commissi</text:p>
      <text:p text:style-name="Standard">Oliva Succentor reum dati sunt commissarii . videlicet magister Johannes</text:p>
      <text:p text:style-name="Standard">Bastardi et Guido Burdelot canonici Par.</text:p>
      <text:p text:style-name="Standard">$Co$ Causa</text:p>
      <text:p text:style-name="Standard">Et in causa mota inter eundem m. Johannem de Oliva et magistrum</text:p>
      <text:p text:style-name="Standard">actorem</text:p>
      <text:p text:style-name="Standard">reum commissa est coram officiali capituli vel de dictis duabus causis</text:p>
      <text:p text:style-name="Standard"><text:soft-page-break/>coram dictis commissariis</text:p>
      <text:p text:style-name="Standard">Audita relacione dominorum meorum magistrorum Johannis de Courcellis archidiaconi de</text:p>
      <text:p text:style-name="Standard">Josayo / et Theobaldi de Victri provisorum fabrice ecclesie conclusum</text:p>
      <text:p text:style-name="Standard">est quod vendatur Johanni de Merle campsori aut alteri plus offerenti</text:p>
      <text:p text:style-name="Standard">De quoddam tabulario</text:p>
      <text:p text:style-name="Standard">Tabularium nuper repertum inter bona spectantes execucioni deffuncti domini Jacobi</text:p>
      <text:p text:style-name="Standard">vendendo</text:p>
      <text:p text:style-name="Standard">du Chastellier dum viveret episcopi Par. existencia in domo claustrali deffuncti</text:p>
      <text:p text:style-name="Standard">m. Johannis Chuffart Et quod peccunie exinde provenientes exponantur</text:p>
      <text:p text:style-name="Standard">ad emendum redditus pro officio camere et pnerorum chori ecclesie aut</text:p>
      <text:p text:style-name="Standard">alias prout visum fuerit expediens</text:p>
      <text:p text:style-name="Standard">cccc lii°.</text:p>
      <text:p text:style-name="Standard">287.</text:p>
      <text:p text:style-name="Standard">=FRAN_0393_05498_L.jpg=</text:p>
      <text:p text:style-name="Standard">288.</text:p>
      <text:p text:style-name="Standard">Veneris xv decembris capitulantibus dominis</text:p>
      <text:p text:style-name="Standard">Archidiacono de Josayo</text:p>
      <text:p text:style-name="Standard">De Croces</text:p>
      <text:p text:style-name="Standard">Succentore</text:p>
      <text:p text:style-name="Standard">Mondidier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de Parenti</text:p>
      <text:p text:style-name="Standard">Chacy</text:p>
      <text:p text:style-name="Standard">Monneti</text:p>
      <text:p text:style-name="Standard">Breton</text:p>
      <text:p text:style-name="Standard">Jerson</text:p>
      <text:p text:style-name="Standard">Cotin</text:p>
      <text:p text:style-name="Standard">Fraxinis</text:p>
      <text:p text:style-name="Standard">Gaillon</text:p>
      <text:p text:style-name="Standard">De Brolio</text:p>
      <text:p text:style-name="Standard">Barre</text:p>
      <text:p text:style-name="Standard">Boullardi</text:p>
      <text:p text:style-name="Standard"><text:soft-page-break/>Haultny</text:p>
      <text:p text:style-name="Standard">Super requesta Benedicti Murgale pulsatoris magnarum campanarum</text:p>
      <text:p text:style-name="Standard">ecclesie petentis solvi a Camerario clerico de una pinta vini pro qualibet die</text:p>
      <text:p text:style-name="Standard">et pro prima et ultima diebus unam quartam vini. nichil habebit p</text:p>
      <text:p text:style-name="Standard">modum debiti.</text:p>
      <text:p text:style-name="Standard">Super requesta iiiior matriculariorum laycorum ecclesie petencium habere</text:p>
      <text:p text:style-name="Standard">die de .O. unum parvum panem capituli habeant ut in anno preterito</text:p>
      <text:p text:style-name="Standard">De matriculariis</text:p>
      <text:p text:style-name="Standard">laycis</text:p>
      <text:p text:style-name="Standard">Et hoc de gracia et sine prejudicio . et ipsum lucrando et faciendo debitum suum</text:p>
      <text:p text:style-name="Standard">Super requesta domini Germani Calard capicerii ecclesie similiter p</text:p>
      <text:p text:style-name="Standard">G. Calard</text:p>
      <text:p text:style-name="Standard">habere unum panem habeat similiter ut in anno preterito.</text:p>
      <text:p text:style-name="Standard">{ Succentor } loquantur cum domino Archidiacono Brie aut ejus officiali / qui fecit n</text:p>
      <text:p text:style-name="Standard">Commissi domini</text:p>
      <text:p text:style-name="Standard">Fraxinis } citari ex officio in sua curia quendam capellanum ecclesie vocatum</text:p>
      <text:p text:style-name="Standard">Francisti / et sibi inhibuit sacramentes ecclesie ministrare ut super hoc pro</text:p>
      <text:p text:style-name="Standard">De domino Jo. Foulon</text:p>
      <text:p text:style-name="Standard">Preceptum est domino Johanni Foulon prebytero ibidem presenti nuper procuratori Sancti Johannis</text:p>
      <text:p text:style-name="Standard">Rotundi sub pena excommunicacionis ut infra tres dies tradat unum de compotis</text:p>
      <text:p text:style-name="Standard">pro compotis sancti Johannis</text:p>
      <text:p text:style-name="Standard">dicti Sancti Johannis Hugoni Paté $pro$ canonico dicti Sancti Johannis</text:p>
      <text:p text:style-name="Standard">Placet dominis quod magister Guillelmus Cotin canonicus Par. lucretur et habeat suos merellos</text:p>
      <text:p text:style-name="Standard">G. Cotin pro Ave</text:p>
      <text:p text:style-name="Standard">de Ave Regina tandiu quamdiu ipse fuit ultimate apud Rothomagum</text:p>
      <text:p text:style-name="Standard">Regina</text:p>
      <text:p text:style-name="Standard">A l'Eschequier / quia fecit diligenciam de peccuniis ibidem habentis et recipiendis</text:p>
      <text:p text:style-name="Standard">pro dicto Ave Regina</text:p>
      <text:p text:style-name="Standard">Placet dominis quod magister Stephanus Pion tradat usque ad sex annos ad</text:p>
      <text:p text:style-name="Standard">firmam certas terras apud Rungi / secundum quod alias magister Jo. Chuffart</text:p>
      <text:p text:style-name="Standard">De certis terris</text:p>
      <text:p text:style-name="Standard">eas tradidit mutatis mutandis/ et videbitur in capitulo Brevetum super hoc</text:p>
      <text:p text:style-name="Standard">de Rungi</text:p>
      <text:p text:style-name="Standard">faciendum in quo declarabuntur terre etc.</text:p>
      <text:p text:style-name="Standard">Murgale</text:p>
      <text:p text:style-name="Standard">Sohier</text:p>
      <text:p text:style-name="Standard"><text:soft-page-break/>Burdelot</text:p>
      <text:p text:style-name="Standard">Pion</text:p>
      <text:p text:style-name="Standard">P Thomas</text:p>
      <text:p text:style-name="Standard">Bastardi</text:p>
      <text:p text:style-name="Standard">Fourbeur</text:p>
      <text:p text:style-name="Standard">Bussi excusato</text:p>
      <text:p text:style-name="Standard">Paillard infirmo</text:p>
      <text:p text:style-name="Standard">=FRAN_0393_05499_L.jpg=</text:p>
      <text:p text:style-name="Standard">De domo que fuit Petri de Thoiry quam petit habere a capitulo</text:p>
      <text:p text:style-name="Standard">magister A. Le Loy</text:p>
      <text:p text:style-name="Standard">Magister Andreas Le Roy loquatur cum ipso / et sciatur quantum vult</text:p>
      <text:p text:style-name="Standard">tradere pro ipsa domo.</text:p>
      <text:p text:style-name="Standard">Au premier jour absence de Pierre Genevoys procureur de messire Nicole</text:p>
      <text:p text:style-name="Standard">Morel presbtre contre Jehan Veau Sauf se il delivre la cause</text:p>
      <text:p text:style-name="Standard">dedens viii. jours ladite absence sera mise au neant</text:p>
      <text:p text:style-name="Standard">Causa</text:p>
      <text:p text:style-name="Standard">ii lii°.</text:p>
      <text:p text:style-name="Standard">De Egidio Bourgoys actore contra m. Johannem de Oliva succentorem reum</text:p>
      <text:p text:style-name="Standard">nuper citatum. Actor petit x scuta auri reus confitetur recepisse</text:p>
      <text:p text:style-name="Standard">ab eodem Bourgoys x scuta auri non per modum mutui sed per modum</text:p>
      <text:p text:style-name="Standard">doni sive recompensacionis tam reparacionum quam expensis sive vexacionum</text:p>
      <text:p text:style-name="Standard">et aliarum reruum quas fecerat idem reus pro domino archidiacono de</text:p>
      <text:p text:style-name="Standard">actor dixit quod in quantum ejus confessio facit pro ipso acceptavit et inquantum</text:p>
      <text:p text:style-name="Standard">non facit pro ipso non acceptavit ad lune ad veniendum advisate</text:p>
      <text:p text:style-name="Standard">ex parte dicti rei super juramento per dictum actorem aut ejus procuratorem super hoc</text:p>
      <text:p text:style-name="Standard">delato cum marco eos procurator ut dicebat dicti actoris et reo pro se. Et</text:p>
      <text:p text:style-name="Standard">hodie fuit interrogatus idem procurator ad requestam dicti rei dicere veritatem</text:p>
      <text:p text:style-name="Standard">super dictis x. scutis prout in registro causarum continetur.</text:p>
      <text:p text:style-name="Standard">Causa</text:p>
      <text:p text:style-name="Standard">289.</text:p>
      <text:p text:style-name="Standard">=FRAN_0393_05500_L.jpg=</text:p>
      <text:p text:style-name="Standard">290.</text:p>
      <text:p text:style-name="Standard">Lune xviii decembris capitulantibus dominis</text:p>
      <text:p text:style-name="Standard">Archidiacono de Josayo</text:p>
      <text:p text:style-name="Standard">Du Drac</text:p>
      <text:p text:style-name="Standard">Jerson</text:p>
      <text:p text:style-name="Standard"><text:soft-page-break/>Succentore</text:p>
      <text:p text:style-name="Standard">Bussi</text:p>
      <text:p text:style-name="Standard">Fraxinis</text:p>
      <text:p text:style-name="Standard">Cancellario</text:p>
      <text:p text:style-name="Standard">De Croces</text:p>
      <text:p text:style-name="Standard">Boullardi</text:p>
      <text:p text:style-name="Standard">Penitenciario</text:p>
      <text:p text:style-name="Standard">Victri</text:p>
      <text:p text:style-name="Standard">Sohier</text:p>
      <text:p text:style-name="Standard">Ordeimonte</text:p>
      <text:p text:style-name="Standard">Aguenin</text:p>
      <text:p text:style-name="Standard">Burdelot</text:p>
      <text:p text:style-name="Standard">Chacy</text:p>
      <text:p text:style-name="Standard">Parenti</text:p>
      <text:p text:style-name="Standard">Breton</text:p>
      <text:p text:style-name="Standard">P Thomas</text:p>
      <text:p text:style-name="Standard">Paillard</text:p>
      <text:p text:style-name="Standard">Cotin</text:p>
      <text:p text:style-name="Standard">Bastardi</text:p>
      <text:p text:style-name="Standard">Mondidier</text:p>
      <text:p text:style-name="Standard">Gaillon</text:p>
      <text:p text:style-name="Standard">Fourbeur</text:p>
      <text:p text:style-name="Standard">Monneti</text:p>
      <text:p text:style-name="Standard">Barre</text:p>
      <text:p text:style-name="Standard">Pion extra</text:p>
      <text:p text:style-name="Standard">De Brolio</text:p>
      <text:p text:style-name="Standard">Haultny</text:p>
      <text:p text:style-name="Standard">N Bertin a adjourné messeigneurs a demain contre Jehan Gavelle pour veoir ren</text:p>
      <text:p text:style-name="Standard">a une maison en la rue Saint Anthoine a l'ensengne du Poulain pour</text:p>
      <text:p text:style-name="Standard">la fabrique.</text:p>
      <text:p text:style-name="Standard">Super requesta Egidii de Leau de Andresi petentis sibi remicti arreragia</text:p>
      <text:p text:style-name="Standard">xxiiii s. par. redditus ad causam cujusdam salsaye / et sibi moderari pro viii s.</text:p>
      <text:p text:style-name="Standard">Egidius de Leau</text:p>
      <text:p text:style-name="Standard">imperpetuum / Audita relacione m. V. de Croces officiarii etc. Placet dominis</text:p>
      <text:p text:style-name="Standard">habeat ad xviii. annos pro quolibet anno xii s. par. redditus</text:p>
      <text:p text:style-name="Standard">Sup requesta Jo. Charles de Andresi petentis habere et sibi tradi quandam s</text:p>
      <text:p text:style-name="Standard"><text:soft-page-break/>continentem unum arpentum que fuit Droconis de Lestre pro qua offert iii s. redditus</text:p>
      <text:p text:style-name="Standard">habeat pro iiii s. p. imperpetuum.</text:p>
      <text:p text:style-name="Standard">Colin Garnot a adjourné messeigneurs a demain contre les religieus de Saint Victor</text:p>
      <text:p text:style-name="Standard">.i. deffault / et contre Pierre Genevoys a oir une sommacion</text:p>
      <text:p text:style-name="Standard">Super requesta domini Ro. de Bethune militis domini de Mareul in Bria p</text:p>
      <text:p text:style-name="Standard">debentis ecclesie de arreragiis debitis in termino omnium Sanctorum novissime preterito</text:p>
      <text:p text:style-name="Standard">summam v C. xl. £. par. racione et ad causam Cxxxv .£. par. redditus ex una parte et</text:p>
      <text:p text:style-name="Standard">scutorum auri partibus ex alia super omnibus suis terris et dominio et pro quibus</text:p>
      <text:p text:style-name="Standard">in processu in requestis qui petit moderacionem graciam et diminucionem dictorum</text:p>
      <text:p text:style-name="Standard">arreragiorum / Conclusum est et placet dominis . actentis suis presentis excusacionibus</text:p>
      <text:p text:style-name="Standard">et causis hic allegatis quod solvendo ex nunc et impromptu de dictis arreragiis</text:p>
      <text:p text:style-name="Standard">debitis summam iiC. scutorum auri / et infra festum Pasche proxime l. scuta</text:p>
      <text:p text:style-name="Standard">infra festum Sancti Jo. Baptiste proxime sequens C. scuta auri remictatur sibi residuum</text:p>
      <text:p text:style-name="Standard">dictorum arreragiorum debitorum Sic quod de cetero nullam graciam de arreragiis deberet</text:p>
      <text:p text:style-name="Standard">pro tempore futuro nullam graciam seu moderacionem petat prout obtulit pro</text:p>
      <text:p text:style-name="Standard">proviso eciam quod si ecclesia ponatur in processu ex parte ipsius domini / aut alterius</text:p>
      <text:p text:style-name="Standard">cujuscumque de dicto redditus redimendo aut retractando / et nisi solverit</text:p>
      <text:p text:style-name="Standard">arreragia infra dictos terminos / ecclesia seu capitulum Par. poterit sibi petere et</text:p>
      <text:p text:style-name="Standard">omnia dicta arreragia deductis ea que tunc solverit . alias non .</text:p>
      <text:p text:style-name="Standard">adjournement</text:p>
      <text:p text:style-name="Standard">Jo. Charles</text:p>
      <text:p text:style-name="Standard">adjournement</text:p>
      <text:p text:style-name="Standard">De domino de</text:p>
      <text:p text:style-name="Standard">Bethune</text:p>
      <text:p text:style-name="Standard">=FRAN_0393_05501_L.jpg=</text:p>
      <text:p text:style-name="Standard">Anno Domini m°. cccc $liiii°$ lii.</text:p>
      <text:p text:style-name="Standard">Mercurii xxa decembris capitulantibus dominis</text:p>
      <text:p text:style-name="Standard">Archidiacono de Josayo</text:p>
      <text:p text:style-name="Standard">Boullardi</text:p>
      <text:p text:style-name="Standard">Succentore</text:p>
      <text:p text:style-name="Standard">Du Drac</text:p>
      <text:p text:style-name="Standard">De Croces</text:p>
      <text:p text:style-name="Standard">Sohier</text:p>
      <text:p text:style-name="Standard">Cancellario</text:p>
      <text:p text:style-name="Standard">Victri</text:p>
      <text:p text:style-name="Standard">Pion</text:p>
      <text:p text:style-name="Standard"><text:soft-page-break/>Penitenciario</text:p>
      <text:p text:style-name="Standard">Ordeimonte</text:p>
      <text:p text:style-name="Standard">Aguenin</text:p>
      <text:p text:style-name="Standard">P Thomas</text:p>
      <text:p text:style-name="Standard">Mondidier</text:p>
      <text:p text:style-name="Standard">Chacy</text:p>
      <text:p text:style-name="Standard">Bastardi</text:p>
      <text:p text:style-name="Standard">Paillard</text:p>
      <text:p text:style-name="Standard">Breton</text:p>
      <text:p text:style-name="Standard">Parenti</text:p>
      <text:p text:style-name="Standard">Fourbeur</text:p>
      <text:p text:style-name="Standard">Cotin</text:p>
      <text:p text:style-name="Standard">De Brolio</text:p>
      <text:p text:style-name="Standard">Burdelot</text:p>
      <text:p text:style-name="Standard">Gaillon</text:p>
      <text:p text:style-name="Standard">Monneti</text:p>
      <text:p text:style-name="Standard">Bussi excusatio</text:p>
      <text:p text:style-name="Standard">Barre</text:p>
      <text:p text:style-name="Standard">Jerson</text:p>
      <text:p text:style-name="Standard">Haultny</text:p>
      <text:p text:style-name="Standard">Fraxinis</text:p>
      <text:p text:style-name="Standard">Conclusum est per capitulum et de consensu omnium dominorum capitulancium quod Johannes</text:p>
      <text:p text:style-name="Standard">de Merle $v$ campsor veniat hic et quod sibi tradatur et expediatur</text:p>
      <text:p text:style-name="Standard">tamquam plus offerenti tabularium de quo supra sit mencio pro summa qua</text:p>
      <text:p text:style-name="Standard">alias ipse obtulit.</text:p>
      <text:p text:style-name="Standard">Conclusum est et placet dominis quod magister Radulphus Haultny canonicus Par.</text:p>
      <text:p text:style-name="Standard">Maultny pro domo</text:p>
      <text:p text:style-name="Standard">teneat et habeat ad vitam suam dumtaxat domum Claustralem que fuit</text:p>
      <text:p text:style-name="Standard">Moustardier</text:p>
      <text:p text:style-name="Standard">. Jo. Le Moustardier quam ipse petit habere / videlicet exponendo ibidem</text:p>
      <text:p text:style-name="Standard">in reparacionibus neccessariis dicto et ordinacioni m. Ro. Cibolle cancellarii Par.</text:p>
      <text:p text:style-name="Standard">pro una vice xxx £. t. infra annum</text:p>
      <text:p text:style-name="Standard">Super requesta domini Roberti de Bethune de qua supra. Non obstante alia</text:p>
      <text:p text:style-name="Standard">deliberacione ultimate facta conclusum est et placet dominis sibi facere moderacionem</text:p>
      <text:p text:style-name="Standard">de arrerags per eum debitis in festo omnium sanctorum novissime preterito inclusive</text:p>
      <text:p text:style-name="Standard">ascendentis ad summam v C. xl £. par. videlicet pro iii C .l. scutis auri de quibus</text:p>
      <text:p text:style-name="Standard"><text:soft-page-break/>solvet nunc et impromptu et prout defacto solvit . iiC scuta que recepit dominus</text:p>
      <text:p text:style-name="Standard">Archidiaconus de Josayo commissus ad officium de Ave Regina . Solvet eciam prout</text:p>
      <text:p text:style-name="Standard">promisit solvere alia. C. scuta auri infra festum nativitatis Sancti Johannis Baptiste proxime</text:p>
      <text:p text:style-name="Standard">et L. scuta infra festum omnium sanctorum tunc sequens cccc liii . proviso et sub condicione</text:p>
      <text:p text:style-name="Standard">quod si deffecerit de solvendo dictas summas scilicet . C. scuta infra dictum festum sancti</text:p>
      <text:p text:style-name="Standard">Johannis et dicta C scuta infra dictum festum omnium sanctorum proxime / eciam casu quo ecclesia Par.</text:p>
      <text:p text:style-name="Standard">tempore futuro esset posita in processu $fie$ causa ex parte ipsius domini Ro. aut</text:p>
      <text:p text:style-name="Standard">alterius occasione rediendi seu retrahendi dictum redditus principalis capitulum poterit petere</text:p>
      <text:p text:style-name="Standard">et habebit integraliter omnia ipsa arregagia Et hoc sine prejudicio et sine innovacione</text:p>
      <text:p text:style-name="Standard">terminorum dicti redditus de cetero obvenienti / Et super hoc habuit unam quictanciam capituli de dictis</text:p>
      <text:p text:style-name="Standard">iiiC scutis cujus copiam remansit in thesauro ecclesie signatum signo manutentuo dicti domini</text:p>
      <text:p text:style-name="Standard">xiii lan</text:p>
      <text:p text:style-name="Standard">Jo. de Merle</text:p>
      <text:p text:style-name="Standard">pro tabulario</text:p>
      <text:p text:style-name="Standard">291.</text:p>
      <text:p text:style-name="Standard">Domino Ro.</text:p>
      <text:p text:style-name="Standard">Bethune</text:p>
      <text:p text:style-name="Standard">=FRAN_0393_05502_L.jpg=</text:p>
      <text:p text:style-name="Standard">292.</text:p>
      <text:p text:style-name="Standard">Veneris xxii decembris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Monneti</text:p>
      <text:p text:style-name="Standard">Breton</text:p>
      <text:p text:style-name="Standard">Mondidier</text:p>
      <text:p text:style-name="Standard"><text:soft-page-break/>Cotin</text:p>
      <text:p text:style-name="Standard">De Brolio</text:p>
      <text:p text:style-name="Standard">Barre</text:p>
      <text:p text:style-name="Standard">Fourbeur</text:p>
      <text:p text:style-name="Standard">Haultny</text:p>
      <text:p text:style-name="Standard">Jerson</text:p>
      <text:p text:style-name="Standard">Du Drac</text:p>
      <text:p text:style-name="Standard">Bastardi</text:p>
      <text:p text:style-name="Standard">Ordinatum est quod in tabula que fiet pro Ave regina scribantur et</text:p>
      <text:p text:style-name="Standard">De tabula de</text:p>
      <text:p text:style-name="Standard">ponantur in eadem tabula deffuncti et absentes qui lucrati fuerunt</text:p>
      <text:p text:style-name="Standard">suum Ave Regina Sed retinebitur per dominum archidiaconum de Josayo officium dicti</text:p>
      <text:p text:style-name="Standard">Ave Regina</text:p>
      <text:p text:style-name="Standard">de Ave Regina porcio eorum / de qua ordinabitur quid eritur agendum</text:p>
      <text:p text:style-name="Standard">promotus ad</text:p>
      <text:p text:style-name="Standard">ordines.</text:p>
      <text:p text:style-name="Standard">Sabbati in jejuniis iiiior temporum post festum Sancte Lucie virginis</text:p>
      <text:p text:style-name="Standard">reverendus in Christo pater dominus G. Dei gracia episcopus Par. sacros ordines</text:p>
      <text:p text:style-name="Standard">celebrans in sua superiori capella. ad presentacionem Capituli magistrum Toussanum</text:p>
      <text:p text:style-name="Standard">Confranc capellanum in ecclesia Par. magistrum in artibus clericum accolitum favente</text:p>
      <text:p text:style-name="Standard">altissimo promovit ad sacrum subdiaconum ordinem ad titulum dicti sui beneficii</text:p>
      <text:p text:style-name="Standard">de quo etc.</text:p>
      <text:p text:style-name="Standard">Boullardi</text:p>
      <text:p text:style-name="Standard">Pion</text:p>
      <text:p text:style-name="Standard">Sohier</text:p>
      <text:p text:style-name="Standard">P. Thomas</text:p>
      <text:p text:style-name="Standard">Burdelot</text:p>
      <text:p text:style-name="Standard">Fraxinis</text:p>
      <text:p text:style-name="Standard">Bussi</text:p>
      <text:p text:style-name="Standard">} excusatis</text:p>
      <text:p text:style-name="Standard">Gaillon</text:p>
      <text:p text:style-name="Standard">Lune xxv. decembris fuit festum nativitatis domini</text:p>
      <text:p text:style-name="Standard">Mercurii sequens fuit festum sancti Johannis Euvangeliste</text:p>
      <text:p text:style-name="Standard">Veneris sequens fuit festum Sancti Thome Cantuariensis</text:p>
      <text:p text:style-name="Standard">Lune prima januarii fuit festum circumcisionis domini</text:p>
      <text:p text:style-name="Standard">mercurii iiia jano fuit festum Sancte Genovefe</text:p>
      <text:p text:style-name="Standard"><text:soft-page-break/>Festa</text:p>
      <text:p text:style-name="Standard">=FRAN_0393_05503_L.jpg=</text:p>
      <text:p text:style-name="Standard">Veneris post circumcisionis domini quinta januarii capitulantibus dominis</text:p>
      <text:p text:style-name="Standard">Archidiacono de Josayo</text:p>
      <text:p text:style-name="Standard">De Croces</text:p>
      <text:p text:style-name="Standard">P Thomas</text:p>
      <text:p text:style-name="Standard">Succentore</text:p>
      <text:p text:style-name="Standard">Paillard</text:p>
      <text:p text:style-name="Standard">Burdelot</text:p>
      <text:p text:style-name="Standard">Cancellario</text:p>
      <text:p text:style-name="Standard">Bastardi</text:p>
      <text:p text:style-name="Standard">Fraxinis</text:p>
      <text:p text:style-name="Standard">Penitenciario</text:p>
      <text:p text:style-name="Standard">Monnet</text:p>
      <text:p text:style-name="Standard">Ordeimonte</text:p>
      <text:p text:style-name="Standard">Luillier</text:p>
      <text:p text:style-name="Standard">Jerson</text:p>
      <text:p text:style-name="Standard">Chacy</text:p>
      <text:p text:style-name="Standard">Bussi</text:p>
      <text:p text:style-name="Standard">Mondidier</text:p>
      <text:p text:style-name="Standard">Cotin</text:p>
      <text:p text:style-name="Standard">Victri</text:p>
      <text:p text:style-name="Standard">De Brolio</text:p>
      <text:p text:style-name="Standard">Gaillon</text:p>
      <text:p text:style-name="Standard">} excusatis</text:p>
      <text:p text:style-name="Standard">Aguenin</text:p>
      <text:p text:style-name="Standard">Fourbeur</text:p>
      <text:p text:style-name="Standard">Barre</text:p>
      <text:p text:style-name="Standard">Despars</text:p>
      <text:p text:style-name="Standard">Parenti</text:p>
      <text:p text:style-name="Standard">Haultny</text:p>
      <text:p text:style-name="Standard">Boullardi</text:p>
      <text:p text:style-name="Standard">Du Drac</text:p>
      <text:p text:style-name="Standard">Pion</text:p>
      <text:p text:style-name="Standard">Hodie prout alias magister Jacobus Pourrecte capellanus in ecclesia Par. ad altare</text:p>
      <text:p text:style-name="Standard">Sancti Ludovici peciit habere consensum Capituli ut possit tradere certas vineas</text:p>
      <text:p text:style-name="Standard"><text:soft-page-break/>apud Suciacum existentes spectantes dicte sue capellanie et quas ut ipse asseruit</text:p>
      <text:p text:style-name="Standard">fecit debite proclamari . Super quo quia dominus archidiaconus Brye se opposuit</text:p>
      <text:p text:style-name="Standard">Ja. Pourrecte</text:p>
      <text:p text:style-name="Standard">ne tradantur ordinatum est quod loquetur super hoc cum dicto domino archidiacono et</text:p>
      <text:p text:style-name="Standard">audiatur ipse dominus Archidiaconus</text:p>
      <text:p text:style-name="Standard">Hodie magister Arnulphus magister puerorum chori retulit in capitulo quod Michael</text:p>
      <text:p text:style-name="Standard">Bout spé recessit a domo dictorum puerorum sive sua licencia aut alterius</text:p>
      <text:p text:style-name="Standard">Michael Bout</text:p>
      <text:p text:style-name="Standard">ad hoc potestatem habentem / et quod ipse commisit aliqua mala ibidem Super quo</text:p>
      <text:p text:style-name="Standard">commictuntur magistri Johannes Monneti et T. de Jerson ad se informandum</text:p>
      <text:p text:style-name="Standard">super hoc et refferendum</text:p>
      <text:p text:style-name="Standard">Ad supplicacionem Ludovici de Tillay filioli domini Senonensis Placet dominis quod in clericum</text:p>
      <text:p text:style-name="Standard">matutinarum recipiantur usque ad festum ad instans festum Pasche cum distribucione</text:p>
      <text:p text:style-name="Standard">Et si bene se regerit recipietur ad plenum.</text:p>
      <text:p text:style-name="Standard">Super requesta m. Andree Le Roy petentes habere a capitulo domum que fuit</text:p>
      <text:p text:style-name="Standard">M. An. MeRpu</text:p>
      <text:p text:style-name="Standard">P. de Thury ordinatu est quod loquatur cum ipso super hoc de tradendo sibi jus capituli</text:p>
      <text:p text:style-name="Standard">pro domo de Thury</text:p>
      <text:p text:style-name="Standard">prout melius et utilius fieri poterit ultra iiC f. quos offert ut dicitur</text:p>
      <text:p text:style-name="Standard">Conclusum est quod Tabularium galice le tableau proveniens de execucione</text:p>
      <text:p text:style-name="Standard">De tabulario vendito</text:p>
      <text:p text:style-name="Standard">Deffuncti domini Jacobi du Chastellier nuper episcopi Par. exponatur vendicioni et</text:p>
      <text:p text:style-name="Standard">Johanni de Merle</text:p>
      <text:p text:style-name="Standard">tradatur Johanni de Merle campsori tamquam plus offerente videlicet pro iiii C £. p.</text:p>
      <text:p text:style-name="Standard">quod sic factum est pro dicta summa iiii C. £. p.</text:p>
      <text:p text:style-name="Standard">cccc lii°</text:p>
      <text:p text:style-name="Standard">293.</text:p>
      <text:p text:style-name="Standard">Tillay</text:p>
      <text:p text:style-name="Standard">=FRAN_0393_05504_L.jpg=</text:p>
      <text:p text:style-name="Standard">pro causa de Vicestre</text:p>
      <text:p text:style-name="Standard">Hodie domini constituerunt eorum procuratores in camera compotorum regis Jo.</text:p>
      <text:p text:style-name="Standard">Thomas P. Bailli Jo. Parent et nominandos et maxime in causa</text:p>
      <text:p text:style-name="Standard">de vicestre . Et hoc sive vadiis / nisi quando laboraverint pro ecclesia</text:p>
      <text:p text:style-name="Standard">Commissus est sive datus est coadjutor majori de Sucyaco</text:p>
      <text:p text:style-name="Standard">De majore de</text:p>
      <text:p text:style-name="Standard">videlicet quidem nominatus Blaize Gouin ad agendum et defferendum $et$</text:p>
      <text:p text:style-name="Standard"><text:soft-page-break/>Suciaco</text:p>
      <text:p text:style-name="Standard">et requirendum hospites.</text:p>
      <text:p text:style-name="Standard">Commissi pro</text:p>
      <text:p text:style-name="Standard">Barre} commictuntur ad videndum quandam domum prope Sanctum Medericum</text:p>
      <text:p text:style-name="Standard">quadam domo</text:p>
      <text:p text:style-name="Standard">De Croces} de qua hic locutus est dictus De Croces et refferendum</text:p>
      <text:p text:style-name="Standard">294.</text:p>
      <text:p text:style-name="Standard">Lune viiia januarii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Mondidier</text:p>
      <text:p text:style-name="Standard">Breton</text:p>
      <text:p text:style-name="Standard">De Brolio</text:p>
      <text:p text:style-name="Standard">Cotin</text:p>
      <text:p text:style-name="Standard">Monneti</text:p>
      <text:p text:style-name="Standard">Gaillon</text:p>
      <text:p text:style-name="Standard">Jerson</text:p>
      <text:p text:style-name="Standard">Barre</text:p>
      <text:p text:style-name="Standard">Bastardi</text:p>
      <text:p text:style-name="Standard">Haultny</text:p>
      <text:p text:style-name="Standard">Fourbeur</text:p>
      <text:p text:style-name="Standard">Du Drac</text:p>
      <text:p text:style-name="Standard">Boullardi</text:p>
      <text:p text:style-name="Standard">Audita relacione dominorum Succentoris Du Drac et Victri ad hoc commissorum quod</text:p>
      <text:p text:style-name="Standard">visitaverunt domum que fuit Petri de Thury / et locuti fuerunt cum</text:p>
      <text:p text:style-name="Standard">magistro Andrea Le Roy qui offert de dicta domo iiC f. / eciam actenta</text:p>
      <text:p text:style-name="Standard">ruina dicte domus / et quia capitulum propter hoc est in processu per deliberacionem</text:p>
      <text:p text:style-name="Standard"><text:soft-page-break/>Capituli tradita est eidem magistro Andree presenti et acceptante in presencia</text:p>
      <text:p text:style-name="Standard">De domino de Thury</text:p>
      <text:p text:style-name="Standard">notariorum Castelleti videlicet m. Jo. Francisci et sui socii / scilicet jus quod capitulum</text:p>
      <text:p text:style-name="Standard">Andreas Le Roy</text:p>
      <text:p text:style-name="Standard">habet in eadem cum arreragiis pro summa viiixx £. p. et mediante redditus quod</text:p>
      <text:p text:style-name="Standard">ibidem percipit capitulum Et pro omnibus garandiis capitulum tenebitur sibi tradere</text:p>
      <text:p text:style-name="Standard">suas licteras quas habet Et hodie tradidit in capitulo iiC fr. quos recepit dominus</text:p>
      <text:p text:style-name="Standard">Archidiaconus de Josayo.</text:p>
      <text:p text:style-name="Standard">Pion</text:p>
      <text:p text:style-name="Standard">Sohier</text:p>
      <text:p text:style-name="Standard">P. Thomas</text:p>
      <text:p text:style-name="Standard">Burdelot</text:p>
      <text:p text:style-name="Standard">Fraxinis</text:p>
      <text:p text:style-name="Standard">Luillier</text:p>
      <text:p text:style-name="Standard">Bussi excusato</text:p>
      <text:p text:style-name="Standard">Despars presente</text:p>
      <text:p text:style-name="Standard">=FRAN_0393_05505_L.jpg=</text:p>
      <text:p text:style-name="Standard">cccc lii°</text:p>
      <text:p text:style-name="Standard">295.</text:p>
      <text:p text:style-name="Standard">Audita relacione domini penitenciarii qui retulit vidisse certas informaciones</text:p>
      <text:p text:style-name="Standard">De scolaribus xviii scolaribus</text:p>
      <text:p text:style-name="Standard">factas ex parte scolarium collegii xviii. scolarium contra religiosos domus</text:p>
      <text:p text:style-name="Standard">contra religiosos Domus Dei</text:p>
      <text:p text:style-name="Standard">Dei Par. $et N. Gossemart$ tam pro $domo$ facto domus de Gossemart quam pro</text:p>
      <text:p text:style-name="Standard">fraxinentis petitis eisdem religiosis . ordinatum est quod domini provisores</text:p>
      <text:p text:style-name="Standard">provideant super hoc</text:p>
      <text:p text:style-name="Standard">Hodie dominus Johannes Fretel presbyter capellanis d'Oultreboys requisivit corrigi</text:p>
      <text:p text:style-name="Standard">licteras sue presentis de dicta capellania in qua fit mencio quod ipsa capellania sita est</text:p>
      <text:p text:style-name="Standard">in castro d'Oultreboys / et quod ponatur sita ante castrum d'Oultreboys</text:p>
      <text:p text:style-name="Standard">Item petit habere receptam loci Cui concessa pro uno anno ita quod tradat</text:p>
      <text:p text:style-name="Standard">caucionem.</text:p>
      <text:p text:style-name="Standard">Hodie Michael Bout spé ecclesie qui nuper recessit a domo puerorum chori</text:p>
      <text:p text:style-name="Standard">de Michaele Bout</text:p>
      <text:p text:style-name="Standard">absque licencia associato patre suo supplicat reamicti Super quo domini Archidiaconus</text:p>
      <text:p text:style-name="Standard">de Josayo Succentor Cancellarius et Penitenciarius comictuntur ad audiendum</text:p>
      <text:p text:style-name="Standard">partes videlicet ipsum Michaelem et magistrum dictorum puerorum / et refferendum</text:p>
      <text:p text:style-name="Standard"><text:soft-page-break/>De domino Johanne</text:p>
      <text:p text:style-name="Standard">Fretel</text:p>
      <text:p text:style-name="Standard">Mercurii xa januari capitulantibus dominis</text:p>
      <text:p text:style-name="Standard">Archidiacono de Josayo</text:p>
      <text:p text:style-name="Standard">Le Biseul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renti</text:p>
      <text:p text:style-name="Standard">Ordeimonte</text:p>
      <text:p text:style-name="Standard">De Brolio</text:p>
      <text:p text:style-name="Standard">Chacy</text:p>
      <text:p text:style-name="Standard">Mondidier</text:p>
      <text:p text:style-name="Standard">Breton</text:p>
      <text:p text:style-name="Standard">Paillard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Bastardi</text:p>
      <text:p text:style-name="Standard">Haultny</text:p>
      <text:p text:style-name="Standard">Fourbeur</text:p>
      <text:p text:style-name="Standard">Du Drac</text:p>
      <text:p text:style-name="Standard">Boullardi</text:p>
      <text:p text:style-name="Standard">De Croces</text:p>
      <text:p text:style-name="Standard">Pion</text:p>
      <text:p text:style-name="Standard">Super requesta parrochianorum de Sucy petencium sibi concedi de nemoribus dicti</text:p>
      <text:p text:style-name="Standard">loci pro refeccione seu reparacione ecclesie loci usque ad numerum xl peciarum nemorum</text:p>
      <text:p text:style-name="Standard">Placet dominis quod in xii arpentis de quibus hic locutus est dictus De Croces</text:p>
      <text:p text:style-name="Standard">capiantur xl pecie / et quod idem De Croces signat pecias etc.</text:p>
      <text:p text:style-name="Standard">Sohier</text:p>
      <text:p text:style-name="Standard">P Thomas</text:p>
      <text:p text:style-name="Standard">Burdelot</text:p>
      <text:p text:style-name="Standard"><text:soft-page-break/>Fraxinis</text:p>
      <text:p text:style-name="Standard">Luillier</text:p>
      <text:p text:style-name="Standard">Bussi</text:p>
      <text:p text:style-name="Standard">} excusatis</text:p>
      <text:p text:style-name="Standard">Despars</text:p>
      <text:p text:style-name="Standard">De nemoribus</text:p>
      <text:p text:style-name="Standard">de Sucyaco</text:p>
      <text:p text:style-name="Standard">=FRAN_0393_05506_L.jpg=</text:p>
      <text:p text:style-name="Standard">296.</text:p>
      <text:p text:style-name="Standard">Magister Petrus Thomas canonicus Par. et prebendatus apud Cristollium se informabit</text:p>
      <text:p text:style-name="Standard">De majore de</text:p>
      <text:p text:style-name="Standard">de insufficiencia et inhabitacione persone majoris loci quas dicitur esse</text:p>
      <text:p text:style-name="Standard">Cristollio</text:p>
      <text:p text:style-name="Standard">in eum / et providebit de alio si videatur eidem expediens</text:p>
      <text:p text:style-name="Standard">Super requesta religiosorum Sancti Mathurini Par. petencium moderacecionem</text:p>
      <text:p text:style-name="Standard">seu graciam de C. s. p. redditus debitis super domo ubi sunt de presenti eorum scole</text:p>
      <text:p text:style-name="Standard">de religiosis</text:p>
      <text:p text:style-name="Standard">Sancti Maturini</text:p>
      <text:p text:style-name="Standard">placet dominis facere de tor. pro par. pro isto anno dumtaxat proviso quod solvatur</text:p>
      <text:p text:style-name="Standard">impromptu et quod gracia hujusmodi commictatur in reparacionibus neccessariis etc alias gracia</text:p>
      <text:p text:style-name="Standard">nulla</text:p>
      <text:p text:style-name="Standard">Audita relacione et oppinione magistrorum Jo. Paillard V. de Croces et Ste</text:p>
      <text:p text:style-name="Standard">Pion et Jo. Bastardi ad hoc commissorum pro facto prioris sancti Lazari</text:p>
      <text:p text:style-name="Standard">pro quadam censiva de qua hic locutum est videlcet ad causam iiii l. et</text:p>
      <text:p text:style-name="Standard">unius modii bladi / quiquidem commissi sunt oppinonis quod fiat</text:p>
      <text:p text:style-name="Standard">commutacio de porcione et parte dicti prioris cum dicto modio et xl s.p.</text:p>
      <text:p text:style-name="Standard">de dictis iiii l. Super quo domini sunt oppinionis quod dicti domini commissi</text:p>
      <text:p text:style-name="Standard">seu deputati qui tractaverunt materiam huiusmodi tractent cum</text:p>
      <text:p text:style-name="Standard">ipso priore de dicta eius parte et porcione dicto censive cum dicto</text:p>
      <text:p text:style-name="Standard">modio bladi et cum dictis xl s. p. de dictis iiii l.</text:p>
      <text:p text:style-name="Standard">Super requesta Johannis Trousseboys petentis solvi de arreragiis</text:p>
      <text:p text:style-name="Standard">septem librarum p. quas percipit ad causam sue capellanie in ecclesia Par. ad</text:p>
      <text:p text:style-name="Standard">altare Sancti Remigii Super Roagiis de Joy . Habeat tria scuta</text:p>
      <text:p text:style-name="Standard">auri per manum officii horarum pro tribus annis finientis ad festum sancti</text:p>
      <text:p text:style-name="Standard">Johannis proxime</text:p>
      <text:p text:style-name="Standard">Cotin</text:p>
      <text:p text:style-name="Standard"><text:soft-page-break/>consenseruit quod prior de gres habeat</text:p>
      <text:p text:style-name="Standard">Gaillon</text:p>
      <text:p text:style-name="Standard">ᗞe Croces pro viii sextarii grani</text:p>
      <text:p text:style-name="Standard">De priore sancti</text:p>
      <text:p text:style-name="Standard">Lazari</text:p>
      <text:p text:style-name="Standard">Trousseboys</text:p>
      <text:p text:style-name="Standard">ᗞe Priore</text:p>
      <text:p text:style-name="Standard">de Grez</text:p>
      <text:p text:style-name="Standard">=FRAN_0393_05507_L.jpg=</text:p>
      <text:p text:style-name="Standard">cccc lii$i$</text:p>
      <text:p text:style-name="Standard">Veneris $Mercurii$ xiia januarii capitulantibus dominis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enitenciario</text:p>
      <text:p text:style-name="Standard">Victri</text:p>
      <text:p text:style-name="Standard">Ordeimonte</text:p>
      <text:p text:style-name="Standard">Parenti</text:p>
      <text:p text:style-name="Standard">Chacy</text:p>
      <text:p text:style-name="Standard">De Brolio</text:p>
      <text:p text:style-name="Standard">Breton</text:p>
      <text:p text:style-name="Standard">Mondidier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Bastardi</text:p>
      <text:p text:style-name="Standard">Haultny</text:p>
      <text:p text:style-name="Standard">Fourbeur</text:p>
      <text:p text:style-name="Standard">$Du Drac$</text:p>
      <text:p text:style-name="Standard">Magister Jo. Bastardi canonicus Par. sive tamquam officialis capituli sive alias commissus est</text:p>
      <text:p text:style-name="Standard">De domino Jo. Le Vasseur</text:p>
      <text:p text:style-name="Standard"><text:soft-page-break/>ex parte capituli ad audiendum et determinandum causam motam inter dominum</text:p>
      <text:p text:style-name="Standard">et magistro P. de Brena</text:p>
      <text:p text:style-name="Standard">Johannem Le Vasseur et m. P. de Brena habitum ecclesie Par. defferentem in capitulo Par.</text:p>
      <text:p text:style-name="Standard">Jehan Beau</text:p>
      <text:p text:style-name="Standard">Deffault Jehan Veau contre Pierre Genevoys procureur de messeigneurs Merle Morel</text:p>
      <text:p text:style-name="Standard">assigne appellé Chastinet</text:p>
      <text:p text:style-name="Standard">Ad supplicacionem m. P. Channeau capellani in ecclesia Par. conceduntur sibi lictere capituli</text:p>
      <text:p text:style-name="Standard">compulsorie in forma contra religiosos domus Dei Par. ut exhibeant et</text:p>
      <text:p text:style-name="Standard">ostendant compota sua licteras registra prothonotaria et alia minutanta facienta</text:p>
      <text:p text:style-name="Standard">De magistro P.</text:p>
      <text:p text:style-name="Standard">in sua causa quam habet contra ipsos religiosos in Castalleto racione vi £. p.</text:p>
      <text:p text:style-name="Standard">Channeau</text:p>
      <text:p text:style-name="Standard">redditus quos det percipere racione dicte sue capellanie super dicta domo Dei Par. ut diat</text:p>
      <text:p text:style-name="Standard">Boullardi</text:p>
      <text:p text:style-name="Standard">Pion</text:p>
      <text:p text:style-name="Standard">Sohier</text:p>
      <text:p text:style-name="Standard">P Thomas</text:p>
      <text:p text:style-name="Standard">Burdelot</text:p>
      <text:p text:style-name="Standard">Fraxinis</text:p>
      <text:p text:style-name="Standard">Luillier</text:p>
      <text:p text:style-name="Standard">Bussi</text:p>
      <text:p text:style-name="Standard">Despars } excusatis</text:p>
      <text:p text:style-name="Standard">297.</text:p>
      <text:p text:style-name="Standard">Lune xv. januarii capitulantibus dominis</text:p>
      <text:p text:style-name="Standard">Succentore</text:p>
      <text:p text:style-name="Standard">Parenti</text:p>
      <text:p text:style-name="Standard">P. Thomas</text:p>
      <text:p text:style-name="Standard">Cancellario</text:p>
      <text:p text:style-name="Standard">Jerson</text:p>
      <text:p text:style-name="Standard">Penitenciario</text:p>
      <text:p text:style-name="Standard">Monneti</text:p>
      <text:p text:style-name="Standard">Archidiacono de Josas</text:p>
      <text:p text:style-name="Standard">Ordeimonte</text:p>
      <text:p text:style-name="Standard">Fourbeur</text:p>
      <text:p text:style-name="Standard">Cotin</text:p>
      <text:p text:style-name="Standard">Chacy</text:p>
      <text:p text:style-name="Standard"><text:soft-page-break/>Boullardi</text:p>
      <text:p text:style-name="Standard">Haultny</text:p>
      <text:p text:style-name="Standard">Breton</text:p>
      <text:p text:style-name="Standard">Bussi</text:p>
      <text:p text:style-name="Standard">Gaillon</text:p>
      <text:p text:style-name="Standard">Pion</text:p>
      <text:p text:style-name="Standard">Barre</text:p>
      <text:p text:style-name="Standard">Sohier</text:p>
      <text:p text:style-name="Standard">Aguenin</text:p>
      <text:p text:style-name="Standard">} excusatis</text:p>
      <text:p text:style-name="Standard">Victri</text:p>
      <text:p text:style-name="Standard">Burdelot</text:p>
      <text:p text:style-name="Standard">De Brolio</text:p>
      <text:p text:style-name="Standard">Paillardi</text:p>
      <text:p text:style-name="Standard">Fraxinis</text:p>
      <text:p text:style-name="Standard">De Croces extra.</text:p>
      <text:p text:style-name="Standard">Mondidier</text:p>
      <text:p text:style-name="Standard">Despars</text:p>
      <text:p text:style-name="Standard">Chastenet</text:p>
      <text:p text:style-name="Standard">Ad supplicacionem Jo. du Chastenet jeaularii capituli placet quod sibi detur una marcha</text:p>
      <text:p text:style-name="Standard">Luillier</text:p>
      <text:p text:style-name="Standard">argenti de peccunis thesauri pro sua filia maritanda.</text:p>
      <text:p text:style-name="Standard">Des</text:p>
      <text:p text:style-name="Standard">Super requesta P. De Tramblay petentis moderacione l. s.p. redditus debitorum officiario</text:p>
      <text:p text:style-name="Standard">clericorum matutinatum super domo sua in vico Sancti Dionisii ad causam sue lixp hereditagii deffuncte</text:p>
      <text:p text:style-name="Standard">Agnetis la Dordine vel.</text:p>
      <text:p text:style-name="Standard">=FRAN_0393_05508_L.jpg=</text:p>
      <text:p text:style-name="Standard">Mercurii</text:p>
      <text:p text:style-name="Standard">$Lune$ xvii januarii capitulantibus dominis</text:p>
      <text:p text:style-name="Standard">Succentore</text:p>
      <text:p text:style-name="Standard">Aguenin</text:p>
      <text:p text:style-name="Standard">Cancellario</text:p>
      <text:p text:style-name="Standard">Monneti</text:p>
      <text:p text:style-name="Standard">Penitenciario</text:p>
      <text:p text:style-name="Standard">Jerson</text:p>
      <text:p text:style-name="Standard"><text:soft-page-break/>Ordeimonte</text:p>
      <text:p text:style-name="Standard">Parenti</text:p>
      <text:p text:style-name="Standard">Chacy</text:p>
      <text:p text:style-name="Standard">Fourbeur</text:p>
      <text:p text:style-name="Standard">Breton</text:p>
      <text:p text:style-name="Standard">Boullardi</text:p>
      <text:p text:style-name="Standard">Gaillon</text:p>
      <text:p text:style-name="Standard">Sohier</text:p>
      <text:p text:style-name="Standard">Haultny</text:p>
      <text:p text:style-name="Standard">Pion</text:p>
      <text:p text:style-name="Standard">Du Drac</text:p>
      <text:p text:style-name="Standard">P Thomas</text:p>
      <text:p text:style-name="Standard">De Croces</text:p>
      <text:p text:style-name="Standard">Fraxinis</text:p>
      <text:p text:style-name="Standard">Victri</text:p>
      <text:p text:style-name="Standard">Luillier</text:p>
      <text:p text:style-name="Standard">Audita relacione m. V. de Croces qui retulit quod prior sancti Maglorii</text:p>
      <text:p text:style-name="Standard">offert quictare capitulum de x. modiis vini sibi debitis ut dicit</text:p>
      <text:p text:style-name="Standard">De priore Sancti</text:p>
      <text:p text:style-name="Standard">pro vi. scutis Placet dominis quod ipse officiarius faciat cum ipso ut melius</text:p>
      <text:p text:style-name="Standard">Maglorii</text:p>
      <text:p text:style-name="Standard">poterit et remictitur sue discrecioni</text:p>
      <text:p text:style-name="Standard">Haultny</text:p>
      <text:p text:style-name="Standard">Hodie lictera capituli pro magistro R. Haultny pro domo Le Moustardier transiit</text:p>
      <text:p text:style-name="Standard">in capitulo secundum formam minute super hoc composite et hic lecte</text:p>
      <text:p text:style-name="Standard">Aguenin } videbunt ea que m. R. Haultny vult producere contra</text:p>
      <text:p text:style-name="Standard">Haultny pro</text:p>
      <text:p text:style-name="Standard">Fraxinis</text:p>
      <text:p text:style-name="Standard">priorem de Duello / que sibi tradet notarius se signando</text:p>
      <text:p text:style-name="Standard">priore de Duello</text:p>
      <text:p text:style-name="Standard">in suo papiro</text:p>
      <text:p text:style-name="Standard">298.</text:p>
      <text:p text:style-name="Standard">Veneris xix januarii capitulantibus dominis</text:p>
      <text:p text:style-name="Standard">Archidiacono de Josayo</text:p>
      <text:p text:style-name="Standard">Succentore</text:p>
      <text:p text:style-name="Standard">Aguenin</text:p>
      <text:p text:style-name="Standard"><text:soft-page-break/>Paillard</text:p>
      <text:p text:style-name="Standard">Cancellario</text:p>
      <text:p text:style-name="Standard">Victri</text:p>
      <text:p text:style-name="Standard">Penitenciario</text:p>
      <text:p text:style-name="Standard">Mondidier</text:p>
      <text:p text:style-name="Standard">Ordeimonte</text:p>
      <text:p text:style-name="Standard">Paren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Cotin</text:p>
      <text:p text:style-name="Standard">Bastardi</text:p>
      <text:p text:style-name="Standard">Gaillon</text:p>
      <text:p text:style-name="Standard">Boullardi</text:p>
      <text:p text:style-name="Standard">Haultny</text:p>
      <text:p text:style-name="Standard">Sohier</text:p>
      <text:p text:style-name="Standard">De Croces</text:p>
      <text:p text:style-name="Standard">Pion</text:p>
      <text:p text:style-name="Standard">Hodie soror Jaquelina de Maillenier Marguerata Agnex et</text:p>
      <text:p text:style-name="Standard">De religiosis Domus Dei</text:p>
      <text:p text:style-name="Standard">Ysabellis la Joline religiose Domus Dei Par. fecerunt vota religionis</text:p>
      <text:p text:style-name="Standard">ut consuetum est in capitulo</text:p>
      <text:p text:style-name="Standard">Archidiacono de Josayo</text:p>
      <text:p text:style-name="Standard">Cotin</text:p>
      <text:p text:style-name="Standard">Bussi</text:p>
      <text:p text:style-name="Standard">De Brolio</text:p>
      <text:p text:style-name="Standard">Paillardi</text:p>
      <text:p text:style-name="Standard">Mondidier</text:p>
      <text:p text:style-name="Standard">Bastardi } excusatis</text:p>
      <text:p text:style-name="Standard">Burdelot</text:p>
      <text:p text:style-name="Standard">Despars</text:p>
      <text:p text:style-name="Standard">Barre in missa</text:p>
      <text:p text:style-name="Standard">P Thomas</text:p>
      <text:p text:style-name="Standard">Fraxinis</text:p>
      <text:p text:style-name="Standard">Luillier</text:p>
      <text:p text:style-name="Standard"><text:soft-page-break/>Despars</text:p>
      <text:p text:style-name="Standard">De Cameraco</text:p>
      <text:p text:style-name="Standard">Monnetis</text:p>
      <text:p text:style-name="Standard">Bussi } excusatis</text:p>
      <text:p text:style-name="Standard">De Brolio</text:p>
      <text:p text:style-name="Standard">Barre in missa</text:p>
      <text:p text:style-name="Standard">=FRAN_0393_05509_L.jpg=</text:p>
      <text:p text:style-name="Standard">De Brena</text:p>
      <text:p text:style-name="Standard">Cl folio</text:p>
      <text:p text:style-name="Standard">cccc lii°</text:p>
      <text:p text:style-name="Standard">299.</text:p>
      <text:p text:style-name="Standard">Super requesta m. P. de Brena petentis habere adjunctum $m$ cum magistro</text:p>
      <text:p text:style-name="Standard">Jo. Bastardi in causa quam habet in capitulo contra dominum Johannem Le Vasseur</text:p>
      <text:p text:style-name="Standard">vocet officialis Burdelot aut alterum quem poterit reperire</text:p>
      <text:p text:style-name="Standard">Super requesta domini Johannis Varlet deputantur domini Cancellarius</text:p>
      <text:p text:style-name="Standard">dominus Jo. Varlet</text:p>
      <text:p text:style-name="Standard">et Fraxinis.</text:p>
      <text:p text:style-name="Standard">Magister Arnulphus</text:p>
      <text:p text:style-name="Standard">Super requesta m. Arnulphi magistri puerorum chori pro xl s. quos petit</text:p>
      <text:p text:style-name="Standard">execucioni defuncti m. H. de Fresnay . persolvantur et fiat sibi cedula</text:p>
      <text:p text:style-name="Standard">Adjournement</text:p>
      <text:p text:style-name="Standard">Jehan Leschalas a adjourné messeigneurs a cause des chapellains de la communauté</text:p>
      <text:p text:style-name="Standard">contre Oudin Sancte a demain.</text:p>
      <text:p text:style-name="Standard">Lune xxii januarii fuit festum Santi Vincenci</text:p>
      <text:p text:style-name="Standard">Mercurii xxiiii januarii capitulantibus dominis.</text:p>
      <text:p text:style-name="Standard">Archidiacono de Josayo</text:p>
      <text:p text:style-name="Standard">Victri</text:p>
      <text:p text:style-name="Standard">Burdelot</text:p>
      <text:p text:style-name="Standard">Succentore</text:p>
      <text:p text:style-name="Standard">l</text:p>
      <text:p text:style-name="Standard">Mondidier</text:p>
      <text:p text:style-name="Standard">Fraxinis</text:p>
      <text:p text:style-name="Standard">Cancellario</text:p>
      <text:p text:style-name="Standard">Parenti</text:p>
      <text:p text:style-name="Standard">Penitenciario</text:p>
      <text:p text:style-name="Standard">Luillier</text:p>
      <text:p text:style-name="Standard"><text:soft-page-break/>Paillardi</text:p>
      <text:p text:style-name="Standard">Ordeimonte</text:p>
      <text:p text:style-name="Standard">De Cameraco</text:p>
      <text:p text:style-name="Standard">Chacy</text:p>
      <text:p text:style-name="Standard">Jerson</text:p>
      <text:p text:style-name="Standard">Monneti</text:p>
      <text:p text:style-name="Standard">Breton</text:p>
      <text:p text:style-name="Standard">Fourbeur</text:p>
      <text:p text:style-name="Standard">Barre</text:p>
      <text:p text:style-name="Standard">Cotin</text:p>
      <text:p text:style-name="Standard">Bastardi</text:p>
      <text:p text:style-name="Standard">Haultny</text:p>
      <text:p text:style-name="Standard">Gaillon</text:p>
      <text:p text:style-name="Standard">Boullardi</text:p>
      <text:p text:style-name="Standard">Bussi</text:p>
      <text:p text:style-name="Standard">} excusatis</text:p>
      <text:p text:style-name="Standard">De Croces</text:p>
      <text:p text:style-name="Standard">Sohier</text:p>
      <text:p text:style-name="Standard">Aguenin</text:p>
      <text:p text:style-name="Standard">Pion</text:p>
      <text:p text:style-name="Standard">Despars</text:p>
      <text:p text:style-name="Standard">J Thomas</text:p>
      <text:p text:style-name="Standard">De Brolio</text:p>
      <text:p text:style-name="Standard">Super requesta m. P. de Brena requirente quod unus aut duo de dominis</text:p>
      <text:p text:style-name="Standard">canonicis commictantur cum magistro Jo. Bastardi ad cognoscendum et determinandum de qua</text:p>
      <text:p text:style-name="Standard">quam hoc in capitulo contra dominum Johannem Le Vasseur . prefatus magister Jo. Bastardi</text:p>
      <text:p text:style-name="Standard">sive tamquam officialis capituli sive tamquam commissus ad audiendum causas subditorum</text:p>
      <text:p text:style-name="Standard">capituli seu alias commictitur $vocato altero dominorum canonicorum secum$ ad cognoscendum</text:p>
      <text:p text:style-name="Standard">de hujusmodi causa / vocato secum altero dominorum canonicorum maxime in sentenciaum proferente</text:p>
      <text:p text:style-name="Standard">Inclusine.</text:p>
      <text:p text:style-name="Standard">De Brena</text:p>
      <text:p text:style-name="Standard">=FRAN_0393_05510_L.jpg=</text:p>
      <text:p text:style-name="Standard">Actentis et consideratis humili supplicacione et requesta Jacobi Parvi nuper</text:p>
      <text:p text:style-name="Standard">Ja. Parvi</text:p>
      <text:p text:style-name="Standard">clerici matutinarum / ac eciam ejus confessione qui confessus est delinquisse</text:p>
      <text:p text:style-name="Standard">in aliquibus erga dominos Attento eciam quod ipse obtulit et promisit</text:p>
      <text:p text:style-name="Standard"><text:soft-page-break/>se de cetero bene et honneste regere et gubernare et debitum suum in ecclesia</text:p>
      <text:p text:style-name="Standard">facere Placet dominis quod reamitatur et recipiatur in clericum matutinarum</text:p>
      <text:p text:style-name="Standard">ut per antea proviso quod sit melius regiminis quam fuit alioquin expulsetur</text:p>
      <text:p text:style-name="Standard">omnino.</text:p>
      <text:p text:style-name="Standard">Dominus Aurelianensis</text:p>
      <text:p text:style-name="Standard">De Croces } commictuntur ad faciendum diligenciam de prosecucione cause contra dominum</text:p>
      <text:p text:style-name="Standard">Pion } Aurelianensis / et de xlviii s. a domino de Beaumont</text:p>
      <text:p text:style-name="Standard">Hodie dominus Archidiaconus de Josayo retulit locutus fuisse cum Jacobo du</text:p>
      <text:p text:style-name="Standard">Chastellier nepote defuncti domini Jacobi du Chastellier dum viveret episcopi Par.</text:p>
      <text:p text:style-name="Standard">habente ut dicebatur omnimodam potestatem a du Chastellier nepote et</text:p>
      <text:p text:style-name="Standard">herede dicti deffuncti tractandi super facto executorium dicti defuncti quiquidem</text:p>
      <text:p text:style-name="Standard">De domino Jacobo</text:p>
      <text:p text:style-name="Standard">Du Chastellier</text:p>
      <text:p text:style-name="Standard">Ja. petebat sibi restitui tabularium dicti deffuncti de quo supra alias et nuper</text:p>
      <text:p text:style-name="Standard">venditum / et ipsum requisivisse ut vellet consentire hujusmodi vendicionem</text:p>
      <text:p text:style-name="Standard">et transferre capitulo omne jus etc. ut fieret obitus dicti defuncti / Et auditu</text:p>
      <text:p text:style-name="Standard">ejus relacione deputantur idem dominus archidiaconus Cotin et Victri ad loquendum</text:p>
      <text:p text:style-name="Standard">et tractandum super hoc cum dicto Ja. et aliis ad hoc potestatem habentibus et</text:p>
      <text:p text:style-name="Standard">refferendum.</text:p>
      <text:p text:style-name="Standard">300.</text:p>
      <text:p text:style-name="Standard">Veneris xxvi januarii capitulantibus dominis</text:p>
      <text:p text:style-name="Standard">Burdelot</text:p>
      <text:p text:style-name="Standard">Archidiacono de Josayo</text:p>
      <text:p text:style-name="Standard">Paillard</text:p>
      <text:p text:style-name="Standard">Fraxinis</text:p>
      <text:p text:style-name="Standard">Mondidier</text:p>
      <text:p text:style-name="Standard">Succentore</text:p>
      <text:p text:style-name="Standard">Parenti</text:p>
      <text:p text:style-name="Standard">Luillier</text:p>
      <text:p text:style-name="Standard">Penitenciario</text:p>
      <text:p text:style-name="Standard">Jerson</text:p>
      <text:p text:style-name="Standard">P Thomas</text:p>
      <text:p text:style-name="Standard">Ordeimonte</text:p>
      <text:p text:style-name="Standard">Monnet</text:p>
      <text:p text:style-name="Standard">De Cameraco</text:p>
      <text:p text:style-name="Standard">Chacy</text:p>
      <text:p text:style-name="Standard"><text:soft-page-break/>Fourbeur</text:p>
      <text:p text:style-name="Standard">Cancellario infirmo</text:p>
      <text:p text:style-name="Standard">Breton</text:p>
      <text:p text:style-name="Standard">Cotin</text:p>
      <text:p text:style-name="Standard">De Brolio</text:p>
      <text:p text:style-name="Standard">Barre in missa</text:p>
      <text:p text:style-name="Standard">Gaillon</text:p>
      <text:p text:style-name="Standard">Jo. Bureau</text:p>
      <text:p text:style-name="Standard">Du Drac</text:p>
      <text:p text:style-name="Standard">} excusatis</text:p>
      <text:p text:style-name="Standard">Haultny</text:p>
      <text:p text:style-name="Standard">Boullardi</text:p>
      <text:p text:style-name="Standard">Bussi</text:p>
      <text:p text:style-name="Standard">Pion</text:p>
      <text:p text:style-name="Standard">De Croces</text:p>
      <text:p text:style-name="Standard">Victri</text:p>
      <text:p text:style-name="Standard">Sohier</text:p>
      <text:p text:style-name="Standard">Aguenin</text:p>
      <text:p text:style-name="Standard">Bastardi</text:p>
      <text:p text:style-name="Standard">Despars</text:p>
      <text:p text:style-name="Standard">Colin de Baucourt a adjourné messeigneurs a lundi contre mestre Pierre Cousinot en cas</text:p>
      <text:p text:style-name="Standard">de peril et de heritage pour l'ostel de la Queue de Regnart</text:p>
      <text:p text:style-name="Standard">Adjournement</text:p>
      <text:p text:style-name="Standard">=FRAN_0393_05511_L.jpg=</text:p>
      <text:p text:style-name="Standard">CCCC lii.</text:p>
      <text:p text:style-name="Standard">301.</text:p>
      <text:p text:style-name="Standard">Tradita est hodie in capitulo domino Johanni Cormont presbytero bursa merellorum</text:p>
      <text:p text:style-name="Standard">clericorum matutinarum cum merellis et onere distribucionis eorumdem qui hoc</text:p>
      <text:p text:style-name="Standard">acceptavit et juravit in verbo sacerdotis ipsos debite diligenter et sine</text:p>
      <text:p text:style-name="Standard">fraude et favore distribuere Cui tradentur statuta de modo distribuendi etc.</text:p>
      <text:p text:style-name="Standard">Ad supplicacionem Johannis Courtin boulengarii placet dominis sibi facere graciam seu</text:p>
      <text:p text:style-name="Standard">moderacionem de par. pro tor. pro isto anno dumtaxat respectu clericorum matutinarum</text:p>
      <text:p text:style-name="Standard">de xvi £. par. per ipsum debitis dictis clericis proviso quod gracia hujusmdi convertatur</text:p>
      <text:p text:style-name="Standard">occasione sue domus</text:p>
      <text:p text:style-name="Standard">in reparacionibus neccessariis et quod solvat impromptu etc. alias gracia nulla</text:p>
      <text:p text:style-name="Standard">Super requesta magistri procuratoris et scolarium collegii Forteti petencium consensum capituli</text:p>
      <text:p text:style-name="Standard"><text:soft-page-break/>ut possint capere denarios lx solidorum par. de iiii l. p. quas dictum collegium</text:p>
      <text:p text:style-name="Standard">solebat percipere super domo Rubea in vico Sancti Hilarii Par. spectante scolaribus</text:p>
      <text:p text:style-name="Standard">collegii de Dormaniis dicto de Beauvés actencta ipsius procuratoris relacione</text:p>
      <text:p text:style-name="Standard">et juramento Placet dominis ut petitur</text:p>
      <text:p text:style-name="Standard">Hodie magister Jo. Bureau canonicus Par. subditus alias per procuracionem receptus ad prebendam</text:p>
      <text:p text:style-name="Standard">Parisiensem fuit receptus in propria et juravit in forma et fuit installatus</text:p>
      <text:p text:style-name="Standard">in choro et capitulo</text:p>
      <text:p text:style-name="Standard">Capellania ad altare sancti Nicolay in ecclesia Par. vacans per resignacionem m. Thome</text:p>
      <text:p text:style-name="Standard">de Jerson procuratoris et nomine procuratorio m. G. Bouchier ultimi dicte capellanie</text:p>
      <text:p text:style-name="Standard">capellani et possessoris ex causa permutacionis et non alias faciende cum magistro Petro Marie ad</text:p>
      <text:p text:style-name="Standard">capellaniam sancte Genovefe in cripta monasterii Sancte Genonefe Par. in monte Salvo</text:p>
      <text:p text:style-name="Standard">jure cujuslibet prestito prius juramento hincinde quod in hujusmodi resignacione non intervenient</text:p>
      <text:p text:style-name="Standard">fraus dolus etc. collata est dicto magistro Petro Marie qui juravit in forma</text:p>
      <text:p text:style-name="Standard">et fuit installatus</text:p>
      <text:p text:style-name="Standard">Tradat et solvat dominus Archidiaconus de Josayo de peccuniis de Ave Regina magistro</text:p>
      <text:p text:style-name="Standard">puerorum chori xl s. p. eisdem pueris debitos pro eorum jure racione obitus</text:p>
      <text:p text:style-name="Standard">seu decessus defuncti m. H. de Fresnoy dum viveret canonici Par. secundum statuta</text:p>
      <text:p text:style-name="Standard">capituli Et hoc de iiii l. p. vel circiter debitis dicto deffuncto pro Ave Regina</text:p>
      <text:p text:style-name="Standard">et lucratur per ipsum tempore quo vivebat / et residue dictarum iiiior l. idem</text:p>
      <text:p text:style-name="Standard">dominus Archidiaconus tradet et restitueret execucioni dicti defuncti</text:p>
      <text:p text:style-name="Standard">De procuratore ecclesie ad causam officii horarum seu anniversariorum actore contra m. Stephanum</text:p>
      <text:p text:style-name="Standard">d’Aillant reum citatum auctoritate privilegiorum etc. ad xv in statu cum De ᑕroces et Ro. ro.</text:p>
      <text:p text:style-name="Standard">De merellis traditis</text:p>
      <text:p text:style-name="Standard">Cormont</text:p>
      <text:p text:style-name="Standard">Courtin</text:p>
      <text:p text:style-name="Standard">De collegio</text:p>
      <text:p text:style-name="Standard">Forteti .</text:p>
      <text:p text:style-name="Standard">Recepcio canonici</text:p>
      <text:p text:style-name="Standard">in propria</text:p>
      <text:p text:style-name="Standard">Collacio capellanie</text:p>
      <text:p text:style-name="Standard">De xl s. tradendis</text:p>
      <text:p text:style-name="Standard">magistro puerorum chori</text:p>
      <text:p text:style-name="Standard">Causa</text:p>
      <text:p text:style-name="Standard">=FRAN_0393_05512_L.jpg=</text:p>
      <text:p text:style-name="Standard">302.</text:p>
      <text:p text:style-name="Standard">Lune xxix mensis januarii capitulantibus dominis</text:p>
      <text:p text:style-name="Standard"><text:soft-page-break/>Succentore</text:p>
      <text:p text:style-name="Standard">Monneti</text:p>
      <text:p text:style-name="Standard">Penitenciario</text:p>
      <text:p text:style-name="Standard">Fourbeur</text:p>
      <text:p text:style-name="Standard">Ordeimonte</text:p>
      <text:p text:style-name="Standard">Boullard</text:p>
      <text:p text:style-name="Standard">Chacy</text:p>
      <text:p text:style-name="Standard">Breton</text:p>
      <text:p text:style-name="Standard">Sohier</text:p>
      <text:p text:style-name="Standard">Burdelot</text:p>
      <text:p text:style-name="Standard">Gaillon</text:p>
      <text:p text:style-name="Standard">Haultny</text:p>
      <text:p text:style-name="Standard">Fraxinis</text:p>
      <text:p text:style-name="Standard">De Croces</text:p>
      <text:p text:style-name="Standard">Luillier</text:p>
      <text:p text:style-name="Standard">Victri</text:p>
      <text:p text:style-name="Standard">De Cameraco</text:p>
      <text:p text:style-name="Standard">Paillard</text:p>
      <text:p text:style-name="Standard">Cancellario infirmo</text:p>
      <text:p text:style-name="Standard">Jerson</text:p>
      <text:p text:style-name="Standard">Archidiacono de Josayo excusato</text:p>
      <text:p text:style-name="Standard">Super requesta habitantes de Cristollio qui offerunt solvere quilibet</text:p>
      <text:p text:style-name="Standard">xvi d. ut possint facere quilibet furnum quia capitulum vult habere furnum</text:p>
      <text:p text:style-name="Standard">De habitantibus</text:p>
      <text:p text:style-name="Standard">6.</text:p>
      <text:p text:style-name="Standard">bannerium domini persisterunt in alias deliberatis videlicet capitulum vel officiarius</text:p>
      <text:p text:style-name="Standard">de Cristolio</text:p>
      <text:p text:style-name="Standard">faciat ibidem fieri unum furnum bannerum expensis ecclesie in loco consueto</text:p>
      <text:p text:style-name="Standard">proconservando jus capituli Et ista deliberacio dicta est dictis habitantibus</text:p>
      <text:p text:style-name="Standard">in magno numero existentibus</text:p>
      <text:p text:style-name="Standard">Mercurii ultima januarii capitulantibus dominis</text:p>
      <text:p text:style-name="Standard">Archidiacono de Josayo</text:p>
      <text:p text:style-name="Standard">Aguenin</text:p>
      <text:p text:style-name="Standard">Succentore</text:p>
      <text:p text:style-name="Standard">Paillard</text:p>
      <text:p text:style-name="Standard">Penitenciario</text:p>
      <text:p text:style-name="Standard"><text:soft-page-break/>Jerson</text:p>
      <text:p text:style-name="Standard">Ordeimonte</text:p>
      <text:p text:style-name="Standard">Mondidier</text:p>
      <text:p text:style-name="Standard">Chacy</text:p>
      <text:p text:style-name="Standard">Fourbeur</text:p>
      <text:p text:style-name="Standard">Breton</text:p>
      <text:p text:style-name="Standard">Boullardi</text:p>
      <text:p text:style-name="Standard">Cotin</text:p>
      <text:p text:style-name="Standard">De Brolio</text:p>
      <text:p text:style-name="Standard">Gaillon</text:p>
      <text:p text:style-name="Standard">Sohier</text:p>
      <text:p text:style-name="Standard">Haultny</text:p>
      <text:p text:style-name="Standard">Pion</text:p>
      <text:p text:style-name="Standard">De Croces</text:p>
      <text:p text:style-name="Standard">Burdelot</text:p>
      <text:p text:style-name="Standard">Victri</text:p>
      <text:p text:style-name="Standard">Fraxinis</text:p>
      <text:p text:style-name="Standard">Super requesta religiosorum carmelitarum petentis fieri processiones generales</text:p>
      <text:p text:style-name="Standard">die dominica proxime ut possint publicare certas indulgencias per ipsos obtentas. Loquitur</text:p>
      <text:p text:style-name="Standard">de Carnnelitis</text:p>
      <text:p text:style-name="Standard">cum domino Par. / et non fiant hujusmodi processionum nisi prius facta convocacione</text:p>
      <text:p text:style-name="Standard">solennis / et quod processio que fiet fiat pro alia causa.</text:p>
      <text:p text:style-name="Standard">Cotin</text:p>
      <text:p text:style-name="Standard">Barre</text:p>
      <text:p text:style-name="Standard">Bussi</text:p>
      <text:p text:style-name="Standard">Aguenin</text:p>
      <text:p text:style-name="Standard">Mondidier } excusatis</text:p>
      <text:p text:style-name="Standard">Pion</text:p>
      <text:p text:style-name="Standard">Despars</text:p>
      <text:p text:style-name="Standard">Luillier</text:p>
      <text:p text:style-name="Standard">P. Thomas</text:p>
      <text:p text:style-name="Standard">De Cameraco</text:p>
      <text:p text:style-name="Standard">Bastardi</text:p>
      <text:p text:style-name="Standard">Cancellario infirmo</text:p>
      <text:p text:style-name="Standard">Barre</text:p>
      <text:p text:style-name="Standard">excusatis</text:p>
      <text:p text:style-name="Standard"><text:soft-page-break/>Bussi</text:p>
      <text:p text:style-name="Standard">Despars</text:p>
      <text:p text:style-name="Standard">=FRAN_0393_05513_L.jpg=</text:p>
      <text:p text:style-name="Standard">Normanni</text:p>
      <text:p text:style-name="Standard">cccc lii.</text:p>
      <text:p text:style-name="Standard">petentis dispensari ut alias . Placet dominis pro dimidio anno / et remictitur</text:p>
      <text:p text:style-name="Standard">Super requesta m. P. Normanni magni vicarii ecclesie Parisiensis</text:p>
      <text:p text:style-name="Standard">sue constienciae.</text:p>
      <text:p text:style-name="Standard">De executoribus de</text:p>
      <text:p text:style-name="Standard">Mellot</text:p>
      <text:p text:style-name="Standard">Citantur ex officio contra promotorem Capituli executores defuncti domini Clementis</text:p>
      <text:p text:style-name="Standard">Melloti ad lune proxime</text:p>
      <text:p text:style-name="Standard">De domino duce</text:p>
      <text:p text:style-name="Standard">Aurelianensi</text:p>
      <text:p text:style-name="Standard">Hodie dominus $Canto$ Succentor et De Croces fecerunt suam relacionem de domino duce</text:p>
      <text:p text:style-name="Standard">Aurelianensi cum quo locuti fuerunt de m. £b debitis ecclesie.</text:p>
      <text:p text:style-name="Standard">De domo m. Ro. de</text:p>
      <text:p text:style-name="Standard">Fontanis</text:p>
      <text:p text:style-name="Standard">De Croces } Commictuntur ad loquendum magistro Jo. Dubar et ad videndum que</text:p>
      <text:p text:style-name="Standard">Victri } reparaciones sunt neccessarie faciende in domo claustrali</text:p>
      <text:p text:style-name="Standard">magistri Ro. de Fontanis canonici Par. et ad providendum super hoc</text:p>
      <text:p text:style-name="Standard">Super requesta religiosarum cordigerarum de Sancto Marcello petencium</text:p>
      <text:p text:style-name="Standard">sib remiceti arreragia debita occasione cujusdam domus ante crucem ducironer</text:p>
      <text:p text:style-name="Standard">De cordigeriis omnibus arreragiis debitis usque ad terminum nativitatis domini novissime preteritum</text:p>
      <text:p text:style-name="Standard">ad intersignum Equi nigri . Placet dominis quod solvant solum xvi £. par. pro</text:p>
      <text:p text:style-name="Standard">sancti Marcelli</text:p>
      <text:p text:style-name="Standard">ipso termino excluso / cum expensis ob hoc factis et hoc impromptu / et</text:p>
      <text:p text:style-name="Standard">passando condempnacione et novum titulum alias gracia nulla</text:p>
      <text:p text:style-name="Standard">303.</text:p>
      <text:p text:style-name="Standard">Veneris iia februarii fuit festum Purificacionis beate Marie Virginis</text:p>
      <text:p text:style-name="Standard">Die dominica iiiia die februrarii hora quasi septima de mane Obiit</text:p>
      <text:p text:style-name="Standard">Obitus m. Jo. magister Jo. de Bussi canonicus Par. in domo sua claustrali Et fuit inhumatus</text:p>
      <text:p text:style-name="Standard">de Bussi</text:p>
      <text:p text:style-name="Standard">in ecclesia Par. ante capellam sive sedem penitenciariis ecclesie in sua fossa</text:p>
      <text:p text:style-name="Standard">jamdiu est preparata cujus anima requiescat in pace Amen</text:p>
      <text:p text:style-name="Standard">=FRAN_0393_05514_L.jpg=</text:p>
      <text:p text:style-name="Standard"><text:soft-page-break/>304.</text:p>
      <text:p text:style-name="Standard">Lune quinta capitulantibus domini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Mondidier</text:p>
      <text:p text:style-name="Standard">Breton</text:p>
      <text:p text:style-name="Standard">Jerson</text:p>
      <text:p text:style-name="Standard">Cotin</text:p>
      <text:p text:style-name="Standard">Gaillon</text:p>
      <text:p text:style-name="Standard">Monneti</text:p>
      <text:p text:style-name="Standard">Haultny</text:p>
      <text:p text:style-name="Standard">Fourbeur</text:p>
      <text:p text:style-name="Standard">Du Drac</text:p>
      <text:p text:style-name="Standard">De Brolio</text:p>
      <text:p text:style-name="Standard">De Croces</text:p>
      <text:p text:style-name="Standard">Sohier</text:p>
      <text:p text:style-name="Standard">Nichil actum est</text:p>
      <text:p text:style-name="Standard">Mercurii xiia i februarii capitulantibus dominis</text:p>
      <text:p text:style-name="Standard">Archidiacono de Josayo</text:p>
      <text:p text:style-name="Standard">Victri.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arenti</text:p>
      <text:p text:style-name="Standard">Penitenciario</text:p>
      <text:p text:style-name="Standard">Ordeimonte</text:p>
      <text:p text:style-name="Standard">Mondidier</text:p>
      <text:p text:style-name="Standard">Chacy</text:p>
      <text:p text:style-name="Standard"><text:soft-page-break/>Jerson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De Brolio</text:p>
      <text:p text:style-name="Standard">Haultny</text:p>
      <text:p text:style-name="Standard">Sohier</text:p>
      <text:p text:style-name="Standard">De Croces</text:p>
      <text:p text:style-name="Standard">Burdelot</text:p>
      <text:p text:style-name="Standard">Pierre Ponpon a adjourné messeigneurs contre Alain du Drain au moys</text:p>
      <text:p text:style-name="Standard">adjournement</text:p>
      <text:p text:style-name="Standard">de mars auquel a esté demandé copie de son adjournement</text:p>
      <text:p text:style-name="Standard">Hodie magister Guillelmus Sohier ut procurator m. Jo. Charetier optavit</text:p>
      <text:p text:style-name="Standard">grossos fructus prebende defuncti m. Jo. de Bussi apud Sucyacum</text:p>
      <text:p text:style-name="Standard">Optacio grossorum</text:p>
      <text:p text:style-name="Standard">fructuum</text:p>
      <text:p text:style-name="Standard">ubi erant assignatus</text:p>
      <text:p text:style-name="Standard">Burdelot</text:p>
      <text:p text:style-name="Standard">Fraxinis</text:p>
      <text:p text:style-name="Standard">Luillier</text:p>
      <text:p text:style-name="Standard">P. Thomas</text:p>
      <text:p text:style-name="Standard">De Cameraco</text:p>
      <text:p text:style-name="Standard">Bastardi</text:p>
      <text:p text:style-name="Standard">Archidiacono de Josayo</text:p>
      <text:p text:style-name="Standard">Pion</text:p>
      <text:p text:style-name="Standard">Despars</text:p>
      <text:p text:style-name="Standard">Barre in missa</text:p>
      <text:p text:style-name="Standard">Fraxinis</text:p>
      <text:p text:style-name="Standard">P. Thomas</text:p>
      <text:p text:style-name="Standard">Luillier</text:p>
      <text:p text:style-name="Standard">De Cameraco</text:p>
      <text:p text:style-name="Standard">Bastardi</text:p>
      <text:p text:style-name="Standard">Barre in missa</text:p>
      <text:p text:style-name="Standard">Pion infirmo</text:p>
      <text:p text:style-name="Standard"><text:soft-page-break/>Despars }excusatis</text:p>
      <text:p text:style-name="Standard">Du Drac</text:p>
      <text:p text:style-name="Standard">=FRAN_0393_05515_L.jpg=</text:p>
      <text:p text:style-name="Standard">Canonicatus et prebenda ecclesie Sepulcri quos obtinebat magister V. de</text:p>
      <text:p text:style-name="Standard">Croces vacantes per resignacionem ipsius m. V. ex causa permutacionis et non alias de ipsis</text:p>
      <text:p text:style-name="Standard">faciende cum magistro Johanne Chambetin clerico licenciatus in legibus et bachallario</text:p>
      <text:p text:style-name="Standard">in decretis / ad capellaniam Sancti Michaelis in ecclesia parrochiali de Bello</text:p>
      <text:p text:style-name="Standard">Monte Belvacensis diocesis fundatam / Salvo jure cujuslibet / prestito prius hinc</text:p>
      <text:p text:style-name="Standard">inde juramento quod in hujusmodi resignacione non intervenient fraus dolus etc. Collati</text:p>
      <text:p text:style-name="Standard">sunt dicto magistro Johanni Chambetin qui juravit in forma et fuit installatus etc</text:p>
      <text:p text:style-name="Standard">Collacio prebende Sancti</text:p>
      <text:p text:style-name="Standard">Sepulcri</text:p>
      <text:p text:style-name="Standard">cccc .lii°.</text:p>
      <text:p text:style-name="Standard">Capellania ad altare ad altare sanctorum Blasii et Katherine in ecclesia</text:p>
      <text:p text:style-name="Standard">Sancti Mederici vacans per resignacionem m. P. Morain procuratori et nomine</text:p>
      <text:p text:style-name="Standard">procuratorio domini Guidonis Mendine ultimi possessoris ejusdem ex causa permutacionis</text:p>
      <text:p text:style-name="Standard">et non alias faciende de ipsa cum domino Johanne Rolant ad Canonicatum et prebendam</text:p>
      <text:p text:style-name="Standard">sancti Thome de Lupara Par. Salvo jure cujuslibet prestito prius juramento</text:p>
      <text:p text:style-name="Standard">quod in hujusmodi resignacione non intervenient fraus dolus etc collata est dicto</text:p>
      <text:p text:style-name="Standard">domino Johanni Rolant in persona m. Roberti Valee magistri in artibus ejus procuratoris</text:p>
      <text:p text:style-name="Standard">qui juravit in forma</text:p>
      <text:p text:style-name="Standard">Commictitur magistro Vincencio de Croces canonico et officiario anniversariorum ecclesie</text:p>
      <text:p text:style-name="Standard">Par. officium stacionum ipsius ecclesie quod erat commissum magistro Ste Philipo Pion</text:p>
      <text:p text:style-name="Standard">canonico et camerario clerico / et quod prius $priu$ tenebat dictus De Croces Et ipse</text:p>
      <text:p text:style-name="Standard">magister Vincencius tradet nunc .Lta scuta auri pro solvendo processiones</text:p>
      <text:p text:style-name="Standard">ordinares hujus Quadragesime quam summam recuperabit a capitulo casu quo</text:p>
      <text:p text:style-name="Standard">non poterit recuperare super dicto officio stacionum de qua summa tenebit</text:p>
      <text:p text:style-name="Standard">Compotum idem magister Ste Pion Camerarius</text:p>
      <text:p text:style-name="Standard">Collacio capellanie</text:p>
      <text:p text:style-name="Standard">Sancti Mederici</text:p>
      <text:p text:style-name="Standard">305.</text:p>
      <text:p text:style-name="Standard">e officio</text:p>
      <text:p text:style-name="Standard">tacion</text:p>
      <text:p text:style-name="Standard">=FRAN_0393_05516_L.jpg=</text:p>
      <text:p text:style-name="Standard">306.</text:p>
      <text:p text:style-name="Standard">Veneris ix februarii capitulantibus dominis</text:p>
      <text:p text:style-name="Standard"><text:soft-page-break/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Mondidier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De Brolio</text:p>
      <text:p text:style-name="Standard">Breton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Fourbeur</text:p>
      <text:p text:style-name="Standard">Haultny</text:p>
      <text:p text:style-name="Standard">Du Drac</text:p>
      <text:p text:style-name="Standard">Sohier</text:p>
      <text:p text:style-name="Standard">Pion</text:p>
      <text:p text:style-name="Standard">Colin de Bertaumont a adjourné messeigneurs a demain contre monseigneur l'evesque de</text:p>
      <text:p text:style-name="Standard">Meaulx prieur de Saint Eloy pour monster la garnison se aucune en a esté</text:p>
      <text:p text:style-name="Standard">faicte de une maison en la vielle peleterie.</text:p>
      <text:p text:style-name="Standard">Ad requestum m. Domus Dei Par. Placet dominis dispensare cum</text:p>
      <text:p text:style-name="Standard">gravis infirmis domus Dei Par. de sibi ministrando in presenti Quadragesima buturum</text:p>
      <text:p text:style-name="Standard">lac et ova ut alias in anno preterito Et super hoc remictitur consciencia etc</text:p>
      <text:p text:style-name="Standard">Actenta requesta m. Jo. Lescuier alterius executorum defuncti m. Jo. de Bussi</text:p>
      <text:p text:style-name="Standard">dum viveret canonici Par. offerentis xxii £. p. pro omnibus funeralibus ipsius deffuncti</text:p>
      <text:p text:style-name="Standard">de executoribus m. Jo</text:p>
      <text:p text:style-name="Standard">Actenta eciam paupertate dicti deffuncti Placet dominis quod executores dicti deffuncti</text:p>
      <text:p text:style-name="Standard">de Bussi</text:p>
      <text:p text:style-name="Standard">tradant propter hoc illud quod tradere voluerunt proviso quod satisfaciant capellanis qui</text:p>
      <text:p text:style-name="Standard">ibidem supervenient</text:p>
      <text:p text:style-name="Standard">Nota quod nuper casus accidit videlicet quod dominus Germanus Calard presbyter capicerius</text:p>
      <text:p text:style-name="Standard"><text:soft-page-break/>ecclesie in funeralibus corporis presentis videlicet corporis deffuncti m. Jo. de Bussi dum</text:p>
      <text:p text:style-name="Standard">viveret canonici Par. accendit suum luminare ordinarum supra pennam chori ecclesie</text:p>
      <text:p text:style-name="Standard">existentem quod tamen facere non debebat in prejudicium illorum de choro secundum status</text:p>
      <text:p text:style-name="Standard">De luminari apposito</text:p>
      <text:p text:style-name="Standard">super hoc alias factum prout continetur in magno pastorali et in licteris arbitrii</text:p>
      <text:p text:style-name="Standard">supra pennam chori ecclesie dudum facti per certos comissaros ibidem nominatos existentibus in thesauro pro facto luminariis</text:p>
      <text:p text:style-name="Standard">et juridicione inter episcopum et capitulum Par. quia ibidem et in martilogio consuetum est</text:p>
      <text:p text:style-name="Standard">quod luminaria supra dictam pennam apposita / a quocumque eciam ibidem apponantur</text:p>
      <text:p text:style-name="Standard">in obsequiis maxime corporis presentis vel representantes debent pertinere illis de choro</text:p>
      <text:p text:style-name="Standard">quiquidem dominus Germanus propter hoc in capitulo mandatum confitens male fecisse peciit</text:p>
      <text:p text:style-name="Standard">veniam a dominis . Postmodum fuit ordinatum quod hujusmodi luminaria ibidem ad hunc</text:p>
      <text:p text:style-name="Standard">existencia et per dictum dominum Germanum ut supra dictum est appositum scilicet ordinaria</text:p>
      <text:p text:style-name="Standard">de facto amoveretur prout factum fuit per m. Jo. Bastardi canonicus et officialem capituli</text:p>
      <text:p text:style-name="Standard">propter hoc per capitulum commissum et apportatum in capitulo tamquam confiscatum</text:p>
      <text:p text:style-name="Standard">et debitum illis de choro de quo luminari dominus Johannes de Marconnelle</text:p>
      <text:p text:style-name="Standard">magnus vicarius et ultimus receptus tamquam suo jure utendo jam</text:p>
      <text:p text:style-name="Standard">fecerat de facto amoveri per dominum Johannem Varlet canonicum Sancti Dionisii de Passu</text:p>
      <text:p text:style-name="Standard">duos cereos de dicto luminari.</text:p>
      <text:p text:style-name="Standard">adjournemnt</text:p>
      <text:p text:style-name="Standard">De domo Dei</text:p>
      <text:p text:style-name="Standard">Fraxinis</text:p>
      <text:p text:style-name="Standard">Bastardi</text:p>
      <text:p text:style-name="Standard">Burdelot</text:p>
      <text:p text:style-name="Standard">P Thomas</text:p>
      <text:p text:style-name="Standard">De Cameraco</text:p>
      <text:p text:style-name="Standard">Barre in missa</text:p>
      <text:p text:style-name="Standard">Victri</text:p>
      <text:p text:style-name="Standard">Despars } excusatis</text:p>
      <text:p text:style-name="Standard">=FRAN_0393_05517_L.jpg=</text:p>
      <text:p text:style-name="Standard">Lune xii. februarii cccc lii. capitulantibus dominis.</text:p>
      <text:p text:style-name="Standard">Archidiacono de Josayo</text:p>
      <text:p text:style-name="Standard">Aguenin</text:p>
      <text:p text:style-name="Standard">Succentore</text:p>
      <text:p text:style-name="Standard">Paillard</text:p>
      <text:p text:style-name="Standard">Cancellario</text:p>
      <text:p text:style-name="Standard"><text:soft-page-break/>Parenti</text:p>
      <text:p text:style-name="Standard">Penitenciario</text:p>
      <text:p text:style-name="Standard">Mondidier</text:p>
      <text:p text:style-name="Standard">Ordeimonte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De Brolio</text:p>
      <text:p text:style-name="Standard">Cotin</text:p>
      <text:p text:style-name="Standard">Bastardi</text:p>
      <text:p text:style-name="Standard">Gaillon</text:p>
      <text:p text:style-name="Standard">Fraxinis</text:p>
      <text:p text:style-name="Standard">Haultny</text:p>
      <text:p text:style-name="Standard">Sohier</text:p>
      <text:p text:style-name="Standard">De Croces</text:p>
      <text:p text:style-name="Standard">Boullardi</text:p>
      <text:p text:style-name="Standard">Geffroy bachellier sergent a signifié a messeigneurs a la requeste de messire Cousinot</text:p>
      <text:p text:style-name="Standard">que jeudi prochain a deux heures aprés disner on meunra les juréz</text:p>
      <text:p text:style-name="Standard">en l'ostel de la Queue de Regnart</text:p>
      <text:p text:style-name="Standard">Ad supplicacionem nonnullorum dominorum canonicorum petencium cum eis dispensari quod possint</text:p>
      <text:p text:style-name="Standard">uti in presenti Quadragesima buturum loco oleii. remictitur eorum consciencie omnibus</text:p>
      <text:p text:style-name="Standard">sic petentibus</text:p>
      <text:p text:style-name="Standard">Habeat magister Jo. Du Drac mandatum capituli de restituendo de peccuniis per</text:p>
      <text:p text:style-name="Standard">ipsum nuper et ultimate receptis al domino Johanne de Souvegny provenientibus</text:p>
      <text:p text:style-name="Standard">xvi s. restituendis</text:p>
      <text:p text:style-name="Standard">de Liricantu magistro Vincencio De Croces xvi s. par. per ipsum nuper solutos magistro</text:p>
      <text:p text:style-name="Standard">de Croces per du Drac</text:p>
      <text:p text:style-name="Standard">Johanni Louchart scribe abbatis Sancte Genovefe pro suo salario et sigillo</text:p>
      <text:p text:style-name="Standard">cujusdam monasterii obtente a dicto domino Abbate vigore licterarum domini cardinalis</text:p>
      <text:p text:style-name="Standard">d'Estouteville legati contra detentores decimas bona et res ecclesie etc.</text:p>
      <text:p text:style-name="Standard">cccc lii°</text:p>
      <text:p text:style-name="Standard">significacion</text:p>
      <text:p text:style-name="Standard">de butiro loco</text:p>
      <text:p text:style-name="Standard">olei utendo</text:p>
      <text:p text:style-name="Standard">Pion</text:p>
      <text:p text:style-name="Standard"><text:soft-page-break/>P. Thomas</text:p>
      <text:p text:style-name="Standard">De Cameraco</text:p>
      <text:p text:style-name="Standard">Barre in missa</text:p>
      <text:p text:style-name="Standard">Victri</text:p>
      <text:p text:style-name="Standard">Burdelot } excusatis</text:p>
      <text:p text:style-name="Standard">Despars</text:p>
      <text:p text:style-name="Standard">307</text:p>
      <text:p text:style-name="Standard">Mercurii xiiii februarii fuit dies Cinerum</text:p>
      <text:p text:style-name="Standard">=FRAN_0393_05518_L.jpg=</text:p>
      <text:p text:style-name="Standard">308.</text:p>
      <text:p text:style-name="Standard">=FRAN_0393_05519_L.jpg=</text:p>
      <text:p text:style-name="Standard">Veneris xvi. februarii capitulantibus dominis.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Mondidier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Cotin</text:p>
      <text:p text:style-name="Standard">De Brolio</text:p>
      <text:p text:style-name="Standard">Gaillon</text:p>
      <text:p text:style-name="Standard">Bastardi</text:p>
      <text:p text:style-name="Standard">Haultny</text:p>
      <text:p text:style-name="Standard">Fraxinis</text:p>
      <text:p text:style-name="Standard">Du Drac</text:p>
      <text:p text:style-name="Standard">Sohier</text:p>
      <text:p text:style-name="Standard">Domini</text:p>
      <text:p text:style-name="Standard">Archidiaconus de Josayo} deputantur in causa domini Jo. Pierre et Jo. du Chevin</text:p>
      <text:p text:style-name="Standard"><text:soft-page-break/>Ste. de Mondidier eciam de consensu parcium</text:p>
      <text:p text:style-name="Standard">De matriculariis</text:p>
      <text:p text:style-name="Standard">Placet dominis quod matricularii layci ecclesie Par. habeant panem capituli</text:p>
      <text:p text:style-name="Standard">laycis pro pane</text:p>
      <text:p text:style-name="Standard">ut in anno preterito ipsum tamen lucrando et debitum suum in ecclesia</text:p>
      <text:p text:style-name="Standard">faciendo in missa vesperis et processionibus / Et hoc de gracia et de pane Liricantus</text:p>
      <text:p text:style-name="Standard">Ad requestum m. Gauffridi Melleti capellani in ecclesia Par. ad altare beate Marie</text:p>
      <text:p text:style-name="Standard">Magdalene capellaniam quam fundavit comes Bellifortis Placet dominis eorum</text:p>
      <text:p text:style-name="Standard">De magistro G. Melleti</text:p>
      <text:p text:style-name="Standard">adjunccionem in sua causa quam habet occasione dicte capellanie contra suam partem</text:p>
      <text:p text:style-name="Standard">adversam / suis tamen scilicet ipsius m. G. sumptibus expensis et periculis ita quod</text:p>
      <text:p text:style-name="Standard">reddat capitulum et ecclesiam indempnes</text:p>
      <text:p text:style-name="Standard">Domini</text:p>
      <text:p text:style-name="Standard">Archidiacono de Josas</text:p>
      <text:p text:style-name="Standard">Victri</text:p>
      <text:p text:style-name="Standard">commictuntur in negocio sive causa de la Tremoulle</text:p>
      <text:p text:style-name="Standard">De Brolio</text:p>
      <text:p text:style-name="Standard">et refferendum</text:p>
      <text:p text:style-name="Standard">De Croces</text:p>
      <text:p text:style-name="Standard">De pratis d'Andresi de quibus hic locutus est magister V. de Croces placet</text:p>
      <text:p text:style-name="Standard">dominis quod fiat et tradatur lictera de iii s. ad vitam ut petitur</text:p>
      <text:p text:style-name="Standard">Domini</text:p>
      <text:p text:style-name="Standard">pro compotis</text:p>
      <text:p text:style-name="Standard">Archidiaconus de Josas } deputantur ad audiendum et examinandum compotum</text:p>
      <text:p text:style-name="Standard">m. V. de Croces</text:p>
      <text:p text:style-name="Standard">Cotin</text:p>
      <text:p text:style-name="Standard">Ordeimonte</text:p>
      <text:p text:style-name="Standard">m. V. De Croces quem vult reddere de officio anniversariorum</text:p>
      <text:p text:style-name="Standard">et refferendum</text:p>
      <text:p text:style-name="Standard">De priore de Vinceines de quo hic locutus est de Croces et de illis de Sancto Anthonio</text:p>
      <text:p text:style-name="Standard">De priore de Vinceines</text:p>
      <text:p text:style-name="Standard">pro excambio faciendo etc. inquiratur et loquatur cum illis de Sancto Anthonio et de hoc</text:p>
      <text:p text:style-name="Standard">Sancto Anthonio</text:p>
      <text:p text:style-name="Standard">onerati sunt Josas et De Croces et refferendum</text:p>
      <text:p text:style-name="Standard">De magistro Jo. Bureau</text:p>
      <text:p text:style-name="Standard">Domini sunt oppinionis quod habentur tractus cum magistro Jo. Bureau pro redditu</text:p>
      <text:p text:style-name="Standard"><text:soft-page-break/>puerorum chori quem vult redimere et quod capiantur pro parte capituli m. Ste</text:p>
      <text:p text:style-name="Standard">Le Fevre. Ita quod capiatur ex parte sua unus alter</text:p>
      <text:p text:style-name="Standard">cccc. lii°.</text:p>
      <text:p text:style-name="Standard">Commissi</text:p>
      <text:p text:style-name="Standard">Boullard</text:p>
      <text:p text:style-name="Standard">Pion</text:p>
      <text:p text:style-name="Standard">P Thomas</text:p>
      <text:p text:style-name="Standard">Luillier</text:p>
      <text:p text:style-name="Standard">De Cameraco</text:p>
      <text:p text:style-name="Standard">Barre in missa</text:p>
      <text:p text:style-name="Standard">Victri</text:p>
      <text:p text:style-name="Standard">Burdelot }</text:p>
      <text:p text:style-name="Standard">Despars excusatis</text:p>
      <text:p text:style-name="Standard">309.</text:p>
      <text:p text:style-name="Standard">Deputati</text:p>
      <text:p text:style-name="Standard">De pratis</text:p>
      <text:p text:style-name="Standard">d'Andresi</text:p>
      <text:p text:style-name="Standard">=FRAN_0393_05520_L.jpg=</text:p>
      <text:p text:style-name="Standard">310</text:p>
      <text:p text:style-name="Standard">Martis post Brandones xxa februarii capitulantibus dominis.</text:p>
      <text:p text:style-name="Standard">Archidiacono de Josayo</text:p>
      <text:p text:style-name="Standard">Aguenin</text:p>
      <text:p text:style-name="Standard">Pion</text:p>
      <text:p text:style-name="Standard">Succentore</text:p>
      <text:p text:style-name="Standard">Paillard</text:p>
      <text:p text:style-name="Standard">Cancellario</text:p>
      <text:p text:style-name="Standard">Parenti</text:p>
      <text:p text:style-name="Standard">P Thomas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Fourbeur</text:p>
      <text:p text:style-name="Standard">Luillier</text:p>
      <text:p text:style-name="Standard">Breton</text:p>
      <text:p text:style-name="Standard">Bastardi</text:p>
      <text:p text:style-name="Standard"><text:soft-page-break/>Renouart</text:p>
      <text:p text:style-name="Standard">Cotin</text:p>
      <text:p text:style-name="Standard">Sohier</text:p>
      <text:p text:style-name="Standard">Barre in missa</text:p>
      <text:p text:style-name="Standard">Gaillon</text:p>
      <text:p text:style-name="Standard">Jerson</text:p>
      <text:p text:style-name="Standard">Despars excusato</text:p>
      <text:p text:style-name="Standard">Haultny</text:p>
      <text:p text:style-name="Standard">Boullardi</text:p>
      <text:p text:style-name="Standard">Victri</text:p>
      <text:p text:style-name="Standard">Du Drac</text:p>
      <text:p text:style-name="Standard">Burdelot</text:p>
      <text:p text:style-name="Standard">De Croces</text:p>
      <text:p text:style-name="Standard">De Cameraco</text:p>
      <text:p text:style-name="Standard">Ad supplicacionem et requestam nonnullorum Burgensis mercatorum et aliorum</text:p>
      <text:p text:style-name="Standard">virorum et mulierum ville et Civitatis Par. placet dominis et concedatur</text:p>
      <text:p text:style-name="Standard">eis in quantum ipsos dominos tangit et in ipsius est Salvo tamen jure cujslibet</text:p>
      <text:p text:style-name="Standard">et sine prejudicio Capituli et cujuscumque alterius et maxime capiceriorum et</text:p>
      <text:p text:style-name="Standard">De confratria erigenda</text:p>
      <text:p text:style-name="Standard">Canonicorum ecclesie $me$ Sancti Mederici et dicte ecclesie quod possint erigere in dicta</text:p>
      <text:p text:style-name="Standard">in ecclesia Sancti Mederici</text:p>
      <text:p text:style-name="Standard">ecclesia Sancti Mederici unam confratriam ut intendunt facere in honore purificacionis</text:p>
      <text:p text:style-name="Standard">beate Marie virginis / et cetum ad hoc neccessarium et quod habeant super hoc licteram capituli in forma</text:p>
      <text:p text:style-name="Standard">debita.</text:p>
      <text:p text:style-name="Standard">Hodie magister Arnulphus de Greban magister puerorum chori ecclesie Par. peciit</text:p>
      <text:p text:style-name="Standard">habere peccunias pro regimine et expensa victualium dictorum puerorum et</text:p>
      <text:p text:style-name="Standard">requisivit quod non teneatur ire nec $exst$ existere in horis prout</text:p>
      <text:p text:style-name="Standard">De magistro Arnulpho</text:p>
      <text:p text:style-name="Standard">compellatus est ut dixit . Super quo respectu dicti servicii ordinatum</text:p>
      <text:p text:style-name="Standard">magistro puerorum chori</text:p>
      <text:p text:style-name="Standard">est quod ipse tenebitur facere prout faciebat seu facere tenebitur m. R. Le Fourbeur</text:p>
      <text:p text:style-name="Standard">predecessor suus</text:p>
      <text:p text:style-name="Standard">CCCC lii</text:p>
      <text:p text:style-name="Standard">festum</text:p>
      <text:p text:style-name="Standard">festa</text:p>
      <text:p text:style-name="Standard"><text:soft-page-break/>Jovis post Brandones fuit festum Cathedre Sancti Petri xxii februarii</text:p>
      <text:p text:style-name="Standard">Sabbati post Brandones xxvi febuarii fuit festum Sancti Mathie apostoli</text:p>
      <text:p text:style-name="Standard">=FRAN_0393_05521_L.jpg=</text:p>
      <text:p text:style-name="Standard">Martis post Reminiscere xxvii februarii post synodum capituli dominis capitulantibus</text:p>
      <text:p text:style-name="Standard">Archidiacono de Josayo</text:p>
      <text:p text:style-name="Standard">Succentore</text:p>
      <text:p text:style-name="Standard">Mondidier</text:p>
      <text:p text:style-name="Standard">Cancellario</text:p>
      <text:p text:style-name="Standard">Fourbeur</text:p>
      <text:p text:style-name="Standard">Parenti} excusatis</text:p>
      <text:p text:style-name="Standard">Penitenciario</text:p>
      <text:p text:style-name="Standard">Sohier</text:p>
      <text:p text:style-name="Standard">Cotin</text:p>
      <text:p text:style-name="Standard">Ordeimonte</text:p>
      <text:p text:style-name="Standard">Jerson</text:p>
      <text:p text:style-name="Standard">Chacy</text:p>
      <text:p text:style-name="Standard">Burdelot</text:p>
      <text:p text:style-name="Standard">Breton</text:p>
      <text:p text:style-name="Standard">Victri</text:p>
      <text:p text:style-name="Standard">Gaillon</text:p>
      <text:p text:style-name="Standard">Aguenin</text:p>
      <text:p text:style-name="Standard">Barre</text:p>
      <text:p text:style-name="Standard">Boullard</text:p>
      <text:p text:style-name="Standard">excusatis</text:p>
      <text:p text:style-name="Standard">Haultny</text:p>
      <text:p text:style-name="Standard">Pion</text:p>
      <text:p text:style-name="Standard">De Croces</text:p>
      <text:p text:style-name="Standard">Despars</text:p>
      <text:p text:style-name="Standard">de termino ii £ conclusus</text:p>
      <text:p text:style-name="Standard">Super requesta parrochianorum de Bruieres petencium graciam seu moderacionem de hiis</text:p>
      <text:p text:style-name="Standard">et sic ii £ $ft$ fuerit</text:p>
      <text:p text:style-name="Standard">que debent ecclesie . Placet dominis quod solvant solum x. £ t. et quod habeant</text:p>
      <text:p text:style-name="Standard">eo propter titulorum petitorum aut extractorum et pro annis dumtaxat</text:p>
      <text:p text:style-name="Standard">De licencia data domino</text:p>
      <text:p text:style-name="Standard">Datum est licencia domino Johanni du Sauchoy deserviendi ecclesie parrochiali Sancti</text:p>
      <text:p text:style-name="Standard">Mederici loco m. Jo. Beaupere alterius capiceriorum pro isto anno dumtaxat</text:p>
      <text:p text:style-name="Standard"><text:soft-page-break/>Jo. du Sauçoy deserviendi</text:p>
      <text:p text:style-name="Standard">dum tamen capiat licteram a capitulo</text:p>
      <text:p text:style-name="Standard">Hodie capitulum constitit procuratorem suum et receptorem etc apud Oultrebays</text:p>
      <text:p text:style-name="Standard">Constitucio procuratoris</text:p>
      <text:p text:style-name="Standard">dominum Johannem Fretel presbyterum cum postestate recipiendi jura etc. quictancia de receptis</text:p>
      <text:p text:style-name="Standard">apud Oultrebays</text:p>
      <text:p text:style-name="Standard">agendisque et deffendendi in omnibus causis etc in forma Et hoc quamdiu</text:p>
      <text:p text:style-name="Standard">placuerit capitulo qui juravit et promisit fideliter et diligenter excercere / et</text:p>
      <text:p text:style-name="Standard">reddere compotum etc.</text:p>
      <text:p text:style-name="Standard">Jametus Remy</text:p>
      <text:p text:style-name="Standard">Jo. Asselin</text:p>
      <text:p text:style-name="Standard">citati auctoritate privilegiorum contra procuratorem ecclesie</text:p>
      <text:p text:style-name="Standard">Jo. Gillebert</text:p>
      <text:p text:style-name="Standard">ad causam officii anniversariorum ecclesie Par. vocati</text:p>
      <text:p text:style-name="Standard">Vocati contumaces</text:p>
      <text:p text:style-name="Standard">Guillotus du Housseau</text:p>
      <text:p text:style-name="Standard">sunt ad hostium capituli et reputati sunt</text:p>
      <text:p text:style-name="Standard">Petrus de la Rivere</text:p>
      <text:p text:style-name="Standard">contumaces</text:p>
      <text:p text:style-name="Standard">Massiotus Legendre</text:p>
      <text:p text:style-name="Standard">Similiter dictus Massiotus citatus pro officio prebende</text:p>
      <text:p text:style-name="Standard">apud Mory contumax</text:p>
      <text:p text:style-name="Standard">cccc lii.</text:p>
      <text:p text:style-name="Standard">311.</text:p>
      <text:p text:style-name="Standard">=FRAN_0393_05522_L.jpg=</text:p>
      <text:p text:style-name="Standard">312.</text:p>
      <text:p text:style-name="Standard">Jovis post Reminiscere prima marcii capitulantibus dominis.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Burdelot</text:p>
      <text:p text:style-name="Standard">Cancellario</text:p>
      <text:p text:style-name="Standard">Paillard</text:p>
      <text:p text:style-name="Standard">de Cameraco</text:p>
      <text:p text:style-name="Standard">Penitenciario</text:p>
      <text:p text:style-name="Standard"><text:soft-page-break/>Victri</text:p>
      <text:p text:style-name="Standard">Pion</text:p>
      <text:p text:style-name="Standard">Ordeimonte</text:p>
      <text:p text:style-name="Standard">Parenti</text:p>
      <text:p text:style-name="Standard">P Thomas</text:p>
      <text:p text:style-name="Standard">Chacy</text:p>
      <text:p text:style-name="Standard">Mondidier</text:p>
      <text:p text:style-name="Standard">Fraxinis</text:p>
      <text:p text:style-name="Standard">Breton</text:p>
      <text:p text:style-name="Standard">Fourbeur</text:p>
      <text:p text:style-name="Standard">Renouart</text:p>
      <text:p text:style-name="Standard">Cotin</text:p>
      <text:p text:style-name="Standard">Gaillon</text:p>
      <text:p text:style-name="Standard">Jerson</text:p>
      <text:p text:style-name="Standard">Despars excusato</text:p>
      <text:p text:style-name="Standard">Bastardi</text:p>
      <text:p text:style-name="Standard">Barre in missa</text:p>
      <text:p text:style-name="Standard">Haultny</text:p>
      <text:p text:style-name="Standard">Sohier</text:p>
      <text:p text:style-name="Standard">Du Drac</text:p>
      <text:p text:style-name="Standard">Boullardi</text:p>
      <text:p text:style-name="Standard">De magistro Victore Textoris contra dominum Episcopum Baiocensis ad viii° instante</text:p>
      <text:p text:style-name="Standard">cum Angot pro actore qui faciet fidem ad diem et fuit sibi injunctum</text:p>
      <text:p text:style-name="Standard">quod non tractet causam alibi $alibi$ etc / et reo Chapitaut</text:p>
      <text:p text:style-name="Standard">Jehan Le Fevre a adjourné messeigneurs a samedi Contre Hennequin</text:p>
      <text:p text:style-name="Standard">de Breban sur. iii. deffaults</text:p>
      <text:p text:style-name="Standard">Audita relacionem magistrorum Ro. Cibolle / et T. de Victri ordinatum est quod</text:p>
      <text:p text:style-name="Standard">de quadam masura renuncietur cuidem masure spectante fabrice ecclesie seu super quam</text:p>
      <text:p text:style-name="Standard">pro fabrica</text:p>
      <text:p text:style-name="Standard">ipsa fabriqua percipit redditus in vico</text:p>
      <text:p text:style-name="Standard">Magister E. Luillier cum magistro Ste. Fabri nominatus est ex parte capituli</text:p>
      <text:p text:style-name="Standard">nominatis</text:p>
      <text:p text:style-name="Standard">de arbitris</text:p>
      <text:p text:style-name="Standard">in arbitrum cum $le electis$ seu nominandis ex parte m. Jo. Bureau</text:p>
      <text:p text:style-name="Standard">electis</text:p>
      <text:p text:style-name="Standard">Super debato eorum pro facto certi redditus debiti pueris chori ecclesie Par.</text:p>
      <text:p text:style-name="Standard"><text:soft-page-break/>Facta est gracia seu moderacio executoribus defuncti m. Jo. Rapiont</text:p>
      <text:p text:style-name="Standard">de arreragis debitis de .vi. terminis cumprehenso termino festi nativitatis</text:p>
      <text:p text:style-name="Standard">Rapiont pro clericis</text:p>
      <text:p text:style-name="Standard">matutinarum</text:p>
      <text:p text:style-name="Standard">domini novissimi ad causam xl s. p. redditus quos percipiunt clerici matutinarum</text:p>
      <text:p text:style-name="Standard">supra quandam domum in vico Mortellarie ad intersignum de la</text:p>
      <text:p text:style-name="Standard">Corne de Cerf videlicet de par. pro turonensi</text:p>
      <text:p text:style-name="Standard">Causa contra De procuratore ecclesie ad causam prebendariorum de Mory Contra Massiotum</text:p>
      <text:p text:style-name="Standard">Legendre reum citatum auctoritate privilegiorum etc. constitutum cum de Oliva pro actore</text:p>
      <text:p text:style-name="Standard">De eodem actori ad causam officii anniversariorum contra Jo. Chevreau Ro.</text:p>
      <text:p text:style-name="Standard">Causa contra Rousseau Jo. Gillert P. Fauveau . P. de La Riviere Guillotum</text:p>
      <text:p text:style-name="Standard">Moreau Guillotem du $Hait$ Housseau reos citatos ut supra contra</text:p>
      <text:p text:style-name="Standard">Causa</text:p>
      <text:p text:style-name="Standard">adjournement</text:p>
      <text:p text:style-name="Standard">=FRAN_0393_05523_L.jpg=</text:p>
      <text:p text:style-name="Standard">CCCC lii.</text:p>
      <text:p text:style-name="Standard">313.</text:p>
      <text:p text:style-name="Standard">Jehan Veau deffault contre Pierre Genevoys procureur messire Nicole Morel</text:p>
      <text:p text:style-name="Standard">prebstre appellé par Chastenet</text:p>
      <text:p text:style-name="Standard">Hodie magister Jo. du Drac canonicus Par. obtulit capitulo tradere de et super peccuniis</text:p>
      <text:p text:style-name="Standard">per ipsum debitis de sua firma stannorum de Rosay xl scuta auri pro</text:p>
      <text:p text:style-name="Standard">tradendo magistro puerorum chori pro expensiis et regimine dictorum puerorum proviso</text:p>
      <text:p text:style-name="Standard">quod ipse de summa vixx £. xvii s. p. picte et ii t. sibi debita per finem</text:p>
      <text:p text:style-name="Standard">et conclusionem suorum compotorum nuper redditorum de officio aniversariorum</text:p>
      <text:p text:style-name="Standard">possit recuperare capere et habere de et super peccuniis quas poterit debere pro</text:p>
      <text:p text:style-name="Standard">tempore futuro de dicta sua firma lx £. par. et de residuo quod est</text:p>
      <text:p text:style-name="Standard">lx £. p. possit habere et capere de primis peccuniis recipientes a domino vice</text:p>
      <text:p text:style-name="Standard">domino Ambianensi xxx £. p. Et de primis peccuniis eciam recipientis a domino</text:p>
      <text:p text:style-name="Standard">de la Tremoulle alias xxx £. par. Super quo finaliter conclusum est</text:p>
      <text:p text:style-name="Standard">de consensu dicti Du Drac quod ipse tradet nunc de dictis peccuniis</text:p>
      <text:p text:style-name="Standard">stannorum per ipsum debitis xl scuta auri pro tradendo dicto magistro</text:p>
      <text:p text:style-name="Standard">puerorum chori / Et quod ipse recuperabit recipiet et habebit per se ipsum</text:p>
      <text:p text:style-name="Standard">dictas vixX l. xvii s. parisiensis picte et ii t. de et super peccuniis quas</text:p>
      <text:p text:style-name="Standard">debebit pro tempore futuro ad causam dicte sue firme dictorum stannorum</text:p>
      <text:p text:style-name="Standard">Audita relacione m. R. Le Fourbeur nuper regimen puerorum chori ecclesie Par.</text:p>
      <text:p text:style-name="Standard">habente eciam hoc requirente magistro Arnulpho nunc magistro cantus dictorum</text:p>
      <text:p text:style-name="Standard"><text:soft-page-break/>puerorum et habente regimen ipsorum fuit conclusa ordinacio que sequitur</text:p>
      <text:p text:style-name="Standard">Secuntur hore in quibus magister puerorum chori ecclesie Par. non tenetur presens eodem</text:p>
      <text:p text:style-name="Standard">De magistro puerorum</text:p>
      <text:p text:style-name="Standard">choro interesse . Et nichilomus suas distribuciones cothidianas pertipere quam admodum</text:p>
      <text:p text:style-name="Standard">chory ecclesie Par.</text:p>
      <text:p text:style-name="Standard">presentes.</text:p>
      <text:p text:style-name="Standard">Item conducendo ipsos pueros ad ecclesiam non unum aut duos vel hujusmodi sed</text:p>
      <text:p text:style-name="Standard">illos pro majori parte properantes associendo videlicet hora que consueta est hec</text:p>
      <text:p text:style-name="Standard">maior pars ad ecclesiam dictam properare hora scilicet obitus Paulo post</text:p>
      <text:p text:style-name="Standard">offertorium percipere debet dictus magister omnes horas precedentes vel disctribuciones earum</text:p>
      <text:p text:style-name="Standard">exceptis matutinis nisi eisdem presens interfuerit.</text:p>
      <text:p text:style-name="Standard">Et si illa die non fuerit nichilominus eos conduendo alia hora determinata videlicet diebus</text:p>
      <text:p text:style-name="Standard">dominicis hora processionius reliquis autem diebus hora que ave Regina debet</text:p>
      <text:p text:style-name="Standard">Cantari horas precedentes modo dicto percipit.</text:p>
      <text:p text:style-name="Standard">Item eosdem pueros missa cantata reducendo distribuciones meredioles percipere debet</text:p>
      <text:p text:style-name="Standard">Item hora que nona cantatur que quidem hora specialiter magistro musice est apropriata</text:p>
      <text:p text:style-name="Standard">idem magister supradictos pueros vacando eosque in musicalibus instruendo hore dicte</text:p>
      <text:p text:style-name="Standard">distribucionem percipit.</text:p>
      <text:p text:style-name="Standard">Item obitu post vesperas usque spiritus nostris actenuabitur completo / et si non fuerint</text:p>
      <text:p text:style-name="Standard">vigilie vesperis peractis reducendo eosdem pueros distribuciones complectorii percipit.</text:p>
      <text:p text:style-name="Standard">Item quociens dictus magister causa recepcionis redditus vel procuracionis processuum aut</text:p>
      <text:p text:style-name="Standard">negociorum similium vel quorumcumque speciale factum admistracionis eorumdem puerorum</text:p>
      <text:p text:style-name="Standard">respiciencium se impedit fuisse asserit distributori nichilominus horas quibus presens</text:p>
      <text:p text:style-name="Standard">in choro non fuit aut earum distribuciones percipere debet.</text:p>
      <text:p text:style-name="Standard">Du Drac</text:p>
      <text:p text:style-name="Standard">=FRAN_0393_05524_L.jpg=</text:p>
      <text:p text:style-name="Standard">314.</text:p>
      <text:p text:style-name="Standard">Sabbati iiia die marcii capitulantibus dominis.</text:p>
      <text:p text:style-name="Standard">Succentore</text:p>
      <text:p text:style-name="Standard">Cancellario</text:p>
      <text:p text:style-name="Standard">Jerson</text:p>
      <text:p text:style-name="Standard">Mondidier</text:p>
      <text:p text:style-name="Standard">Penitenciario</text:p>
      <text:p text:style-name="Standard">Ordeimonte</text:p>
      <text:p text:style-name="Standard">Parenti</text:p>
      <text:p text:style-name="Standard">Chacy</text:p>
      <text:p text:style-name="Standard"><text:soft-page-break/>Fourbeur</text:p>
      <text:p text:style-name="Standard">Breton</text:p>
      <text:p text:style-name="Standard">Sohier</text:p>
      <text:p text:style-name="Standard">Gaillon</text:p>
      <text:p text:style-name="Standard">Boullardi</text:p>
      <text:p text:style-name="Standard">Haultny</text:p>
      <text:p text:style-name="Standard">Burdelot</text:p>
      <text:p text:style-name="Standard">Du Drac</text:p>
      <text:p text:style-name="Standard">De Cameraco</text:p>
      <text:p text:style-name="Standard">De Croces</text:p>
      <text:p text:style-name="Standard">Fraxinis</text:p>
      <text:p text:style-name="Standard">Victri</text:p>
      <text:p text:style-name="Standard">P Thomas</text:p>
      <text:p text:style-name="Standard">Renouart</text:p>
      <text:p text:style-name="Standard">Super questione mota seu moveri sperata inter Capitulum Par. Et m.</text:p>
      <text:p text:style-name="Standard">Jo. Bureau thesaurarium Francie occasione vi £. par. redditus quos pueri chori</text:p>
      <text:p text:style-name="Standard">ecclesie Par. percipiunt super domo sita in vico des Arsis Par. Capitulum</text:p>
      <text:p text:style-name="Standard">se retulit et submisit penitus et omnino dicto ordinacioni et sentencia</text:p>
      <text:p text:style-name="Standard">magistrorum Andree Pele et Ste. Fabri consiliorum regis ex parte dicti capituli</text:p>
      <text:p text:style-name="Standard">electorum etc. Et duorum proborum virorum ex parte dicti m. Jo. ob hoc</text:p>
      <text:p text:style-name="Standard">electorum seu eligendorum etc.</text:p>
      <text:p text:style-name="Standard">De Jo. Dubac</text:p>
      <text:p text:style-name="Standard">De contentis in requesta Jo. du Bac de Rosay nichil fiet / sed</text:p>
      <text:p text:style-name="Standard">expectabitur decisio processus de quo fit mencioni sua requesta</text:p>
      <text:p text:style-name="Standard">Guillelmus Moreau citati auctoritate privilegiorum contra procuratorem ecclesie</text:p>
      <text:p text:style-name="Standard">Johannes Charron</text:p>
      <text:p text:style-name="Standard">ad causam officii anniversariorum vocati per Jo.</text:p>
      <text:p text:style-name="Standard">Silvester</text:p>
      <text:p text:style-name="Standard">du Chastenet ad hostium Capituli non comparuerunt</text:p>
      <text:p text:style-name="Standard">Hodie magister T. de Victri retulit quod dominus Patriarcha Anthiochenus</text:p>
      <text:p text:style-name="Standard">videlicet dominus Jacobus Juvenalis / aut dominus de la Chapelle</text:p>
      <text:p text:style-name="Standard">de domino Patriartra prompti sunt solvere et assignare de Cetero ecclesie Par. lx s. par. redditus</text:p>
      <text:p text:style-name="Standard">super eorum domo ad intersignum Nostre Domine quousque alibi fuerint</text:p>
      <text:p text:style-name="Standard">assignati dumtamen sibi remictantur arreragia propter hoc debita super quo</text:p>
      <text:p text:style-name="Standard">nichil actum est pro presente.</text:p>
      <text:p text:style-name="Standard">De la Tremoulle domini</text:p>
      <text:p text:style-name="Standard"><text:soft-page-break/>Archidiaconus de Josas</text:p>
      <text:p text:style-name="Standard">Victri et</text:p>
      <text:p text:style-name="Standard">tractabunt cum domino de La Tremoulle aut</text:p>
      <text:p text:style-name="Standard">De Croces</text:p>
      <text:p text:style-name="Standard">ejus procuratoribus sive servitoribus</text:p>
      <text:p text:style-name="Standard">De magistro Jo.</text:p>
      <text:p text:style-name="Standard">Bureau</text:p>
      <text:p text:style-name="Standard">Ro.</text:p>
      <text:p text:style-name="Standard">contra</text:p>
      <text:p text:style-name="Standard">Archidiaco de Josayo {excusatis</text:p>
      <text:p text:style-name="Standard">Cotin</text:p>
      <text:p text:style-name="Standard">Despars</text:p>
      <text:p text:style-name="Standard">Barre in missa</text:p>
      <text:p text:style-name="Standard">Pion {excusatis</text:p>
      <text:p text:style-name="Standard">Aguenin{</text:p>
      <text:p text:style-name="Standard">=FRAN_0393_05525_L.jpg=</text:p>
      <text:p text:style-name="Standard">Martis post Oculi via marcii capitulantibus dominis</text:p>
      <text:p text:style-name="Standard">Archidiacono de Josayo</text:p>
      <text:p text:style-name="Standard">Succentore</text:p>
      <text:p text:style-name="Standard">De Croces</text:p>
      <text:p text:style-name="Standard">Fraxinis</text:p>
      <text:p text:style-name="Standard">Cancellario</text:p>
      <text:p text:style-name="Standard">Paillard</text:p>
      <text:p text:style-name="Standard">P Thomas</text:p>
      <text:p text:style-name="Standard">Penitenciario</text:p>
      <text:p text:style-name="Standard">Bastardi</text:p>
      <text:p text:style-name="Standard">Boullardi</text:p>
      <text:p text:style-name="Standard">Ordeimonte</text:p>
      <text:p text:style-name="Standard">Mondidier</text:p>
      <text:p text:style-name="Standard">Jerson</text:p>
      <text:p text:style-name="Standard">Renouardi</text:p>
      <text:p text:style-name="Standard">. Chacy</text:p>
      <text:p text:style-name="Standard">Breton</text:p>
      <text:p text:style-name="Standard">Parenti</text:p>
      <text:p text:style-name="Standard">Victri</text:p>
      <text:p text:style-name="Standard">excusatis</text:p>
      <text:p text:style-name="Standard"><text:soft-page-break/>Cotin</text:p>
      <text:p text:style-name="Standard">Fourbeur</text:p>
      <text:p text:style-name="Standard">Despars</text:p>
      <text:p text:style-name="Standard">Gaillon</text:p>
      <text:p text:style-name="Standard">Sohier</text:p>
      <text:p text:style-name="Standard">Barre</text:p>
      <text:p text:style-name="Standard">Burdelot</text:p>
      <text:p text:style-name="Standard">Haultny</text:p>
      <text:p text:style-name="Standard">De Cameraco</text:p>
      <text:p text:style-name="Standard">Du Drac</text:p>
      <text:p text:style-name="Standard">Pion</text:p>
      <text:p text:style-name="Standard">Super requesta Jo. Le Maire franci servientis ecclesie Par. petentis</text:p>
      <text:p text:style-name="Standard">J. Lemaire</text:p>
      <text:p text:style-name="Standard">solvi de mapis per ipsum ministratis in antiphona de .O. ut consuetum est</text:p>
      <text:p text:style-name="Standard">habeat xvi s. p. pro ista vice.</text:p>
      <text:p text:style-name="Standard">Super hoc que debet ecclesie dominus de la Tremoulle domini sunt oppinionis</text:p>
      <text:p text:style-name="Standard">De domino de</text:p>
      <text:p text:style-name="Standard">quod petantur iiiiC £. par. / et finaliter quod componatur usque ad iiiC scuta</text:p>
      <text:p text:style-name="Standard">La Tremoulle</text:p>
      <text:p text:style-name="Standard">auri / et datur potestas commissariis etc.</text:p>
      <text:p text:style-name="Standard">Quia prout hic hodie et alias nuper fuit relatum quod dominus patriarcha</text:p>
      <text:p text:style-name="Standard">Anthiochenus offert solvere lx s. par. redditus quos debet ecclesie et quos ecclesia debet</text:p>
      <text:p text:style-name="Standard">percipere supra domum suam ad intersignum beate $katherine marie$ virginis / et ipsos assignare</text:p>
      <text:p text:style-name="Standard">supra dictam domum donec et quousque eos assignaverit alibi sufficienter</text:p>
      <text:p text:style-name="Standard">dumtamen sibi remictantur arreragia debita / et quod vult fundare</text:p>
      <text:p text:style-name="Standard">De domino patriarcha suum obitum in ecclesia domini sunt oppinionis respectu dictorum arreragiorum</text:p>
      <text:p text:style-name="Standard">remictere ejus constiencie . Et respectu obitus dominus penitenciarius et m. P.</text:p>
      <text:p text:style-name="Standard">Thomas scient ab ipso quam summam voluerit dare / et magister Jo. du</text:p>
      <text:p text:style-name="Standard">Drac et V. de Croces videbunt ubi poterit sufficienter assignari</text:p>
      <text:p text:style-name="Standard">et refferent.</text:p>
      <text:p text:style-name="Standard">Ordinatum est quod officiarius anniversariorum solvat pueris chori</text:p>
      <text:p text:style-name="Standard">et eorum magistro de profundis et missa. de sabbato pro fundacione deffuncti</text:p>
      <text:p text:style-name="Standard">domini Dyonisii de Molendino nuper episcopi Par. Et quod de cetero ponatur.</text:p>
      <text:p text:style-name="Standard">in compoto anniversariorum misiam de $qua$ reddet magistro puerorum ipsorum compotum</text:p>
      <text:p text:style-name="Standard">et quod idem officiarius habeat super hoc mandatum de solvendo ipsis pueris</text:p>
      <text:p text:style-name="Standard">hujusmodi de profundis et missa</text:p>
      <text:p text:style-name="Standard"><text:soft-page-break/>cccc lii°</text:p>
      <text:p text:style-name="Standard">315.</text:p>
      <text:p text:style-name="Standard">De de profundi</text:p>
      <text:p text:style-name="Standard">domini Parisiensis</text:p>
      <text:p text:style-name="Standard">=FRAN_0393_05526_L.jpg=</text:p>
      <text:p text:style-name="Standard">De nemoribus de quibus hic locutus magister Jo. du Drac emendis</text:p>
      <text:p text:style-name="Standard">De nemoribus</text:p>
      <text:p text:style-name="Standard">apud Dampmartin / que poterunt haberi pro C fr. ut dixit loquatur</text:p>
      <text:p text:style-name="Standard">de Dampniart cum magistro T. de Victri et fiat informcio de commodo vel $in$ incommodo</text:p>
      <text:p text:style-name="Standard">De consensu capituli Par. venerandi viri magistri T. de Courcellis penitenciarii</text:p>
      <text:p text:style-name="Standard">et canonici ecclesie Par. assignati apud Moriacum / Et T. de Victri eciam</text:p>
      <text:p text:style-name="Standard">canonici predicte ecclesie Par. assignati apud Castanetum commutaverunt</text:p>
      <text:p text:style-name="Standard">sive permutaverunt ad invicem loca sua sive grossos fructus</text:p>
      <text:p text:style-name="Standard">suarum prebendarum videlicet dictus de Courcellis suum locum seu grossos</text:p>
      <text:p text:style-name="Standard">fructus suos de Mory cum dicto de Victri ad dictum locum seu grossos</text:p>
      <text:p text:style-name="Standard">fructus suos de Castaneto / Et econtra dictus de Victri dictum locum</text:p>
      <text:p text:style-name="Standard">seu grossos fructus suos de Castaneto cum dicto de Courcellis ad dictum</text:p>
      <text:p text:style-name="Standard">locum seu grossos fructus suos de Mory</text:p>
      <text:p text:style-name="Standard">316.</text:p>
      <text:p text:style-name="Standard">Courcellis</text:p>
      <text:p text:style-name="Standard">Victri</text:p>
      <text:p text:style-name="Standard">Jovis post Oculi viiia marcii capitulantibus dominis.</text:p>
      <text:p text:style-name="Standard">Archidiacono de Josayo</text:p>
      <text:p text:style-name="Standard">Aguenin</text:p>
      <text:p text:style-name="Standard">Succentore</text:p>
      <text:p text:style-name="Standard">Paillard</text:p>
      <text:p text:style-name="Standard">Cancellario</text:p>
      <text:p text:style-name="Standard">Bastardi</text:p>
      <text:p text:style-name="Standard">Penitenciario</text:p>
      <text:p text:style-name="Standard">Parenti</text:p>
      <text:p text:style-name="Standard">Ordeimonte</text:p>
      <text:p text:style-name="Standard">Mondidier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<text:soft-page-break/>Cotin</text:p>
      <text:p text:style-name="Standard">Sohier</text:p>
      <text:p text:style-name="Standard">Gaillon</text:p>
      <text:p text:style-name="Standard">de Cameraco</text:p>
      <text:p text:style-name="Standard">Haultny</text:p>
      <text:p text:style-name="Standard">Du Drac</text:p>
      <text:p text:style-name="Standard">Pion</text:p>
      <text:p text:style-name="Standard">Do magistro Victore Textoris actore contra dominum episcopum Baiocensis reum respondere</text:p>
      <text:p text:style-name="Standard">justificare vel impugnare / et facere fidem de procuratorio m. Jo.</text:p>
      <text:p text:style-name="Standard">Angot . Ad martis ut prius decreta compulsoria cum Gui.</text:p>
      <text:p text:style-name="Standard">et Angot.</text:p>
      <text:p text:style-name="Standard">Hodie magister P. Cousinot obtulit capitulo mutuare nemora</text:p>
      <text:p text:style-name="Standard">De domo du</text:p>
      <text:p text:style-name="Standard">Tabouret</text:p>
      <text:p text:style-name="Standard">pro $esty$ estayer gallice domum du Tabouret.</text:p>
      <text:p text:style-name="Standard">La Joirienne</text:p>
      <text:p text:style-name="Standard">Super requesta domicelle en Joirrienne de Laigny</text:p>
      <text:p text:style-name="Standard">nihil actum est.</text:p>
      <text:p text:style-name="Standard">Causa</text:p>
      <text:p text:style-name="Standard">Boullardi</text:p>
      <text:p text:style-name="Standard">Fraxinis</text:p>
      <text:p text:style-name="Standard">P Thomas</text:p>
      <text:p text:style-name="Standard">Barre in missa</text:p>
      <text:p text:style-name="Standard">De Croces extra</text:p>
      <text:p text:style-name="Standard">Victri</text:p>
      <text:p text:style-name="Standard">excusatis</text:p>
      <text:p text:style-name="Standard">Despars }</text:p>
      <text:p text:style-name="Standard">=FRAN_0393_05527_L.jpg=</text:p>
      <text:p text:style-name="Standard">cccc lii.</text:p>
      <text:p text:style-name="Standard">Sabbati xa marcii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Paillardi</text:p>
      <text:p text:style-name="Standard"><text:soft-page-break/>Penitenciario</text:p>
      <text:p text:style-name="Standard">Aguenin</text:p>
      <text:p text:style-name="Standard">Ordeimonte</text:p>
      <text:p text:style-name="Standard">Mondidier</text:p>
      <text:p text:style-name="Standard">Chacy</text:p>
      <text:p text:style-name="Standard">Monnet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Sohier</text:p>
      <text:p text:style-name="Standard">Haultny</text:p>
      <text:p text:style-name="Standard">De Cameraco</text:p>
      <text:p text:style-name="Standard">Burdelot</text:p>
      <text:p text:style-name="Standard">Du Drac</text:p>
      <text:p text:style-name="Standard">Thomassin de Pontigny a adjourné messeigneurs a lundi contre Herment</text:p>
      <text:p text:style-name="Standard">Adjournement</text:p>
      <text:p text:style-name="Standard">Nyt d'Aloe pour oïr une sommacion et requeste et a respondre</text:p>
      <text:p text:style-name="Standard">Placet dominis permutacionem scolarum Sancti Laurencii quas regit nunc</text:p>
      <text:p text:style-name="Standard">permutacio</text:p>
      <text:p text:style-name="Standard">magister P. de Francia / cum magistro P. de Monasterio ad scolas Sancti Nicolay</text:p>
      <text:p text:style-name="Standard">scolarum</text:p>
      <text:p text:style-name="Standard">Ad supplicacionem</text:p>
      <text:p text:style-name="Standard">Jo. Le Maire tradantur sibi lictere admortizacionis</text:p>
      <text:p text:style-name="Standard">Jo. Le Maire</text:p>
      <text:p text:style-name="Standard">capellanie $sancti$ fratris sui in ecclesia Par.</text:p>
      <text:p text:style-name="Standard">Idem</text:p>
      <text:p text:style-name="Standard">Item habeat xvi s. p. pro mapis per ipsum positis pro isto anno</text:p>
      <text:p text:style-name="Standard">in antiphona de .O. in capitulo Par.</text:p>
      <text:p text:style-name="Standard">Hodie Johannes regis nunc clericus supplicavit dominis ut sibi vellent de</text:p>
      <text:p text:style-name="Standard">novo dare et conferre capellaniam ad altare sanctorum Ferreoli et Ferrucionis</text:p>
      <text:p text:style-name="Standard">in ecclesia Par. quam alias perantea obtinuit / licet non esset clericus</text:p>
      <text:p text:style-name="Standard">tonsuratus prout sicut ipse est de presenti. Que sibi collata est</text:p>
      <text:p text:style-name="Standard">Collacio capellanie</text:p>
      <text:p text:style-name="Standard">tamquam vacans per contractum matrimonii Jo. Colet ultimi possessoris</text:p>
      <text:p text:style-name="Standard"><text:soft-page-break/>ejusdem Et hoc de consensu m. P. d'Orgemont canonicus Par. existentis in</text:p>
      <text:p text:style-name="Standard">turno ad beneficia / cui reservatur Turnus suus / et pro qua ad</text:p>
      <text:p text:style-name="Standard">hodie fit convocacio / qui juravit in forma etc.</text:p>
      <text:p text:style-name="Standard">Audita relacione m. T. de Victri qui et domini archidiaconus de Josayo</text:p>
      <text:p text:style-name="Standard">Pro Domo Dei Par. et</text:p>
      <text:p text:style-name="Standard">et penitenciarii viderunt locum . Placet dominis approbare tradicionem</text:p>
      <text:p text:style-name="Standard">Margareta La Jaye</text:p>
      <text:p text:style-name="Standard">per religiosos domus Dei Par. factam Margarete relicte defuncti Jacobi Le Jay</text:p>
      <text:p text:style-name="Standard">de quadam domo in vico ad Sctuam prope Sanctum Innocencium videlicet pro iiC scutis</text:p>
      <text:p text:style-name="Standard">per ipsos religiosos receptis / et fiat lictera capituli de Approbamus</text:p>
      <text:p text:style-name="Standard">de quadam domo</text:p>
      <text:p text:style-name="Standard">Haultny } videbunt domum prope Sanctam Marinam et refferent</text:p>
      <text:p text:style-name="Standard">De Croces</text:p>
      <text:p text:style-name="Standard">De domo de Creteul Reparetur domus de Creteul de qua hic locutus est De Croces usque ad xii</text:p>
      <text:p text:style-name="Standard">scutta auri</text:p>
      <text:p text:style-name="Standard">De furno bannerio de Christolio de qua hic locutus est De Croces</text:p>
      <text:p text:style-name="Standard">ristollio</text:p>
      <text:p text:style-name="Standard">fiat una minuta de modo faciendi quam videbit capitulum</text:p>
      <text:p text:style-name="Standard">Pion excusato</text:p>
      <text:p text:style-name="Standard">P Thomas</text:p>
      <text:p text:style-name="Standard">Bastardi</text:p>
      <text:p text:style-name="Standard">Boullardi</text:p>
      <text:p text:style-name="Standard">Barre in missa</text:p>
      <text:p text:style-name="Standard">Despars excusato</text:p>
      <text:p text:style-name="Standard">Fraxinis.</text:p>
      <text:p text:style-name="Standard">317.</text:p>
      <text:p text:style-name="Standard">=FRAN_0393_05528_L.jpg=</text:p>
      <text:p text:style-name="Standard">318.</text:p>
      <text:p text:style-name="Standard">Mercurii post Letare xiiia marcii capitulantibus dominis</text:p>
      <text:p text:style-name="Standard">Archidiacono de Josayo</text:p>
      <text:p text:style-name="Standard">De Croces</text:p>
      <text:p text:style-name="Standard">Succentore</text:p>
      <text:p text:style-name="Standard">De Cameraco</text:p>
      <text:p text:style-name="Standard">Victri</text:p>
      <text:p text:style-name="Standard">Cancellario</text:p>
      <text:p text:style-name="Standard">Burdelot</text:p>
      <text:p text:style-name="Standard"><text:soft-page-break/>Penitenciario</text:p>
      <text:p text:style-name="Standard">Aguenin</text:p>
      <text:p text:style-name="Standard">Pion</text:p>
      <text:p text:style-name="Standard">Paillard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Bastardi</text:p>
      <text:p text:style-name="Standard">P. Thomas</text:p>
      <text:p text:style-name="Standard">Breton</text:p>
      <text:p text:style-name="Standard">Cotin</text:p>
      <text:p text:style-name="Standard">Monneti</text:p>
      <text:p text:style-name="Standard">Boullard</text:p>
      <text:p text:style-name="Standard">Parenti</text:p>
      <text:p text:style-name="Standard">Gaillon</text:p>
      <text:p text:style-name="Standard">Jerson</text:p>
      <text:p text:style-name="Standard">Barre in missa</text:p>
      <text:p text:style-name="Standard">Haultny</text:p>
      <text:p text:style-name="Standard">Fourbeur</text:p>
      <text:p text:style-name="Standard">Despars excusato</text:p>
      <text:p text:style-name="Standard">Du Drac</text:p>
      <text:p text:style-name="Standard">Sohier</text:p>
      <text:p text:style-name="Standard">Hodie dominus Archidiaconus de Josayo retulit in capitulo ipsum locutum fuisse cum domino</text:p>
      <text:p text:style-name="Standard">patriarcha Anthiocheno Episcopo Pictaviensis videlicet domino Ja. Juvenel pro facto</text:p>
      <text:p text:style-name="Standard">redditus quos ecclesia Par. percipit super domo sua ad intersignum beate Katherine in Civitate</text:p>
      <text:p text:style-name="Standard">que nunc est Michaelis Juvenel domini de La Chapelle Et quod ipse dominus de La Chapelle</text:p>
      <text:p text:style-name="Standard">De domino de La</text:p>
      <text:p text:style-name="Standard">promptus est solvere de cetero dictos lx s. p. redditus super dicta domo donec et quousque</text:p>
      <text:p text:style-name="Standard">Chapelle</text:p>
      <text:p text:style-name="Standard">alibi assignaverit dictos lx s. redditus admortizatos dum tamen sibi remictantur arreragia</text:p>
      <text:p text:style-name="Standard">debita Super quo $cl$ conclusum est ita fieri videlicet quod remictantur hujusmodi arreragia dum</text:p>
      <text:p text:style-name="Standard">tamen tradat licteram de solvendo de cetero dictum redditus super dicta domo sua Sancte Katherine</text:p>
      <text:p text:style-name="Standard">donec et quousque assignaverit hujusmodi redditus alibi bene et sufficiente admortizatum</text:p>
      <text:p text:style-name="Standard">non rachetable / et hoc ad voluntatem Capituli</text:p>
      <text:p text:style-name="Standard"><text:soft-page-break/>Hodie domini capitulantes acceptaverunt ab executoribus defuncti domini Jacobi du Chastellier episcopi Par.</text:p>
      <text:p text:style-name="Standard">dum viveret coram magistro Marciale d'Auvergne et uno altero notario Castelleti tabulam</text:p>
      <text:p text:style-name="Standard">De Tabula aurea auream legatum ecclesie per dictum deffunctum et ipsi executores transportaverunt capitulo hujusmodi tabulam</text:p>
      <text:p text:style-name="Standard">Domini Ja. du</text:p>
      <text:p text:style-name="Standard">Chastellier</text:p>
      <text:p text:style-name="Standard">a donus obitus ipsius defuncti quolibet anno faciendi / et remanserunt presentes h..</text:p>
      <text:p text:style-name="Standard">quictancia etc. Et hoc secundum minutam super hoc confectam hic lectam et visam.</text:p>
      <text:p text:style-name="Standard">De magistro Victore Textoris actore contra dominum episcopum Baiocensis reum ad viiia pretextu actoris</text:p>
      <text:p text:style-name="Standard">Causa</text:p>
      <text:p text:style-name="Standard">contra Gaer. et Angot.</text:p>
      <text:p text:style-name="Standard">Causa</text:p>
      <text:p text:style-name="Standard">De executoribus domini Clementis Melloti actores contra dominum Ga. Harenger reum cap. de presenti</text:p>
      <text:p text:style-name="Standard">sunt domini Succentor et Ordeimonte ad audiendum compotum eorum de terra</text:p>
      <text:p text:style-name="Standard">Gallandre</text:p>
      <text:p text:style-name="Standard">domino P. Petit Compareat ad primum capitulum dominus P. Petit religiosus domus Dei Par. et suspendatur</text:p>
      <text:p text:style-name="Standard">causa mota contra Hermentum Nyt d'Aloe quousque alias fuerit ordinatum per capitulum</text:p>
      <text:p text:style-name="Standard">commissarios ejusdem</text:p>
      <text:p text:style-name="Standard">Adjournement Perrin le Vasseur a adjourné messeigneurs a demain en viii jours contre Marion</text:p>
      <text:p text:style-name="Standard">La Meresse a respondre</text:p>
      <text:p text:style-name="Standard">Dominus Archidiaconus de Josayo loquatur cum G. Parisot pro quodam molendino habendo</text:p>
      <text:p text:style-name="Standard">Parisot</text:p>
      <text:p text:style-name="Standard">et De Croces</text:p>
      <text:p text:style-name="Standard">a capitulo prout retulit magister Ste. Pion</text:p>
      <text:p text:style-name="Standard">Et similiter ad loquendum cum illis de villa Parisiensi</text:p>
      <text:p text:style-name="Standard">=FRAN_0393_05529_L.jpg=</text:p>
      <text:p text:style-name="Standard">Jovis post Letare xv marcii capitulantibus dominis</text:p>
      <text:p text:style-name="Standard">Archidiacono de Josayo</text:p>
      <text:p text:style-name="Standard">De Croces</text:p>
      <text:p text:style-name="Standard">Sohier</text:p>
      <text:p text:style-name="Standard">Victri</text:p>
      <text:p text:style-name="Standard">Pion</text:p>
      <text:p text:style-name="Standard">Succentore</text:p>
      <text:p text:style-name="Standard"><text:soft-page-break/>Aguenin</text:p>
      <text:p text:style-name="Standard">Burdelot</text:p>
      <text:p text:style-name="Standard">Cancellario</text:p>
      <text:p text:style-name="Standard">Paillard</text:p>
      <text:p text:style-name="Standard">Fraxinis</text:p>
      <text:p text:style-name="Standard">Penitenciario</text:p>
      <text:p text:style-name="Standard">Bastardi</text:p>
      <text:p text:style-name="Standard">P. Thomas</text:p>
      <text:p text:style-name="Standard">Chacy</text:p>
      <text:p text:style-name="Standard">Parenti</text:p>
      <text:p text:style-name="Standard">Boullardi</text:p>
      <text:p text:style-name="Standard">Breton</text:p>
      <text:p text:style-name="Standard">Jerson</text:p>
      <text:p text:style-name="Standard">Haultny</text:p>
      <text:p text:style-name="Standard">Cotin</text:p>
      <text:p text:style-name="Standard">Mondidier</text:p>
      <text:p text:style-name="Standard">} excusatis</text:p>
      <text:p text:style-name="Standard">Despars</text:p>
      <text:p text:style-name="Standard">Gaillon</text:p>
      <text:p text:style-name="Standard">Fourbeur</text:p>
      <text:p text:style-name="Standard">Ordeimonte presente</text:p>
      <text:p text:style-name="Standard">Barre</text:p>
      <text:p text:style-name="Standard">De Cameraco</text:p>
      <text:p text:style-name="Standard">Du Drac</text:p>
      <text:p text:style-name="Standard">Jehan Le Fevre a adjourné messeigneurs a demain contre doyen et chapitre</text:p>
      <text:p text:style-name="Standard">Adjournement</text:p>
      <text:p text:style-name="Standard">de Saint Germain l'Auxerroys a oïr une requeste et a respondre</text:p>
      <text:p text:style-name="Standard">Hodie capellani communitatis requisiverunt habere responsum super contenuto in</text:p>
      <text:p text:style-name="Standard">De capellanis communitatis</text:p>
      <text:p text:style-name="Standard">eorum requesta</text:p>
      <text:p text:style-name="Standard">Dictum est domino P. Petit religioso et procuratori domus Dei Par. quod</text:p>
      <text:p text:style-name="Standard">de domino P. Petit causa per ipsum inchoata contra Hermentum Nyt d'Aloe supersedeatur</text:p>
      <text:p text:style-name="Standard">pro Nyt d'Aloe. quousque Capitulum super hoc ordinaverit.</text:p>
      <text:p text:style-name="Standard">Capellania $pro$ Leprosarie Liricantus vacans ad presens per resignacionem m. Ste</text:p>
      <text:p text:style-name="Standard">Pion procuratoris et nomine procuratorio domini Dyonisii Patouille ultimi</text:p>
      <text:p text:style-name="Standard">Collacio capellanie</text:p>
      <text:p text:style-name="Standard"><text:soft-page-break/>capellani et possessoris ejusdem ad collacionem capituli Par. pleno jure spectantis</text:p>
      <text:p text:style-name="Standard">Liricantus</text:p>
      <text:p text:style-name="Standard">ex causa permutacionis et non alias de ipsa suisque juribus et pertinenciis universis</text:p>
      <text:p text:style-name="Standard">cum domino Johanne Bouree presbytero capellano capellanie Sancti Cucuberti in ecclesia sancti</text:p>
      <text:p text:style-name="Standard">Mathurini Par. ad dictam capellaniam Sancti Cucuberti Salvo jure cujuslibet</text:p>
      <text:p text:style-name="Standard">prestito prius hincinde quod in hujusmodi resignacione non intervenient fraus dolus etc</text:p>
      <text:p text:style-name="Standard">collata $d$ est dicto domino Johanni Bouree presenti qui juravit in forma</text:p>
      <text:p text:style-name="Standard">et fuit installatus in choro ecclesie Par. adhibitis solennitatibus assuetis / et solvit xx s. p.</text:p>
      <text:p text:style-name="Standard">prout alii capellani ecclesie Par.</text:p>
      <text:p text:style-name="Standard">nem</text:p>
      <text:p text:style-name="Standard">De fratre P. Fabri</text:p>
      <text:p text:style-name="Standard">Ad supplicacionem fratris P. Fabri religiosi ordinis sancte Trinitatis data est sibi</text:p>
      <text:p text:style-name="Standard">licenciatus et potestas tenendi et regendi scolas in domo seu hospicio sancte</text:p>
      <text:p text:style-name="Standard">pro scolis regendis</text:p>
      <text:p text:style-name="Standard">Trinitatis Par. usque ad numerum vi. puerorum pro toto de gracia speciali et sine</text:p>
      <text:p text:style-name="Standard">prejudicio domini Cantoris Par. ipsa cantoria nunc litigiosa existente.</text:p>
      <text:p text:style-name="Standard">$CCCClii$ CCCC lii</text:p>
      <text:p text:style-name="Standard">319.</text:p>
      <text:p text:style-name="Standard">=FRAN_0393_05530_L.jpg=</text:p>
      <text:p text:style-name="Standard">320.</text:p>
      <text:p text:style-name="Standard">Sabbati post Letare xvii marcii reverendus in Christo pater</text:p>
      <text:p text:style-name="Standard">dominus G. Dei gracia Par. episcopus sacros ordines celebrans in sua</text:p>
      <text:p text:style-name="Standard">promotus ad</text:p>
      <text:p text:style-name="Standard">superiori capella Episcopali . promovit m. Jo. Bureau canonicus Par. junior</text:p>
      <text:p text:style-name="Standard">ordines</text:p>
      <text:p text:style-name="Standard">ad sacrum dyaconatus ordinem ad presentacionem capituli Par.</text:p>
      <text:p text:style-name="Standard">Sabbati predicta xvii marcii capitulantibus dominis.</text:p>
      <text:p text:style-name="Standard">Succentore</text:p>
      <text:p text:style-name="Standard">Bastardi</text:p>
      <text:p text:style-name="Standard">De Brolio</text:p>
      <text:p text:style-name="Standard">Cancellario</text:p>
      <text:p text:style-name="Standard">Jerson</text:p>
      <text:p text:style-name="Standard">Archidiacono de Josayo</text:p>
      <text:p text:style-name="Standard">Penitenciario</text:p>
      <text:p text:style-name="Standard">Parenti</text:p>
      <text:p text:style-name="Standard">Cotin</text:p>
      <text:p text:style-name="Standard"><text:soft-page-break/>Ordeimonte</text:p>
      <text:p text:style-name="Standard">Fourbeur</text:p>
      <text:p text:style-name="Standard">Aguenin</text:p>
      <text:p text:style-name="Standard">Chacy</text:p>
      <text:p text:style-name="Standard">De Cameraco</text:p>
      <text:p text:style-name="Standard">Mondidier</text:p>
      <text:p text:style-name="Standard">Breton</text:p>
      <text:p text:style-name="Standard">Burdelot</text:p>
      <text:p text:style-name="Standard">Gaillon</text:p>
      <text:p text:style-name="Standard">Sohier</text:p>
      <text:p text:style-name="Standard">Pion</text:p>
      <text:p text:style-name="Standard">Despars</text:p>
      <text:p text:style-name="Standard">Haultny</text:p>
      <text:p text:style-name="Standard">Fraxinis</text:p>
      <text:p text:style-name="Standard">Barre in missa</text:p>
      <text:p text:style-name="Standard">De Croces</text:p>
      <text:p text:style-name="Standard">Monneti</text:p>
      <text:p text:style-name="Standard">Victri</text:p>
      <text:p text:style-name="Standard">Boullardi</text:p>
      <text:p text:style-name="Standard">Josas</text:p>
      <text:p text:style-name="Standard">Cancellario</text:p>
      <text:p text:style-name="Standard">commictuntur ex parte capituli ad conferendum et loquendum cum religiosis</text:p>
      <text:p text:style-name="Standard">Sancti Victoris aut eorum commissaris Super peticionem</text:p>
      <text:p text:style-name="Standard">Fraxinis</text:p>
      <text:p text:style-name="Standard">hincinde / et ponantur in scriptis a registris eorum et similiter</text:p>
      <text:p text:style-name="Standard">capituli peticionis etc</text:p>
      <text:p text:style-name="Standard">De magistro Ste. Pion canonicus Par. actor Contra dominum Symonem Lenglés</text:p>
      <text:p text:style-name="Standard">capellanum in ecclesia Par. reum citatum Actor petit viii f. per ipsum reum</text:p>
      <text:p text:style-name="Standard">receptos de Liricantu pro pluribus partibus que eidem actoris spectant</text:p>
      <text:p text:style-name="Standard">Et requisivit quod peccunie arrestantur et ponantur in manu sequestra</text:p>
      <text:p text:style-name="Standard">pro ordinando ad quem spectare debet Et ibidem presens magister V.</text:p>
      <text:p text:style-name="Standard">De Croces canonicus Par. se adjunxit cum dicto actoris / Et dominus Succentor</text:p>
      <text:p text:style-name="Standard">similiter pro C s. p. quos percipit ut dicit ad causam sue succentorie</text:p>
      <text:p text:style-name="Standard">Super quibus ad audiendum et appunctuandum partes si fieri possit</text:p>
      <text:p text:style-name="Standard">deputantur m. Jo. de Brolio et Jo. Bastardi aut aliter ipsorum</text:p>
      <text:p text:style-name="Standard">et tradet idem dominus Symon in scriptis partes per ipsum receptas</text:p>
      <text:p text:style-name="Standard"><text:soft-page-break/>prout sibi hoc injuctum est Et hodie idem Pion constitit procuratores</text:p>
      <text:p text:style-name="Standard">suos in hoc parte prefati m. V. de Croces Jo. Pierre et nominandos</text:p>
      <text:p text:style-name="Standard">Commissi</text:p>
      <text:p text:style-name="Standard">Causa</text:p>
      <text:p text:style-name="Standard">=FRAN_0393_05531_L.jpg=</text:p>
      <text:p text:style-name="Standard">Martis xxa marcii capitulantibus dominis.</text:p>
      <text:p text:style-name="Standard">Archidiacono de Josayo</text:p>
      <text:p text:style-name="Standard">Du Drac</text:p>
      <text:p text:style-name="Standard">Fraxinis</text:p>
      <text:p text:style-name="Standard">Succentore</text:p>
      <text:p text:style-name="Standard">Cancellario</text:p>
      <text:p text:style-name="Standard">De Croces</text:p>
      <text:p text:style-name="Standard">Sohier</text:p>
      <text:p text:style-name="Standard">Victri</text:p>
      <text:p text:style-name="Standard">Penitenciario</text:p>
      <text:p text:style-name="Standard">Burdelot</text:p>
      <text:p text:style-name="Standard">Ordeimonte</text:p>
      <text:p text:style-name="Standard">Aguenin</text:p>
      <text:p text:style-name="Standard">De Cameraco</text:p>
      <text:p text:style-name="Standard">Chacy</text:p>
      <text:p text:style-name="Standard">Paillard</text:p>
      <text:p text:style-name="Standard">P. Thomas</text:p>
      <text:p text:style-name="Standard">Breton</text:p>
      <text:p text:style-name="Standard">Bastardi</text:p>
      <text:p text:style-name="Standard">Boullardi</text:p>
      <text:p text:style-name="Standard">Cotin</text:p>
      <text:p text:style-name="Standard">Jerson</text:p>
      <text:p text:style-name="Standard">Monneti</text:p>
      <text:p text:style-name="Standard">Gaillon</text:p>
      <text:p text:style-name="Standard">Mondidier</text:p>
      <text:p text:style-name="Standard">De Brolio</text:p>
      <text:p text:style-name="Standard">Haultny</text:p>
      <text:p text:style-name="Standard">Fourbeur</text:p>
      <text:p text:style-name="Standard">Pion extra</text:p>
      <text:p text:style-name="Standard">Parenti</text:p>
      <text:p text:style-name="Standard">Despars excusato</text:p>
      <text:p text:style-name="Standard"><text:soft-page-break/>Barre in missa</text:p>
      <text:p text:style-name="Standard">N. Bertin a sigunifié a messeigneurs que une maison assise en la rue Saint</text:p>
      <text:p text:style-name="Standard">Significacion</text:p>
      <text:p text:style-name="Standard">Merry qui fut a mestre Denis de Maurroy qui nagueres a esté</text:p>
      <text:p text:style-name="Standard">d'une maison</text:p>
      <text:p text:style-name="Standard">adjugee a Jehan de Troyes / que samedi prochain sera adjugee de rechef</text:p>
      <text:p text:style-name="Standard">Idem</text:p>
      <text:p text:style-name="Standard">Item a signifié que samedi on adjugera une maison en</text:p>
      <text:p text:style-name="Standard">la rue de Bourc Thibout a la requeste de mestre T.</text:p>
      <text:p text:style-name="Standard">Causa</text:p>
      <text:p text:style-name="Standard">De magistro Victore Textoris contra dominum episcopum Baiocensium reum pretextu ad instruendum</text:p>
      <text:p text:style-name="Standard">vel impugnandum. ad jovis proxime procedendum prout de jure cum Guier et</text:p>
      <text:p text:style-name="Standard">Angot</text:p>
      <text:p text:style-name="Standard">Commissi</text:p>
      <text:p text:style-name="Standard">Bastardi} commictuntur ad visitandum jura et munimenta pro facto m.</text:p>
      <text:p text:style-name="Standard">domini</text:p>
      <text:p text:style-name="Standard">Paillard Jo. Bureau / et puerorum chori.</text:p>
      <text:p text:style-name="Standard">De cordigeriis</text:p>
      <text:p text:style-name="Standard">Fiat quictaciam capituli religiosis condigerariis prout dicet notario magistro V. De Croces</text:p>
      <text:p text:style-name="Standard">Hodie domini mei Archidiaconus de Josas Cotin et Ordeimonte fecerunt suam</text:p>
      <text:p text:style-name="Standard">relacionem de compotis m. V. De Croces redditus de officio anniversariorum de</text:p>
      <text:p text:style-name="Standard">De compotis M.</text:p>
      <text:p text:style-name="Standard">V. De Croces</text:p>
      <text:p text:style-name="Standard">Anno preterito . Et ordinatum est quod ponatur in fine ipsorum compotorum</text:p>
      <text:p text:style-name="Standard">certi articuli peccuniarum mutuatarum que sunt recuperande ut per hoc</text:p>
      <text:p text:style-name="Standard">appareat lacius.</text:p>
      <text:p text:style-name="Standard">De merellis</text:p>
      <text:p text:style-name="Standard">Dominus Archidiaconus de Josayo retulit quod ipse fecit preceptum domino P. Valet</text:p>
      <text:p text:style-name="Standard">faciendis</text:p>
      <text:p text:style-name="Standard">distributori quod fiant merelli de plumbo pro obitibus de ppbus et simplicibus</text:p>
      <text:p text:style-name="Standard">Optacio prebende</text:p>
      <text:p text:style-name="Standard">De Brolio } $opi$ optaverunt prebendam m. Jo. de</text:p>
      <text:p text:style-name="Standard">Paillard</text:p>
      <text:p text:style-name="Standard">Causa</text:p>
      <text:p text:style-name="Standard">De magistro Ste. Pion actore contra dominum Symonum Anglici reum ad jovis proxime</text:p>
      <text:p text:style-name="Standard">in statu cum De Croces et Haultny.</text:p>
      <text:p text:style-name="Standard"><text:soft-page-break/>De pueris chori</text:p>
      <text:p text:style-name="Standard">magister V. de Croces tradet domino penitenciario pro pueris chori summam</text:p>
      <text:p text:style-name="Standard">cccclii</text:p>
      <text:p text:style-name="Standard">321.</text:p>
      <text:p text:style-name="Standard">=FRAN_0393_05532_L.jpg=</text:p>
      <text:p text:style-name="Standard">322</text:p>
      <text:p text:style-name="Standard">Jovis post Judica xxii marcii capitulantibus dominis</text:p>
      <text:p text:style-name="Standard">Archidiacono de Josayo</text:p>
      <text:p text:style-name="Standard">Succentore</text:p>
      <text:p text:style-name="Standard">Paillard</text:p>
      <text:p text:style-name="Standard">Cancellario</text:p>
      <text:p text:style-name="Standard">Bastardi</text:p>
      <text:p text:style-name="Standard">Penitenciario</text:p>
      <text:p text:style-name="Standard">Jerson</text:p>
      <text:p text:style-name="Standard">Ordeimonte</text:p>
      <text:p text:style-name="Standard">Mondidier</text:p>
      <text:p text:style-name="Standard">Chacy</text:p>
      <text:p text:style-name="Standard">Fourbeur</text:p>
      <text:p text:style-name="Standard">Breton</text:p>
      <text:p text:style-name="Standard">Parenti</text:p>
      <text:p text:style-name="Standard">Cotin</text:p>
      <text:p text:style-name="Standard">Fraxinis</text:p>
      <text:p text:style-name="Standard">Gaillon</text:p>
      <text:p text:style-name="Standard">Sohier</text:p>
      <text:p text:style-name="Standard">Haultny</text:p>
      <text:p text:style-name="Standard">Burdelot</text:p>
      <text:p text:style-name="Standard">Du Drac</text:p>
      <text:p text:style-name="Standard">de Cameraco</text:p>
      <text:p text:style-name="Standard">De Croces</text:p>
      <text:p text:style-name="Standard">Pion extra</text:p>
      <text:p text:style-name="Standard">Colin de Berthemont a adjourné messeigneur a demain contre Jehan du</text:p>
      <text:p text:style-name="Standard">Fossé pour avoir par rachat XXIIII. s. par. de rente que messeigneurs ont</text:p>
      <text:p text:style-name="Standard">droit de prendre sur sa mayson en la rue Symon le Franc</text:p>
      <text:p text:style-name="Standard">De magistro Victore Textoris actoris Contra dominum episcopum Baiocensim reum ad primam</text:p>
      <text:p text:style-name="Standard">post Pascha ad confirmandum vel infirmandum sive audiendum jus</text:p>
      <text:p text:style-name="Standard">cum generi et Angot m. Jo. Lestournel</text:p>
      <text:p text:style-name="Standard"><text:soft-page-break/>Super debato seu moveri sperato inter m. Burellum Bouchier actorem</text:p>
      <text:p text:style-name="Standard">moto</text:p>
      <text:p text:style-name="Standard">et m. P. d'Orgemont canonicum Par. reum . postquam ipse partes consenserunt</text:p>
      <text:p text:style-name="Standard">quod domini deputarent ex parte capituli tres de dominis ipsi deputaverunt</text:p>
      <text:p text:style-name="Standard">Josas Du Drac et Victri aut duo cum omnimoda potestate capituli excepto</text:p>
      <text:p text:style-name="Standard">in determinacione cause quod ipse partes acceptaverunt</text:p>
      <text:p text:style-name="Standard">Concessa est religiosis domus Dei Par. potestas tradendi $imperpetuum$</text:p>
      <text:p text:style-name="Standard">quoddam hospicium et manerium sita in parrochia de Vere magno</text:p>
      <text:p text:style-name="Standard">diocesis Par. vocato hospicio des noes quibusdam Guillelmo Le Mure</text:p>
      <text:p text:style-name="Standard">commorante apud Juigny prope Lursarches / et Petro Le Mire</text:p>
      <text:p text:style-name="Standard">ejus filio procuratori in Castalleto ad eorum vitam et cujusdam</text:p>
      <text:p text:style-name="Standard">filii Petri. pro iiiior modiis grani medietate bladi et medietate avene</text:p>
      <text:p text:style-name="Standard">cum certis aliis oneribus declaratis in quadam cedula papirea</text:p>
      <text:p text:style-name="Standard">super hoc facta hic exhibita per religisios dicte domus / et fiant</text:p>
      <text:p text:style-name="Standard">super hoc lictere Castalleti.</text:p>
      <text:p text:style-name="Standard">Casu quo processio ecclesie ordinaria $p$ non posset ire die crastina</text:p>
      <text:p text:style-name="Standard">ecclesie Par.</text:p>
      <text:p text:style-name="Standard">ubi consuetum est fiet ad capellam sancte Egipciace propter pluviam</text:p>
      <text:p text:style-name="Standard">Adjournement</text:p>
      <text:p text:style-name="Standard">Causa</text:p>
      <text:p text:style-name="Standard">B. Bouchier</text:p>
      <text:p text:style-name="Standard">P. d'Orgemont</text:p>
      <text:p text:style-name="Standard">De religosis domus</text:p>
      <text:p text:style-name="Standard">Dei Parisiensis</text:p>
      <text:p text:style-name="Standard">P Thomas</text:p>
      <text:p text:style-name="Standard">Boullardi</text:p>
      <text:p text:style-name="Standard">Monneti</text:p>
      <text:p text:style-name="Standard">Barre in missa</text:p>
      <text:p text:style-name="Standard">De Brolio</text:p>
      <text:p text:style-name="Standard">Despars } excusatis</text:p>
      <text:p text:style-name="Standard">De processione</text:p>
      <text:p text:style-name="Standard">=FRAN_0393_05533_L.jpg=</text:p>
      <text:p text:style-name="Standard">Causa</text:p>
      <text:p text:style-name="Standard">cccc lii°.</text:p>
      <text:p text:style-name="Standard">De Robino le Pelé herede et executore deffuncti Droconis le</text:p>
      <text:p text:style-name="Standard">Pelé actoris contra m. R. Haultny canonicum Par. reum citatum ad primam</text:p>
      <text:p text:style-name="Standard"><text:soft-page-break/>post $p$ Quasimodo ad conveniendum de commissariis cum partibus</text:p>
      <text:p text:style-name="Standard">Burse collegii xviii. scolarium Par. vacantes per absenciam Michaelis</text:p>
      <text:p text:style-name="Standard">Collacio bursarum</text:p>
      <text:p text:style-name="Standard">xviii scolarium</text:p>
      <text:p text:style-name="Standard">Durandi et per non residenciam aut alias collate sunt Johanni</text:p>
      <text:p text:style-name="Standard">Charetier diocesis Bicturensis</text:p>
      <text:p text:style-name="Standard">Hodie quidem magister Ro. ex parte domini archidiaconus Par. retulit in capitulo</text:p>
      <text:p text:style-name="Standard">qualiter hesterna die tres servientes regis ceperunt de facto in auditorio</text:p>
      <text:p text:style-name="Standard">curie dicti domini archidiaconi in claustro Par. non obstante ejus opposicione et</text:p>
      <text:p text:style-name="Standard">et appellacione quendam clericum officii dicto curie et duxerunt ipsum in</text:p>
      <text:p text:style-name="Standard">de quodam prisionario</text:p>
      <text:p text:style-name="Standard">Castalleto Par. propter quod ordinatum est quod prosequatur habito consilio</text:p>
      <text:p text:style-name="Standard">super hoc prius et visis juribus et munimentis capituli / Et ad faciendum diligenciam</text:p>
      <text:p text:style-name="Standard">super hoc deputantur m. Jo. Bastardi / et G. Burdelot</text:p>
      <text:p text:style-name="Standard">323</text:p>
      <text:p text:style-name="Standard">Sabbati post Judica xxiiiia marcii capitulantibus dominis.</text:p>
      <text:p text:style-name="Standard">Archidacono de Josayo</text:p>
      <text:p text:style-name="Standard">Du Drac</text:p>
      <text:p text:style-name="Standard">Sohier</text:p>
      <text:p text:style-name="Standard">Succentore</text:p>
      <text:p text:style-name="Standard">De Croces</text:p>
      <text:p text:style-name="Standard">Burdelot</text:p>
      <text:p text:style-name="Standard">Cancellario</text:p>
      <text:p text:style-name="Standard">Victri</text:p>
      <text:p text:style-name="Standard">De Cameraco</text:p>
      <text:p text:style-name="Standard">Penitenciario</text:p>
      <text:p text:style-name="Standard">Aguenin</text:p>
      <text:p text:style-name="Standard">P Thomas</text:p>
      <text:p text:style-name="Standard">Ordeimonte</text:p>
      <text:p text:style-name="Standard">Paillard</text:p>
      <text:p text:style-name="Standard">Boullardi</text:p>
      <text:p text:style-name="Standard">Chacy</text:p>
      <text:p text:style-name="Standard">Mondidier</text:p>
      <text:p text:style-name="Standard">Monneti</text:p>
      <text:p text:style-name="Standard">Breton</text:p>
      <text:p text:style-name="Standard">Bastardi</text:p>
      <text:p text:style-name="Standard"><text:soft-page-break/>Barre in missa</text:p>
      <text:p text:style-name="Standard">Cotin</text:p>
      <text:p text:style-name="Standard">Fourbeur</text:p>
      <text:p text:style-name="Standard">Pion extra</text:p>
      <text:p text:style-name="Standard">Gaillon</text:p>
      <text:p text:style-name="Standard">Parenti</text:p>
      <text:p text:style-name="Standard">De Brolio</text:p>
      <text:p text:style-name="Standard">excusatis</text:p>
      <text:p text:style-name="Standard">Haultny</text:p>
      <text:p text:style-name="Standard">Fraxinis</text:p>
      <text:p text:style-name="Standard">Despars</text:p>
      <text:p text:style-name="Standard">Paillard</text:p>
      <text:p text:style-name="Standard">Deputantur ad videndum et visitandum certas licteras de quibus</text:p>
      <text:p text:style-name="Standard">Bastardi } hic locutus est dominus Jo. Pierre presbyter</text:p>
      <text:p text:style-name="Standard">Fiat et tradatur magistro V. de Croces officiario etc. mandatum capituli ut tradat magistro Arnulpho</text:p>
      <text:p text:style-name="Standard">magistro puerorum chori xvi £. p. pro $def$ de profundis / et missa sabbati fundatis</text:p>
      <text:p text:style-name="Standard">Commissi</text:p>
      <text:p text:style-name="Standard">Pro magistro V. de</text:p>
      <text:p text:style-name="Standard">Croces</text:p>
      <text:p text:style-name="Standard">domini Parisiensis</text:p>
      <text:p text:style-name="Standard">=FRAN_0393_05534_L.jpg=</text:p>
      <text:p text:style-name="Standard">324.</text:p>
      <text:p text:style-name="Standard">Capellania Sanctorum Jo. Baptiste et Firmini ad altare sanctorum Nicolay</text:p>
      <text:p text:style-name="Standard">et Egidii fundata dudum in ecclesia Sepulcri Par. per deffunctum</text:p>
      <text:p text:style-name="Standard">m. Jo. Maulin quondam consiliarium regis in sua camera compotorum</text:p>
      <text:p text:style-name="Standard">vacans ad presens per puram et simplicem resignacionem m. Jo. de Bray</text:p>
      <text:p text:style-name="Standard">procuratoris et nomine procuratorio m. V. Lenfant presbyteri ejusdem capellanie capellani</text:p>
      <text:p text:style-name="Standard">et possessoris ultimi in manibus capituli factam et admissam et ad</text:p>
      <text:p text:style-name="Standard">collacionem capituli spectans Salvo jure cujuslibet collata est magistro</text:p>
      <text:p text:style-name="Standard">Sepulcri</text:p>
      <text:p text:style-name="Standard">Richardo Viart ut procuratorio nomine Johannis Heurtel clerici diocesis</text:p>
      <text:p text:style-name="Standard">Lexoviensis ad hoc presentati et nominati licterarie pro m. N. Maulin</text:p>
      <text:p text:style-name="Standard">quiquidem procurator dicti Heurtin juravit in forma et fuit installatus etc</text:p>
      <text:p text:style-name="Standard">Collacio capellanie</text:p>
      <text:p text:style-name="Standard">Murgale</text:p>
      <text:p text:style-name="Standard">Placet dominis quod Benedictus Murgale pulsator magnarum ecclesie</text:p>
      <text:p text:style-name="Standard"><text:soft-page-break/>Parisiensis campanarum habeat per annum xxii s.p. pro pulsacione</text:p>
      <text:p text:style-name="Standard">campane Marie qualibet die lune pro confratria sancti Sebastiani in</text:p>
      <text:p text:style-name="Standard">ecclesia Par. videlicet gallice bedonner</text:p>
      <text:p text:style-name="Standard">Ordinatum est quod Petrus Le Fevre dictus Friture clericus de</text:p>
      <text:p text:style-name="Standard">De P. Friture</text:p>
      <text:p text:style-name="Standard">Liricantus filius G. Friture majoris loci incarceretur pro eo quod ipse</text:p>
      <text:p text:style-name="Standard">scindit nazum sue uxoris indebite injuste et sine causa</text:p>
      <text:p text:style-name="Standard">Lune post ramos fuit festum propter festum Annunciacionis Marie quod fuit</text:p>
      <text:p text:style-name="Standard">die dominica in Ramis palmarum</text:p>
      <text:p text:style-name="Standard">=FRAN_0393_05535_L.jpg=</text:p>
      <text:p text:style-name="Standard">Mercurii sancta xxviii marcii capitulantibus dominis</text:p>
      <text:p text:style-name="Standard">Archidiacono de Josayo</text:p>
      <text:p text:style-name="Standard">Mondidier</text:p>
      <text:p text:style-name="Standard">Succentore</text:p>
      <text:p text:style-name="Standard">Burdelot</text:p>
      <text:p text:style-name="Standard">Cancellario</text:p>
      <text:p text:style-name="Standard">Victri</text:p>
      <text:p text:style-name="Standard">de Cameraco</text:p>
      <text:p text:style-name="Standard">Ordeimonte</text:p>
      <text:p text:style-name="Standard">Aguenin</text:p>
      <text:p text:style-name="Standard">P. Thomas</text:p>
      <text:p text:style-name="Standard">Chacy</text:p>
      <text:p text:style-name="Standard">Paillard</text:p>
      <text:p text:style-name="Standard">Boullardi</text:p>
      <text:p text:style-name="Standard">Breton</text:p>
      <text:p text:style-name="Standard">Bastardi</text:p>
      <text:p text:style-name="Standard">De Brolio</text:p>
      <text:p text:style-name="Standard">Cotin</text:p>
      <text:p text:style-name="Standard">Fourbeur</text:p>
      <text:p text:style-name="Standard">Monneti</text:p>
      <text:p text:style-name="Standard">Gaillon</text:p>
      <text:p text:style-name="Standard">Parenti</text:p>
      <text:p text:style-name="Standard">Jerson</text:p>
      <text:p text:style-name="Standard">Haultny</text:p>
      <text:p text:style-name="Standard">Fraxinis</text:p>
      <text:p text:style-name="Standard">Barre in missa</text:p>
      <text:p text:style-name="Standard"><text:soft-page-break/>Du Drac</text:p>
      <text:p text:style-name="Standard">Sohier</text:p>
      <text:p text:style-name="Standard">Despars excusato</text:p>
      <text:p text:style-name="Standard">De Croces</text:p>
      <text:p text:style-name="Standard">Pion extra</text:p>
      <text:p text:style-name="Standard">Officium majorie de Sucyaco vacans ad presens per puram et simplicem</text:p>
      <text:p text:style-name="Standard">resignacionem Egidii Gauvain ejusdem officii possessoris ultimi in manibus</text:p>
      <text:p text:style-name="Standard">Officium majorie</text:p>
      <text:p text:style-name="Standard">de Sucyaco</text:p>
      <text:p text:style-name="Standard">capituli sponte factam et admissam / Et ad supplicacionem dicti Egidii collatum</text:p>
      <text:p text:style-name="Standard">est per capitulum Stephano Bracin ejus filio super hoc supplicanti nuper decano</text:p>
      <text:p text:style-name="Standard">dicti loci qui juravit in forma.</text:p>
      <text:p text:style-name="Standard">Ordinatum est quod tradantur domino Jo. Pierre presbytero procuratori clericorum</text:p>
      <text:p text:style-name="Standard">De lictera tradenda</text:p>
      <text:p text:style-name="Standard">domino Jo. Pierre</text:p>
      <text:p text:style-name="Standard">matutinarum ecclesie Par. lictere quas petit existentes in coffro dictorum clericorum</text:p>
      <text:p text:style-name="Standard">vocato ad hoc magistro Jo. Monneti aut altero canonico</text:p>
      <text:p text:style-name="Standard">Ordinatum est quod magister V. de Croces ibit apud Joigny pro facto de</text:p>
      <text:p text:style-name="Standard">De unione</text:p>
      <text:p text:style-name="Standard">Leschelles et transseundo loquetur cum domino archiepiscopo Senonensis</text:p>
      <text:p text:style-name="Standard">Liricantus et</text:p>
      <text:p text:style-name="Standard">pro facto unionis faciende de domo Dei Liricantus et de aliis negociis etc.</text:p>
      <text:p text:style-name="Standard">de Leschelles</text:p>
      <text:p text:style-name="Standard">et defferet secum minutas licterarum alias super hoc confectas et sciet</text:p>
      <text:p text:style-name="Standard">al eo an voluerit eas sigillare.</text:p>
      <text:p text:style-name="Standard">cccc° lii°.</text:p>
      <text:p text:style-name="Standard">325</text:p>
      <text:p text:style-name="Standard">De magistro Burello Bouchier regis consiliario actoris contra m. P. d'Orgemont</text:p>
      <text:p text:style-name="Standard">canonicum Par. reum citatum non obstante sit dies placitabilis in ista ebdoma</text:p>
      <text:p text:style-name="Standard">fundata juridicione coram dominis commissariis videlicet Johannes</text:p>
      <text:p text:style-name="Standard">de Courcellis du Drac et Victri per exhibitam citam relacionem et commissam</text:p>
      <text:p text:style-name="Standard">ad primam juridiccionem et placitabilem post Quasimodo ad tradendum</text:p>
      <text:p text:style-name="Standard">libellum ex parte actoris Et consensit reus quod actor possit producere et</text:p>
      <text:p text:style-name="Standard">facere examinari testes ad futurum valitium proviso quod habeat nomina</text:p>
      <text:p text:style-name="Standard">et cognomina et quod jurent coram ipso reo et salvis reprobacionibus cum partibus</text:p>
      <text:p text:style-name="Standard">Causa</text:p>
      <text:p text:style-name="Standard"><text:soft-page-break/>=FRAN_0393_05536_L.jpg=</text:p>
      <text:p text:style-name="Standard">326.</text:p>
      <text:p text:style-name="Standard">Audita relacione domini Succentoris ordinatum est quod post ista proxime</text:p>
      <text:p text:style-name="Standard">festa Pasche incarcerantur per ipsum dominum Succentorem omnes illi qui</text:p>
      <text:p text:style-name="Standard">festum scandalum in ecclesie Par. die dominica ultimate ostendendo</text:p>
      <text:p text:style-name="Standard">Capsam beate Marie</text:p>
      <text:p text:style-name="Standard">Veneris fuit festum</text:p>
      <text:p text:style-name="Standard">=FRAN_0393_05537_L.jpg=</text:p>
      <text:p text:style-name="Standard">Clxiiii s.</text:p>
      <text:p text:style-name="Standard">327</text:p>
      <text:p text:style-name="Standard">Anno domini m° CCCCmo.</text:p>
      <text:p text:style-name="Standard">Quinquagesimo tercio die dominica prima mensis Aprilis fuit festum</text:p>
      <text:p text:style-name="Standard">Resurreccionis domini indicione prima . Pontfici domini N. pape quinti</text:p>
      <text:p text:style-name="Standard">anno vii° regnante in regno Francie domino nostro rege . Karolo vi°</text:p>
      <text:p text:style-name="Standard">domina Regina domino Ludovico Delphino eorum primogenito / et eorum liberis</text:p>
      <text:p text:style-name="Standard">necnon dominis Aureliansis Burgundie Borbonii $dub$ ducibus et pluribus</text:p>
      <text:p text:style-name="Standard">aliis dominis de eorum sanguine pacem et concordiam $nise$ inter se</text:p>
      <text:p text:style-name="Standard">habentibus Et presule domino G. Charetier episcopo Par. / Et capitulantibus</text:p>
      <text:p text:style-name="Standard">dominis Jo. de Courcellis Archidiacono de Josayo . Jo. de Oliva succentore</text:p>
      <text:p text:style-name="Standard">Roberto Cibolle cancellario T. de Courcellis Penitenciario . necnon Petro</text:p>
      <text:p text:style-name="Standard">d'Orgemont . P. de Chacy . G. Britonis . G. Cotin . R. Gaillon. Ja.</text:p>
      <text:p text:style-name="Standard">Barre . R. Haultny Jo. Du Drac . T. de Victri . Jo. Aguenin . Jo.</text:p>
      <text:p text:style-name="Standard">Paillard Ste. de Montdidier . En. de Parenti . Jo. de Brollio</text:p>
      <text:p text:style-name="Standard">P. Thomas . Gui. Burdelot . Ka. Boullardi . G. Sohier Ra.</text:p>
      <text:p text:style-name="Standard">Le Fourbeur . T. de Jerson . Ambro . de Cameraco Jo. de Vayli . Mar</text:p>
      <text:p text:style-name="Standard">de Fraxinis . Jo. Monneti . Jaco. Despars Ste. Pion. Andrea</text:p>
      <text:p text:style-name="Standard">Soreau . Jo. Bureau. P. Bouchier . Absentibus Ja. Parcheti Ro. de</text:p>
      <text:p text:style-name="Standard">Foutanis Ro. Poytevin . Jo. Le Biseul. Le. Guerinet . G. d'Auge</text:p>
      <text:p text:style-name="Standard">Guy de Thou . G. d'Estampis . Philipo de Longollio . Jo. Luillier . H.</text:p>
      <text:p text:style-name="Standard">Renouart . Ja. de Luchart canonicus Par. prebenda m. Jo. de Bussi deffuncti</text:p>
      <text:p text:style-name="Standard">possessore carente de canonicatu Cantoria litigiosis . prebenda m. Ja.</text:p>
      <text:p text:style-name="Standard">de Cubry defuncti litigiosa inter magistros G. Hebert et P. de Brena . magister</text:p>
      <text:p text:style-name="Standard">Jo. Sellier Archidiacono Brie vocem in capitulo non habente quia non est canonico</text:p>
      <text:p text:style-name="Standard">prebendato. domino Episcopo d'Angiers Archidiacono Par. Jo. Picard Jo. Charetier</text:p>
      <text:p text:style-name="Standard">et generis dominis canonicis Par. a Civitate Par. absentibus</text:p>
      <text:p text:style-name="Standard">Lune } post fuerunt festa propter solennitatem dicti festi Resurreccionis</text:p>
      <text:p text:style-name="Standard"><text:soft-page-break/>en</text:p>
      <text:p text:style-name="Standard">Mercurii</text:p>
      <text:p text:style-name="Standard">=FRAN_0393_05538_L.jpg=</text:p>
      <text:p text:style-name="Standard">328.</text:p>
      <text:p text:style-name="Standard">Veneris post Pascha via aprilis capitulantibus dominis</text:p>
      <text:p text:style-name="Standard">Succentore</text:p>
      <text:p text:style-name="Standard">Burdelot</text:p>
      <text:p text:style-name="Standard">Pion extra</text:p>
      <text:p text:style-name="Standard">Cancellario</text:p>
      <text:p text:style-name="Standard">Boullard</text:p>
      <text:p text:style-name="Standard">Ordeimonte</text:p>
      <text:p text:style-name="Standard">Josas</text:p>
      <text:p text:style-name="Standard">Sohier</text:p>
      <text:p text:style-name="Standard">Chacy</text:p>
      <text:p text:style-name="Standard">Fourbeur</text:p>
      <text:p text:style-name="Standard">Victri</text:p>
      <text:p text:style-name="Standard">excusatis</text:p>
      <text:p text:style-name="Standard">Breton</text:p>
      <text:p text:style-name="Standard">De Brollio</text:p>
      <text:p text:style-name="Standard">Jerson</text:p>
      <text:p text:style-name="Standard">Gaillon</text:p>
      <text:p text:style-name="Standard">Mondidier</text:p>
      <text:p text:style-name="Standard">Barre</text:p>
      <text:p text:style-name="Standard">Monneti</text:p>
      <text:p text:style-name="Standard">Bastardi infirmo</text:p>
      <text:p text:style-name="Standard">Haultny</text:p>
      <text:p text:style-name="Standard">Cotin</text:p>
      <text:p text:style-name="Standard">Parenti</text:p>
      <text:p text:style-name="Standard">Despars</text:p>
      <text:p text:style-name="Standard">excusatis</text:p>
      <text:p text:style-name="Standard">P. Thomas</text:p>
      <text:p text:style-name="Standard">De Croces extra</text:p>
      <text:p text:style-name="Standard">Placet dominis quod uxor P. Mileti commorantes in claustro Par. quod</text:p>
      <text:p text:style-name="Standard">recipiat oblaciones que provenient reliquiis Sancti Johannis Rotundi</text:p>
      <text:p text:style-name="Standard">non obstantibus contradiciones canonicorum et curatorum ejusdem</text:p>
      <text:p text:style-name="Standard">pro $exp$ convertendo in reparacionibus ornamentorum et aliis neccessariis dicte ecclesie</text:p>
      <text:p text:style-name="Standard"><text:soft-page-break/>actenta bona affeccione quam ipsa uxor habet in dicta ecclesia et bonis</text:p>
      <text:p text:style-name="Standard">per ipsam ibidem in crucifixo et aliis ejusdem ecclesie factis et faciendis</text:p>
      <text:p text:style-name="Standard">De uxore P. milet et imponatur quantum ad hoc ipsis canonicis et curatis silencia donec et</text:p>
      <text:p text:style-name="Standard">pro Sancto Johanne Rotundi</text:p>
      <text:p text:style-name="Standard">quousque alias fuerit super hoc ordinatum per capitulum . proviso quod ipsa reddat</text:p>
      <text:p text:style-name="Standard">compotum de receptis et misiis coram magistris Ro. Cibolle cancellario</text:p>
      <text:p text:style-name="Standard">et R. Haultny canonicis Par. ad hoc commissis vocato et presente altero</text:p>
      <text:p text:style-name="Standard">dictorum canonicorum et curatorum</text:p>
      <text:p text:style-name="Standard">Placet dominis quod magister G. Cotin canonicus Par. lucretur et habeat suas</text:p>
      <text:p text:style-name="Standard">distribuciones et panem capituli pro ista vice donec et quousque</text:p>
      <text:p text:style-name="Standard">reversus fuerit de Rothomago et de gracia et super hoc remictitur sue</text:p>
      <text:p text:style-name="Standard">conscienccia quia speratur quod ipse poterit facere plura grata servicia ecclesie</text:p>
      <text:p text:style-name="Standard">Hodie tradita est lictera capituli de approbamus de quoddam hospicio seu manerio</text:p>
      <text:p text:style-name="Standard">vocato$s$ des noes in parrochia de Vere magno diocesis Par. cum suis pertinenciis</text:p>
      <text:p text:style-name="Standard">quibusdam Guillelmo Le Mire de Joigny prope Luzarches P. Le Mire</text:p>
      <text:p text:style-name="Standard">ejus filio propter in Castalleto ad eorum vitam et unius liberorum ipsius</text:p>
      <text:p text:style-name="Standard">pater et superviventis pro iiiior modiis grani medietatis bladi et medietatis avene</text:p>
      <text:p text:style-name="Standard">solvendis religiosis domus Dei Par. ut in licteris Castalleri continetur ad quod</text:p>
      <text:p text:style-name="Standard">alias capitulum consensit de die xxiiii marcii cccc lii.</text:p>
      <text:p text:style-name="Standard">Montandouyn</text:p>
      <text:p text:style-name="Standard">Fiat informacio per promotorem capituli de regimine Montandouyn clerici</text:p>
      <text:p text:style-name="Standard">matutinarum et remictitur coram officiali Capituli</text:p>
      <text:p text:style-name="Standard">Michael Bout</text:p>
      <text:p text:style-name="Standard">recipiatur Michael bout in clericum matutinarum</text:p>
      <text:p text:style-name="Standard">G. Cotin</text:p>
      <text:p text:style-name="Standard">De domo Dei Par.</text:p>
      <text:p text:style-name="Standard">lictera de approbamus</text:p>
      <text:p text:style-name="Standard">=FRAN_0393_05539_L.jpg=</text:p>
      <text:p text:style-name="Standard">Lune post Quasimodo ixa aprilis capitulantibus dominis</text:p>
      <text:p text:style-name="Standard">Succentore</text:p>
      <text:p text:style-name="Standard">Parenti</text:p>
      <text:p text:style-name="Standard">Monnet</text:p>
      <text:p text:style-name="Standard">Cancellario</text:p>
      <text:p text:style-name="Standard">P Thomas</text:p>
      <text:p text:style-name="Standard">Archidiacono de Josayo</text:p>
      <text:p text:style-name="Standard">Penitenciario</text:p>
      <text:p text:style-name="Standard"><text:soft-page-break/>Boullardi</text:p>
      <text:p text:style-name="Standard">Aguenin</text:p>
      <text:p text:style-name="Standard">excusatis</text:p>
      <text:p text:style-name="Standard">Ordeimonte</text:p>
      <text:p text:style-name="Standard">Mondidier</text:p>
      <text:p text:style-name="Standard">Chacy</text:p>
      <text:p text:style-name="Standard">Sohier</text:p>
      <text:p text:style-name="Standard">De Brolio</text:p>
      <text:p text:style-name="Standard">Breton</text:p>
      <text:p text:style-name="Standard">Jerson</text:p>
      <text:p text:style-name="Standard">Despars</text:p>
      <text:p text:style-name="Standard">Cotin</text:p>
      <text:p text:style-name="Standard">Fourbeur</text:p>
      <text:p text:style-name="Standard">Gaillon</text:p>
      <text:p text:style-name="Standard">De Croces }extra</text:p>
      <text:p text:style-name="Standard">Barre</text:p>
      <text:p text:style-name="Standard">de Cameraco</text:p>
      <text:p text:style-name="Standard">Pion</text:p>
      <text:p text:style-name="Standard">Haultny</text:p>
      <text:p text:style-name="Standard">Fraxinis</text:p>
      <text:p text:style-name="Standard">Victri excusato</text:p>
      <text:p text:style-name="Standard">Ad requestam m. Ro. Morelet cancellarii Rothomagensis et de precepto cujusdam</text:p>
      <text:p text:style-name="Standard">serviente regis vigore quarumdem licterarum compulsoriarum ex parte dicti m. Ro.</text:p>
      <text:p text:style-name="Standard">obtentarum Placet dominis quod ipse habeat extracta registrorum Capituli in forma etc.</text:p>
      <text:p text:style-name="Standard">de recepcionis m Jo. Jordain et M. G. Morin.</text:p>
      <text:p text:style-name="Standard">Hodie P. Friture major Liricantus fecit fidem de lictera Tonsure sui</text:p>
      <text:p text:style-name="Standard">De lictera tonsure</text:p>
      <text:p text:style-name="Standard">Clerici de quo est questio.</text:p>
      <text:p text:style-name="Standard">de Friture</text:p>
      <text:p text:style-name="Standard">Super questione mota inter dominum Succentorem et prebendam apud Liricantum</text:p>
      <text:p text:style-name="Standard">Deputati pro</text:p>
      <text:p text:style-name="Standard">occasione C s. p. quos idem dominus Succentor petit super dictis prebendiis Et xviii p.</text:p>
      <text:p text:style-name="Standard">domino Succentore</text:p>
      <text:p text:style-name="Standard">eciam super ipsis prebendiis / Dati sunt commissarii domini archidiaconus de Josas Ordeimonte</text:p>
      <text:p text:style-name="Standard">et Barre.</text:p>
      <text:p text:style-name="Standard">Similiter dati sunt commissarii super questione mota inter dominum penitenciarium</text:p>
      <text:p text:style-name="Standard"><text:soft-page-break/>pro domino penitenciario</text:p>
      <text:p text:style-name="Standard">et prebendatis apud Rosayum pro duobus modiis bladi et uno modio avene</text:p>
      <text:p text:style-name="Standard">quos similiter petit.</text:p>
      <text:p text:style-name="Standard">cccc liii°</text:p>
      <text:p text:style-name="Standard">peprecti faciendis</text:p>
      <text:p text:style-name="Standard">329.</text:p>
      <text:p text:style-name="Standard">=FRAN_0393_05540_L.jpg=</text:p>
      <text:p text:style-name="Standard">330.</text:p>
      <text:p text:style-name="Standard">Mercurii post Quasimodo xia aprilis capitulantibus dominis</text:p>
      <text:p text:style-name="Standard">Succentore</text:p>
      <text:p text:style-name="Standard">P. Thomas</text:p>
      <text:p text:style-name="Standard">Archidiacono de Josayo</text:p>
      <text:p text:style-name="Standard">Cancellario</text:p>
      <text:p text:style-name="Standard">De Cameraco</text:p>
      <text:p text:style-name="Standard">Penitenciario</text:p>
      <text:p text:style-name="Standard">Ordeimonte</text:p>
      <text:p text:style-name="Standard">Boullardi</text:p>
      <text:p text:style-name="Standard">Cotin</text:p>
      <text:p text:style-name="Standard">Chacy</text:p>
      <text:p text:style-name="Standard">Sohier</text:p>
      <text:p text:style-name="Standard">Victri</text:p>
      <text:p text:style-name="Standard">Breton</text:p>
      <text:p text:style-name="Standard">Jerson</text:p>
      <text:p text:style-name="Standard">Paillardi</text:p>
      <text:p text:style-name="Standard">Gaillon</text:p>
      <text:p text:style-name="Standard">Fourbeur</text:p>
      <text:p text:style-name="Standard">Mondidier } excusatis</text:p>
      <text:p text:style-name="Standard">Barre</text:p>
      <text:p text:style-name="Standard">De Brolio</text:p>
      <text:p text:style-name="Standard">Fraxinis</text:p>
      <text:p text:style-name="Standard">Haultny</text:p>
      <text:p text:style-name="Standard">Despars</text:p>
      <text:p text:style-name="Standard">Pion</text:p>
      <text:p text:style-name="Standard">Du Drac</text:p>
      <text:p text:style-name="Standard">De Croces extra</text:p>
      <text:p text:style-name="Standard">Burdelot</text:p>
      <text:p text:style-name="Standard"><text:soft-page-break/>Parenti</text:p>
      <text:p text:style-name="Standard">Aguenin } infirmis</text:p>
      <text:p text:style-name="Standard">Bastardi</text:p>
      <text:p text:style-name="Standard">Placet dominis quod Paterii et</text:p>
      <text:p text:style-name="Standard">Monnet in missa</text:p>
      <text:p text:style-name="Standard">pueri chori faciant officium de Spé videlicet unus post alterum et</text:p>
      <text:p text:style-name="Standard">sine eorum prejudicio</text:p>
      <text:p text:style-name="Standard">Archidiacono de Josas</text:p>
      <text:p text:style-name="Standard">aut duo ex ipsis dati sunt commissarii in</text:p>
      <text:p text:style-name="Standard">domini { Mondidier</text:p>
      <text:p text:style-name="Standard">causa canonicorum Sancti Dionisii de Passu</text:p>
      <text:p text:style-name="Standard">et Fraxinis</text:p>
      <text:p text:style-name="Standard">habeant religiosi fratrum predicatorum Elemosinam ut habuerunt</text:p>
      <text:p text:style-name="Standard">De $m$ Religiosiis</text:p>
      <text:p text:style-name="Standard">predicatorum.</text:p>
      <text:p text:style-name="Standard">in anno preterito.</text:p>
      <text:p text:style-name="Standard">Dicatur ex parte capituli magnis vicariis ecclesie quod $et$ capiant</text:p>
      <text:p text:style-name="Standard">De magnis</text:p>
      <text:p text:style-name="Standard">provisionem aut merellos.</text:p>
      <text:p text:style-name="Standard">vicariis</text:p>
      <text:p text:style-name="Standard">Ad supplicacionem Johanne dicte de l'An data est sibi licencia tenendi in suis</text:p>
      <text:p text:style-name="Standard">de Johanna dicta</text:p>
      <text:p text:style-name="Standard">scolis pueros masculos cum suis filiabus usque ad numerum vi dumtaxat</text:p>
      <text:p text:style-name="Standard">etatis vii annorum et infra pro iiiior annis ut petit</text:p>
      <text:p text:style-name="Standard">de l'An</text:p>
      <text:p text:style-name="Standard">magister Martinus de Fraxinis commissus est in causa m. Ro. le</text:p>
      <text:p text:style-name="Standard">m. Ro. Le Pelé }</text:p>
      <text:p text:style-name="Standard">Pelé nomine quo procedit contra m. R. Haultny</text:p>
      <text:p text:style-name="Standard">R. Haultny</text:p>
      <text:p text:style-name="Standard">Scolle puerorum quas tenebat m. Jo. Lathomi in parrochia Sancti</text:p>
      <text:p text:style-name="Standard">Eustacii vacantes per puram resignacionem magistri Philipi Richier ejus pro</text:p>
      <text:p text:style-name="Standard">Collacio scolarum</text:p>
      <text:p text:style-name="Standard">Collate sunt per capitulum cantoria litigiosa existente domina Johanni de la</text:p>
      <text:p text:style-name="Standard">Barre presbytero presenti qui juravit etc.</text:p>
      <text:p text:style-name="Standard">Paterii</text:p>
      <text:p text:style-name="Standard">=FRAN_0393_05541_L.jpg=</text:p>
      <text:p text:style-name="Standard"><text:soft-page-break/>Veneris post Quasimodo xia aprilis capitulantibus dominis</text:p>
      <text:p text:style-name="Standard">Succentore</text:p>
      <text:p text:style-name="Standard">Bastardi</text:p>
      <text:p text:style-name="Standard">Pion</text:p>
      <text:p text:style-name="Standard">Cancellario</text:p>
      <text:p text:style-name="Standard">Mondidier</text:p>
      <text:p text:style-name="Standard">Penitenciario</text:p>
      <text:p text:style-name="Standard">Despars</text:p>
      <text:p text:style-name="Standard">P Thomas</text:p>
      <text:p text:style-name="Standard">Vayli</text:p>
      <text:p text:style-name="Standard">Ordeimonte</text:p>
      <text:p text:style-name="Standard">Burdelot</text:p>
      <text:p text:style-name="Standard">Chacy</text:p>
      <text:p text:style-name="Standard">Boullardi</text:p>
      <text:p text:style-name="Standard">De Croces</text:p>
      <text:p text:style-name="Standard">Breton</text:p>
      <text:p text:style-name="Standard">Archidiacono de Josayo</text:p>
      <text:p text:style-name="Standard">Sohier</text:p>
      <text:p text:style-name="Standard">Gaillon</text:p>
      <text:p text:style-name="Standard">de Cameraco</text:p>
      <text:p text:style-name="Standard">Cotin</text:p>
      <text:p text:style-name="Standard">Barre</text:p>
      <text:p text:style-name="Standard">Du Drac</text:p>
      <text:p text:style-name="Standard">Haultny</text:p>
      <text:p text:style-name="Standard">Jerson</text:p>
      <text:p text:style-name="Standard">Paillard } excusatis</text:p>
      <text:p text:style-name="Standard">Victri</text:p>
      <text:p text:style-name="Standard">Fourbeur</text:p>
      <text:p text:style-name="Standard">De Brolio</text:p>
      <text:p text:style-name="Standard">Aguenin</text:p>
      <text:p text:style-name="Standard">Fraxinis</text:p>
      <text:p text:style-name="Standard">Monneti</text:p>
      <text:p text:style-name="Standard">N. Bretin a adjourné messeigneurs a de demain en viii. jours Contre</text:p>
      <text:p text:style-name="Standard">Adjournemens</text:p>
      <text:p text:style-name="Standard">Gilet Symon maçon a respondre</text:p>
      <text:p text:style-name="Standard">Item yceulx contre les Chevecier et Chanoine de Saint Estienne</text:p>
      <text:p text:style-name="Standard"><text:soft-page-break/>des gréz a ce jour pour oïr une sommacion et requeste</text:p>
      <text:p text:style-name="Standard">F. Bataille</text:p>
      <text:p text:style-name="Standard">Super requesta Floreni Bataille petentis moderacionem de viii £. quas</text:p>
      <text:p text:style-name="Standard">debet ecclesie / expectetur officiarius videlicet m. V. De Croces</text:p>
      <text:p text:style-name="Standard">Le Galoys</text:p>
      <text:p text:style-name="Standard">Fraxinis } deputantur ad audiendum Le Galoys D'Annoy qui vult</text:p>
      <text:p text:style-name="Standard">D'Annoy .</text:p>
      <text:p text:style-name="Standard">de Cameraco } redimere certum redditus spectantes matriculariis $lai$ clericis</text:p>
      <text:p text:style-name="Standard">De Maria La Meresse actore contra m. Jo. de Vayli canonicus Par. citatum actor petit</text:p>
      <text:p text:style-name="Standard">viii £. pro liberacione $hes$ hersiarum sive candelarum debitarum in vigillia</text:p>
      <text:p text:style-name="Standard">De Maria La Meresse</text:p>
      <text:p text:style-name="Standard">et magistro Jo. de Vaily</text:p>
      <text:p text:style-name="Standard">Assumpcionis Marie de quibus ipse respondit eidem actori ut dixit ipsa actori ad mercurii</text:p>
      <text:p text:style-name="Standard">proxime Et comparebit idem m. Jo. ad illam diem.</text:p>
      <text:p text:style-name="Standard">Fiat Convocacio ad primam Capitulum videlicet lune proxime pro facto magnorum</text:p>
      <text:p text:style-name="Standard">Convocacio pro</text:p>
      <text:p text:style-name="Standard">vicariorum qui petunt habere suos merellos videlicet Ste Michiel P. le</text:p>
      <text:p text:style-name="Standard">magnis vicariis</text:p>
      <text:p text:style-name="Standard">et magistro Jo. de Vaily</text:p>
      <text:p text:style-name="Standard">Normant Marconnelle et G. Canteleu . Et super facto domini decani</text:p>
      <text:p text:style-name="Standard">Aurelianensis pro domo sua claustrali.</text:p>
      <text:p text:style-name="Standard">Audita relacione m. Martini de Fraxinis et Ambrosii de Cameraco commissorum</text:p>
      <text:p text:style-name="Standard">Dannoy</text:p>
      <text:p text:style-name="Standard">ad loquandum cum Le Galoys D'Annoy qui vult redimere certum redditus quem matricularii</text:p>
      <text:p text:style-name="Standard">clerici percipiunt super furno de Louvres Placet dominis quod ipsi commissarii perficiant</text:p>
      <text:p text:style-name="Standard">opus secundum eorum oppinionem.</text:p>
      <text:p text:style-name="Standard">De domino Petro</text:p>
      <text:p text:style-name="Standard">Dominus P. Famuli commictitur ad deserviendum capellanie sancte Katherine in ecclesia Par. propter litigium</text:p>
      <text:p text:style-name="Standard">Famuli comisso</text:p>
      <text:p text:style-name="Standard">ejusdem inter P. Dupuis alias Cajart et Jo. Parvi clericum m. Ro. Poytevin / et quia</text:p>
      <text:p text:style-name="Standard">ad deserviendum capellam</text:p>
      <text:p text:style-name="Standard">non sunt presbyteri</text:p>
      <text:p text:style-name="Standard">Causa</text:p>
      <text:p text:style-name="Standard">De magistro P. Bouchier actore contra m. P. d'Orgemont reum ad viii° instruendum advocatum rei decretu</text:p>
      <text:p text:style-name="Standard"><text:soft-page-break/>sibi compm libelli hodie traditi cum partibus que quidem dies erat constituta a die lune precedente</text:p>
      <text:p text:style-name="Standard">presentibus dominis Jo. sas et Victri commisi ad hoc</text:p>
      <text:p text:style-name="Standard">cccc liii°</text:p>
      <text:p text:style-name="Standard">331.</text:p>
      <text:p text:style-name="Standard">D'Annoy</text:p>
      <text:p text:style-name="Standard">=FRAN_0393_05542_L.jpg=</text:p>
      <text:p text:style-name="Standard">332.</text:p>
      <text:p text:style-name="Standard">Lune post misericordias domini xvi aprilis capitulantibus dominis.</text:p>
      <text:p text:style-name="Standard">Archidiacono de Josayo</text:p>
      <text:p text:style-name="Standard">De Croces</text:p>
      <text:p text:style-name="Standard">De Cameraco</text:p>
      <text:p text:style-name="Standard">Succentore</text:p>
      <text:p text:style-name="Standard">Victri</text:p>
      <text:p text:style-name="Standard">Cancellario</text:p>
      <text:p text:style-name="Standard">Paillard</text:p>
      <text:p text:style-name="Standard">Jerson</text:p>
      <text:p text:style-name="Standard">Penitenciario</text:p>
      <text:p text:style-name="Standard">Bastardi</text:p>
      <text:p text:style-name="Standard">Farbeur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Monneti</text:p>
      <text:p text:style-name="Standard">Breton</text:p>
      <text:p text:style-name="Standard">Parenti</text:p>
      <text:p text:style-name="Standard">Pion</text:p>
      <text:p text:style-name="Standard">Gaillon</text:p>
      <text:p text:style-name="Standard">De Brolio</text:p>
      <text:p text:style-name="Standard">Barre</text:p>
      <text:p text:style-name="Standard">P Thomas</text:p>
      <text:p text:style-name="Standard">Despars</text:p>
      <text:p text:style-name="Standard">Vayli</text:p>
      <text:p text:style-name="Standard">Haultny</text:p>
      <text:p text:style-name="Standard">Burdelot</text:p>
      <text:p text:style-name="Standard">Aguenin</text:p>
      <text:p text:style-name="Standard"><text:soft-page-break/>Du Drac</text:p>
      <text:p text:style-name="Standard">Boullardi</text:p>
      <text:p text:style-name="Standard">Cotin extra</text:p>
      <text:p text:style-name="Standard">Super requesta magnorum vicariorum petencium habere suos merellos pro qua</text:p>
      <text:p text:style-name="Standard">causa ad hodie fit convocacio nichil actum est</text:p>
      <text:p text:style-name="Standard">Super facto C s. p. quos pueri chori percipiunt super domo m. Jo. Bureau</text:p>
      <text:p text:style-name="Standard">De magistro Jo. Bureni</text:p>
      <text:p text:style-name="Standard">in vico des Arsis que fuit m. Jo. Billard / et quos idem m. Jo.</text:p>
      <text:p text:style-name="Standard">pro pueris chori</text:p>
      <text:p text:style-name="Standard">Bureau vult redimere Posito in deliberacione quid agendum finaliter nichil</text:p>
      <text:p text:style-name="Standard">est conclusum sed differatur usque ad merrcurii proxime</text:p>
      <text:p text:style-name="Standard">Hodie hora vesperarum congregatis supra cuvam dominis Archidiacono de</text:p>
      <text:p text:style-name="Standard">Josayo Succentore Cancellario Chacy Breton . Gaillon Haultny</text:p>
      <text:p text:style-name="Standard">Du Drac De Croces Mondidier et nonnullis aliis dominis canonicis</text:p>
      <text:p text:style-name="Standard">De preposito et</text:p>
      <text:p text:style-name="Standard">procuratore apud Achieres</text:p>
      <text:p text:style-name="Standard">fuerunt constituti et ordinati videlicet Jo. Mere prepositus apud Achieres diocesis</text:p>
      <text:p text:style-name="Standard">Aurelianensis cum potestate instituendi servientem ibidem Et prestitit juramentum</text:p>
      <text:p text:style-name="Standard">necnon Guillotus Bourreau procurator ibidem et ad requirendum et prosequandum</text:p>
      <text:p text:style-name="Standard">jura redditus etc ecclesie sine recipiendo aliquid et ad requirendum homines etc</text:p>
      <text:p text:style-name="Standard">in forma / Et super hoc habuerunt licteras capituli in forma</text:p>
      <text:p text:style-name="Standard">De magnis</text:p>
      <text:p text:style-name="Standard">vicariis.</text:p>
      <text:p text:style-name="Standard">=FRAN_0393_05543_L.jpg=</text:p>
      <text:p text:style-name="Standard">Mercurii post misericordias domini xviiia aprilis capitulantibus dominis</text:p>
      <text:p text:style-name="Standard">Archidiacono de Josayo</text:p>
      <text:p text:style-name="Standard">Succentore</text:p>
      <text:p text:style-name="Standard">Mondidier</text:p>
      <text:p text:style-name="Standard">Vayli</text:p>
      <text:p text:style-name="Standard">Cancellario</text:p>
      <text:p text:style-name="Standard">Victri</text:p>
      <text:p text:style-name="Standard">De Cameraco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<text:soft-page-break/>Jerson</text:p>
      <text:p text:style-name="Standard">Chacy</text:p>
      <text:p text:style-name="Standard">Bastardi</text:p>
      <text:p text:style-name="Standard">Fraxinis</text:p>
      <text:p text:style-name="Standard">Monnet</text:p>
      <text:p text:style-name="Standard">Breton</text:p>
      <text:p text:style-name="Standard">Parenti</text:p>
      <text:p text:style-name="Standard">Gaillon</text:p>
      <text:p text:style-name="Standard">De Brolio</text:p>
      <text:p text:style-name="Standard">Pion</text:p>
      <text:p text:style-name="Standard">Barre</text:p>
      <text:p text:style-name="Standard">P Thomas</text:p>
      <text:p text:style-name="Standard">Despars</text:p>
      <text:p text:style-name="Standard">Haultny</text:p>
      <text:p text:style-name="Standard">Burdelot.</text:p>
      <text:p text:style-name="Standard">Poytevin</text:p>
      <text:p text:style-name="Standard">Du Drac</text:p>
      <text:p text:style-name="Standard">Boullard</text:p>
      <text:p text:style-name="Standard">Fourbeur infirmo</text:p>
      <text:p text:style-name="Standard">De Croces</text:p>
      <text:p text:style-name="Standard">Sohier</text:p>
      <text:p text:style-name="Standard">Cotin extra</text:p>
      <text:p text:style-name="Standard">Super requesta domini Germani Watree et Jo. Goizot petencium quod certe</text:p>
      <text:p text:style-name="Standard">peccunie existentes in manu domini P. Belledent procuratoris canonicorum</text:p>
      <text:p text:style-name="Standard">Sancti Dionisii de Passu spectantes ut dicitur magistro Jo. Vaillant eciam canonico</text:p>
      <text:p text:style-name="Standard">De canonicis Sancti Dyonisii</text:p>
      <text:p text:style-name="Standard">de Passu</text:p>
      <text:p text:style-name="Standard">dicti Sancti Dionisii $sib$ tradantur eis et expediantur super hoc que</text:p>
      <text:p text:style-name="Standard">sibi debentur pro servicio facto per ipsos pro dicto Vaillant . Ordinatum est</text:p>
      <text:p text:style-name="Standard">quod dicte peccunie tradantur et ponantur in manu notarii capituli Par.</text:p>
      <text:p text:style-name="Standard">pro de ipsis peccunis ordinanis et exponentis per capitulum . quod nichil factum est</text:p>
      <text:p text:style-name="Standard">De domino decano</text:p>
      <text:p text:style-name="Standard">Dicatur domino decano Aurelianensi quod ipse veniat ad primum capitulum</text:p>
      <text:p text:style-name="Standard">Aurelianensis</text:p>
      <text:p text:style-name="Standard">et audiatur super facto domus sue claustralis et Marie La Meresse</text:p>
      <text:p text:style-name="Standard">OOO -</text:p>
      <text:p text:style-name="Standard"><text:soft-page-break/>Preceptum est in capitulo magstro Ste. Pion canonico et Camerario clerico</text:p>
      <text:p text:style-name="Standard">de dominus qui debent quod compellat dominos canonicos qui tenentur solvere pensionum domorum</text:p>
      <text:p text:style-name="Standard">lere pensionem et suorum claustralium videlicet illos qui tenent portaux etc / ut puta</text:p>
      <text:p text:style-name="Standard">de domo que fuit Confranc Mellot et alios etc. tales</text:p>
      <text:p text:style-name="Standard">Barre</text:p>
      <text:p text:style-name="Standard">si pro</text:p>
      <text:p text:style-name="Standard">Domini {</text:p>
      <text:p text:style-name="Standard">} cum magistro Ste. Pion camerico clerico commictuntur ad loquendum cum quibusdam</text:p>
      <text:p text:style-name="Standard">molendinis</text:p>
      <text:p text:style-name="Standard">De Croces boulengariis hic comparentiaibus qui offerunt capere a Capitulo aliqua</text:p>
      <text:p text:style-name="Standard">molendina</text:p>
      <text:p text:style-name="Standard">Conclusum est quod fiat una minuta et scribatur domino de Sancto pro obtinando</text:p>
      <text:p text:style-name="Standard">de bulla obtinenda</text:p>
      <text:p text:style-name="Standard">unam bullam a domino nostro papa pro compellendo illos de Sancto Aniano de Sancto Dyonisio</text:p>
      <text:p text:style-name="Standard">contra beneficiatos</text:p>
      <text:p text:style-name="Standard">de Passu et de Sancto Jo. ad faciendum residencium etc. alioquin privantur monasterii premissa</text:p>
      <text:p text:style-name="Standard">et de faciendo hujusmodi minutam oneratus est magister Ro. Cibolle cancellarius</text:p>
      <text:p text:style-name="Standard">De compotis m. V.</text:p>
      <text:p text:style-name="Standard">Domini volunt audire compota m. V. De Croces de officio vini et $h$ matutinarum</text:p>
      <text:p text:style-name="Standard">De Croces</text:p>
      <text:p text:style-name="Standard">quem offert reddere m. V. De Croces ut provideatur divino officio seu servicio.</text:p>
      <text:p text:style-name="Standard">Jovis sequente congregatis in capitulo propter hoc dominis Josas Succentore penitenciario ordinarie</text:p>
      <text:p text:style-name="Standard">Bureau</text:p>
      <text:p text:style-name="Standard">Chacy Breton Haultny Du Drac De Croces Victri Paillard Aguenin Mondidier</text:p>
      <text:p text:style-name="Standard">Vayli Fraxinis Poytevin canonicis Par. Auditisque racionibus per m. Jo. Bureau allegatis</text:p>
      <text:p text:style-name="Standard">et ipsis consideratis et quia non videbatur aliter fieri fuit conclusum quod ipse redimeret</text:p>
      <text:p text:style-name="Standard">ut petebat C s. p. redditus quos pueri percipiebunt super domo sua in vico des Arsis pro C f.</text:p>
      <text:p text:style-name="Standard">quos offert si non posset plus haberi pro rediendo alium redditus debitum super domo des Ras</text:p>
      <text:p text:style-name="Standard">Et ad dandum eidem responsum super hoc et conclusionem comissus est Paillard camerarius</text:p>
      <text:p text:style-name="Standard">cccc liii</text:p>
      <text:p text:style-name="Standard">333.</text:p>
      <text:p text:style-name="Standard">=FRAN_0393_05544_L.jpg=</text:p>
      <text:p text:style-name="Standard">334.</text:p>
      <text:p text:style-name="Standard">Veneris xxa aprilis capitulantibus dominis</text:p>
      <text:p text:style-name="Standard">Archidiacono de Josayo</text:p>
      <text:p text:style-name="Standard">Succentore</text:p>
      <text:p text:style-name="Standard"><text:soft-page-break/>Victri</text:p>
      <text:p text:style-name="Standard">Cancellario</text:p>
      <text:p text:style-name="Standard">Aguenin</text:p>
      <text:p text:style-name="Standard">Penitenciario</text:p>
      <text:p text:style-name="Standard">Mondidier</text:p>
      <text:p text:style-name="Standard">Ordeimonte</text:p>
      <text:p text:style-name="Standard">Paillard</text:p>
      <text:p text:style-name="Standard">Parenti</text:p>
      <text:p text:style-name="Standard">Chacy</text:p>
      <text:p text:style-name="Standard">Breton</text:p>
      <text:p text:style-name="Standard">De Brolio</text:p>
      <text:p text:style-name="Standard">Gaillon</text:p>
      <text:p text:style-name="Standard">P Thomas</text:p>
      <text:p text:style-name="Standard">Barre</text:p>
      <text:p text:style-name="Standard">Jerson</text:p>
      <text:p text:style-name="Standard">Haultny</text:p>
      <text:p text:style-name="Standard">Monneti</text:p>
      <text:p text:style-name="Standard">Du Drac</text:p>
      <text:p text:style-name="Standard">Bastardi</text:p>
      <text:p text:style-name="Standard">De Croces</text:p>
      <text:p text:style-name="Standard">Pion</text:p>
      <text:p text:style-name="Standard">Fiant processiones generales die dominica proxima ad conventum</text:p>
      <text:p text:style-name="Standard">processiones</text:p>
      <text:p text:style-name="Standard">predicatorum ad exorandum Deum pro conservacione pestilencium et guerrarum</text:p>
      <text:p text:style-name="Standard">Dicatur magistro Johanni Paillard camerario clerico quod satisfaciat Egidio</text:p>
      <text:p text:style-name="Standard">De Egidio</text:p>
      <text:p text:style-name="Standard">Symon lathomo de summa sibi debita de resta reparacionum</text:p>
      <text:p text:style-name="Standard">Symon</text:p>
      <text:p text:style-name="Standard">domus Azini rigati alias solvatur de locagiis dicte domus</text:p>
      <text:p text:style-name="Standard">De filio G.</text:p>
      <text:p text:style-name="Standard">Placet dominis bona filii Guillelmi Friture majoris de Liricantu</text:p>
      <text:p text:style-name="Standard">Friture</text:p>
      <text:p text:style-name="Standard">sibi restituantur visa ejus lictera tonsure hic exhibita</text:p>
      <text:p text:style-name="Standard">Super debato moto inter m. R. Haultny / et prebendatos apud</text:p>
      <text:p text:style-name="Standard">De Haultny et</text:p>
      <text:p text:style-name="Standard">Liricantum. ordinatum est quod peccunie recipiantur per manum</text:p>
      <text:p text:style-name="Standard"><text:soft-page-break/>prebendatis Liricantus</text:p>
      <text:p text:style-name="Standard">unius tercii et hoc de consensu dicti Haultny / et ob hoc</text:p>
      <text:p text:style-name="Standard">inhibitum est Cuilibet parcium quod nichil recipiant.</text:p>
      <text:p text:style-name="Standard">De magistro B. Bouchier actore contra m. P. d'Orgemont reum reconvenientem</text:p>
      <text:p text:style-name="Standard">respondere instrucione advocatum rei publicis ad viii° procedendum prout de</text:p>
      <text:p text:style-name="Standard">jure super traditis inscriptis hodie per dictum reum principalem cum partibus</text:p>
      <text:p text:style-name="Standard">decreta copiam actis de exhibitis reo munito Lestournel</text:p>
      <text:p text:style-name="Standard">Super requesta Florencii Bataille filii et heredis Roberti Bataille</text:p>
      <text:p text:style-name="Standard">requirentis sibi moderacionem ad vitam de viii°£. par. pro iiii fr. quas debet</text:p>
      <text:p text:style-name="Standard">reddere ad causam manerii de Manchecourt Placet dominis moderacionem</text:p>
      <text:p text:style-name="Standard">advitam suam dumtaxat pro iiii l. pa. per annum et pro quolibet anno</text:p>
      <text:p text:style-name="Standard">proviso quod tenebitur ponere in reparacionibus ibidem neccessariis usque ad C. fr.</text:p>
      <text:p text:style-name="Standard">infra duos vel tres annos unacum arreragiis debitis secundum</text:p>
      <text:p text:style-name="Standard">quod ordinabunt cum ipso domini Succentor Victri et De Croces ad hoc commissi</text:p>
      <text:p text:style-name="Standard">alias gracia nulla</text:p>
      <text:p text:style-name="Standard">Causa</text:p>
      <text:p text:style-name="Standard">Sohier</text:p>
      <text:p text:style-name="Standard">Fraxinis</text:p>
      <text:p text:style-name="Standard">De Cameraco</text:p>
      <text:p text:style-name="Standard">Boullard</text:p>
      <text:p text:style-name="Standard">Poytevin</text:p>
      <text:p text:style-name="Standard">Despars</text:p>
      <text:p text:style-name="Standard">Cotin extra</text:p>
      <text:p text:style-name="Standard">Fourbeur infirmo</text:p>
      <text:p text:style-name="Standard">Florencius</text:p>
      <text:p text:style-name="Standard">Bataille</text:p>
      <text:p text:style-name="Standard">=FRAN_0393_05545_L.jpg=</text:p>
      <text:p text:style-name="Standard">Lune xxiiia aprilis capitulantibus dominis.</text:p>
      <text:p text:style-name="Standard">Succentore</text:p>
      <text:p text:style-name="Standard">Paillard</text:p>
      <text:p text:style-name="Standard">P Thomas</text:p>
      <text:p text:style-name="Standard">Penitenciario</text:p>
      <text:p text:style-name="Standard">Boullardi</text:p>
      <text:p text:style-name="Standard">Ordeimonte</text:p>
      <text:p text:style-name="Standard">Aguenin</text:p>
      <text:p text:style-name="Standard">Chacy</text:p>
      <text:p text:style-name="Standard"><text:soft-page-break/>Parenti</text:p>
      <text:p text:style-name="Standard">Fraxinis</text:p>
      <text:p text:style-name="Standard">Breton</text:p>
      <text:p text:style-name="Standard">De Brolio</text:p>
      <text:p text:style-name="Standard">Despars</text:p>
      <text:p text:style-name="Standard">Gaillon</text:p>
      <text:p text:style-name="Standard">Mondidier</text:p>
      <text:p text:style-name="Standard">De Cameraco</text:p>
      <text:p text:style-name="Standard">Haultny</text:p>
      <text:p text:style-name="Standard">Jerson</text:p>
      <text:p text:style-name="Standard">Josas presente</text:p>
      <text:p text:style-name="Standard">Du Drac</text:p>
      <text:p text:style-name="Standard">Monneti</text:p>
      <text:p text:style-name="Standard">Cotin</text:p>
      <text:p text:style-name="Standard">De Croces</text:p>
      <text:p text:style-name="Standard">Vayli</text:p>
      <text:p text:style-name="Standard">Fourbeur } excusatis</text:p>
      <text:p text:style-name="Standard">Victri</text:p>
      <text:p text:style-name="Standard">Bastardi</text:p>
      <text:p text:style-name="Standard">Barre in missa</text:p>
      <text:p text:style-name="Standard">Poytevin</text:p>
      <text:p text:style-name="Standard">Sohier infirmo</text:p>
      <text:p text:style-name="Standard">Pion extra</text:p>
      <text:p text:style-name="Standard">De Domo Dei et magistro</text:p>
      <text:p text:style-name="Standard">Suspendatur monicio contra illos de Domo Dei pro facto m. P. Chauveau usque ad</text:p>
      <text:p text:style-name="Standard">P. Chauveau</text:p>
      <text:p text:style-name="Standard">penthecostes proxime et audiatur idem Chauveau capellanus coram dominis Josas</text:p>
      <text:p text:style-name="Standard">et Fraxinis ad hoc commissis</text:p>
      <text:p text:style-name="Standard">Evocetur in requestis causa Domus Dei Par. contra Hermentem Nit d'Aloe</text:p>
      <text:p text:style-name="Standard">inchoata.</text:p>
      <text:p text:style-name="Standard">Habeat duos francos prout in anno preterito super officio anniversariorum</text:p>
      <text:p text:style-name="Standard">loco de iiii l. quas petit dominus Jo. Pierre ad causam sue capellanie Sancti Nicasii</text:p>
      <text:p text:style-name="Standard">De nemoribus</text:p>
      <text:p text:style-name="Standard">vendantur nemora existencia apud Belvacum de quibus hic locutus est</text:p>
      <text:p text:style-name="Standard">apud Belvacum</text:p>
      <text:p text:style-name="Standard">Magister V. De Croces ipsis prius proclamatis</text:p>
      <text:p text:style-name="Standard"><text:soft-page-break/>Fiat et tradatur magistro V. de Croces officiario etc procuracionem quam</text:p>
      <text:p text:style-name="Standard">De Matheo Brement petit $quod$ qualiter domini constituerunt procuratorem suum Matheum Brevent ad</text:p>
      <text:p text:style-name="Standard">constituto procuratore capituli</text:p>
      <text:p text:style-name="Standard">recipiendum jura terre de Harecourt alias Chavenieres / et de receptis quictandis</text:p>
      <text:p text:style-name="Standard">requirendis homines etc. / ad beneplacitum capituli / et fiat de die xii januarii cccc li.</text:p>
      <text:p text:style-name="Standard">Hodie in capitulo Par. Coram Jo. Mautanet et Jo. du Conseil notariis</text:p>
      <text:p text:style-name="Standard">De magistro Jo. Bureau in Castalleto Par. passaverunt tractatum nuper concordatum inter ipsos</text:p>
      <text:p text:style-name="Standard">pro redempcione C s.p. et m. Jo. Bureau pro redempcione C. s. redditus spectantis pueris chori</text:p>
      <text:p text:style-name="Standard">medietatis C. £. t. hic exhibitis</text:p>
      <text:p text:style-name="Standard">cccc liii.</text:p>
      <text:p text:style-name="Standard">Herment</text:p>
      <text:p text:style-name="Standard">Jo. Pierre</text:p>
      <text:p text:style-name="Standard">335.</text:p>
      <text:p text:style-name="Standard">Festum</text:p>
      <text:p text:style-name="Standard">Mercurii xxv. aprilis fuit festum Sancti Marci Euvangeliste</text:p>
      <text:p text:style-name="Standard">=FRAN_0393_05546_L.jpg=</text:p>
      <text:p text:style-name="Standard">336.</text:p>
      <text:p text:style-name="Standard">Veneris xxvii aprilis capitulantibus dominis</text:p>
      <text:p text:style-name="Standard">Archidiacono de Josayo</text:p>
      <text:p text:style-name="Standard">De Croces</text:p>
      <text:p text:style-name="Standard">Poytevin</text:p>
      <text:p text:style-name="Standard">Succentore</text:p>
      <text:p text:style-name="Standard">Victri</text:p>
      <text:p text:style-name="Standard">P Thomas</text:p>
      <text:p text:style-name="Standard">Cancellario</text:p>
      <text:p text:style-name="Standard">Aguenin</text:p>
      <text:p text:style-name="Standard">Boullard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Bastardi</text:p>
      <text:p text:style-name="Standard">De Cameraco</text:p>
      <text:p text:style-name="Standard">Breton</text:p>
      <text:p text:style-name="Standard">Montdidier</text:p>
      <text:p text:style-name="Standard"><text:soft-page-break/>Parenti</text:p>
      <text:p text:style-name="Standard">Gaillon</text:p>
      <text:p text:style-name="Standard">Vayli</text:p>
      <text:p text:style-name="Standard">Monneti</text:p>
      <text:p text:style-name="Standard">Barre</text:p>
      <text:p text:style-name="Standard">De Brolio</text:p>
      <text:p text:style-name="Standard">Cotin</text:p>
      <text:p text:style-name="Standard">Haultny</text:p>
      <text:p text:style-name="Standard">Jerson</text:p>
      <text:p text:style-name="Standard">Pion</text:p>
      <text:p text:style-name="Standard">} extra</text:p>
      <text:p text:style-name="Standard">Fourbeur</text:p>
      <text:p text:style-name="Standard">De promotore videlicet Morain actore contra dominum Symonem</text:p>
      <text:p text:style-name="Standard">Sohier infirmis</text:p>
      <text:p text:style-name="Standard">Despars excusato</text:p>
      <text:p text:style-name="Standard">Peletin presbyterum capellanum in ecclesia Par. reum . ad viii° probandum</text:p>
      <text:p text:style-name="Standard">ex parte actoris suam intencionem cum partibus actore proponente quod</text:p>
      <text:p text:style-name="Standard">ipse reus tenet in domo suas aliquas personas scilicet</text:p>
      <text:p text:style-name="Standard">homines et mulieres mali regiminis</text:p>
      <text:p text:style-name="Standard">Super requesta magnorum vicariorum ecclesie Par. petentis habere aliam</text:p>
      <text:p text:style-name="Standard">De magnis</text:p>
      <text:p text:style-name="Standard">vicariis</text:p>
      <text:p text:style-name="Standard">provisionem quam habent aut suos merellos nichil actum est sed ordinatum</text:p>
      <text:p text:style-name="Standard">est quod videbuntur $cum$ compota que offert reddere magister V. De Croces de officio</text:p>
      <text:p text:style-name="Standard">matutinarum et vini</text:p>
      <text:p text:style-name="Standard">Super requesta m. Andree Le Roy petentis habere et sibi restui suas</text:p>
      <text:p text:style-name="Standard">De magistro Andrea</text:p>
      <text:p text:style-name="Standard">licteras sive titulos de domo m. P. de Thuri / ordinatum est quod lictere hic</text:p>
      <text:p text:style-name="Standard">Le Roy.</text:p>
      <text:p text:style-name="Standard">exhibite videantur et duplicentur expensis ipsius m. Andree et tradit</text:p>
      <text:p text:style-name="Standard">copia eidem.</text:p>
      <text:p text:style-name="Standard">De magistro Burello Bouchier actori principali et reconvenienti contra m. P. de</text:p>
      <text:p text:style-name="Standard">Ordeimonte canonico Par. reum principalem et reconvenientem respondere procedere prout de</text:p>
      <text:p text:style-name="Standard">jure super traditis alias per dictum d'Orgemont ad viii° procedendum prout</text:p>
      <text:p text:style-name="Standard">de jure super traditis hodie per dictum Bouchier cum partibus dicto d'Orgemont</text:p>
      <text:p text:style-name="Standard">magistro $consoli$ consilio m. Jo. Lestournel</text:p>
      <text:p text:style-name="Standard"><text:soft-page-break/>Audita relacione m. V. De Croces Placet dominis quod domus de Aubergenville</text:p>
      <text:p text:style-name="Standard">de qua hic locutus est idem De Croces tradatur cuidem</text:p>
      <text:p text:style-name="Standard">eam petenti ad ix annos solvendis unum modum miscolii pro quolibet anno</text:p>
      <text:p text:style-name="Standard">et mutuantur sibi xx £. restituentes infra iiiior annos et dando obligicionum etc</text:p>
      <text:p text:style-name="Standard">Compareant ad primum capitulum religiosi Domus Dei respondere super requesta</text:p>
      <text:p text:style-name="Standard">m. P. Chauveau ad causam sue capellanie in ecclesia Par.</text:p>
      <text:p text:style-name="Standard">Causa</text:p>
      <text:p text:style-name="Standard">Bouchier</text:p>
      <text:p text:style-name="Standard">Orgemont</text:p>
      <text:p text:style-name="Standard">De domo de</text:p>
      <text:p text:style-name="Standard">Aubergenville</text:p>
      <text:p text:style-name="Standard">De religiosis Domus Dei</text:p>
      <text:p text:style-name="Standard">m. P. Chauveau</text:p>
      <text:p text:style-name="Standard">=FRAN_0393_05547_L.jpg=</text:p>
      <text:p text:style-name="Standard">Lune in festo Sancti Eutropii ultima aprilis capitulantibus dominis</text:p>
      <text:p text:style-name="Standard">Archidiacono de Josayo</text:p>
      <text:p text:style-name="Standard">Victri</text:p>
      <text:p text:style-name="Standard">Succentore</text:p>
      <text:p text:style-name="Standard">Aguenin</text:p>
      <text:p text:style-name="Standard">Fraxinis</text:p>
      <text:p text:style-name="Standard">Cancellario</text:p>
      <text:p text:style-name="Standard">Paillardi</text:p>
      <text:p text:style-name="Standard">Parenti</text:p>
      <text:p text:style-name="Standard">Penitenciario</text:p>
      <text:p text:style-name="Standard">Bastardi</text:p>
      <text:p text:style-name="Standard">Monneti</text:p>
      <text:p text:style-name="Standard">Ordeimonte</text:p>
      <text:p text:style-name="Standard">Mondidier</text:p>
      <text:p text:style-name="Standard">Cotin } extra</text:p>
      <text:p text:style-name="Standard">Chacy</text:p>
      <text:p text:style-name="Standard">Vayli</text:p>
      <text:p text:style-name="Standard">Pion</text:p>
      <text:p text:style-name="Standard">Breton</text:p>
      <text:p text:style-name="Standard">De Brolio</text:p>
      <text:p text:style-name="Standard">Gaillon</text:p>
      <text:p text:style-name="Standard">Sohier infirmo</text:p>
      <text:p text:style-name="Standard"><text:soft-page-break/>Barre</text:p>
      <text:p text:style-name="Standard">Jerson</text:p>
      <text:p text:style-name="Standard">Haultny</text:p>
      <text:p text:style-name="Standard">Fourbeur</text:p>
      <text:p text:style-name="Standard">Despars excusato</text:p>
      <text:p text:style-name="Standard">Du Drac</text:p>
      <text:p text:style-name="Standard">Poytevin</text:p>
      <text:p text:style-name="Standard">De Croces</text:p>
      <text:p text:style-name="Standard">PThomas</text:p>
      <text:p text:style-name="Standard">Boullardi</text:p>
      <text:p text:style-name="Standard">Causa mota seu moneri sperata in capitulo Par. inter magistrum P. Chauveau</text:p>
      <text:p text:style-name="Standard">De magistro P. Chauveau actore ad causam sue capellanie in ecclesia Par. / et religiosos Domus Dei Par. deffensores</text:p>
      <text:p text:style-name="Standard">et religiosis Domus Dei remictitur per capitulum in statu in quo est coram dominis provisoribus dicte Domus</text:p>
      <text:p text:style-name="Standard">Super eo quod ipse actor petebebat eisdem religiosis exhibicionem suorum compotorum</text:p>
      <text:p text:style-name="Standard">pro sua causa facienda.</text:p>
      <text:p text:style-name="Standard">Ad requestam m. G. Greslier / et de precepto facto capitulo per m. Amedeum</text:p>
      <text:p text:style-name="Standard">De magistro G.</text:p>
      <text:p text:style-name="Standard">Gombault vigore licterarum compulsoriarum domini ordinatum fieri et tradi</text:p>
      <text:p text:style-name="Standard">Greslier</text:p>
      <text:p text:style-name="Standard">eidem magistro G. copiam seu extracta nonnullorum registrorum faciendum in sua causa</text:p>
      <text:p text:style-name="Standard">contra m. Rogerum de Gaillon racione juris prebende Par.</text:p>
      <text:p text:style-name="Standard">Super debato moto inter Mariam la Meresse actoris / et m. Jo. de Vayli</text:p>
      <text:p text:style-name="Standard">De la Meresse</text:p>
      <text:p text:style-name="Standard">deffenssorem videlicet super hoc quod ipsa petit solvi ab eodem magistro Jo. de duabus</text:p>
      <text:p text:style-name="Standard">et de Vayli</text:p>
      <text:p text:style-name="Standard">hersiis etc. pro duobus annis preteritis . Auditis partibus hincinde / et non</text:p>
      <text:p text:style-name="Standard">obstantibus allegatis per dictum m. Jo. Conclusum est quod ipse magister Jo. condempnabitur</text:p>
      <text:p text:style-name="Standard">prout $ipsum$ domini ipsum condempnaverunt ad hoc in absencia sua Et decreverunt</text:p>
      <text:p text:style-name="Standard">monicio fieri / Et est assignatum dies partibus ad mercurii proxime ad audiendum sentenciam etc.</text:p>
      <text:p text:style-name="Standard">De religiosis</text:p>
      <text:p text:style-name="Standard">Placet dominis quod religiosi Domus Dei Par. possint tradere cuidem Gilberto</text:p>
      <text:p text:style-name="Standard">Domus Dei.</text:p>
      <text:p text:style-name="Standard">quandam plateam in vico furni pro iiii s. redditus</text:p>
      <text:p text:style-name="Standard">De magnis vicarii magni vicarii pecierunt venire ad naturam suorum beneficiorum</text:p>
      <text:p text:style-name="Standard"><text:soft-page-break/>Belledent Dominus P. Belledent peciit provisione sicut alii.</text:p>
      <text:p text:style-name="Standard">cccc liii.</text:p>
      <text:p text:style-name="Standard">337.</text:p>
      <text:p text:style-name="Standard">=FRAN_0393_05548_L.jpg=</text:p>
      <text:p text:style-name="Standard">338.</text:p>
      <text:p text:style-name="Standard">Mercurii secunda maii capitulantibus dominis</text:p>
      <text:p text:style-name="Standard">Archidiacono de Josayo</text:p>
      <text:p text:style-name="Standard">Victri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enitenciario</text:p>
      <text:p text:style-name="Standard">Ordeimonte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Vayli</text:p>
      <text:p text:style-name="Standard">Gaillon</text:p>
      <text:p text:style-name="Standard">De Brolio</text:p>
      <text:p text:style-name="Standard">Barre</text:p>
      <text:p text:style-name="Standard">Jerson</text:p>
      <text:p text:style-name="Standard">Haultny</text:p>
      <text:p text:style-name="Standard">Poytevin</text:p>
      <text:p text:style-name="Standard">De Croces</text:p>
      <text:p text:style-name="Standard">P Thomas</text:p>
      <text:p text:style-name="Standard">adjournement</text:p>
      <text:p text:style-name="Standard">Jehan le Fevre a adjourné messeigneurs a demain contre les doyen et Chapitre</text:p>
      <text:p text:style-name="Standard">de Saint Germain L'Auxerroys a respondre sur ung deffault</text:p>
      <text:p text:style-name="Standard">Super requesta domini Petri Belledent canonici Sancti Dionisii de</text:p>
      <text:p text:style-name="Standard">Passu in ecclesia Par. ordinatum est quod fiat convocacio ad primum capitulum</text:p>
      <text:p text:style-name="Standard">Victri</text:p>
      <text:p text:style-name="Standard">Ordeimonte commictuntur ad inquirendum et se informandum $ad$ ac refferendum de</text:p>
      <text:p text:style-name="Standard">De Croces valore $intommodo$ et de commodo et incommodo cujusdam</text:p>
      <text:p text:style-name="Standard">redditus emendi de quo huc locutus est dominus Cancellarius apud</text:p>
      <text:p text:style-name="Standard"><text:soft-page-break/>Dominus Archidiaconus de Josayo} vocatis opariis juratis ecclesie commictuntur ad</text:p>
      <text:p text:style-name="Standard">De domo du</text:p>
      <text:p text:style-name="Standard">M. Vincencius De Croces } videndum et visitandum domum du Gantelet et refferendum</text:p>
      <text:p text:style-name="Standard">Gantelet</text:p>
      <text:p text:style-name="Standard">de statu ejusdem domus.</text:p>
      <text:p text:style-name="Standard">Baigneux . Super requesta m. R. Barnesse pro facto illorum de Baigneux</text:p>
      <text:p text:style-name="Standard">Belledent</text:p>
      <text:p text:style-name="Standard">Commissi</text:p>
      <text:p text:style-name="Standard">Boullardi</text:p>
      <text:p text:style-name="Standard">Fraxinis</text:p>
      <text:p text:style-name="Standard">Parenti</text:p>
      <text:p text:style-name="Standard">Monnet</text:p>
      <text:p text:style-name="Standard">Cotin extra</text:p>
      <text:p text:style-name="Standard">Fourbeur } infirmis</text:p>
      <text:p text:style-name="Standard">Sohier</text:p>
      <text:p text:style-name="Standard">Pion extra</text:p>
      <text:p text:style-name="Standard">Despars excusato</text:p>
      <text:p text:style-name="Standard">=FRAN_0393_05549_L.jpg=</text:p>
      <text:p text:style-name="Standard">Veneris post Cantate iiiia maii capitulantibus dominis</text:p>
      <text:p text:style-name="Standard">Archidiacono de Josayo</text:p>
      <text:p text:style-name="Standard">Aguenin</text:p>
      <text:p text:style-name="Standard">Poytevin</text:p>
      <text:p text:style-name="Standard">Succentore</text:p>
      <text:p text:style-name="Standard">Paillard</text:p>
      <text:p text:style-name="Standard">Cancellario</text:p>
      <text:p text:style-name="Standard">P. Thomas</text:p>
      <text:p text:style-name="Standard">Penitenciario</text:p>
      <text:p text:style-name="Standard">Parenti</text:p>
      <text:p text:style-name="Standard">Boullardi</text:p>
      <text:p text:style-name="Standard">Ordeimonte</text:p>
      <text:p text:style-name="Standard">De Croces</text:p>
      <text:p text:style-name="Standard">Pion</text:p>
      <text:p text:style-name="Standard">Chacy</text:p>
      <text:p text:style-name="Standard">Victri</text:p>
      <text:p text:style-name="Standard">Mondidier</text:p>
      <text:p text:style-name="Standard">Fraxinis</text:p>
      <text:p text:style-name="Standard"><text:soft-page-break/>Breton</text:p>
      <text:p text:style-name="Standard">Cotin extra</text:p>
      <text:p text:style-name="Standard">Gaillon</text:p>
      <text:p text:style-name="Standard">Vayli</text:p>
      <text:p text:style-name="Standard">Sohier infirmo</text:p>
      <text:p text:style-name="Standard">Barre</text:p>
      <text:p text:style-name="Standard">De Brolio</text:p>
      <text:p text:style-name="Standard">Haultny</text:p>
      <text:p text:style-name="Standard">Jerson</text:p>
      <text:p text:style-name="Standard">Despars excusato</text:p>
      <text:p text:style-name="Standard">Fourbeur</text:p>
      <text:p text:style-name="Standard">Hodie Ste. Regis</text:p>
      <text:p text:style-name="Standard">domini</text:p>
      <text:p text:style-name="Standard">An. Wote</text:p>
      <text:p text:style-name="Standard">Canonici Sancti Dyonisii de Passu in ecclesia Par. majorem</text:p>
      <text:p text:style-name="Standard">procurator</text:p>
      <text:p text:style-name="Standard">Phs. Infantis }</text:p>
      <text:p text:style-name="Standard">et saniorem partem aliorum canonicorum ipsius Sancti Dionisii Par.</text:p>
      <text:p text:style-name="Standard">atur</text:p>
      <text:p text:style-name="Standard">ulu capituli</text:p>
      <text:p text:style-name="Standard">G. Watree</text:p>
      <text:p text:style-name="Standard">Jo. Hurii</text:p>
      <text:p text:style-name="Standard">existencium faciende constituerunt eorum procuratorem dominum Jo. Varleti</text:p>
      <text:p text:style-name="Standard">Jo. Goizot</text:p>
      <text:p text:style-name="Standard">presbyterum eorum concanicum / de consensu tamen Capituli ad recipiendum</text:p>
      <text:p text:style-name="Standard">eorum jura de receptis quictandis Et ordinatum est ad eorum requestam</text:p>
      <text:p text:style-name="Standard">quod cogatur dominus P. Belledent eorum procurator ad reddendum sua compota etc.</text:p>
      <text:p text:style-name="Standard">Super requesta m. Engerranni de Parenti canonici Par. petentis habere</text:p>
      <text:p text:style-name="Standard">consensum capituli pro quadam distribucione manuali quam ipse vult et offert</text:p>
      <text:p text:style-name="Standard">facere omnibus de habitu ecclesie Par. existentibus / qui erunt presentes in processione que</text:p>
      <text:p text:style-name="Standard">de magistro En</text:p>
      <text:p text:style-name="Standard">fiet die jovis proxime in festo Ascencionis domini in quadam stacione facienda coram</text:p>
      <text:p text:style-name="Standard">de Parenti</text:p>
      <text:p text:style-name="Standard">domo sua in vico de Marché Palut coram Sancto Germano Veteri Ordinatum est quod</text:p>
      <text:p text:style-name="Standard">loquetur cum ipso de modo faciendi. et de sua voluntate et intencione</text:p>
      <text:p text:style-name="Standard">nota quod nichil factum fuit de intencione sua</text:p>
      <text:p text:style-name="Standard"><text:soft-page-break/>Foulon</text:p>
      <text:p text:style-name="Standard">Succentor</text:p>
      <text:p text:style-name="Standard">commictuntur ad videndum quandam domum ad portum Sancti Landerici</text:p>
      <text:p text:style-name="Standard">De Croces } infra claustrum existentem quam $ips$ petit habere $et in qua ipse$</text:p>
      <text:p text:style-name="Standard">$foulo$ dominus Johannes Foulon et in qua ipse nunc moratur. Et refferendum</text:p>
      <text:p text:style-name="Standard">Haultny</text:p>
      <text:p text:style-name="Standard">Quia magister R. Haultny canonicus Par. petit habere finem in suis compotis</text:p>
      <text:p text:style-name="Standard">ordinatum est quod magister P. d'Orgemont et Jo. Monneti canonici Par. ad hoc comissi</text:p>
      <text:p text:style-name="Standard">facient suam relacionem et postea $respo$ ordinabitur</text:p>
      <text:p text:style-name="Standard">Placet dominis quod dominus Petrus Belledent canonicus Sancti Dionisii de Passu</text:p>
      <text:p text:style-name="Standard">Belledent in ecclesia Par. super hoc supplicans pluries / sit de provisione aliorum</text:p>
      <text:p text:style-name="Standard">beneficiatorum donec et quousque alias fuerit ordinatum de suis merellis</text:p>
      <text:p text:style-name="Standard">et aliorum suorum sociorum beneficiatorum etc.</text:p>
      <text:p text:style-name="Standard">cccc liii.</text:p>
      <text:p text:style-name="Standard">339.</text:p>
      <text:p text:style-name="Standard">=FRAN_0393_05550_L.jpg=</text:p>
      <text:p text:style-name="Standard">La Meresse</text:p>
      <text:p text:style-name="Standard">Vayli</text:p>
      <text:p text:style-name="Standard">340.</text:p>
      <text:p text:style-name="Standard">Quia Maria La Meresse peciit satisfieri a magistro Jo. de Vayli de certis hersiis</text:p>
      <text:p text:style-name="Standard">per ipsam administratis in ecclesia Par. quas debet domus claustralis dicti m.</text:p>
      <text:p text:style-name="Standard">Johannis de Vayli videlicet de xvi fr. pro duobus annis . Prefatus magister Jo. requisivit</text:p>
      <text:p text:style-name="Standard">quod domini vellent supersedere negocium usque ad viii° Et interim advisabit qualiter</text:p>
      <text:p text:style-name="Standard">ipsa contentabitur sub illa intencione quod pro tempore futuro domini providebunt</text:p>
      <text:p text:style-name="Standard">super facto domorum claustralium et requisivit quod domini velint recipere redditus</text:p>
      <text:p text:style-name="Standard">dicte domus et solvere onera.</text:p>
      <text:p text:style-name="Standard">Causa</text:p>
      <text:p text:style-name="Standard">Oultrebays</text:p>
      <text:p text:style-name="Standard">Differatur causa illorum d'Outrebays qui erant citati contra procuratorem ecclesie Par.</text:p>
      <text:p text:style-name="Standard">auctoritate privilegiorum etc. / videlicet usque ad veneris post ascencionis domini Et sunt</text:p>
      <text:p text:style-name="Standard">isti qui erant Citati Arnulphus Sause Guillelmus d'Auphignecourt</text:p>
      <text:p text:style-name="Standard">P. de Rogemont Jo. Prene Voire alias de Troyes Jo. Fouliet Hugo</text:p>
      <text:p text:style-name="Standard">Fabri Jo. Goulain senior Jo. Musart</text:p>
      <text:p text:style-name="Standard">Succentor</text:p>
      <text:p text:style-name="Standard">loquantur cum illis de villa Par. pro facto Batellorum</text:p>
      <text:p text:style-name="Standard">Commissi pro</text:p>
      <text:p text:style-name="Standard"><text:soft-page-break/>Paillard</text:p>
      <text:p text:style-name="Standard">qui alligantur Contra domos claustri / et ostendent</text:p>
      <text:p text:style-name="Standard">Batellis</text:p>
      <text:p text:style-name="Standard">Fraxinis</text:p>
      <text:p text:style-name="Standard">eis interesse capituli</text:p>
      <text:p text:style-name="Standard">Causa</text:p>
      <text:p text:style-name="Standard">De magistro Burello Bouchier actore principali et reo reconvento contra m. Petrum</text:p>
      <text:p text:style-name="Standard">d'Orgemont reum et recovemente respondere procedere prout de jure super racionibus</text:p>
      <text:p text:style-name="Standard">traditis adjuncarii pot ascenciaus domini ad ponendum semel et unica vice</text:p>
      <text:p text:style-name="Standard">et comparebunt partes cum partibus reo m. Lestournel</text:p>
      <text:p text:style-name="Standard">De eodem d'Orgemont actore reconvemente contra dictum Bouchier reum</text:p>
      <text:p text:style-name="Standard">reconnensis respondere iddeem ad idem et ad eandem cum predictis</text:p>
      <text:p text:style-name="Standard">causa</text:p>
      <text:p text:style-name="Standard">=FRAN_0393_05551_L.jpg=</text:p>
      <text:p text:style-name="Standard">Lune post vocem viia mai capitulantibus dominis</text:p>
      <text:p text:style-name="Standard">Archidiacono de Josayo</text:p>
      <text:p text:style-name="Standard">. Aguenin</text:p>
      <text:p text:style-name="Standard">Succentore</text:p>
      <text:p text:style-name="Standard">Paillard</text:p>
      <text:p text:style-name="Standard">Penitenciario</text:p>
      <text:p text:style-name="Standard">Mondidier</text:p>
      <text:p text:style-name="Standard">Ordeimonte</text:p>
      <text:p text:style-name="Standard">Parenti</text:p>
      <text:p text:style-name="Standard">Chacy</text:p>
      <text:p text:style-name="Standard">Breton</text:p>
      <text:p text:style-name="Standard">Jerson</text:p>
      <text:p text:style-name="Standard">De Brolio</text:p>
      <text:p text:style-name="Standard">Gaillon</text:p>
      <text:p text:style-name="Standard">Poytevin</text:p>
      <text:p text:style-name="Standard">Barre</text:p>
      <text:p text:style-name="Standard">Haultny</text:p>
      <text:p text:style-name="Standard">P Thomas</text:p>
      <text:p text:style-name="Standard">Du Drac</text:p>
      <text:p text:style-name="Standard">Fourbeur</text:p>
      <text:p text:style-name="Standard">Victri</text:p>
      <text:p text:style-name="Standard">Vayli</text:p>
      <text:p text:style-name="Standard"><text:soft-page-break/>Processio ordinaria que debet hodie fieri apud Montemartirum</text:p>
      <text:p text:style-name="Standard">fiet apud Sanctum Eustacium Et deinde apud Sanctum Jacobum de Hospitali</text:p>
      <text:p text:style-name="Standard">Et hoc propter pluviam sine propter impedimentum pluvie</text:p>
      <text:p text:style-name="Standard">Super requesta magnorum vicariorum ecclesie Par. videlicet dominorum Ste.</text:p>
      <text:p text:style-name="Standard">Michiel . P. Normani et Jo. de Marconnelle requirentes habere merellos</text:p>
      <text:p text:style-name="Standard">suorum beneficiorum . Conclusum est habita super hoc deliberacione / et placet</text:p>
      <text:p text:style-name="Standard">dominis quod renunciando provisioni alias eis facte / ipsi et alii sui consocii.</text:p>
      <text:p text:style-name="Standard">qui voluernt renunciare hujusmodi provisioni et habere merellos quod habeant</text:p>
      <text:p text:style-name="Standard">merellos suorum beneficiorum / quam matutinarum quam anniversariorum</text:p>
      <text:p text:style-name="Standard">et solventur et fiet eis satisfaccio prout fiet dominis canonicis pro rata</text:p>
      <text:p text:style-name="Standard">secundum valorem redditus deductis deducendis Compotis officiariorum</text:p>
      <text:p text:style-name="Standard">auditis / Cum protestacione facta per capitulum quod nisi fecerint suum</text:p>
      <text:p text:style-name="Standard">debitum omnibus diebus et horis secundum quod tenentur per statuta</text:p>
      <text:p text:style-name="Standard">ecclesie et secundum fundacionum suorum beneficiorum ac per juramentum</text:p>
      <text:p text:style-name="Standard">super hoc prestitum defalcabuntur eis deffectus commissis Et ista</text:p>
      <text:p text:style-name="Standard">ordinacio dicta est dicto domino Stephano propter hoc in capitulo mandato</text:p>
      <text:p text:style-name="Standard">CCCC l $v$ iii.</text:p>
      <text:p text:style-name="Standard">processio</text:p>
      <text:p text:style-name="Standard">Boullardi</text:p>
      <text:p text:style-name="Standard">Cotin</text:p>
      <text:p text:style-name="Standard">De Croces</text:p>
      <text:p text:style-name="Standard">Pion</text:p>
      <text:p text:style-name="Standard">Monnet</text:p>
      <text:p text:style-name="Standard">Despars excusato</text:p>
      <text:p text:style-name="Standard">De Cameraco infirmo</text:p>
      <text:p text:style-name="Standard">341.</text:p>
      <text:p text:style-name="Standard">De Magnis</text:p>
      <text:p text:style-name="Standard">vicariis</text:p>
      <text:p text:style-name="Standard">}extra</text:p>
      <text:p text:style-name="Standard">=FRAN_0393_05552_L.jpg=</text:p>
      <text:p text:style-name="Standard">342.</text:p>
      <text:p text:style-name="Standard">Mercurii in festo Translacionis Sancti Nicolay ixa Maii capitulantibus dominis</text:p>
      <text:p text:style-name="Standard">Archidiacono de Josayo</text:p>
      <text:p text:style-name="Standard">Paillard</text:p>
      <text:p text:style-name="Standard">Haultny</text:p>
      <text:p text:style-name="Standard">Succentore</text:p>
      <text:p text:style-name="Standard"><text:soft-page-break/>Mondidier</text:p>
      <text:p text:style-name="Standard">Despars } excusatis</text:p>
      <text:p text:style-name="Standard">Parenti</text:p>
      <text:p text:style-name="Standard">Penitenciario</text:p>
      <text:p text:style-name="Standard">De Croces extra</text:p>
      <text:p text:style-name="Standard">Fourbeur</text:p>
      <text:p text:style-name="Standard">Ordeimonte</text:p>
      <text:p text:style-name="Standard">De Cameraco</text:p>
      <text:p text:style-name="Standard">Chacy</text:p>
      <text:p text:style-name="Standard">De Brolio</text:p>
      <text:p text:style-name="Standard">Sohier }</text:p>
      <text:p text:style-name="Standard">Breton</text:p>
      <text:p text:style-name="Standard">Vayli</text:p>
      <text:p text:style-name="Standard">Cotin extra</text:p>
      <text:p text:style-name="Standard">Gaillon</text:p>
      <text:p text:style-name="Standard">P. Thomas</text:p>
      <text:p text:style-name="Standard">Barre</text:p>
      <text:p text:style-name="Standard">Fraxinis</text:p>
      <text:p text:style-name="Standard">Poytevin</text:p>
      <text:p text:style-name="Standard">} presentibus</text:p>
      <text:p text:style-name="Standard">Du Drac</text:p>
      <text:p text:style-name="Standard">Boullardi</text:p>
      <text:p text:style-name="Standard">Bastardi</text:p>
      <text:p text:style-name="Standard">Victri</text:p>
      <text:p text:style-name="Standard">Pion</text:p>
      <text:p text:style-name="Standard">Aguenin</text:p>
      <text:p text:style-name="Standard">Super requesta m . Jo. Sellarii Archidiacono Brye petentis habere</text:p>
      <text:p text:style-name="Standard">licencia ut possit facere celebrare unam missam de deffunctis</text:p>
      <text:p text:style-name="Standard">cum vigilliis die lune proxime pro anima defuncti m. Jo. de Bussi eius</text:p>
      <text:p text:style-name="Standard">De domino Archidiacono</text:p>
      <text:p text:style-name="Standard">avunculi et archidiaconus Brye dum viveret Et obtulit solvere propter hoc C s. p.</text:p>
      <text:p text:style-name="Standard">Brye pro una missa</text:p>
      <text:p text:style-name="Standard">pro distribuendo inter dominos etc. Ordinatum est quod loquetur cum</text:p>
      <text:p text:style-name="Standard">ipso de sua intencione etc.</text:p>
      <text:p text:style-name="Standard">Domini mei Du Drac et Victri commictuntur ad loquendum cum quoddam homine</text:p>
      <text:p text:style-name="Standard">Commissi pro quodam homine</text:p>
      <text:p text:style-name="Standard"><text:soft-page-break/>de quo hic locutus est dictus de Victri qui vult vendere capitulo</text:p>
      <text:p text:style-name="Standard">qui vult vendere redditus</text:p>
      <text:p text:style-name="Standard">certum redditus / et ad se informandum super hoc de valore ac de comodis</text:p>
      <text:p text:style-name="Standard">vel incommoddis et refferendum</text:p>
      <text:p text:style-name="Standard">Super requesta m. P. Morain alterius matriculariorum clericorum</text:p>
      <text:p text:style-name="Standard">ecclesie Par. / et faciende hujusmodi officium pro se et suis sociis / qui petit solvi</text:p>
      <text:p text:style-name="Standard">De pubnti pro magistro P.</text:p>
      <text:p text:style-name="Standard">Morain.</text:p>
      <text:p text:style-name="Standard">et satisfieri a Camerario clerico de his que sibi debentur Domini mei</text:p>
      <text:p text:style-name="Standard">Succentor et Pion lequantur cum ipso.</text:p>
      <text:p text:style-name="Standard">Ma</text:p>
      <text:p text:style-name="Standard">Capellania ad altare Sancte Fidis in ecclesia Par. quam nuper possidebat</text:p>
      <text:p text:style-name="Standard">deffunctus dominus Symon Peletin . Declarata est hodie vacans</text:p>
      <text:p text:style-name="Standard">per obitum dicti deffuncti . Prefatus autem dominus Symon obitus</text:p>
      <text:p text:style-name="Standard">hodie de mane in sua domo ad intersignum Azini Rigati</text:p>
      <text:p text:style-name="Standard">Declaracio</text:p>
      <text:p text:style-name="Standard">Capellanie</text:p>
      <text:p text:style-name="Standard">=FRAN_0393_05553_L.jpg=</text:p>
      <text:p text:style-name="Standard">CCCC° liii°</text:p>
      <text:p text:style-name="Standard">Veneris post festum ascencionis domini xia maii capitulantibus dominis</text:p>
      <text:p text:style-name="Standard">Archidiacono de Josayo</text:p>
      <text:p text:style-name="Standard">De Brolio</text:p>
      <text:p text:style-name="Standard">Succentore</text:p>
      <text:p text:style-name="Standard">Boullardi</text:p>
      <text:p text:style-name="Standard">Paillard</text:p>
      <text:p text:style-name="Standard">Penitenciario</text:p>
      <text:p text:style-name="Standard">Despars</text:p>
      <text:p text:style-name="Standard">Parenti</text:p>
      <text:p text:style-name="Standard">Chacy</text:p>
      <text:p text:style-name="Standard">Fraxinis</text:p>
      <text:p text:style-name="Standard">Mondidier</text:p>
      <text:p text:style-name="Standard">Ordeimonte</text:p>
      <text:p text:style-name="Standard">Cotin extra</text:p>
      <text:p text:style-name="Standard">Fourbeur</text:p>
      <text:p text:style-name="Standard">Breton</text:p>
      <text:p text:style-name="Standard">Haultny excusato</text:p>
      <text:p text:style-name="Standard"><text:soft-page-break/>Vayli</text:p>
      <text:p text:style-name="Standard">Gaillon</text:p>
      <text:p text:style-name="Standard">Monnet</text:p>
      <text:p text:style-name="Standard">} extra</text:p>
      <text:p text:style-name="Standard">Sohier</text:p>
      <text:p text:style-name="Standard">Barre</text:p>
      <text:p text:style-name="Standard">De Croces</text:p>
      <text:p text:style-name="Standard">De Cameraco</text:p>
      <text:p text:style-name="Standard">Du Drac</text:p>
      <text:p text:style-name="Standard">Vitri excusato</text:p>
      <text:p text:style-name="Standard">Bastardi</text:p>
      <text:p text:style-name="Standard">Aguenin</text:p>
      <text:p text:style-name="Standard">Pion</text:p>
      <text:p text:style-name="Standard">Quia magister Petrus Malesié supplicat pro suo filio ut reciperetur in puerum</text:p>
      <text:p text:style-name="Standard">Magister P. Malesié</text:p>
      <text:p text:style-name="Standard">Chori ecclesie . ordinatum est quod loquetur cum ipso super de sua intencione</text:p>
      <text:p text:style-name="Standard">Hodie magister Rad. Barnesse supplicat pro capellania Sancte Fidis vacante in</text:p>
      <text:p text:style-name="Standard">ecclesia Par. per obitum defuncti domini Symonis Pletin . Cui responsum est quod magister</text:p>
      <text:p text:style-name="Standard">Pro capellania sancte</text:p>
      <text:p text:style-name="Standard">Fidis</text:p>
      <text:p text:style-name="Standard">Jo. Le Biseul absens est in turno ad beneficia conferenda / et quod</text:p>
      <text:p text:style-name="Standard">opportet ipsum expectare</text:p>
      <text:p text:style-name="Standard">De magno molendino de quo quidem boulengarius offert ut dicitur</text:p>
      <text:p text:style-name="Standard">de locagio lx. fr. pro omnibus quibuscumque et sine omnibus aut pro xii</text:p>
      <text:p text:style-name="Standard">Deputati pro</text:p>
      <text:p text:style-name="Standard">annis futuris super quo commictuntur magistri Jo. Paillard et Ste.</text:p>
      <text:p text:style-name="Standard">magno molendino</text:p>
      <text:p text:style-name="Standard">Pion ad tractandum cum ipso pro dicta summa usque ad tres annos aut iiiior</text:p>
      <text:p text:style-name="Standard">et eciam pro reparacionibus et de modo eas faciendi</text:p>
      <text:p text:style-name="Standard">Conclusum est quod pueri chori habeant Tunicas in instante festo</text:p>
      <text:p text:style-name="Standard">De tunicis $pro$</text:p>
      <text:p text:style-name="Standard">Penthecostes de colore violeti / Et propter hoc dominus archidiaconus de Josayo tradet</text:p>
      <text:p text:style-name="Standard">puerorum chori</text:p>
      <text:p text:style-name="Standard">xxx scuta que debet per finem suorum compotorum de Ave Regina Et hoc per</text:p>
      <text:p text:style-name="Standard">modum mutui que recuperabit de somis peccuniis debitis a domino de Bethune</text:p>
      <text:p text:style-name="Standard">aut domino vice domino Ambianensis</text:p>
      <text:p text:style-name="Standard"><text:soft-page-break/>Vocatus est ad hostium capituli per Jo. du Chastenet frater Petrus Fabri citatus</text:p>
      <text:p text:style-name="Standard">auctoritate privilegiorum pro procuratore ecclesie ad causam Cantorie qui non comparuit</text:p>
      <text:p text:style-name="Standard">343.</text:p>
      <text:p text:style-name="Standard">=FRAN_0393_05554_L.jpg=</text:p>
      <text:p text:style-name="Standard">344.</text:p>
      <text:p text:style-name="Standard">Lune post $fr$ ascencionem domini xiiiia maii capitulantibus dominis.</text:p>
      <text:p text:style-name="Standard">Archidiacono de Josayo</text:p>
      <text:p text:style-name="Standard">Succentore</text:p>
      <text:p text:style-name="Standard">Aguenin</text:p>
      <text:p text:style-name="Standard">Paillard</text:p>
      <text:p text:style-name="Standard">Sohier</text:p>
      <text:p text:style-name="Standard">Penitenciario</text:p>
      <text:p text:style-name="Standard">Bastardi</text:p>
      <text:p text:style-name="Standard">Boullardi</text:p>
      <text:p text:style-name="Standard">Ordeimonte</text:p>
      <text:p text:style-name="Standard">Chacy</text:p>
      <text:p text:style-name="Standard">Parenti</text:p>
      <text:p text:style-name="Standard">P Thomas</text:p>
      <text:p text:style-name="Standard">Fraxinis</text:p>
      <text:p text:style-name="Standard">Breton</text:p>
      <text:p text:style-name="Standard">Mondidier</text:p>
      <text:p text:style-name="Standard">Gaillon</text:p>
      <text:p text:style-name="Standard">De Brolio</text:p>
      <text:p text:style-name="Standard">J. de Cameraco } infirmis</text:p>
      <text:p text:style-name="Standard">Barre</text:p>
      <text:p text:style-name="Standard">Du Drac</text:p>
      <text:p text:style-name="Standard">Fourbeur</text:p>
      <text:p text:style-name="Standard">Cotin } extra</text:p>
      <text:p text:style-name="Standard">De Croces</text:p>
      <text:p text:style-name="Standard">Le Biseul</text:p>
      <text:p text:style-name="Standard">Pion</text:p>
      <text:p text:style-name="Standard">Victri</text:p>
      <text:p text:style-name="Standard">Monneti</text:p>
      <text:p text:style-name="Standard">Vayli</text:p>
      <text:p text:style-name="Standard">Haultny } excusatis</text:p>
      <text:p text:style-name="Standard">Despars</text:p>
      <text:p text:style-name="Standard"><text:soft-page-break/>Hodie in ecclesia Par. magistr Jo. LeBiseul canonicus Par. existens in suo magno turno etc.</text:p>
      <text:p text:style-name="Standard">Contulit protestacionibus assuetis magistro Mathurino Bernardi magistro in artibus et bacchalario</text:p>
      <text:p text:style-name="Standard">Collacio capellanie</text:p>
      <text:p text:style-name="Standard">$in theologia$ in decretis clerico capellaniam Sancte Fidis in ecclesia Par. vacantem per obitum</text:p>
      <text:p text:style-name="Standard">domini Symonis Peletin presentibus magistro de Oliva Succentor Germano Calard</text:p>
      <text:p text:style-name="Standard">et Johanne Perriere presbyteris testibus etc.</text:p>
      <text:p text:style-name="Standard">Hodie magister R. Barnesse tamquam nominatus ex parte universitatis etc requisivit sibi</text:p>
      <text:p text:style-name="Standard">Bernasse</text:p>
      <text:p text:style-name="Standard">conferri capellaniam Sancte Fidis in ecclesia Par. vacantem per obitum defuncti domini Symonis</text:p>
      <text:p text:style-name="Standard">Peletin presente ibdem magistro Jo. Le Biseul Cui ut dicebat idem Barnesse</text:p>
      <text:p text:style-name="Standard">requisiverat sibi conferri</text:p>
      <text:p text:style-name="Standard">Hodie magister Mathurinus Bernardi magister in artibus et bachalarius in decretis</text:p>
      <text:p text:style-name="Standard">Receptio capellani</text:p>
      <text:p text:style-name="Standard">mediante licteris collacionis m. Jo. Le Biseul canonici Par. fuit receptus / Salvo jure</text:p>
      <text:p text:style-name="Standard">cujuslibet ad capellaniam Sancte Fidis in ecclesia Par. nuper vacantem per obitum defc</text:p>
      <text:p text:style-name="Standard">domini Symonis Peletin et sibi collatam per dictum Lebiseul in suo turno</text:p>
      <text:p text:style-name="Standard">magno $q$ et juravit in forma et fuit installatus etc.</text:p>
      <text:p text:style-name="Standard">De Liricantu</text:p>
      <text:p text:style-name="Standard">De Croces } fecerunt suam relacionem de Liricantu ubi fuerunt in festo Ascencionis domini</text:p>
      <text:p text:style-name="Standard">Monneti</text:p>
      <text:p text:style-name="Standard">et retulerunt receptam ascendisse ad iiiiC £. p. vel circiter</text:p>
      <text:p text:style-name="Standard">Commissi pro facto</text:p>
      <text:p text:style-name="Standard">Archidiaconus de Josayo</text:p>
      <text:p text:style-name="Standard">Liricantus</text:p>
      <text:p text:style-name="Standard">Succentor</text:p>
      <text:p text:style-name="Standard">deputantur ad videndum statum dicti m. V. de</text:p>
      <text:p text:style-name="Standard">Victri</text:p>
      <text:p text:style-name="Standard">Du Drac</text:p>
      <text:p text:style-name="Standard">Croces et dicti Monneti pro peccuniis Lirrcantus</text:p>
      <text:p text:style-name="Standard">Fraxinis</text:p>
      <text:p text:style-name="Standard">Commisssi pro domo</text:p>
      <text:p text:style-name="Standard">des Creneaulx</text:p>
      <text:p text:style-name="Standard">Succentor} commictuntur ad loquendum cum religiosis ᗞomus Dei Par.</text:p>
      <text:p text:style-name="Standard">De Croces } pro facto domus des Creneaulx / et refferendum</text:p>
      <text:p text:style-name="Standard">=FRAN_0393_05555_L.jpg=</text:p>
      <text:p text:style-name="Standard">CCCC° liii°</text:p>
      <text:p text:style-name="Standard"><text:soft-page-break/>Mercurii post festum Ascencionis domini xvi mensis Maii capitulantibus dominis</text:p>
      <text:p text:style-name="Standard">Succentore</text:p>
      <text:p text:style-name="Standard">Penitenciario</text:p>
      <text:p text:style-name="Standard">Monneti</text:p>
      <text:p text:style-name="Standard">Mondidier</text:p>
      <text:p text:style-name="Standard">Ordeimonte</text:p>
      <text:p text:style-name="Standard">Sohier</text:p>
      <text:p text:style-name="Standard">Chacy</text:p>
      <text:p text:style-name="Standard">Boullardi</text:p>
      <text:p text:style-name="Standard">Vayli</text:p>
      <text:p text:style-name="Standard">Pion</text:p>
      <text:p text:style-name="Standard">De spars</text:p>
      <text:p text:style-name="Standard">Breton</text:p>
      <text:p text:style-name="Standard">Fraxinis</text:p>
      <text:p text:style-name="Standard">De Brolio</text:p>
      <text:p text:style-name="Standard">excusatis</text:p>
      <text:p text:style-name="Standard">Gaillon</text:p>
      <text:p text:style-name="Standard">P Thomas</text:p>
      <text:p text:style-name="Standard">Haultny</text:p>
      <text:p text:style-name="Standard">Cotin extra</text:p>
      <text:p text:style-name="Standard">Archidiacono de Josayo }</text:p>
      <text:p text:style-name="Standard">De Croces</text:p>
      <text:p text:style-name="Standard">Barre in missa</text:p>
      <text:p text:style-name="Standard">Parenti</text:p>
      <text:p text:style-name="Standard">Cameraco</text:p>
      <text:p text:style-name="Standard">Victri</text:p>
      <text:p text:style-name="Standard">Fourbeur</text:p>
      <text:p text:style-name="Standard">Bastardi</text:p>
      <text:p text:style-name="Standard">infirmis</text:p>
      <text:p text:style-name="Standard">Hodie dominus Petrus Cauchon presbyter requisivit presentari per capitulum ad</text:p>
      <text:p text:style-name="Standard">l</text:p>
      <text:p text:style-name="Standard">Requisicio presentacionis</text:p>
      <text:p text:style-name="Standard">parrochialem ecclesiam de Andrefiaco vacante nunc ut fertur per resignacionem domini Johannis</text:p>
      <text:p text:style-name="Standard">de Gramis in manibus domini episcopi Par. factam ex causa permutacionis faciende</text:p>
      <text:p text:style-name="Standard">capellaniam ad altare Sancte Katherine vulgariter du Boys le Roy nuncupatam</text:p>
      <text:p text:style-name="Standard">fundatam in inferiori capella sacre capelle regalis Par. Super quo nichil actum est</text:p>
      <text:p text:style-name="Standard"><text:soft-page-break/>De Croces</text:p>
      <text:p text:style-name="Standard">Habeat magister V. de Croces officiarius etc. mandatum capituli de solvendo magistro Jo. de Brolio</text:p>
      <text:p text:style-name="Standard">ᗞe Brolio</text:p>
      <text:p text:style-name="Standard">canonico Par. xxxiiii s. par. per ipsum solutos et expositos ad obtinendum a domino legato</text:p>
      <text:p text:style-name="Standard">quasdam licteras monicionis generalis contra non solvendos decimas etc.</text:p>
      <text:p text:style-name="Standard">Monnet</text:p>
      <text:p text:style-name="Standard">Commissi pro</text:p>
      <text:p text:style-name="Standard">Fraxinis</text:p>
      <text:p text:style-name="Standard">Commictuntur ad prosequendum processum contra illos de Liricantu</text:p>
      <text:p text:style-name="Standard">quod acceptaverunt saltim non contradixerunt</text:p>
      <text:p text:style-name="Standard">Super requesta Johannis Herode petenti moderacionem et graciam</text:p>
      <text:p text:style-name="Standard">Jo. Herode</text:p>
      <text:p text:style-name="Standard">ad causam sue domus ante Orlogiis et quictancias teneri im perpetuum seu ad vi.</text:p>
      <text:p text:style-name="Standard">annos de octo lbr. pro vi £. par. Placet dominis quod fiat sibi moderacionem pro isto</text:p>
      <text:p text:style-name="Standard">anno pro vi lb. par. dum tamen solvat impromptu</text:p>
      <text:p text:style-name="Standard">Fiat et tradatur magistro V. De Croces officiario etc. quictancias quam petit pro receptore</text:p>
      <text:p text:style-name="Standard">ᗞe receptore Par.</text:p>
      <text:p text:style-name="Standard">par. videlicet de xxiii l. p. super eis que debet pro tribus terminis videlicet</text:p>
      <text:p text:style-name="Standard">Omnium sanctorum Purificacionis et Ascencionis ad causam ixxx ii l.£.</text:p>
      <text:p text:style-name="Standard">345.</text:p>
      <text:p text:style-name="Standard">Commissi pro</text:p>
      <text:p text:style-name="Standard">=FRAN_0393_05556_L.jpg=</text:p>
      <text:p text:style-name="Standard">346.</text:p>
      <text:p text:style-name="Standard">Veneris xviiia maii capitulantibus dominis</text:p>
      <text:p text:style-name="Standard">Archidiacono de Josayo</text:p>
      <text:p text:style-name="Standard">Succentore</text:p>
      <text:p text:style-name="Standard">Victri</text:p>
      <text:p text:style-name="Standard">Cotin extra</text:p>
      <text:p text:style-name="Standard">Vayli</text:p>
      <text:p text:style-name="Standard">Barre in missa</text:p>
      <text:p text:style-name="Standard">Ordeimonte</text:p>
      <text:p text:style-name="Standard">De Brolio</text:p>
      <text:p text:style-name="Standard">Bastardi infirmo</text:p>
      <text:p text:style-name="Standard">Chacy</text:p>
      <text:p text:style-name="Standard">Mondidier</text:p>
      <text:p text:style-name="Standard">De Cameraco</text:p>
      <text:p text:style-name="Standard"><text:soft-page-break/>Breton</text:p>
      <text:p text:style-name="Standard">Fourbeur</text:p>
      <text:p text:style-name="Standard">Gaillon</text:p>
      <text:p text:style-name="Standard">Parenti</text:p>
      <text:p text:style-name="Standard">Monnet</text:p>
      <text:p text:style-name="Standard">Despars</text:p>
      <text:p text:style-name="Standard">excusatis</text:p>
      <text:p text:style-name="Standard">Haultny</text:p>
      <text:p text:style-name="Standard">Sohier</text:p>
      <text:p text:style-name="Standard">De Croces</text:p>
      <text:p text:style-name="Standard">Fraxinis</text:p>
      <text:p text:style-name="Standard">Pion</text:p>
      <text:p text:style-name="Standard">Boullardi</text:p>
      <text:p text:style-name="Standard">Presentetur ex parte capituli Par. dominus P. Chausson presbyter ad parrochialem ecclesiam</text:p>
      <text:p text:style-name="Standard">len</text:p>
      <text:p text:style-name="Standard">presentacio ad parrochialem</text:p>
      <text:p text:style-name="Standard">de Andresiaco vacantem vel dum vacabit per resignacionem domini Johannis de Graniis</text:p>
      <text:p text:style-name="Standard">ma</text:p>
      <text:p text:style-name="Standard">ecclesiam de Andresi</text:p>
      <text:p text:style-name="Standard">ex causa permutacionis faciende ad capellaniam Sancte Katherine vulgariter du Boys le</text:p>
      <text:p text:style-name="Standard">Roy nuncupate in inferiori capella sacre capelle regalis Par. institutam</text:p>
      <text:p text:style-name="Standard">Ordinaum et conclusum est quod dominus Johannes Laurens presbyter capellanus in ecclesia par.</text:p>
      <text:p text:style-name="Standard">commictatur ad vicariam de Liricantu que est revocabilis ad nutum</text:p>
      <text:p text:style-name="Standard">De domino Jo. Laurencii</text:p>
      <text:p text:style-name="Standard">vicario Liricantus</text:p>
      <text:p text:style-name="Standard">Et hoc quamdiu placuerit capitulo dumtaxat / et super hoc facta est lictera seu commissio</text:p>
      <text:p text:style-name="Standard">que transiit in capitulo</text:p>
      <text:p text:style-name="Standard">Hodie m. V. de Croces / et Jo. Monneti de peccuniis per eos nuper</text:p>
      <text:p text:style-name="Standard">receptis de Lircantu in festo Ascencionis domini novissime preterito tradiderunt</text:p>
      <text:p text:style-name="Standard">et exhibuerunt in capitulo Par. summam iiC xix £. xvi s. xi d. p. / de qua</text:p>
      <text:p text:style-name="Standard">De peccuniis</text:p>
      <text:p text:style-name="Standard">tradita est per eorum manus et de mandato Capituli Jo. Courtin boulengario</text:p>
      <text:p text:style-name="Standard">Liricantus</text:p>
      <text:p text:style-name="Standard">pro pane capituli summa lxxv. scutorum auri valent iiiixx ii £. x s. p.</text:p>
      <text:p text:style-name="Standard">Et lxx s.p. capti per eos pro parte eorum expensarum factarum eundo et</text:p>
      <text:p text:style-name="Standard">redeundo apud Liricantum / et sic faciunt due partes iiiix vi £. Sic restant</text:p>
      <text:p text:style-name="Standard"><text:soft-page-break/>vixx xiii £. xvi s. xi d. ad ponendum in thesauro in coffro panis . Et hoc sine</text:p>
      <text:p text:style-name="Standard">cera que est apud Liricantum</text:p>
      <text:p text:style-name="Standard">Super requesta Jo. Bachellier et Jacobi Dantenti tutorum et curatorum</text:p>
      <text:p text:style-name="Standard">vi</text:p>
      <text:p text:style-name="Standard">De liberis Ro d'Oc</text:p>
      <text:p text:style-name="Standard">liberorum defuncti Roberti d'Oc . Audita relacione domini Jo. Pierre procuratoris</text:p>
      <text:p text:style-name="Standard">clericorum matutinarum Placet dominis facere moderacionem de Par. pro turonense</text:p>
      <text:p text:style-name="Standard">de redditus quem debent super eorum domo sita in gravia Et hoc pro isto anno</text:p>
      <text:p text:style-name="Standard">proviso quod gracia ponatur in reparacionibus et quod solvant impromptu alias gracia nulla</text:p>
      <text:p text:style-name="Standard">=FRAN_0393_05557_L.jpg=</text:p>
      <text:p text:style-name="Standard">ccc liii.</text:p>
      <text:p text:style-name="Standard">347</text:p>
      <text:p text:style-name="Standard">Lune xxi } fuerunt festa propter solennitate festi Penthecostes</text:p>
      <text:p text:style-name="Standard">Mercurii xxiii</text:p>
      <text:p text:style-name="Standard">Veneris post Penthecostes xxv. maii capitulantibus dominis</text:p>
      <text:p text:style-name="Standard">Archidiacono de Josayo</text:p>
      <text:p text:style-name="Standard">Victri</text:p>
      <text:p text:style-name="Standard">Penitenciario</text:p>
      <text:p text:style-name="Standard">Vayli</text:p>
      <text:p text:style-name="Standard">Parenti</text:p>
      <text:p text:style-name="Standard">Ordeimonte</text:p>
      <text:p text:style-name="Standard">Mondidier</text:p>
      <text:p text:style-name="Standard">Sohier</text:p>
      <text:p text:style-name="Standard">Chacy</text:p>
      <text:p text:style-name="Standard">Paillard</text:p>
      <text:p text:style-name="Standard">Fraxinis</text:p>
      <text:p text:style-name="Standard">Breton</text:p>
      <text:p text:style-name="Standard">Aguenin</text:p>
      <text:p text:style-name="Standard">de Cameraco</text:p>
      <text:p text:style-name="Standard">Gaillon</text:p>
      <text:p text:style-name="Standard">Boullardi</text:p>
      <text:p text:style-name="Standard">De Brolio</text:p>
      <text:p text:style-name="Standard">Haultny</text:p>
      <text:p text:style-name="Standard">Jerson</text:p>
      <text:p text:style-name="Standard">P Thomas</text:p>
      <text:p text:style-name="Standard">Du Drac</text:p>
      <text:p text:style-name="Standard"><text:soft-page-break/>Bouchier</text:p>
      <text:p text:style-name="Standard">.</text:p>
      <text:p text:style-name="Standard">Monnet</text:p>
      <text:p text:style-name="Standard">De Croces</text:p>
      <text:p text:style-name="Standard">Pion</text:p>
      <text:p text:style-name="Standard">Fourbeur</text:p>
      <text:p text:style-name="Standard">Barre</text:p>
      <text:p text:style-name="Standard">Succentore</text:p>
      <text:p text:style-name="Standard">excusatis</text:p>
      <text:p text:style-name="Standard">Despars</text:p>
      <text:p text:style-name="Standard">Despars}</text:p>
      <text:p text:style-name="Standard">Ad requestam m. Arnulphi Greban magistri puerorum</text:p>
      <text:p text:style-name="Standard">Bastardi infirmo</text:p>
      <text:p text:style-name="Standard">chori petentis habere commissarios ad visitandum</text:p>
      <text:p text:style-name="Standard">Commissi pro magistro</text:p>
      <text:p text:style-name="Standard">Cotin extra</text:p>
      <text:p text:style-name="Standard">et pueris chori</text:p>
      <text:p text:style-name="Standard">ipsos et eorum domum et se informandum de eorum regime</text:p>
      <text:p text:style-name="Standard">deputantur magister P. d'Orgemont Jo. Paillard et Jo.</text:p>
      <text:p text:style-name="Standard">Monnet pro prima vice.</text:p>
      <text:p text:style-name="Standard">Ja. Parvi</text:p>
      <text:p text:style-name="Standard">Ad supplicacionem Ja. Parvi clerici matutinarum placet dominis sibi dare indiccias</text:p>
      <text:p text:style-name="Standard">pro uno mense eundi erga patrem et parentes suos etc.</text:p>
      <text:p text:style-name="Standard">ad supplicacionem Johannis Paumier alias pueri chori placet dominis quod</text:p>
      <text:p text:style-name="Standard">De Jo. Paumier</text:p>
      <text:p text:style-name="Standard">defferat habitum ecclesie et habeat suas distribuciones ut petit Et</text:p>
      <text:p text:style-name="Standard">hoc quamdiu placerit capitulo dumtaxat quia est servitor domini ducis</text:p>
      <text:p text:style-name="Standard">Aurelianensis</text:p>
      <text:p text:style-name="Standard">Actentis et consideratis etate et delibitate persone m. Jo. $Cenel$ Celenote</text:p>
      <text:p text:style-name="Standard">alterius curatorum Sancti Johannis Rotundi Placet dominis . et dederunt licenciam</text:p>
      <text:p text:style-name="Standard">ejus fratri hic existenti eum ducendi in patria sua / et quod sibi dantur per capitulum</text:p>
      <text:p text:style-name="Standard">xii. scuta auri pro suis victualibus pro una vice quod $idem frater suus$ ipse</text:p>
      <text:p text:style-name="Standard">acceptavit et similiter dictus $suus$ frater suus qui promisit ipsum conducere nutrire</text:p>
      <text:p text:style-name="Standard">et alimentare de cetero ut melius poterit quamdiu vixerit presentibus dominis capitulantibus</text:p>
      <text:p text:style-name="Standard">et maxime J. Archidiacono penitenciario Monnet De Croces eidem et aliis propter quod</text:p>
      <text:p text:style-name="Standard">ordinatum est quod idem De Croces tradet x scuta super suo officio Et idem dominus archidiaconus</text:p>
      <text:p text:style-name="Standard"><text:soft-page-break/>duo. super officio de Ave Regina</text:p>
      <text:p text:style-name="Standard">De magistro Jo.</text:p>
      <text:p text:style-name="Standard">Celenote</text:p>
      <text:p text:style-name="Standard">=FRAN_0393_05558_L.jpg=</text:p>
      <text:p text:style-name="Standard">Hodie in capitulo Par. magister Jo. Celenote presbyter alter curatorum Sancti Johannis</text:p>
      <text:p text:style-name="Standard">Rotundi in ecclesia Par. sponte et sine coactione resignavit et dimisit pure</text:p>
      <text:p text:style-name="Standard">Resignacio parrochialis</text:p>
      <text:p text:style-name="Standard">simpliciter et libere in manibus $du$ capituli Par. et pro disponendo per dictum</text:p>
      <text:p text:style-name="Standard">ecclesie Sancti Johannis Rotundi</text:p>
      <text:p text:style-name="Standard">capitulum de ipsa dictam suam parrochialem ecclesiam sive suam porcionem dicte</text:p>
      <text:p text:style-name="Standard">parrochialis ecclesie Sancti Johannis Rotundi . quam resignacionem et dimissionem</text:p>
      <text:p text:style-name="Standard">domini admiserunt.</text:p>
      <text:p text:style-name="Standard">Inceptam</text:p>
      <text:p text:style-name="Standard">Commissi pro Sancto</text:p>
      <text:p text:style-name="Standard">Dudrac</text:p>
      <text:p text:style-name="Standard">commictuntur ad solicitandum causam $incoatam$ per capitulum contra</text:p>
      <text:p text:style-name="Standard">Mathurino</text:p>
      <text:p text:style-name="Standard">De Croces</text:p>
      <text:p text:style-name="Standard">Monneti</text:p>
      <text:p text:style-name="Standard">ministros ecclesie Sancti Mathurini de Liricantu</text:p>
      <text:p text:style-name="Standard">de domo de Sancto</text:p>
      <text:p text:style-name="Standard">De domo et terris de Saint Farreau de quibus hic locutus</text:p>
      <text:p text:style-name="Standard">Farreau</text:p>
      <text:p text:style-name="Standard">est magister V. De Croces.</text:p>
      <text:p text:style-name="Standard">Provideat magister Stephanus Pion camerarius clericus de una galice</text:p>
      <text:p text:style-name="Standard">De domo de la</text:p>
      <text:p text:style-name="Standard">Queue de Regnart / goutiere in domo de la Queue de Regnart</text:p>
      <text:p text:style-name="Standard">Fiat convocacio ad lune proxime ad providendum parrochiali ecclesie Sancti</text:p>
      <text:p text:style-name="Standard">Convocacio pro cura</text:p>
      <text:p text:style-name="Standard">Sancti Johannis Rotundi</text:p>
      <text:p text:style-name="Standard">Johannis Rotundi pro porcione m. Jo. Celenote qui eam nuper</text:p>
      <text:p text:style-name="Standard">resignavit et dimisit in manu capituli</text:p>
      <text:p text:style-name="Standard">348.</text:p>
      <text:p text:style-name="Standard">Sabbati in jejuniis iiiior temporum post Penthecostes Reverendus</text:p>
      <text:p text:style-name="Standard">in Christo pater dominus G. Dei gracia episcopus Par. sacros ordines celebrans in</text:p>
      <text:p text:style-name="Standard">Promotus ad</text:p>
      <text:p text:style-name="Standard"><text:soft-page-break/>sua inferiori capella episcopali Par. promovit Johannem Paumier habitum</text:p>
      <text:p text:style-name="Standard">Ordines</text:p>
      <text:p text:style-name="Standard">ecclesie Par. defferentem et canonicum ecclesie Suessionis ad presbyteratum ordinem</text:p>
      <text:p text:style-name="Standard">a presentacionem capituli Par.</text:p>
      <text:p text:style-name="Standard">=FRAN_0393_05559_L.jpg=</text:p>
      <text:p text:style-name="Standard">CCCC liii.</text:p>
      <text:p text:style-name="Standard">Lune in festo Sancti Germani xxviii maii capitulantibus dominis.</text:p>
      <text:p text:style-name="Standard">Archidiacono de Josayo</text:p>
      <text:p text:style-name="Standard">Aguenin</text:p>
      <text:p text:style-name="Standard">Boullardi</text:p>
      <text:p text:style-name="Standard">Succentore</text:p>
      <text:p text:style-name="Standard">Paillard</text:p>
      <text:p text:style-name="Standard">Pion</text:p>
      <text:p text:style-name="Standard">Monneti</text:p>
      <text:p text:style-name="Standard">Penitenciario</text:p>
      <text:p text:style-name="Standard">De Cameraco</text:p>
      <text:p text:style-name="Standard">Ordeimonte</text:p>
      <text:p text:style-name="Standard">Parenti</text:p>
      <text:p text:style-name="Standard">Cotin extra</text:p>
      <text:p text:style-name="Standard">Chacy</text:p>
      <text:p text:style-name="Standard">Fourbeur</text:p>
      <text:p text:style-name="Standard">Despars excusato</text:p>
      <text:p text:style-name="Standard">Breton</text:p>
      <text:p text:style-name="Standard">Vayli</text:p>
      <text:p text:style-name="Standard">Bastardi infirmo.</text:p>
      <text:p text:style-name="Standard">Gaillon</text:p>
      <text:p text:style-name="Standard">Jerson</text:p>
      <text:p text:style-name="Standard">Haultny</text:p>
      <text:p text:style-name="Standard">De Brolio</text:p>
      <text:p text:style-name="Standard">Sohier</text:p>
      <text:p text:style-name="Standard">De Croces</text:p>
      <text:p text:style-name="Standard">Victri</text:p>
      <text:p text:style-name="Standard">Fraxinis</text:p>
      <text:p text:style-name="Standard">Signifie</text:p>
      <text:p text:style-name="Standard">Nicolas Bertin a $adjourné$ messeigneurs que au jour d'ui sera La premiere</text:p>
      <text:p text:style-name="Standard">Criee des XIIIIes selon les ordonnances de troys maisons entretenues</text:p>
      <text:p text:style-name="Standard"><text:soft-page-break/>Significacion</text:p>
      <text:p text:style-name="Standard">assizes a Sainte Marceau qui furent a Jehan Gourlain a cause de</text:p>
      <text:p text:style-name="Standard">la Confrarie de Saint Augustin.</text:p>
      <text:p text:style-name="Standard">De quadam domo in vico</text:p>
      <text:p text:style-name="Standard">Hodie magister N. de Fieri obtulit vi s. redditus pro quadam domo in vico</text:p>
      <text:p text:style-name="Standard">Murorum</text:p>
      <text:p text:style-name="Standard">murorum et se opposuit ne tradat magistro Thome Bonod pro v s. p.</text:p>
      <text:p text:style-name="Standard">Hodie dominus Archidiaconus Brye requisivit quod Blasius Gonyn nuper constitutus</text:p>
      <text:p text:style-name="Standard">procurator pro Capituli apud Suciacum commictatur ad officium decani</text:p>
      <text:p text:style-name="Standard">De domino Archidiacono</text:p>
      <text:p text:style-name="Standard">et procuratoris loci Et peciit solvi de C. s. par. sibi debitis ut dicit racione</text:p>
      <text:p text:style-name="Standard">Brye.</text:p>
      <text:p text:style-name="Standard">sue cure dicti loci.</text:p>
      <text:p text:style-name="Standard">De scolis in vico</text:p>
      <text:p text:style-name="Standard">Placet dominis quod Jo. Gibelain habeat scolas domini Cantoris in vico veteris</text:p>
      <text:p text:style-name="Standard">Veteris templi</text:p>
      <text:p text:style-name="Standard">templi in parrochia Sancti Gervasii Par.</text:p>
      <text:p text:style-name="Standard">Per deliberacionem et Conclusionem capituli porcio parrochialis ecclesie</text:p>
      <text:p text:style-name="Standard">Sancti Johannis Rotundi in ecclesia Par. nuper vacans per resignacionem puram et</text:p>
      <text:p text:style-name="Standard">Collo cure Sancti</text:p>
      <text:p text:style-name="Standard">simplicem m. Jo. Celenoti ultimi possessoris ejusdem in manibus capituli factam</text:p>
      <text:p text:style-name="Standard">Jo. Rotundi</text:p>
      <text:p text:style-name="Standard">pro qua ad hodie fit convocacio Salvo jure cujusibet collata est domino</text:p>
      <text:p text:style-name="Standard">Johanni Cormont presbytero clerico matutinarum ecclesie Par. presenti et acceptante cum</text:p>
      <text:p text:style-name="Standard">honore tamen et onere domus presbyteralis qui juravit in forma et fuit</text:p>
      <text:p text:style-name="Standard">installatus</text:p>
      <text:p text:style-name="Standard">dis</text:p>
      <text:p text:style-name="Standard">De vi scutis tradendis</text:p>
      <text:p text:style-name="Standard">habeat dominus Jo. Laurens vicarius Liricantus mandatum capituli de tradendo per modum</text:p>
      <text:p text:style-name="Standard">Jo. Lebon</text:p>
      <text:p text:style-name="Standard">mutui et sub spe recuperardi Jo. Le Bon molendinario loci vi. scuta auri</text:p>
      <text:p text:style-name="Standard">recipiento ab ipso obligacione de restituendo</text:p>
      <text:p text:style-name="Standard">349.</text:p>
      <text:p text:style-name="Standard">=FRAN_0393_05560_L.jpg=</text:p>
      <text:p text:style-name="Standard">350.</text:p>
      <text:p text:style-name="Standard">Mercurii paenultima maii capitulantibus dominis</text:p>
      <text:p text:style-name="Standard"><text:soft-page-break/>Archidiacono de Josayo</text:p>
      <text:p text:style-name="Standard">Paillard</text:p>
      <text:p text:style-name="Standard">Succentore</text:p>
      <text:p text:style-name="Standard">Monneti</text:p>
      <text:p text:style-name="Standard">Penitenciario</text:p>
      <text:p text:style-name="Standard">Mondidier</text:p>
      <text:p text:style-name="Standard">Ordeimonte</text:p>
      <text:p text:style-name="Standard">Fourbeur</text:p>
      <text:p text:style-name="Standard">Chacy</text:p>
      <text:p text:style-name="Standard">Breton</text:p>
      <text:p text:style-name="Standard">Jerson</text:p>
      <text:p text:style-name="Standard">Gaillon</text:p>
      <text:p text:style-name="Standard">De Brolio</text:p>
      <text:p text:style-name="Standard">Barre</text:p>
      <text:p text:style-name="Standard">Sohier</text:p>
      <text:p text:style-name="Standard">Du Drac</text:p>
      <text:p text:style-name="Standard">Fraxinis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Conclusum est quod tradatur m. Thome Bonod quandam masuram spectans</text:p>
      <text:p text:style-name="Standard">De masura tradito</text:p>
      <text:p text:style-name="Standard">Capitulo ad causam officii horarum sitam in vico Murorum / tenens ex una</text:p>
      <text:p text:style-name="Standard">T. Bonod pro vi s.</text:p>
      <text:p text:style-name="Standard">parte pertinenciis collegii de Actrebato / et ex alia parte Johanni</text:p>
      <text:p text:style-name="Standard">Matignon aboutissans per retro domui dicti m. Thome et magistro Jo.</text:p>
      <text:p text:style-name="Standard">le Boulenger ad causam sue uxoris Et hoc pro quinque solidibus redditus non obstante</text:p>
      <text:p text:style-name="Standard">quod magister N. $die$ de Fieri obtulerit vi s. redditus . Sic quod ipse m. T. teneatur</text:p>
      <text:p text:style-name="Standard">ipsam curare et claudere de muris infra tres menses prout obtulit</text:p>
      <text:p text:style-name="Standard">facere Se ad hoc obligandum</text:p>
      <text:p text:style-name="Standard">Veneris post Sacramentum prima junii capitulantibus dominis</text:p>
      <text:p text:style-name="Standard">Archidiacono de Josayo</text:p>
      <text:p text:style-name="Standard">Mondidier</text:p>
      <text:p text:style-name="Standard">P Thomas</text:p>
      <text:p text:style-name="Standard">Succentore</text:p>
      <text:p text:style-name="Standard"><text:soft-page-break/>Victri</text:p>
      <text:p text:style-name="Standard">Penitenciario</text:p>
      <text:p text:style-name="Standard">Paillard</text:p>
      <text:p text:style-name="Standard">De Cameraco</text:p>
      <text:p text:style-name="Standard">Ordeimonte</text:p>
      <text:p text:style-name="Standard">Aguenin</text:p>
      <text:p text:style-name="Standard">Parenti</text:p>
      <text:p text:style-name="Standard">Chacy</text:p>
      <text:p text:style-name="Standard">Monneti</text:p>
      <text:p text:style-name="Standard">Sohier</text:p>
      <text:p text:style-name="Standard">Breton</text:p>
      <text:p text:style-name="Standard">Vayli</text:p>
      <text:p text:style-name="Standard">Cotin extra</text:p>
      <text:p text:style-name="Standard">Gaillon</text:p>
      <text:p text:style-name="Standard">De Brolio</text:p>
      <text:p text:style-name="Standard">Bastardi infirmo</text:p>
      <text:p text:style-name="Standard">Barre</text:p>
      <text:p text:style-name="Standard">Jerson</text:p>
      <text:p text:style-name="Standard">Despars } excusatis</text:p>
      <text:p text:style-name="Standard">Haultny</text:p>
      <text:p text:style-name="Standard">Fourbeur</text:p>
      <text:p text:style-name="Standard">Pion</text:p>
      <text:p text:style-name="Standard">Du Drac</text:p>
      <text:p text:style-name="Standard">Fraxinis</text:p>
      <text:p text:style-name="Standard">De Croces</text:p>
      <text:p text:style-name="Standard">Boullardi</text:p>
      <text:p text:style-name="Standard">Commissi ad loquendum</text:p>
      <text:p text:style-name="Standard">Succentore cum fabricatoribus commictuntur ad loquendum domino Par. episcopo</text:p>
      <text:p text:style-name="Standard">domino episcopo Par.</text:p>
      <text:p text:style-name="Standard">Vayli} Super facto ornamentorum et albarum ecclesie Par.</text:p>
      <text:p text:style-name="Standard">De provisoribus</text:p>
      <text:p text:style-name="Standard">Placet dominis quod provisores Sepulcri solvant solum pro isto anno ix £ x. s.</text:p>
      <text:p text:style-name="Standard">Sepulcri</text:p>
      <text:p text:style-name="Standard">loco xi £. v s. par. pro processione etc. que fit in ecclesia Sepulcri.</text:p>
      <text:p text:style-name="Standard">Pion</text:p>
      <text:p text:style-name="Standard">Parenti</text:p>
      <text:p text:style-name="Standard"><text:soft-page-break/>Cotin } extra</text:p>
      <text:p text:style-name="Standard">Haultny</text:p>
      <text:p text:style-name="Standard">Aguenin</text:p>
      <text:p text:style-name="Standard">excusatis</text:p>
      <text:p text:style-name="Standard">Despars</text:p>
      <text:p text:style-name="Standard">De Cameraco</text:p>
      <text:p text:style-name="Standard">Bastardi infirmo</text:p>
      <text:p text:style-name="Standard">=FRAN_0393_05561_L.jpg=</text:p>
      <text:p text:style-name="Standard">CCCC liii$i$</text:p>
      <text:p text:style-name="Standard">Lune iiiia junii capitulantibus dominis.</text:p>
      <text:p text:style-name="Standard">Archidiacono de Josayo</text:p>
      <text:p text:style-name="Standard">Succentore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Montdidier</text:p>
      <text:p text:style-name="Standard">Chacy</text:p>
      <text:p text:style-name="Standard">Monneti</text:p>
      <text:p text:style-name="Standard">Parenti</text:p>
      <text:p text:style-name="Standard">Breton</text:p>
      <text:p text:style-name="Standard">Gaillon</text:p>
      <text:p text:style-name="Standard">Vayli</text:p>
      <text:p text:style-name="Standard">Barre</text:p>
      <text:p text:style-name="Standard">Fourbeur</text:p>
      <text:p text:style-name="Standard">Haultny</text:p>
      <text:p text:style-name="Standard">Jerson</text:p>
      <text:p text:style-name="Standard">Du Drac</text:p>
      <text:p text:style-name="Standard">Sohier</text:p>
      <text:p text:style-name="Standard">De Croces</text:p>
      <text:p text:style-name="Standard">Fraxinis</text:p>
      <text:p text:style-name="Standard">Hodie magister Symon Chapitault hic missus ex parte universitatis</text:p>
      <text:p text:style-name="Standard">Par. requisivit dominos ut facerent cessare mulieres tenentes scolas</text:p>
      <text:p text:style-name="Standard">in villa Par. / a suis scolis tenentibus puellarum prout fit per magistros tenentes</text:p>
      <text:p text:style-name="Standard">scolas puerorum masculinum. Actentis questionibus nunc existentibus inter</text:p>
      <text:p text:style-name="Standard">dictam universitatem et nonullos de villa Par. Super quo nichil actum est</text:p>
      <text:p text:style-name="Standard"><text:soft-page-break/>Hodie dominus Johannes Laurencii presbyter nuper commissus ad vicariam</text:p>
      <text:p text:style-name="Standard">Liricantus declaravit se non velle acceptare onus hujusmodi vicarie propter</text:p>
      <text:p text:style-name="Standard">de domino Johanne</text:p>
      <text:p text:style-name="Standard">pluras causas sed obtulit se facere quicquid poterit pro ecclesia ibidem</text:p>
      <text:p text:style-name="Standard">Laurencii</text:p>
      <text:p text:style-name="Standard">ut servitor ecclesie Super quo nichil actum est</text:p>
      <text:p text:style-name="Standard">De oblacionibus</text:p>
      <text:p text:style-name="Standard">Preceptum est dicto domino Johanni Laurencii quod ipse capiat omnes</text:p>
      <text:p text:style-name="Standard">Liricantus</text:p>
      <text:p text:style-name="Standard">oblaciones tam cere quam alias que sunt et erunt in capella leprosarie</text:p>
      <text:p text:style-name="Standard">beate Marie Magdalene de Liricantu.</text:p>
      <text:p text:style-name="Standard">Tradantur per magistrum V. De Croces canonicus et officiarium ecclesie Par. per modum Mutui</text:p>
      <text:p text:style-name="Standard">De xii scutis auri</text:p>
      <text:p text:style-name="Standard">xii scuta auri usque ad instans festum sancti Andree Johanni</text:p>
      <text:p text:style-name="Standard">tradendis.</text:p>
      <text:p text:style-name="Standard">et Laurencio Bouffe filiis defuncti Jo. Bouffe super hoc supplicantibus.</text:p>
      <text:p text:style-name="Standard">De taillia</text:p>
      <text:p text:style-name="Standard">De taillia de Bruyerres de qua hic locutus est magister V. De Croces</text:p>
      <text:p text:style-name="Standard">de Bruyerres</text:p>
      <text:p text:style-name="Standard">moderanda prout alias . nichil actum est</text:p>
      <text:p text:style-name="Standard">De scolis</text:p>
      <text:p text:style-name="Standard">Boullardi</text:p>
      <text:p text:style-name="Standard">P Thomas</text:p>
      <text:p text:style-name="Standard">Pion</text:p>
      <text:p text:style-name="Standard">De Cameraco</text:p>
      <text:p text:style-name="Standard">Cotin extra</text:p>
      <text:p text:style-name="Standard">De Brolio</text:p>
      <text:p text:style-name="Standard">excusatis</text:p>
      <text:p text:style-name="Standard">Despars</text:p>
      <text:p text:style-name="Standard">Bastardu infirmo</text:p>
      <text:p text:style-name="Standard">351.</text:p>
      <text:p text:style-name="Standard">=FRAN_0393_05562_L.jpg=</text:p>
      <text:p text:style-name="Standard">352.</text:p>
      <text:p text:style-name="Standard">Mercurii via junii capitulantibus dominis</text:p>
      <text:p text:style-name="Standard">Succentore</text:p>
      <text:p text:style-name="Standard">Fourbeur</text:p>
      <text:p text:style-name="Standard"><text:soft-page-break/>Penitenciario</text:p>
      <text:p text:style-name="Standard">Ordeimonte</text:p>
      <text:p text:style-name="Standard">Jerson</text:p>
      <text:p text:style-name="Standard">Chacy</text:p>
      <text:p text:style-name="Standard">Sohier</text:p>
      <text:p text:style-name="Standard">Breton</text:p>
      <text:p text:style-name="Standard">Fraxinis</text:p>
      <text:p text:style-name="Standard">Gaillon</text:p>
      <text:p text:style-name="Standard">Boullardi</text:p>
      <text:p text:style-name="Standard">Haultny</text:p>
      <text:p text:style-name="Standard">Pion</text:p>
      <text:p text:style-name="Standard">De Croces</text:p>
      <text:p text:style-name="Standard">De Cameraco</text:p>
      <text:p text:style-name="Standard">Victri</text:p>
      <text:p text:style-name="Standard">Cotin extra</text:p>
      <text:p text:style-name="Standard">Monneti</text:p>
      <text:p text:style-name="Standard">Barre in missa</text:p>
      <text:p text:style-name="Standard">Parenti</text:p>
      <text:p text:style-name="Standard">Despars excusato</text:p>
      <text:p text:style-name="Standard">Foulon</text:p>
      <text:p text:style-name="Standard">Super requesta domini Johannis Foulon et Hugonis Paté petencium</text:p>
      <text:p text:style-name="Standard">Paté } Rotundi</text:p>
      <text:p text:style-name="Standard">pro Sancto Johanni</text:p>
      <text:p text:style-name="Standard">habere consensum capituli de tradendo certam terram</text:p>
      <text:p text:style-name="Standard">apud Castanetum nichil actum est</text:p>
      <text:p text:style-name="Standard">De molendino</text:p>
      <text:p text:style-name="Standard">magni pontifiaus</text:p>
      <text:p text:style-name="Standard">Du Drac commictuntur ad providendum super facto magni molendini</text:p>
      <text:p text:style-name="Standard">De Croces} de supra magnum pontem ut melius poterunt</text:p>
      <text:p text:style-name="Standard">commissi pro</text:p>
      <text:p text:style-name="Standard">Josas et}</text:p>
      <text:p text:style-name="Standard">processionibus</text:p>
      <text:p text:style-name="Standard">Victri</text:p>
      <text:p text:style-name="Standard">loquantur cum domino episcopo Par. pro processionibus</text:p>
      <text:p text:style-name="Standard">generalibus faciendi et ad advisandum de die et loco.</text:p>
      <text:p text:style-name="Standard">Cormont</text:p>
      <text:p text:style-name="Standard"><text:soft-page-break/>Ordinatum est quod dominus Johannes Cormont remanebit $de$ in</text:p>
      <text:p text:style-name="Standard">loco seu de latere sinistro cum domino N. Le Terrier</text:p>
      <text:p text:style-name="Standard">Johannes Chappot institutus est prepositus apud Vernotum</text:p>
      <text:p text:style-name="Standard">De preposito apud</text:p>
      <text:p text:style-name="Standard">Vernotum</text:p>
      <text:p text:style-name="Standard">in magna Parrochia loco Johannis Tartarin defuncti ad vadia</text:p>
      <text:p text:style-name="Standard">sibi ordinanda</text:p>
      <text:p text:style-name="Standard">De serviente apud</text:p>
      <text:p text:style-name="Standard">Henricus de la Vatiere institutus est ibidem serviens</text:p>
      <text:p text:style-name="Standard">Vernotum</text:p>
      <text:p text:style-name="Standard">pro capitulo Par.</text:p>
      <text:p text:style-name="Standard">Bastardi infirmo</text:p>
      <text:p text:style-name="Standard">Josas excusato</text:p>
      <text:p text:style-name="Standard">=FRAN_0393_05563_L.jpg=</text:p>
      <text:p text:style-name="Standard">Veneris viiia junii capitulantibus dominis.</text:p>
      <text:p text:style-name="Standard">Archidiacono de Josayo</text:p>
      <text:p text:style-name="Standard">Succentore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Chacy</text:p>
      <text:p text:style-name="Standard">Mondidier</text:p>
      <text:p text:style-name="Standard">Breton</text:p>
      <text:p text:style-name="Standard">Parenti</text:p>
      <text:p text:style-name="Standard">Gaillon</text:p>
      <text:p text:style-name="Standard">De Brolio</text:p>
      <text:p text:style-name="Standard">Haultny</text:p>
      <text:p text:style-name="Standard">Jerson</text:p>
      <text:p text:style-name="Standard">Du Drac</text:p>
      <text:p text:style-name="Standard">Monneti</text:p>
      <text:p text:style-name="Standard">De Croces</text:p>
      <text:p text:style-name="Standard">Sohier</text:p>
      <text:p text:style-name="Standard">Fourbeur</text:p>
      <text:p text:style-name="Standard">processiones</text:p>
      <text:p text:style-name="Standard"><text:soft-page-break/>Fiant processiones generales die dominica proxima ad Sanctum Germanum</text:p>
      <text:p text:style-name="Standard">Autissiodorensis</text:p>
      <text:p text:style-name="Standard">Super requesta domini Archidiaconi Brye videlicet m. Jo. Sellarii petentis</text:p>
      <text:p text:style-name="Standard">De domino Archidiacono</text:p>
      <text:p text:style-name="Standard">Brye</text:p>
      <text:p text:style-name="Standard">solvi de C x s. par. pro sua cura de Sucyaco habeat medietatem</text:p>
      <text:p text:style-name="Standard">vel tantum sicut habebat ejus prodecessor avunculus suus.</text:p>
      <text:p text:style-name="Standard">Hodie domini Johannes Foulon et Germanus Calardi presbyteri procuratores</text:p>
      <text:p text:style-name="Standard">domini Gauffridi Francisci capellani in ecclesia Par. pecierunt / et</text:p>
      <text:p text:style-name="Standard">De domino Gauffrido</text:p>
      <text:p text:style-name="Standard">requisiverunt commicti ad tractandum cum quodam homine de certis arreragiis</text:p>
      <text:p text:style-name="Standard">Francisci</text:p>
      <text:p text:style-name="Standard">sibi debitis . Super quo commictuntur magister Jo. Monneti et P. Thomas</text:p>
      <text:p text:style-name="Standard">ad loquendum et tractandum cum dicto homine</text:p>
      <text:p text:style-name="Standard">Hodie dominus Guillelmus Fabri capellanus capellanie Sancti Michaelis in ecclesia Par.</text:p>
      <text:p text:style-name="Standard">De domino Guillelmo</text:p>
      <text:p text:style-name="Standard">Fabri presbytero</text:p>
      <text:p text:style-name="Standard">peciit solvi et satisfieri de hiis que sibi debentur ad causam dicte sue</text:p>
      <text:p text:style-name="Standard">capellanie super domo et terra de Viersi Super quo nichil actum est</text:p>
      <text:p text:style-name="Standard">cccc liii.</text:p>
      <text:p text:style-name="Standard">Fraxinis</text:p>
      <text:p text:style-name="Standard">Boullardi</text:p>
      <text:p text:style-name="Standard">P Thomas</text:p>
      <text:p text:style-name="Standard">Cotin extra</text:p>
      <text:p text:style-name="Standard">Barre in missa</text:p>
      <text:p text:style-name="Standard">Despars } excusatis</text:p>
      <text:p text:style-name="Standard">Pion</text:p>
      <text:p text:style-name="Standard">Bastardi infirmo</text:p>
      <text:p text:style-name="Standard">C lxxvii</text:p>
      <text:p text:style-name="Standard">353</text:p>
      <text:p text:style-name="Standard">Lune xia junii fuit festum Sancti Barnabe apostoli</text:p>
      <text:p text:style-name="Standard">festum</text:p>
      <text:p text:style-name="Standard">=FRAN_0393_05564_L.jpg=</text:p>
      <text:p text:style-name="Standard">354.</text:p>
      <text:p text:style-name="Standard">Mercurii xiiia junii capitulantibus dominis</text:p>
      <text:p text:style-name="Standard">Archidiacono de Josayo</text:p>
      <text:p text:style-name="Standard"><text:soft-page-break/>De Croces</text:p>
      <text:p text:style-name="Standard">Succentore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Mondidier</text:p>
      <text:p text:style-name="Standard">Chacy</text:p>
      <text:p text:style-name="Standard">De Brolio</text:p>
      <text:p text:style-name="Standard">Breto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Sohier</text:p>
      <text:p text:style-name="Standard">Haultny</text:p>
      <text:p text:style-name="Standard">Fourbeur</text:p>
      <text:p text:style-name="Standard">Du Drac</text:p>
      <text:p text:style-name="Standard">Boullardi</text:p>
      <text:p text:style-name="Standard">Hodie magister V. De Croces fecit suam relacionem $de agendis$</text:p>
      <text:p text:style-name="Standard">De relacione m. de per ipsum actis apud Andresiacum super quod nichil conclusum</text:p>
      <text:p text:style-name="Standard">V. De Croces</text:p>
      <text:p text:style-name="Standard">est de hiis que retulit</text:p>
      <text:p text:style-name="Standard">m. T. de Victri commissus est ad reparandum Barram janue</text:p>
      <text:p text:style-name="Standard">De Barra</text:p>
      <text:p text:style-name="Standard">claustri</text:p>
      <text:p text:style-name="Standard">claustri versus terrale ut equi non possint ibidem ire extranei</text:p>
      <text:p text:style-name="Standard">Cause</text:p>
      <text:p text:style-name="Standard">Cause magistrorum B. Bouchier et P. d'Orgemont hincinde continuate</text:p>
      <text:p text:style-name="Standard">sunt ad xv. ut prius sub spe pacis.</text:p>
      <text:p text:style-name="Standard">Veneris xv junii capitulantibus dominis</text:p>
      <text:p text:style-name="Standard">Archidiacono de Josayo</text:p>
      <text:p text:style-name="Standard">Paillard</text:p>
      <text:p text:style-name="Standard">Succentore</text:p>
      <text:p text:style-name="Standard">Mondidier</text:p>
      <text:p text:style-name="Standard">Parenti</text:p>
      <text:p text:style-name="Standard"><text:soft-page-break/>Penitenciario</text:p>
      <text:p text:style-name="Standard">De Brolio</text:p>
      <text:p text:style-name="Standard">Odeimonte</text:p>
      <text:p text:style-name="Standard">Jerson</text:p>
      <text:p text:style-name="Standard">Chacy</text:p>
      <text:p text:style-name="Standard">Breton</text:p>
      <text:p text:style-name="Standard">Monneti</text:p>
      <text:p text:style-name="Standard">Gaillon</text:p>
      <text:p text:style-name="Standard">Sohier</text:p>
      <text:p text:style-name="Standard">Fourbeur</text:p>
      <text:p text:style-name="Standard">Haultny</text:p>
      <text:p text:style-name="Standard">Fraxinis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Burdelot</text:p>
      <text:p text:style-name="Standard">Cotin extra</text:p>
      <text:p text:style-name="Standard">Parenti</text:p>
      <text:p text:style-name="Standard">excusatis</text:p>
      <text:p text:style-name="Standard">Despars</text:p>
      <text:p text:style-name="Standard">Pion extra</text:p>
      <text:p text:style-name="Standard">Bastardi infirmo</text:p>
      <text:p text:style-name="Standard">P. Thomas</text:p>
      <text:p text:style-name="Standard">Pion</text:p>
      <text:p text:style-name="Standard">De Cameraco</text:p>
      <text:p text:style-name="Standard">Burdelot</text:p>
      <text:p text:style-name="Standard">Luillier</text:p>
      <text:p text:style-name="Standard">Renouard</text:p>
      <text:p text:style-name="Standard">Cotin extra</text:p>
      <text:p text:style-name="Standard">Barre in missa</text:p>
      <text:p text:style-name="Standard">Aguenin} excusatis</text:p>
      <text:p text:style-name="Standard">Despars</text:p>
      <text:p text:style-name="Standard">Bastardi infirmo</text:p>
      <text:p text:style-name="Standard">=FRAN_0393_05565_L.jpg=</text:p>
      <text:p text:style-name="Standard">cccc liii°</text:p>
      <text:p text:style-name="Standard"><text:soft-page-break/>Habeat magister V. De Croces mandatum capituli de solvendo de</text:p>
      <text:p text:style-name="Standard">fructibus prebende foranee Cantorie domino Gabrieli Harenger</text:p>
      <text:p text:style-name="Standard">Gabriel</text:p>
      <text:p text:style-name="Standard">Harenger</text:p>
      <text:p text:style-name="Standard">faciendi officium Clerici cantoris pro sua pensione xlviii s.</text:p>
      <text:p text:style-name="Standard">Placet dominis quod Johanna des Quinemares uxor N. des</text:p>
      <text:p text:style-name="Standard">De scolis in parrochia</text:p>
      <text:p text:style-name="Standard">Quinemares teneat scolas puellarum in parrochia Sancti Gervasii</text:p>
      <text:p text:style-name="Standard">Sancti Gervasii.</text:p>
      <text:p text:style-name="Standard">si sit ibidem locus.</text:p>
      <text:p text:style-name="Standard">Dominus Succentor summavit et requisivit dominos ut provideant servicio</text:p>
      <text:p text:style-name="Standard">De providendo</text:p>
      <text:p text:style-name="Standard">divino ecclesie propter deffectum clericorum matutinarum et beneficiatorum</text:p>
      <text:p text:style-name="Standard">servicio</text:p>
      <text:p text:style-name="Standard">alias se exoneravit.</text:p>
      <text:p text:style-name="Standard">De clericis matutinarum</text:p>
      <text:p text:style-name="Standard">Ordinatum est quod querantur clerici matutinarum pro faciendo</text:p>
      <text:p text:style-name="Standard">querendis.</text:p>
      <text:p text:style-name="Standard">servicium in ecclesia Par.</text:p>
      <text:p text:style-name="Standard">De Croces pro</text:p>
      <text:p text:style-name="Standard">De Croces commictitur ad tractandum de arreragiis debitis per</text:p>
      <text:p text:style-name="Standard">quodam scutiffero</text:p>
      <text:p text:style-name="Standard">quendam scutifferum</text:p>
      <text:p text:style-name="Standard">Habeat idem de Croces mandatum capituli de solvendo domino Guillelmo Fabri</text:p>
      <text:p text:style-name="Standard">De Croces pro domino</text:p>
      <text:p text:style-name="Standard">Fabri</text:p>
      <text:p text:style-name="Standard">presbytero capellano capellanie Sancti Michaelis in ecclesia Par. fundate</text:p>
      <text:p text:style-name="Standard">per dominum cardinalem de Becco supra terram de Viersi xxxii s. p.</text:p>
      <text:p text:style-name="Standard">pro uno anno finito ad festum Sancti Martini hyemalis cccclii.</text:p>
      <text:p text:style-name="Standard">355.</text:p>
      <text:p text:style-name="Standard">=FRAN_0393_05566_L.jpg=</text:p>
      <text:p text:style-name="Standard">356.</text:p>
      <text:p text:style-name="Standard">Lune xviiia junii capitulantibus dominis</text:p>
      <text:p text:style-name="Standard">Succentore</text:p>
      <text:p text:style-name="Standard">Archidiacono de Josayo</text:p>
      <text:p text:style-name="Standard">Mondidier</text:p>
      <text:p text:style-name="Standard"><text:soft-page-break/>De Cameraco</text:p>
      <text:p text:style-name="Standard">Penitenciario</text:p>
      <text:p text:style-name="Standard">De Brolio</text:p>
      <text:p text:style-name="Standard">Luillier</text:p>
      <text:p text:style-name="Standard">Chacy</text:p>
      <text:p text:style-name="Standard">Parenti</text:p>
      <text:p text:style-name="Standard">Breton</text:p>
      <text:p text:style-name="Standard">Jerson</text:p>
      <text:p text:style-name="Standard">Renouart</text:p>
      <text:p text:style-name="Standard">Ordeimonte</text:p>
      <text:p text:style-name="Standard">Gaillon</text:p>
      <text:p text:style-name="Standard">Monneti</text:p>
      <text:p text:style-name="Standard">Bastardi</text:p>
      <text:p text:style-name="Standard">} infirmis</text:p>
      <text:p text:style-name="Standard">Barre</text:p>
      <text:p text:style-name="Standard">Fourbeur</text:p>
      <text:p text:style-name="Standard">Cotin extra</text:p>
      <text:p text:style-name="Standard">Haultny</text:p>
      <text:p text:style-name="Standard">Sohier</text:p>
      <text:p text:style-name="Standard">Victri</text:p>
      <text:p text:style-name="Standard">De Croces</text:p>
      <text:p text:style-name="Standard">Fraxinis</text:p>
      <text:p text:style-name="Standard">Despars } excusatis</text:p>
      <text:p text:style-name="Standard">Aguenin</text:p>
      <text:p text:style-name="Standard">Boullardi</text:p>
      <text:p text:style-name="Standard">Pion</text:p>
      <text:p text:style-name="Standard">P Thomas</text:p>
      <text:p text:style-name="Standard">Burdelot</text:p>
      <text:p text:style-name="Standard">Collacio bursarum</text:p>
      <text:p text:style-name="Standard">collegii xviii scolarium</text:p>
      <text:p text:style-name="Standard">Burse collegii xviii scolarum vacantes per absenciam m. Jo. Natalis ant alius</text:p>
      <text:p text:style-name="Standard">collate sunt Nicolao Pileux</text:p>
      <text:p text:style-name="Standard">Idem</text:p>
      <text:p text:style-name="Standard">Item Burse P. Monamy ejusdem collegii vacantes ut supra collate</text:p>
      <text:p text:style-name="Standard">sunt Roberto Debonnaire</text:p>
      <text:p text:style-name="Standard">De domo de la</text:p>
      <text:p text:style-name="Standard"><text:soft-page-break/>Placet dominis quod illi $to$ qui tenent domum de la Juirie teneant</text:p>
      <text:p text:style-name="Standard">Juirie</text:p>
      <text:p text:style-name="Standard">ut in anno preterito Et hoc pro isto anno actenta relacione</text:p>
      <text:p text:style-name="Standard">M. V. de Croces</text:p>
      <text:p text:style-name="Standard">De serviente apud</text:p>
      <text:p text:style-name="Standard">Fiat lictera sergenterie apud Jouyacum pro Guillelmo Le Cheron ibidem</text:p>
      <text:p text:style-name="Standard">Jouyacum</text:p>
      <text:p text:style-name="Standard">commonante de quo hic locutus est m. R. Haultny</text:p>
      <text:p text:style-name="Standard">Mercurii xxa junii capitulantibus dominis.</text:p>
      <text:p text:style-name="Standard">Archidiacono de Josayo</text:p>
      <text:p text:style-name="Standard">Succentore</text:p>
      <text:p text:style-name="Standard">Mondidier</text:p>
      <text:p text:style-name="Standard">Burdelot</text:p>
      <text:p text:style-name="Standard">Ordeimonte</text:p>
      <text:p text:style-name="Standard">De Brolio</text:p>
      <text:p text:style-name="Standard">Renounart</text:p>
      <text:p text:style-name="Standard">Chacy</text:p>
      <text:p text:style-name="Standard">Parenti</text:p>
      <text:p text:style-name="Standard">Luillier</text:p>
      <text:p text:style-name="Standard">Breton</text:p>
      <text:p text:style-name="Standard">Monneti</text:p>
      <text:p text:style-name="Standard">Cotin extra</text:p>
      <text:p text:style-name="Standard">Haultny</text:p>
      <text:p text:style-name="Standard">Fourbeur</text:p>
      <text:p text:style-name="Standard">Gaillon</text:p>
      <text:p text:style-name="Standard">De Croces</text:p>
      <text:p text:style-name="Standard">Sohier</text:p>
      <text:p text:style-name="Standard">Barre</text:p>
      <text:p text:style-name="Standard">Aguenin</text:p>
      <text:p text:style-name="Standard">Fraxinis</text:p>
      <text:p text:style-name="Standard">Victri</text:p>
      <text:p text:style-name="Standard">excusatis</text:p>
      <text:p text:style-name="Standard">Paillard</text:p>
      <text:p text:style-name="Standard">Boullardi</text:p>
      <text:p text:style-name="Standard">Despars</text:p>
      <text:p text:style-name="Standard">Bastardi</text:p>
      <text:p text:style-name="Standard"><text:soft-page-break/>P Thomas</text:p>
      <text:p text:style-name="Standard">Penitenciario</text:p>
      <text:p text:style-name="Standard">De Cameraco</text:p>
      <text:p text:style-name="Standard">Pion extra</text:p>
      <text:p text:style-name="Standard">De mandato tradendo</text:p>
      <text:p text:style-name="Standard">Magistro V. De Croces.</text:p>
      <text:p text:style-name="Standard">Habeat magister V. De Croces mandatum capituli de solvendo Johanni du Chastenet</text:p>
      <text:p text:style-name="Standard">pro magistro Jo. Celenote illud quod lucratus fuit de mense maii</text:p>
      <text:p text:style-name="Standard">novissime preterito quia non fuit positus in tabulam facta per Loubloyer</text:p>
      <text:p text:style-name="Standard">De capitaneo</text:p>
      <text:p text:style-name="Standard">Super requesta capitanei Liricantus petentis habere unam tunicam</text:p>
      <text:p text:style-name="Standard">Liricantus</text:p>
      <text:p text:style-name="Standard">de gracia habeat iiiior scuta auri de gracia pro ista vice non ut capitaneus</text:p>
      <text:p text:style-name="Standard">=FRAN_0393_05567_L.jpg=</text:p>
      <text:p text:style-name="Standard">cccc liii°.</text:p>
      <text:p text:style-name="Standard">Veneris xxiia junii capitulantibus dominis.</text:p>
      <text:p text:style-name="Standard">Archidiacono de Josayo</text:p>
      <text:p text:style-name="Standard">Monneti</text:p>
      <text:p text:style-name="Standard">Succentore</text:p>
      <text:p text:style-name="Standard">Burdelot</text:p>
      <text:p text:style-name="Standard">De Brolio</text:p>
      <text:p text:style-name="Standard">Penitenciario</text:p>
      <text:p text:style-name="Standard">Luillier</text:p>
      <text:p text:style-name="Standard">Ordeimonte</text:p>
      <text:p text:style-name="Standard">Parenti</text:p>
      <text:p text:style-name="Standard">Sohier</text:p>
      <text:p text:style-name="Standard">Chacy</text:p>
      <text:p text:style-name="Standard">Jerson</text:p>
      <text:p text:style-name="Standard">Cotin extra</text:p>
      <text:p text:style-name="Standard">Breton</text:p>
      <text:p text:style-name="Standard">Fourbeur</text:p>
      <text:p text:style-name="Standard">Gaillon excusato</text:p>
      <text:p text:style-name="Standard">Haultny</text:p>
      <text:p text:style-name="Standard">Fraxinis</text:p>
      <text:p text:style-name="Standard">Barre in missa</text:p>
      <text:p text:style-name="Standard">Boullardi</text:p>
      <text:p text:style-name="Standard"><text:soft-page-break/>De Croces</text:p>
      <text:p text:style-name="Standard">Victri</text:p>
      <text:p text:style-name="Standard">P Thomas</text:p>
      <text:p text:style-name="Standard">Mondidier</text:p>
      <text:p text:style-name="Standard">Pion</text:p>
      <text:p text:style-name="Standard">Bastardi</text:p>
      <text:p text:style-name="Standard">De Cameraco</text:p>
      <text:p text:style-name="Standard">N. Bretin a adjourné messeigneurs a mardi prochain contre Adenet Flesset en cas</text:p>
      <text:p text:style-name="Standard">Adjournement</text:p>
      <text:p text:style-name="Standard">de heritage et de peril pour la rente que prent la fabrique sur</text:p>
      <text:p text:style-name="Standard">Fabrique</text:p>
      <text:p text:style-name="Standard">l'ostel du Poulain devant les Tournelles en la grant rue Saint</text:p>
      <text:p text:style-name="Standard">Anthoine</text:p>
      <text:p text:style-name="Standard">Commissi pro domo</text:p>
      <text:p text:style-name="Standard">De Croces } aut duo ipsorum commictuntur ad videndum et visitandum</text:p>
      <text:p text:style-name="Standard">ante Santam Marinam</text:p>
      <text:p text:style-name="Standard">Victri</text:p>
      <text:p text:style-name="Standard">Ordeimonte</text:p>
      <text:p text:style-name="Standard">quandam domum ruinosam sitam prope et ante ecclesiam beate</text:p>
      <text:p text:style-name="Standard">Haultny</text:p>
      <text:p text:style-name="Standard">Marine / quam petit habere ad suam vitam dominus Germanus</text:p>
      <text:p text:style-name="Standard">Galaid presbyter et refferendum</text:p>
      <text:p text:style-name="Standard">Hodie dominus Philippus Infantis peciit sibi fieri maiorem provisionem quam</text:p>
      <text:p text:style-name="Standard">de domino Philippo</text:p>
      <text:p text:style-name="Standard">habet videlicet iiii denariis augmentiis ultra suam provisionem. Super</text:p>
      <text:p text:style-name="Standard">Infantis</text:p>
      <text:p text:style-name="Standard">quo ordinatum est quod remictatur et differatur usque ad capitulum generale sancti</text:p>
      <text:p text:style-name="Standard">Jo. Baptiste proxime</text:p>
      <text:p text:style-name="Standard">de duo libris</text:p>
      <text:p text:style-name="Standard">Ordinatum est quod duo libri videlicet duo Anthiphonarii de tempore hiemalis</text:p>
      <text:p text:style-name="Standard">emendis.</text:p>
      <text:p text:style-name="Standard">novi hic exhibiti videantur et visitentur per m. Ja. Barre et dominum Petrum Belledent</text:p>
      <text:p text:style-name="Standard">ac nonnullos et si reperiantur sufficientes domini sunt oppinionis quod provisores</text:p>
      <text:p text:style-name="Standard">fabrice provideant scilicet quod ementur pro precio competente</text:p>
      <text:p text:style-name="Standard">Audita relacione domini Johannis Pierre presbyteri procuratoris clericorum matutinarum</text:p>
      <text:p text:style-name="Standard">ad hoc commissi placet dominis quod fiat graciam seu moderacionem Johanni de Grant Rue</text:p>
      <text:p text:style-name="Standard"><text:soft-page-break/>De Jo. de Grant</text:p>
      <text:p text:style-name="Standard">Rue pro clericis matutinarum</text:p>
      <text:p text:style-name="Standard">de parisiensi pro turoniense pro iiiior annis ad causam xl s.p. redditus quos percipiunt dicti clerici super domo</text:p>
      <text:p text:style-name="Standard">sua in vico Sancti Dionisii ad intersignum de Deux signes prope Sanctum Innocencium proviso</text:p>
      <text:p text:style-name="Standard">quod solvat impromptu et quod gracia convertatur in reparacionibus etc.</text:p>
      <text:p text:style-name="Standard">Cibolle</text:p>
      <text:p text:style-name="Standard">Placet dominis quod magister R. Cibolle cancellarius et G. Cotin nunc existentes apud</text:p>
      <text:p text:style-name="Standard">Cotin} pro</text:p>
      <text:p text:style-name="Standard">Rothomagum qui laboraverunt pro facto de Ave Regina reputantur pro presentibus</text:p>
      <text:p text:style-name="Standard">prebendis foraneis</text:p>
      <text:p text:style-name="Standard">quantum ad lucrandum prebendas foraneas que lucrantur prima die capituli generalis</text:p>
      <text:p text:style-name="Standard">Sancti Johannis Baptiste pro isto Anno</text:p>
      <text:p text:style-name="Standard">357.</text:p>
      <text:p text:style-name="Standard">=FRAN_0393_05568_L.jpg=</text:p>
      <text:p text:style-name="Standard">Jehan</text:p>
      <text:p text:style-name="Standard">sergent a adjourné messeigneurs a mardi prochian</text:p>
      <text:p text:style-name="Standard">Adjournement contre les religieux de Saint Victor en cas de pereil</text:p>
      <text:p text:style-name="Standard">et de heritage pour .i. hostel vers l'Ours et le Lion</text:p>
      <text:p text:style-name="Standard">358.</text:p>
      <text:p text:style-name="Standard">=FRAN_0393_05569_L.jpg=</text:p>
      <text:p text:style-name="Standard">Capitulum generale sancti Johannis Baptiste Anno domini</text:p>
      <text:p text:style-name="Standard">m° cccc° liii° Incipit die lune in crastinum dicti festi</text:p>
      <text:p text:style-name="Standard">Sancti Johannis xxv mensis junii . Et fuerunt ad capitulum</text:p>
      <text:p text:style-name="Standard">et lucrati sunt domini infrascripti videlicet Johannes de Courcellis</text:p>
      <text:p text:style-name="Standard">Archidiaconus de Josayo . Johannes de Oliva Succentor . Thomas de</text:p>
      <text:p text:style-name="Standard">Courcellis penitenciarius . P. de Ordeimonte . Petrus de Chacy . Guillelmus</text:p>
      <text:p text:style-name="Standard">Britonis Rogerus de Gaillon Jacobus Barre Radulfus Haultny</text:p>
      <text:p text:style-name="Standard">Johannes Du Drac Vincencius De Croces Theobaldus de Victri Johannes</text:p>
      <text:p text:style-name="Standard">Aguenin Johannes Paillard Stephanus de Montdidier Petrus</text:p>
      <text:p text:style-name="Standard">Thomas . Guido Burdelot . Karolus Boullardi . Guillelmus.</text:p>
      <text:p text:style-name="Standard">Sohier Radulfus le Fourbeur Thomas de Jerson Ambrosius de</text:p>
      <text:p text:style-name="Standard">Cameraco Johannes de Vayli Martinus de Fraxinis Johannes</text:p>
      <text:p text:style-name="Standard">Monneti Jacobus Despars Johannes Luillier Stephanus Pion Johannes</text:p>
      <text:p text:style-name="Standard">Bastardi Petrus Bouchier Johannes Buireau . Guillelmus Cotin</text:p>
      <text:p text:style-name="Standard">excusatus Johannes de Brolio excusatus</text:p>
      <text:p text:style-name="Standard"><text:soft-page-break/>Hodie domini $cu$ concesserunt magistro Ri. Margari presbytero licenciatu</text:p>
      <text:p text:style-name="Standard">De habitu ecclesie</text:p>
      <text:p text:style-name="Standard">concesso magistro R.</text:p>
      <text:p text:style-name="Standard">in legibus habitum ecclesie Par. et vestes ejusdem defferre . et fuit installatum etc.</text:p>
      <text:p text:style-name="Standard">Margari</text:p>
      <text:p text:style-name="Standard">Conclusum est quod die crastina et aliis diebus istorum capitulorum pulsetur</text:p>
      <text:p text:style-name="Standard">De capitulo generali</text:p>
      <text:p text:style-name="Standard">Capitulum sive campanam capituli hora quinta de mane et quod incipiatur</text:p>
      <text:p text:style-name="Standard">pulsando</text:p>
      <text:p text:style-name="Standard">capitulum generale hora sexta Et hoc propter plures causas</text:p>
      <text:p text:style-name="Standard">Istud capitulum durat per quinque dies et lucratur quilibet canonicus Par.</text:p>
      <text:p text:style-name="Standard">pro qualibet die ii s. p. quos debet solvere . magister Ste . Pion Camerarius</text:p>
      <text:p text:style-name="Standard">Capitulum generale</text:p>
      <text:p text:style-name="Standard">et quos ipse non solvit pro ista pice Et est ordinatum principaliter</text:p>
      <text:p text:style-name="Standard">pro $t$ omnibus negociis ecclesie.</text:p>
      <text:p text:style-name="Standard">Ciiiixx f.</text:p>
      <text:p text:style-name="Standard">359.</text:p>
      <text:p text:style-name="Standard">=FRAN_0393_05570_L.jpg=</text:p>
      <text:p text:style-name="Standard">360.</text:p>
      <text:p text:style-name="Standard">Dominus Succentor presidens in capitulo Par. pro presenti $obt$ optavit</text:p>
      <text:p text:style-name="Standard">prebendas foraneas que secuntur</text:p>
      <text:p text:style-name="Standard">Primo. prebenda decanatus litigiosa inter magistros G. Colin et Jo. de</text:p>
      <text:p text:style-name="Standard">Vayli</text:p>
      <text:p text:style-name="Standard">Item cantoria inter magistros Jo. Bastardi et Jo. Paillard</text:p>
      <text:p text:style-name="Standard">Item semiprebenda que fuit m. Ja. de Cubry et postmodum</text:p>
      <text:p text:style-name="Standard">m. Jo. de Bellavalle litigiosa inter magistros G. Hebert et P.</text:p>
      <text:p text:style-name="Standard">de Brena.</text:p>
      <text:p text:style-name="Standard">Item prebenda que fuit m. Jo. de Buissi ad quam nullus</text:p>
      <text:p text:style-name="Standard">est receptus.</text:p>
      <text:p text:style-name="Standard">Provisores fabrice ecclesie remanent videlicet domini R. Cibolle</text:p>
      <text:p text:style-name="Standard">Cancellarius T. de Courcellis penitenciarius et T. de Victri</text:p>
      <text:p text:style-name="Standard">Provisores et ad audiendum compota domus Dei Par. sunt domini</text:p>
      <text:p text:style-name="Standard">Archidiaconus de Josayo Cancellarius et Victri</text:p>
      <text:p text:style-name="Standard">Visitatores collegiorum remanent videlicet domini Succentor penitenciarius</text:p>
      <text:p text:style-name="Standard">et Jerson.</text:p>
      <text:p text:style-name="Standard">Visitatores ecclesiarum remanent et sunt domini archidiaconus de Josayo Succentor</text:p>
      <text:p text:style-name="Standard"><text:soft-page-break/>Cancellarius Cotin Monneti et Jerson</text:p>
      <text:p text:style-name="Standard">Visitatores capellanarum remanent et sunt domini Succentor Barre et</text:p>
      <text:p text:style-name="Standard">Monnet aut duo ipsorum</text:p>
      <text:p text:style-name="Standard">magister V. De Croces commissus ad recipiendum prebendas foraneas</text:p>
      <text:p text:style-name="Standard">continuatus est pro isto anno.</text:p>
      <text:p text:style-name="Standard">Claves cartarum thesauri manent</text:p>
      <text:p text:style-name="Standard">ooo -</text:p>
      <text:p text:style-name="Standard">Placet dominis et ratificaverunt tradicionem et tractatum factos</text:p>
      <text:p text:style-name="Standard">De domo claustrali</text:p>
      <text:p text:style-name="Standard">inter magistros d'Orgemont et P. Bouchier de domo magna claustrali ipsius</text:p>
      <text:p text:style-name="Standard">m. P. d'Orgemont</text:p>
      <text:p text:style-name="Standard">d'Orgemont solvendo solvenda quiquidem Bouchier solvit solum cuilibet</text:p>
      <text:p text:style-name="Standard">canonico dimidium scutum $var$ pro parvo vino et nichil aliud fuit solutum</text:p>
      <text:p text:style-name="Standard">=FRAN_0393_05571_L.jpg=</text:p>
      <text:p text:style-name="Standard">CCCC liii</text:p>
      <text:p text:style-name="Standard">Martis xxvi junii secunda dicti capituli generalis fuerunt ad</text:p>
      <text:p text:style-name="Standard">Capitulum et lucrati sunt domini infrascripti videlicet archidiaconus de Josayo Succentor</text:p>
      <text:p text:style-name="Standard">Penitenciarius Ordeimonte Chacy . Breton . Gaillon . Barre . Haultny</text:p>
      <text:p text:style-name="Standard">Du Drac . De Croces Victri . Aguenin . Paillard . Mondidier . Parenti</text:p>
      <text:p text:style-name="Standard">de Brolio . P Thomas . Burdelot Boullardi . Sohier . Fourbeur $Je$</text:p>
      <text:p text:style-name="Standard">Jerson . De Cameraco . Vayli . Fraxinis . Monneti Despars Pion.</text:p>
      <text:p text:style-name="Standard">Luillier . Bureau . Bastardi infirmus. Cotin excusatus</text:p>
      <text:p text:style-name="Standard">de domino Par.</text:p>
      <text:p text:style-name="Standard">Loquatur cum domino Par. episcopo pro facto luminarii et caparum ecclesie</text:p>
      <text:p text:style-name="Standard">Conclusum est quod retineantur et ementur duo magni libri videlicet duo</text:p>
      <text:p text:style-name="Standard">Anthiphonarii temporum hiemalis alias et hodie hic $ex$ exhibiti et traditi</text:p>
      <text:p text:style-name="Standard">De duobus antiphonarii</text:p>
      <text:p text:style-name="Standard">per Jo. $Garnier$ Guimiier pro precio C f. quod sic actum est</text:p>
      <text:p text:style-name="Standard">emptis pro ecclesia</text:p>
      <text:p text:style-name="Standard">et hoc de peccuniis existentibus in thesauro ecclesie / et pro hujusmodi summa restituenda</text:p>
      <text:p text:style-name="Standard">advisetur modus vendendui nonnullos libros existentes in dicto thesauro</text:p>
      <text:p text:style-name="Standard">videlicet aliqua missalia.</text:p>
      <text:p text:style-name="Standard">Ordinatum est quod videantur deffectus et afferantur hic ut provideatur et procedatur</text:p>
      <text:p text:style-name="Standard">contra illos qui commictunt et faciunt cothidie dictos deffecti</text:p>
      <text:p text:style-name="Standard">Mercurii xx vii junii tercia die dicti capituli generalis fuerunt</text:p>
      <text:p text:style-name="Standard">ad capitulum et lucrati sunt domini et magistri Infrascripti videlicet Archidiaconus de</text:p>
      <text:p text:style-name="Standard"><text:soft-page-break/>Josayo . Succentor . Penitenciarius Oideimonte . Chacy . Breton . Gaillon</text:p>
      <text:p text:style-name="Standard">Barre . Haultny . Du Drac . De Croces Victri Aguenin Paillard</text:p>
      <text:p text:style-name="Standard">Mondidier Parenti de Brolio . P Thomas Burdelot . Boullardi . Sohier</text:p>
      <text:p text:style-name="Standard">Fourbeur . Jerson. De Cameraco . Vaily . Fraxinis . Monneti . Despars</text:p>
      <text:p text:style-name="Standard">Luillier Pion Bureau Bouchier J. Bastari infirmus. Cotin excusatus</text:p>
      <text:p text:style-name="Standard">Notin</text:p>
      <text:p text:style-name="Standard">Montandouyn } clerici matutinarum renunciaverunt suis officiis more</text:p>
      <text:p text:style-name="Standard">Michael Bout solito et supplicaverunt remicti et restitui</text:p>
      <text:p text:style-name="Standard">361.</text:p>
      <text:p text:style-name="Standard">clericis</text:p>
      <text:p text:style-name="Standard">atutium</text:p>
      <text:p text:style-name="Standard">=FRAN_0393_05572_L.jpg=</text:p>
      <text:p text:style-name="Standard">De preposito</text:p>
      <text:p text:style-name="Standard">Liricantus</text:p>
      <text:p text:style-name="Standard">362.</text:p>
      <text:p text:style-name="Standard">Conclusum est quod prepositus de Liricantu deponatur ex nunc a dicto officio</text:p>
      <text:p text:style-name="Standard">et quod provideatur de Alio Et ad hoc commictuntur magister V. De Croces Jo.</text:p>
      <text:p text:style-name="Standard">Monneti du Drac et Haultny qui adducent illum in capitulo</text:p>
      <text:p text:style-name="Standard">Ordinatum est quod pene alias apposite super deffectibus commissis et</text:p>
      <text:p text:style-name="Standard">commictentis per illos de choro imponantur et moderantur per medium</text:p>
      <text:p text:style-name="Standard">De pueris chori et</text:p>
      <text:p text:style-name="Standard">quodque die crastina compareant et veniant in capitulo magister et pueri</text:p>
      <text:p text:style-name="Standard">aliis de choro</text:p>
      <text:p text:style-name="Standard">chori ad audiendum eorum statuta Et eciam omnes benefictati</text:p>
      <text:p text:style-name="Standard">pro statutis audiendis</text:p>
      <text:p text:style-name="Standard">et alii de choro citentur per notarium et veniant ad ultimum capitulum</text:p>
      <text:p text:style-name="Standard">generale ad audiendum statu et penas appositas in quodam parvo</text:p>
      <text:p text:style-name="Standard">libro chori qui dicitur liber commendacionis</text:p>
      <text:p text:style-name="Standard">Jovis xxviiia junii iiiia dicti capituli generalis fuerunt ad</text:p>
      <text:p text:style-name="Standard">capitulum et lucrati sunt domini infrascripti videlicet archidiaconus de Josayo</text:p>
      <text:p text:style-name="Standard">Succentor Penitenciarius . Ordeimonte Chacy . Breton Cotin Gaillon</text:p>
      <text:p text:style-name="Standard">Barre . Haultny Du Drac De Croces Victri Aguenin Parenti</text:p>
      <text:p text:style-name="Standard">Mondidier P Thomas . Burdelot Boullard Sohier de Brolio</text:p>
      <text:p text:style-name="Standard">Fourbeur Jerson Vayli de Cameraco Monneti Fraxinis Despars</text:p>
      <text:p text:style-name="Standard">Pion . Luillier . Bureau . Paillardi infirmus Bouchier excusatus . Bastardi</text:p>
      <text:p text:style-name="Standard">infirmus</text:p>
      <text:p text:style-name="Standard"><text:soft-page-break/>De statutis puerorum</text:p>
      <text:p text:style-name="Standard">Hodie fuerunt lecta statuta puerorum chori in capitulo coram ipsis et</text:p>
      <text:p text:style-name="Standard">chori</text:p>
      <text:p text:style-name="Standard">eorum magistro propter hoc in capitulo ad mandatum capituli comparentibus quibus fuit</text:p>
      <text:p text:style-name="Standard">Injunctum ea observare de cetero</text:p>
      <text:p text:style-name="Standard">Audita relacione m. V. De Croces ad hoc commissi pro facto nonnullorum</text:p>
      <text:p text:style-name="Standard">arreragiorum debitorum per quendam scutifferum ad causam C s redditus debitis capellanie</text:p>
      <text:p text:style-name="Standard">De arreragiis debitis</text:p>
      <text:p text:style-name="Standard">Sancti Augustini in ecclesia Par. quam nuper possidet dominus Gauffridus</text:p>
      <text:p text:style-name="Standard">capellanie sancti Augustini</text:p>
      <text:p text:style-name="Standard">Francisci. Iterato commissus est ad se informandum super hoc</text:p>
      <text:p text:style-name="Standard">plenarie videlicet utrum alii capellani qui percipiunt similiter redditus $fecerunt$</text:p>
      <text:p text:style-name="Standard">$sibi$ remiserunt $de$ arreragia sua vel non / et si ita sit quod remiseruit</text:p>
      <text:p text:style-name="Standard">Fiat similiter de istis arreragiis</text:p>
      <text:p text:style-name="Standard">=FRAN_0393_05573_L.jpg=</text:p>
      <text:p text:style-name="Standard">363.</text:p>
      <text:p text:style-name="Standard">CCCC liii.</text:p>
      <text:p text:style-name="Standard">Hodie magister R. Margati presbyter licenciatus in legibus fuit commissus ad</text:p>
      <text:p text:style-name="Standard">regimen vicarie seu vicariatus de Liricantes et ad receptam faciendum</text:p>
      <text:p text:style-name="Standard">ad vadia seu pensionem videlicet xl. francorum duorum modiorum grani</text:p>
      <text:p text:style-name="Standard">et duarum caudarum vini ac aliorum jurium vicarii quod ipse acceptavit</text:p>
      <text:p text:style-name="Standard">Et hoc quamdiu placuerit capitulo dumtaxat et juravit obedienciam reverenciam etc</text:p>
      <text:p text:style-name="Standard">et jura servare compotaque et reliqua reddere etc.</text:p>
      <text:p text:style-name="Standard">Data est magistro Johanni Monneti canonico Par. omnimoda potestas providendi</text:p>
      <text:p text:style-name="Standard">ponendique et instituendi unum prepositum apud Liricantum loco illius</text:p>
      <text:p text:style-name="Standard">qui nuc est / et ad ponendum dictum m. R. in possessiones vicarium et super hoc</text:p>
      <text:p text:style-name="Standard">habebit commissiones capituli</text:p>
      <text:p text:style-name="Standard">Du Drac</text:p>
      <text:p text:style-name="Standard">commictuntur ad tractandum cum quodam molendinario</text:p>
      <text:p text:style-name="Standard">pro</text:p>
      <text:p text:style-name="Standard">De Croces</text:p>
      <text:p text:style-name="Standard">pro Molendino</text:p>
      <text:p text:style-name="Standard">pro facto parvi molendini et refferendum</text:p>
      <text:p text:style-name="Standard">Pion</text:p>
      <text:p text:style-name="Standard">Succentor}</text:p>
      <text:p text:style-name="Standard">communicabunt cum domino episcopo Par. pro processionibus</text:p>
      <text:p text:style-name="Standard"><text:soft-page-break/>Commissi ad loquendum</text:p>
      <text:p text:style-name="Standard">Victri</text:p>
      <text:p text:style-name="Standard">generalibus faciendi.</text:p>
      <text:p text:style-name="Standard">Domino par. episcopo ex</text:p>
      <text:p text:style-name="Standard">Recipiatur in clericum matutinarum quidem $clo$ capellanus vocatus</text:p>
      <text:p text:style-name="Standard">De clerico matutinarum</text:p>
      <text:p text:style-name="Standard">Si reperiatur sufficiens per magistros Ja. Barre et R. Le Fourbeut qui ipsum</text:p>
      <text:p text:style-name="Standard">recipiendo.</text:p>
      <text:p text:style-name="Standard">examinabunt et audietur hodie in missa</text:p>
      <text:p text:style-name="Standard">De vicario</text:p>
      <text:p text:style-name="Standard">Liricantus</text:p>
      <text:p text:style-name="Standard">De preposito</text:p>
      <text:p text:style-name="Standard">Liricantus</text:p>
      <text:p text:style-name="Standard">Veneris penultima junii fuit festum apostolorum Petri et Pauli</text:p>
      <text:p text:style-name="Standard">Festum</text:p>
      <text:p text:style-name="Standard">=FRAN_0393_05574_L.jpg=</text:p>
      <text:p text:style-name="Standard">364.</text:p>
      <text:p text:style-name="Standard">Mercurii iia julii quinta et ultima dicti capituli generalis fuerunt</text:p>
      <text:p text:style-name="Standard">ad capitulum et lucrati sunt domini Succentor . Penitenciarius Chacy Ordeimonte</text:p>
      <text:p text:style-name="Standard">Breton Cotin Gaillon Barre . Haultny Du Drac . Victri Aguenin</text:p>
      <text:p text:style-name="Standard">Paillard Mondidier P. Thomas Burdelot Boullardi de Brolio</text:p>
      <text:p text:style-name="Standard">Sohier Fourbeur Jerson Vayli Monneti Fraxinis Despars</text:p>
      <text:p text:style-name="Standard">Pion Bouchier . De Croces extra Bastardi infirmus</text:p>
      <text:p text:style-name="Standard">Capellania ad altare deffunctorum in ecclesia Sancti Mederici Par. declarata</text:p>
      <text:p text:style-name="Standard">est vacans per obitum deffuncti domini Jacobi Favereti Et postmodum</text:p>
      <text:p text:style-name="Standard">Declacio vacacionis</text:p>
      <text:p text:style-name="Standard">et collacio capellanie</text:p>
      <text:p text:style-name="Standard">magister P. d'Orgemont existens in suo parvo turno contulit ipsam cum</text:p>
      <text:p text:style-name="Standard">protestactionibus assuetis in capitulo Par. Guillelmo Leber ejus clerico diocesis</text:p>
      <text:p text:style-name="Standard">Constancientis presentibus dominis Succentore Chacy Victri Gaillon et pluribus</text:p>
      <text:p text:style-name="Standard">aliis.</text:p>
      <text:p text:style-name="Standard">Tradatur parvum molendinum pro l. f. pro duobus annis</text:p>
      <text:p text:style-name="Standard">De Marco Jolis</text:p>
      <text:p text:style-name="Standard">Placet dominis moderare Marco Jolis xxxiii f. pro xx</text:p>
      <text:p text:style-name="Standard">L</text:p>
      <text:p text:style-name="Standard">de arreragis debitis et quod sibi tradatur molendinum pro xxv f.</text:p>
      <text:p text:style-name="Standard"><text:soft-page-break/>Commissio pro</text:p>
      <text:p text:style-name="Standard">De Brolio } deputantur ad interessendum pro facto capellanie beate Marie Magdalene</text:p>
      <text:p text:style-name="Standard">capellania beate Marie Magdalene</text:p>
      <text:p text:style-name="Standard">Fraxinis quam obtinet m. Gauffridum Melet de et qua est processus</text:p>
      <text:p text:style-name="Standard">Audita relacione m. Jo. Monneti commissi ad hoc cum magistro V. De Croces</text:p>
      <text:p text:style-name="Standard">placet dominis quod magister Ja. Pourrecte capellanus Sancti Ludovici in ecclesia Par.</text:p>
      <text:p text:style-name="Standard">De capellania Sancti</text:p>
      <text:p text:style-name="Standard">tradat domum et vineas suas de Sucy ut petit cuidem Luce le Bouchier</text:p>
      <text:p text:style-name="Standard">Ludovici</text:p>
      <text:p text:style-name="Standard">dicti loci imperpetuum pro xl s. redditus / et quod libet arpentum vinearum $seu$</text:p>
      <text:p text:style-name="Standard">$terrarum$ pro xiii s. redditus ita quod ipse Lucas ponat ea in bono statu</text:p>
      <text:p text:style-name="Standard">De Dionisio Archiel</text:p>
      <text:p text:style-name="Standard">Super requesta Dionisii Archel heredorum et habencium causam Marie La</text:p>
      <text:p text:style-name="Standard">pro hommagio faciendo</text:p>
      <text:p text:style-name="Standard">Douchecte uxoris deffuncti T. Doulchet petencium recipi ad faciendum hommagium</text:p>
      <text:p text:style-name="Standard">Capitulo ad causam feodi de Villesi in parrochia de Ourchines Placet</text:p>
      <text:p text:style-name="Standard">dominis ut petitur nisi officiarius dicat de contrario</text:p>
      <text:p text:style-name="Standard">=FRAN_0393_05575_L.jpg=</text:p>
      <text:p text:style-name="Standard">CCCC liii.</text:p>
      <text:p text:style-name="Standard">Conclusum est quod recipiantur in clericis matutinarum ecclesie duo presbyteri</text:p>
      <text:p text:style-name="Standard">De clericis matutinarum</text:p>
      <text:p text:style-name="Standard">recipiendis</text:p>
      <text:p text:style-name="Standard">per magistros Ja. Barre. et R. Le Fourbeur nominati videlicet Crespin</text:p>
      <text:p text:style-name="Standard">per dictum Barre nominatus et.</text:p>
      <text:p text:style-name="Standard">unacum alio presbytero per dominum penitenciarium nuper presentato.</text:p>
      <text:p text:style-name="Standard">per dictum Le Fourbeur nominatus</text:p>
      <text:p text:style-name="Standard">De Jacobo Parvi</text:p>
      <text:p text:style-name="Standard">Conclusum est quod Jacobus Parvi clericus matutinarum licencietur</text:p>
      <text:p text:style-name="Standard">licenciato.</text:p>
      <text:p text:style-name="Standard">omnino actento ejus malo regimine</text:p>
      <text:p text:style-name="Standard">Mercurii in festo Sancti Martini hiemalis estivalis iiiia</text:p>
      <text:p text:style-name="Standard">julii processio ordinaria ecclesie fuit ad Sanctum Martinum de</text:p>
      <text:p text:style-name="Standard">Campis modo consueto / et missa cum aliis suffragiis assuetis</text:p>
      <text:p text:style-name="Standard">factis et celebratis ivit ad capitulum modo consueto Et ibidem dominus</text:p>
      <text:p text:style-name="Standard">Succentor presidens tunc pro capitulo Par. inquisivit a fratre Guillelmo</text:p>
      <text:p text:style-name="Standard">De processione</text:p>
      <text:p text:style-name="Standard"><text:soft-page-break/>de Ulmeya ibidem presidente an essent ibidem aliqui prisionarii religiosii</text:p>
      <text:p text:style-name="Standard">Sancti Martini</text:p>
      <text:p text:style-name="Standard">dicti monasterii qui deberent reddi capitulo Par. secundum composiciones factas</text:p>
      <text:p text:style-name="Standard">inter capitulum et ipsos religiosos / qui asservit quod nulli erant</text:p>
      <text:p text:style-name="Standard">unde peciit instrumentum idem dominus Succentor presentibus ad hoc pluribus dominis canonicis</text:p>
      <text:p text:style-name="Standard">capellanis necnon Jo. de Nully matriculario Layco Gauffrido Davalon custode</text:p>
      <text:p text:style-name="Standard">ac aliis testibus etc.</text:p>
      <text:p text:style-name="Standard">365.</text:p>
      <text:p text:style-name="Standard">Mecurii iiiia julii fuit festum Sancti Martini estivalis</text:p>
      <text:p text:style-name="Standard">festum</text:p>
      <text:p text:style-name="Standard">=FRAN_0393_05576_L.jpg=</text:p>
      <text:p text:style-name="Standard">366.</text:p>
      <text:p text:style-name="Standard">Veneris via julii capitulantibus dominis.</text:p>
      <text:p text:style-name="Standard">Succentore</text:p>
      <text:p text:style-name="Standard">Aguenin</text:p>
      <text:p text:style-name="Standard">Penitenciario</text:p>
      <text:p text:style-name="Standard">Mondidier</text:p>
      <text:p text:style-name="Standard">Chacy</text:p>
      <text:p text:style-name="Standard">Paillard</text:p>
      <text:p text:style-name="Standard">Breton</text:p>
      <text:p text:style-name="Standard">Parenti</text:p>
      <text:p text:style-name="Standard">Cotin</text:p>
      <text:p text:style-name="Standard">Bastardi</text:p>
      <text:p text:style-name="Standard">Gaillon</text:p>
      <text:p text:style-name="Standard">P Thomas</text:p>
      <text:p text:style-name="Standard">Barre</text:p>
      <text:p text:style-name="Standard">Burdelot</text:p>
      <text:p text:style-name="Standard">Haultny</text:p>
      <text:p text:style-name="Standard">De Brolio</text:p>
      <text:p text:style-name="Standard">De Croces</text:p>
      <text:p text:style-name="Standard">Boullardi</text:p>
      <text:p text:style-name="Standard">Victri.</text:p>
      <text:p text:style-name="Standard">Fourbeur</text:p>
      <text:p text:style-name="Standard">Ro. Pale.</text:p>
      <text:p text:style-name="Standard">Hodie dominus Robertus Pale supplicavit pro suis merellis arrestatis sibi restitu</text:p>
      <text:p text:style-name="Standard">et peciit veniam de et per ipsum commisso</text:p>
      <text:p text:style-name="Standard"><text:soft-page-break/>Hodie Dionisius Archel heres seu causam habens Marie la doultecte</text:p>
      <text:p text:style-name="Standard">uxoris T. d'Oulchet deffuncti fecit $p$ hommagium capitulo de certa terra</text:p>
      <text:p text:style-name="Standard">De hommagio</text:p>
      <text:p text:style-name="Standard">facto Capitulo</text:p>
      <text:p text:style-name="Standard">de Villesi in parrochia de Ourchines que fuit Symonis Heloys Cui</text:p>
      <text:p text:style-name="Standard">Injunctum est tradere infra xl. dies suum disnumeramentum</text:p>
      <text:p text:style-name="Standard">Jo. Pierre Loco domini Archidiaconi de Josayo commissus est magister Martinus de Fraxinis</text:p>
      <text:p text:style-name="Standard">Jo. Du Chemin cum magistro Ste. de Mondidier Super debato inter dominum Jo. Pierre et Jo. du</text:p>
      <text:p text:style-name="Standard">Chemin</text:p>
      <text:p text:style-name="Standard">De domino P.</text:p>
      <text:p text:style-name="Standard">Ad requestam domini P. de Tuillieres militis prorogatus est ejus terminus</text:p>
      <text:p text:style-name="Standard">de Tuillieres reddiendi a capitulo redditus xx £. p. usque ad duos annos proxime</text:p>
      <text:p text:style-name="Standard">De Gerardo</text:p>
      <text:p text:style-name="Standard">super requesta Gerardi de Conflans petentis graciam seu moderacionem</text:p>
      <text:p text:style-name="Standard">de Conflans</text:p>
      <text:p text:style-name="Standard">de xvi £. p. quas ecclesia percipit super domo sua ordinatum est quod doceat primo</text:p>
      <text:p text:style-name="Standard">de moderacione alias sibi facta et postea sibi respondebit</text:p>
      <text:p text:style-name="Standard">De vicario Sancti</text:p>
      <text:p text:style-name="Standard">Receptus est in vicarium Sancti Mederici pro capiceriis et canonicis dicti loci</text:p>
      <text:p text:style-name="Standard">Mederici</text:p>
      <text:p text:style-name="Standard">dominus Egidius Fournier presbyter presentatus per dominum Succentorem et G. Cotin</text:p>
      <text:p text:style-name="Standard">canonici dicti sancti Mederici / et fuit installatus in ecclesia $s$ Par. et Sancti Mederici</text:p>
      <text:p text:style-name="Standard">Collacio bursarum</text:p>
      <text:p text:style-name="Standard">Burse collegii xviii scolarium vacantes per absenciam. Jo. Rose aut alias</text:p>
      <text:p text:style-name="Standard">xviii. scolarium</text:p>
      <text:p text:style-name="Standard">collate sunt Johanni Gonville diocesis Par.</text:p>
      <text:p text:style-name="Standard">Burse ejusdem collegii vacantes per absenciam Michaelis de Craon collate</text:p>
      <text:p text:style-name="Standard">sunt Johanni de Fresnes de Parisius</text:p>
      <text:p text:style-name="Standard">Sohier</text:p>
      <text:p text:style-name="Standard">Jerson</text:p>
      <text:p text:style-name="Standard">De Cameraco</text:p>
      <text:p text:style-name="Standard">Monneti</text:p>
      <text:p text:style-name="Standard">Fraxinis</text:p>
      <text:p text:style-name="Standard">Pion</text:p>
      <text:p text:style-name="Standard">Luillier</text:p>
      <text:p text:style-name="Standard">=FRAN_0393_05577_L.jpg=</text:p>
      <text:p text:style-name="Standard"><text:soft-page-break/>CCCC liii.</text:p>
      <text:p text:style-name="Standard">Lune ixa julii capitulantibus dominis</text:p>
      <text:p text:style-name="Standard">Succentore</text:p>
      <text:p text:style-name="Standard">Cancellario</text:p>
      <text:p text:style-name="Standard">Mondidier</text:p>
      <text:p text:style-name="Standard">Vayli</text:p>
      <text:p text:style-name="Standard">Penitenciario</text:p>
      <text:p text:style-name="Standard">Parenti</text:p>
      <text:p text:style-name="Standard">Chacy</text:p>
      <text:p text:style-name="Standard">Fourbeur</text:p>
      <text:p text:style-name="Standard">Breton</text:p>
      <text:p text:style-name="Standard">Cotin</text:p>
      <text:p text:style-name="Standard">Sohier</text:p>
      <text:p text:style-name="Standard">Gaillon</text:p>
      <text:p text:style-name="Standard">Boullardi</text:p>
      <text:p text:style-name="Standard">Barre</text:p>
      <text:p text:style-name="Standard">Jerson</text:p>
      <text:p text:style-name="Standard">Aguenin</text:p>
      <text:p text:style-name="Standard">Pion</text:p>
      <text:p text:style-name="Standard">Paillard</text:p>
      <text:p text:style-name="Standard">Fraxinis</text:p>
      <text:p text:style-name="Standard">Bastardi</text:p>
      <text:p text:style-name="Standard">Luillier</text:p>
      <text:p text:style-name="Standard">Succentor } deputantur ad videndum reparaciones faciende in domo claustrali m.</text:p>
      <text:p text:style-name="Standard">de Brolio } Ro. de Fontanis decani Ambianensis et canonici Par. / et ad providendum</text:p>
      <text:p text:style-name="Standard">Commissi pro reparacionibus</text:p>
      <text:p text:style-name="Standard">eisdem reparacionibus de locagiis dicte domus que $quas$ debet magister Jo. du Bar</text:p>
      <text:p text:style-name="Standard">domus m. R. de Fontanis</text:p>
      <text:p text:style-name="Standard">ibidem comorans Et ibidem presens dictus du Bar Injunctum sibi fuit</text:p>
      <text:p text:style-name="Standard">quod nichil de ipsis locagiis tradat / Nisi dictis commissariis pro dictis</text:p>
      <text:p text:style-name="Standard">reparacionibus faciendis</text:p>
      <text:p text:style-name="Standard">Collacio bursarum</text:p>
      <text:p text:style-name="Standard">ad requestam domini Succentor collate sunt Burse collegii Forteti Dionisio</text:p>
      <text:p text:style-name="Standard">Forteti</text:p>
      <text:p text:style-name="Standard">de Oliva vacantes per absenciam Symonis de Sancto Benedicto</text:p>
      <text:p text:style-name="Standard">Ad supplicacionem domini Bicturicensis hic factam per magistrum Jo. du Bar placet</text:p>
      <text:p text:style-name="Standard"><text:soft-page-break/>De domino Archiepicscopo</text:p>
      <text:p text:style-name="Standard">dominis quod ipse dominus Bicturicensis possit manere in claustro in aliqua domo</text:p>
      <text:p text:style-name="Standard">Bicturicensis</text:p>
      <text:p text:style-name="Standard">claustri per aliquod spacium temporis et hoc de gracia et sine prejudicio et</text:p>
      <text:p text:style-name="Standard">Ad supplicacionem Philippi Le Courtiller conceditur eidem quod ejus filius maneat cum</text:p>
      <text:p text:style-name="Standard">De filio Philipi le</text:p>
      <text:p text:style-name="Standard">pueris chori et defferat / habitum et tonsuram sicut ipsi sumptibus tamen dicti</text:p>
      <text:p text:style-name="Standard">Coutillier</text:p>
      <text:p text:style-name="Standard">patris sui et parentum suorum non tamen ut puer chori / et quamdiu placuerit</text:p>
      <text:p text:style-name="Standard">capitulo solum</text:p>
      <text:p text:style-name="Standard">Hodie G. Leber fuit receptus ad capellaniam mortuorum in ecclesia Sancti Mederici Par.</text:p>
      <text:p text:style-name="Standard">Receptio Capellani</text:p>
      <text:p text:style-name="Standard">Sancti Mederici</text:p>
      <text:p text:style-name="Standard">fundatam vacantem per obitum domini Jacobi Favereti presbyteri / et sibi collatam per</text:p>
      <text:p text:style-name="Standard">m. P. d'Orgemont in suo turno parvo qui juravit in forma et fuit installatus et</text:p>
      <text:p text:style-name="Standard">Capellania ad altare Marie Egipciace vacans per resignacionem m. Jo. Docart procuratoris</text:p>
      <text:p text:style-name="Standard">et nomine procuratorio m. Jo. de Ponte ultimi capellani ejusdem ex causa permutacionis et non</text:p>
      <text:p text:style-name="Standard">Collacio capellanie</text:p>
      <text:p text:style-name="Standard">alias faciende cum magistro G. LeBillon presbytero magistro in artibus ad capellaniam Sancti Thome in</text:p>
      <text:p text:style-name="Standard">ecclesie par.</text:p>
      <text:p text:style-name="Standard">criptis monasterii Sancte Genovefe in monte fundatam Salvo jure cujuslibet collata</text:p>
      <text:p text:style-name="Standard">est m°Jo. Juhez nomine procurtorio dicti m. G. Le Billon / qui juravit etc et fuit installatus</text:p>
      <text:p text:style-name="Standard">xvi Ca</text:p>
      <text:p text:style-name="Standard">P Thomas</text:p>
      <text:p text:style-name="Standard">De Croces extra</text:p>
      <text:p text:style-name="Standard">Monneti extra</text:p>
      <text:p text:style-name="Standard">Victri</text:p>
      <text:p text:style-name="Standard">Despars }excusatis</text:p>
      <text:p text:style-name="Standard">De Brolio presente</text:p>
      <text:p text:style-name="Standard">367</text:p>
      <text:p text:style-name="Standard">=FRAN_0393_05578_L.jpg=</text:p>
      <text:p text:style-name="Standard">368.</text:p>
      <text:p text:style-name="Standard">Mercurii in festo translacionis Sancti Benedicti xxa julii</text:p>
      <text:p text:style-name="Standard">capitulantibus dominis.</text:p>
      <text:p text:style-name="Standard">Succentore</text:p>
      <text:p text:style-name="Standard"><text:soft-page-break/>Fourbeur</text:p>
      <text:p text:style-name="Standard">Breton infirmo</text:p>
      <text:p text:style-name="Standard">Cancellario</text:p>
      <text:p text:style-name="Standard">Boullardi</text:p>
      <text:p text:style-name="Standard">Penitenciario</text:p>
      <text:p text:style-name="Standard">de Cameraco</text:p>
      <text:p text:style-name="Standard">De Croces extra</text:p>
      <text:p text:style-name="Standard">Monnet</text:p>
      <text:p text:style-name="Standard">Chacy</text:p>
      <text:p text:style-name="Standard">Pion</text:p>
      <text:p text:style-name="Standard">Bastardi infirmo</text:p>
      <text:p text:style-name="Standard">Gaillon</text:p>
      <text:p text:style-name="Standard">P. Thomas</text:p>
      <text:p text:style-name="Standard">Barre</text:p>
      <text:p text:style-name="Standard">Luillier</text:p>
      <text:p text:style-name="Standard">De Brolio</text:p>
      <text:p text:style-name="Standard">excusatis</text:p>
      <text:p text:style-name="Standard">Haultny</text:p>
      <text:p text:style-name="Standard">Burdelot</text:p>
      <text:p text:style-name="Standard">Despars</text:p>
      <text:p text:style-name="Standard">Victri</text:p>
      <text:p text:style-name="Standard">Bureau</text:p>
      <text:p text:style-name="Standard">Jerson</text:p>
      <text:p text:style-name="Standard">Parenti</text:p>
      <text:p text:style-name="Standard">Super requesta m. A. de Cameraco primi presidentis in parlamento requirentis</text:p>
      <text:p text:style-name="Standard">sibi fieri graciam et moderacionem de arreragiis per ipsum debitis ad causam</text:p>
      <text:p text:style-name="Standard">de magistro A. de</text:p>
      <text:p text:style-name="Standard">certorum hereditagiorum existentis ad $Ch$ Christolium videlicet de taillia etc</text:p>
      <text:p text:style-name="Standard">Cameraco</text:p>
      <text:p text:style-name="Standard">ascendentis ad xiii f. cum dimidio pro xii annis videlicet pro quolibet anno viii s.par.</text:p>
      <text:p text:style-name="Standard">Placet dominis ipsum tenere quictum pro medietate ipsorum arreragiorum debitorum</text:p>
      <text:p text:style-name="Standard">de tempore preterito.</text:p>
      <text:p text:style-name="Standard">Hodie venerabililis vir magister Theobaldus de Caigneux clericus magister in</text:p>
      <text:p text:style-name="Standard">artibus et bachalarius in jure canonico Salvo jure cujuslibet</text:p>
      <text:p text:style-name="Standard">in personam domini Johannis Fourquault presbyteri canonici Senonensis ejus procuratoris</text:p>
      <text:p text:style-name="Standard">ad hoc legitime fundati et nomine procuratorio ejusdem. Mediantibus</text:p>
      <text:p text:style-name="Standard"><text:soft-page-break/>Recepcio Canonici</text:p>
      <text:p text:style-name="Standard">litteris collacionis domini Par. episcopi hic exhibitis et visis / fuit receptus</text:p>
      <text:p text:style-name="Standard">Parisiensis</text:p>
      <text:p text:style-name="Standard">ad canonicatum et prebendam ecclesie Parisiensis quos nuper obtinebat m.</text:p>
      <text:p text:style-name="Standard">G. Hebert tunc vacantes per resignacionem factam in manibus dicti domini Episcopi</text:p>
      <text:p text:style-name="Standard">per m. G. Sorchet procuratoris dicti m. G. Hebert et per ipsum dominum</text:p>
      <text:p text:style-name="Standard">episcopum admissam / eidemque magistr T. collatos ex causa permutacionis facte de</text:p>
      <text:p text:style-name="Standard">ipsis canonicatu et prebenda cum dicto magistro T. ad capellam seu capellaniam</text:p>
      <text:p text:style-name="Standard">perpetuam Sancti Honorati in monasterio monialium Sancte Trinitatis de</text:p>
      <text:p text:style-name="Standard">Cadonio Baiocensis diocesis ordinis Sancti Benedicti / quam ipse magister T. obtinebat</text:p>
      <text:p text:style-name="Standard">et ad quodamque jus quod ipse magistri T. in altera porcione ecclesie Parrochialis</text:p>
      <text:p text:style-name="Standard">de Piqueauvilla diocesis Constanciensis habebat et habere pretendebat et non</text:p>
      <text:p text:style-name="Standard">alias / quiquidem procuratoror dicti m. T. juravit in forma et fuit installato</text:p>
      <text:p text:style-name="Standard">in choro dumtaxat in bassis sedibus quia non erat in sacris / adhibiti</text:p>
      <text:p text:style-name="Standard">solennitatibus assuetis et solvit jura assueta videlicet xxii £. x s. p.</text:p>
      <text:p text:style-name="Standard">=FRAN_0393_05579_L.jpg=</text:p>
      <text:p text:style-name="Standard">369</text:p>
      <text:p text:style-name="Standard">=FRAN_0393_05580_L.jpg=</text:p>
      <text:p text:style-name="Standard">370</text:p>
      <text:p text:style-name="Standard">Veneris xiiia julii capitulantibus dominis.</text:p>
      <text:p text:style-name="Standard">Succentore</text:p>
      <text:p text:style-name="Standard">Mondidier</text:p>
      <text:p text:style-name="Standard">Cancellario</text:p>
      <text:p text:style-name="Standard">Monneti</text:p>
      <text:p text:style-name="Standard">Penitenciario</text:p>
      <text:p text:style-name="Standard">De Brolio</text:p>
      <text:p text:style-name="Standard">Chacy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Sohier</text:p>
      <text:p text:style-name="Standard">Barre</text:p>
      <text:p text:style-name="Standard">Boullardi</text:p>
      <text:p text:style-name="Standard">Haultny</text:p>
      <text:p text:style-name="Standard"><text:soft-page-break/>De Cameraco</text:p>
      <text:p text:style-name="Standard">Victri</text:p>
      <text:p text:style-name="Standard">Pion</text:p>
      <text:p text:style-name="Standard">Parenti</text:p>
      <text:p text:style-name="Standard">P Thomas</text:p>
      <text:p text:style-name="Standard">Placet dominis concedere territorium in caustro Par. magistris Ste de</text:p>
      <text:p text:style-name="Standard">Montdidier . Johanni Paillard canonicis Par. et Ste. Fabri in causa</text:p>
      <text:p text:style-name="Standard">appellacionis interjecte a magistris Jo. de Courcellis Archidiacono de Josayo et Martino</text:p>
      <text:p text:style-name="Standard">de Fraxinis canonicis Par. Commissariis a domino episcopo Ambianensis per Engerrandum</text:p>
      <text:p text:style-name="Standard">et Johannem de La Cauore actores / et m. Ja. de Gouneville clericum</text:p>
      <text:p text:style-name="Standard">De Territorio</text:p>
      <text:p text:style-name="Standard">occasione cujusdam homicidii per dictum de Gouneville ut dicitur commissi</text:p>
      <text:p text:style-name="Standard">accommodato</text:p>
      <text:p text:style-name="Standard">et perpetrati in personam Roberti de Caurie Et istud concessum</text:p>
      <text:p text:style-name="Standard">est ad requestam domini Archiepiscopi Remensis superius dicte cause / et de</text:p>
      <text:p text:style-name="Standard">gracia et sive prejudicio.</text:p>
      <text:p text:style-name="Standard">De preposito Liricantus</text:p>
      <text:p text:style-name="Standard">Audita relacione magistrorum V. De Croces et Jo. Monneti ad hoc commissorum</text:p>
      <text:p text:style-name="Standard">institutus est prepositus $ad$ apud Liricantum Jo. Chaudart $loco$ dictus</text:p>
      <text:p text:style-name="Standard">le Targe loco alterius prepositi nuper depositi videlicet Sy. Bataille</text:p>
      <text:p text:style-name="Standard">Commissi</text:p>
      <text:p text:style-name="Standard">Succentor} Commictuntur ad audiendum compotum execucionis</text:p>
      <text:p text:style-name="Standard">Cassot</text:p>
      <text:p text:style-name="Standard">Cancellarius } domini G. Cassot dum viveret canonici Par. et concluendum etc.</text:p>
      <text:p text:style-name="Standard">Conclusum est et placet dominis quod concludentur compota m. R.</text:p>
      <text:p text:style-name="Standard">Haultny</text:p>
      <text:p text:style-name="Standard">Haultny de quibus pluries locutum est hic nisi die lune proxime refferantur</text:p>
      <text:p text:style-name="Standard">per m. Jo. Monneti et M. de Fraxinis ad hoc commissos deffectus</text:p>
      <text:p text:style-name="Standard">si qui fuit $preex$ preterquam de lx £. de et pro quibus est altercacio.</text:p>
      <text:p text:style-name="Standard">Fraxinis</text:p>
      <text:p text:style-name="Standard">Luillier</text:p>
      <text:p text:style-name="Standard">De Croces extra</text:p>
      <text:p text:style-name="Standard">Bastardi infirmo</text:p>
      <text:p text:style-name="Standard">Despars excusato</text:p>
      <text:p text:style-name="Standard">=FRAN_0393_05581_L.jpg=</text:p>
      <text:p text:style-name="Standard">cccc liii.</text:p>
      <text:p text:style-name="Standard"><text:soft-page-break/>Lune xvi julii capitulantibus dominis</text:p>
      <text:p text:style-name="Standard">Succentore</text:p>
      <text:p text:style-name="Standard">Parenti</text:p>
      <text:p text:style-name="Standard">De Cameraco</text:p>
      <text:p text:style-name="Standard">Cancellario</text:p>
      <text:p text:style-name="Standard">Mondidier</text:p>
      <text:p text:style-name="Standard">De Brolio</text:p>
      <text:p text:style-name="Standard">Penitenciario</text:p>
      <text:p text:style-name="Standard">Jerson</text:p>
      <text:p text:style-name="Standard">Luillier</text:p>
      <text:p text:style-name="Standard">Chacy</text:p>
      <text:p text:style-name="Standard">Vaily</text:p>
      <text:p text:style-name="Standard">Sohier</text:p>
      <text:p text:style-name="Standard">Breton</text:p>
      <text:p text:style-name="Standard">Boullardi</text:p>
      <text:p text:style-name="Standard">Fourbeur</text:p>
      <text:p text:style-name="Standard">Cotin</text:p>
      <text:p text:style-name="Standard">Burdelot</text:p>
      <text:p text:style-name="Standard">Monneti</text:p>
      <text:p text:style-name="Standard">Gaillon</text:p>
      <text:p text:style-name="Standard">Barre in missa</text:p>
      <text:p text:style-name="Standard">Bastardi</text:p>
      <text:p text:style-name="Standard">Haultny</text:p>
      <text:p text:style-name="Standard">De Croces extra</text:p>
      <text:p text:style-name="Standard">Fraxinis</text:p>
      <text:p text:style-name="Standard">Du Drac</text:p>
      <text:p text:style-name="Standard">Despars } excusatis</text:p>
      <text:p text:style-name="Standard">Pion</text:p>
      <text:p text:style-name="Standard">Victri</text:p>
      <text:p text:style-name="Standard">P Thomas</text:p>
      <text:p text:style-name="Standard">is</text:p>
      <text:p text:style-name="Standard">Hodie magister Maturinus Bernardi capellanus capellanie Sancte Fidis in ecclesia Par.</text:p>
      <text:p text:style-name="Standard">peciit habere commissarios ad visitandum reparaciones faciendi in domo et</text:p>
      <text:p text:style-name="Standard">vineis de Sucy spectantes sue capellanie quodque bona sui predecessoris capellani</text:p>
      <text:p text:style-name="Standard">De magistro Mathurino dicte capellanie videlicet domini Symonis Peletim existencia in domo Azini rigati</text:p>
      <text:p text:style-name="Standard"><text:soft-page-break/>Bernardi.</text:p>
      <text:p text:style-name="Standard">juxta parvisium nostre domine arrestantur ex parte capituli ad ipsius capellani requestam</text:p>
      <text:p text:style-name="Standard">pro dictis reparacionibus Super quo deputantur domini Archidiaconus Brye et magister</text:p>
      <text:p text:style-name="Standard">Jo. Bastardi ad providendum super hoc / et arrestantur dicta bona ad requestam</text:p>
      <text:p text:style-name="Standard">capituli et dicti capellani.</text:p>
      <text:p text:style-name="Standard">De clericis matutinarum</text:p>
      <text:p text:style-name="Standard">Recipiantur in clericis $dominus$ matutinarum duo primi videlicet capellanus Sancti Andree</text:p>
      <text:p text:style-name="Standard">et alter de Gerguiau.</text:p>
      <text:p text:style-name="Standard">Licenciatur penitus et omnino Jacobus Parvi clericus matutinarum ecclesie Par.</text:p>
      <text:p text:style-name="Standard">De Jacobo</text:p>
      <text:p text:style-name="Standard">et habeat unum scutum auri pro suis expensis faciendis et suos merellos</text:p>
      <text:p text:style-name="Standard">Parvi</text:p>
      <text:p text:style-name="Standard">Lucratos etc.</text:p>
      <text:p text:style-name="Standard">Audita relacione magistrorum Johannis Monneti et Martini de Fraxinis</text:p>
      <text:p text:style-name="Standard">ad hoc commissorum qui visitaverunt domos infrascriptas Placet</text:p>
      <text:p text:style-name="Standard">de domibus tangentis</text:p>
      <text:p text:style-name="Standard">dominis quod religiosi domus Dei Par. ad hoc supplicantes possint eas tradere</text:p>
      <text:p text:style-name="Standard">domum Dei Par.</text:p>
      <text:p text:style-name="Standard">ut melius et utilius poterunt videlicet domum in vico Mortellarie et domum</text:p>
      <text:p text:style-name="Standard">in vico magno Sancti Dyonisii prope portam aux paintres ad intersignum</text:p>
      <text:p text:style-name="Standard">poti stanni videlicet cuidem Johanni Le Prince eas petenes.</text:p>
      <text:p text:style-name="Standard">371.</text:p>
      <text:p text:style-name="Standard">=FRAN_0393_05582_L.jpg=</text:p>
      <text:p text:style-name="Standard">372.</text:p>
      <text:p text:style-name="Standard">Mercurii xviiia julii capitulantibus dominis</text:p>
      <text:p text:style-name="Standard">Succentore</text:p>
      <text:p text:style-name="Standard">Cancellario</text:p>
      <text:p text:style-name="Standard">Paillard</text:p>
      <text:p text:style-name="Standard">Chacy</text:p>
      <text:p text:style-name="Standard">Parenti</text:p>
      <text:p text:style-name="Standard">Breton</text:p>
      <text:p text:style-name="Standard">De Brolio</text:p>
      <text:p text:style-name="Standard">Cotin</text:p>
      <text:p text:style-name="Standard">Vayli</text:p>
      <text:p text:style-name="Standard">Gaillon</text:p>
      <text:p text:style-name="Standard">Mondidier</text:p>
      <text:p text:style-name="Standard"><text:soft-page-break/>Haultny</text:p>
      <text:p text:style-name="Standard">Jerson</text:p>
      <text:p text:style-name="Standard">De Croces</text:p>
      <text:p text:style-name="Standard">Fourbeur</text:p>
      <text:p text:style-name="Standard">Victri</text:p>
      <text:p text:style-name="Standard">Monneti</text:p>
      <text:p text:style-name="Standard">Aguenin</text:p>
      <text:p text:style-name="Standard">Fraxinis</text:p>
      <text:p text:style-name="Standard">Bastardi</text:p>
      <text:p text:style-name="Standard">Auditis relacione et oppinione dominorum meorum magistrorum Johannis</text:p>
      <text:p text:style-name="Standard">Monneti et Martini de Fraxinis canonicorum ecclesie Par. per</text:p>
      <text:p text:style-name="Standard">capitulum Par. ultimate deputatorum ad videndum audiendum examinandum</text:p>
      <text:p text:style-name="Standard">et corrigendum compota m. R. Haultny eciam canonici Par. de</text:p>
      <text:p text:style-name="Standard">officio anniversariorum ipsius ecclesie de annis finitis m cccc xxxvi et</text:p>
      <text:p text:style-name="Standard">De Compotis</text:p>
      <text:p text:style-name="Standard">xxxvii . exhibita et refferendum difficultates dictorum compotorum</text:p>
      <text:p text:style-name="Standard">Haultny</text:p>
      <text:p text:style-name="Standard">de quibus in capitulo pluries locutum est / maturaque deliberacione</text:p>
      <text:p text:style-name="Standard">super hoc prehabita Tandem et finaliter conclusum est et placet dominis</text:p>
      <text:p text:style-name="Standard">capitulantibus quod dicta compota claudantur et signentur per dictos commissarios</text:p>
      <text:p text:style-name="Standard">Capellania ad altare Sancte Katherine fundate in ecclesia Sancti</text:p>
      <text:p text:style-name="Standard">Mederici Par. vacans per puram resignacionem domini Guillelmi de Rivery</text:p>
      <text:p text:style-name="Standard">Collacio capellanie</text:p>
      <text:p text:style-name="Standard">presbyteri collata est Salvo jure cujuslibet et sine prejudicio $Je$ turni etc</text:p>
      <text:p text:style-name="Standard">In communi Johanni de Bisuntinio clerico qui juravit et fuit</text:p>
      <text:p text:style-name="Standard">installato etc.</text:p>
      <text:p text:style-name="Standard">Pion</text:p>
      <text:p text:style-name="Standard">P. Thomas</text:p>
      <text:p text:style-name="Standard">Luillier</text:p>
      <text:p text:style-name="Standard">Burdelot</text:p>
      <text:p text:style-name="Standard">Boullard</text:p>
      <text:p text:style-name="Standard">Secretain</text:p>
      <text:p text:style-name="Standard">Penitenciario infirmo</text:p>
      <text:p text:style-name="Standard">Barre</text:p>
      <text:p text:style-name="Standard">Despars } excusatis</text:p>
      <text:p text:style-name="Standard">=FRAN_0393_05583_L.jpg=</text:p>
      <text:p text:style-name="Standard"><text:soft-page-break/>cccc liii.</text:p>
      <text:p text:style-name="Standard">Hodie venerabilis vir magister Johannes Secretain presbyter in utroque jure doctor</text:p>
      <text:p text:style-name="Standard">$licenciatus$ consiliarius domini nostri regis in sua curia parlamenti</text:p>
      <text:p text:style-name="Standard">Canonicus Par. Salvo jure cujuslibet fuit receptus ad canonicatum</text:p>
      <text:p text:style-name="Standard">Recepcio canonici Par.</text:p>
      <text:p text:style-name="Standard">et prebenda ecclesie Parisiensis quos dum viveret obtinebat et possidebat</text:p>
      <text:p text:style-name="Standard">deffunctus m. Johannes de Bussi sibi collatos per dominum G. Dei</text:p>
      <text:p text:style-name="Standard">gracia Par. episcopum qui juravit in forma fuit installatus etc. et solvit</text:p>
      <text:p text:style-name="Standard">jura assueta videlicet xxii l. x s. p. pro sua recepcione etc. Et hoc</text:p>
      <text:p text:style-name="Standard">mediante licteris collacionis dicti domini episcopi propter hoc in capitulo exhibitis receptis</text:p>
      <text:p text:style-name="Standard">et visis quarum tenor de verbo ad verbum sequitur et est talis</text:p>
      <text:p text:style-name="Standard">Guillelmus miseracione divina Par. episcopus dilecto nobis in Christo venerabili</text:p>
      <text:p text:style-name="Standard">et circunspecto viro magistro Johanni Sacriste presbytero utriusque juris</text:p>
      <text:p text:style-name="Standard">doctori domini nostri regis in sua venerabili curia parlamenti consiliario</text:p>
      <text:p text:style-name="Standard">Collacio lictere collacionis</text:p>
      <text:p text:style-name="Standard">Salutem in domino Canonicatum et prebendam ecclesie nostre Par. quos</text:p>
      <text:p text:style-name="Standard">nuper obtinebat deffunctus magister Johannes de Bussi / ad collacionem provisionem</text:p>
      <text:p text:style-name="Standard">et omniodam disposicionem nostram pleno jure spectantes liberos nunc et</text:p>
      <text:p text:style-name="Standard">vacantes per mortem seu obitum ipsius deffuncti magistri Johannis de Bussi</text:p>
      <text:p text:style-name="Standard">dictorum canonicatus et prebende ultimi et immediate possessoris / aut</text:p>
      <text:p text:style-name="Standard">tus</text:p>
      <text:p text:style-name="Standard">alias quovismodo vacare dignoscantur vobis meritorum vestrorum</text:p>
      <text:p text:style-name="Standard">intuitu contulimus et conferimus ac de illis providemus cum</text:p>
      <text:p text:style-name="Standard">suis juribus et pertinenciis universis / de eisdem vos invescientes et in eisdem</text:p>
      <text:p text:style-name="Standard">institituendo per tradicionem nostrarum presencium licterarum et concessionem Quocirca</text:p>
      <text:p text:style-name="Standard">dilectis fratribus nostris Decano et Capitulo dicte nostre Par. ecclesie tenore</text:p>
      <text:p text:style-name="Standard">presencium mandamus quatinus vos seu procuratorem vestrum nomine vestro et</text:p>
      <text:p text:style-name="Standard">pro vobis ad dictos canonicatum et prebendam juraque eorumdem universa recipiant</text:p>
      <text:p text:style-name="Standard">et admictant / et in corporalem realem et actualem possessioniem eorumdem</text:p>
      <text:p text:style-name="Standard">inducant ut moris est vosque in suum et dicte ecclesie canonicum</text:p>
      <text:p text:style-name="Standard">recipiant atque fratrem stallum in choro et locum in capitulo cum</text:p>
      <text:p text:style-name="Standard">plenitutine juris canonici prefate Par. ecclesie vobis seu dicto procuratori vestro</text:p>
      <text:p text:style-name="Standard">pro vobis assignantes / ac de dictorum canonicatum et prebenda fructibus redditus et juribus</text:p>
      <text:p text:style-name="Standard">tus</text:p>
      <text:p text:style-name="Standard">universis respondeant et ab aliis faciant plenarie et integre responderi</text:p>
      <text:p text:style-name="Standard">adhibitis tamen solennitatibus in talibus assuetis Datum Par. sub sigillo camere nostre</text:p>
      <text:p text:style-name="Standard"><text:soft-page-break/>Anno Domini m° cccc° quinquagesimo tercio die penultima junii Sic signatum. de</text:p>
      <text:p text:style-name="Standard">precepto domini Hugonis.</text:p>
      <text:p text:style-name="Standard">collacio fit</text:p>
      <text:p text:style-name="Standard">373.</text:p>
      <text:p text:style-name="Standard">=FRAN_0393_05584_L.jpg=</text:p>
      <text:p text:style-name="Standard">374.</text:p>
      <text:p text:style-name="Standard">374.</text:p>
      <text:p text:style-name="Standard">Leneris xxa julii capitulantibus dominis</text:p>
      <text:p text:style-name="Standard">Veneris xxa julii capitulantibus dominis.</text:p>
      <text:p text:style-name="Standard">Succentore</text:p>
      <text:p text:style-name="Standard">Succentore</text:p>
      <text:p text:style-name="Standard">Cancellario</text:p>
      <text:p text:style-name="Standard">Cancellario</text:p>
      <text:p text:style-name="Standard">Victri</text:p>
      <text:p text:style-name="Standard">Victri</text:p>
      <text:p text:style-name="Standard">Penitenciario</text:p>
      <text:p text:style-name="Standard">Penitenciario</text:p>
      <text:p text:style-name="Standard">Aguenin</text:p>
      <text:p text:style-name="Standard">Aguenin</text:p>
      <text:p text:style-name="Standard">Chacy</text:p>
      <text:p text:style-name="Standard">Chacy</text:p>
      <text:p text:style-name="Standard">.Mondidier</text:p>
      <text:p text:style-name="Standard">Mondidier</text:p>
      <text:p text:style-name="Standard">Breton</text:p>
      <text:p text:style-name="Standard">Breton</text:p>
      <text:p text:style-name="Standard">De Brolio</text:p>
      <text:p text:style-name="Standard">De Brolio</text:p>
      <text:p text:style-name="Standard">Cotin</text:p>
      <text:p text:style-name="Standard">Cotin</text:p>
      <text:p text:style-name="Standard">Bastardi</text:p>
      <text:p text:style-name="Standard">Bastardi</text:p>
      <text:p text:style-name="Standard">Barre</text:p>
      <text:p text:style-name="Standard">Barre</text:p>
      <text:p text:style-name="Standard">Parenti</text:p>
      <text:p text:style-name="Standard">Parenti</text:p>
      <text:p text:style-name="Standard">Gaillon</text:p>
      <text:p text:style-name="Standard"><text:soft-page-break/>Gaillon</text:p>
      <text:p text:style-name="Standard">Monneti</text:p>
      <text:p text:style-name="Standard">Monneti</text:p>
      <text:p text:style-name="Standard">Haultny</text:p>
      <text:p text:style-name="Standard">Haultny</text:p>
      <text:p text:style-name="Standard">Jerson</text:p>
      <text:p text:style-name="Standard">Jerson</text:p>
      <text:p text:style-name="Standard">Du Drac</text:p>
      <text:p text:style-name="Standard">Du Drac</text:p>
      <text:p text:style-name="Standard">Fourbeur</text:p>
      <text:p text:style-name="Standard">Fourbeur</text:p>
      <text:p text:style-name="Standard">De Croces</text:p>
      <text:p text:style-name="Standard">De Croces</text:p>
      <text:p text:style-name="Standard">De Cameraco</text:p>
      <text:p text:style-name="Standard">De Cameraco</text:p>
      <text:p text:style-name="Standard">adjournement</text:p>
      <text:p text:style-name="Standard">Adjournement</text:p>
      <text:p text:style-name="Standard">Jehan du Ruit huissier de parlement a adjourné messeigneurs a viii</text:p>
      <text:p text:style-name="Standard">Jehan du Ruit huissier de parlement a adjourné messeigneurs a viiie</text:p>
      <text:p text:style-name="Standard">por. J. Prisonnier de Chaptlie nomme Robin Garnier et levi a</text:p>
      <text:p text:style-name="Standard">pour J. Prisonnier de Chapitre nomme Robin Garnier et leur a</text:p>
      <text:p text:style-name="Standard">fait commendement qu'ilz le eslagissent</text:p>
      <text:p text:style-name="Standard">fait commendement qu'ilz le eslargissent</text:p>
      <text:p text:style-name="Standard">Aardita relacione magistrorum V. De Croces . et Jo. Monneti canonicorum Par.</text:p>
      <text:p text:style-name="Standard">Audita relacione magistrorum V. De Croces . et Jo. Monneti canonicorum Par.</text:p>
      <text:p text:style-name="Standard">De Toiculari</text:p>
      <text:p text:style-name="Standard">De Torculari</text:p>
      <text:p text:style-name="Standard">placet dominis et ratifficaverunt et approbaverunt tradicionem</text:p>
      <text:p text:style-name="Standard">Placet dominis et ratifficaverunt et approbaverunt tradicionem</text:p>
      <text:p text:style-name="Standard">Liricantus.</text:p>
      <text:p text:style-name="Standard">Liricantus</text:p>
      <text:p text:style-name="Standard">per ipsos factam maiori Liricantum de Corculari Liricantum secundum</text:p>
      <text:p text:style-name="Standard">per ipsos factam maiori Liricantus de Torculari Liricantus secundum</text:p>
      <text:p text:style-name="Standard">formam tractatus super hoc facti ece</text:p>
      <text:p text:style-name="Standard">formam tractatus super hoc facti etc</text:p>
      <text:p text:style-name="Standard">Decuntur alique adinaciones nuper composite per dominos</text:p>
      <text:p text:style-name="Standard"><text:soft-page-break/>Secuntur alique ordinaciones nuper composite per dominos</text:p>
      <text:p text:style-name="Standard">meos magistr V. De Croces . et Jo. Monneti canonicos Par. / et</text:p>
      <text:p text:style-name="Standard">meos magistros V. De Croces . et Jo. Monneti canonicos Par. / et</text:p>
      <text:p text:style-name="Standard">ro</text:p>
      <text:p text:style-name="Standard">firi advisate pro et utitate dicte ecclesie apud Liricantum</text:p>
      <text:p text:style-name="Standard">fieri advisate pro et utilitate dicte ecclesie apud Liricantum</text:p>
      <text:p text:style-name="Standard">Boi</text:p>
      <text:p text:style-name="Standard">bono</text:p>
      <text:p text:style-name="Standard">hic lecte / et que fuerunt per capitulum concluse et execucione</text:p>
      <text:p text:style-name="Standard">hic lecte / et que fuerunt per capitulum concluse et execucione</text:p>
      <text:p text:style-name="Standard">de mandari ordinate.</text:p>
      <text:p text:style-name="Standard">de mandari ordinate.</text:p>
      <text:p text:style-name="Standard">Ordonnance de par messeigneurs de chapitre de Paris fancte</text:p>
      <text:p text:style-name="Standard">Ordonnance de par messeigneurs de Chapitre de Paris faicte</text:p>
      <text:p text:style-name="Standard">conclue et passee en chapitre de Paris le xX jour</text:p>
      <text:p text:style-name="Standard">conclue et passee en Chapitre de Paris le xxe jour</text:p>
      <text:p text:style-name="Standard">de juillet m. cccc. liii.</text:p>
      <text:p text:style-name="Standard">de Juillet m. cccc. liii.</text:p>
      <text:p text:style-name="Standard">ete</text:p>
      <text:p text:style-name="Standard">Verte</text:p>
      <text:p text:style-name="Standard">Pion</text:p>
      <text:p text:style-name="Standard">Pion</text:p>
      <text:p text:style-name="Standard">Boullardi</text:p>
      <text:p text:style-name="Standard">Boullardi</text:p>
      <text:p text:style-name="Standard">P Thomas</text:p>
      <text:p text:style-name="Standard">P Thomas</text:p>
      <text:p text:style-name="Standard">Luillier</text:p>
      <text:p text:style-name="Standard">Luillier</text:p>
      <text:p text:style-name="Standard">Secretain</text:p>
      <text:p text:style-name="Standard">Secretain</text:p>
      <text:p text:style-name="Standard">Burdelot</text:p>
      <text:p text:style-name="Standard">Burdelot</text:p>
      <text:p text:style-name="Standard">=FRAN_0393_05585_L.jpg=</text:p>
      <text:p text:style-name="Standard">cccc. liii.</text:p>
      <text:p text:style-name="Standard">Et premierement soyt deffendu de par mesdis seigneurs que</text:p>
      <text:p text:style-name="Standard">mil faisant a Larchant Chandeille de Cire n'en face en</text:p>
      <text:p text:style-name="Standard"><text:soft-page-break/>chacune livre plus hault de xviii ou xix chacune de .J.</text:p>
      <text:p text:style-name="Standard">blanc la piece ou de .ii. denier parisis ou de .I. tournois a l'equipolent</text:p>
      <text:p text:style-name="Standard">a value desdictes xviii ou xix. chandeilles sur peine de</text:p>
      <text:p text:style-name="Standard">confiscacion desdictes chandeilles et de l'amende</text:p>
      <text:p text:style-name="Standard">Item soyt deffendu de par mesdis seigneurs que nul ne soyt si hardy</text:p>
      <text:p text:style-name="Standard">de faire ne vendre chandeilles de cire si non de IIII. deniers parisis</text:p>
      <text:p text:style-name="Standard">ou de ii. denier par. ou de I. tournois a peine de l'amende et de confiscacion</text:p>
      <text:p text:style-name="Standard">desdictes Chandeilles come dessus</text:p>
      <text:p text:style-name="Standard">Item soyt deffendu de par mesdis seigneurs que nul ne soyt si hardi</text:p>
      <text:p text:style-name="Standard">de vendre Chandeilles de Cire audit Larchant sinon devant</text:p>
      <text:p text:style-name="Standard">et entour l'eglise dudit Larchant ou devant son hostel a peine</text:p>
      <text:p text:style-name="Standard">que dessus c'est assavoir de confiscacion desdites chandeilles et de l'amende</text:p>
      <text:p text:style-name="Standard">Item soyt deffendu a tous les habitans dudit Larchant que</text:p>
      <text:p text:style-name="Standard">nul par soy ou ses serviteurs familliers ne aultres ne soyt si hardi</text:p>
      <text:p text:style-name="Standard">d'aler envoyer par soy ou aultre au devant des pelerins venus</text:p>
      <text:p text:style-name="Standard">audit Larchant hors de ladicte ville de Larchant sur les peines</text:p>
      <text:p text:style-name="Standard">que dessus</text:p>
      <text:p text:style-name="Standard">375</text:p>
      <text:p text:style-name="Standard">=FRAN_0393_05586_L.jpg=</text:p>
      <text:p text:style-name="Standard">376</text:p>
      <text:p text:style-name="Standard">Lune xxiiia julii capitulantibus dominis</text:p>
      <text:p text:style-name="Standard">Succentore</text:p>
      <text:p text:style-name="Standard">ᗞ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Chacy</text:p>
      <text:p text:style-name="Standard">Paillardi</text:p>
      <text:p text:style-name="Standard">Breton</text:p>
      <text:p text:style-name="Standard">Bastardi</text:p>
      <text:p text:style-name="Standard">Cotin</text:p>
      <text:p text:style-name="Standard">De Brolio</text:p>
      <text:p text:style-name="Standard">Gaillon</text:p>
      <text:p text:style-name="Standard">Monnet</text:p>
      <text:p text:style-name="Standard">Barre</text:p>
      <text:p text:style-name="Standard"><text:soft-page-break/>Fourbeur</text:p>
      <text:p text:style-name="Standard">Haultny</text:p>
      <text:p text:style-name="Standard">Jerson</text:p>
      <text:p text:style-name="Standard">Du ᗞrac</text:p>
      <text:p text:style-name="Standard">Mondidier</text:p>
      <text:p text:style-name="Standard">Fiant processiones generales die veneris proxime Sed de loco et de</text:p>
      <text:p text:style-name="Standard">Processiones</text:p>
      <text:p text:style-name="Standard">modo non est ordinatum ymo ordinabitur auditis prius novis $de rege$</text:p>
      <text:p text:style-name="Standard">regis</text:p>
      <text:p text:style-name="Standard">Festum Mercurii sequens fuit festum sanctorum Jacobi et Christofori</text:p>
      <text:p text:style-name="Standard">Veneris xxviia julii capitulantibus dominis</text:p>
      <text:p text:style-name="Standard">$Succentore$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$Parenti$</text:p>
      <text:p text:style-name="Standard">Chacy</text:p>
      <text:p text:style-name="Standard">Jerson</text:p>
      <text:p text:style-name="Standard">Breton</text:p>
      <text:p text:style-name="Standard">Monnet</text:p>
      <text:p text:style-name="Standard">Gaillon</text:p>
      <text:p text:style-name="Standard">ᗞe Brolio</text:p>
      <text:p text:style-name="Standard">Barre</text:p>
      <text:p text:style-name="Standard">Fourbeur</text:p>
      <text:p text:style-name="Standard">Haultny</text:p>
      <text:p text:style-name="Standard">Bastardi</text:p>
      <text:p text:style-name="Standard">Du ᗞrac</text:p>
      <text:p text:style-name="Standard">P Thomas</text:p>
      <text:p text:style-name="Standard">De Croces</text:p>
      <text:p text:style-name="Standard">Boullardi</text:p>
      <text:p text:style-name="Standard">Nichil actum est in presenti capitulo</text:p>
      <text:p text:style-name="Standard">Vayli</text:p>
      <text:p text:style-name="Standard">Fraxinis</text:p>
      <text:p text:style-name="Standard">Parenti</text:p>
      <text:p text:style-name="Standard">Luillier</text:p>
      <text:p text:style-name="Standard"><text:soft-page-break/>P Thomas</text:p>
      <text:p text:style-name="Standard">Boullardi</text:p>
      <text:p text:style-name="Standard">Burdelot</text:p>
      <text:p text:style-name="Standard">Secretain</text:p>
      <text:p text:style-name="Standard">Guerinet</text:p>
      <text:p text:style-name="Standard">Ja ᗞespars excusatus</text:p>
      <text:p text:style-name="Standard">Burdelot</text:p>
      <text:p text:style-name="Standard">Guerinet</text:p>
      <text:p text:style-name="Standard">Ja. Despars excusato</text:p>
      <text:p text:style-name="Standard">=FRAN_0393_05587_L.jpg=</text:p>
      <text:p text:style-name="Standard">CCCC liii°</text:p>
      <text:p text:style-name="Standard">Lune penultima julii capitulantibus dominis</text:p>
      <text:p text:style-name="Standard">Cancellario</text:p>
      <text:p text:style-name="Standard">Penitenciarioo</text:p>
      <text:p text:style-name="Standard">Monneti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Gaillon</text:p>
      <text:p text:style-name="Standard">Fraxinis</text:p>
      <text:p text:style-name="Standard">Barre</text:p>
      <text:p text:style-name="Standard">Boullardi</text:p>
      <text:p text:style-name="Standard">Haultny</text:p>
      <text:p text:style-name="Standard">Burdelot</text:p>
      <text:p text:style-name="Standard">Aguenin</text:p>
      <text:p text:style-name="Standard">Luillier</text:p>
      <text:p text:style-name="Standard">Parenti</text:p>
      <text:p text:style-name="Standard">De Croces extra</text:p>
      <text:p text:style-name="Standard">P. Normanni</text:p>
      <text:p text:style-name="Standard">Super requesta m. P. Normanii petentis prorogacionem sui termini</text:p>
      <text:p text:style-name="Standard">Placet dominis usque ad dimidium annum</text:p>
      <text:p text:style-name="Standard">Hodie executores defuncti domini Clementis Melloti dum viveret canonicum Par.</text:p>
      <text:p text:style-name="Standard">obtulerunt tradere capitulo Par. summam lx. scutorum auri pro faciendo</text:p>
      <text:p text:style-name="Standard">dicendo et celebrando unam missam de nostra domina ob remediis anime</text:p>
      <text:p text:style-name="Standard">ᗞe Cs. legatis per</text:p>
      <text:p text:style-name="Standard"><text:soft-page-break/>do. Cle. Melloti</text:p>
      <text:p text:style-name="Standard">ipsius deffuncti pro emendo C s. p. redditus secundum tenorem clerc testamenti</text:p>
      <text:p text:style-name="Standard">dicti deffuncti cujus tenor subsequetur . Super quo domini sunt oppinionis</text:p>
      <text:p text:style-name="Standard">acceptare et acceptaverunt hujusmodi legatum Sed pro advisando</text:p>
      <text:p text:style-name="Standard">de modo provisionis expectabitur officiarius videlicet magister V. De Croces</text:p>
      <text:p text:style-name="Standard">Tenor dicte clere talis est</text:p>
      <text:p text:style-name="Standard">Item Je laisse a ladicte eglise de Paris pour celebrer chascun an</text:p>
      <text:p text:style-name="Standard">Cle legati</text:p>
      <text:p text:style-name="Standard">une messe de nostre dame lx. escus d'or pour acheter C. s. p. de rente</text:p>
      <text:p text:style-name="Standard">sur leur terre. Et prie a mesdits seigneurs qu'il soyt en registre ou livre</text:p>
      <text:p text:style-name="Standard">du Cuer ad rei memoriam Et que on distribue manuelment</text:p>
      <text:p text:style-name="Standard">ainsi come on fait pour feu messeigneurs N. ᗞole</text:p>
      <text:p text:style-name="Standard">Succentore excusato</text:p>
      <text:p text:style-name="Standard">Despars } excusatis</text:p>
      <text:p text:style-name="Standard">Pion</text:p>
      <text:p text:style-name="Standard">377</text:p>
      <text:p text:style-name="Standard">Merccurii prima augusti fuit festum Sancti Petri ad vincula</text:p>
      <text:p text:style-name="Standard">Veneris sequens fuit festum sancti Stephani Prothomartiris</text:p>
      <text:p text:style-name="Standard">festum</text:p>
      <text:p text:style-name="Standard">festum</text:p>
      <text:p text:style-name="Standard">=FRAN_0393_05588_L.jpg=</text:p>
      <text:p text:style-name="Standard">378.</text:p>
      <text:p text:style-name="Standard">Lune via ᗅugusti capitulantibus dominis</text:p>
      <text:p text:style-name="Standard">Succentore</text:p>
      <text:p text:style-name="Standard">Fourbeur</text:p>
      <text:p text:style-name="Standard">Cancellario</text:p>
      <text:p text:style-name="Standard">Monnet</text:p>
      <text:p text:style-name="Standard">Penitenciario</text:p>
      <text:p text:style-name="Standard">Jerson</text:p>
      <text:p text:style-name="Standard">Chacy</text:p>
      <text:p text:style-name="Standard">Boullardi</text:p>
      <text:p text:style-name="Standard">Gaillon</text:p>
      <text:p text:style-name="Standard">Pion</text:p>
      <text:p text:style-name="Standard">Barre</text:p>
      <text:p text:style-name="Standard">Burdelot</text:p>
      <text:p text:style-name="Standard">Haultny</text:p>
      <text:p text:style-name="Standard"><text:soft-page-break/>Luillier</text:p>
      <text:p text:style-name="Standard">De Croces</text:p>
      <text:p text:style-name="Standard">Parenti</text:p>
      <text:p text:style-name="Standard">Victri</text:p>
      <text:p text:style-name="Standard">Commissi pro quadam</text:p>
      <text:p text:style-name="Standard">De Croces } deputantur ad videndum et visitandum quandam domum de qua hic</text:p>
      <text:p text:style-name="Standard">domo Sancti Aniani</text:p>
      <text:p text:style-name="Standard">Monneti locuti sunt canonici sancti Aniani sitam in vico .</text:p>
      <text:p text:style-name="Standard">Hodie receptus est in homagium Jovacinus Pinchon nomine procuratorio</text:p>
      <text:p text:style-name="Standard">De hommagio facto</text:p>
      <text:p text:style-name="Standard">Margarete relicte defuncti P. Gauchier ad causam terre de Mons prope</text:p>
      <text:p text:style-name="Standard">per Jovacinum Pinchon</text:p>
      <text:p text:style-name="Standard">ᗅctiz et fecit hujusmodi hommagium in capitulo / et habuit super hoc licteram</text:p>
      <text:p text:style-name="Standard">capituli in forma .</text:p>
      <text:p text:style-name="Standard">Recepcio clerici</text:p>
      <text:p text:style-name="Standard">Ad supplicacionem Johannis Carmelin diocesis Meldensis placet dominis</text:p>
      <text:p text:style-name="Standard">matutinarum</text:p>
      <text:p text:style-name="Standard">quod recipiatur in clericum matutinarum ecclesie.</text:p>
      <text:p text:style-name="Standard">De Hazart</text:p>
      <text:p text:style-name="Standard">Moneatur Hazart clericus matutinarum ut melius se habeat</text:p>
      <text:p text:style-name="Standard">alioquin licenciatur</text:p>
      <text:p text:style-name="Standard">Larchant Fiant procuratoria pro capitulo pro Liricantu prout dicet m. V. de Croces</text:p>
      <text:p text:style-name="Standard">Et capiatur adiunccio ex parte capituli pro Guillelmo Friture</text:p>
      <text:p text:style-name="Standard">Paillard</text:p>
      <text:p text:style-name="Standard">Bastardi } infirmis</text:p>
      <text:p text:style-name="Standard">Breton</text:p>
      <text:p text:style-name="Standard">Despars</text:p>
      <text:p text:style-name="Standard">P Thomas } excusatis</text:p>
      <text:p text:style-name="Standard">Fiat eciam procuratoriam pro capitulo et constituerunt domini procuratores G. Chapot</text:p>
      <text:p text:style-name="Standard">et alios nominandos per m. V. de Croces / ad agendum et defferendum in</text:p>
      <text:p text:style-name="Standard">omnibus causis etc. et specialiter dictum G. ad prosequendum et recipiendum census redditus</text:p>
      <text:p text:style-name="Standard">Constitucio</text:p>
      <text:p text:style-name="Standard">et jura ecclesie feoda retrofeoda quecunque dequielles ipsa</text:p>
      <text:p text:style-name="Standard">procuratorum</text:p>
      <text:p text:style-name="Standard">ponendum et arrestandum in manu Capituli quictandum de receptis censisque</text:p>
      <text:p text:style-name="Standard">faciendum neccessaria in forma</text:p>
      <text:p text:style-name="Standard"><text:soft-page-break/>=FRAN_0393_05589_L.jpg=</text:p>
      <text:p text:style-name="Standard">CCCC liii°</text:p>
      <text:p text:style-name="Standard">Mercurii viiia ᗅugusti capitulantibus dominis</text:p>
      <text:p text:style-name="Standard">Victri</text:p>
      <text:p text:style-name="Standard">Succentore</text:p>
      <text:p text:style-name="Standard">Bastardi</text:p>
      <text:p text:style-name="Standard">Despars</text:p>
      <text:p text:style-name="Standard">Cancellario</text:p>
      <text:p text:style-name="Standard">Fourbeur</text:p>
      <text:p text:style-name="Standard">Pion</text:p>
      <text:p text:style-name="Standard">Penitenciario</text:p>
      <text:p text:style-name="Standard">Monneti</text:p>
      <text:p text:style-name="Standard">P Thomas</text:p>
      <text:p text:style-name="Standard">Chacy</text:p>
      <text:p text:style-name="Standard">Jerson</text:p>
      <text:p text:style-name="Standard">excusatis</text:p>
      <text:p text:style-name="Standard">Cotin</text:p>
      <text:p text:style-name="Standard">Breton</text:p>
      <text:p text:style-name="Standard">Boullardi</text:p>
      <text:p text:style-name="Standard">Vayli</text:p>
      <text:p text:style-name="Standard">Gaillon</text:p>
      <text:p text:style-name="Standard">Luillier</text:p>
      <text:p text:style-name="Standard">Mondidier</text:p>
      <text:p text:style-name="Standard">Barre</text:p>
      <text:p text:style-name="Standard">Parenti</text:p>
      <text:p text:style-name="Standard">Haultny</text:p>
      <text:p text:style-name="Standard">Paillard infirmo</text:p>
      <text:p text:style-name="Standard">Jo. Secretain</text:p>
      <text:p text:style-name="Standard">De Croces</text:p>
      <text:p text:style-name="Standard">N. Bretin a adjourné messeigneurs a demain contre monseigneur de Meaulx</text:p>
      <text:p text:style-name="Standard">Adjournement</text:p>
      <text:p text:style-name="Standard">comme administrateur de Saint Eloy affin de garnir ou quicter les</text:p>
      <text:p text:style-name="Standard">Estuves de Bourc Thibout.</text:p>
      <text:p text:style-name="Standard">Item ad ce jour contre Adam Feschet en cas de peril et de heritage</text:p>
      <text:p text:style-name="Standard">ᗅdjournement</text:p>
      <text:p text:style-name="Standard">pour l'ostel du Poulain en la rue Saint Anthoine</text:p>
      <text:p text:style-name="Standard"><text:soft-page-break/>Item Jehan Martin a adjourné messeigneurs demain contre Jehan</text:p>
      <text:p text:style-name="Standard">Adjournement</text:p>
      <text:p text:style-name="Standard">Noblet de Yvery a oïr une sommacion et requeste</text:p>
      <text:p text:style-name="Standard">Barre</text:p>
      <text:p text:style-name="Standard">Commissi pro domo</text:p>
      <text:p text:style-name="Standard">commictuntur ad videndum domum claustralem m. R. de Fontanis</text:p>
      <text:p text:style-name="Standard">De Croces</text:p>
      <text:p text:style-name="Standard">m. R. de Fontanis</text:p>
      <text:p text:style-name="Standard">pro reparacionibus ejusdem de quibus hic locutus est ejus capellanus et</text:p>
      <text:p text:style-name="Standard">refferendum</text:p>
      <text:p text:style-name="Standard">en</text:p>
      <text:p text:style-name="Standard">Ad supplicacionem et requestum Colini Michiel et Jo. Cresserelle Placet</text:p>
      <text:p text:style-name="Standard">ᗅdjunctio capituli</text:p>
      <text:p text:style-name="Standard">dominis eorum adjunccionem in causa quam habent contra firmarium du Hault ban et</text:p>
      <text:p text:style-name="Standard">du Guet</text:p>
      <text:p text:style-name="Standard">pro rege / quibus duobus petitur pro quolibet vi s. per annum . ipsorum tamen Nicolay</text:p>
      <text:p text:style-name="Standard">et Jo. sumptibus et expensis</text:p>
      <text:p text:style-name="Standard">Processiones Fiant processiones generales die dominica proxime ad Sanctum Bernardum pro</text:p>
      <text:p text:style-name="Standard">reduccione prie Normanie ut consuetum est</text:p>
      <text:p text:style-name="Standard">379</text:p>
      <text:p text:style-name="Standard">Veneris x. augusti fuit festum Sancti Laurencii martyris</text:p>
      <text:p text:style-name="Standard">festum</text:p>
      <text:p text:style-name="Standard">=FRAN_0393_05590_L.jpg=</text:p>
      <text:p text:style-name="Standard">380.</text:p>
      <text:p text:style-name="Standard">Lune xiiia ᗅugusti capitulantibus dominis.</text:p>
      <text:p text:style-name="Standard">Succentore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Mondidier</text:p>
      <text:p text:style-name="Standard">Chacy</text:p>
      <text:p text:style-name="Standard">Parenti</text:p>
      <text:p text:style-name="Standard">Breton</text:p>
      <text:p text:style-name="Standard">Cotin</text:p>
      <text:p text:style-name="Standard">Jerson</text:p>
      <text:p text:style-name="Standard"><text:soft-page-break/>Gaillon</text:p>
      <text:p text:style-name="Standard">Monnet</text:p>
      <text:p text:style-name="Standard">Barre</text:p>
      <text:p text:style-name="Standard">De Brolio</text:p>
      <text:p text:style-name="Standard">Du Drac</text:p>
      <text:p text:style-name="Standard">Fourbeur</text:p>
      <text:p text:style-name="Standard">De Croces</text:p>
      <text:p text:style-name="Standard">Luillier</text:p>
      <text:p text:style-name="Standard">Capellania ad altare Sancti Laurencii in ecclesia Par. quam nuper et</text:p>
      <text:p text:style-name="Standard">ultimate possidebat Riquerius Piperis vacans ad presens per resignacionem</text:p>
      <text:p text:style-name="Standard">Collacio capellanie</text:p>
      <text:p text:style-name="Standard">m. P. Morain presbyteri procuratoris et nomine procuratorio dicti Riquerii ex causa permutacionis</text:p>
      <text:p text:style-name="Standard">et non alias faciende</text:p>
      <text:p text:style-name="Standard">Cum magistro Symone Chapiteau presbytero ad canonicatum</text:p>
      <text:p text:style-name="Standard">et prebendam ecclesie collegiate Sancti Laurenci de Rose Laudunensis diocesis</text:p>
      <text:p text:style-name="Standard">Salvo jure cujuslibet Collata est dicto magistro Sy. Chapiteau qui</text:p>
      <text:p text:style-name="Standard">jurivit in forma et fuit installatus prius tamen hinc inde prestito juramento</text:p>
      <text:p text:style-name="Standard">quod in hujusmodi resignacione fraux etc</text:p>
      <text:p text:style-name="Standard">Victri et} commictuntur ad videndum quoddam jardinum ante domum de Flandra</text:p>
      <text:p text:style-name="Standard">Deputaiti pro quodam</text:p>
      <text:p text:style-name="Standard">De Brolio</text:p>
      <text:p text:style-name="Standard">spectans magistro Ka. Challigault super quo domus Dei Par. percipit redditus</text:p>
      <text:p text:style-name="Standard">jardino</text:p>
      <text:p text:style-name="Standard">Chaligault</text:p>
      <text:p text:style-name="Standard">per quo redditu dictus Challigault petit graciam seu moderacionem</text:p>
      <text:p text:style-name="Standard">de xxxv s. p. pro xxiiii s. p. et refferendum de commodo vel incommodo</text:p>
      <text:p text:style-name="Standard">licencia regendi</text:p>
      <text:p text:style-name="Standard">Placet dominis quod Margareta de Pollehay teneat scolas puellarum</text:p>
      <text:p text:style-name="Standard">scolas puellarum</text:p>
      <text:p text:style-name="Standard">in parrochia Sancti Gervasii sub domino cantore</text:p>
      <text:p text:style-name="Standard">P Thomas</text:p>
      <text:p text:style-name="Standard">Boullardi</text:p>
      <text:p text:style-name="Standard">Pion</text:p>
      <text:p text:style-name="Standard">Burdelot</text:p>
      <text:p text:style-name="Standard">Jo. Sacriste</text:p>
      <text:p text:style-name="Standard">Haultny</text:p>
      <text:p text:style-name="Standard"><text:soft-page-break/>Despars } excusatis</text:p>
      <text:p text:style-name="Standard">Bastardi }</text:p>
      <text:p text:style-name="Standard">=FRAN_0393_05591_L.jpg=</text:p>
      <text:p text:style-name="Standard">CCCC $lv$ liii.</text:p>
      <text:p text:style-name="Standard">Mercurii xv. augusti fuit festum ᗅssumpcionis Marie</text:p>
      <text:p text:style-name="Standard">Veneris xvii augusti capitulantibus dominis</text:p>
      <text:p text:style-name="Standard">Succentore</text:p>
      <text:p text:style-name="Standard">Paillard</text:p>
      <text:p text:style-name="Standard">P. Thomas</text:p>
      <text:p text:style-name="Standard">Mondidier</text:p>
      <text:p text:style-name="Standard">Cancellario</text:p>
      <text:p text:style-name="Standard">Sohier</text:p>
      <text:p text:style-name="Standard">Parenti</text:p>
      <text:p text:style-name="Standard">Penitenciario</text:p>
      <text:p text:style-name="Standard">Boullard</text:p>
      <text:p text:style-name="Standard">Chacy</text:p>
      <text:p text:style-name="Standard">Jerson</text:p>
      <text:p text:style-name="Standard">Bourdelot</text:p>
      <text:p text:style-name="Standard">Breton</text:p>
      <text:p text:style-name="Standard">Monneti</text:p>
      <text:p text:style-name="Standard">Pion</text:p>
      <text:p text:style-name="Standard">Cotin</text:p>
      <text:p text:style-name="Standard">excusatis</text:p>
      <text:p text:style-name="Standard">De Brolio</text:p>
      <text:p text:style-name="Standard">Despars</text:p>
      <text:p text:style-name="Standard">Gaillon</text:p>
      <text:p text:style-name="Standard">Fourbeur</text:p>
      <text:p text:style-name="Standard">Secretain presente</text:p>
      <text:p text:style-name="Standard">Barre</text:p>
      <text:p text:style-name="Standard">Bastardi</text:p>
      <text:p text:style-name="Standard">Haultny</text:p>
      <text:p text:style-name="Standard">Guerinet</text:p>
      <text:p text:style-name="Standard">De Croces</text:p>
      <text:p text:style-name="Standard">Luillier</text:p>
      <text:p text:style-name="Standard">Victri</text:p>
      <text:p text:style-name="Standard">Jehan Le Fevre a adjourné messeigneurs a demain contre doyen et chapitre</text:p>
      <text:p text:style-name="Standard"><text:soft-page-break/>ᗅdjornement</text:p>
      <text:p text:style-name="Standard">de Saint Marceau pour une requeste ou sommacion</text:p>
      <text:p text:style-name="Standard">o</text:p>
      <text:p text:style-name="Standard">Hodie magister P. Morain ut procurator communitatis capellanorum ecclesie Par. peciit</text:p>
      <text:p text:style-name="Standard">habere licenciam capiendi et recipiendi a Jo. Poterne xl redditus consignatum</text:p>
      <text:p text:style-name="Standard">ᗞe communitate</text:p>
      <text:p text:style-name="Standard">l</text:p>
      <text:p text:style-name="Standard">in manu justicie Super quo nichil actum est.</text:p>
      <text:p text:style-name="Standard">Actenta excusacione et supplicacione domini de Bethune qui eciam petiit veniam</text:p>
      <text:p text:style-name="Standard">ex eo quod non tradiderat ut promiserat C. scuta auri per ipsum debita videlicet infra</text:p>
      <text:p text:style-name="Standard">De domino de</text:p>
      <text:p text:style-name="Standard">Bethune</text:p>
      <text:p text:style-name="Standard">festum Sancti Johannis novissime preteritum . Placet dominis admictere hujusmodi excusacionem</text:p>
      <text:p text:style-name="Standard">et supplicacionem et quod recipiantur dicta C scuta ab eodem.</text:p>
      <text:p text:style-name="Standard">Hodie dominus Succentor requisivit Jo. Montandouyn clericum matutinarum</text:p>
      <text:p text:style-name="Standard">corrigi et puniri de Injuriis et verbis Injuriosis per ipsum Montandouyn</text:p>
      <text:p text:style-name="Standard">ᗞe domino Succentore</text:p>
      <text:p text:style-name="Standard">ᗞe dicto domino Succentore ut sibi retulit magister P. Thomas dictis et prolatis Super quo</text:p>
      <text:p text:style-name="Standard">et Montandouyn</text:p>
      <text:p text:style-name="Standard">audita relacione dicti m. P. ordinatum est quod puniatur ad ipsius m. P. arbitrium</text:p>
      <text:p text:style-name="Standard">et incarceratur quia noluit obedire preceptis dicti domini Succentor in choro ecclesie / Et</text:p>
      <text:p text:style-name="Standard">nichilominus officialis capituli faciet informacionem de victa et regimine ipsius et Jo. Hazart</text:p>
      <text:p text:style-name="Standard">Succentor</text:p>
      <text:p text:style-name="Standard">Hazart</text:p>
      <text:p text:style-name="Standard">Prefatus Hazart fuit monitus verbo ut a societate sue uxori renderet infra</text:p>
      <text:p text:style-name="Standard">Montandouyn</text:p>
      <text:p text:style-name="Standard">octo dies alias licencietur Ipseque et dictus Montandouyn clamaverunt eidem</text:p>
      <text:p text:style-name="Standard">domino Succentore veniam $de obedien$ de inobedientis nuper facta in choro ecclesie.</text:p>
      <text:p text:style-name="Standard">de domo m. Ro.</text:p>
      <text:p text:style-name="Standard">Hodie capellanus domini decani Ambiacensis videlicet m. R. de Fontanis obtulit facere partem et</text:p>
      <text:p text:style-name="Standard">de Fontanis</text:p>
      <text:p text:style-name="Standard">porcionem reparacionem cujusdem muri existentis in sua domo claustrali Sic quod capitulum</text:p>
      <text:p text:style-name="Standard">similiter faciat pro sua parte Super quo preceptum est magistro V. De Croces quod faciat ut</text:p>
      <text:p text:style-name="Standard">melius poterit</text:p>
      <text:p text:style-name="Standard">381.</text:p>
      <text:p text:style-name="Standard">=FRAN_0393_05592_L.jpg=</text:p>
      <text:p text:style-name="Standard"><text:soft-page-break/>382.</text:p>
      <text:p text:style-name="Standard">Processio</text:p>
      <text:p text:style-name="Standard">Nota quod die dominica xix augusti ex ordinacione dominorum episcopi et</text:p>
      <text:p text:style-name="Standard">capituli hesterna die in revestiario ecclesie congregatorum facta fuit</text:p>
      <text:p text:style-name="Standard">solemnis processio in ecclesia Par. ubi fuit delata seu apportata</text:p>
      <text:p text:style-name="Standard">capsa Sancte Genovefe ut consuetum est postquam ipsi domini receperant</text:p>
      <text:p text:style-name="Standard">licteras domini nostri regis.</text:p>
      <text:p text:style-name="Standard">Lune xxa mensis augusti capitulantibus dominis</text:p>
      <text:p text:style-name="Standard">Succentore</text:p>
      <text:p text:style-name="Standard">Cancellario</text:p>
      <text:p text:style-name="Standard">Victri</text:p>
      <text:p text:style-name="Standard">Luillier</text:p>
      <text:p text:style-name="Standard">Penitenciario</text:p>
      <text:p text:style-name="Standard">Bastardi</text:p>
      <text:p text:style-name="Standard">Sohier</text:p>
      <text:p text:style-name="Standard">Chacy</text:p>
      <text:p text:style-name="Standard">Montdidier</text:p>
      <text:p text:style-name="Standard">Boullardi</text:p>
      <text:p text:style-name="Standard">Breton</text:p>
      <text:p text:style-name="Standard">Parenti</text:p>
      <text:p text:style-name="Standard">Secretain</text:p>
      <text:p text:style-name="Standard">Cotin</text:p>
      <text:p text:style-name="Standard">Monneti</text:p>
      <text:p text:style-name="Standard">Gaillon</text:p>
      <text:p text:style-name="Standard">de Brolio</text:p>
      <text:p text:style-name="Standard">Despars excusato</text:p>
      <text:p text:style-name="Standard">Barre</text:p>
      <text:p text:style-name="Standard">Fourbeur</text:p>
      <text:p text:style-name="Standard">Haultny</text:p>
      <text:p text:style-name="Standard">Pion</text:p>
      <text:p text:style-name="Standard">Du Drac</text:p>
      <text:p text:style-name="Standard">Vayli</text:p>
      <text:p text:style-name="Standard">De Croces</text:p>
      <text:p text:style-name="Standard">Guerinet</text:p>
      <text:p text:style-name="Standard">Ad supplicacionem et requestam religiosorum Sancti Bernardi petentis sibi facere</text:p>
      <text:p text:style-name="Standard">De religiosis</text:p>
      <text:p text:style-name="Standard"><text:soft-page-break/>graciam et moderacionem de xxv £. p. debitis super eorum jardinis Placet</text:p>
      <text:p text:style-name="Standard">Sancti Bernardi</text:p>
      <text:p text:style-name="Standard">dominis facere eisdem de Par. pro turonense moderacionem pro isto anno dum</text:p>
      <text:p text:style-name="Standard">tamen abbas de Ville cerneyo similiter faciat capitulo</text:p>
      <text:p text:style-name="Standard">Hodie magister P. Thomas Canonicus Par. presentatus per fratrem Andream</text:p>
      <text:p text:style-name="Standard">Moysson religiosum et procuratorem Celestinorum Par. Per licteras prout</text:p>
      <text:p text:style-name="Standard">De hommagio facto</text:p>
      <text:p text:style-name="Standard">de data secunda augusti ccccliii fecit hommagium capitulo ad</text:p>
      <text:p text:style-name="Standard">capitulo Par.</text:p>
      <text:p text:style-name="Standard">causam xviii. arpentorum nemorum existencium in terrotorio de Monsterollio</text:p>
      <text:p text:style-name="Standard">in loco dicto La Pommeroye.</text:p>
      <text:p text:style-name="Standard">de Celestinis</text:p>
      <text:p text:style-name="Standard">Super requesta dictorum Celestinorum pro certis terris de quibus</text:p>
      <text:p text:style-name="Standard">hic locutum est Magister V. De Croces audiet ipsos et referet</text:p>
      <text:p text:style-name="Standard">de vi £. pro Camerario Habeat camerarius clericus mandatum capituli de vi £. p. solutis pro</text:p>
      <text:p text:style-name="Standard">duobus annis pro capuciis servcentes ecclesie ad barram in festo ᗅssumpcionis Marie</text:p>
      <text:p text:style-name="Standard">De compotis</text:p>
      <text:p text:style-name="Standard">Succentor</text:p>
      <text:p text:style-name="Standard">Camere</text:p>
      <text:p text:style-name="Standard">Cancellarius</text:p>
      <text:p text:style-name="Standard">domini { Du Drac</text:p>
      <text:p text:style-name="Standard">commictuntur ad videndum compota camere et de</text:p>
      <text:p text:style-name="Standard">Barre</text:p>
      <text:p text:style-name="Standard">$oneribus$ receptis et oneribus ejusdem ut provideatur camere</text:p>
      <text:p text:style-name="Standard">De Croces</text:p>
      <text:p text:style-name="Standard">=FRAN_0393_05593_L.jpg=</text:p>
      <text:p text:style-name="Standard">cccc liii°</text:p>
      <text:p text:style-name="Standard">Mercurii xxii Augusti capitulantibus dominis</text:p>
      <text:p text:style-name="Standard">Succentore</text:p>
      <text:p text:style-name="Standard">Victri</text:p>
      <text:p text:style-name="Standard">Cancellario</text:p>
      <text:p text:style-name="Standard">Bastardi</text:p>
      <text:p text:style-name="Standard">Parenti</text:p>
      <text:p text:style-name="Standard">Penitenciario</text:p>
      <text:p text:style-name="Standard">Jerson</text:p>
      <text:p text:style-name="Standard">Chacy</text:p>
      <text:p text:style-name="Standard"><text:soft-page-break/>Monnet</text:p>
      <text:p text:style-name="Standard">Breton</text:p>
      <text:p text:style-name="Standard">Fourbeur</text:p>
      <text:p text:style-name="Standard">$Cotin$</text:p>
      <text:p text:style-name="Standard">Pion</text:p>
      <text:p text:style-name="Standard">Gaillon</text:p>
      <text:p text:style-name="Standard">Sohier</text:p>
      <text:p text:style-name="Standard">Barre</text:p>
      <text:p text:style-name="Standard">Luillier</text:p>
      <text:p text:style-name="Standard">Haultny</text:p>
      <text:p text:style-name="Standard">Boullardi</text:p>
      <text:p text:style-name="Standard">De Croces</text:p>
      <text:p text:style-name="Standard">Habeat magister V. De Croces mandatum capituli de solvendo et restituendo m. T. de</text:p>
      <text:p text:style-name="Standard">Magister V. de Croces</text:p>
      <text:p text:style-name="Standard">Victry unum scutum auri per ipsum de Victri cuidem nuncio regis pro certis</text:p>
      <text:p text:style-name="Standard">pro uno scuto restituendo</text:p>
      <text:p text:style-name="Standard">licteris regis ipsi capitulo nuper missis / traditum</text:p>
      <text:p text:style-name="Standard">Super requesta m. Ar magistri puerorum chori petentis mapas et</text:p>
      <text:p text:style-name="Standard">De magistro puerorum</text:p>
      <text:p text:style-name="Standard">theralia ordinatum est quod tradat suum inventarium dominis meis canonicis</text:p>
      <text:p text:style-name="Standard">Hcii Commissi</text:p>
      <text:p text:style-name="Standard">et penitenciario qui super hoc providebunt</text:p>
      <text:p text:style-name="Standard">Super requesta Johanne La Bitonne petentis sibi remicti arreragia</text:p>
      <text:p text:style-name="Standard">de duabus domibus in vico des ᗅrsis commictuntur domini Monneti</text:p>
      <text:p text:style-name="Standard">ᗞe Johanna</text:p>
      <text:p text:style-name="Standard">la Bitonne</text:p>
      <text:p text:style-name="Standard">et Sohier ad inquirendum informandum et refferendum</text:p>
      <text:p text:style-name="Standard">Ad requestam m. P. Morain procuratoris et nomine procuratorio capellanorum</text:p>
      <text:p text:style-name="Standard">communitatis ecclesie Par. Placet dominis quod ipse nomine quo supra possit recipere</text:p>
      <text:p text:style-name="Standard">a Jo. Poterne sen xl s. p. redditus quos ipsa communitatis percipit aut percipiebat</text:p>
      <text:p text:style-name="Standard">ᗞe Communitate</text:p>
      <text:p text:style-name="Standard">supra quadam domo sitam vico Sancti Germani autissiodorensis ad intersigntum Azini</text:p>
      <text:p text:style-name="Standard">capellanorum</text:p>
      <text:p text:style-name="Standard">rigati / et quos ipse Poterne consignaverat in manu justicie . Acto quod</text:p>
      <text:p text:style-name="Standard">ipsi xl. s. non sunt admortizati</text:p>
      <text:p text:style-name="Standard">Audita requesta m. T. Luillier alterius canonicorum Sancti Mederici et procuratoris</text:p>
      <text:p text:style-name="Standard"><text:soft-page-break/>eorumdem domini mei Jo. de Oliva capicerius seu curatus . G. Cotin canonici dicti</text:p>
      <text:p text:style-name="Standard">Sancti</text:p>
      <text:p text:style-name="Standard">Sancti Mederici deputantur ad interessendum et videndum recipi xxxi s. viii d. p. redditus</text:p>
      <text:p text:style-name="Standard">Derit</text:p>
      <text:p text:style-name="Standard">A Gullelmo de Paris quos ipsi canonici percipiunt supra domum suam et quos potest</text:p>
      <text:p text:style-name="Standard">redimere secundum ordinacionem super hoc factam</text:p>
      <text:p text:style-name="Standard">Audita relacione m. T. de Vitri et Jo. de Brolio placet dominis moderacionem</text:p>
      <text:p text:style-name="Standard">magistro Karolo factam per religiosis ᗞomus Dei Par. videlicet xxxv s. redditus pro xxiiii s. redditus magistro</text:p>
      <text:p text:style-name="Standard">ligault</text:p>
      <text:p text:style-name="Standard">Ka Chaligault super jardino ante domum de Flandres</text:p>
      <text:p text:style-name="Standard">Cotin</text:p>
      <text:p text:style-name="Standard">Despars</text:p>
      <text:p text:style-name="Standard">excusatis</text:p>
      <text:p text:style-name="Standard">383.</text:p>
      <text:p text:style-name="Standard">=FRAN_0393_05594_L.jpg=</text:p>
      <text:p text:style-name="Standard">Sunt xxviii.</text:p>
      <text:p text:style-name="Standard">Cuilibet vi s.</text:p>
      <text:p text:style-name="Standard">valent</text:p>
      <text:p text:style-name="Standard">384.</text:p>
      <text:p text:style-name="Standard">ista capitla debentur</text:p>
      <text:p text:style-name="Standard">per Ste. Pion</text:p>
      <text:p text:style-name="Standard">Capitulum Generale Sancti</text:p>
      <text:p text:style-name="Standard">Bartholomei apostoli incipit in vigillia dicti festi xxiii mensis</text:p>
      <text:p text:style-name="Standard">Augusti Et fuerunt ad capitulum et lucrati sunt domini et magistri</text:p>
      <text:p text:style-name="Standard">infrascripti. videlicet Johannes de Oliva succentor . Robertus Cibolle cancellarius</text:p>
      <text:p text:style-name="Standard">T. de Courcellis penitenciarius Petrus de Chacy . Guillelmus Britonis</text:p>
      <text:p text:style-name="Standard">Guillelmus Cotin . Rogerus de Gaillon . Jacobus Barre . Radulphus</text:p>
      <text:p text:style-name="Standard">Haultny . Johannes du Drac . Vincencius de Croces Theobaldus de</text:p>
      <text:p text:style-name="Standard">Vitri Stephanus de Mondidier Johannes de Vayli Johannes</text:p>
      <text:p text:style-name="Standard">Monneti Thomas de Jerson . Radulphus Le Fourbeur</text:p>
      <text:p text:style-name="Standard">Engerannus de Parenti . Johannes de Brolio Leonetus Guerinet</text:p>
      <text:p text:style-name="Standard">Guillelmus Sohier Stephanus Pion . Johannes Secretain . Guido</text:p>
      <text:p text:style-name="Standard">Burdelot Petrus Thomas . Karolus Boullardi Jacobus</text:p>
      <text:p text:style-name="Standard">Despars . Johannes Bastardi infirmus.</text:p>
      <text:p text:style-name="Standard">Istud capitulum durat per quinque dies / et lucratur quilibet dominus</text:p>
      <text:p text:style-name="Standard"><text:soft-page-break/>Canonicus Par. pro qualibet dies .vi. s. par. quos debet solvere</text:p>
      <text:p text:style-name="Standard">Camerarius clericus et quos debet et non solvit magister Ste. Pion</text:p>
      <text:p text:style-name="Standard">Capitulum Generale</text:p>
      <text:p text:style-name="Standard">Camerarius. Et est ordinatum principaliter ad videndum / et</text:p>
      <text:p text:style-name="Standard">audiendum compotum seu statum dicti officii Camere et</text:p>
      <text:p text:style-name="Standard">ad providendum de alio vel ipsum continuandum</text:p>
      <text:p text:style-name="Standard">Congregatis et capitulantibus prefatis dominis Et appereatis pluribus viis</text:p>
      <text:p text:style-name="Standard">ad providendum dicto officio camere pro tempore futuro finaliter</text:p>
      <text:p text:style-name="Standard">Deputati pro officio</text:p>
      <text:p text:style-name="Standard">Camere</text:p>
      <text:p text:style-name="Standard">fuerunt deputati domini Succentor Cancellarius Penitenciarius Barre</text:p>
      <text:p text:style-name="Standard">Du Drac De Croces . Vayli Victri Pion et illi qui voluerunt esse</text:p>
      <text:p text:style-name="Standard">presentes Et comparebunt hodie in capitulo Par. hora secunda post prandium</text:p>
      <text:p text:style-name="Standard">=FRAN_0393_05595_L.jpg=</text:p>
      <text:p text:style-name="Standard">CCCC liii.</text:p>
      <text:p text:style-name="Standard">secunda dicti capituli generalis fuerunt ad capitulum et lucrati</text:p>
      <text:p text:style-name="Standard">Sabbati sequente in festo Sancti Ludovici xxv. augusti</text:p>
      <text:p text:style-name="Standard">sunt domini . Succentor . Cancellarius Penitenciarius Chacy . Breton Cotin</text:p>
      <text:p text:style-name="Standard">Gaillon . Barre . Haultny . De Croces . Victri . Mondidier</text:p>
      <text:p text:style-name="Standard">Bastardi . Vayli Monneti . Jerson . Fourbeur . Parenti . De</text:p>
      <text:p text:style-name="Standard">Brolio . Guerinet . Luillier . Sohier. Pion . P. Thomas</text:p>
      <text:p text:style-name="Standard">Boullardi. Despars . Burdelot infirmus.</text:p>
      <text:p text:style-name="Standard">Conclusum est quod inhibeatur ex parte capituli per Johannem du Chastenet</text:p>
      <text:p text:style-name="Standard">hostiarium et jeaularium capituli omnibus et singulis quibuscumque tam familiaribus</text:p>
      <text:p text:style-name="Standard">et servitoribus dominorum canonicorum quam aliis de claustro et extraneis ludere volentis</text:p>
      <text:p text:style-name="Standard">ad palmam per totum claustrum magnum scilicet et parvum ne de cetero</text:p>
      <text:p text:style-name="Standard">nullus possit</text:p>
      <text:p text:style-name="Standard">ludant ad dictum Ludum / Et si noluerint obedire precepto dicti Johannis</text:p>
      <text:p text:style-name="Standard">ludere ad palmam</text:p>
      <text:p text:style-name="Standard">du Chastenay capiantur eorum tunice seu robe / Et ipsis captis si noluerint</text:p>
      <text:p text:style-name="Standard">in claustro</text:p>
      <text:p text:style-name="Standard">obedire quicumque sint illi capiantur et ducantur in carceribus dicti Capituli</text:p>
      <text:p text:style-name="Standard">Et ista conclusio vel ordinacio dicta et significata dicto Jeaulario Cui</text:p>
      <text:p text:style-name="Standard">preceptum est quod ita faciat / Tamen domini non intencionis quin</text:p>
      <text:p text:style-name="Standard">pueri chori solum modo possint ludere in dicto parvo claustro seu capitulo</text:p>
      <text:p text:style-name="Standard">et nullus alius.</text:p>
      <text:p text:style-name="Standard"><text:soft-page-break/>Congregatis et capitulantibus hodie in capitulo dominis . Domini commissarii ordinati</text:p>
      <text:p text:style-name="Standard">ad advisandum modum providendi officio Camere fecerunt eorum relacionem</text:p>
      <text:p text:style-name="Standard">3</text:p>
      <text:p text:style-name="Standard">et retulerunt eorum advisamentum . Et auditis eorum oppinionibus et relacione</text:p>
      <text:p text:style-name="Standard">De statutibus traditis</text:p>
      <text:p text:style-name="Standard">officio Camere</text:p>
      <text:p text:style-name="Standard">Conclusum est de consensu omnium quod Camerarius recipiet pro isto Anno</text:p>
      <text:p text:style-name="Standard">Staciones pro succurrendo eidem officiario de quibus reddet compotum</text:p>
      <text:p text:style-name="Standard">ad partem . et sine vadiis.</text:p>
      <text:p text:style-name="Standard">De diminucione</text:p>
      <text:p text:style-name="Standard">Item ordinatum est quod fiet diminucio capitulorum istorum generalium sancti</text:p>
      <text:p text:style-name="Standard">capitulorum generalium Bartholomei pro anno futuro videlicet de vi s. par. ad ii s. par. pro quolibet etc.</text:p>
      <text:p text:style-name="Standard">Succentor</text:p>
      <text:p text:style-name="Standard">Commissi ad audiendum Barre</text:p>
      <text:p text:style-name="Standard">Committuntur ad videndum et examinandum compotum</text:p>
      <text:p text:style-name="Standard">copotum Camere</text:p>
      <text:p text:style-name="Standard">Du Drac</text:p>
      <text:p text:style-name="Standard">De Croces</text:p>
      <text:p text:style-name="Standard">officii Camere et maxime respectu arreragiorum</text:p>
      <text:p text:style-name="Standard">Vayli</text:p>
      <text:p text:style-name="Standard">et refferendum.</text:p>
      <text:p text:style-name="Standard">P. Thomas</text:p>
      <text:p text:style-name="Standard">385.</text:p>
      <text:p text:style-name="Standard">=FRAN_0393_05596_L.jpg=</text:p>
      <text:p text:style-name="Standard">Sunt xxxii.</text:p>
      <text:p text:style-name="Standard">Cuilibet vi s.</text:p>
      <text:p text:style-name="Standard">Lune xxvii augusti iiia dicti capituli generalis fuerunt</text:p>
      <text:p text:style-name="Standard">valent .</text:p>
      <text:p text:style-name="Standard">ad capitulum et lucrati sunt domini . Succentor . Cancellarius . Penitenciario</text:p>
      <text:p text:style-name="Standard">Chacy Breton. Cotin Gaillon . Barre. Haultny De Croces</text:p>
      <text:p text:style-name="Standard">Victri Mondidier Aguenin . Paillard Bastardi Vayli</text:p>
      <text:p text:style-name="Standard">Monneti . Jerson . Fourbeur Parenti . de Brolio $Jerfon$</text:p>
      <text:p text:style-name="Standard">Guerinet . Luillier . Sohier . Pion Secretain . P Thomas</text:p>
      <text:p text:style-name="Standard">Boullardi . Despars . Fraxinis. Du ᗞrac infirmus Burdelot</text:p>
      <text:p text:style-name="Standard">infirmus.</text:p>
      <text:p text:style-name="Standard"><text:soft-page-break/>Visis hic et actentis licteris P. Vincencii baillivi d'Oultrebays scribendi</text:p>
      <text:p text:style-name="Standard">pro facto molendini videlicet pro reparacionibus ejusdem . ordinatum est quod</text:p>
      <text:p text:style-name="Standard">magister V. de Croces provideat ut melius poterit / eciam de peccuniis</text:p>
      <text:p text:style-name="Standard">tradendis per receptorem loci</text:p>
      <text:p text:style-name="Standard">Quia nullus de dominis canonicis voluit acceptare officium Camere</text:p>
      <text:p text:style-name="Standard">nec nomen suum propter hoc alicui patrare conclusum est quod capiatur</text:p>
      <text:p text:style-name="Standard">dominus Johannes de Marconnelle magnus vicarius aut aliquis</text:p>
      <text:p text:style-name="Standard">alius capellanus qui faciet hujusmodi officiarium ad vadia consueta</text:p>
      <text:p text:style-name="Standard">Audita relacione m. V. de Croces Placet dominis quod ipse tradat</text:p>
      <text:p text:style-name="Standard">Terram de Spedona cum suis pertinenciis ad firmam seu locagium</text:p>
      <text:p text:style-name="Standard">ᗞe Spedona</text:p>
      <text:p text:style-name="Standard">ut melius et utilius poterit usque ad finem particionem prebendarum</text:p>
      <text:p text:style-name="Standard">videlicet usque ad vi. annos proxime pro l. £. t. cum omnibus oneribus execeptis</text:p>
      <text:p text:style-name="Standard">oneribus ecclesie ita quod ille qui tenebit tenebitur deffrichier etc gallice</text:p>
      <text:p text:style-name="Standard">Audita relacione magistrorum V. de Croces et Jo. Monneri canonicorum Par. ad hoc</text:p>
      <text:p text:style-name="Standard">Tradicio cujusdam domus</text:p>
      <text:p text:style-name="Standard">commissorum Placet dominis quod quedam domus ad intersignum de la Corne</text:p>
      <text:p text:style-name="Standard">Jo. Guerin per canonicum</text:p>
      <text:p text:style-name="Standard">de Cerf in vico Gallandre super qua canonici Sancti Aniani percipiebant</text:p>
      <text:p text:style-name="Standard">sancti Aniani</text:p>
      <text:p text:style-name="Standard">x £. v s. ii d. p. redditus et vii s. xi d. i. t. fundi terre que post clamaciones</text:p>
      <text:p text:style-name="Standard">factas fuit expedita et adjudicata magistro Jacobo Barre canonico dicti Sancti</text:p>
      <text:p text:style-name="Standard">Aniani nomine suo privato per justiciam Castelleti . $Placet dominis$</text:p>
      <text:p text:style-name="Standard">$eorum consensunt quod tradatur$ cuidem Johanni Guerin lathomo ibidem</text:p>
      <text:p text:style-name="Standard">commorante pro viii £. p. redditus dictis canonicis Sancti Aniani solvendis cum fundo</text:p>
      <text:p text:style-name="Standard">terre de quibus poterit redimere iiii £. que non poterunt allocari nec exponi</text:p>
      <text:p text:style-name="Standard">nisi de consensu et deliberacione capituli Sic quod antequam possit redimere</text:p>
      <text:p text:style-name="Standard">dictas iiii £. tenebitur exponere in reparacionibus ejusdem necesessariis iiii £. p.</text:p>
      <text:p text:style-name="Standard">386.</text:p>
      <text:p text:style-name="Standard">De molendino</text:p>
      <text:p text:style-name="Standard">d'Oultrebays</text:p>
      <text:p text:style-name="Standard">De camerario</text:p>
      <text:p text:style-name="Standard">clerico capiendo</text:p>
      <text:p text:style-name="Standard">=FRAN_0393_05597_L.jpg=</text:p>
      <text:p text:style-name="Standard">Sunt xxxi</text:p>
      <text:p text:style-name="Standard">ᑕuilibet vi s.</text:p>
      <text:p text:style-name="Standard"><text:soft-page-break/>cccc liii</text:p>
      <text:p text:style-name="Standard">Martis in festo Sancti Augustini xxviii. augusti iiiia dicti capituli generalis</text:p>
      <text:p text:style-name="Standard">fuerunt ad Capitulum et lucrati sunt domini Succentor Cancellarius . Penitenciarius</text:p>
      <text:p text:style-name="Standard">Chacy . Breton . Cotin . Gaillon . Barre . Haultny. Du Drac</text:p>
      <text:p text:style-name="Standard">Victri. De Croces . Paillard / Aguenin . Mondidier . de Brolio . Jerson</text:p>
      <text:p text:style-name="Standard">Bastardi . Parenti . Monnet / Guerinet . Vayli Fourbeur. Luillier</text:p>
      <text:p text:style-name="Standard">Pion . Secretain . Fraxinis . P. Thomas . Boullardi . Burdelot</text:p>
      <text:p text:style-name="Standard">infirmus. Despars excusato</text:p>
      <text:p text:style-name="Standard">ᑕollacio Bursarum</text:p>
      <text:p text:style-name="Standard">Burse collegii xviii . scolarium vacantes per absenciam Michaelis Saunier</text:p>
      <text:p text:style-name="Standard">colegii xviii. scolarium</text:p>
      <text:p text:style-name="Standard">ᑕollate sunt Guillelmo Laurencii clerico diocesis Lemovicensis</text:p>
      <text:p text:style-name="Standard">Super requesta domini Germani Calard petentis habere ad vitam</text:p>
      <text:p text:style-name="Standard">Germanus Calard suam quandam domum in vico sancti Petri ad boves sive Sancte Marine pro</text:p>
      <text:p text:style-name="Standard">pro quadam domo</text:p>
      <text:p text:style-name="Standard">xx s. p. redditus. magister V. De Croces tractabit cum eo ad xxiiii s.</text:p>
      <text:p text:style-name="Standard">vel xx s. p.</text:p>
      <text:p text:style-name="Standard">De Henrico</text:p>
      <text:p text:style-name="Standard">Du Drac } loquantur cum Henrico d'ᗅutissan pro domo quam ipse</text:p>
      <text:p text:style-name="Standard">d'ᗅutissan</text:p>
      <text:p text:style-name="Standard">De Croces } inhabitat ut ipse exeat vel reparet eam</text:p>
      <text:p text:style-name="Standard">Hodie fuit relatum per magistros Jo. Bastardi et P. Thomas quod</text:p>
      <text:p text:style-name="Standard">magister Guido Burdelot offert facere prosecucionem contra dominum ducem</text:p>
      <text:p text:style-name="Standard">De domino duce</text:p>
      <text:p text:style-name="Standard">Aurelianensis de et pro $ m x$ xM fr. per ipsum ecclesie debitis proviso quod</text:p>
      <text:p text:style-name="Standard">ᗅurelianensis</text:p>
      <text:p text:style-name="Standard">habeat xam partem etc. Super quo placet dominis quod ita fiat suis</text:p>
      <text:p text:style-name="Standard">tamen expensis sine inquesta si quam fieri oppoteat</text:p>
      <text:p text:style-name="Standard">387.</text:p>
      <text:p text:style-name="Standard">=FRAN_0393_05598_L.jpg=</text:p>
      <text:p text:style-name="Standard">388.</text:p>
      <text:p text:style-name="Standard">Commissi pro compotis. Du Drac</text:p>
      <text:p text:style-name="Standard">m. Jo. de Oliva</text:p>
      <text:p text:style-name="Standard">De Croces</text:p>
      <text:p text:style-name="Standard">Commictuntur ad audiendum Compotum m. Jo. de Oliva</text:p>
      <text:p text:style-name="Standard">Succentor et officiarii mandeti / de hujusmodi officio et hoc de</text:p>
      <text:p text:style-name="Standard"><text:soft-page-break/>duobus annis .</text:p>
      <text:p text:style-name="Standard">Conclusum est et placet dominis quod dominus Johannes de Marconnelle</text:p>
      <text:p text:style-name="Standard">magnus vicarius ecclesie Par. faciat et excercerat officium ᑕamerarii</text:p>
      <text:p text:style-name="Standard">clerici sive ᑕamere pro isto anno Et quod sibi mutuantur xxx scuta</text:p>
      <text:p text:style-name="Standard">auri pro Succurrendo hujusmodi officio per $magnum$ manum m. V.</text:p>
      <text:p text:style-name="Standard">Recepcio camerarii De Croces / et se obligabit de restituendo sibi hujusmodi summmam infra festum</text:p>
      <text:p text:style-name="Standard">clerici ecclesie Par.</text:p>
      <text:p text:style-name="Standard">Pasche. Item recipiet a domino Johanne Pierre $cle$ procuratore clericorum</text:p>
      <text:p text:style-name="Standard">matutinarum decem scuta auri aut aliam majorem summam quam</text:p>
      <text:p text:style-name="Standard">debet ecclesie. quod ipse Marconnelle accepit Et juravit fideliter</text:p>
      <text:p text:style-name="Standard">et diligenter excerere hujusmodi officium et reddere compotum et reliqua etc.</text:p>
      <text:p text:style-name="Standard">quiquidem magister V. habuit mandatum capituli de post de tradendo dicto Marconelle</text:p>
      <text:p text:style-name="Standard">dicta xxx scuta auri ut supradictum est. ipse vero Marconnelle se</text:p>
      <text:p text:style-name="Standard">obligavit nomine suo privato erga dictum m. v. infra dictum festum</text:p>
      <text:p text:style-name="Standard">Pasche et tenebitur dictus ᗞe ᑕroces reddere compotum etc</text:p>
      <text:p text:style-name="Standard">Jovis xxxa augusti quinta et ultima dicti capituli generalis fuerunt</text:p>
      <text:p text:style-name="Standard">ad capitulum domini . Succentor . Cancellarius . Penitenciarius Chacy . Breton Cotin</text:p>
      <text:p text:style-name="Standard">Gaillon Haultny . Du Drac De Croces . Victri Mondidier Aguenin</text:p>
      <text:p text:style-name="Standard">Bastardi de Brolio Vayli Parenti Monnet Guerinet Jerson.</text:p>
      <text:p text:style-name="Standard">Luillier . Fourbeur Pion Secretain Despars . Fraxinis . P. Thomas</text:p>
      <text:p text:style-name="Standard">Boullardi Barre infirmus Burdelot infirmus</text:p>
      <text:p text:style-name="Standard">=FRAN_0393_05599_L.jpg=</text:p>
      <text:p text:style-name="Standard">Veneris xxxia et ultima augusti capitulantibus dominis</text:p>
      <text:p text:style-name="Standard">Cancellario</text:p>
      <text:p text:style-name="Standard">Guerinet</text:p>
      <text:p text:style-name="Standard">Despars excusato</text:p>
      <text:p text:style-name="Standard">Penitenciario</text:p>
      <text:p text:style-name="Standard">Jerson</text:p>
      <text:p text:style-name="Standard">Chacy</text:p>
      <text:p text:style-name="Standard">Luillier</text:p>
      <text:p text:style-name="Standard">Bourdelot infirmo</text:p>
      <text:p text:style-name="Standard">De Croces excusato</text:p>
      <text:p text:style-name="Standard">Breton</text:p>
      <text:p text:style-name="Standard">Fourbeur</text:p>
      <text:p text:style-name="Standard">Gaillon</text:p>
      <text:p text:style-name="Standard">Sohier</text:p>
      <text:p text:style-name="Standard"><text:soft-page-break/>Haultny</text:p>
      <text:p text:style-name="Standard">Pion</text:p>
      <text:p text:style-name="Standard">Victri</text:p>
      <text:p text:style-name="Standard">Secretain</text:p>
      <text:p text:style-name="Standard">Parenti</text:p>
      <text:p text:style-name="Standard">Boullardi</text:p>
      <text:p text:style-name="Standard">Aguenin</text:p>
      <text:p text:style-name="Standard">Succentore</text:p>
      <text:p text:style-name="Standard">Monneti</text:p>
      <text:p text:style-name="Standard">Barre</text:p>
      <text:p text:style-name="Standard">} infirmis</text:p>
      <text:p text:style-name="Standard">Super requesta Jo. Majoris petentis auxilium et consilium capituli in causa</text:p>
      <text:p text:style-name="Standard">ᗞe Jo. Le Maire</text:p>
      <text:p text:style-name="Standard">sui fratris pro sua capellania ecclesie Par. videlicet quod causa remictatur in parlamento ordinatum</text:p>
      <text:p text:style-name="Standard">pro suo fratre</text:p>
      <text:p text:style-name="Standard">est et placet dominis quod fiat secundum oppinionem consilii parlamenti Et adjunter essendum propter hoc</text:p>
      <text:p text:style-name="Standard">commissus est magister Ste. Pion.</text:p>
      <text:p text:style-name="Standard">procuratorum pro</text:p>
      <text:p text:style-name="Standard">De die prima . Septembris factum est procuratorum capituli et sunt constituti procuratores m.</text:p>
      <text:p text:style-name="Standard">ᑕui et Quesnoy</text:p>
      <text:p text:style-name="Standard">L. Guerinet et An. Soreau canonici Par. ad faciendum hommagium regi pro ecclesia</text:p>
      <text:p text:style-name="Standard">et juramentum fidelitatis ad causam terrarum de Cui et Quesnoy quod pro... traditur m. V. de Croces</text:p>
      <text:p text:style-name="Standard">CCCC liii</text:p>
      <text:p text:style-name="Standard">Lune iiia septembris capitulantibus dominis</text:p>
      <text:p text:style-name="Standard">Succentore</text:p>
      <text:p text:style-name="Standard">Paillard</text:p>
      <text:p text:style-name="Standard">Cancellario</text:p>
      <text:p text:style-name="Standard">Guerinet</text:p>
      <text:p text:style-name="Standard">Peniteciario</text:p>
      <text:p text:style-name="Standard">Monnet</text:p>
      <text:p text:style-name="Standard">Chacy</text:p>
      <text:p text:style-name="Standard">Aguenin</text:p>
      <text:p text:style-name="Standard">Breton</text:p>
      <text:p text:style-name="Standard">Parenti</text:p>
      <text:p text:style-name="Standard">Gaillon</text:p>
      <text:p text:style-name="Standard"><text:soft-page-break/>Jerson</text:p>
      <text:p text:style-name="Standard">Barre</text:p>
      <text:p text:style-name="Standard">Vayli</text:p>
      <text:p text:style-name="Standard">Haultny</text:p>
      <text:p text:style-name="Standard">Luillier</text:p>
      <text:p text:style-name="Standard">De Croces</text:p>
      <text:p text:style-name="Standard">Fourbeur</text:p>
      <text:p text:style-name="Standard">Victri</text:p>
      <text:p text:style-name="Standard">Sohier</text:p>
      <text:p text:style-name="Standard">quodam mercatore Assecuratur quidem mercator de certis pannis recipiendis ex parte cupituli</text:p>
      <text:p text:style-name="Standard">pannis sericeis ab ipso casu quo ipse traditur et expeditur ipso capitulo pro faciendo capas</text:p>
      <text:p text:style-name="Standard">ad usum ecclesie / et de hoc oneratus est magister T. de Victri</text:p>
      <text:p text:style-name="Standard">ᗞe pluribus hic locutum est sed nichil aliud conclusum est</text:p>
      <text:p text:style-name="Standard">389.</text:p>
      <text:p text:style-name="Standard">Secretain</text:p>
      <text:p text:style-name="Standard">Pion</text:p>
      <text:p text:style-name="Standard">Fraxinis</text:p>
      <text:p text:style-name="Standard">De Cameraco</text:p>
      <text:p text:style-name="Standard">Boullardi</text:p>
      <text:p text:style-name="Standard">Burdelot infirmo</text:p>
      <text:p text:style-name="Standard">Despars } excusato</text:p>
      <text:p text:style-name="Standard">Bastardi</text:p>
      <text:p text:style-name="Standard">Mondidier</text:p>
      <text:p text:style-name="Standard">.</text:p>
      <text:p text:style-name="Standard">=FRAN_0393_05600_L.jpg=</text:p>
      <text:p text:style-name="Standard">390.</text:p>
      <text:p text:style-name="Standard">Mercurii quinta mensis Septembris capitulantibus dominis</text:p>
      <text:p text:style-name="Standard">Succentore</text:p>
      <text:p text:style-name="Standard">Paillard</text:p>
      <text:p text:style-name="Standard">Sohier</text:p>
      <text:p text:style-name="Standard">Cancellario</text:p>
      <text:p text:style-name="Standard">Bastardi</text:p>
      <text:p text:style-name="Standard">Secretain</text:p>
      <text:p text:style-name="Standard">Penitenciario</text:p>
      <text:p text:style-name="Standard">Guerinet</text:p>
      <text:p text:style-name="Standard">Chacy</text:p>
      <text:p text:style-name="Standard"><text:soft-page-break/>Pion</text:p>
      <text:p text:style-name="Standard">De Brolio</text:p>
      <text:p text:style-name="Standard">Breton</text:p>
      <text:p text:style-name="Standard">Fraxinis</text:p>
      <text:p text:style-name="Standard">Monneti</text:p>
      <text:p text:style-name="Standard">Cotin</text:p>
      <text:p text:style-name="Standard">Boullardi</text:p>
      <text:p text:style-name="Standard">Aguenin</text:p>
      <text:p text:style-name="Standard">Gaillon</text:p>
      <text:p text:style-name="Standard">Burdelot infirmo</text:p>
      <text:p text:style-name="Standard">Parenti</text:p>
      <text:p text:style-name="Standard">Barre</text:p>
      <text:p text:style-name="Standard">Despars</text:p>
      <text:p text:style-name="Standard">Jerson</text:p>
      <text:p text:style-name="Standard">Haultny</text:p>
      <text:p text:style-name="Standard">Bastardi</text:p>
      <text:p text:style-name="Standard">} excusatis</text:p>
      <text:p text:style-name="Standard">Vayli</text:p>
      <text:p text:style-name="Standard">De Croces</text:p>
      <text:p text:style-name="Standard">P Thomas</text:p>
      <text:p text:style-name="Standard">Victri</text:p>
      <text:p text:style-name="Standard">Luillier</text:p>
      <text:p text:style-name="Standard">Mondidier</text:p>
      <text:p text:style-name="Standard">Fourbeur</text:p>
      <text:p text:style-name="Standard">Super requesta domini Bernardi domini de Bourgoignon militis petentis</text:p>
      <text:p text:style-name="Standard">prorogari terminum suum videlicet de festo Natalis domini novissime preterito</text:p>
      <text:p text:style-name="Standard">De domino Bernardo usque ad pascha proxime videlicet de summa xxx l. p. pro arreragiis debitis</text:p>
      <text:p text:style-name="Standard">de Bourgoygnon</text:p>
      <text:p text:style-name="Standard">ad causam C. s. p. redditus racione $terre$ de Nemours . Placet dominis usque ad</text:p>
      <text:p text:style-name="Standard">natale proxime et ad loquendum super hoc cum ipso deputantur Victri et de ᑕroces</text:p>
      <text:p text:style-name="Standard">Domini Auctorizaverunt religiosos domus Dei Par. respectu certorum hereditagium</text:p>
      <text:p text:style-name="Standard">traditorum magistro Odoni de Creil dum tamen tradicio hujusmodi fuerit</text:p>
      <text:p text:style-name="Standard">De religiosis domus</text:p>
      <text:p text:style-name="Standard">Dei pro quadam domo Legitime facta Et ad hoc commissus magister Martinus de Fraxinis.</text:p>
      <text:p text:style-name="Standard">quibusdam hereditagium</text:p>
      <text:p text:style-name="Standard">Burse collegii xviii. scolarium Par. vacantes per absenciam. P. Martin</text:p>
      <text:p text:style-name="Standard"><text:soft-page-break/>ᑕollacio bursarum</text:p>
      <text:p text:style-name="Standard">D</text:p>
      <text:p text:style-name="Standard">et non residentem in dicto collegio / collate sunt Guilloto Guiardi</text:p>
      <text:p text:style-name="Standard">clerico scolari par.</text:p>
      <text:p text:style-name="Standard">=FRAN_0393_05601_L.jpg=</text:p>
      <text:p text:style-name="Standard">cccc liii</text:p>
      <text:p text:style-name="Standard">Veneris viia Septembris capitulantibus dominis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Jerson</text:p>
      <text:p text:style-name="Standard">Cotin</text:p>
      <text:p text:style-name="Standard">Monnet</text:p>
      <text:p text:style-name="Standard">Parenti</text:p>
      <text:p text:style-name="Standard">Gaillon</text:p>
      <text:p text:style-name="Standard">Barre</text:p>
      <text:p text:style-name="Standard">Luillier</text:p>
      <text:p text:style-name="Standard">Fourbeur</text:p>
      <text:p text:style-name="Standard">Haultny</text:p>
      <text:p text:style-name="Standard">Du Drac</text:p>
      <text:p text:style-name="Standard">Secretain</text:p>
      <text:p text:style-name="Standard">De Croces</text:p>
      <text:p text:style-name="Standard">Sohier</text:p>
      <text:p text:style-name="Standard">Guerinet</text:p>
      <text:p text:style-name="Standard">Habeat dominus Archidiaconus Brye seu dominus Jo. Labelle mandatum capituli de</text:p>
      <text:p text:style-name="Standard">Mandatum capituli pro magistro</text:p>
      <text:p text:style-name="Standard">solvendo domino Johanni Huon presbytero xlviii s. pro obdomada m. Jo. Le</text:p>
      <text:p text:style-name="Standard">Jo. Le Biseul</text:p>
      <text:p text:style-name="Standard">Biseul canonici Par. facta / inchoata die dominicam xixa Septembris cccc liii</text:p>
      <text:p text:style-name="Standard">Jo. Loubloyer</text:p>
      <text:p text:style-name="Standard">Jo. Huon</text:p>
      <text:p text:style-name="Standard"><text:soft-page-break/>pecierunt habere quilibet xvi d. provisionis prout clerici</text:p>
      <text:p text:style-name="Standard">de xvi d. provisionis</text:p>
      <text:p text:style-name="Standard">Phs. Infantis }</text:p>
      <text:p text:style-name="Standard">matutinarum Super quo nichil actum est</text:p>
      <text:p text:style-name="Standard">An. Wote</text:p>
      <text:p text:style-name="Standard">Jo. Cormont</text:p>
      <text:p text:style-name="Standard">Dictum est per capitulum domino Johanni de Marconnelle ᑕamerario</text:p>
      <text:p text:style-name="Standard">clerico quod ipse utendo suo officio tradat firmam lardorum et candellarum</text:p>
      <text:p text:style-name="Standard">ᗞe firma lardorum</text:p>
      <text:p text:style-name="Standard">et candellarum parvisi</text:p>
      <text:p text:style-name="Standard">Parvisii plus offerente et ultimo incarizante ut melius poterit pro uno</text:p>
      <text:p text:style-name="Standard">anno aut plus ita quod refferat in ᑕapitulo tradicionem hujusmodi.</text:p>
      <text:p text:style-name="Standard">Hodie dominus Ste. Michiel ut procurator m. H. mercatoris resignavit</text:p>
      <text:p text:style-name="Standard">seu resignare obtulit in manu Capituli capellaniam ipsius m. H.</text:p>
      <text:p text:style-name="Standard">Resignacio capellanie</text:p>
      <text:p text:style-name="Standard">in ecclesia Par. ad altare decolacionis Sancti Johannis Baptiste ex causa permutcionis</text:p>
      <text:p text:style-name="Standard">et non alias faciende cum domino N. Germani ad capellaniam Sancti Cucuberti</text:p>
      <text:p text:style-name="Standard">in ecclesia Sancti Mathurini Par. quanquidem resignacionem domini noluerunt</text:p>
      <text:p text:style-name="Standard">admictere pro presenti donec et quousque sciverint statum et sanitatem</text:p>
      <text:p text:style-name="Standard">dicti m. H. qui nunc infirmatur</text:p>
      <text:p text:style-name="Standard">ipso m. Philippi Luillier magister Phs. Luillier loco m. Jo. Luillier ejus patris et de ipsius consensu</text:p>
      <text:p text:style-name="Standard">in consiliarium ecclesie</text:p>
      <text:p text:style-name="Standard">receptus est in consiliarium ecclesie in curia parlamenti ad pensionium ᑕ s. p. pro</text:p>
      <text:p text:style-name="Standard">anno / prout habebat dictus pater suus</text:p>
      <text:p text:style-name="Standard">Pion</text:p>
      <text:p text:style-name="Standard">Fraxinis</text:p>
      <text:p text:style-name="Standard">P. Thomas</text:p>
      <text:p text:style-name="Standard">Boullardi</text:p>
      <text:p text:style-name="Standard">Victri</text:p>
      <text:p text:style-name="Standard">} excusatis</text:p>
      <text:p text:style-name="Standard">Despars</text:p>
      <text:p text:style-name="Standard">Burdelot infirmo</text:p>
      <text:p text:style-name="Standard">391.</text:p>
      <text:p text:style-name="Standard">=FRAN_0393_05602_L.jpg=</text:p>
      <text:p text:style-name="Standard">392.</text:p>
      <text:p text:style-name="Standard">Lune x. septembris capitulantibus dominis.</text:p>
      <text:p text:style-name="Standard"><text:soft-page-break/>Victri</text:p>
      <text:p text:style-name="Standard">Secretain</text:p>
      <text:p text:style-name="Standard">Succentore</text:p>
      <text:p text:style-name="Standard">Guerinet</text:p>
      <text:p text:style-name="Standard">Cancellario</text:p>
      <text:p text:style-name="Standard">Pion</text:p>
      <text:p text:style-name="Standard">Mondidier</text:p>
      <text:p text:style-name="Standard">Fraxinis</text:p>
      <text:p text:style-name="Standard">Penitenciario</text:p>
      <text:p text:style-name="Standard">Paillard</text:p>
      <text:p text:style-name="Standard">Chacy</text:p>
      <text:p text:style-name="Standard">P Thomas</text:p>
      <text:p text:style-name="Standard">Bastardi</text:p>
      <text:p text:style-name="Standard">Breton</text:p>
      <text:p text:style-name="Standard">Boullardi</text:p>
      <text:p text:style-name="Standard">Parenti</text:p>
      <text:p text:style-name="Standard">Cotin</text:p>
      <text:p text:style-name="Standard">Aguenin</text:p>
      <text:p text:style-name="Standard">Monneti</text:p>
      <text:p text:style-name="Standard">Gaillon</text:p>
      <text:p text:style-name="Standard">De Brolio</text:p>
      <text:p text:style-name="Standard">Fourbeur</text:p>
      <text:p text:style-name="Standard">excusatis</text:p>
      <text:p text:style-name="Standard">Barre</text:p>
      <text:p text:style-name="Standard">Despars</text:p>
      <text:p text:style-name="Standard">Jerson</text:p>
      <text:p text:style-name="Standard">Haultny</text:p>
      <text:p text:style-name="Standard">Du Drac</text:p>
      <text:p text:style-name="Standard">Luillier</text:p>
      <text:p text:style-name="Standard">Burdelot infirmo</text:p>
      <text:p text:style-name="Standard">Vayli</text:p>
      <text:p text:style-name="Standard">De Croces</text:p>
      <text:p text:style-name="Standard">De provisione</text:p>
      <text:p text:style-name="Standard">Hodie dominus Johannes Loubloyer et ejus socii pecierunt habere provisionem</text:p>
      <text:p text:style-name="Standard">prout alias et nuper</text:p>
      <text:p text:style-name="Standard">petita</text:p>
      <text:p text:style-name="Standard"><text:soft-page-break/>Capellania ad altare decolacionis Sancti Johannis Baptiste vacans in ecclesia Par.</text:p>
      <text:p text:style-name="Standard">per resignacionem domini Stephani Michiel procuratoris et nomine procuratorio m. H. Mercatoris</text:p>
      <text:p text:style-name="Standard">n</text:p>
      <text:p text:style-name="Standard">ejusdem capellanie capellani ex causa tamen permutacionis et non alias faciende cum domino N. Germain</text:p>
      <text:p text:style-name="Standard">presbytero ad capellaniam Sancti Cucuberti in ecclesia Sancti Mathurini Par. Salvo</text:p>
      <text:p text:style-name="Standard">e</text:p>
      <text:p text:style-name="Standard">jure cujuslibet prestito prius juramento hinc hinde quod in hujusmodi resignacione non</text:p>
      <text:p text:style-name="Standard">Collacio capellanie</text:p>
      <text:p text:style-name="Standard">intervenient fraus dolus etc. collata est cum suis juribus etc dicto domino</text:p>
      <text:p text:style-name="Standard">Nicolao Germani in personis domini Johannis de Marconnelle ejus procuratoris ad hoc sufficiente</text:p>
      <text:p text:style-name="Standard">fundati qui juravit in forma et fuit installatus et audita prius relacione</text:p>
      <text:p text:style-name="Standard">notarii capituli qui retulit ipsum m. H. vidisse et vitasse et qui est satis</text:p>
      <text:p text:style-name="Standard">dispositus bene loquens bene interilligens bene commedens licet sit in</text:p>
      <text:p text:style-name="Standard">leco egretudinis.</text:p>
      <text:p text:style-name="Standard">Audita relacione domini Johannis de Marconnelle Camerarii clerici</text:p>
      <text:p text:style-name="Standard">qui retulit tradidisse ad firmum marie La Meresse stala candellarum</text:p>
      <text:p text:style-name="Standard">Tradicio parvisii</text:p>
      <text:p text:style-name="Standard">parvisii pro uno anno precio viii £. par. Et similiter parvisium per lardis</text:p>
      <text:p text:style-name="Standard">Marie La Meresse</text:p>
      <text:p text:style-name="Standard">pro iiiior annis precio xxiiii £. pro quolibet anno ita quod poterit ponere et</text:p>
      <text:p text:style-name="Standard">erigere ibidem pro isso anno unum pressorium ad ejus commoda Placet dominis</text:p>
      <text:p text:style-name="Standard">huiusmodi tradicionem</text:p>
      <text:p text:style-name="Standard">Hodie Jacobus Parvi associatus pluribus suis amicis et parentibus</text:p>
      <text:p text:style-name="Standard">De Jacobo Parvi</text:p>
      <text:p text:style-name="Standard">Supplicavit recipi et reamicti in clericum matutinarum Super quo</text:p>
      <text:p text:style-name="Standard">nichil actum est</text:p>
      <text:p text:style-name="Standard">=FRAN_0393_05603_L.jpg=</text:p>
      <text:p text:style-name="Standard">cccc liii.</text:p>
      <text:p text:style-name="Standard">393.</text:p>
      <text:p text:style-name="Standard">Fiant processiones generales de die veneris proxime et de loco convenietur</text:p>
      <text:p text:style-name="Standard">processiones</text:p>
      <text:p text:style-name="Standard">cum domino episcopo Par. / tamen domini bene sunt oppinionis quod fiant ad</text:p>
      <text:p text:style-name="Standard">generales</text:p>
      <text:p text:style-name="Standard">sanctam Katherinam et fiet una stacio coram ecclesia Sancte Crucis in</text:p>
      <text:p text:style-name="Standard">Britoniam</text:p>
      <text:p text:style-name="Standard"><text:soft-page-break/>ᗞe licteris scribendis</text:p>
      <text:p text:style-name="Standard">Quia magister Leonetus Guerinet obtulit facere quidquit poterit pro</text:p>
      <text:p text:style-name="Standard">domino nostro Regi</text:p>
      <text:p text:style-name="Standard">ecclesia erga regem . ordinatum est quod scribatur erga regem pro facto</text:p>
      <text:p text:style-name="Standard">Vallisregine et reddituum et tradantur sibi memorie</text:p>
      <text:p text:style-name="Standard">Commissi ad videndum</text:p>
      <text:p text:style-name="Standard">inventarium Jocalium Victri</text:p>
      <text:p text:style-name="Standard">Cancellarius</text:p>
      <text:p text:style-name="Standard">Victri</text:p>
      <text:p text:style-name="Standard">Paillardi</text:p>
      <text:p text:style-name="Standard">comictuntur ad videndum et recolendum inventorium</text:p>
      <text:p text:style-name="Standard">Monneti</text:p>
      <text:p text:style-name="Standard">Jocalium et reliquiarium ecclesie existencium in thesauro et refferendum</text:p>
      <text:p text:style-name="Standard">Super requesta magistrorum Leoneti Guerinet et Jo. Aguenin</text:p>
      <text:p text:style-name="Standard">ooo -</text:p>
      <text:p text:style-name="Standard">canonicorum Par. petencium sibi graciam fieri de domo canonicali ipsius m. L.</text:p>
      <text:p text:style-name="Standard">quam ipse vendidit ut dixit dicto magistro Jo. pro precio xl scutorum</text:p>
      <text:p text:style-name="Standard">ᗞe gracia petita per</text:p>
      <text:p text:style-name="Standard">auri. Placet dominis hujusmodi vendicione et tradicione dicte domus</text:p>
      <text:p text:style-name="Standard">L. Guerinet et</text:p>
      <text:p text:style-name="Standard">solvendo per dictum Guerinet pro una vice sex scuta auri / Et</text:p>
      <text:p text:style-name="Standard">Aguenin</text:p>
      <text:p text:style-name="Standard">per dictum Aguenin pro parvo vino cuilibet dominorum canonicorum ii s. par.</text:p>
      <text:p text:style-name="Standard">quod idem Guerinet noluit acceptare pro sua parte et porcione .</text:p>
      <text:p text:style-name="Standard">de majore de</text:p>
      <text:p text:style-name="Standard">facta est de hodie lictera majorie de Viersy et de Villeruche pro</text:p>
      <text:p text:style-name="Standard">Versy et Villeruche</text:p>
      <text:p text:style-name="Standard">Guillelmo Barroys cum potestate requirendi homines etc.</text:p>
      <text:p text:style-name="Standard">=FRAN_0393_05604_L.jpg=</text:p>
      <text:p text:style-name="Standard">394.</text:p>
      <text:p text:style-name="Standard">Mercurii xiia septembris capitulantibus dominis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Mondidier</text:p>
      <text:p text:style-name="Standard"><text:soft-page-break/>Monneti</text:p>
      <text:p text:style-name="Standard">Penitenciario</text:p>
      <text:p text:style-name="Standard">Aguenin</text:p>
      <text:p text:style-name="Standard">Fourbeur</text:p>
      <text:p text:style-name="Standard">Chacy</text:p>
      <text:p text:style-name="Standard">Parenti</text:p>
      <text:p text:style-name="Standard">Despars excusato</text:p>
      <text:p text:style-name="Standard">Breton</text:p>
      <text:p text:style-name="Standard">Jerson</text:p>
      <text:p text:style-name="Standard">Cotin</text:p>
      <text:p text:style-name="Standard">Burdelot infirmo</text:p>
      <text:p text:style-name="Standard">Luillier</text:p>
      <text:p text:style-name="Standard">Gaillon</text:p>
      <text:p text:style-name="Standard">Sohier</text:p>
      <text:p text:style-name="Standard">Barre</text:p>
      <text:p text:style-name="Standard">Jerson</text:p>
      <text:p text:style-name="Standard">Haultny</text:p>
      <text:p text:style-name="Standard">Fraxinis</text:p>
      <text:p text:style-name="Standard">De Croces</text:p>
      <text:p text:style-name="Standard">P Thomas</text:p>
      <text:p text:style-name="Standard">Du Drac</text:p>
      <text:p text:style-name="Standard">Dominus Johannes Loubloyer et sui socii requisiverunt ut prius eorum provisionem</text:p>
      <text:p text:style-name="Standard">De provisione</text:p>
      <text:p text:style-name="Standard">xvi d. p. Super quo nichil actum est</text:p>
      <text:p text:style-name="Standard">petita</text:p>
      <text:p text:style-name="Standard">Super requesta magistri Arnulphi magistri puerorum chori petentis</text:p>
      <text:p text:style-name="Standard">peccuniis pro expensa ipsorum puerorum domini Succentor Cancellariu Penitenciarius et</text:p>
      <text:p text:style-name="Standard">Deputati pro statu</text:p>
      <text:p text:style-name="Standard">Monnet deputantur ad videndum statum ipsius m. Arnulphi / Et est</text:p>
      <text:p text:style-name="Standard">m. Ar. videndo</text:p>
      <text:p text:style-name="Standard">ordinatum quod vendatur cera Liricantus.</text:p>
      <text:p text:style-name="Standard">Placet dominis vendicionem factam per m. L. Guerinet pro xl scutis auri</text:p>
      <text:p text:style-name="Standard">ooo</text:p>
      <text:p text:style-name="Standard">de domo sua claustrali magistro Jo. Aguenin . Mediante vi fr. tradendis</text:p>
      <text:p text:style-name="Standard">De vendicione domus</text:p>
      <text:p text:style-name="Standard">per ipsum Guerinet capitulo / licet capitulum debeat habere medietatem dicte vendicionis</text:p>
      <text:p text:style-name="Standard"><text:soft-page-break/>M. L. Guerinet</text:p>
      <text:p text:style-name="Standard">per statuta Capituli / et hoc de gracia sic quod idem Aguenin tradat pro parvo</text:p>
      <text:p text:style-name="Standard">vino cuilibet canonico ii s. quod sic postmodum fecit idem Aguenin</text:p>
      <text:p text:style-name="Standard">Recepcio Ja. Parvi</text:p>
      <text:p text:style-name="Standard">reamissus et receptus est Jacobus Parvi in clericum matutinarum</text:p>
      <text:p text:style-name="Standard">in clericum mututinitarum</text:p>
      <text:p text:style-name="Standard">Ecclesie Parisiensis.</text:p>
      <text:p text:style-name="Standard">Hodie Petrus ᗞupuis alias Cajart capellanus in ecclesia Par. ad altare</text:p>
      <text:p text:style-name="Standard">Sancte Katherine fuit admissus ad distribuciones suas ut capellanus</text:p>
      <text:p text:style-name="Standard">P. du Puis alias</text:p>
      <text:p text:style-name="Standard">Cajart pro suis distribucionibus</text:p>
      <text:p text:style-name="Standard">et clericus matutinarum mediante licteris Castalleri Par. super manu</text:p>
      <text:p text:style-name="Standard">Levata de dicta capellania obtenta et confecta et de consensu Jo. Parvi</text:p>
      <text:p text:style-name="Standard">contendentes de dicta capellania contra ipsum ᗞupuis</text:p>
      <text:p text:style-name="Standard">vocavi contra</text:p>
      <text:p text:style-name="Standard">Vocatus est per Jo. du Chastenet Jeaularius capituli ad hostium dicti</text:p>
      <text:p text:style-name="Standard">capituli m. P. Martin se dicens bursarium collegii xvii scolarium</text:p>
      <text:p text:style-name="Standard">pro Guillelmo Guiardi scolare dicti collegii</text:p>
      <text:p text:style-name="Standard">=FRAN_0393_05605_L.jpg=</text:p>
      <text:p text:style-name="Standard">cccc liii.</text:p>
      <text:p text:style-name="Standard">Lune xvii septembris capitulantibus dominis.</text:p>
      <text:p text:style-name="Standard">Succentore</text:p>
      <text:p text:style-name="Standard">Paillard</text:p>
      <text:p text:style-name="Standard">Cancellario</text:p>
      <text:p text:style-name="Standard">Aguenin</text:p>
      <text:p text:style-name="Standard">Penitenciario</text:p>
      <text:p text:style-name="Standard">Parenti</text:p>
      <text:p text:style-name="Standard">Chacy</text:p>
      <text:p text:style-name="Standard">Jerson</text:p>
      <text:p text:style-name="Standard">Breton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ltny</text:p>
      <text:p text:style-name="Standard">Fraxinis</text:p>
      <text:p text:style-name="Standard"><text:soft-page-break/>Victri</text:p>
      <text:p text:style-name="Standard">Boullardi</text:p>
      <text:p text:style-name="Standard">De Croces</text:p>
      <text:p text:style-name="Standard">Burdelot</text:p>
      <text:p text:style-name="Standard">Paillard</text:p>
      <text:p text:style-name="Standard">Commissi ad videndum</text:p>
      <text:p text:style-name="Standard">Commictuntur ad videndum et visitandum munimenta et privilegia ecclesie</text:p>
      <text:p text:style-name="Standard">Aguenin</text:p>
      <text:p text:style-name="Standard">munimenta ecclesie pro facto</text:p>
      <text:p text:style-name="Standard">Barre</text:p>
      <text:p text:style-name="Standard">tangente immunitatem claustri . quibus visis habebitur oppinio consilii</text:p>
      <text:p text:style-name="Standard">immunitatis claustri</text:p>
      <text:p text:style-name="Standard">Bastardi</text:p>
      <text:p text:style-name="Standard">ecclesie.</text:p>
      <text:p text:style-name="Standard">Mercurii xix septerbris capitulantibus dominis</text:p>
      <text:p text:style-name="Standard">Succentore</text:p>
      <text:p text:style-name="Standard">Cancellario</text:p>
      <text:p text:style-name="Standard">Victri</text:p>
      <text:p text:style-name="Standard">P Thomas</text:p>
      <text:p text:style-name="Standard">Mondidier</text:p>
      <text:p text:style-name="Standard">Penitenciario</text:p>
      <text:p text:style-name="Standard">Boullardi</text:p>
      <text:p text:style-name="Standard">Chacy</text:p>
      <text:p text:style-name="Standard">Paillard</text:p>
      <text:p text:style-name="Standard">Burdelot</text:p>
      <text:p text:style-name="Standard">Breton</text:p>
      <text:p text:style-name="Standard">Parenti</text:p>
      <text:p text:style-name="Standard">Fourleur</text:p>
      <text:p text:style-name="Standard">Cotin</text:p>
      <text:p text:style-name="Standard">Monneti</text:p>
      <text:p text:style-name="Standard">Bastardi</text:p>
      <text:p text:style-name="Standard">Gaillon</text:p>
      <text:p text:style-name="Standard">Jerson</text:p>
      <text:p text:style-name="Standard">Barre</text:p>
      <text:p text:style-name="Standard">Aguenin</text:p>
      <text:p text:style-name="Standard">Despars excusato</text:p>
      <text:p text:style-name="Standard"><text:soft-page-break/>Haultny</text:p>
      <text:p text:style-name="Standard">Luillier</text:p>
      <text:p text:style-name="Standard">Sohier</text:p>
      <text:p text:style-name="Standard">Du Drac</text:p>
      <text:p text:style-name="Standard">Pion</text:p>
      <text:p text:style-name="Standard">De Croces</text:p>
      <text:p text:style-name="Standard">Fraxinis</text:p>
      <text:p text:style-name="Standard">ᗅdjournement</text:p>
      <text:p text:style-name="Standard">Jehan Valet a adjourné messeigneurs a demain contre</text:p>
      <text:p text:style-name="Standard">Musnier</text:p>
      <text:p text:style-name="Standard">en cas de sommacion</text:p>
      <text:p text:style-name="Standard">constitucio procuratorum</text:p>
      <text:p text:style-name="Standard">Hodie domini constituerunt eorum procaratores dominos Cancellarius et Victri provisores</text:p>
      <text:p text:style-name="Standard">domus Dei Par. aut alterum eorumdem ad recipiendum agendum et defferendum cum potestate</text:p>
      <text:p text:style-name="Standard">substituendi quo ad lites</text:p>
      <text:p text:style-name="Standard">Monnet</text:p>
      <text:p text:style-name="Standard">Fourbeur</text:p>
      <text:p text:style-name="Standard">Despars excusato</text:p>
      <text:p text:style-name="Standard">395.</text:p>
      <text:p text:style-name="Standard">=FRAN_0393_05606_L.jpg=</text:p>
      <text:p text:style-name="Standard">396.</text:p>
      <text:p text:style-name="Standard">Placet dominis quod magister P. ᗅmer clericus $cli$ regis in camera compotorum</text:p>
      <text:p text:style-name="Standard">De quadam masura</text:p>
      <text:p text:style-name="Standard">faciat proclamari unam masuram apud Nemours de qua hic</text:p>
      <text:p text:style-name="Standard">apud Nemours</text:p>
      <text:p text:style-name="Standard">locutus est De Croces que est ypothecata . erga ecclesiam Par. in xvi £. p.</text:p>
      <text:p text:style-name="Standard">redditus super pluribus hereditagiis.</text:p>
      <text:p text:style-name="Standard">Super requesta Ja. Marquant petentis sibi dari terminum usque ad</text:p>
      <text:p text:style-name="Standard">De Ja. Marcant</text:p>
      <text:p text:style-name="Standard">Natale domini proxime de solvendo arreragia debita . Placet dominis sibi dare</text:p>
      <text:p text:style-name="Standard">terminum usque ad festum Sancti Andree proxime dumtaxat proviso quod solvat</text:p>
      <text:p text:style-name="Standard">infra dictum terminum alias gracia nulla Et hoc sine prejudicio processus</text:p>
      <text:p text:style-name="Standard">parcium.</text:p>
      <text:p text:style-name="Standard">T. de Victri</text:p>
      <text:p text:style-name="Standard">Ad requestam m. T. de Victri canonici Par. Placet dominis quod ipse possit</text:p>
      <text:p text:style-name="Standard">ponere in thesauro ecclesie Par. in custodia unum coffrum pro ornamentis</text:p>
      <text:p text:style-name="Standard"><text:soft-page-break/>sue capelle ponendis et aliis suis bonis ibidem reponendis et amovendis</text:p>
      <text:p text:style-name="Standard">Hodie magister P. de Monasterio procurator collegii Forteti declaravit et</text:p>
      <text:p text:style-name="Standard">dixit quod ipse nolebat amplius excercere officium procuratoris dicti collegii</text:p>
      <text:p text:style-name="Standard">De collegio</text:p>
      <text:p text:style-name="Standard">et se desistit ab eodem officio dicens quod magister G. Aymery bursarius</text:p>
      <text:p text:style-name="Standard">Forteti</text:p>
      <text:p text:style-name="Standard">dicti collegii ibidem presens erat ad hoc sufficente et quod magister et alii dicti</text:p>
      <text:p text:style-name="Standard">collegii bursarii erant de hoc bene contenti si domini de capitulo</text:p>
      <text:p text:style-name="Standard">vellent ipsum ad hoc commictere Super quo nichil actum est hodie</text:p>
      <text:p text:style-name="Standard">Veneris xxia Septembris fuit festum exaltacionis sancti Crucis</text:p>
      <text:p text:style-name="Standard">festum</text:p>
      <text:p text:style-name="Standard">=FRAN_0393_05607_L.jpg=</text:p>
      <text:p text:style-name="Standard">CCCC liii°.</text:p>
      <text:p text:style-name="Standard">397</text:p>
      <text:p text:style-name="Standard">Sabbati in jejuniis iiiior temporum post festum exaltacionis Sancte</text:p>
      <text:p text:style-name="Standard">Crucis reverendus in Christo pater dominus G. Dei gracia Par. episcopus ordines sacros</text:p>
      <text:p text:style-name="Standard">in sua supperiori capella episcopali Par. celebrans / ad presentacionem</text:p>
      <text:p text:style-name="Standard">Capituli Par. G. Leber capellanum in ecclesia Par. Sancti Mederici Parisius</text:p>
      <text:p text:style-name="Standard">ad altare mortuorum . P. ᗞupuis eciam capellanum in ecclesia Par. ad altare</text:p>
      <text:p text:style-name="Standard">Sancte Katherine . Jacobum Parvi clericum matutinarum dicte ecclesie</text:p>
      <text:p text:style-name="Standard">clericos / ad accolitatum ceterosque minores ordines Gauffridum</text:p>
      <text:p text:style-name="Standard">Calvi capellanum in ecclesia Sancti Benedicti ad altare sanctorum Petri et Pauli.</text:p>
      <text:p text:style-name="Standard">clericum accolitum ad subdiaconum / et Johannem Carmorin clericum matutinarum</text:p>
      <text:p text:style-name="Standard">et macicotum dicte ecclesie Par. ac capellanum in ecclesia Meldensi dyaconum</text:p>
      <text:p text:style-name="Standard">ad prs presbyteratus ordines favente altissimo promovit rite et canonice</text:p>
      <text:p text:style-name="Standard">promoti ad</text:p>
      <text:p text:style-name="Standard">ordines.</text:p>
      <text:p text:style-name="Standard">Lune xxiiiia Septembris capitulantibus dominis</text:p>
      <text:p text:style-name="Standard">Succentore</text:p>
      <text:p text:style-name="Standard">Cancellario</text:p>
      <text:p text:style-name="Standard">Vitri</text:p>
      <text:p text:style-name="Standard">Penitenciario</text:p>
      <text:p text:style-name="Standard">Mondidier</text:p>
      <text:p text:style-name="Standard">Pion</text:p>
      <text:p text:style-name="Standard">Chacy</text:p>
      <text:p text:style-name="Standard">Paillard</text:p>
      <text:p text:style-name="Standard"><text:soft-page-break/>Fraxinis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Jerson</text:p>
      <text:p text:style-name="Standard">Burdelot</text:p>
      <text:p text:style-name="Standard">Gaillon</text:p>
      <text:p text:style-name="Standard">Monneti</text:p>
      <text:p text:style-name="Standard">Parenti</text:p>
      <text:p text:style-name="Standard">Barre</text:p>
      <text:p text:style-name="Standard">Despars</text:p>
      <text:p text:style-name="Standard">Haultny</text:p>
      <text:p text:style-name="Standard">Fourbeur</text:p>
      <text:p text:style-name="Standard">De Croces</text:p>
      <text:p text:style-name="Standard">Luillier</text:p>
      <text:p text:style-name="Standard">P Thomas</text:p>
      <text:p text:style-name="Standard">excusatis</text:p>
      <text:p text:style-name="Standard">Sohier</text:p>
      <text:p text:style-name="Standard">Jo. Bastardi</text:p>
      <text:p text:style-name="Standard">Placet dominis concedere territorium magistris Jo. de Courcellis Archidiacono et</text:p>
      <text:p text:style-name="Standard">Ste. de Montdidier ac Jo. Paillardi canonicis ecclesie Par. et aliis</text:p>
      <text:p text:style-name="Standard">ᗞe Territorio</text:p>
      <text:p text:style-name="Standard">vicariis seu commissariis per dominum episcopum Laugonensem pro cognoscendo de</text:p>
      <text:p text:style-name="Standard">accommodato</text:p>
      <text:p text:style-name="Standard">causa divorsii eis commissa mota inter magistrum Germanum Bernibus</text:p>
      <text:p text:style-name="Standard">et filiam Jo. Vivier / Et hoc in domo claustrali dicti de Mondidier</text:p>
      <text:p text:style-name="Standard">Et alibi in claustro Par. in juridiccione capituli pro ista vice dumtaxat Et fine prejudicio etc</text:p>
      <text:p text:style-name="Standard">=FRAN_0393_05608_L.jpg=</text:p>
      <text:p text:style-name="Standard">398.</text:p>
      <text:p text:style-name="Standard">Super requesta beneficiatorum in ecclesia Par. ad majus altare petentis</text:p>
      <text:p text:style-name="Standard">provisione de iiii d. ultra eorum provisionem domini sunt oppinionis pro</text:p>
      <text:p text:style-name="Standard">Maion parte quod habeant ultra ipsam provisionem unum merellum valoris</text:p>
      <text:p text:style-name="Standard">iiii d. lucrandum matutinis et parvis horis continuando ipsis horis / et</text:p>
      <text:p text:style-name="Standard">De Sociis ecclesie</text:p>
      <text:p text:style-name="Standard">distribuentur ipsi iiii d. proporcionaliter Tamen non est conclusum</text:p>
      <text:p text:style-name="Standard"><text:soft-page-break/>pro eorum provisione</text:p>
      <text:p text:style-name="Standard">Super hoc fiet Convocacio ad mercurii proxime pro super hoc ordinando</text:p>
      <text:p text:style-name="Standard">si fieri possit et debeat Et pro advisando ubi capientur peccunie</text:p>
      <text:p text:style-name="Standard">si hujusmodi oppinio fuerit conclusa</text:p>
      <text:p text:style-name="Standard">Mercurii xxvi septembris capitulantibus dominis.</text:p>
      <text:p text:style-name="Standard">Succentore</text:p>
      <text:p text:style-name="Standard">Mondidier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Aguenin</text:p>
      <text:p text:style-name="Standard">Chacy</text:p>
      <text:p text:style-name="Standard">Parenti</text:p>
      <text:p text:style-name="Standard">Breton</text:p>
      <text:p text:style-name="Standard">Jerson</text:p>
      <text:p text:style-name="Standard">Cotin</text:p>
      <text:p text:style-name="Standard">Monneti</text:p>
      <text:p text:style-name="Standard">Gaillon</text:p>
      <text:p text:style-name="Standard">Barre</text:p>
      <text:p text:style-name="Standard">Fourbeur</text:p>
      <text:p text:style-name="Standard">Haultny</text:p>
      <text:p text:style-name="Standard">Luillier</text:p>
      <text:p text:style-name="Standard">Du Drac</text:p>
      <text:p text:style-name="Standard">Sohier</text:p>
      <text:p text:style-name="Standard">De Croces</text:p>
      <text:p text:style-name="Standard">Pion</text:p>
      <text:p text:style-name="Standard">Jehan de La Champaigne a adjourné messeigneurs a demain contre</text:p>
      <text:p text:style-name="Standard">adjournement</text:p>
      <text:p text:style-name="Standard">les Chevecier et Chanoines de Saincte Opportune sur i. deffault</text:p>
      <text:p text:style-name="Standard">Monnet } dantur commissarii ad videndum quandam plateam</text:p>
      <text:p text:style-name="Standard">Commissarii</text:p>
      <text:p text:style-name="Standard">Pion</text:p>
      <text:p text:style-name="Standard">in vico de l'Erbererie pro religiosis domus Dei</text:p>
      <text:p text:style-name="Standard">pro quadam domo</text:p>
      <text:p text:style-name="Standard">Super requesta beneficiatorum in ecclesia Par. ad maius altare</text:p>
      <text:p text:style-name="Standard"><text:soft-page-break/>serviente petencium provisionem iiii d. p. ultra eorum provisionem prout alias</text:p>
      <text:p text:style-name="Standard">supradictum est pro qua ad hodie ordinata est fieri convocacio / Et</text:p>
      <text:p text:style-name="Standard">congregatis dominis et capitulantibus habitaque super hoc deliberacione finaliter</text:p>
      <text:p text:style-name="Standard">De beneficiatiis</text:p>
      <text:p text:style-name="Standard">nichil fuit conclusum propter $diversionem opp$ diversitatem oppinionum</text:p>
      <text:p text:style-name="Standard">in ecclesia Par.</text:p>
      <text:p text:style-name="Standard">sed fuit preceptum magistro V. De Croces quod refferret in capitulo lucrum</text:p>
      <text:p text:style-name="Standard">ipsorum particulare quod faciunt tam in distribucionibus quam in missis</text:p>
      <text:p text:style-name="Standard">dominorum de profundis et aliis partibus Et postmodum alias advisabitur</text:p>
      <text:p text:style-name="Standard">super hoc in capitulibus generalibus</text:p>
      <text:p text:style-name="Standard">Fraxinis</text:p>
      <text:p text:style-name="Standard">P. Thomas</text:p>
      <text:p text:style-name="Standard">Boullard</text:p>
      <text:p text:style-name="Standard">Burdelot</text:p>
      <text:p text:style-name="Standard">Bastardi</text:p>
      <text:p text:style-name="Standard">de Cameraro</text:p>
      <text:p text:style-name="Standard">Despars excusato</text:p>
      <text:p text:style-name="Standard">=FRAN_0393_05609_L.jpg=</text:p>
      <text:p text:style-name="Standard">de x s. debitis</text:p>
      <text:p text:style-name="Standard">domino penitenciario</text:p>
      <text:p text:style-name="Standard">CC f.</text:p>
      <text:p text:style-name="Standard">cccc liii°</text:p>
      <text:p text:style-name="Standard">399.</text:p>
      <text:p text:style-name="Standard">Audita relacione m. V. de Croces qui retulit reperisse in certis licteris fect</text:p>
      <text:p text:style-name="Standard">compotis quod dominus Penitenciarius ecclesie debet percipere x. s. redditus ad causam sue</text:p>
      <text:p text:style-name="Standard">penitenciariatus apud Balneolas super certis hereditagiis $quas$ que tenet nunc</text:p>
      <text:p text:style-name="Standard">officiarius in manu sua . Placet dominis quod ipse officiarius solvat eidem domino</text:p>
      <text:p text:style-name="Standard">penitenciario de cetero dictos x s. p. redditus</text:p>
      <text:p text:style-name="Standard">Hodie magister Jo. Bastardi canonicus Par. se dimisit et desistit ab officio</text:p>
      <text:p text:style-name="Standard">De magistro Jo. Bastardi</text:p>
      <text:p text:style-name="Standard">officialatus capituli requirens dominos ut super hoc providerent / et</text:p>
      <text:p text:style-name="Standard">officiali capituli Par.</text:p>
      <text:p text:style-name="Standard">nominavit ad hoc m. Sy. Chapiteaut capellanum in ecclesia Par. Super quo</text:p>
      <text:p text:style-name="Standard">nichil aliud actum est de presenti</text:p>
      <text:p text:style-name="Standard">Veneris xxviiia seri capitulantibus dominis</text:p>
      <text:p text:style-name="Standard">Succentore</text:p>
      <text:p text:style-name="Standard"><text:soft-page-break/>Mondidier</text:p>
      <text:p text:style-name="Standard">Pion</text:p>
      <text:p text:style-name="Standard">Cancellario</text:p>
      <text:p text:style-name="Standard">Victri</text:p>
      <text:p text:style-name="Standard">Penitenciario</text:p>
      <text:p text:style-name="Standard">Fraxinis</text:p>
      <text:p text:style-name="Standard">Paillard</text:p>
      <text:p text:style-name="Standard">Chacy</text:p>
      <text:p text:style-name="Standard">P Thomas</text:p>
      <text:p text:style-name="Standard">Parenti</text:p>
      <text:p text:style-name="Standard">Breton</text:p>
      <text:p text:style-name="Standard">Boullard</text:p>
      <text:p text:style-name="Standard">Jerson</text:p>
      <text:p text:style-name="Standard">Cotin</text:p>
      <text:p text:style-name="Standard">De Cameraco</text:p>
      <text:p text:style-name="Standard">Monneti</text:p>
      <text:p text:style-name="Standard">Gaillon</text:p>
      <text:p text:style-name="Standard">Aguenin</text:p>
      <text:p text:style-name="Standard">Fourbeur</text:p>
      <text:p text:style-name="Standard">Barre</text:p>
      <text:p text:style-name="Standard">Despars</text:p>
      <text:p text:style-name="Standard">Luillier</text:p>
      <text:p text:style-name="Standard">excusatis</text:p>
      <text:p text:style-name="Standard">Haultny</text:p>
      <text:p text:style-name="Standard">Bastardi</text:p>
      <text:p text:style-name="Standard">Sohier</text:p>
      <text:p text:style-name="Standard">De Croces</text:p>
      <text:p text:style-name="Standard">Magister Sy. Chapitaut Commictitur usque ad capitulum generale proxime magister Symon Chapitaut</text:p>
      <text:p text:style-name="Standard">commisso ad officialatum</text:p>
      <text:p text:style-name="Standard">ad excercendum officium officialatus capituli loco m. Jo. Bastardi</text:p>
      <text:p text:style-name="Standard">Audita relacione domini Jo. de Marconnelle camerarii clerici qui retulit</text:p>
      <text:p text:style-name="Standard">reperisse homines qui offerunt capere magnum molendinum subtus magnum</text:p>
      <text:p text:style-name="Standard">pontem / videlicet unum ad vi annos pro lx £. t. pro quolibet anno $impper$</text:p>
      <text:p text:style-name="Standard">de magno</text:p>
      <text:p text:style-name="Standard">molendino</text:p>
      <text:p text:style-name="Standard">$et alium ad troys vies gallice pro xxxii £. p. et bene reparare absque aliis</text:p>
      <text:p text:style-name="Standard"><text:soft-page-break/>oneribus solvendis Deputantur domini Du Drac De Croces Paillard et</text:p>
      <text:p text:style-name="Standard">ipse camerarius ad tractandum si videatur expediens cum altero ipsorum et refferendum</text:p>
      <text:p text:style-name="Standard">Data est licencia hominibus de Vernoto galice de Chassier in omnibus terris</text:p>
      <text:p text:style-name="Standard">de hominibus de</text:p>
      <text:p text:style-name="Standard">Vernoto</text:p>
      <text:p text:style-name="Standard">dominorum de capitulo quamdiu eisdem dominis placuerit sine prejudicio ipsorum etc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05:48.549694630</dc:date>
    <meta:editing-duration>P1DT2H51M10S</meta:editing-duration>
    <meta:generator>LibreOffice/7.5.2.2$MacOSX_AARCH64 LibreOffice_project/53bb9681a964705cf672590721dbc85eb4d0c3a2</meta:generator>
    <meta:document-statistic meta:table-count="0" meta:image-count="0" meta:object-count="0" meta:page-count="316" meta:paragraph-count="11274" meta:word-count="54069" meta:character-count="357691" meta:non-whitespace-character-count="31489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